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office:font-face-decls>
  <office:automatic-styles>
    <style:style style:name="co1" style:family="table-column">
      <style:table-column-properties fo:break-before="auto" style:column-width="0.878cm"/>
    </style:style>
    <style:style style:name="co2" style:family="table-column">
      <style:table-column-properties fo:break-before="auto" style:column-width="6.108cm"/>
    </style:style>
    <style:style style:name="co3" style:family="table-column">
      <style:table-column-properties fo:break-before="auto" style:column-width="6.735cm"/>
    </style:style>
    <style:style style:name="co4" style:family="table-column">
      <style:table-column-properties fo:break-before="auto" style:column-width="20.001cm"/>
    </style:style>
    <style:style style:name="co5" style:family="table-column">
      <style:table-column-properties fo:break-before="auto" style:column-width="26.019cm"/>
    </style:style>
    <style:style style:name="co6" style:family="table-column">
      <style:table-column-properties fo:break-before="auto" style:column-width="25.573cm"/>
    </style:style>
    <style:style style:name="co7" style:family="table-column">
      <style:table-column-properties fo:break-before="auto" style:column-width="2.258cm"/>
    </style:style>
    <style:style style:name="co8" style:family="table-column">
      <style:table-column-properties fo:break-before="auto" style:column-width="1.162cm"/>
    </style:style>
    <style:style style:name="co9" style:family="table-column">
      <style:table-column-properties fo:break-before="auto" style:column-width="8.467cm"/>
    </style:style>
    <style:style style:name="co10" style:family="table-column">
      <style:table-column-properties fo:break-before="auto" style:column-width="21.537cm"/>
    </style:style>
    <style:style style:name="co11" style:family="table-column">
      <style:table-column-properties fo:break-before="auto" style:column-width="1.081cm"/>
    </style:style>
    <style:style style:name="co12" style:family="table-column">
      <style:table-column-properties fo:break-before="auto" style:column-width="7.689cm"/>
    </style:style>
    <style:style style:name="co13" style:family="table-column">
      <style:table-column-properties fo:break-before="auto" style:column-width="26.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f00"/>
    </style:style>
    <style:style style:name="ce2" style:family="table-cell" style:parent-style-name="Default">
      <style:table-cell-properties style:text-align-source="fix" style:repeat-content="false"/>
      <style:paragraph-properties fo:text-align="start" fo:margin-left="0cm"/>
    </style:style>
    <style:style style:name="ce5" style:family="table-cell" style:parent-style-name="Default">
      <style:table-cell-properties fo:wrap-option="no-wrap" style:shrink-to-fit="true"/>
    </style:style>
    <style:style style:name="ce6" style:family="table-cell" style:parent-style-name="Default">
      <style:table-cell-properties fo:background-color="#ffff00" fo:wrap-option="no-wrap" style:shrink-to-fit="true"/>
    </style:style>
    <style:style style:name="ce7"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name-asian="NSimSun" style:font-size-asian="6.80000019073486pt" style:language-asian="none" style:country-asian="none" style:font-style-asian="normal" style:font-weight-asian="normal" style:font-name-complex="Liberation Mono"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no-wrap" style:shrink-to-fit="true"/>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r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Default"/>
        <table:table-column table:style-name="co7" table:number-columns-repeated="16378" table:default-cell-style-name="Default"/>
        <table:table-row table:style-name="ro1">
          <table:table-cell office:value-type="float" office:value="0" calcext:value-type="float">
            <text:p>0</text:p>
          </table:table-cell>
          <table:table-cell office:value-type="string" calcext:value-type="string">
            <text:p>rsSprachName</text:p>
          </table:table-cell>
          <table:table-cell table:style-name="ce2" office:value-type="float" office:value="0" calcext:value-type="float">
            <text:p>0</text:p>
          </table:table-cell>
          <table:table-cell office:value-type="string" calcext:value-type="string">
            <text:p>deutsch</text:p>
          </table:table-cell>
          <table:table-cell office:value-type="string" calcext:value-type="string">
            <text:p>english (by Deepl)</text:p>
          </table:table-cell>
          <table:table-cell office:value-type="string" calcext:value-type="string">
            <text:p>Français <text:s/>Traduit avec DeepL.com (version gratuite)</text:p>
          </table:table-cell>
          <table:table-cell table:number-columns-repeated="16378"/>
        </table:table-row>
        <table:table-row table:style-name="ro1">
          <table:table-cell table:formula="of:=[.A1]+1" office:value-type="float" office:value="1" calcext:value-type="float">
            <text:p>1</text:p>
          </table:table-cell>
          <table:table-cell office:value-type="string" calcext:value-type="string">
            <text:p>rsKreuz</text:p>
          </table:table-cell>
          <table:table-cell office:value-type="string" calcext:value-type="string">
            <text:p>rsSprachName + 1</text:p>
          </table:table-cell>
          <table:table-cell office:value-type="string" calcext:value-type="string">
            <text:p>Kreuz</text:p>
          </table:table-cell>
          <table:table-cell office:value-type="string" calcext:value-type="string">
            <text:p>Cross</text:p>
          </table:table-cell>
          <table:table-cell office:value-type="string" calcext:value-type="string">
            <text:p>Croix</text:p>
          </table:table-cell>
          <table:table-cell table:number-columns-repeated="16378"/>
        </table:table-row>
        <table:table-row table:style-name="ro1">
          <table:table-cell table:formula="of:=[.A2]+1" office:value-type="float" office:value="2" calcext:value-type="float">
            <text:p>2</text:p>
          </table:table-cell>
          <table:table-cell office:value-type="string" calcext:value-type="string">
            <text:p>rsPlus</text:p>
          </table:table-cell>
          <table:table-cell office:value-type="string" calcext:value-type="string">
            <text:p>rsKreuz + 1</text:p>
          </table:table-cell>
          <table:table-cell table:number-columns-repeated="3" office:value-type="string" calcext:value-type="string">
            <text:p>Plus</text:p>
          </table:table-cell>
          <table:table-cell table:number-columns-repeated="16378"/>
        </table:table-row>
        <table:table-row table:style-name="ro1">
          <table:table-cell table:formula="of:=[.A3]+1" office:value-type="float" office:value="3" calcext:value-type="float">
            <text:p>3</text:p>
          </table:table-cell>
          <table:table-cell office:value-type="string" calcext:value-type="string">
            <text:p>rsKamin</text:p>
          </table:table-cell>
          <table:table-cell office:value-type="string" calcext:value-type="string">
            <text:p>rsPlus + 1</text:p>
          </table:table-cell>
          <table:table-cell office:value-type="string" calcext:value-type="string">
            <text:p>Kamin</text:p>
          </table:table-cell>
          <table:table-cell office:value-type="string" calcext:value-type="string">
            <text:p>Chimney</text:p>
          </table:table-cell>
          <table:table-cell office:value-type="string" calcext:value-type="string">
            <text:p>Cheminée</text:p>
          </table:table-cell>
          <table:table-cell table:number-columns-repeated="16378"/>
        </table:table-row>
        <table:table-row table:style-name="ro1">
          <table:table-cell table:formula="of:=[.A4]+1" office:value-type="float" office:value="4" calcext:value-type="float">
            <text:p>4</text:p>
          </table:table-cell>
          <table:table-cell office:value-type="string" calcext:value-type="string">
            <text:p>rsAcht</text:p>
          </table:table-cell>
          <table:table-cell office:value-type="string" calcext:value-type="string">
            <text:p>rsKamin + 1</text:p>
          </table:table-cell>
          <table:table-cell office:value-type="string" calcext:value-type="string">
            <text:p>Acht</text:p>
          </table:table-cell>
          <table:table-cell office:value-type="string" calcext:value-type="string">
            <text:p>Eight</text:p>
          </table:table-cell>
          <table:table-cell office:value-type="string" calcext:value-type="string">
            <text:p>Huit</text:p>
          </table:table-cell>
          <table:table-cell table:number-columns-repeated="16378"/>
        </table:table-row>
        <table:table-row table:style-name="ro1">
          <table:table-cell table:formula="of:=[.A5]+1" office:value-type="float" office:value="5" calcext:value-type="float">
            <text:p>5</text:p>
          </table:table-cell>
          <table:table-cell office:value-type="string" calcext:value-type="string">
            <text:p>rsPyramide</text:p>
          </table:table-cell>
          <table:table-cell office:value-type="string" calcext:value-type="string">
            <text:p>rsAcht + 1</text:p>
          </table:table-cell>
          <table:table-cell office:value-type="string" calcext:value-type="string">
            <text:p>Pyramide</text:p>
          </table:table-cell>
          <table:table-cell office:value-type="string" calcext:value-type="string">
            <text:p>Pyramid</text:p>
          </table:table-cell>
          <table:table-cell office:value-type="string" calcext:value-type="string">
            <text:p>Pyramide</text:p>
          </table:table-cell>
          <table:table-cell table:number-columns-repeated="16378"/>
        </table:table-row>
        <table:table-row table:style-name="ro1">
          <table:table-cell table:formula="of:=[.A6]+1" office:value-type="float" office:value="6" calcext:value-type="float">
            <text:p>6</text:p>
          </table:table-cell>
          <table:table-cell office:value-type="string" calcext:value-type="string">
            <text:p>rsPfeil1</text:p>
          </table:table-cell>
          <table:table-cell office:value-type="string" calcext:value-type="string">
            <text:p>rsPyramide + 1</text:p>
          </table:table-cell>
          <table:table-cell office:value-type="string" calcext:value-type="string">
            <text:p>Pfeil-1</text:p>
          </table:table-cell>
          <table:table-cell office:value-type="string" calcext:value-type="string">
            <text:p>Arrow-1</text:p>
          </table:table-cell>
          <table:table-cell office:value-type="string" calcext:value-type="string">
            <text:p>Flèche-1</text:p>
          </table:table-cell>
          <table:table-cell table:number-columns-repeated="16378"/>
        </table:table-row>
        <table:table-row table:style-name="ro1">
          <table:table-cell table:formula="of:=[.A7]+1" office:value-type="float" office:value="7" calcext:value-type="float">
            <text:p>7</text:p>
          </table:table-cell>
          <table:table-cell office:value-type="string" calcext:value-type="string">
            <text:p>rsHerkules</text:p>
          </table:table-cell>
          <table:table-cell office:value-type="string" calcext:value-type="string">
            <text:p>rsPfeil1 + 1</text:p>
          </table:table-cell>
          <table:table-cell office:value-type="string" calcext:value-type="string">
            <text:p>Herkules</text:p>
          </table:table-cell>
          <table:table-cell office:value-type="string" calcext:value-type="string">
            <text:p>Hercules</text:p>
          </table:table-cell>
          <table:table-cell office:value-type="string" calcext:value-type="string">
            <text:p>Hercule</text:p>
          </table:table-cell>
          <table:table-cell table:number-columns-repeated="16378"/>
        </table:table-row>
        <table:table-row table:style-name="ro1">
          <table:table-cell table:formula="of:=[.A8]+1" office:value-type="float" office:value="8" calcext:value-type="float">
            <text:p>8</text:p>
          </table:table-cell>
          <table:table-cell office:value-type="string" calcext:value-type="string">
            <text:p>rsSpiegel</text:p>
          </table:table-cell>
          <table:table-cell office:value-type="string" calcext:value-type="string">
            <text:p>rsHerkules + 1</text:p>
          </table:table-cell>
          <table:table-cell office:value-type="string" calcext:value-type="string">
            <text:p>Spiegel</text:p>
          </table:table-cell>
          <table:table-cell office:value-type="string" calcext:value-type="string">
            <text:p>Mirror</text:p>
          </table:table-cell>
          <table:table-cell office:value-type="string" calcext:value-type="string">
            <text:p>Miroir</text:p>
          </table:table-cell>
          <table:table-cell table:number-columns-repeated="16378"/>
        </table:table-row>
        <table:table-row table:style-name="ro1">
          <table:table-cell table:formula="of:=[.A9]+1" office:value-type="float" office:value="9" calcext:value-type="float">
            <text:p>9</text:p>
          </table:table-cell>
          <table:table-cell office:value-type="string" calcext:value-type="string">
            <text:p>rsPfeil2</text:p>
          </table:table-cell>
          <table:table-cell office:value-type="string" calcext:value-type="string">
            <text:p>rsSpiegel + 1</text:p>
          </table:table-cell>
          <table:table-cell office:value-type="string" calcext:value-type="string">
            <text:p>Pfeil-2</text:p>
          </table:table-cell>
          <table:table-cell office:value-type="string" calcext:value-type="string">
            <text:p>Arrow-2</text:p>
          </table:table-cell>
          <table:table-cell office:value-type="string" calcext:value-type="string">
            <text:p>Flèche-2</text:p>
          </table:table-cell>
          <table:table-cell table:number-columns-repeated="16378"/>
        </table:table-row>
        <table:table-row table:style-name="ro1">
          <table:table-cell table:formula="of:=[.A10]+1" office:value-type="float" office:value="10" calcext:value-type="float">
            <text:p>10</text:p>
          </table:table-cell>
          <table:table-cell office:value-type="string" calcext:value-type="string">
            <text:p>rsDiamant</text:p>
          </table:table-cell>
          <table:table-cell office:value-type="string" calcext:value-type="string">
            <text:p>rsPfeil2 + 1</text:p>
          </table:table-cell>
          <table:table-cell office:value-type="string" calcext:value-type="string">
            <text:p>Diamant</text:p>
          </table:table-cell>
          <table:table-cell office:value-type="string" calcext:value-type="string">
            <text:p>Diamond</text:p>
          </table:table-cell>
          <table:table-cell office:value-type="string" calcext:value-type="string">
            <text:p>Diamant</text:p>
          </table:table-cell>
          <table:table-cell table:number-columns-repeated="16378"/>
        </table:table-row>
        <table:table-row table:style-name="ro1">
          <table:table-cell table:formula="of:=[.A11]+1" office:value-type="float" office:value="11" calcext:value-type="float">
            <text:p>11</text:p>
          </table:table-cell>
          <table:table-cell office:value-type="string" calcext:value-type="string">
            <text:p>rsSolitaer</text:p>
          </table:table-cell>
          <table:table-cell office:value-type="string" calcext:value-type="string">
            <text:p>rsDiamant + 1</text:p>
          </table:table-cell>
          <table:table-cell office:value-type="string" calcext:value-type="string">
            <text:p>Solitär</text:p>
          </table:table-cell>
          <table:table-cell table:number-columns-repeated="2" office:value-type="string" calcext:value-type="string">
            <text:p>Solitaire</text:p>
          </table:table-cell>
          <table:table-cell table:number-columns-repeated="16378"/>
        </table:table-row>
        <table:table-row table:style-name="ro1">
          <table:table-cell table:formula="of:=[.A12]+1" office:value-type="float" office:value="12" calcext:value-type="float">
            <text:p>12</text:p>
          </table:table-cell>
          <table:table-cell office:value-type="string" calcext:value-type="string">
            <text:p>rsSolitaer2</text:p>
          </table:table-cell>
          <table:table-cell office:value-type="string" calcext:value-type="string">
            <text:p>rsSolitaer + 1</text:p>
          </table:table-cell>
          <table:table-cell office:value-type="string" calcext:value-type="string">
            <text:p>Solitär 2</text:p>
          </table:table-cell>
          <table:table-cell table:number-columns-repeated="2" office:value-type="string" calcext:value-type="string">
            <text:p>Solitaire 2</text:p>
          </table:table-cell>
          <table:table-cell table:number-columns-repeated="16378"/>
        </table:table-row>
        <table:table-row table:style-name="ro1">
          <table:table-cell table:style-name="ce3"/>
          <table:table-cell table:number-columns-repeated="3" table:style-name="ce3" office:value-type="string" calcext:value-type="string">
            <text:p>// BackMain.lfm</text:p>
          </table:table-cell>
          <table:table-cell table:style-name="ce6" office:value-type="string" calcext:value-type="string">
            <text:p>// <text:s/>BackMain.lfm</text:p>
          </table:table-cell>
          <table:table-cell table:style-name="ce3" office:value-type="string" calcext:value-type="string">
            <text:p>// BackMain.lfm</text:p>
          </table:table-cell>
          <table:table-cell table:style-name="ce3" table:number-columns-repeated="16378"/>
        </table:table-row>
        <table:table-row table:style-name="ro1">
          <table:table-cell table:formula="of:=[.A13]+1" office:value-type="float" office:value="13" calcext:value-type="float">
            <text:p>13</text:p>
          </table:table-cell>
          <table:table-cell office:value-type="string" calcext:value-type="string">
            <text:p>rsBacktrackingBeispiele</text:p>
          </table:table-cell>
          <table:table-cell office:value-type="string" calcext:value-type="string">
            <text:p>rsSolitaer2 + 1</text:p>
          </table:table-cell>
          <table:table-cell office:value-type="string" calcext:value-type="string">
            <text:p>Backtracking Beispiele</text:p>
          </table:table-cell>
          <table:table-cell office:value-type="string" calcext:value-type="string">
            <text:p>Backtracking examples</text:p>
          </table:table-cell>
          <table:table-cell office:value-type="string" calcext:value-type="string">
            <text:p>Exemples de backtracking</text:p>
          </table:table-cell>
          <table:table-cell table:number-columns-repeated="16378"/>
        </table:table-row>
        <table:table-row table:style-name="ro1">
          <table:table-cell table:formula="of:=[.A15]+1" office:value-type="float" office:value="14" calcext:value-type="float">
            <text:p>14</text:p>
          </table:table-cell>
          <table:table-cell office:value-type="string" calcext:value-type="string">
            <text:p>rsNDamenProblem</text:p>
          </table:table-cell>
          <table:table-cell office:value-type="string" calcext:value-type="string">
            <text:p>rsBacktrackingBeispiele + 1</text:p>
          </table:table-cell>
          <table:table-cell office:value-type="string" calcext:value-type="string">
            <text:p>N - Damen Problem</text:p>
          </table:table-cell>
          <table:table-cell office:value-type="string" calcext:value-type="string">
            <text:p>N - Queens problem</text:p>
          </table:table-cell>
          <table:table-cell office:value-type="string" calcext:value-type="string">
            <text:p>N - Problème de dames</text:p>
          </table:table-cell>
          <table:table-cell table:number-columns-repeated="16378"/>
        </table:table-row>
        <table:table-row table:style-name="ro1">
          <table:table-cell table:formula="of:=[.A16]+1" office:value-type="float" office:value="15" calcext:value-type="float">
            <text:p>15</text:p>
          </table:table-cell>
          <table:table-cell office:value-type="string" calcext:value-type="string">
            <text:p>rsWegDesSpringers</text:p>
          </table:table-cell>
          <table:table-cell office:value-type="string" calcext:value-type="string">
            <text:p>rsNDamenProblem + 1</text:p>
          </table:table-cell>
          <table:table-cell office:value-type="string" calcext:value-type="string">
            <text:p>Weg des Springers</text:p>
          </table:table-cell>
          <table:table-cell office:value-type="string" calcext:value-type="string">
            <text:p>Path of the knight</text:p>
          </table:table-cell>
          <table:table-cell office:value-type="string" calcext:value-type="string">
            <text:p>Chemin du cavalier</text:p>
          </table:table-cell>
          <table:table-cell table:number-columns-repeated="16378"/>
        </table:table-row>
        <table:table-row table:style-name="ro1">
          <table:table-cell table:formula="of:=[.A17]+1" office:value-type="float" office:value="16" calcext:value-type="float">
            <text:p>16</text:p>
          </table:table-cell>
          <table:table-cell office:value-type="string" calcext:value-type="string">
            <text:p>rsProblemSalesmanA</text:p>
          </table:table-cell>
          <table:table-cell office:value-type="string" calcext:value-type="string">
            <text:p>rsWegDesSpringers + 1</text:p>
          </table:table-cell>
          <table:table-cell office:value-type="string" calcext:value-type="string">
            <text:p>Problem des Handlungreisenden I</text:p>
          </table:table-cell>
          <table:table-cell office:value-type="string" calcext:value-type="string">
            <text:p>Problem of the traveling salesman I</text:p>
          </table:table-cell>
          <table:table-cell office:value-type="string" calcext:value-type="string">
            <text:p>Problème du voyageur d'action I</text:p>
          </table:table-cell>
          <table:table-cell table:number-columns-repeated="16378"/>
        </table:table-row>
        <table:table-row table:style-name="ro1">
          <table:table-cell table:formula="of:=[.A18]+1" office:value-type="float" office:value="17" calcext:value-type="float">
            <text:p>17</text:p>
          </table:table-cell>
          <table:table-cell office:value-type="string" calcext:value-type="string">
            <text:p>rsZahlenraetsel</text:p>
          </table:table-cell>
          <table:table-cell office:value-type="string" calcext:value-type="string">
            <text:p>rsProblemSalesmanA + 1</text:p>
          </table:table-cell>
          <table:table-cell office:value-type="string" calcext:value-type="string">
            <text:p>Zahlenrätsel</text:p>
          </table:table-cell>
          <table:table-cell office:value-type="string" calcext:value-type="string">
            <text:p>Number puzzle</text:p>
          </table:table-cell>
          <table:table-cell office:value-type="string" calcext:value-type="string">
            <text:p>Casse-tête de chiffres</text:p>
          </table:table-cell>
          <table:table-cell table:number-columns-repeated="16378"/>
        </table:table-row>
        <table:table-row table:style-name="ro1">
          <table:table-cell table:formula="of:=[.A19]+1" office:value-type="float" office:value="18" calcext:value-type="float">
            <text:p>18</text:p>
          </table:table-cell>
          <table:table-cell office:value-type="string" calcext:value-type="string">
            <text:p>rsHausVomNikolaus</text:p>
          </table:table-cell>
          <table:table-cell office:value-type="string" calcext:value-type="string">
            <text:p>rsZahlenraetsel + 1</text:p>
          </table:table-cell>
          <table:table-cell office:value-type="string" calcext:value-type="string">
            <text:p>Haus vom Nikolaus</text:p>
          </table:table-cell>
          <table:table-cell office:value-type="string" calcext:value-type="string">
            <text:p>House of Santa Claus</text:p>
          </table:table-cell>
          <table:table-cell office:value-type="string" calcext:value-type="string">
            <text:p>Maison du Père Noël</text:p>
          </table:table-cell>
          <table:table-cell table:number-columns-repeated="16378"/>
        </table:table-row>
        <table:table-row table:style-name="ro1">
          <table:table-cell table:formula="of:=[.A20]+1" office:value-type="float" office:value="19" calcext:value-type="float">
            <text:p>19</text:p>
          </table:table-cell>
          <table:table-cell office:value-type="string" calcext:value-type="string">
            <text:p>rsSchliessen</text:p>
          </table:table-cell>
          <table:table-cell office:value-type="string" calcext:value-type="string">
            <text:p>rsHausVomNikolaus + 1</text:p>
          </table:table-cell>
          <table:table-cell office:value-type="string" calcext:value-type="string">
            <text:p>Schließen</text:p>
          </table:table-cell>
          <table:table-cell office:value-type="string" calcext:value-type="string">
            <text:p>Close</text:p>
          </table:table-cell>
          <table:table-cell office:value-type="string" calcext:value-type="string">
            <text:p>Fermer</text:p>
          </table:table-cell>
          <table:table-cell table:number-columns-repeated="16378"/>
        </table:table-row>
        <table:table-row table:style-name="ro1">
          <table:table-cell table:formula="of:=[.A21]+1" office:value-type="float" office:value="20" calcext:value-type="float">
            <text:p>20</text:p>
          </table:table-cell>
          <table:table-cell office:value-type="string" calcext:value-type="string">
            <text:p>rsRouterMitLee</text:p>
          </table:table-cell>
          <table:table-cell office:value-type="string" calcext:value-type="string">
            <text:p>rsSchliessen + 1</text:p>
          </table:table-cell>
          <table:table-cell office:value-type="string" calcext:value-type="string">
            <text:p>Router mit Lee-Algorithmus</text:p>
          </table:table-cell>
          <table:table-cell office:value-type="string" calcext:value-type="string">
            <text:p>Router with Lee algorithm</text:p>
          </table:table-cell>
          <table:table-cell office:value-type="string" calcext:value-type="string">
            <text:p>Routeur avec algorithme de Lee</text:p>
          </table:table-cell>
          <table:table-cell table:number-columns-repeated="16378"/>
        </table:table-row>
        <table:table-row table:style-name="ro1">
          <table:table-cell table:formula="of:=[.A22]+1" office:value-type="float" office:value="21" calcext:value-type="float">
            <text:p>21</text:p>
          </table:table-cell>
          <table:table-cell office:value-type="string" calcext:value-type="string">
            <text:p>rsProblemSalesmanB</text:p>
          </table:table-cell>
          <table:table-cell office:value-type="string" calcext:value-type="string">
            <text:p>rsRouterMitLee + 1</text:p>
          </table:table-cell>
          <table:table-cell office:value-type="string" calcext:value-type="string">
            <text:p>Problem des Handlungreisenden II</text:p>
          </table:table-cell>
          <table:table-cell office:value-type="string" calcext:value-type="string">
            <text:p>Problem of the traveling salesman II</text:p>
          </table:table-cell>
          <table:table-cell office:value-type="string" calcext:value-type="string">
            <text:p>Problème du voyageur d'action II</text:p>
          </table:table-cell>
          <table:table-cell table:number-columns-repeated="16378"/>
        </table:table-row>
        <table:table-row table:style-name="ro1">
          <table:table-cell table:formula="of:=[.A23]+1" office:value-type="float" office:value="22" calcext:value-type="float">
            <text:p>22</text:p>
          </table:table-cell>
          <table:table-cell office:value-type="string" calcext:value-type="string">
            <text:p>rsRucksackPacken</text:p>
          </table:table-cell>
          <table:table-cell office:value-type="string" calcext:value-type="string">
            <text:p>rsProblemSalesmanB + 1</text:p>
          </table:table-cell>
          <table:table-cell office:value-type="string" calcext:value-type="string">
            <text:p>Rucksack packen</text:p>
          </table:table-cell>
          <table:table-cell office:value-type="string" calcext:value-type="string">
            <text:p>Packing a backpack</text:p>
          </table:table-cell>
          <table:table-cell office:value-type="string" calcext:value-type="string">
            <text:p>Faire son sac à dos</text:p>
          </table:table-cell>
          <table:table-cell table:number-columns-repeated="16378"/>
        </table:table-row>
        <table:table-row table:style-name="ro1">
          <table:table-cell table:formula="of:=[.A24]+1" office:value-type="float" office:value="23" calcext:value-type="float">
            <text:p>23</text:p>
          </table:table-cell>
          <table:table-cell office:value-type="string" calcext:value-type="string">
            <text:p>rsVierfarbenproblem</text:p>
          </table:table-cell>
          <table:table-cell office:value-type="string" calcext:value-type="string">
            <text:p>rsRucksackPacken + 1</text:p>
          </table:table-cell>
          <table:table-cell office:value-type="string" calcext:value-type="string">
            <text:p>Vierfarbenproblem</text:p>
          </table:table-cell>
          <table:table-cell office:value-type="string" calcext:value-type="string">
            <text:p>Four-color problem</text:p>
          </table:table-cell>
          <table:table-cell office:value-type="string" calcext:value-type="string">
            <text:p>Problème des quatre couleurs</text:p>
          </table:table-cell>
          <table:table-cell table:number-columns-repeated="16378"/>
        </table:table-row>
        <table:table-row table:style-name="ro1">
          <table:table-cell table:formula="of:=[.A25]+1" office:value-type="float" office:value="24" calcext:value-type="float">
            <text:p>24</text:p>
          </table:table-cell>
          <table:table-cell office:value-type="string" calcext:value-type="string">
            <text:p>rsProgrammInfo</text:p>
          </table:table-cell>
          <table:table-cell office:value-type="string" calcext:value-type="string">
            <text:p>rsVierfarbenproblem + 1</text:p>
          </table:table-cell>
          <table:table-cell office:value-type="string" calcext:value-type="string">
            <text:p>&amp;ProgrammInfo</text:p>
          </table:table-cell>
          <table:table-cell office:value-type="string" calcext:value-type="string">
            <text:p>&amp;ProgramInfo</text:p>
          </table:table-cell>
          <table:table-cell office:value-type="string" calcext:value-type="string">
            <text:p>&amp;ProgrammeInfo</text:p>
          </table:table-cell>
          <table:table-cell table:number-columns-repeated="16378"/>
        </table:table-row>
        <table:table-row table:style-name="ro1">
          <table:table-cell table:formula="of:=[.A26]+1" office:value-type="float" office:value="25" calcext:value-type="float">
            <text:p>25</text:p>
          </table:table-cell>
          <table:table-cell office:value-type="string" calcext:value-type="string">
            <text:p>rsLabyrinth</text:p>
          </table:table-cell>
          <table:table-cell office:value-type="string" calcext:value-type="string">
            <text:p>rsProgrammInfo + 1</text:p>
          </table:table-cell>
          <table:table-cell table:number-columns-repeated="2" office:value-type="string" calcext:value-type="string">
            <text:p>Labyrinth</text:p>
          </table:table-cell>
          <table:table-cell office:value-type="string" calcext:value-type="string">
            <text:p>Labyrinthe</text:p>
          </table:table-cell>
          <table:table-cell table:number-columns-repeated="16378"/>
        </table:table-row>
        <table:table-row table:style-name="ro1">
          <table:table-cell table:formula="of:=[.A27]+1" office:value-type="float" office:value="26" calcext:value-type="float">
            <text:p>26</text:p>
          </table:table-cell>
          <table:table-cell office:value-type="string" calcext:value-type="string">
            <text:p>rsSudoku</text:p>
          </table:table-cell>
          <table:table-cell office:value-type="string" calcext:value-type="string">
            <text:p>rsLabyrinth + 1</text:p>
          </table:table-cell>
          <table:table-cell table:number-columns-repeated="3" office:value-type="string" calcext:value-type="string">
            <text:p>Sudoku</text:p>
          </table:table-cell>
          <table:table-cell table:number-columns-repeated="16378"/>
        </table:table-row>
        <table:table-row table:style-name="ro1">
          <table:table-cell table:style-name="ce3"/>
          <table:table-cell table:number-columns-repeated="3" table:style-name="ce3" office:value-type="string" calcext:value-type="string">
            <text:p>// n_Damen.pas</text:p>
          </table:table-cell>
          <table:table-cell table:style-name="ce6" office:value-type="string" calcext:value-type="string">
            <text:p>// <text:s/>n_Damen.pas</text:p>
          </table:table-cell>
          <table:table-cell table:style-name="ce3" office:value-type="string" calcext:value-type="string">
            <text:p>// n_Damen.pas</text:p>
          </table:table-cell>
          <table:table-cell table:style-name="ce3" table:number-columns-repeated="16378"/>
        </table:table-row>
        <table:table-row table:style-name="ro1">
          <table:table-cell table:formula="of:=[.A28]+1" office:value-type="float" office:value="27" calcext:value-type="float">
            <text:p>27</text:p>
          </table:table-cell>
          <table:table-cell office:value-type="string" calcext:value-type="string">
            <text:p>rsLoesungenZu</text:p>
          </table:table-cell>
          <table:table-cell office:value-type="string" calcext:value-type="string">
            <text:p>rsSudoku + 1</text:p>
          </table:table-cell>
          <table:table-cell office:value-type="string" calcext:value-type="string">
            <text:p>Lösung(en) zu </text:p>
          </table:table-cell>
          <table:table-cell table:style-name="ce7" office:value-type="string" calcext:value-type="string">
            <text:p>Solution(s) for </text:p>
          </table:table-cell>
          <table:table-cell office:value-type="string" calcext:value-type="string">
            <text:p>Solution(s) à </text:p>
          </table:table-cell>
          <table:table-cell table:number-columns-repeated="16378"/>
        </table:table-row>
        <table:table-row table:style-name="ro1">
          <table:table-cell table:formula="of:=[.A30]+1" office:value-type="float" office:value="28" calcext:value-type="float">
            <text:p>28</text:p>
          </table:table-cell>
          <table:table-cell office:value-type="string" calcext:value-type="string">
            <text:p>rsKeineLoesung</text:p>
          </table:table-cell>
          <table:table-cell office:value-type="string" calcext:value-type="string">
            <text:p>rsLoesungenZu + 1</text:p>
          </table:table-cell>
          <table:table-cell office:value-type="string" calcext:value-type="string">
            <text:p>keine Lösung gefunden</text:p>
          </table:table-cell>
          <table:table-cell table:style-name="ce7" office:value-type="string" calcext:value-type="string">
            <text:p>No solution available</text:p>
          </table:table-cell>
          <table:table-cell office:value-type="string" calcext:value-type="string">
            <text:p>aucune solution trouvée</text:p>
          </table:table-cell>
          <table:table-cell table:number-columns-repeated="16378"/>
        </table:table-row>
        <table:table-row table:style-name="ro1">
          <table:table-cell table:formula="of:=[.A31]+1" office:value-type="float" office:value="29" calcext:value-type="float">
            <text:p>29</text:p>
          </table:table-cell>
          <table:table-cell office:value-type="string" calcext:value-type="string">
            <text:p>rsLoesungenErmittelt</text:p>
          </table:table-cell>
          <table:table-cell office:value-type="string" calcext:value-type="string">
            <text:p>rsKeineLoesung + 1</text:p>
          </table:table-cell>
          <table:table-cell office:value-type="string" calcext:value-type="string">
            <text:p><text:s/>Lösungen ermittelt</text:p>
          </table:table-cell>
          <table:table-cell table:style-name="ce8" office:value-type="string" calcext:value-type="string">
            <text:p><text:s/>Solutions found</text:p>
          </table:table-cell>
          <table:table-cell office:value-type="string" calcext:value-type="string">
            <text:p><text:s/>Solutions trouvées</text:p>
          </table:table-cell>
          <table:table-cell table:number-columns-repeated="16378"/>
        </table:table-row>
        <table:table-row table:style-name="ro1">
          <table:table-cell table:formula="of:=[.A32]+1" office:value-type="float" office:value="30" calcext:value-type="float">
            <text:p>30</text:p>
          </table:table-cell>
          <table:table-cell office:value-type="string" calcext:value-type="string">
            <text:p>rsEsGibt</text:p>
          </table:table-cell>
          <table:table-cell office:value-type="string" calcext:value-type="string">
            <text:p>rsLoesungenErmittelt + 1</text:p>
          </table:table-cell>
          <table:table-cell office:value-type="string" calcext:value-type="string">
            <text:p>Es gibt </text:p>
          </table:table-cell>
          <table:table-cell table:style-name="ce7" office:value-type="string" calcext:value-type="string">
            <text:p>There are </text:p>
          </table:table-cell>
          <table:table-cell office:value-type="string" calcext:value-type="string">
            <text:p>Il y a </text:p>
          </table:table-cell>
          <table:table-cell table:number-columns-repeated="16378"/>
        </table:table-row>
        <table:table-row table:style-name="ro1">
          <table:table-cell table:formula="of:=[.A33]+1" office:value-type="float" office:value="31" calcext:value-type="float">
            <text:p>31</text:p>
          </table:table-cell>
          <table:table-cell office:value-type="string" calcext:value-type="string">
            <text:p>rsUnabhLoesungen</text:p>
          </table:table-cell>
          <table:table-cell office:value-type="string" calcext:value-type="string">
            <text:p>rsEsGibt + 1</text:p>
          </table:table-cell>
          <table:table-cell office:value-type="string" calcext:value-type="string">
            <text:p><text:s/>unabhängige Lösungen</text:p>
          </table:table-cell>
          <table:table-cell table:style-name="ce8" office:value-type="string" calcext:value-type="string">
            <text:p><text:s/>independent solutions</text:p>
          </table:table-cell>
          <table:table-cell office:value-type="string" calcext:value-type="string">
            <text:p><text:s/>solutions indépendantes</text:p>
          </table:table-cell>
          <table:table-cell table:number-columns-repeated="16378"/>
        </table:table-row>
        <table:table-row table:style-name="ro1">
          <table:table-cell table:formula="of:=[.A34]+1" office:value-type="float" office:value="32" calcext:value-type="float">
            <text:p>32</text:p>
          </table:table-cell>
          <table:table-cell office:value-type="string" calcext:value-type="string">
            <text:p>rsEsWurden</text:p>
          </table:table-cell>
          <table:table-cell office:value-type="string" calcext:value-type="string">
            <text:p>rsUnabhLoesungen + 1</text:p>
          </table:table-cell>
          <table:table-cell office:value-type="string" calcext:value-type="string">
            <text:p>Es wurden </text:p>
          </table:table-cell>
          <table:table-cell table:style-name="ce7" office:value-type="string" calcext:value-type="string">
            <text:p>There were </text:p>
          </table:table-cell>
          <table:table-cell office:value-type="string" calcext:value-type="string">
            <text:p>Des solutions ont été </text:p>
          </table:table-cell>
          <table:table-cell table:number-columns-repeated="16378"/>
        </table:table-row>
        <table:table-row table:style-name="ro1">
          <table:table-cell table:formula="of:=[.A35]+1" office:value-type="float" office:value="33" calcext:value-type="float">
            <text:p>33</text:p>
          </table:table-cell>
          <table:table-cell office:value-type="string" calcext:value-type="string">
            <text:p>rsMax</text:p>
          </table:table-cell>
          <table:table-cell office:value-type="string" calcext:value-type="string">
            <text:p>rsEsWurden + 1</text:p>
          </table:table-cell>
          <table:table-cell office:value-type="string" calcext:value-type="string">
            <text:p><text:s/>(max. </text:p>
          </table:table-cell>
          <table:table-cell table:style-name="ce8" office:value-type="string" calcext:value-type="string">
            <text:p><text:s/>(max. </text:p>
          </table:table-cell>
          <table:table-cell office:value-type="string" calcext:value-type="string">
            <text:p><text:s/>(max. </text:p>
          </table:table-cell>
          <table:table-cell table:number-columns-repeated="16378"/>
        </table:table-row>
        <table:table-row table:style-name="ro1">
          <table:table-cell table:formula="of:=[.A36]+1" office:value-type="float" office:value="34" calcext:value-type="float">
            <text:p>34</text:p>
          </table:table-cell>
          <table:table-cell office:value-type="string" calcext:value-type="string">
            <text:p>rsEntfernSymLoesung</text:p>
          </table:table-cell>
          <table:table-cell office:value-type="string" calcext:value-type="string">
            <text:p>rsMax + 1</text:p>
          </table:table-cell>
          <table:table-cell office:value-type="string" calcext:value-type="string">
            <text:p>Entferne alle symmetrischen Lösungen bzgl. </text:p>
          </table:table-cell>
          <table:table-cell table:style-name="ce7" office:value-type="string" calcext:value-type="string">
            <text:p>Remove all symmetrical solutions with respect to </text:p>
          </table:table-cell>
          <table:table-cell office:value-type="string" calcext:value-type="string">
            <text:p>Supprimez toutes les solutions symétriques par rapport à l'axe. </text:p>
          </table:table-cell>
          <table:table-cell table:number-columns-repeated="16378"/>
        </table:table-row>
        <table:table-row table:style-name="ro1">
          <table:table-cell table:formula="of:=[.A37]+1" office:value-type="float" office:value="35" calcext:value-type="float">
            <text:p>35</text:p>
          </table:table-cell>
          <table:table-cell office:value-type="string" calcext:value-type="string">
            <text:p>rsAchseWO</text:p>
          </table:table-cell>
          <table:table-cell office:value-type="string" calcext:value-type="string">
            <text:p>rsEntfernSymLoesung + 1</text:p>
          </table:table-cell>
          <table:table-cell office:value-type="string" calcext:value-type="string">
            <text:p>der Achse W-O</text:p>
          </table:table-cell>
          <table:table-cell table:style-name="ce7" office:value-type="string" calcext:value-type="string">
            <text:p>the W-O axis</text:p>
          </table:table-cell>
          <table:table-cell office:value-type="string" calcext:value-type="string">
            <text:p>de l'axe W-O</text:p>
          </table:table-cell>
          <table:table-cell table:number-columns-repeated="16378"/>
        </table:table-row>
        <table:table-row table:style-name="ro1">
          <table:table-cell table:formula="of:=[.A38]+1" office:value-type="float" office:value="36" calcext:value-type="float">
            <text:p>36</text:p>
          </table:table-cell>
          <table:table-cell office:value-type="string" calcext:value-type="string">
            <text:p>rsAchseNWSO</text:p>
          </table:table-cell>
          <table:table-cell office:value-type="string" calcext:value-type="string">
            <text:p>rsAchseWO + 1</text:p>
          </table:table-cell>
          <table:table-cell office:value-type="string" calcext:value-type="string">
            <text:p>der Achse NW-SO</text:p>
          </table:table-cell>
          <table:table-cell table:style-name="ce7" office:value-type="string" calcext:value-type="string">
            <text:p>the NW-SO axis</text:p>
          </table:table-cell>
          <table:table-cell office:value-type="string" calcext:value-type="string">
            <text:p>de l'axe NO-SE</text:p>
          </table:table-cell>
          <table:table-cell table:number-columns-repeated="16378"/>
        </table:table-row>
        <table:table-row table:style-name="ro1">
          <table:table-cell table:formula="of:=[.A39]+1" office:value-type="float" office:value="37" calcext:value-type="float">
            <text:p>37</text:p>
          </table:table-cell>
          <table:table-cell office:value-type="string" calcext:value-type="string">
            <text:p>rsAchseNS</text:p>
          </table:table-cell>
          <table:table-cell office:value-type="string" calcext:value-type="string">
            <text:p>rsAchseNWSO + 1</text:p>
          </table:table-cell>
          <table:table-cell office:value-type="string" calcext:value-type="string">
            <text:p>der Achse N-S</text:p>
          </table:table-cell>
          <table:table-cell table:style-name="ce7" office:value-type="string" calcext:value-type="string">
            <text:p>the N-S axis</text:p>
          </table:table-cell>
          <table:table-cell office:value-type="string" calcext:value-type="string">
            <text:p>de l'axe N-S</text:p>
          </table:table-cell>
          <table:table-cell table:number-columns-repeated="16378"/>
        </table:table-row>
        <table:table-row table:style-name="ro1">
          <table:table-cell table:formula="of:=[.A40]+1" office:value-type="float" office:value="38" calcext:value-type="float">
            <text:p>38</text:p>
          </table:table-cell>
          <table:table-cell office:value-type="string" calcext:value-type="string">
            <text:p>rsAchseSWNO</text:p>
          </table:table-cell>
          <table:table-cell office:value-type="string" calcext:value-type="string">
            <text:p>rsAchseNS + 1</text:p>
          </table:table-cell>
          <table:table-cell office:value-type="string" calcext:value-type="string">
            <text:p>der Achse SW-NO</text:p>
          </table:table-cell>
          <table:table-cell table:style-name="ce7" office:value-type="string" calcext:value-type="string">
            <text:p>the SW-NE axis</text:p>
          </table:table-cell>
          <table:table-cell office:value-type="string" calcext:value-type="string">
            <text:p>de l'axe SW-NO</text:p>
          </table:table-cell>
          <table:table-cell table:number-columns-repeated="16378"/>
        </table:table-row>
        <table:table-row table:style-name="ro1">
          <table:table-cell table:formula="of:=[.A41]+1" office:value-type="float" office:value="39" calcext:value-type="float">
            <text:p>39</text:p>
          </table:table-cell>
          <table:table-cell office:value-type="string" calcext:value-type="string">
            <text:p>rsDrehungUm90</text:p>
          </table:table-cell>
          <table:table-cell office:value-type="string" calcext:value-type="string">
            <text:p>rsAchseSWNO + 1</text:p>
          </table:table-cell>
          <table:table-cell office:value-type="string" calcext:value-type="string">
            <text:p>der Drehung um +90°</text:p>
          </table:table-cell>
          <table:table-cell table:style-name="ce7" office:value-type="string" calcext:value-type="string">
            <text:p>the +90° rotation</text:p>
          </table:table-cell>
          <table:table-cell office:value-type="string" calcext:value-type="string">
            <text:p>de la rotation de +90</text:p>
          </table:table-cell>
          <table:table-cell table:number-columns-repeated="16378"/>
        </table:table-row>
        <table:table-row table:style-name="ro1">
          <table:table-cell table:formula="of:=[.A42]+1" office:value-type="float" office:value="40" calcext:value-type="float">
            <text:p>40</text:p>
          </table:table-cell>
          <table:table-cell office:value-type="string" calcext:value-type="string">
            <text:p>rsDrehungUm180</text:p>
          </table:table-cell>
          <table:table-cell office:value-type="string" calcext:value-type="string">
            <text:p>rsDrehungUm90 + 1</text:p>
          </table:table-cell>
          <table:table-cell office:value-type="string" calcext:value-type="string">
            <text:p>der Drehung um 180°</text:p>
          </table:table-cell>
          <table:table-cell table:style-name="ce7" office:value-type="string" calcext:value-type="string">
            <text:p>180° rotation</text:p>
          </table:table-cell>
          <table:table-cell office:value-type="string" calcext:value-type="string">
            <text:p>de la rotation de 180</text:p>
          </table:table-cell>
          <table:table-cell table:number-columns-repeated="16378"/>
        </table:table-row>
        <table:table-row table:style-name="ro1">
          <table:table-cell table:formula="of:=[.A43]+1" office:value-type="float" office:value="41" calcext:value-type="float">
            <text:p>41</text:p>
          </table:table-cell>
          <table:table-cell office:value-type="string" calcext:value-type="string">
            <text:p>rsDrehungUm270</text:p>
          </table:table-cell>
          <table:table-cell office:value-type="string" calcext:value-type="string">
            <text:p>rsDrehungUm180 + 1</text:p>
          </table:table-cell>
          <table:table-cell office:value-type="string" calcext:value-type="string">
            <text:p>der Drehung um 270°</text:p>
          </table:table-cell>
          <table:table-cell table:style-name="ce7" office:value-type="string" calcext:value-type="string">
            <text:p>270° rotation</text:p>
          </table:table-cell>
          <table:table-cell office:value-type="string" calcext:value-type="string">
            <text:p>de la rotation de 270</text:p>
          </table:table-cell>
          <table:table-cell table:number-columns-repeated="16378"/>
        </table:table-row>
        <table:table-row table:style-name="ro1">
          <table:table-cell table:formula="of:=[.A44]+1" office:value-type="float" office:value="42" calcext:value-type="float">
            <text:p>42</text:p>
          </table:table-cell>
          <table:table-cell office:value-type="string" calcext:value-type="string">
            <text:p>rsNoch</text:p>
          </table:table-cell>
          <table:table-cell office:value-type="string" calcext:value-type="string">
            <text:p>rsDrehungUm270 + 1</text:p>
          </table:table-cell>
          <table:table-cell office:value-type="string" calcext:value-type="string">
            <text:p>noch </text:p>
          </table:table-cell>
          <table:table-cell table:style-name="ce7" office:value-type="string" calcext:value-type="string">
            <text:p>still </text:p>
          </table:table-cell>
          <table:table-cell office:value-type="string" calcext:value-type="string">
            <text:p>ni </text:p>
          </table:table-cell>
          <table:table-cell table:number-columns-repeated="16378"/>
        </table:table-row>
        <table:table-row table:style-name="ro1">
          <table:table-cell table:formula="of:=[.A45]+1" office:value-type="float" office:value="43" calcext:value-type="float">
            <text:p>43</text:p>
          </table:table-cell>
          <table:table-cell office:value-type="string" calcext:value-type="string">
            <text:p>rsLoesung</text:p>
          </table:table-cell>
          <table:table-cell office:value-type="string" calcext:value-type="string">
            <text:p>rsNoch + 1</text:p>
          </table:table-cell>
          <table:table-cell office:value-type="string" calcext:value-type="string">
            <text:p><text:s/>Lösung</text:p>
          </table:table-cell>
          <table:table-cell table:style-name="ce8" office:value-type="string" calcext:value-type="string">
            <text:p><text:s/>Solution</text:p>
          </table:table-cell>
          <table:table-cell office:value-type="string" calcext:value-type="string">
            <text:p><text:s/>Solution</text:p>
          </table:table-cell>
          <table:table-cell table:number-columns-repeated="16378"/>
        </table:table-row>
        <table:table-row table:style-name="ro1">
          <table:table-cell table:formula="of:=[.A46]+1" office:value-type="float" office:value="44" calcext:value-type="float">
            <text:p>44</text:p>
          </table:table-cell>
          <table:table-cell office:value-type="string" calcext:value-type="string">
            <text:p>rsEn</text:p>
          </table:table-cell>
          <table:table-cell office:value-type="string" calcext:value-type="string">
            <text:p>rsLoesung + 1</text:p>
          </table:table-cell>
          <table:table-cell office:value-type="string" calcext:value-type="string">
            <text:p>en </text:p>
          </table:table-cell>
          <table:table-cell table:style-name="ce7" office:value-type="string" calcext:value-type="string">
            <text:p>s</text:p>
          </table:table-cell>
          <table:table-cell office:value-type="string" calcext:value-type="string">
            <text:p>en </text:p>
          </table:table-cell>
          <table:table-cell table:number-columns-repeated="16378"/>
        </table:table-row>
        <table:table-row table:style-name="ro1">
          <table:table-cell table:style-name="ce3"/>
          <table:table-cell table:number-columns-repeated="3" table:style-name="ce3" office:value-type="string" calcext:value-type="string">
            <text:p>// n_Damen.lfm</text:p>
          </table:table-cell>
          <table:table-cell table:style-name="ce6" office:value-type="string" calcext:value-type="string">
            <text:p>// <text:s/>n_Damen.lfm</text:p>
          </table:table-cell>
          <table:table-cell table:style-name="ce3" office:value-type="string" calcext:value-type="string">
            <text:p>// n_Damen.lfm</text:p>
          </table:table-cell>
          <table:table-cell table:style-name="ce3" table:number-columns-repeated="16378"/>
        </table:table-row>
        <table:table-row table:style-name="ro1">
          <table:table-cell table:formula="of:=[.A47]+1" office:value-type="float" office:value="45" calcext:value-type="float">
            <text:p>45</text:p>
          </table:table-cell>
          <table:table-cell office:value-type="string" calcext:value-type="string">
            <text:p>rsNDamen</text:p>
          </table:table-cell>
          <table:table-cell office:value-type="string" calcext:value-type="string">
            <text:p>rsEn + 1</text:p>
          </table:table-cell>
          <table:table-cell office:value-type="string" calcext:value-type="string">
            <text:p>n-Damen</text:p>
          </table:table-cell>
          <table:table-cell office:value-type="string" calcext:value-type="string">
            <text:p>n-queens</text:p>
          </table:table-cell>
          <table:table-cell office:value-type="string" calcext:value-type="string">
            <text:p>n-Dames</text:p>
          </table:table-cell>
          <table:table-cell table:number-columns-repeated="16378"/>
        </table:table-row>
        <table:table-row table:style-name="ro1">
          <table:table-cell table:formula="of:=[.A49]+1" office:value-type="float" office:value="46" calcext:value-type="float">
            <text:p>46</text:p>
          </table:table-cell>
          <table:table-cell office:value-type="string" calcext:value-type="string">
            <text:p>rsUnabhLoesungenBestimmen</text:p>
          </table:table-cell>
          <table:table-cell office:value-type="string" calcext:value-type="string">
            <text:p>rsNDamen + 1</text:p>
          </table:table-cell>
          <table:table-cell office:value-type="string" calcext:value-type="string">
            <text:p>unabhängige Lösungen bestimmen</text:p>
          </table:table-cell>
          <table:table-cell office:value-type="string" calcext:value-type="string">
            <text:p>Determine independent solutions</text:p>
          </table:table-cell>
          <table:table-cell office:value-type="string" calcext:value-type="string">
            <text:p>déterminer des solutions indépendantes</text:p>
          </table:table-cell>
          <table:table-cell table:number-columns-repeated="16378"/>
        </table:table-row>
        <table:table-row table:style-name="ro1">
          <table:table-cell table:formula="of:=[.A50]+1" office:value-type="float" office:value="47" calcext:value-type="float">
            <text:p>47</text:p>
          </table:table-cell>
          <table:table-cell office:value-type="string" calcext:value-type="string">
            <text:p>rsNeuerTest</text:p>
          </table:table-cell>
          <table:table-cell office:value-type="string" calcext:value-type="string">
            <text:p>rsUnabhLoesungenBestimmen + 1</text:p>
          </table:table-cell>
          <table:table-cell office:value-type="string" calcext:value-type="string">
            <text:p>neuer Test</text:p>
          </table:table-cell>
          <table:table-cell office:value-type="string" calcext:value-type="string">
            <text:p>new test</text:p>
          </table:table-cell>
          <table:table-cell office:value-type="string" calcext:value-type="string">
            <text:p>nouveau test</text:p>
          </table:table-cell>
          <table:table-cell table:number-columns-repeated="16378"/>
        </table:table-row>
        <table:table-row table:style-name="ro1">
          <table:table-cell table:formula="of:=[.A51]+1" office:value-type="float" office:value="48" calcext:value-type="float">
            <text:p>48</text:p>
          </table:table-cell>
          <table:table-cell office:value-type="string" calcext:value-type="string">
            <text:p>rsAnzahlDamen</text:p>
          </table:table-cell>
          <table:table-cell office:value-type="string" calcext:value-type="string">
            <text:p>rsNeuerTest + 1</text:p>
          </table:table-cell>
          <table:table-cell office:value-type="string" calcext:value-type="string">
            <text:p>Anzahl der Damen: </text:p>
          </table:table-cell>
          <table:table-cell office:value-type="string" calcext:value-type="string">
            <text:p>Number of queens: </text:p>
          </table:table-cell>
          <table:table-cell office:value-type="string" calcext:value-type="string">
            <text:p>Nombre de dames : </text:p>
          </table:table-cell>
          <table:table-cell table:number-columns-repeated="16378"/>
        </table:table-row>
        <table:table-row table:style-name="ro1">
          <table:table-cell table:formula="of:=[.A52]+1" office:value-type="float" office:value="49" calcext:value-type="float">
            <text:p>49</text:p>
          </table:table-cell>
          <table:table-cell office:value-type="string" calcext:value-type="string">
            <text:p>rsAlleLoesungenSuchen</text:p>
          </table:table-cell>
          <table:table-cell office:value-type="string" calcext:value-type="string">
            <text:p>rsAnzahlDamen + 1</text:p>
          </table:table-cell>
          <table:table-cell office:value-type="string" calcext:value-type="string">
            <text:p>alle Lösungen suchen</text:p>
          </table:table-cell>
          <table:table-cell office:value-type="string" calcext:value-type="string">
            <text:p>find all solutions</text:p>
          </table:table-cell>
          <table:table-cell office:value-type="string" calcext:value-type="string">
            <text:p>chercher toutes les solutions</text:p>
          </table:table-cell>
          <table:table-cell table:number-columns-repeated="16378"/>
        </table:table-row>
        <table:table-row table:style-name="ro1">
          <table:table-cell table:formula="of:=[.A53]+1" office:value-type="float" office:value="50" calcext:value-type="float">
            <text:p>50</text:p>
          </table:table-cell>
          <table:table-cell office:value-type="string" calcext:value-type="string">
            <text:p>rsZwischenschritteZeigen</text:p>
          </table:table-cell>
          <table:table-cell office:value-type="string" calcext:value-type="string">
            <text:p>rsAlleLoesungenSuchen + 1</text:p>
          </table:table-cell>
          <table:table-cell office:value-type="string" calcext:value-type="string">
            <text:p>Zwischenschritte zeigen</text:p>
          </table:table-cell>
          <table:table-cell office:value-type="string" calcext:value-type="string">
            <text:p>Show intermediate steps</text:p>
          </table:table-cell>
          <table:table-cell office:value-type="string" calcext:value-type="string">
            <text:p>montrer les étapes intermédiaires</text:p>
          </table:table-cell>
          <table:table-cell table:number-columns-repeated="16378"/>
        </table:table-row>
        <table:table-row table:style-name="ro1">
          <table:table-cell table:formula="of:=[.A54]+1" office:value-type="float" office:value="51" calcext:value-type="float">
            <text:p>51</text:p>
          </table:table-cell>
          <table:table-cell office:value-type="string" calcext:value-type="string">
            <text:p>rsStarten</text:p>
          </table:table-cell>
          <table:table-cell office:value-type="string" calcext:value-type="string">
            <text:p>rsZwischenschritteZeigen + 1</text:p>
          </table:table-cell>
          <table:table-cell office:value-type="string" calcext:value-type="string">
            <text:p>Starten</text:p>
          </table:table-cell>
          <table:table-cell office:value-type="string" calcext:value-type="string">
            <text:p>Start</text:p>
          </table:table-cell>
          <table:table-cell office:value-type="string" calcext:value-type="string">
            <text:p>démarrer</text:p>
          </table:table-cell>
          <table:table-cell table:number-columns-repeated="16378"/>
        </table:table-row>
        <table:table-row table:style-name="ro1">
          <table:table-cell table:formula="of:=[.A55]+1" office:value-type="float" office:value="52" calcext:value-type="float">
            <text:p>52</text:p>
          </table:table-cell>
          <table:table-cell office:value-type="string" calcext:value-type="string">
            <text:p>rsBeenden</text:p>
          </table:table-cell>
          <table:table-cell office:value-type="string" calcext:value-type="string">
            <text:p>rsStarten + 1</text:p>
          </table:table-cell>
          <table:table-cell office:value-type="string" calcext:value-type="string">
            <text:p>beenden</text:p>
          </table:table-cell>
          <table:table-cell office:value-type="string" calcext:value-type="string">
            <text:p>end</text:p>
          </table:table-cell>
          <table:table-cell office:value-type="string" calcext:value-type="string">
            <text:p>terminer</text:p>
          </table:table-cell>
          <table:table-cell table:number-columns-repeated="16378"/>
        </table:table-row>
        <table:table-row table:style-name="ro1">
          <table:table-cell table:style-name="ce3"/>
          <table:table-cell table:number-columns-repeated="3" table:style-name="ce3" office:value-type="string" calcext:value-type="string">
            <text:p>// springer.pas</text:p>
          </table:table-cell>
          <table:table-cell table:style-name="ce6" office:value-type="string" calcext:value-type="string">
            <text:p>// <text:s/>springer.pas</text:p>
          </table:table-cell>
          <table:table-cell table:style-name="ce3" office:value-type="string" calcext:value-type="string">
            <text:p>// springer.pas</text:p>
          </table:table-cell>
          <table:table-cell table:style-name="ce3" table:number-columns-repeated="16378"/>
        </table:table-row>
        <table:table-row table:style-name="ro1">
          <table:table-cell table:formula="of:=[.A56]+1" office:value-type="float" office:value="53" calcext:value-type="float">
            <text:p>53</text:p>
          </table:table-cell>
          <table:table-cell office:value-type="string" calcext:value-type="string">
            <text:p>rsLsg</text:p>
          </table:table-cell>
          <table:table-cell office:value-type="string" calcext:value-type="string">
            <text:p>rsBeenden + 1</text:p>
          </table:table-cell>
          <table:table-cell table:number-columns-repeated="3" office:value-type="string" calcext:value-type="string">
            <text:p>. Lsg</text:p>
          </table:table-cell>
          <table:table-cell table:number-columns-repeated="16378"/>
        </table:table-row>
        <table:table-row table:style-name="ro1">
          <table:table-cell table:formula="of:=[.A58]+1" office:value-type="float" office:value="54" calcext:value-type="float">
            <text:p>54</text:p>
          </table:table-cell>
          <table:table-cell office:value-type="string" calcext:value-type="string">
            <text:p>rsEineLoesungGefunden</text:p>
          </table:table-cell>
          <table:table-cell office:value-type="string" calcext:value-type="string">
            <text:p>rsLsg + 1</text:p>
          </table:table-cell>
          <table:table-cell office:value-type="string" calcext:value-type="string">
            <text:p>eine Lösung gefunden</text:p>
          </table:table-cell>
          <table:table-cell office:value-type="string" calcext:value-type="string">
            <text:p>found a solution</text:p>
          </table:table-cell>
          <table:table-cell office:value-type="string" calcext:value-type="string">
            <text:p>trouvé une solution</text:p>
          </table:table-cell>
          <table:table-cell table:number-columns-repeated="16378"/>
        </table:table-row>
        <table:table-row table:style-name="ro1">
          <table:table-cell table:formula="of:=[.A59]+1" office:value-type="float" office:value="55" calcext:value-type="float">
            <text:p>55</text:p>
          </table:table-cell>
          <table:table-cell office:value-type="string" calcext:value-type="string">
            <text:p>rsLoesungenGefunden</text:p>
          </table:table-cell>
          <table:table-cell office:value-type="string" calcext:value-type="string">
            <text:p>rsEineLoesungGefunden + 1</text:p>
          </table:table-cell>
          <table:table-cell office:value-type="string" calcext:value-type="string">
            <text:p><text:s/>Lösungen gefunden</text:p>
          </table:table-cell>
          <table:table-cell table:style-name="ce7" office:value-type="string" calcext:value-type="string">
            <text:p>1 solution found</text:p>
          </table:table-cell>
          <table:table-cell office:value-type="string" calcext:value-type="string">
            <text:p><text:s/>Solutions trouvées</text:p>
          </table:table-cell>
          <table:table-cell table:number-columns-repeated="16378"/>
        </table:table-row>
        <table:table-row table:style-name="ro1">
          <table:table-cell table:formula="of:=[.A60]+1" office:value-type="float" office:value="56" calcext:value-type="float">
            <text:p>56</text:p>
          </table:table-cell>
          <table:table-cell office:value-type="string" calcext:value-type="string">
            <text:p>rsLoesungNr</text:p>
          </table:table-cell>
          <table:table-cell office:value-type="string" calcext:value-type="string">
            <text:p>rsLoesungenGefunden + 1</text:p>
          </table:table-cell>
          <table:table-cell office:value-type="string" calcext:value-type="string">
            <text:p>Lösung Nr. </text:p>
          </table:table-cell>
          <table:table-cell table:style-name="ce8" office:value-type="string" calcext:value-type="string">
            <text:p><text:s/>Solutions found</text:p>
          </table:table-cell>
          <table:table-cell office:value-type="string" calcext:value-type="string">
            <text:p>Solution no. </text:p>
          </table:table-cell>
          <table:table-cell table:number-columns-repeated="16378"/>
        </table:table-row>
        <table:table-row table:style-name="ro1">
          <table:table-cell table:style-name="ce3"/>
          <table:table-cell table:number-columns-repeated="3" table:style-name="ce3" office:value-type="string" calcext:value-type="string">
            <text:p>// springer.lfm</text:p>
          </table:table-cell>
          <table:table-cell table:style-name="ce6" office:value-type="string" calcext:value-type="string">
            <text:p>// <text:s/>springer.lfm</text:p>
          </table:table-cell>
          <table:table-cell table:style-name="ce3" office:value-type="string" calcext:value-type="string">
            <text:p>// springer.lfm</text:p>
          </table:table-cell>
          <table:table-cell table:style-name="ce3" table:number-columns-repeated="16378"/>
        </table:table-row>
        <table:table-row table:style-name="ro1">
          <table:table-cell table:formula="of:=[.A61]+1" office:value-type="float" office:value="57" calcext:value-type="float">
            <text:p>57</text:p>
          </table:table-cell>
          <table:table-cell office:value-type="string" calcext:value-type="string">
            <text:p>rsStartPos</text:p>
          </table:table-cell>
          <table:table-cell office:value-type="string" calcext:value-type="string">
            <text:p>rsLoesungNr + 1</text:p>
          </table:table-cell>
          <table:table-cell office:value-type="string" calcext:value-type="string">
            <text:p>Startposition:</text:p>
          </table:table-cell>
          <table:table-cell office:value-type="string" calcext:value-type="string">
            <text:p>Start position:</text:p>
          </table:table-cell>
          <table:table-cell office:value-type="string" calcext:value-type="string">
            <text:p>Position de départ :</text:p>
          </table:table-cell>
          <table:table-cell table:number-columns-repeated="16378"/>
        </table:table-row>
        <table:table-row table:style-name="ro1">
          <table:table-cell table:formula="of:=[.A63]+1" office:value-type="float" office:value="58" calcext:value-type="float">
            <text:p>58</text:p>
          </table:table-cell>
          <table:table-cell office:value-type="string" calcext:value-type="string">
            <text:p>rsSpalteX</text:p>
          </table:table-cell>
          <table:table-cell office:value-type="string" calcext:value-type="string">
            <text:p>rsStartPos + 1</text:p>
          </table:table-cell>
          <table:table-cell office:value-type="string" calcext:value-type="string">
            <text:p>Spalte x</text:p>
          </table:table-cell>
          <table:table-cell office:value-type="string" calcext:value-type="string">
            <text:p>Column x</text:p>
          </table:table-cell>
          <table:table-cell office:value-type="string" calcext:value-type="string">
            <text:p>Colonne x</text:p>
          </table:table-cell>
          <table:table-cell table:number-columns-repeated="16378"/>
        </table:table-row>
        <table:table-row table:style-name="ro1">
          <table:table-cell table:formula="of:=[.A64]+1" office:value-type="float" office:value="59" calcext:value-type="float">
            <text:p>59</text:p>
          </table:table-cell>
          <table:table-cell office:value-type="string" calcext:value-type="string">
            <text:p>rsZeileY</text:p>
          </table:table-cell>
          <table:table-cell office:value-type="string" calcext:value-type="string">
            <text:p>rsSpalteX + 1</text:p>
          </table:table-cell>
          <table:table-cell office:value-type="string" calcext:value-type="string">
            <text:p>Zeile y</text:p>
          </table:table-cell>
          <table:table-cell office:value-type="string" calcext:value-type="string">
            <text:p>Line y</text:p>
          </table:table-cell>
          <table:table-cell office:value-type="string" calcext:value-type="string">
            <text:p>Ligne y</text:p>
          </table:table-cell>
          <table:table-cell table:number-columns-repeated="16378"/>
        </table:table-row>
        <table:table-row table:style-name="ro1">
          <table:table-cell table:formula="of:=[.A65]+1" office:value-type="float" office:value="60" calcext:value-type="float">
            <text:p>60</text:p>
          </table:table-cell>
          <table:table-cell office:value-type="string" calcext:value-type="string">
            <text:p>rsGroesseSchachbretts</text:p>
          </table:table-cell>
          <table:table-cell office:value-type="string" calcext:value-type="string">
            <text:p>rsZeileY + 1</text:p>
          </table:table-cell>
          <table:table-cell office:value-type="string" calcext:value-type="string">
            <text:p>Größe des Schachbretts</text:p>
          </table:table-cell>
          <table:table-cell office:value-type="string" calcext:value-type="string">
            <text:p>Size of the chessboard</text:p>
          </table:table-cell>
          <table:table-cell office:value-type="string" calcext:value-type="string">
            <text:p>Taille de l'échiquier</text:p>
          </table:table-cell>
          <table:table-cell table:number-columns-repeated="16378"/>
        </table:table-row>
        <table:table-row table:style-name="ro1">
          <table:table-cell table:style-name="ce3"/>
          <table:table-cell table:number-columns-repeated="3" table:style-name="ce3" office:value-type="string" calcext:value-type="string">
            <text:p>// nikolaus.pas</text:p>
          </table:table-cell>
          <table:table-cell table:style-name="ce6" office:value-type="string" calcext:value-type="string">
            <text:p>// <text:s/>nikolaus.pas</text:p>
          </table:table-cell>
          <table:table-cell table:style-name="ce3" office:value-type="string" calcext:value-type="string">
            <text:p>// nikolaus.pas</text:p>
          </table:table-cell>
          <table:table-cell table:style-name="ce3" table:number-columns-repeated="16378"/>
        </table:table-row>
        <table:table-row table:style-name="ro1">
          <table:table-cell table:formula="of:=[.A66]+1" office:value-type="float" office:value="61" calcext:value-type="float">
            <text:p>61</text:p>
          </table:table-cell>
          <table:table-cell office:value-type="string" calcext:value-type="string">
            <text:p>rsLoesungSuchen</text:p>
          </table:table-cell>
          <table:table-cell office:value-type="string" calcext:value-type="string">
            <text:p>rsGroesseSchachbretts + 1</text:p>
          </table:table-cell>
          <table:table-cell office:value-type="string" calcext:value-type="string">
            <text:p>Lösung suchen ..</text:p>
          </table:table-cell>
          <table:table-cell table:style-name="ce7" office:value-type="string" calcext:value-type="string">
            <text:p>Search for a solution ...</text:p>
          </table:table-cell>
          <table:table-cell office:value-type="string" calcext:value-type="string">
            <text:p>Chercher une solution ...</text:p>
          </table:table-cell>
          <table:table-cell table:number-columns-repeated="16378"/>
        </table:table-row>
        <table:table-row table:style-name="ro1">
          <table:table-cell table:formula="of:=[.A68]+1" office:value-type="float" office:value="62" calcext:value-type="float">
            <text:p>62</text:p>
          </table:table-cell>
          <table:table-cell office:value-type="string" calcext:value-type="string">
            <text:p>rsLoesungenSuchen</text:p>
          </table:table-cell>
          <table:table-cell office:value-type="string" calcext:value-type="string">
            <text:p>rsLoesungSuchen + 1</text:p>
          </table:table-cell>
          <table:table-cell office:value-type="string" calcext:value-type="string">
            <text:p>Lösungen suchen ..</text:p>
          </table:table-cell>
          <table:table-cell table:style-name="ce7" office:value-type="string" calcext:value-type="string">
            <text:p>Search for solutions ..</text:p>
          </table:table-cell>
          <table:table-cell office:value-type="string" calcext:value-type="string">
            <text:p>Chercher des solutions ...</text:p>
          </table:table-cell>
          <table:table-cell table:number-columns-repeated="16378"/>
        </table:table-row>
        <table:table-row table:style-name="ro1">
          <table:table-cell table:formula="of:=[.A69]+1" office:value-type="float" office:value="63" calcext:value-type="float">
            <text:p>63</text:p>
          </table:table-cell>
          <table:table-cell office:value-type="string" calcext:value-type="string">
            <text:p>rsEineLoesungGefunden1</text:p>
          </table:table-cell>
          <table:table-cell office:value-type="string" calcext:value-type="string">
            <text:p>rsLoesungenSuchen + 1</text:p>
          </table:table-cell>
          <table:table-cell office:value-type="string" calcext:value-type="string">
            <text:p>(eine) Lösung gefunden!</text:p>
          </table:table-cell>
          <table:table-cell table:style-name="ce7" office:value-type="string" calcext:value-type="string">
            <text:p>(One) solution found!</text:p>
          </table:table-cell>
          <table:table-cell office:value-type="string" calcext:value-type="string">
            <text:p>(une) solution trouvée !</text:p>
          </table:table-cell>
          <table:table-cell table:number-columns-repeated="16378"/>
        </table:table-row>
        <table:table-row table:style-name="ro1">
          <table:table-cell table:style-name="ce3"/>
          <table:table-cell table:number-columns-repeated="3" table:style-name="ce3" office:value-type="string" calcext:value-type="string">
            <text:p>// nikolaus.lfm</text:p>
          </table:table-cell>
          <table:table-cell table:style-name="ce6" office:value-type="string" calcext:value-type="string">
            <text:p>// <text:s/>nikolaus.lfm</text:p>
          </table:table-cell>
          <table:table-cell table:style-name="ce3" office:value-type="string" calcext:value-type="string">
            <text:p>// nikolaus.lfm</text:p>
          </table:table-cell>
          <table:table-cell table:style-name="ce3" table:number-columns-repeated="16378"/>
        </table:table-row>
        <table:table-row table:style-name="ro1">
          <table:table-cell table:formula="of:=[.A70]+1" office:value-type="float" office:value="64" calcext:value-type="float">
            <text:p>64</text:p>
          </table:table-cell>
          <table:table-cell office:value-type="string" calcext:value-type="string">
            <text:p>rsDasHausVomNikolaus</text:p>
          </table:table-cell>
          <table:table-cell office:value-type="string" calcext:value-type="string">
            <text:p>rsEineLoesungGefunden1 + 1</text:p>
          </table:table-cell>
          <table:table-cell office:value-type="string" calcext:value-type="string">
            <text:p>Das Haus vom Nikolaus</text:p>
          </table:table-cell>
          <table:table-cell table:style-name="ce7" office:value-type="string" calcext:value-type="string">
            <text:p>The house of St. Nicholas</text:p>
          </table:table-cell>
          <table:table-cell office:value-type="string" calcext:value-type="string">
            <text:p>La maison de Nicolas</text:p>
          </table:table-cell>
          <table:table-cell table:number-columns-repeated="16378"/>
        </table:table-row>
        <table:table-row table:style-name="ro1">
          <table:table-cell table:formula="of:=[.A72]+1" office:value-type="float" office:value="65" calcext:value-type="float">
            <text:p>65</text:p>
          </table:table-cell>
          <table:table-cell office:value-type="string" calcext:value-type="string">
            <text:p>rsLinienNachfahren</text:p>
          </table:table-cell>
          <table:table-cell office:value-type="string" calcext:value-type="string">
            <text:p>rsDasHausVomNikolaus + 1</text:p>
          </table:table-cell>
          <table:table-cell office:value-type="string" calcext:value-type="string">
            <text:p>Linien nachfahren</text:p>
          </table:table-cell>
          <table:table-cell table:style-name="ce7" office:value-type="string" calcext:value-type="string">
            <text:p>Trace the lines</text:p>
          </table:table-cell>
          <table:table-cell office:value-type="string" calcext:value-type="string">
            <text:p>Tracer des lignes</text:p>
          </table:table-cell>
          <table:table-cell table:number-columns-repeated="16378"/>
        </table:table-row>
        <table:table-row table:style-name="ro1">
          <table:table-cell table:style-name="ce3"/>
          <table:table-cell table:number-columns-repeated="3" table:style-name="ce3" office:value-type="string" calcext:value-type="string">
            <text:p>// rundreise.pas</text:p>
          </table:table-cell>
          <table:table-cell table:style-name="ce6" office:value-type="string" calcext:value-type="string">
            <text:p>// <text:s/>rundReis.pas</text:p>
          </table:table-cell>
          <table:table-cell table:style-name="ce3" office:value-type="string" calcext:value-type="string">
            <text:p>// ronde.pas</text:p>
          </table:table-cell>
          <table:table-cell table:style-name="ce3" table:number-columns-repeated="16378"/>
        </table:table-row>
        <table:table-row table:style-name="ro1">
          <table:table-cell table:formula="of:=[.A73]+1" office:value-type="float" office:value="66" calcext:value-type="float">
            <text:p>66</text:p>
          </table:table-cell>
          <table:table-cell office:value-type="string" calcext:value-type="string">
            <text:p>rsPunkteEingeben</text:p>
          </table:table-cell>
          <table:table-cell office:value-type="string" calcext:value-type="string">
            <text:p>rsLinienNachfahren + 1</text:p>
          </table:table-cell>
          <table:table-cell office:value-type="string" calcext:value-type="string">
            <text:p>Punkte eingeben</text:p>
          </table:table-cell>
          <table:table-cell office:value-type="string" calcext:value-type="string">
            <text:p>Enter points</text:p>
          </table:table-cell>
          <table:table-cell office:value-type="string" calcext:value-type="string">
            <text:p>Saisir les points</text:p>
          </table:table-cell>
          <table:table-cell table:number-columns-repeated="16378"/>
        </table:table-row>
        <table:table-row table:style-name="ro1">
          <table:table-cell table:formula="of:=[.A75]+1" office:value-type="float" office:value="67" calcext:value-type="float">
            <text:p>67</text:p>
          </table:table-cell>
          <table:table-cell office:value-type="string" calcext:value-type="string">
            <text:p>rsAktuellKleinsteLaenge</text:p>
          </table:table-cell>
          <table:table-cell office:value-type="string" calcext:value-type="string">
            <text:p>rsPunkteEingeben + 1</text:p>
          </table:table-cell>
          <table:table-cell office:value-type="string" calcext:value-type="string">
            <text:p>aktuell kleinste Länge: %7.4f</text:p>
          </table:table-cell>
          <table:table-cell office:value-type="string" calcext:value-type="string">
            <text:p>current smallest length: %7.4f</text:p>
          </table:table-cell>
          <table:table-cell office:value-type="string" calcext:value-type="string">
            <text:p>longueur actuelle la plus petite : %7.4f</text:p>
          </table:table-cell>
          <table:table-cell table:number-columns-repeated="16378"/>
        </table:table-row>
        <table:table-row table:style-name="ro1">
          <table:table-cell table:formula="of:=[.A76]+1" office:value-type="float" office:value="68" calcext:value-type="float">
            <text:p>68</text:p>
          </table:table-cell>
          <table:table-cell office:value-type="string" calcext:value-type="string">
            <text:p>rsGrenze</text:p>
          </table:table-cell>
          <table:table-cell office:value-type="string" calcext:value-type="string">
            <text:p>rsAktuellKleinsteLaenge + 1</text:p>
          </table:table-cell>
          <table:table-cell office:value-type="string" calcext:value-type="string">
            <text:p>Grenze</text:p>
          </table:table-cell>
          <table:table-cell office:value-type="string" calcext:value-type="string">
            <text:p>limit</text:p>
          </table:table-cell>
          <table:table-cell office:value-type="string" calcext:value-type="string">
            <text:p>Limite</text:p>
          </table:table-cell>
          <table:table-cell table:number-columns-repeated="16378"/>
        </table:table-row>
        <table:table-row table:style-name="ro1">
          <table:table-cell table:formula="of:=[.A77]+1" office:value-type="float" office:value="69" calcext:value-type="float">
            <text:p>69</text:p>
          </table:table-cell>
          <table:table-cell office:value-type="string" calcext:value-type="string">
            <text:p>rsLaenge</text:p>
          </table:table-cell>
          <table:table-cell office:value-type="string" calcext:value-type="string">
            <text:p>rsGrenze + 1</text:p>
          </table:table-cell>
          <table:table-cell office:value-type="string" calcext:value-type="string">
            <text:p>Länge</text:p>
          </table:table-cell>
          <table:table-cell office:value-type="string" calcext:value-type="string">
            <text:p>Length</text:p>
          </table:table-cell>
          <table:table-cell office:value-type="string" calcext:value-type="string">
            <text:p>Longueur</text:p>
          </table:table-cell>
          <table:table-cell table:number-columns-repeated="16378"/>
        </table:table-row>
        <table:table-row table:style-name="ro1">
          <table:table-cell table:formula="of:=[.A78]+1" office:value-type="float" office:value="70" calcext:value-type="float">
            <text:p>70</text:p>
          </table:table-cell>
          <table:table-cell office:value-type="string" calcext:value-type="string">
            <text:p>rsAnfangsUndEndlaenge</text:p>
          </table:table-cell>
          <table:table-cell office:value-type="string" calcext:value-type="string">
            <text:p>rsLaenge + 1</text:p>
          </table:table-cell>
          <table:table-cell office:value-type="string" calcext:value-type="string">
            <text:p>Anfangslänge: %7.4f <text:s text:c="2"/>Endlänge: %7.4f</text:p>
          </table:table-cell>
          <table:table-cell office:value-type="string" calcext:value-type="string">
            <text:p>Initial length: %7.4f Final length: %7.4f</text:p>
          </table:table-cell>
          <table:table-cell office:value-type="string" calcext:value-type="string">
            <text:p>Longueur initiale : %7.4f Longueur finale : %7.4f</text:p>
          </table:table-cell>
          <table:table-cell table:number-columns-repeated="16378"/>
        </table:table-row>
        <table:table-row table:style-name="ro1">
          <table:table-cell table:style-name="ce3"/>
          <table:table-cell table:number-columns-repeated="3" table:style-name="ce3" office:value-type="string" calcext:value-type="string">
            <text:p>// rundreise.lfm</text:p>
          </table:table-cell>
          <table:table-cell table:style-name="ce6" office:value-type="string" calcext:value-type="string">
            <text:p>// <text:s/>rundReis.lfm</text:p>
          </table:table-cell>
          <table:table-cell table:style-name="ce3" office:value-type="string" calcext:value-type="string">
            <text:p>// voyage circulaire.lfm</text:p>
          </table:table-cell>
          <table:table-cell table:style-name="ce3" table:number-columns-repeated="16378"/>
        </table:table-row>
        <table:table-row table:style-name="ro1">
          <table:table-cell table:formula="of:=[.A79]+1" office:value-type="float" office:value="71" calcext:value-type="float">
            <text:p>71</text:p>
          </table:table-cell>
          <table:table-cell office:value-type="string" calcext:value-type="string">
            <text:p>rsWegSalesmanA</text:p>
          </table:table-cell>
          <table:table-cell office:value-type="string" calcext:value-type="string">
            <text:p>rsAnfangsUndEndlaenge + 1</text:p>
          </table:table-cell>
          <table:table-cell office:value-type="string" calcext:value-type="string">
            <text:p>Weg des Handlungsreisenden I <text:s text:c="7"/>( jede Stadt nur einmal besuchen )</text:p>
          </table:table-cell>
          <table:table-cell office:value-type="string" calcext:value-type="string">
            <text:p>Path of the traveling salesman I ( visit each city only once )</text:p>
          </table:table-cell>
          <table:table-cell office:value-type="string" calcext:value-type="string">
            <text:p>Itinéraire du voyageur de commerce I ( ne visiter chaque ville qu'une seule fois )</text:p>
          </table:table-cell>
          <table:table-cell table:number-columns-repeated="16378"/>
        </table:table-row>
        <table:table-row table:style-name="ro1">
          <table:table-cell table:formula="of:=[.A81]+1" office:value-type="float" office:value="72" calcext:value-type="float">
            <text:p>72</text:p>
          </table:table-cell>
          <table:table-cell office:value-type="string" calcext:value-type="string">
            <text:p>rsAnzahlDerStaedte</text:p>
          </table:table-cell>
          <table:table-cell office:value-type="string" calcext:value-type="string">
            <text:p>rsWegSalesmanA + 1</text:p>
          </table:table-cell>
          <table:table-cell office:value-type="string" calcext:value-type="string">
            <text:p>Anzahl der Städte: </text:p>
          </table:table-cell>
          <table:table-cell office:value-type="string" calcext:value-type="string">
            <text:p>Number of cities: </text:p>
          </table:table-cell>
          <table:table-cell office:value-type="string" calcext:value-type="string">
            <text:p>Nombre de villes à visiter : </text:p>
          </table:table-cell>
          <table:table-cell table:number-columns-repeated="16378"/>
        </table:table-row>
        <table:table-row table:style-name="ro1">
          <table:table-cell table:formula="of:=[.A82]+1" office:value-type="float" office:value="73" calcext:value-type="float">
            <text:p>73</text:p>
          </table:table-cell>
          <table:table-cell office:value-type="string" calcext:value-type="string">
            <text:p>rsMethode</text:p>
          </table:table-cell>
          <table:table-cell office:value-type="string" calcext:value-type="string">
            <text:p>rsAnzahlDerStaedte + 1</text:p>
          </table:table-cell>
          <table:table-cell office:value-type="string" calcext:value-type="string">
            <text:p>Methode</text:p>
          </table:table-cell>
          <table:table-cell office:value-type="string" calcext:value-type="string">
            <text:p>Method</text:p>
          </table:table-cell>
          <table:table-cell office:value-type="string" calcext:value-type="string">
            <text:p>Méthode</text:p>
          </table:table-cell>
          <table:table-cell table:number-columns-repeated="16378"/>
        </table:table-row>
        <table:table-row table:style-name="ro1">
          <table:table-cell table:formula="of:=[.A83]+1" office:value-type="float" office:value="74" calcext:value-type="float">
            <text:p>74</text:p>
          </table:table-cell>
          <table:table-cell office:value-type="string" calcext:value-type="string">
            <text:p>rsTAMethode</text:p>
          </table:table-cell>
          <table:table-cell office:value-type="string" calcext:value-type="string">
            <text:p>rsMethode + 1</text:p>
          </table:table-cell>
          <table:table-cell office:value-type="string" calcext:value-type="string">
            <text:p>TA-Methode</text:p>
          </table:table-cell>
          <table:table-cell office:value-type="string" calcext:value-type="string">
            <text:p>TA method</text:p>
          </table:table-cell>
          <table:table-cell office:value-type="string" calcext:value-type="string">
            <text:p>Méthode TA</text:p>
          </table:table-cell>
          <table:table-cell table:number-columns-repeated="16378"/>
        </table:table-row>
        <table:table-row table:style-name="ro1">
          <table:table-cell table:formula="of:=[.A84]+1" office:value-type="float" office:value="75" calcext:value-type="float">
            <text:p>75</text:p>
          </table:table-cell>
          <table:table-cell office:value-type="string" calcext:value-type="string">
            <text:p>rsSAMethode</text:p>
          </table:table-cell>
          <table:table-cell office:value-type="string" calcext:value-type="string">
            <text:p>rsTAMethode + 1</text:p>
          </table:table-cell>
          <table:table-cell office:value-type="string" calcext:value-type="string">
            <text:p>SA-Methode</text:p>
          </table:table-cell>
          <table:table-cell office:value-type="string" calcext:value-type="string">
            <text:p>SA method</text:p>
          </table:table-cell>
          <table:table-cell office:value-type="string" calcext:value-type="string">
            <text:p>Méthode SA</text:p>
          </table:table-cell>
          <table:table-cell table:number-columns-repeated="16378"/>
        </table:table-row>
        <table:table-row table:style-name="ro1">
          <table:table-cell table:formula="of:=[.A85]+1" office:value-type="float" office:value="76" calcext:value-type="float">
            <text:p>76</text:p>
          </table:table-cell>
          <table:table-cell office:value-type="string" calcext:value-type="string">
            <text:p>rsVollstaendigeSuche</text:p>
          </table:table-cell>
          <table:table-cell office:value-type="string" calcext:value-type="string">
            <text:p>rsSAMethode + 1</text:p>
          </table:table-cell>
          <table:table-cell office:value-type="string" calcext:value-type="string">
            <text:p>vollständige Suche</text:p>
          </table:table-cell>
          <table:table-cell office:value-type="string" calcext:value-type="string">
            <text:p>Complete search</text:p>
          </table:table-cell>
          <table:table-cell office:value-type="string" calcext:value-type="string">
            <text:p>recherche complète</text:p>
          </table:table-cell>
          <table:table-cell table:number-columns-repeated="16378"/>
        </table:table-row>
        <table:table-row table:style-name="ro1">
          <table:table-cell table:formula="of:=[.A86]+1" office:value-type="float" office:value="77" calcext:value-type="float">
            <text:p>77</text:p>
          </table:table-cell>
          <table:table-cell office:value-type="string" calcext:value-type="string">
            <text:p>rsStaedteEingeben</text:p>
          </table:table-cell>
          <table:table-cell office:value-type="string" calcext:value-type="string">
            <text:p>rsVollstaendigeSuche + 1</text:p>
          </table:table-cell>
          <table:table-cell office:value-type="string" calcext:value-type="string">
            <text:p>Städte eingeben</text:p>
          </table:table-cell>
          <table:table-cell office:value-type="string" calcext:value-type="string">
            <text:p>Enter cities</text:p>
          </table:table-cell>
          <table:table-cell office:value-type="string" calcext:value-type="string">
            <text:p>Saisir les villes</text:p>
          </table:table-cell>
          <table:table-cell table:number-columns-repeated="16378"/>
        </table:table-row>
        <table:table-row table:style-name="ro1">
          <table:table-cell table:formula="of:=[.A87]+1" office:value-type="float" office:value="78" calcext:value-type="float">
            <text:p>78</text:p>
          </table:table-cell>
          <table:table-cell office:value-type="string" calcext:value-type="string">
            <text:p>rsEntfernungen</text:p>
          </table:table-cell>
          <table:table-cell office:value-type="string" calcext:value-type="string">
            <text:p>rsStaedteEingeben + 1</text:p>
          </table:table-cell>
          <table:table-cell office:value-type="string" calcext:value-type="string">
            <text:p>Entfernungen</text:p>
          </table:table-cell>
          <table:table-cell table:number-columns-repeated="2" office:value-type="string" calcext:value-type="string">
            <text:p>Distances</text:p>
          </table:table-cell>
          <table:table-cell table:number-columns-repeated="16378"/>
        </table:table-row>
        <table:table-row table:style-name="ro1">
          <table:table-cell table:style-name="ce3"/>
          <table:table-cell table:number-columns-repeated="3" table:style-name="ce3" office:value-type="string" calcext:value-type="string">
            <text:p>// zahlraet.pas</text:p>
          </table:table-cell>
          <table:table-cell table:style-name="ce6" office:value-type="string" calcext:value-type="string">
            <text:p>// <text:s/>zahlraet.pas</text:p>
          </table:table-cell>
          <table:table-cell table:style-name="ce3" office:value-type="string" calcext:value-type="string">
            <text:p>// zahlraet.pas</text:p>
          </table:table-cell>
          <table:table-cell table:style-name="ce3" table:number-columns-repeated="16378"/>
        </table:table-row>
        <table:table-row table:style-name="ro1">
          <table:table-cell table:formula="of:=[.A88]+1" office:value-type="float" office:value="79" calcext:value-type="float">
            <text:p>79</text:p>
          </table:table-cell>
          <table:table-cell office:value-type="string" calcext:value-type="string">
            <text:p>rsWert</text:p>
          </table:table-cell>
          <table:table-cell office:value-type="string" calcext:value-type="string">
            <text:p>rsEntfernungen + 1</text:p>
          </table:table-cell>
          <table:table-cell office:value-type="string" calcext:value-type="string">
            <text:p>Wert</text:p>
          </table:table-cell>
          <table:table-cell office:value-type="string" calcext:value-type="string">
            <text:p>Value</text:p>
          </table:table-cell>
          <table:table-cell office:value-type="string" calcext:value-type="string">
            <text:p>Valeur</text:p>
          </table:table-cell>
          <table:table-cell table:number-columns-repeated="16378"/>
        </table:table-row>
        <table:table-row table:style-name="ro1">
          <table:table-cell table:formula="of:=[.A90]+1" office:value-type="float" office:value="80" calcext:value-type="float">
            <text:p>80</text:p>
          </table:table-cell>
          <table:table-cell office:value-type="string" calcext:value-type="string">
            <text:p>rsLoesungenGefunden1</text:p>
          </table:table-cell>
          <table:table-cell office:value-type="string" calcext:value-type="string">
            <text:p>rsWert + 1</text:p>
          </table:table-cell>
          <table:table-cell office:value-type="string" calcext:value-type="string">
            <text:p><text:s/>Lösung(en) gefunden</text:p>
          </table:table-cell>
          <table:table-cell office:value-type="string" calcext:value-type="string">
            <text:p><text:s/>Solution(s) found</text:p>
          </table:table-cell>
          <table:table-cell office:value-type="string" calcext:value-type="string">
            <text:p><text:s/>Solution(s) trouvée(s)</text:p>
          </table:table-cell>
          <table:table-cell table:number-columns-repeated="16378"/>
        </table:table-row>
        <table:table-row table:style-name="ro1">
          <table:table-cell table:formula="of:=[.A91]+1" office:value-type="float" office:value="81" calcext:value-type="float">
            <text:p>81</text:p>
          </table:table-cell>
          <table:table-cell office:value-type="string" calcext:value-type="string">
            <text:p>rsUnzulaessigesZeichen</text:p>
          </table:table-cell>
          <table:table-cell office:value-type="string" calcext:value-type="string">
            <text:p>rsLoesungenGefunden1 + 1</text:p>
          </table:table-cell>
          <table:table-cell office:value-type="string" calcext:value-type="string">
            <text:p>unzulässiges Zeichen</text:p>
          </table:table-cell>
          <table:table-cell office:value-type="string" calcext:value-type="string">
            <text:p>invalid character</text:p>
          </table:table-cell>
          <table:table-cell office:value-type="string" calcext:value-type="string">
            <text:p>caractère non autorisé</text:p>
          </table:table-cell>
          <table:table-cell table:number-columns-repeated="16378"/>
        </table:table-row>
        <table:table-row table:style-name="ro1">
          <table:table-cell table:formula="of:=[.A92]+1" office:value-type="float" office:value="82" calcext:value-type="float">
            <text:p>82</text:p>
          </table:table-cell>
          <table:table-cell office:value-type="string" calcext:value-type="string">
            <text:p>rsUnzulaessigerOperator</text:p>
          </table:table-cell>
          <table:table-cell office:value-type="string" calcext:value-type="string">
            <text:p>rsUnzulaessigesZeichen + 1</text:p>
          </table:table-cell>
          <table:table-cell office:value-type="string" calcext:value-type="string">
            <text:p>unzulässiger Operator</text:p>
          </table:table-cell>
          <table:table-cell office:value-type="string" calcext:value-type="string">
            <text:p>invalid operator</text:p>
          </table:table-cell>
          <table:table-cell office:value-type="string" calcext:value-type="string">
            <text:p>opérateur non autorisé</text:p>
          </table:table-cell>
          <table:table-cell table:number-columns-repeated="16378"/>
        </table:table-row>
        <table:table-row table:style-name="ro1">
          <table:table-cell table:formula="of:=[.A93]+1" office:value-type="float" office:value="83" calcext:value-type="float">
            <text:p>83</text:p>
          </table:table-cell>
          <table:table-cell office:value-type="string" calcext:value-type="string">
            <text:p>rsZuvieleSymbole</text:p>
          </table:table-cell>
          <table:table-cell office:value-type="string" calcext:value-type="string">
            <text:p>rsUnzulaessigerOperator + 1</text:p>
          </table:table-cell>
          <table:table-cell office:value-type="string" calcext:value-type="string">
            <text:p>zuviele Symbole: (</text:p>
          </table:table-cell>
          <table:table-cell office:value-type="string" calcext:value-type="string">
            <text:p>too many symbols: (</text:p>
          </table:table-cell>
          <table:table-cell office:value-type="string" calcext:value-type="string">
            <text:p>trop de symboles : (</text:p>
          </table:table-cell>
          <table:table-cell table:number-columns-repeated="16378"/>
        </table:table-row>
        <table:table-row table:style-name="ro1">
          <table:table-cell table:style-name="ce3"/>
          <table:table-cell table:number-columns-repeated="3" table:style-name="ce3" office:value-type="string" calcext:value-type="string">
            <text:p>// zahlraet.lfm</text:p>
          </table:table-cell>
          <table:table-cell table:style-name="ce6" office:value-type="string" calcext:value-type="string">
            <text:p>// <text:s/>zahlraet.lfm</text:p>
          </table:table-cell>
          <table:table-cell table:style-name="ce3" office:value-type="string" calcext:value-type="string">
            <text:p>// zahlraet.lfm</text:p>
          </table:table-cell>
          <table:table-cell table:style-name="ce3" table:number-columns-repeated="16378"/>
        </table:table-row>
        <table:table-row table:style-name="ro1">
          <table:table-cell table:formula="of:=[.A94]+1" office:value-type="float" office:value="84" calcext:value-type="float">
            <text:p>84</text:p>
          </table:table-cell>
          <table:table-cell office:value-type="string" calcext:value-type="string">
            <text:p>rsOptimierteSuche</text:p>
          </table:table-cell>
          <table:table-cell office:value-type="string" calcext:value-type="string">
            <text:p>rsZuvieleSymbole + 1</text:p>
          </table:table-cell>
          <table:table-cell office:value-type="string" calcext:value-type="string">
            <text:p>optimierte Suche</text:p>
          </table:table-cell>
          <table:table-cell office:value-type="string" calcext:value-type="string">
            <text:p>optimized search</text:p>
          </table:table-cell>
          <table:table-cell office:value-type="string" calcext:value-type="string">
            <text:p>recherche optimisée</text:p>
          </table:table-cell>
          <table:table-cell table:number-columns-repeated="16378"/>
        </table:table-row>
        <table:table-row table:style-name="ro1">
          <table:table-cell table:formula="of:=[.A96]+1" office:value-type="float" office:value="85" calcext:value-type="float">
            <text:p>85</text:p>
          </table:table-cell>
          <table:table-cell office:value-type="string" calcext:value-type="string">
            <text:p>rsEingabe</text:p>
          </table:table-cell>
          <table:table-cell office:value-type="string" calcext:value-type="string">
            <text:p>rsOptimierteSuche + 1</text:p>
          </table:table-cell>
          <table:table-cell office:value-type="string" calcext:value-type="string">
            <text:p>Eingabe</text:p>
          </table:table-cell>
          <table:table-cell office:value-type="string" calcext:value-type="string">
            <text:p>Enter</text:p>
          </table:table-cell>
          <table:table-cell office:value-type="string" calcext:value-type="string">
            <text:p>Entrée</text:p>
          </table:table-cell>
          <table:table-cell table:number-columns-repeated="16378"/>
        </table:table-row>
        <table:table-row table:style-name="ro1">
          <table:table-cell table:style-name="ce3"/>
          <table:table-cell table:number-columns-repeated="3" table:style-name="ce3" office:value-type="string" calcext:value-type="string">
            <text:p>// AlgoInfo.pas</text:p>
          </table:table-cell>
          <table:table-cell table:style-name="ce6" office:value-type="string" calcext:value-type="string">
            <text:p>// <text:s/>AlgoInfo.pas</text:p>
          </table:table-cell>
          <table:table-cell office:value-type="string" calcext:value-type="string">
            <text:p>// AlgoInfo.pas</text:p>
          </table:table-cell>
          <table:table-cell table:style-name="ce3" table:number-columns-repeated="16378"/>
        </table:table-row>
        <table:table-row table:style-name="ro1">
          <table:table-cell table:formula="of:=[.A97]+1" office:value-type="float" office:value="86" calcext:value-type="float">
            <text:p>86</text:p>
          </table:table-cell>
          <table:table-cell office:value-type="string" calcext:value-type="string">
            <text:p>rsInfoNDamen0</text:p>
          </table:table-cell>
          <table:table-cell office:value-type="string" calcext:value-type="string">
            <text:p>rsEingabe + 1</text:p>
          </table:table-cell>
          <table:table-cell office:value-type="string" calcext:value-type="string">
            <text:p>Informationen zum N-Damen Problem</text:p>
          </table:table-cell>
          <table:table-cell office:value-type="string" calcext:value-type="string">
            <text:p>Information on the N queens problem</text:p>
          </table:table-cell>
          <table:table-cell office:value-type="string" calcext:value-type="string">
            <text:p>Informations sur le problème des N dames</text:p>
          </table:table-cell>
          <table:table-cell table:number-columns-repeated="16378"/>
        </table:table-row>
        <table:table-row table:style-name="ro1">
          <table:table-cell table:formula="of:=[.A99]+1" office:value-type="float" office:value="87" calcext:value-type="float">
            <text:p>87</text:p>
          </table:table-cell>
          <table:table-cell office:value-type="string" calcext:value-type="string">
            <text:p>rsInfoNDamen1</text:p>
          </table:table-cell>
          <table:table-cell office:value-type="string" calcext:value-type="string">
            <text:p>rsInfoNDamen0 + 1</text:p>
          </table:table-cell>
          <table:table-cell office:value-type="string" calcext:value-type="string">
            <text:p>Das Programm versucht nach dem Rückverfolgungs-(Backtracking-) Algorithmus N Damen auf einem Spielfeld der Größe NxN so zu plazieren, daß keine Dame eine andere nach den Schachregeln schlagen kann.</text:p>
          </table:table-cell>
          <table:table-cell office:value-type="string" calcext:value-type="string">
            <text:p>The program uses the backtracking algorithm to try to place N queens on a board of size NxN in such a way that no queen can capture another according to the rules of chess.</text:p>
          </table:table-cell>
          <table:table-cell office:value-type="string" calcext:value-type="string">
            <text:p>Le programme tente, selon l'algorithme de traçabilité (backtracking), de placer N dames sur un terrain de taille NxN de telle sorte qu'aucune dame ne puisse en capturer une autre selon les règles des échecs.</text:p>
          </table:table-cell>
          <table:table-cell table:number-columns-repeated="16378"/>
        </table:table-row>
        <table:table-row table:style-name="ro1">
          <table:table-cell table:formula="of:=[.A100]+1" office:value-type="float" office:value="88" calcext:value-type="float">
            <text:p>88</text:p>
          </table:table-cell>
          <table:table-cell office:value-type="string" calcext:value-type="string">
            <text:p>rsInfoNDamen2</text:p>
          </table:table-cell>
          <table:table-cell office:value-type="string" calcext:value-type="string">
            <text:p>rsInfoNDamen1 + 1</text:p>
          </table:table-cell>
          <table:table-cell office:value-type="string" calcext:value-type="string">
            <text:p>Die Feldgröße n (1&lt;=n&lt;=16) kann frei bestimmt werden.</text:p>
          </table:table-cell>
          <table:table-cell office:value-type="string" calcext:value-type="string">
            <text:p>The field size n (1&lt;=n&lt;=16) can be freely determined.</text:p>
          </table:table-cell>
          <table:table-cell office:value-type="string" calcext:value-type="string">
            <text:p>La taille du champ n (1&lt;=n&lt;=16) peut être déterminée librement.</text:p>
          </table:table-cell>
          <table:table-cell table:number-columns-repeated="16378"/>
        </table:table-row>
        <table:table-row table:style-name="ro1">
          <table:table-cell table:formula="of:=[.A101]+1" office:value-type="float" office:value="89" calcext:value-type="float">
            <text:p>89</text:p>
          </table:table-cell>
          <table:table-cell office:value-type="string" calcext:value-type="string">
            <text:p>rsInfoNDamen3</text:p>
          </table:table-cell>
          <table:table-cell office:value-type="string" calcext:value-type="string">
            <text:p>rsInfoNDamen2 + 1</text:p>
          </table:table-cell>
          <table:table-cell office:value-type="string" calcext:value-type="string">
            <text:p>Unabhängige Lösungen sind solche, die sich nicht durch Achsensymmetrie oder Drehungen in einander überführen lassen.</text:p>
          </table:table-cell>
          <table:table-cell office:value-type="string" calcext:value-type="string">
            <text:p>Independent solutions are those that cannot be transformed into each other by axis symmetry or rotations.</text:p>
          </table:table-cell>
          <table:table-cell office:value-type="string" calcext:value-type="string">
            <text:p>Les solutions indépendantes sont celles qui ne peuvent pas être converties l'une en l'autre par symétrie axiale ou par rotation.</text:p>
          </table:table-cell>
          <table:table-cell table:number-columns-repeated="16378"/>
        </table:table-row>
        <table:table-row table:style-name="ro1">
          <table:table-cell table:formula="of:=[.A102]+1" office:value-type="float" office:value="90" calcext:value-type="float">
            <text:p>90</text:p>
          </table:table-cell>
          <table:table-cell office:value-type="string" calcext:value-type="string">
            <text:p>rsInfoNDamen4</text:p>
          </table:table-cell>
          <table:table-cell office:value-type="string" calcext:value-type="string">
            <text:p>rsInfoNDamen3 + 1</text:p>
          </table:table-cell>
          <table:table-cell office:value-type="string" calcext:value-type="string">
            <text:p>Nach Maus-Klick auf eine Lösung wird diese in der Grafik dargestellt.</text:p>
          </table:table-cell>
          <table:table-cell office:value-type="string" calcext:value-type="string">
            <text:p>Click on a solution to display it in the graphic.</text:p>
          </table:table-cell>
          <table:table-cell office:value-type="string" calcext:value-type="string">
            <text:p>Après un clic de souris sur une solution, celle-ci est représentée dans le graphique.</text:p>
          </table:table-cell>
          <table:table-cell table:number-columns-repeated="16378"/>
        </table:table-row>
        <table:table-row table:style-name="ro1">
          <table:table-cell table:formula="of:=[.A103]+1" office:value-type="float" office:value="91" calcext:value-type="float">
            <text:p>91</text:p>
          </table:table-cell>
          <table:table-cell office:value-type="string" calcext:value-type="string">
            <text:p>rsInfoSpringer0</text:p>
          </table:table-cell>
          <table:table-cell office:value-type="string" calcext:value-type="string">
            <text:p>rsInfoNDamen4 + 1</text:p>
          </table:table-cell>
          <table:table-cell office:value-type="string" calcext:value-type="string">
            <text:p>Informationen zur Rundreise des Springers</text:p>
          </table:table-cell>
          <table:table-cell office:value-type="string" calcext:value-type="string">
            <text:p>Information on the round trip of the knight</text:p>
          </table:table-cell>
          <table:table-cell office:value-type="string" calcext:value-type="string">
            <text:p>Informations sur le circuit du sauteur</text:p>
          </table:table-cell>
          <table:table-cell table:number-columns-repeated="16378"/>
        </table:table-row>
        <table:table-row table:style-name="ro1">
          <table:table-cell table:formula="of:=[.A104]+1" office:value-type="float" office:value="92" calcext:value-type="float">
            <text:p>92</text:p>
          </table:table-cell>
          <table:table-cell office:value-type="string" calcext:value-type="string">
            <text:p>rsInfoSpringer1</text:p>
          </table:table-cell>
          <table:table-cell office:value-type="string" calcext:value-type="string">
            <text:p>rsInfoSpringer0 + 1</text:p>
          </table:table-cell>
          <table:table-cell office:value-type="string" calcext:value-type="string">
            <text:p>Das Programm versucht von einer gegebenen Startposition einen Weg des Springers zu finden, so daß jedes Feld genau einmal besucht wird. Es gelten die Regeln des Springerzugs.</text:p>
          </table:table-cell>
          <table:table-cell office:value-type="string" calcext:value-type="string">
            <text:p>The program tries to find a path for the knight from a given starting position so that each square is visited exactly once. The rules of the knight's move apply.</text:p>
          </table:table-cell>
          <table:table-cell office:value-type="string" calcext:value-type="string">
            <text:p>Le programme essaie de trouver un chemin pour le cavalier à partir d'une position de départ donnée, de sorte que chaque case soit visitée exactement une fois. Les règles du tour du cavalier s'appliquent.</text:p>
          </table:table-cell>
          <table:table-cell table:number-columns-repeated="16378"/>
        </table:table-row>
        <table:table-row table:style-name="ro1">
          <table:table-cell table:formula="of:=[.A105]+1" office:value-type="float" office:value="93" calcext:value-type="float">
            <text:p>93</text:p>
          </table:table-cell>
          <table:table-cell office:value-type="string" calcext:value-type="string">
            <text:p>rsSiehe</text:p>
          </table:table-cell>
          <table:table-cell office:value-type="string" calcext:value-type="string">
            <text:p>rsInfoSpringer1 + 1</text:p>
          </table:table-cell>
          <table:table-cell office:value-type="string" calcext:value-type="string">
            <text:p>siehe:</text:p>
          </table:table-cell>
          <table:table-cell office:value-type="string" calcext:value-type="string">
            <text:p>see</text:p>
          </table:table-cell>
          <table:table-cell office:value-type="string" calcext:value-type="string">
            <text:p>voir :</text:p>
          </table:table-cell>
          <table:table-cell table:number-columns-repeated="16378"/>
        </table:table-row>
        <table:table-row table:style-name="ro1">
          <table:table-cell table:formula="of:=[.A106]+1" office:value-type="float" office:value="94" calcext:value-type="float">
            <text:p>94</text:p>
          </table:table-cell>
          <table:table-cell office:value-type="string" calcext:value-type="string">
            <text:p>rsAchtung</text:p>
          </table:table-cell>
          <table:table-cell office:value-type="string" calcext:value-type="string">
            <text:p>rsSiehe + 1</text:p>
          </table:table-cell>
          <table:table-cell office:value-type="string" calcext:value-type="string">
            <text:p>Achtung: </text:p>
          </table:table-cell>
          <table:table-cell office:value-type="string" calcext:value-type="string">
            <text:p>Caution: </text:p>
          </table:table-cell>
          <table:table-cell office:value-type="string" calcext:value-type="string">
            <text:p>Attention : </text:p>
          </table:table-cell>
          <table:table-cell table:number-columns-repeated="16378"/>
        </table:table-row>
        <table:table-row table:style-name="ro1">
          <table:table-cell table:formula="of:=[.A107]+1" office:value-type="float" office:value="95" calcext:value-type="float">
            <text:p>95</text:p>
          </table:table-cell>
          <table:table-cell office:value-type="string" calcext:value-type="string">
            <text:p>rsInfoSpringer2</text:p>
          </table:table-cell>
          <table:table-cell office:value-type="string" calcext:value-type="string">
            <text:p>rsAchtung + 1</text:p>
          </table:table-cell>
          <table:table-cell office:value-type="string" calcext:value-type="string">
            <text:p>Die Suche kann sehr lange dauern! Daher nur kleine Felder wählen!</text:p>
          </table:table-cell>
          <table:table-cell office:value-type="string" calcext:value-type="string">
            <text:p>The search can take a very long time! Therefore only select small fields!</text:p>
          </table:table-cell>
          <table:table-cell office:value-type="string" calcext:value-type="string">
            <text:p>La recherche peut durer très longtemps ! C'est pourquoi il ne faut choisir que des petites cases !</text:p>
          </table:table-cell>
          <table:table-cell table:number-columns-repeated="16378"/>
        </table:table-row>
        <table:table-row table:style-name="ro1">
          <table:table-cell table:formula="of:=[.A108]+1" office:value-type="float" office:value="96" calcext:value-type="float">
            <text:p>96</text:p>
          </table:table-cell>
          <table:table-cell office:value-type="string" calcext:value-type="string">
            <text:p>rsInfoSpringer3</text:p>
          </table:table-cell>
          <table:table-cell office:value-type="string" calcext:value-type="string">
            <text:p>rsInfoSpringer2 + 1</text:p>
          </table:table-cell>
          <table:table-cell office:value-type="string" calcext:value-type="string">
            <text:p>Nach Maus-Klick auf eine Lösung werden die Springerzüge in der Grafik animiert.</text:p>
          </table:table-cell>
          <table:table-cell office:value-type="string" calcext:value-type="string">
            <text:p>When you click on a solution with the mouse, the jumpers are animated in the graphic.</text:p>
          </table:table-cell>
          <table:table-cell office:value-type="string" calcext:value-type="string">
            <text:p>Après un clic de souris sur une solution, les coups du cavalier sont animés dans le graphique.</text:p>
          </table:table-cell>
          <table:table-cell table:number-columns-repeated="16378"/>
        </table:table-row>
        <table:table-row table:style-name="ro1">
          <table:table-cell table:formula="of:=[.A109]+1" office:value-type="float" office:value="97" calcext:value-type="float">
            <text:p>97</text:p>
          </table:table-cell>
          <table:table-cell office:value-type="string" calcext:value-type="string">
            <text:p>rsInfoSalesmanA0</text:p>
          </table:table-cell>
          <table:table-cell office:value-type="string" calcext:value-type="string">
            <text:p>rsInfoSpringer3 + 1</text:p>
          </table:table-cell>
          <table:table-cell office:value-type="string" calcext:value-type="string">
            <text:p>Informationen zum Rundweg des Handlungsreisenden I</text:p>
          </table:table-cell>
          <table:table-cell office:value-type="string" calcext:value-type="string">
            <text:p>Information on the circuit of the traveling salesman I</text:p>
          </table:table-cell>
          <table:table-cell office:value-type="string" calcext:value-type="string">
            <text:p>Informations sur le circuit du voyageur de commerce I</text:p>
          </table:table-cell>
          <table:table-cell table:number-columns-repeated="16378"/>
        </table:table-row>
        <table:table-row table:style-name="ro1">
          <table:table-cell table:formula="of:=[.A110]+1" office:value-type="float" office:value="98" calcext:value-type="float">
            <text:p>98</text:p>
          </table:table-cell>
          <table:table-cell office:value-type="string" calcext:value-type="string">
            <text:p>rsInfoSalesmanA1</text:p>
          </table:table-cell>
          <table:table-cell office:value-type="string" calcext:value-type="string">
            <text:p>rsInfoSalesmanA0 + 1</text:p>
          </table:table-cell>
          <table:table-cell office:value-type="string" calcext:value-type="string">
            <text:p>Das Programm versucht einen Rundweg so zu ermitteln, daß jeder Ort nur einmal besucht wird und die Fahrstrecke möglichst klein wird. Es ist vorausgesetzt, daß alle Orte verbunden sind!</text:p>
          </table:table-cell>
          <table:table-cell office:value-type="string" calcext:value-type="string">
            <text:p>The program attempts to determine a circular route in such a way that each location is only visited once and the route is as short as possible. It is assumed that all locations are connected!</text:p>
          </table:table-cell>
          <table:table-cell office:value-type="string" calcext:value-type="string">
            <text:p>Le programme essaie de déterminer un circuit de manière à ce que chaque lieu ne soit visité qu'une seule fois et que la distance parcourue soit la plus petite possible. Il est supposé que tous les lieux sont reliés entre eux !</text:p>
          </table:table-cell>
          <table:table-cell table:number-columns-repeated="16378"/>
        </table:table-row>
        <table:table-row table:style-name="ro1">
          <table:table-cell table:formula="of:=[.A111]+1" office:value-type="float" office:value="99" calcext:value-type="float">
            <text:p>99</text:p>
          </table:table-cell>
          <table:table-cell office:value-type="string" calcext:value-type="string">
            <text:p>rsInfoSalesmanA2</text:p>
          </table:table-cell>
          <table:table-cell office:value-type="string" calcext:value-type="string">
            <text:p>rsInfoSalesmanA1 + 1</text:p>
          </table:table-cell>
          <table:table-cell office:value-type="string" calcext:value-type="string">
            <text:p>Neben der Backtracking-Methode (vollständige Suche) sind noch zwei Algorithmen implementiert, die nicht das Backtracking benutzen und nicht immer die kleinste Fahrstrecke liefern. Dafür sind sie wesentlich schneller</text:p>
          </table:table-cell>
          <table:table-cell office:value-type="string" calcext:value-type="string">
            <text:p>In addition to the backtracking method (complete search), two algorithms are implemented which do not use backtracking and do not always provide the shortest route. But they are much faster</text:p>
          </table:table-cell>
          <table:table-cell office:value-type="string" calcext:value-type="string">
            <text:p>Outre la méthode de backtracking (recherche complète), deux autres algorithmes sont implémentés, qui n'utilisent pas le backtracking et ne fournissent pas toujours la plus petite distance parcourue. En revanche, ils sont beaucoup plus rapides</text:p>
          </table:table-cell>
          <table:table-cell table:number-columns-repeated="16378"/>
        </table:table-row>
        <table:table-row table:style-name="ro1">
          <table:table-cell table:formula="of:=[.A112]+1" office:value-type="float" office:value="100" calcext:value-type="float">
            <text:p>100</text:p>
          </table:table-cell>
          <table:table-cell office:value-type="string" calcext:value-type="string">
            <text:p>rsSieheCtJannuar1994</text:p>
          </table:table-cell>
          <table:table-cell office:value-type="string" calcext:value-type="string">
            <text:p>rsInfoSalesmanA2 + 1</text:p>
          </table:table-cell>
          <table:table-cell office:value-type="string" calcext:value-type="string">
            <text:p>siehe c''t Jannuar 1994</text:p>
          </table:table-cell>
          <table:table-cell office:value-type="string" calcext:value-type="string">
            <text:p>see c't January 1994</text:p>
          </table:table-cell>
          <table:table-cell office:value-type="string" calcext:value-type="string">
            <text:p>voir c''t janvier 1994</text:p>
          </table:table-cell>
          <table:table-cell table:number-columns-repeated="16378"/>
        </table:table-row>
        <table:table-row table:style-name="ro1">
          <table:table-cell table:formula="of:=[.A113]+1" office:value-type="float" office:value="101" calcext:value-type="float">
            <text:p>101</text:p>
          </table:table-cell>
          <table:table-cell office:value-type="string" calcext:value-type="string">
            <text:p>rsInfoSAAlgorithmus0</text:p>
          </table:table-cell>
          <table:table-cell office:value-type="string" calcext:value-type="string">
            <text:p>rsSieheCtJannuar1994 + 1</text:p>
          </table:table-cell>
          <table:table-cell office:value-type="string" calcext:value-type="string">
            <text:p>Algorithmen abgeleitet aus Verhalten einer Schmelze beim Erstarren.</text:p>
          </table:table-cell>
          <table:table-cell office:value-type="string" calcext:value-type="string">
            <text:p>Algorithms derived from the behavior of a melt during solidification.</text:p>
          </table:table-cell>
          <table:table-cell office:value-type="string" calcext:value-type="string">
            <text:p>Algorithmes dérivés du comportement d'une masse fondue lors de la solidification.</text:p>
          </table:table-cell>
          <table:table-cell table:number-columns-repeated="16378"/>
        </table:table-row>
        <table:table-row table:style-name="ro1">
          <table:table-cell table:formula="of:=[.A114]+1" office:value-type="float" office:value="102" calcext:value-type="float">
            <text:p>102</text:p>
          </table:table-cell>
          <table:table-cell office:value-type="string" calcext:value-type="string">
            <text:p>rsInfoSAAlgorithmus1</text:p>
          </table:table-cell>
          <table:table-cell office:value-type="string" calcext:value-type="string">
            <text:p>rsInfoSAAlgorithmus0 + 1</text:p>
          </table:table-cell>
          <table:table-cell office:value-type="string" calcext:value-type="string">
            <text:p>SA - Simulated-Annealing-Algorithmus; Simuliertes Erstarren (1983; IBM)</text:p>
          </table:table-cell>
          <table:table-cell office:value-type="string" calcext:value-type="string">
            <text:p>SA - Simulated Annealing Algorithm; Simulated Solidification (1983; IBM)</text:p>
          </table:table-cell>
          <table:table-cell office:value-type="string" calcext:value-type="string">
            <text:p>SA - Simulated-Annealing-Algorithmus ; solidification simulée (1983 ; IBM)</text:p>
          </table:table-cell>
          <table:table-cell table:number-columns-repeated="16378"/>
        </table:table-row>
        <table:table-row table:style-name="ro1">
          <table:table-cell table:formula="of:=[.A115]+1" office:value-type="float" office:value="103" calcext:value-type="float">
            <text:p>103</text:p>
          </table:table-cell>
          <table:table-cell office:value-type="string" calcext:value-type="string">
            <text:p>rsInfoTAAlgoritmus</text:p>
          </table:table-cell>
          <table:table-cell office:value-type="string" calcext:value-type="string">
            <text:p>rsInfoSAAlgorithmus1 + 1</text:p>
          </table:table-cell>
          <table:table-cell office:value-type="string" calcext:value-type="string">
            <text:p>TA - Threshold-Accepting-Algoritmus</text:p>
          </table:table-cell>
          <table:table-cell office:value-type="string" calcext:value-type="string">
            <text:p>TA - Threshold-Accepting-Algorithm</text:p>
          </table:table-cell>
          <table:table-cell office:value-type="string" calcext:value-type="string">
            <text:p>TA - Algorithme d'acceptation des seuils.</text:p>
          </table:table-cell>
          <table:table-cell table:number-columns-repeated="16378"/>
        </table:table-row>
        <table:table-row table:style-name="ro1">
          <table:table-cell table:formula="of:=[.A116]+1" office:value-type="float" office:value="104" calcext:value-type="float">
            <text:p>104</text:p>
          </table:table-cell>
          <table:table-cell office:value-type="string" calcext:value-type="string">
            <text:p>rsSchwellenakzeptanz</text:p>
          </table:table-cell>
          <table:table-cell office:value-type="string" calcext:value-type="string">
            <text:p>rsInfoTAAlgoritmus + 1</text:p>
          </table:table-cell>
          <table:table-cell office:value-type="string" calcext:value-type="string">
            <text:p>Schwellenakzeptanz (1990; IBM, Dueck, Scheuer) </text:p>
          </table:table-cell>
          <table:table-cell office:value-type="string" calcext:value-type="string">
            <text:p>Threshold acceptance (1990; IBM, Dueck, Scheuer) </text:p>
          </table:table-cell>
          <table:table-cell office:value-type="string" calcext:value-type="string">
            <text:p>Acceptation du seuil (1990 ; IBM, Dueck, Scheuer) </text:p>
          </table:table-cell>
          <table:table-cell table:number-columns-repeated="16378"/>
        </table:table-row>
        <table:table-row table:style-name="ro1">
          <table:table-cell table:formula="of:=[.A117]+1" office:value-type="float" office:value="105" calcext:value-type="float">
            <text:p>105</text:p>
          </table:table-cell>
          <table:table-cell office:value-type="string" calcext:value-type="string">
            <text:p>rsBEGINNESA</text:p>
          </table:table-cell>
          <table:table-cell office:value-type="string" calcext:value-type="string">
            <text:p>rsSchwellenakzeptanz + 1</text:p>
          </table:table-cell>
          <table:table-cell office:value-type="string" calcext:value-type="string">
            <text:p>BEGINNE <text:s/>{SA bzw. TA zur Minimierung}</text:p>
          </table:table-cell>
          <table:table-cell office:value-type="string" calcext:value-type="string">
            <text:p>BEGIN {SA or TA for minimization}</text:p>
          </table:table-cell>
          <table:table-cell office:value-type="string" calcext:value-type="string">
            <text:p>COMMENCER {SA ou TA pour minimiser}</text:p>
          </table:table-cell>
          <table:table-cell table:number-columns-repeated="16378"/>
        </table:table-row>
        <table:table-row table:style-name="ro1">
          <table:table-cell table:formula="of:=[.A118]+1" office:value-type="float" office:value="106" calcext:value-type="float">
            <text:p>106</text:p>
          </table:table-cell>
          <table:table-cell office:value-type="string" calcext:value-type="string">
            <text:p>rsWaehleKonfiguration</text:p>
          </table:table-cell>
          <table:table-cell office:value-type="string" calcext:value-type="string">
            <text:p>rsBEGINNESA + 1</text:p>
          </table:table-cell>
          <table:table-cell office:value-type="string" calcext:value-type="string">
            <text:p>wähle eine Ausgangskonfiguration;</text:p>
          </table:table-cell>
          <table:table-cell office:value-type="string" calcext:value-type="string">
            <text:p>select an initial configuration;</text:p>
          </table:table-cell>
          <table:table-cell office:value-type="string" calcext:value-type="string">
            <text:p>choisis une configuration de sortie ;</text:p>
          </table:table-cell>
          <table:table-cell table:number-columns-repeated="16378"/>
        </table:table-row>
        <table:table-row table:style-name="ro1">
          <table:table-cell table:formula="of:=[.A119]+1" office:value-type="float" office:value="107" calcext:value-type="float">
            <text:p>107</text:p>
          </table:table-cell>
          <table:table-cell office:value-type="string" calcext:value-type="string">
            <text:p>rsWaehleAnfangswert</text:p>
          </table:table-cell>
          <table:table-cell office:value-type="string" calcext:value-type="string">
            <text:p>rsWaehleKonfiguration + 1</text:p>
          </table:table-cell>
          <table:table-cell office:value-type="string" calcext:value-type="string">
            <text:p>wähle einen Anfangswert T&gt;0;</text:p>
          </table:table-cell>
          <table:table-cell office:value-type="string" calcext:value-type="string">
            <text:p>choose an initial value T&gt;0;</text:p>
          </table:table-cell>
          <table:table-cell office:value-type="string" calcext:value-type="string">
            <text:p>choisis une valeur initiale T&gt;0 ;</text:p>
          </table:table-cell>
          <table:table-cell table:number-columns-repeated="16378"/>
        </table:table-row>
        <table:table-row table:style-name="ro1">
          <table:table-cell table:formula="of:=[.A120]+1" office:value-type="float" office:value="108" calcext:value-type="float">
            <text:p>108</text:p>
          </table:table-cell>
          <table:table-cell office:value-type="string" calcext:value-type="string">
            <text:p>rsWIEDERHOLE</text:p>
          </table:table-cell>
          <table:table-cell office:value-type="string" calcext:value-type="string">
            <text:p>rsWaehleAnfangswert + 1</text:p>
          </table:table-cell>
          <table:table-cell office:value-type="string" calcext:value-type="string">
            <text:p>WIEDERHOLE</text:p>
          </table:table-cell>
          <table:table-cell office:value-type="string" calcext:value-type="string">
            <text:p>REPEAT</text:p>
          </table:table-cell>
          <table:table-cell office:value-type="string" calcext:value-type="string">
            <text:p>RÉPÉTEZ</text:p>
          </table:table-cell>
          <table:table-cell table:number-columns-repeated="16378"/>
        </table:table-row>
        <table:table-row table:style-name="ro1">
          <table:table-cell table:formula="of:=[.A121]+1" office:value-type="float" office:value="109" calcext:value-type="float">
            <text:p>109</text:p>
          </table:table-cell>
          <table:table-cell office:value-type="string" calcext:value-type="string">
            <text:p>rsWIEDERHOLE1</text:p>
          </table:table-cell>
          <table:table-cell office:value-type="string" calcext:value-type="string">
            <text:p>rsWIEDERHOLE + 1</text:p>
          </table:table-cell>
          <table:table-cell office:value-type="string" calcext:value-type="string">
            <text:p><text:s text:c="2"/>WIEDERHOLE</text:p>
          </table:table-cell>
          <table:table-cell office:value-type="string" calcext:value-type="string">
            <text:p><text:s text:c="2"/>REPEAT</text:p>
          </table:table-cell>
          <table:table-cell office:value-type="string" calcext:value-type="string">
            <text:p><text:s text:c="2"/>REPETITION</text:p>
          </table:table-cell>
          <table:table-cell table:number-columns-repeated="16378"/>
        </table:table-row>
        <table:table-row table:style-name="ro1">
          <table:table-cell table:formula="of:=[.A122]+1" office:value-type="float" office:value="110" calcext:value-type="float">
            <text:p>110</text:p>
          </table:table-cell>
          <table:table-cell office:value-type="string" calcext:value-type="string">
            <text:p>rsWaehleNeueKonfig</text:p>
          </table:table-cell>
          <table:table-cell office:value-type="string" calcext:value-type="string">
            <text:p>rsWIEDERHOLE1 + 1</text:p>
          </table:table-cell>
          <table:table-cell office:value-type="string" calcext:value-type="string">
            <text:p><text:s text:c="4"/>wähle eine neue Konfiguration, die eine kleine Änderung der</text:p>
          </table:table-cell>
          <table:table-cell office:value-type="string" calcext:value-type="string">
            <text:p><text:s text:c="4"/>select a new configuration, which is a small change of the</text:p>
          </table:table-cell>
          <table:table-cell office:value-type="string" calcext:value-type="string">
            <text:p><text:s text:c="4"/>choisissez une nouvelle configuration, qui est une petite modification de la</text:p>
          </table:table-cell>
          <table:table-cell table:number-columns-repeated="16378"/>
        </table:table-row>
        <table:table-row table:style-name="ro1">
          <table:table-cell table:formula="of:=[.A123]+1" office:value-type="float" office:value="111" calcext:value-type="float">
            <text:p>111</text:p>
          </table:table-cell>
          <table:table-cell office:value-type="string" calcext:value-type="string">
            <text:p>rsAltenKonfiguration</text:p>
          </table:table-cell>
          <table:table-cell office:value-type="string" calcext:value-type="string">
            <text:p>rsWaehleNeueKonfig + 1</text:p>
          </table:table-cell>
          <table:table-cell office:value-type="string" calcext:value-type="string">
            <text:p><text:s text:c="4"/>alten Konfiguration ist;</text:p>
          </table:table-cell>
          <table:table-cell office:value-type="string" calcext:value-type="string">
            <text:p><text:s text:c="4"/>old configuration;</text:p>
          </table:table-cell>
          <table:table-cell office:value-type="string" calcext:value-type="string">
            <text:p><text:s text:c="4"/>ancienne configuration ;</text:p>
          </table:table-cell>
          <table:table-cell table:number-columns-repeated="16378"/>
        </table:table-row>
        <table:table-row table:style-name="ro1">
          <table:table-cell table:formula="of:=[.A124]+1" office:value-type="float" office:value="112" calcext:value-type="float">
            <text:p>112</text:p>
          </table:table-cell>
          <table:table-cell office:value-type="string" calcext:value-type="string">
            <text:p>rsBerechneQualitaetsfkt</text:p>
          </table:table-cell>
          <table:table-cell office:value-type="string" calcext:value-type="string">
            <text:p>rsAltenKonfiguration + 1</text:p>
          </table:table-cell>
          <table:table-cell office:value-type="string" calcext:value-type="string">
            <text:p><text:s text:c="4"/>berechne die Qualitätsfunktion Q der neuen Konfiguration;</text:p>
          </table:table-cell>
          <table:table-cell office:value-type="string" calcext:value-type="string">
            <text:p><text:s text:c="4"/>calculate the quality function Q of the new configuration;</text:p>
          </table:table-cell>
          <table:table-cell office:value-type="string" calcext:value-type="string">
            <text:p><text:s text:c="4"/>calcule la fonction de qualité Q de la nouvelle configuration ;</text:p>
          </table:table-cell>
          <table:table-cell table:number-columns-repeated="16378"/>
        </table:table-row>
        <table:table-row table:style-name="ro1">
          <table:table-cell table:formula="of:=[.A125]+1" office:value-type="float" office:value="113" calcext:value-type="float">
            <text:p>113</text:p>
          </table:table-cell>
          <table:table-cell office:value-type="string" calcext:value-type="string">
            <text:p>rsDEQneuQalt</text:p>
          </table:table-cell>
          <table:table-cell office:value-type="string" calcext:value-type="string">
            <text:p>rsBerechneQualitaetsfkt + 1</text:p>
          </table:table-cell>
          <table:table-cell office:value-type="string" calcext:value-type="string">
            <text:p><text:s text:c="4"/>DE:=Q(neu)-Q(alt);</text:p>
          </table:table-cell>
          <table:table-cell office:value-type="string" calcext:value-type="string">
            <text:p><text:s text:c="4"/>DE:=Q(new)-Q(old);</text:p>
          </table:table-cell>
          <table:table-cell office:value-type="string" calcext:value-type="string">
            <text:p><text:s text:c="4"/>DE:=Q(nouveau)-Q(ancien) ;</text:p>
          </table:table-cell>
          <table:table-cell table:number-columns-repeated="16378"/>
        </table:table-row>
        <table:table-row table:style-name="ro1">
          <table:table-cell table:formula="of:=[.A126]+1" office:value-type="float" office:value="114" calcext:value-type="float">
            <text:p>114</text:p>
          </table:table-cell>
          <table:table-cell office:value-type="string" calcext:value-type="string">
            <text:p>rsWENNDE0</text:p>
          </table:table-cell>
          <table:table-cell office:value-type="string" calcext:value-type="string">
            <text:p>rsDEQneuQalt + 1</text:p>
          </table:table-cell>
          <table:table-cell office:value-type="string" calcext:value-type="string">
            <text:p><text:s text:c="4"/>WENN DE&lt;0</text:p>
          </table:table-cell>
          <table:table-cell office:value-type="string" calcext:value-type="string">
            <text:p><text:s text:c="4"/>IF DE&lt;0</text:p>
          </table:table-cell>
          <table:table-cell office:value-type="string" calcext:value-type="string">
            <text:p><text:s text:c="4"/>SI DE&lt;0</text:p>
          </table:table-cell>
          <table:table-cell table:number-columns-repeated="16378"/>
        </table:table-row>
        <table:table-row table:style-name="ro1">
          <table:table-cell table:formula="of:=[.A127]+1" office:value-type="float" office:value="115" calcext:value-type="float">
            <text:p>115</text:p>
          </table:table-cell>
          <table:table-cell office:value-type="string" calcext:value-type="string">
            <text:p>rsDANNAlteKonfigneueKonfig</text:p>
          </table:table-cell>
          <table:table-cell office:value-type="string" calcext:value-type="string">
            <text:p>rsWENNDE0 + 1</text:p>
          </table:table-cell>
          <table:table-cell office:value-type="string" calcext:value-type="string">
            <text:p><text:s text:c="7"/>DANN alte Konfiguration:=neue Konfiguration</text:p>
          </table:table-cell>
          <table:table-cell office:value-type="string" calcext:value-type="string">
            <text:p><text:s text:c="7"/>THEN old configuration:=new configuration</text:p>
          </table:table-cell>
          <table:table-cell office:value-type="string" calcext:value-type="string">
            <text:p><text:s text:c="7"/>ALORS ancienne configuration:=nouvelle configuration</text:p>
          </table:table-cell>
          <table:table-cell table:number-columns-repeated="16378"/>
        </table:table-row>
        <table:table-row table:style-name="ro1">
          <table:table-cell table:formula="of:=[.A128]+1" office:value-type="float" office:value="116" calcext:value-type="float">
            <text:p>116</text:p>
          </table:table-cell>
          <table:table-cell office:value-type="string" calcext:value-type="string">
            <text:p>rsSONSTWENNZufallszahlexpDEkT</text:p>
          </table:table-cell>
          <table:table-cell office:value-type="string" calcext:value-type="string">
            <text:p>rsDANNAlteKonfigneueKonfig + 1</text:p>
          </table:table-cell>
          <table:table-cell office:value-type="string" calcext:value-type="string">
            <text:p><text:s text:c="7"/>SONST WENN Zufallszahl&lt;exp(-DE/(kT))</text:p>
          </table:table-cell>
          <table:table-cell office:value-type="string" calcext:value-type="string">
            <text:p><text:s text:c="7"/>OTHERWISE IF random number&lt;exp(-DE/(kT))</text:p>
          </table:table-cell>
          <table:table-cell office:value-type="string" calcext:value-type="string">
            <text:p><text:s text:c="7"/>SI nombre aléatoire&lt;exp(-DE/(kT))</text:p>
          </table:table-cell>
          <table:table-cell table:number-columns-repeated="16378"/>
        </table:table-row>
        <table:table-row table:style-name="ro1">
          <table:table-cell table:formula="of:=[.A129]+1" office:value-type="float" office:value="117" calcext:value-type="float">
            <text:p>117</text:p>
          </table:table-cell>
          <table:table-cell office:value-type="string" calcext:value-type="string">
            <text:p>rsDANNAlteKonfigneueKonfig1</text:p>
          </table:table-cell>
          <table:table-cell office:value-type="string" calcext:value-type="string">
            <text:p>rsSONSTWENNZufallszahlexpDEkT + 1</text:p>
          </table:table-cell>
          <table:table-cell office:value-type="string" calcext:value-type="string">
            <text:p><text:s text:c="13"/>DANN alte Konfiguration:=neue Konfiguration</text:p>
          </table:table-cell>
          <table:table-cell office:value-type="string" calcext:value-type="string">
            <text:p><text:s text:c="13"/>THEN old configuration:=new configuration</text:p>
          </table:table-cell>
          <table:table-cell office:value-type="string" calcext:value-type="string">
            <text:p><text:s text:c="13"/>ALORS ancienne configuration:=nouvelle configuration</text:p>
          </table:table-cell>
          <table:table-cell table:number-columns-repeated="16378"/>
        </table:table-row>
        <table:table-row table:style-name="ro1">
          <table:table-cell table:formula="of:=[.A130]+1" office:value-type="float" office:value="118" calcext:value-type="float">
            <text:p>118</text:p>
          </table:table-cell>
          <table:table-cell office:value-type="string" calcext:value-type="string">
            <text:p>rsWENNDET</text:p>
          </table:table-cell>
          <table:table-cell office:value-type="string" calcext:value-type="string">
            <text:p>rsDANNAlteKonfigneueKonfig1 + 1</text:p>
          </table:table-cell>
          <table:table-cell office:value-type="string" calcext:value-type="string">
            <text:p><text:s text:c="4"/>WENN DE&lt;T</text:p>
          </table:table-cell>
          <table:table-cell office:value-type="string" calcext:value-type="string">
            <text:p><text:s text:c="4"/>IF DE&lt;T</text:p>
          </table:table-cell>
          <table:table-cell office:value-type="string" calcext:value-type="string">
            <text:p><text:s text:c="4"/>SI DE&lt;T</text:p>
          </table:table-cell>
          <table:table-cell table:number-columns-repeated="16378"/>
        </table:table-row>
        <table:table-row table:style-name="ro1">
          <table:table-cell table:formula="of:=[.A131]+1" office:value-type="float" office:value="119" calcext:value-type="float">
            <text:p>119</text:p>
          </table:table-cell>
          <table:table-cell office:value-type="string" calcext:value-type="string">
            <text:p>rsDANNAlteKonfigneueKonfig2</text:p>
          </table:table-cell>
          <table:table-cell office:value-type="string" calcext:value-type="string">
            <text:p>rsWENNDET + 1</text:p>
          </table:table-cell>
          <table:table-cell office:value-type="string" calcext:value-type="string">
            <text:p><text:s text:c="7"/>DANN alte Konfiguration:=neue Konfiguration </text:p>
          </table:table-cell>
          <table:table-cell office:value-type="string" calcext:value-type="string">
            <text:p><text:s text:c="7"/>THEN old configuration:=new configuration </text:p>
          </table:table-cell>
          <table:table-cell office:value-type="string" calcext:value-type="string">
            <text:p><text:s text:c="7"/>ALORS ancienne configuration:=nouvelle configuration </text:p>
          </table:table-cell>
          <table:table-cell table:number-columns-repeated="16378"/>
        </table:table-row>
        <table:table-row table:style-name="ro1">
          <table:table-cell table:formula="of:=[.A132]+1" office:value-type="float" office:value="120" calcext:value-type="float">
            <text:p>120</text:p>
          </table:table-cell>
          <table:table-cell office:value-type="string" calcext:value-type="string">
            <text:p>rsBISrQualitaetOk</text:p>
          </table:table-cell>
          <table:table-cell office:value-type="string" calcext:value-type="string">
            <text:p>rsDANNAlteKonfigneueKonfig2 + 1</text:p>
          </table:table-cell>
          <table:table-cell office:value-type="string" calcext:value-type="string">
            <text:p><text:s text:c="2"/>BIS lange keine Erniedrigung der Qualität;</text:p>
          </table:table-cell>
          <table:table-cell office:value-type="string" calcext:value-type="string">
            <text:p><text:s text:c="2"/>UNTIL long no reduction in quality;</text:p>
          </table:table-cell>
          <table:table-cell office:value-type="string" calcext:value-type="string">
            <text:p><text:s text:c="2"/>BIS longtemps pas de dégradation de la qualité ;</text:p>
          </table:table-cell>
          <table:table-cell table:number-columns-repeated="16378"/>
        </table:table-row>
        <table:table-row table:style-name="ro1">
          <table:table-cell table:formula="of:=[.A133]+1" office:value-type="float" office:value="121" calcext:value-type="float">
            <text:p>121</text:p>
          </table:table-cell>
          <table:table-cell office:value-type="string" calcext:value-type="string">
            <text:p>rsVerringereT</text:p>
          </table:table-cell>
          <table:table-cell office:value-type="string" calcext:value-type="string">
            <text:p>rsBISrQualitaetOk + 1</text:p>
          </table:table-cell>
          <table:table-cell office:value-type="string" calcext:value-type="string">
            <text:p><text:s text:c="2"/>verringere T;</text:p>
          </table:table-cell>
          <table:table-cell office:value-type="string" calcext:value-type="string">
            <text:p><text:s text:c="2"/>reduce T;</text:p>
          </table:table-cell>
          <table:table-cell office:value-type="string" calcext:value-type="string">
            <text:p><text:s text:c="2"/>diminution de T ;</text:p>
          </table:table-cell>
          <table:table-cell table:number-columns-repeated="16378"/>
        </table:table-row>
        <table:table-row table:style-name="ro1">
          <table:table-cell table:formula="of:=[.A134]+1" office:value-type="float" office:value="122" calcext:value-type="float">
            <text:p>122</text:p>
          </table:table-cell>
          <table:table-cell office:value-type="string" calcext:value-type="string">
            <text:p>rsBISQualitaetsfktKonst</text:p>
          </table:table-cell>
          <table:table-cell office:value-type="string" calcext:value-type="string">
            <text:p>rsVerringereT + 1</text:p>
          </table:table-cell>
          <table:table-cell office:value-type="string" calcext:value-type="string">
            <text:p>BIS überhaupt keine Verringerung der Qualitätsfunktion mehr;</text:p>
          </table:table-cell>
          <table:table-cell office:value-type="string" calcext:value-type="string">
            <text:p>UNTIL no further reduction of the quality function at all;</text:p>
          </table:table-cell>
          <table:table-cell office:value-type="string" calcext:value-type="string">
            <text:p>JUSQU'A plus du tout de diminution de la fonction qualité ;</text:p>
          </table:table-cell>
          <table:table-cell table:number-columns-repeated="16378"/>
        </table:table-row>
        <table:table-row table:style-name="ro1">
          <table:table-cell table:formula="of:=[.A135]+1" office:value-type="float" office:value="123" calcext:value-type="float">
            <text:p>123</text:p>
          </table:table-cell>
          <table:table-cell office:value-type="string" calcext:value-type="string">
            <text:p>rsENDE</text:p>
          </table:table-cell>
          <table:table-cell office:value-type="string" calcext:value-type="string">
            <text:p>rsBISQualitaetsfktKonst + 1</text:p>
          </table:table-cell>
          <table:table-cell office:value-type="string" calcext:value-type="string">
            <text:p>ENDE.</text:p>
          </table:table-cell>
          <table:table-cell office:value-type="string" calcext:value-type="string">
            <text:p>END.</text:p>
          </table:table-cell>
          <table:table-cell office:value-type="string" calcext:value-type="string">
            <text:p>FIN.</text:p>
          </table:table-cell>
          <table:table-cell table:number-columns-repeated="16378"/>
        </table:table-row>
        <table:table-row table:style-name="ro1">
          <table:table-cell table:formula="of:=[.A136]+1" office:value-type="float" office:value="124" calcext:value-type="float">
            <text:p>124</text:p>
          </table:table-cell>
          <table:table-cell office:value-type="string" calcext:value-type="string">
            <text:p>rsKlickZwischenloesung</text:p>
          </table:table-cell>
          <table:table-cell office:value-type="string" calcext:value-type="string">
            <text:p>rsENDE + 1</text:p>
          </table:table-cell>
          <table:table-cell office:value-type="string" calcext:value-type="string">
            <text:p>Nach Maus-Klick auf eine Zwischenlösung wird der Rundweg in der Grafik animiert.</text:p>
          </table:table-cell>
          <table:table-cell office:value-type="string" calcext:value-type="string">
            <text:p>After clicking on an intermediate solution, the circular route is animated in the graphic.</text:p>
          </table:table-cell>
          <table:table-cell office:value-type="string" calcext:value-type="string">
            <text:p>Après avoir cliqué avec la souris sur une solution intermédiaire, le circuit s'anime dans le graphique.</text:p>
          </table:table-cell>
          <table:table-cell table:number-columns-repeated="16378"/>
        </table:table-row>
        <table:table-row table:style-name="ro1">
          <table:table-cell table:formula="of:=[.A137]+1" office:value-type="float" office:value="125" calcext:value-type="float">
            <text:p>125</text:p>
          </table:table-cell>
          <table:table-cell office:value-type="string" calcext:value-type="string">
            <text:p>rsInfoSalesmanB0</text:p>
          </table:table-cell>
          <table:table-cell office:value-type="string" calcext:value-type="string">
            <text:p>rsKlickZwischenloesung + 1</text:p>
          </table:table-cell>
          <table:table-cell office:value-type="string" calcext:value-type="string">
            <text:p>Informationen zum Rundweg des Handlungsreisenden II</text:p>
          </table:table-cell>
          <table:table-cell office:value-type="string" calcext:value-type="string">
            <text:p>Information on the circular route of the traveling salesman II</text:p>
          </table:table-cell>
          <table:table-cell office:value-type="string" calcext:value-type="string">
            <text:p>Informations sur le circuit du voyageur de commerce II</text:p>
          </table:table-cell>
          <table:table-cell table:number-columns-repeated="16378"/>
        </table:table-row>
        <table:table-row table:style-name="ro1">
          <table:table-cell table:formula="of:=[.A138]+1" office:value-type="float" office:value="126" calcext:value-type="float">
            <text:p>126</text:p>
          </table:table-cell>
          <table:table-cell office:value-type="string" calcext:value-type="string">
            <text:p>rsInfoSalesmanB1</text:p>
          </table:table-cell>
          <table:table-cell office:value-type="string" calcext:value-type="string">
            <text:p>rsInfoSalesmanB0 + 1</text:p>
          </table:table-cell>
          <table:table-cell office:value-type="string" calcext:value-type="string">
            <text:p>Das Programm versucht einen Rundweg so zu ermitteln, daß die Fahrstrecke möglichst klein wird. Dabei dürfen die Orte mehrmals besucht werden und Straßen teilweise in beiden Richtungen durchfahren werden.</text:p>
          </table:table-cell>
          <table:table-cell office:value-type="string" calcext:value-type="string">
            <text:p>The program attempts to determine a circular route in such a way that the travel distance is as short as possible. Places may be visited several times and roads may be traveled in both directions.</text:p>
          </table:table-cell>
          <table:table-cell office:value-type="string" calcext:value-type="string">
            <text:p>Le programme essaie de déterminer un circuit de manière à ce que la distance parcourue soit la plus petite possible. Les lieux peuvent être visités plusieurs fois et les routes peuvent parfois être traversées dans les deux sens.</text:p>
          </table:table-cell>
          <table:table-cell table:number-columns-repeated="16378"/>
        </table:table-row>
        <table:table-row table:style-name="ro1">
          <table:table-cell table:formula="of:=[.A139]+1" office:value-type="float" office:value="127" calcext:value-type="float">
            <text:p>127</text:p>
          </table:table-cell>
          <table:table-cell office:value-type="string" calcext:value-type="string">
            <text:p>rsInfoSalesmanB2</text:p>
          </table:table-cell>
          <table:table-cell office:value-type="string" calcext:value-type="string">
            <text:p>rsInfoSalesmanB1 + 1</text:p>
          </table:table-cell>
          <table:table-cell office:value-type="string" calcext:value-type="string">
            <text:p>Die Orte und Entfernungen können frei gewählt werden.</text:p>
          </table:table-cell>
          <table:table-cell office:value-type="string" calcext:value-type="string">
            <text:p>The locations and distances can be freely selected.</text:p>
          </table:table-cell>
          <table:table-cell office:value-type="string" calcext:value-type="string">
            <text:p>Les lieux et les distances peuvent être choisis librement.</text:p>
          </table:table-cell>
          <table:table-cell table:number-columns-repeated="16378"/>
        </table:table-row>
        <table:table-row table:style-name="ro1">
          <table:table-cell table:formula="of:=[.A140]+1" office:value-type="float" office:value="128" calcext:value-type="float">
            <text:p>128</text:p>
          </table:table-cell>
          <table:table-cell office:value-type="string" calcext:value-type="string">
            <text:p>rsInfoSalesmanB3</text:p>
          </table:table-cell>
          <table:table-cell office:value-type="string" calcext:value-type="string">
            <text:p>rsInfoSalesmanB2 + 1</text:p>
          </table:table-cell>
          <table:table-cell office:value-type="string" calcext:value-type="string">
            <text:p>Ein Leerfeld oder 0 in der Entfernungsmatrix bedeutet: keine Verbindung.</text:p>
          </table:table-cell>
          <table:table-cell office:value-type="string" calcext:value-type="string">
            <text:p>An empty field or 0 in the distance matrix means: no connection.</text:p>
          </table:table-cell>
          <table:table-cell office:value-type="string" calcext:value-type="string">
            <text:p>Une case vide ou un 0 dans la matrice des distances signifie : pas de liaison.</text:p>
          </table:table-cell>
          <table:table-cell table:number-columns-repeated="16378"/>
        </table:table-row>
        <table:table-row table:style-name="ro1">
          <table:table-cell table:formula="of:=[.A141]+1" office:value-type="float" office:value="129" calcext:value-type="float">
            <text:p>129</text:p>
          </table:table-cell>
          <table:table-cell office:value-type="string" calcext:value-type="string">
            <text:p>rsInfoSalesmanB4</text:p>
          </table:table-cell>
          <table:table-cell office:value-type="string" calcext:value-type="string">
            <text:p>rsInfoSalesmanB3 + 1</text:p>
          </table:table-cell>
          <table:table-cell office:value-type="string" calcext:value-type="string">
            <text:p>Einbahnstraßen werden je nach Richtung in gelb oder aqua dargestellt.</text:p>
          </table:table-cell>
          <table:table-cell office:value-type="string" calcext:value-type="string">
            <text:p>One-way streets are shown in yellow or aqua, depending on the direction.</text:p>
          </table:table-cell>
          <table:table-cell office:value-type="string" calcext:value-type="string">
            <text:p>Les rues à sens unique sont représentées en jaune ou en aqua selon la direction.</text:p>
          </table:table-cell>
          <table:table-cell table:number-columns-repeated="16378"/>
        </table:table-row>
        <table:table-row table:style-name="ro1">
          <table:table-cell table:formula="of:=[.A142]+1" office:value-type="float" office:value="130" calcext:value-type="float">
            <text:p>130</text:p>
          </table:table-cell>
          <table:table-cell office:value-type="string" calcext:value-type="string">
            <text:p>rsInfoZahlenraetsel0</text:p>
          </table:table-cell>
          <table:table-cell office:value-type="string" calcext:value-type="string">
            <text:p>rsInfoSalesmanB4 + 1</text:p>
          </table:table-cell>
          <table:table-cell office:value-type="string" calcext:value-type="string">
            <text:p>Informationen zur Lösung des Zahlenrätsels</text:p>
          </table:table-cell>
          <table:table-cell office:value-type="string" calcext:value-type="string">
            <text:p>Information on solving the number puzzle</text:p>
          </table:table-cell>
          <table:table-cell office:value-type="string" calcext:value-type="string">
            <text:p>Informations sur la solution de l'énigme numérique</text:p>
          </table:table-cell>
          <table:table-cell table:number-columns-repeated="16378"/>
        </table:table-row>
        <table:table-row table:style-name="ro1">
          <table:table-cell table:formula="of:=[.A143]+1" office:value-type="float" office:value="131" calcext:value-type="float">
            <text:p>131</text:p>
          </table:table-cell>
          <table:table-cell office:value-type="string" calcext:value-type="string">
            <text:p>rsInfoZahlenraetsel1</text:p>
          </table:table-cell>
          <table:table-cell office:value-type="string" calcext:value-type="string">
            <text:p>rsInfoZahlenraetsel0 + 1</text:p>
          </table:table-cell>
          <table:table-cell office:value-type="string" calcext:value-type="string">
            <text:p>Wie bei Zahlenrätseln üblich stellt jeder Buchstabe eine Ziffer dar.</text:p>
          </table:table-cell>
          <table:table-cell office:value-type="string" calcext:value-type="string">
            <text:p>As is usual with number puzzles, each letter represents a digit.</text:p>
          </table:table-cell>
          <table:table-cell office:value-type="string" calcext:value-type="string">
            <text:p>Comme il est d'usage pour les énigmes numériques, chaque lettre représente un chiffre.</text:p>
          </table:table-cell>
          <table:table-cell table:number-columns-repeated="16378"/>
        </table:table-row>
        <table:table-row table:style-name="ro1">
          <table:table-cell table:formula="of:=[.A144]+1" office:value-type="float" office:value="132" calcext:value-type="float">
            <text:p>132</text:p>
          </table:table-cell>
          <table:table-cell office:value-type="string" calcext:value-type="string">
            <text:p>rsInfoZahlenraetsel2</text:p>
          </table:table-cell>
          <table:table-cell office:value-type="string" calcext:value-type="string">
            <text:p>rsInfoZahlenraetsel1 + 1</text:p>
          </table:table-cell>
          <table:table-cell office:value-type="string" calcext:value-type="string">
            <text:p>Das Programm sucht durch Ausprobieren alle Lösungen.</text:p>
          </table:table-cell>
          <table:table-cell office:value-type="string" calcext:value-type="string">
            <text:p>The program searches for all solutions by trial and error.</text:p>
          </table:table-cell>
          <table:table-cell office:value-type="string" calcext:value-type="string">
            <text:p>Le programme recherche toutes les solutions par tâtonnement.</text:p>
          </table:table-cell>
          <table:table-cell table:number-columns-repeated="16378"/>
        </table:table-row>
        <table:table-row table:style-name="ro1">
          <table:table-cell table:formula="of:=[.A145]+1" office:value-type="float" office:value="133" calcext:value-type="float">
            <text:p>133</text:p>
          </table:table-cell>
          <table:table-cell office:value-type="string" calcext:value-type="string">
            <text:p>rsInfoHausVomNikolaus0</text:p>
          </table:table-cell>
          <table:table-cell office:value-type="string" calcext:value-type="string">
            <text:p>rsInfoZahlenraetsel2 + 1</text:p>
          </table:table-cell>
          <table:table-cell office:value-type="string" calcext:value-type="string">
            <text:p>Informationen zum Haus vom Nikolaus</text:p>
          </table:table-cell>
          <table:table-cell office:value-type="string" calcext:value-type="string">
            <text:p>Information about Santa's house</text:p>
          </table:table-cell>
          <table:table-cell office:value-type="string" calcext:value-type="string">
            <text:p>Informations sur la maison du Père Noël</text:p>
          </table:table-cell>
          <table:table-cell table:number-columns-repeated="16378"/>
        </table:table-row>
        <table:table-row table:style-name="ro1">
          <table:table-cell table:formula="of:=[.A146]+1" office:value-type="float" office:value="134" calcext:value-type="float">
            <text:p>134</text:p>
          </table:table-cell>
          <table:table-cell office:value-type="string" calcext:value-type="string">
            <text:p>rsInfoHausVomNikolaus1</text:p>
          </table:table-cell>
          <table:table-cell office:value-type="string" calcext:value-type="string">
            <text:p>rsInfoHausVomNikolaus0 + 1</text:p>
          </table:table-cell>
          <table:table-cell office:value-type="string" calcext:value-type="string">
            <text:p>Das Programm kann alle Lösungen des bekannten Problems finden</text:p>
          </table:table-cell>
          <table:table-cell office:value-type="string" calcext:value-type="string">
            <text:p>The program can find all solutions to the known problem</text:p>
          </table:table-cell>
          <table:table-cell office:value-type="string" calcext:value-type="string">
            <text:p>Le programme peut trouver toutes les solutions du problème connu.</text:p>
          </table:table-cell>
          <table:table-cell table:number-columns-repeated="16378"/>
        </table:table-row>
        <table:table-row table:style-name="ro1">
          <table:table-cell table:formula="of:=[.A147]+1" office:value-type="float" office:value="135" calcext:value-type="float">
            <text:p>135</text:p>
          </table:table-cell>
          <table:table-cell office:value-type="string" calcext:value-type="string">
            <text:p>rsInfoHausVomNikolaus2</text:p>
          </table:table-cell>
          <table:table-cell office:value-type="string" calcext:value-type="string">
            <text:p>rsInfoHausVomNikolaus1 + 1</text:p>
          </table:table-cell>
          <table:table-cell office:value-type="string" calcext:value-type="string">
            <text:p>Der Startpunkt ist frei wählbar</text:p>
          </table:table-cell>
          <table:table-cell office:value-type="string" calcext:value-type="string">
            <text:p>The starting point is freely selectable</text:p>
          </table:table-cell>
          <table:table-cell office:value-type="string" calcext:value-type="string">
            <text:p>Le point de départ peut être choisi librement</text:p>
          </table:table-cell>
          <table:table-cell table:number-columns-repeated="16378"/>
        </table:table-row>
        <table:table-row table:style-name="ro1">
          <table:table-cell table:formula="of:=[.A148]+1" office:value-type="float" office:value="136" calcext:value-type="float">
            <text:p>136</text:p>
          </table:table-cell>
          <table:table-cell office:value-type="string" calcext:value-type="string">
            <text:p>rsKlickLoesung</text:p>
          </table:table-cell>
          <table:table-cell office:value-type="string" calcext:value-type="string">
            <text:p>rsInfoHausVomNikolaus2 + 1</text:p>
          </table:table-cell>
          <table:table-cell office:value-type="string" calcext:value-type="string">
            <text:p>Nach Maus-Klick auf eine Lösung wird sie in der Grafik animiert dargestellt.</text:p>
          </table:table-cell>
          <table:table-cell office:value-type="string" calcext:value-type="string">
            <text:p>After clicking on a solution, it is displayed animated in the graphic.</text:p>
          </table:table-cell>
          <table:table-cell office:value-type="string" calcext:value-type="string">
            <text:p>Après un clic de souris sur une solution, celle-ci est représentée de manière animée dans le graphique.</text:p>
          </table:table-cell>
          <table:table-cell table:number-columns-repeated="16378"/>
        </table:table-row>
        <table:table-row table:style-name="ro1">
          <table:table-cell table:formula="of:=[.A149]+1" office:value-type="float" office:value="137" calcext:value-type="float">
            <text:p>137</text:p>
          </table:table-cell>
          <table:table-cell office:value-type="string" calcext:value-type="string">
            <text:p>rsInfoAutorouting0</text:p>
          </table:table-cell>
          <table:table-cell office:value-type="string" calcext:value-type="string">
            <text:p>rsKlickLoesung + 1</text:p>
          </table:table-cell>
          <table:table-cell office:value-type="string" calcext:value-type="string">
            <text:p>Autorouting nach dem Lee-Algorithmus</text:p>
          </table:table-cell>
          <table:table-cell office:value-type="string" calcext:value-type="string">
            <text:p>Autorouting according to the Lee algorithm</text:p>
          </table:table-cell>
          <table:table-cell office:value-type="string" calcext:value-type="string">
            <text:p>Autorouting selon l'algorithme de Lee</text:p>
          </table:table-cell>
          <table:table-cell table:number-columns-repeated="16378"/>
        </table:table-row>
        <table:table-row table:style-name="ro1">
          <table:table-cell table:formula="of:=[.A150]+1" office:value-type="float" office:value="138" calcext:value-type="float">
            <text:p>138</text:p>
          </table:table-cell>
          <table:table-cell office:value-type="string" calcext:value-type="string">
            <text:p>rsInfoAutorouting1</text:p>
          </table:table-cell>
          <table:table-cell office:value-type="string" calcext:value-type="string">
            <text:p>rsInfoAutorouting0 + 1</text:p>
          </table:table-cell>
          <table:table-cell office:value-type="string" calcext:value-type="string">
            <text:p>Das Programm versucht eine Anzahl von Punkten überkreuzungsfrei zu verbinden.</text:p>
          </table:table-cell>
          <table:table-cell office:value-type="string" calcext:value-type="string">
            <text:p>The program attempts to connect a number of points without crossing them.</text:p>
          </table:table-cell>
          <table:table-cell office:value-type="string" calcext:value-type="string">
            <text:p>Le programme essaie de relier un certain nombre de points sans les croiser.</text:p>
          </table:table-cell>
          <table:table-cell table:number-columns-repeated="16378"/>
        </table:table-row>
        <table:table-row table:style-name="ro1">
          <table:table-cell table:formula="of:=[.A151]+1" office:value-type="float" office:value="139" calcext:value-type="float">
            <text:p>139</text:p>
          </table:table-cell>
          <table:table-cell office:value-type="string" calcext:value-type="string">
            <text:p>rsInfoAutorouting2</text:p>
          </table:table-cell>
          <table:table-cell office:value-type="string" calcext:value-type="string">
            <text:p>rsInfoAutorouting1 + 1</text:p>
          </table:table-cell>
          <table:table-cell office:value-type="string" calcext:value-type="string">
            <text:p>Praktischer Hintergrund ist z.B. das Erstellen einer Platine.</text:p>
          </table:table-cell>
          <table:table-cell office:value-type="string" calcext:value-type="string">
            <text:p>Practical background is e.g. the creation of a circuit board.</text:p>
          </table:table-cell>
          <table:table-cell office:value-type="string" calcext:value-type="string">
            <text:p>L'arrière-plan pratique est par exemple la création d'un circuit imprimé.</text:p>
          </table:table-cell>
          <table:table-cell table:number-columns-repeated="16378"/>
        </table:table-row>
        <table:table-row table:style-name="ro1">
          <table:table-cell table:formula="of:=[.A152]+1" office:value-type="float" office:value="140" calcext:value-type="float">
            <text:p>140</text:p>
          </table:table-cell>
          <table:table-cell office:value-type="string" calcext:value-type="string">
            <text:p>rsInfoLeeAlgo0</text:p>
          </table:table-cell>
          <table:table-cell office:value-type="string" calcext:value-type="string">
            <text:p>rsInfoAutorouting2 + 1</text:p>
          </table:table-cell>
          <table:table-cell office:value-type="string" calcext:value-type="string">
            <text:p>Von dem Anfangspunkt läßt man Wellen ausgehen, bis der Endpunkt erreicht ist oder keine neue Wellenfront mehr erzeugt werden kann.</text:p>
          </table:table-cell>
          <table:table-cell office:value-type="string" calcext:value-type="string">
            <text:p>Waves are sent out from the starting point until the end point is reached or no new wave front can be generated.</text:p>
          </table:table-cell>
          <table:table-cell office:value-type="string" calcext:value-type="string">
            <text:p>On laisse partir des ondes du point de départ jusqu'à ce que le point final soit atteint ou qu'il ne soit plus possible de générer un nouveau front d'onde.</text:p>
          </table:table-cell>
          <table:table-cell table:number-columns-repeated="16378"/>
        </table:table-row>
        <table:table-row table:style-name="ro1">
          <table:table-cell table:formula="of:=[.A153]+1" office:value-type="float" office:value="141" calcext:value-type="float">
            <text:p>141</text:p>
          </table:table-cell>
          <table:table-cell office:value-type="string" calcext:value-type="string">
            <text:p>rsInfoLeeAlgo1</text:p>
          </table:table-cell>
          <table:table-cell office:value-type="string" calcext:value-type="string">
            <text:p>rsInfoLeeAlgo0 + 1</text:p>
          </table:table-cell>
          <table:table-cell office:value-type="string" calcext:value-type="string">
            <text:p>Im 1. Fall wird der Weg vom Endpunkt zum Anfangspunkt zurückverfolgt (Lee-Algorithmus). Dies ist auch der kürzeste Weg, den man erzeugen kann.</text:p>
          </table:table-cell>
          <table:table-cell office:value-type="string" calcext:value-type="string">
            <text:p>In the first case, the path from the end point is traced back to the starting point (Lee algorithm). This is also the shortest path that can be generated.</text:p>
          </table:table-cell>
          <table:table-cell office:value-type="string" calcext:value-type="string">
            <text:p>Dans le premier cas, on retrace le chemin du point final au point initial (algorithme de Lee). Il s'agit également du chemin le plus court qui peut être généré.</text:p>
          </table:table-cell>
          <table:table-cell table:number-columns-repeated="16378"/>
        </table:table-row>
        <table:table-row table:style-name="ro1">
          <table:table-cell table:formula="of:=[.A154]+1" office:value-type="float" office:value="142" calcext:value-type="float">
            <text:p>142</text:p>
          </table:table-cell>
          <table:table-cell office:value-type="string" calcext:value-type="string">
            <text:p>rsInfoLeeAlgo2</text:p>
          </table:table-cell>
          <table:table-cell office:value-type="string" calcext:value-type="string">
            <text:p>rsInfoLeeAlgo1 + 1</text:p>
          </table:table-cell>
          <table:table-cell office:value-type="string" calcext:value-type="string">
            <text:p>Im 2. Fall - der Endpunkt wurde nicht erreicht - wird ein zuvor ermittelter Weg gelöscht und ein neuer Versuch gestartet. (Backtracking)</text:p>
          </table:table-cell>
          <table:table-cell office:value-type="string" calcext:value-type="string">
            <text:p>In the 2nd case - the end point was not reached - a previously determined path is deleted and a new attempt is started. (backtracking)</text:p>
          </table:table-cell>
          <table:table-cell office:value-type="string" calcext:value-type="string">
            <text:p>Dans le 2e cas - le point final n'a pas été atteint - un chemin déterminé précédemment est effacé et une nouvelle tentative est lancée. (Backtracking)</text:p>
          </table:table-cell>
          <table:table-cell table:number-columns-repeated="16378"/>
        </table:table-row>
        <table:table-row table:style-name="ro1">
          <table:table-cell table:formula="of:=[.A155]+1" office:value-type="float" office:value="143" calcext:value-type="float">
            <text:p>143</text:p>
          </table:table-cell>
          <table:table-cell office:value-type="string" calcext:value-type="string">
            <text:p>rsSZBCt390Seite240</text:p>
          </table:table-cell>
          <table:table-cell office:value-type="string" calcext:value-type="string">
            <text:p>rsInfoLeeAlgo2 + 1</text:p>
          </table:table-cell>
          <table:table-cell office:value-type="string" calcext:value-type="string">
            <text:p>(s. z.B. c''t 3/90 <text:s/>Seite 240)</text:p>
          </table:table-cell>
          <table:table-cell office:value-type="string" calcext:value-type="string">
            <text:p>(see e.g. c't 3/90 page 240)</text:p>
          </table:table-cell>
          <table:table-cell office:value-type="string" calcext:value-type="string">
            <text:p>(voir par exemple c''t 3/90 page 240).</text:p>
          </table:table-cell>
          <table:table-cell table:number-columns-repeated="16378"/>
        </table:table-row>
        <table:table-row table:style-name="ro1">
          <table:table-cell table:formula="of:=[.A156]+1" office:value-type="float" office:value="144" calcext:value-type="float">
            <text:p>144</text:p>
          </table:table-cell>
          <table:table-cell office:value-type="string" calcext:value-type="string">
            <text:p>rsInfoAutorouting3</text:p>
          </table:table-cell>
          <table:table-cell office:value-type="string" calcext:value-type="string">
            <text:p>rsSZBCt390Seite240 + 1</text:p>
          </table:table-cell>
          <table:table-cell office:value-type="string" calcext:value-type="string">
            <text:p>Der zweite Algorithmus versucht den Weg direkt zu finden. Es werden nicht immer Lösungen gefunden! Darüber hinaus ist auch das Zeitverhalten schlechter.</text:p>
          </table:table-cell>
          <table:table-cell office:value-type="string" calcext:value-type="string">
            <text:p>The second algorithm tries to find the path directly. Solutions are not always found! In addition, the time behavior is also worse.</text:p>
          </table:table-cell>
          <table:table-cell office:value-type="string" calcext:value-type="string">
            <text:p>Le deuxième algorithme essaie de trouver le chemin directement. Il ne trouve pas toujours de solutions ! En outre, le comportement temporel est également moins bon.</text:p>
          </table:table-cell>
          <table:table-cell table:number-columns-repeated="16378"/>
        </table:table-row>
        <table:table-row table:style-name="ro1">
          <table:table-cell table:formula="of:=[.A157]+1" office:value-type="float" office:value="145" calcext:value-type="float">
            <text:p>145</text:p>
          </table:table-cell>
          <table:table-cell office:value-type="string" calcext:value-type="string">
            <text:p>rsVierFarbenProblem0</text:p>
          </table:table-cell>
          <table:table-cell office:value-type="string" calcext:value-type="string">
            <text:p>rsInfoAutorouting3 + 1</text:p>
          </table:table-cell>
          <table:table-cell office:value-type="string" calcext:value-type="string">
            <text:p>Vier-Farben-Problem</text:p>
          </table:table-cell>
          <table:table-cell office:value-type="string" calcext:value-type="string">
            <text:p>Four-color problem</text:p>
          </table:table-cell>
          <table:table-cell office:value-type="string" calcext:value-type="string">
            <text:p>Problème des quatre couleurs</text:p>
          </table:table-cell>
          <table:table-cell table:number-columns-repeated="16378"/>
        </table:table-row>
        <table:table-row table:style-name="ro1">
          <table:table-cell table:formula="of:=[.A158]+1" office:value-type="float" office:value="146" calcext:value-type="float">
            <text:p>146</text:p>
          </table:table-cell>
          <table:table-cell office:value-type="string" calcext:value-type="string">
            <text:p>rsVierFarbenProblem1</text:p>
          </table:table-cell>
          <table:table-cell office:value-type="string" calcext:value-type="string">
            <text:p>rsVierFarbenProblem0 + 1</text:p>
          </table:table-cell>
          <table:table-cell office:value-type="string" calcext:value-type="string">
            <text:p>Das Programm versucht eine Anzahl von Flächen mit möglichst wenig Farben so einzufärben, daß Flächen mit gemeinsamer Grenze nicht die gleiche Farbe besitzen.</text:p>
          </table:table-cell>
          <table:table-cell office:value-type="string" calcext:value-type="string">
            <text:p>The program tries to color a number of areas with as few colors as possible in such a way that areas with a common border do not have the same color.</text:p>
          </table:table-cell>
          <table:table-cell office:value-type="string" calcext:value-type="string">
            <text:p>Le programme essaie de colorer un certain nombre de surfaces avec le moins de couleurs possible, de manière à ce que les surfaces ayant une limite commune n'aient pas la même couleur.</text:p>
          </table:table-cell>
          <table:table-cell table:number-columns-repeated="16378"/>
        </table:table-row>
        <table:table-row table:style-name="ro1">
          <table:table-cell table:formula="of:=[.A159]+1" office:value-type="float" office:value="147" calcext:value-type="float">
            <text:p>147</text:p>
          </table:table-cell>
          <table:table-cell office:value-type="string" calcext:value-type="string">
            <text:p>rsVierFarbenProblem2</text:p>
          </table:table-cell>
          <table:table-cell office:value-type="string" calcext:value-type="string">
            <text:p>rsVierFarbenProblem1 + 1</text:p>
          </table:table-cell>
          <table:table-cell office:value-type="string" calcext:value-type="string">
            <text:p>Praktischer Hintergrund ist z.B. das Erstellen von Atlanten (politische Karten).</text:p>
          </table:table-cell>
          <table:table-cell office:value-type="string" calcext:value-type="string">
            <text:p>Practical background is e.g. the creation of atlases (political maps).</text:p>
          </table:table-cell>
          <table:table-cell office:value-type="string" calcext:value-type="string">
            <text:p>Le contexte pratique est par exemple la création d'atlas (cartes politiques).</text:p>
          </table:table-cell>
          <table:table-cell table:number-columns-repeated="16378"/>
        </table:table-row>
        <table:table-row table:style-name="ro1">
          <table:table-cell table:formula="of:=[.A160]+1" office:value-type="float" office:value="148" calcext:value-type="float">
            <text:p>148</text:p>
          </table:table-cell>
          <table:table-cell office:value-type="string" calcext:value-type="string">
            <text:p>rsVierFarbenProblem3</text:p>
          </table:table-cell>
          <table:table-cell office:value-type="string" calcext:value-type="string">
            <text:p>rsVierFarbenProblem2 + 1</text:p>
          </table:table-cell>
          <table:table-cell office:value-type="string" calcext:value-type="string">
            <text:p>Das zugrundeliegende Vierfarbenproblem wurde erst vor einiger Zeit mathematisch korrekt bewiesen.</text:p>
          </table:table-cell>
          <table:table-cell office:value-type="string" calcext:value-type="string">
            <text:p>The underlying four-color problem was proven mathematically correct only some time ago.</text:p>
          </table:table-cell>
          <table:table-cell office:value-type="string" calcext:value-type="string">
            <text:p>Le problème sous-jacent des quatre couleurs n'a été correctement démontré mathématiquement qu'il y a quelque temps.</text:p>
          </table:table-cell>
          <table:table-cell table:number-columns-repeated="16378"/>
        </table:table-row>
        <table:table-row table:style-name="ro1">
          <table:table-cell table:formula="of:=[.A161]+1" office:value-type="float" office:value="149" calcext:value-type="float">
            <text:p>149</text:p>
          </table:table-cell>
          <table:table-cell office:value-type="string" calcext:value-type="string">
            <text:p>rsVierFarbenProblem4</text:p>
          </table:table-cell>
          <table:table-cell office:value-type="string" calcext:value-type="string">
            <text:p>rsVierFarbenProblem3 + 1</text:p>
          </table:table-cell>
          <table:table-cell office:value-type="string" calcext:value-type="string">
            <text:p>In dem Programm können max. 20 Rechteckflächen beliebig ineinander verschachtelt werden. Bedingung ist allerdings, daß die Flächen zusammenhängend bleiben.</text:p>
          </table:table-cell>
          <table:table-cell office:value-type="string" calcext:value-type="string">
            <text:p>A maximum of 20 rectangular areas can be nested in the program. The condition is, however, that the areas remain contiguous.</text:p>
          </table:table-cell>
          <table:table-cell office:value-type="string" calcext:value-type="string">
            <text:p>Dans le programme, 20 surfaces rectangulaires au maximum peuvent être imbriquées les unes dans les autres à volonté. La condition est toutefois que les surfaces restent contiguës.</text:p>
          </table:table-cell>
          <table:table-cell table:number-columns-repeated="16378"/>
        </table:table-row>
        <table:table-row table:style-name="ro1">
          <table:table-cell table:formula="of:=[.A162]+1" office:value-type="float" office:value="150" calcext:value-type="float">
            <text:p>150</text:p>
          </table:table-cell>
          <table:table-cell office:value-type="string" calcext:value-type="string">
            <text:p>rsRucksackProblem0</text:p>
          </table:table-cell>
          <table:table-cell office:value-type="string" calcext:value-type="string">
            <text:p>rsVierFarbenProblem4 + 1</text:p>
          </table:table-cell>
          <table:table-cell office:value-type="string" calcext:value-type="string">
            <text:p>Rucksack-Problem</text:p>
          </table:table-cell>
          <table:table-cell office:value-type="string" calcext:value-type="string">
            <text:p>Backpack problem</text:p>
          </table:table-cell>
          <table:table-cell office:value-type="string" calcext:value-type="string">
            <text:p>Problème du sac à dos</text:p>
          </table:table-cell>
          <table:table-cell table:number-columns-repeated="16378"/>
        </table:table-row>
        <table:table-row table:style-name="ro1">
          <table:table-cell table:formula="of:=[.A163]+1" office:value-type="float" office:value="151" calcext:value-type="float">
            <text:p>151</text:p>
          </table:table-cell>
          <table:table-cell office:value-type="string" calcext:value-type="string">
            <text:p>rsRucksackProblem1</text:p>
          </table:table-cell>
          <table:table-cell office:value-type="string" calcext:value-type="string">
            <text:p>rsRucksackProblem0 + 1</text:p>
          </table:table-cell>
          <table:table-cell office:value-type="string" calcext:value-type="string">
            <text:p>Das Programm versucht eine Anzahl von Gegenständen in einen Rucksack zu packen, sodaß bei einer vorgegebener Gewichtsbegrenzung der Gesamtwert der Gegenstände möglichst groß ist.</text:p>
          </table:table-cell>
          <table:table-cell office:value-type="string" calcext:value-type="string">
            <text:p>The program tries to pack a number of objects into a rucksack so that the total value of the objects is as large as possible for a given weight limit.</text:p>
          </table:table-cell>
          <table:table-cell office:value-type="string" calcext:value-type="string">
            <text:p>Le programme essaie de placer un certain nombre d'objets dans un sac à dos de manière à ce que la valeur totale des objets soit la plus grande possible pour une limite de poids donnée.</text:p>
          </table:table-cell>
          <table:table-cell table:number-columns-repeated="16378"/>
        </table:table-row>
        <table:table-row table:style-name="ro1">
          <table:table-cell table:formula="of:=[.A164]+1" office:value-type="float" office:value="152" calcext:value-type="float">
            <text:p>152</text:p>
          </table:table-cell>
          <table:table-cell office:value-type="string" calcext:value-type="string">
            <text:p>rsRucksackProblem2</text:p>
          </table:table-cell>
          <table:table-cell office:value-type="string" calcext:value-type="string">
            <text:p>rsRucksackProblem1 + 1</text:p>
          </table:table-cell>
          <table:table-cell office:value-type="string" calcext:value-type="string">
            <text:p>Praktischer Hintergrund ist z.B. das Zusammenstellen einer (Flug-)Fracht.</text:p>
          </table:table-cell>
          <table:table-cell office:value-type="string" calcext:value-type="string">
            <text:p>Practical background is e.g. putting together a (flight) cargo.</text:p>
          </table:table-cell>
          <table:table-cell office:value-type="string" calcext:value-type="string">
            <text:p>L'arrière-plan pratique est par exemple la composition d'une cargaison (d'avion).</text:p>
          </table:table-cell>
          <table:table-cell table:number-columns-repeated="16378"/>
        </table:table-row>
        <table:table-row table:style-name="ro1">
          <table:table-cell table:formula="of:=[.A165]+1" office:value-type="float" office:value="153" calcext:value-type="float">
            <text:p>153</text:p>
          </table:table-cell>
          <table:table-cell office:value-type="string" calcext:value-type="string">
            <text:p>rsRucksackProblem3</text:p>
          </table:table-cell>
          <table:table-cell office:value-type="string" calcext:value-type="string">
            <text:p>rsRucksackProblem2 + 1</text:p>
          </table:table-cell>
          <table:table-cell office:value-type="string" calcext:value-type="string">
            <text:p>Die Lösung kann durch erschöpfende Suche gefunden werden.</text:p>
          </table:table-cell>
          <table:table-cell office:value-type="string" calcext:value-type="string">
            <text:p>The solution can be found by an exhaustive search.</text:p>
          </table:table-cell>
          <table:table-cell office:value-type="string" calcext:value-type="string">
            <text:p>La solution peut être trouvée par une recherche exhaustive.</text:p>
          </table:table-cell>
          <table:table-cell table:number-columns-repeated="16378"/>
        </table:table-row>
        <table:table-row table:style-name="ro1">
          <table:table-cell table:formula="of:=[.A166]+1" office:value-type="float" office:value="154" calcext:value-type="float">
            <text:p>154</text:p>
          </table:table-cell>
          <table:table-cell office:value-type="string" calcext:value-type="string">
            <text:p>rsRucksackProblem4</text:p>
          </table:table-cell>
          <table:table-cell office:value-type="string" calcext:value-type="string">
            <text:p>rsRucksackProblem3 + 1</text:p>
          </table:table-cell>
          <table:table-cell office:value-type="string" calcext:value-type="string">
            <text:p>In dem Programm können max. 20 Teile mit unterschiedlichen Gewichten und Werten vorgegeben werden. </text:p>
          </table:table-cell>
          <table:table-cell office:value-type="string" calcext:value-type="string">
            <text:p>A maximum of 20 items with different weights and values can be specified in the program. </text:p>
          </table:table-cell>
          <table:table-cell office:value-type="string" calcext:value-type="string">
            <text:p>Dans le programme, 20 pièces au maximum peuvent être prédéfinies avec des poids et des valeurs différents. </text:p>
          </table:table-cell>
          <table:table-cell table:number-columns-repeated="16378"/>
        </table:table-row>
        <table:table-row table:style-name="ro1">
          <table:table-cell table:formula="of:=[.A167]+1" office:value-type="float" office:value="155" calcext:value-type="float">
            <text:p>155</text:p>
          </table:table-cell>
          <table:table-cell office:value-type="string" calcext:value-type="string">
            <text:p>rsRucksackProblem5</text:p>
          </table:table-cell>
          <table:table-cell office:value-type="string" calcext:value-type="string">
            <text:p>rsRucksackProblem4 + 1</text:p>
          </table:table-cell>
          <table:table-cell office:value-type="string" calcext:value-type="string">
            <text:p>Die gelben Rechtecke repräsentieren den Wert, die roten das Gewicht.</text:p>
          </table:table-cell>
          <table:table-cell office:value-type="string" calcext:value-type="string">
            <text:p>The yellow rectangles represent the value, the red ones the weight.</text:p>
          </table:table-cell>
          <table:table-cell office:value-type="string" calcext:value-type="string">
            <text:p>Les rectangles jaunes représentent la valeur, les rouges le poids.</text:p>
          </table:table-cell>
          <table:table-cell table:number-columns-repeated="16378"/>
        </table:table-row>
        <table:table-row table:style-name="ro1">
          <table:table-cell table:formula="of:=[.A168]+1" office:value-type="float" office:value="156" calcext:value-type="float">
            <text:p>156</text:p>
          </table:table-cell>
          <table:table-cell office:value-type="string" calcext:value-type="string">
            <text:p>rsWegAusLabyrinth0</text:p>
          </table:table-cell>
          <table:table-cell office:value-type="string" calcext:value-type="string">
            <text:p>rsRucksackProblem5 + 1</text:p>
          </table:table-cell>
          <table:table-cell office:value-type="string" calcext:value-type="string">
            <text:p>Weg aus dem Labyrinth</text:p>
          </table:table-cell>
          <table:table-cell office:value-type="string" calcext:value-type="string">
            <text:p>Way out of the labyrinth</text:p>
          </table:table-cell>
          <table:table-cell office:value-type="string" calcext:value-type="string">
            <text:p>Sortir du labyrinthe</text:p>
          </table:table-cell>
          <table:table-cell table:number-columns-repeated="16378"/>
        </table:table-row>
        <table:table-row table:style-name="ro1">
          <table:table-cell table:formula="of:=[.A169]+1" office:value-type="float" office:value="157" calcext:value-type="float">
            <text:p>157</text:p>
          </table:table-cell>
          <table:table-cell office:value-type="string" calcext:value-type="string">
            <text:p>rsWegAusLabyrinth1</text:p>
          </table:table-cell>
          <table:table-cell office:value-type="string" calcext:value-type="string">
            <text:p>rsWegAusLabyrinth0 + 1</text:p>
          </table:table-cell>
          <table:table-cell office:value-type="string" calcext:value-type="string">
            <text:p>Das Programm versucht einen Weg aus einem Labyrinth zu finden. Die Startposition ist rot, der Ausgang grün dargestellt</text:p>
          </table:table-cell>
          <table:table-cell office:value-type="string" calcext:value-type="string">
            <text:p>The program tries to find a way out of a maze. The starting position is shown in red, the exit in green</text:p>
          </table:table-cell>
          <table:table-cell office:value-type="string" calcext:value-type="string">
            <text:p>Le programme tente de trouver un chemin pour sortir d'un labyrinthe. La position de départ est représentée en rouge, la sortie en vert.</text:p>
          </table:table-cell>
          <table:table-cell table:number-columns-repeated="16378"/>
        </table:table-row>
        <table:table-row table:style-name="ro1">
          <table:table-cell table:formula="of:=[.A170]+1" office:value-type="float" office:value="158" calcext:value-type="float">
            <text:p>158</text:p>
          </table:table-cell>
          <table:table-cell office:value-type="string" calcext:value-type="string">
            <text:p>rsWegAusLabyrinth2</text:p>
          </table:table-cell>
          <table:table-cell office:value-type="string" calcext:value-type="string">
            <text:p>rsWegAusLabyrinth1 + 1</text:p>
          </table:table-cell>
          <table:table-cell office:value-type="string" calcext:value-type="string">
            <text:p>Die Lösung des Problems wird einmal durch das Backtracking-Verfahren, zum andern aber auch durch den Lee-Algorithmus versucht. Es können auch Lösungen gefunden werden, wo das Verfahren "immer rechts halten" versagt, wenn z.B. die Startposition im Labyrinth liegt, genauer in einem Raum, der umlaufen werden kann.</text:p>
          </table:table-cell>
          <table:table-cell office:value-type="string" calcext:value-type="string">
            <text:p>The solution to the problem is attempted using both the backtracking method and the Lee algorithm. Solutions can also be found where the "always keep right" method fails, e.g. if the starting position is in the maze, or more precisely in a room that can be walked around.</text:p>
          </table:table-cell>
          <table:table-cell office:value-type="string" calcext:value-type="string">
            <text:p>La solution du problème est tentée d'une part par le procédé de rétrotracking, mais d'autre part aussi par l'algorithme Lee. Il est également possible de trouver des solutions lorsque la méthode "toujours rester à droite" échoue, par exemple lorsque la position de départ se trouve dans le labyrinthe, plus précisément dans une pièce dont on peut faire le tour.</text:p>
          </table:table-cell>
          <table:table-cell table:number-columns-repeated="16378"/>
        </table:table-row>
        <table:table-row table:style-name="ro1">
          <table:table-cell table:formula="of:=[.A171]+1" office:value-type="float" office:value="159" calcext:value-type="float">
            <text:p>159</text:p>
          </table:table-cell>
          <table:table-cell office:value-type="string" calcext:value-type="string">
            <text:p>rsWegAusLabyrinth3</text:p>
          </table:table-cell>
          <table:table-cell office:value-type="string" calcext:value-type="string">
            <text:p>rsWegAusLabyrinth2 + 1</text:p>
          </table:table-cell>
          <table:table-cell office:value-type="string" calcext:value-type="string">
            <text:p>Der Backtracking-Algorithmus ist nicht so effizient, wie ein direkter Vergleich zeigt - insbesondere, wenn die Weglänge minimal werden soll! Das Zeitverhalten wird nochmals dramatisch schlechter, wenn die Gänge mehr als eine Einheit breit gemacht werden.</text:p>
          </table:table-cell>
          <table:table-cell office:value-type="string" calcext:value-type="string">
            <text:p>The backtracking algorithm is not as efficient as a direct comparison shows - especially if the path length is to be minimized! The time behavior is again dramatically worse if the corridors are made more than one unit wide.</text:p>
          </table:table-cell>
          <table:table-cell office:value-type="string" calcext:value-type="string">
            <text:p>L'algorithme de backtracking n'est pas aussi efficace, comme le montre une comparaison directe - en particulier lorsque la longueur du trajet doit être minimale ! Le comportement temporel se dégrade encore de manière dramatique lorsque les couloirs sont rendus plus larges qu'une unité.</text:p>
          </table:table-cell>
          <table:table-cell table:number-columns-repeated="16378"/>
        </table:table-row>
        <table:table-row table:style-name="ro1">
          <table:table-cell table:formula="of:=[.A172]+1" office:value-type="float" office:value="160" calcext:value-type="float">
            <text:p>160</text:p>
          </table:table-cell>
          <table:table-cell office:value-type="string" calcext:value-type="string">
            <text:p>rsHinweisLeeAlgo0</text:p>
          </table:table-cell>
          <table:table-cell office:value-type="string" calcext:value-type="string">
            <text:p>rsWegAusLabyrinth3 + 1</text:p>
          </table:table-cell>
          <table:table-cell office:value-type="string" calcext:value-type="string">
            <text:p>Hinweis zum Lee-Algorithmus:</text:p>
          </table:table-cell>
          <table:table-cell office:value-type="string" calcext:value-type="string">
            <text:p>Note on the Lee algorithm:</text:p>
          </table:table-cell>
          <table:table-cell office:value-type="string" calcext:value-type="string">
            <text:p>Remarque sur l'algorithme de Lee :</text:p>
          </table:table-cell>
          <table:table-cell table:number-columns-repeated="16378"/>
        </table:table-row>
        <table:table-row table:style-name="ro1">
          <table:table-cell table:formula="of:=[.A173]+1" office:value-type="float" office:value="161" calcext:value-type="float">
            <text:p>161</text:p>
          </table:table-cell>
          <table:table-cell office:value-type="string" calcext:value-type="string">
            <text:p>rsHinweisLeeAlgo1</text:p>
          </table:table-cell>
          <table:table-cell office:value-type="string" calcext:value-type="string">
            <text:p>rsHinweisLeeAlgo0 + 1</text:p>
          </table:table-cell>
          <table:table-cell office:value-type="string" calcext:value-type="string">
            <text:p>Von der Startposition läßt man Wellen ausgehen, bis der Ausgang/Endpunkt erreicht ist oder keine neue Wellenfront mehr erzeugt werden kann.</text:p>
          </table:table-cell>
          <table:table-cell office:value-type="string" calcext:value-type="string">
            <text:p>Waves are allowed to emanate from the start position until the output/end point is reached or no new wave front can be generated.</text:p>
          </table:table-cell>
          <table:table-cell office:value-type="string" calcext:value-type="string">
            <text:p>On laisse partir les ondes de la position de départ jusqu'à ce que la sortie/le point final soit atteint(e) ou qu'aucun nouveau front d'onde ne puisse être généré.</text:p>
          </table:table-cell>
          <table:table-cell table:number-columns-repeated="16378"/>
        </table:table-row>
        <table:table-row table:style-name="ro1">
          <table:table-cell table:formula="of:=[.A174]+1" office:value-type="float" office:value="162" calcext:value-type="float">
            <text:p>162</text:p>
          </table:table-cell>
          <table:table-cell office:value-type="string" calcext:value-type="string">
            <text:p>rsHinweisLeeAlgo2</text:p>
          </table:table-cell>
          <table:table-cell office:value-type="string" calcext:value-type="string">
            <text:p>rsHinweisLeeAlgo1 + 1</text:p>
          </table:table-cell>
          <table:table-cell office:value-type="string" calcext:value-type="string">
            <text:p>Im 1. Fall wird der Weg vom Ausgang/Endpunkt zur Startposition zurückverfolgt (Lee-Algorithmus). Dies ist auch der kürzeste Weg, den man erzeugen kann.</text:p>
          </table:table-cell>
          <table:table-cell office:value-type="string" calcext:value-type="string">
            <text:p>In the first case, the path from the start/end point to the start position is retraced (Lee algorithm). This is also the shortest path that can be generated.</text:p>
          </table:table-cell>
          <table:table-cell office:value-type="string" calcext:value-type="string">
            <text:p>Dans le premier cas, on retrace le chemin de la sortie/du point final à la position de départ (algorithme de Lee). Il s'agit également du chemin le plus court qui peut être généré.</text:p>
          </table:table-cell>
          <table:table-cell table:number-columns-repeated="16378"/>
        </table:table-row>
        <table:table-row table:style-name="ro1">
          <table:table-cell table:formula="of:=[.A175]+1" office:value-type="float" office:value="163" calcext:value-type="float">
            <text:p>163</text:p>
          </table:table-cell>
          <table:table-cell office:value-type="string" calcext:value-type="string">
            <text:p>rsHinweisLeeAlgo3</text:p>
          </table:table-cell>
          <table:table-cell office:value-type="string" calcext:value-type="string">
            <text:p>rsHinweisLeeAlgo2 + 1</text:p>
          </table:table-cell>
          <table:table-cell office:value-type="string" calcext:value-type="string">
            <text:p>Im 2. Fall - der Ausgang wurde nicht erreicht - gibt es keine Lösung.</text:p>
          </table:table-cell>
          <table:table-cell office:value-type="string" calcext:value-type="string">
            <text:p>In the 2nd case - the exit was not reached - there is no solution.</text:p>
          </table:table-cell>
          <table:table-cell office:value-type="string" calcext:value-type="string">
            <text:p>Dans le 2e cas - la sortie n'a pas été atteinte - il n'y a pas de solution.</text:p>
          </table:table-cell>
          <table:table-cell table:number-columns-repeated="16378"/>
        </table:table-row>
        <table:table-row table:style-name="ro1">
          <table:table-cell table:formula="of:=[.A176]+1" office:value-type="float" office:value="164" calcext:value-type="float">
            <text:p>164</text:p>
          </table:table-cell>
          <table:table-cell office:value-type="string" calcext:value-type="string">
            <text:p>rsWegAusLabyrinth4</text:p>
          </table:table-cell>
          <table:table-cell office:value-type="string" calcext:value-type="string">
            <text:p>rsHinweisLeeAlgo3 + 1</text:p>
          </table:table-cell>
          <table:table-cell office:value-type="string" calcext:value-type="string">
            <text:p>Mit linker Maustaste und Ziehen können Hindernisse gezeichnet werden; mit rechter Maustaste und Ziehen können Hindernisse beseitigt werden. Ein Doppelklick auf einem freien Feld legt den Startpunkt in dieses Feld, bei einem Doppelklick auf ein Hindernis erhält man dort den neuen Ausgang/Endpunkt.</text:p>
          </table:table-cell>
          <table:table-cell office:value-type="string" calcext:value-type="string">
            <text:p>Obstacles can be drawn with the left mouse button and dragging; obstacles can be removed with the right mouse button and dragging. Double-clicking on a free field places the starting point in this field; double-clicking on an obstacle creates the new exit/end point there.</text:p>
          </table:table-cell>
          <table:table-cell office:value-type="string" calcext:value-type="string">
            <text:p>Le bouton gauche de la souris et le glisser permettent de dessiner des obstacles ; le bouton droit de la souris et le glisser permettent d'éliminer des obstacles. Un double clic sur une case libre place le point de départ dans cette case, en cas de double clic sur un obstacle, on y obtient la nouvelle sortie/point final.</text:p>
          </table:table-cell>
          <table:table-cell table:number-columns-repeated="16378"/>
        </table:table-row>
        <table:table-row table:style-name="ro1">
          <table:table-cell table:formula="of:=[.A177]+1" office:value-type="float" office:value="165" calcext:value-type="float">
            <text:p>165</text:p>
          </table:table-cell>
          <table:table-cell office:value-type="string" calcext:value-type="string">
            <text:p>rsSolitaerProblem0</text:p>
          </table:table-cell>
          <table:table-cell office:value-type="string" calcext:value-type="string">
            <text:p>rsWegAusLabyrinth4 + 1</text:p>
          </table:table-cell>
          <table:table-cell office:value-type="string" calcext:value-type="string">
            <text:p>Solitär-Problem</text:p>
          </table:table-cell>
          <table:table-cell office:value-type="string" calcext:value-type="string">
            <text:p>Solitaire problem</text:p>
          </table:table-cell>
          <table:table-cell office:value-type="string" calcext:value-type="string">
            <text:p>Problème du solitaire</text:p>
          </table:table-cell>
          <table:table-cell table:number-columns-repeated="16378"/>
        </table:table-row>
        <table:table-row table:style-name="ro1">
          <table:table-cell table:formula="of:=[.A178]+1" office:value-type="float" office:value="166" calcext:value-type="float">
            <text:p>166</text:p>
          </table:table-cell>
          <table:table-cell office:value-type="string" calcext:value-type="string">
            <text:p>rsSolitaerProblem1</text:p>
          </table:table-cell>
          <table:table-cell office:value-type="string" calcext:value-type="string">
            <text:p>rsSolitaerProblem0 + 1</text:p>
          </table:table-cell>
          <table:table-cell office:value-type="string" calcext:value-type="string">
            <text:p>Das Programm versucht das Brettspiel "Solitär" bzw. einige Abänderungen zu lösen. Ohne entsprechende Algoritmen benötigen die reinen Brute-Force-Methoden sehr viel Zeit.</text:p>
          </table:table-cell>
          <table:table-cell office:value-type="string" calcext:value-type="string">
            <text:p>The program tries to solve the board game "Solitaire" or some modifications. Without appropriate algorithms, the pure brute force methods take a lot of time.</text:p>
          </table:table-cell>
          <table:table-cell office:value-type="string" calcext:value-type="string">
            <text:p>Le programme tente de résoudre le jeu de société "Solitaire" ou certaines de ses modifications. Sans algorithmes appropriés, les méthodes de force brute pures prennent beaucoup de temps.</text:p>
          </table:table-cell>
          <table:table-cell table:number-columns-repeated="16378"/>
        </table:table-row>
        <table:table-row table:style-name="ro1">
          <table:table-cell table:formula="of:=[.A179]+1" office:value-type="float" office:value="167" calcext:value-type="float">
            <text:p>167</text:p>
          </table:table-cell>
          <table:table-cell office:value-type="string" calcext:value-type="string">
            <text:p>rsSolitaerProblem2</text:p>
          </table:table-cell>
          <table:table-cell office:value-type="string" calcext:value-type="string">
            <text:p>rsSolitaerProblem1 + 1</text:p>
          </table:table-cell>
          <table:table-cell office:value-type="string" calcext:value-type="string">
            <text:p>Man kann auch versuchen, manuell eine Lösung zu finden</text:p>
          </table:table-cell>
          <table:table-cell office:value-type="string" calcext:value-type="string">
            <text:p>You can also try to find a solution manually</text:p>
          </table:table-cell>
          <table:table-cell office:value-type="string" calcext:value-type="string">
            <text:p>On peut aussi essayer de trouver une solution manuellement.</text:p>
          </table:table-cell>
          <table:table-cell table:number-columns-repeated="16378"/>
        </table:table-row>
        <table:table-row table:style-name="ro1">
          <table:table-cell table:formula="of:=[.A180]+1" office:value-type="float" office:value="168" calcext:value-type="float">
            <text:p>168</text:p>
          </table:table-cell>
          <table:table-cell office:value-type="string" calcext:value-type="string">
            <text:p>rsSolitaerProblem3</text:p>
          </table:table-cell>
          <table:table-cell office:value-type="string" calcext:value-type="string">
            <text:p>rsSolitaerProblem2 + 1</text:p>
          </table:table-cell>
          <table:table-cell office:value-type="string" calcext:value-type="string">
            <text:p>Geht man mit der Maus über einen Stein, wird dieser grün eingefärbt, wenn ein eindeutiger Zug möglich ist. Ein Klick auf den Stein führt dann diesen Zug aus. Sind mehrere Züge möglich, wird der Stein rot eingefärbt. Dann muss man ihn anklicken und anschließend einen Klick auf das Sprungziel führen</text:p>
          </table:table-cell>
          <table:table-cell office:value-type="string" calcext:value-type="string">
            <text:p>If you move the mouse over a tile, it is colored green if a clear move is possible. Clicking on the tile then executes this move. If several moves are possible, the tile is colored red. You must then click on it and then click on the jump target</text:p>
          </table:table-cell>
          <table:table-cell office:value-type="string" calcext:value-type="string">
            <text:p>Si l'on passe la souris sur un pion, celui-ci est coloré en vert lorsqu'un coup clair est possible. Un clic sur la pierre permet alors d'effectuer ce déplacement. Si plusieurs coups sont possibles, la pierre est colorée en rouge. Il faut alors cliquer dessus et ensuite effectuer un clic sur la cible du saut.</text:p>
          </table:table-cell>
          <table:table-cell table:number-columns-repeated="16378"/>
        </table:table-row>
        <table:table-row table:style-name="ro1">
          <table:table-cell table:formula="of:=[.A181]+1" office:value-type="float" office:value="169" calcext:value-type="float">
            <text:p>169</text:p>
          </table:table-cell>
          <table:table-cell office:value-type="string" calcext:value-type="string">
            <text:p>rsSolitaerProblem4</text:p>
          </table:table-cell>
          <table:table-cell office:value-type="string" calcext:value-type="string">
            <text:p>rsSolitaerProblem3 + 1</text:p>
          </table:table-cell>
          <table:table-cell office:value-type="string" calcext:value-type="string">
            <text:p>Das rot umrandete Feld ist das Zielfeld, auf dem sich der letzte Stein befinden muss.</text:p>
          </table:table-cell>
          <table:table-cell office:value-type="string" calcext:value-type="string">
            <text:p>The field outlined in red is the target field on which the last stone must be located.</text:p>
          </table:table-cell>
          <table:table-cell office:value-type="string" calcext:value-type="string">
            <text:p>La case entourée en rouge est la case d'arrivée sur laquelle doit se trouver le dernier pion.</text:p>
          </table:table-cell>
          <table:table-cell table:number-columns-repeated="16378"/>
        </table:table-row>
        <table:table-row table:style-name="ro1">
          <table:table-cell table:formula="of:=[.A182]+1" office:value-type="float" office:value="170" calcext:value-type="float">
            <text:p>170</text:p>
          </table:table-cell>
          <table:table-cell office:value-type="string" calcext:value-type="string">
            <text:p>rsSolitaerProblem5</text:p>
          </table:table-cell>
          <table:table-cell office:value-type="string" calcext:value-type="string">
            <text:p>rsSolitaerProblem4 + 1</text:p>
          </table:table-cell>
          <table:table-cell office:value-type="string" calcext:value-type="string">
            <text:p>Achtung: die Lösung von Solitär 2 benötigt mit den effektivsten Methoden dieses Programmes knapp 2 Mrd. Testzüge!</text:p>
          </table:table-cell>
          <table:table-cell office:value-type="string" calcext:value-type="string">
            <text:p>Attention: the solution of Solitaire 2 requires almost 2 billion test moves with the most effective methods of this program!</text:p>
          </table:table-cell>
          <table:table-cell office:value-type="string" calcext:value-type="string">
            <text:p>Attention : la solution du Solitaire 2 nécessite près de 2 milliards de coups d'essai avec les méthodes les plus efficaces de ce programme !</text:p>
          </table:table-cell>
          <table:table-cell table:number-columns-repeated="16378"/>
        </table:table-row>
        <table:table-row table:style-name="ro1">
          <table:table-cell table:formula="of:=[.A183]+1" office:value-type="float" office:value="171" calcext:value-type="float">
            <text:p>171</text:p>
          </table:table-cell>
          <table:table-cell office:value-type="string" calcext:value-type="string">
            <text:p>rsLoesungVonDavidDirkse0</text:p>
          </table:table-cell>
          <table:table-cell office:value-type="string" calcext:value-type="string">
            <text:p>rsSolitaerProblem5 + 1</text:p>
          </table:table-cell>
          <table:table-cell office:value-type="string" calcext:value-type="string">
            <text:p>Vorlage für die Lösungsalgorithmen war die Lösung von David Dirkse.</text:p>
          </table:table-cell>
          <table:table-cell office:value-type="string" calcext:value-type="string">
            <text:p>The solution algorithms were based on the solution by David Dirkse.</text:p>
          </table:table-cell>
          <table:table-cell office:value-type="string" calcext:value-type="string">
            <text:p>La solution de David Dirkse a servi de modèle pour les algorithmes de résolution.</text:p>
          </table:table-cell>
          <table:table-cell table:number-columns-repeated="16378"/>
        </table:table-row>
        <table:table-row table:style-name="ro1">
          <table:table-cell table:formula="of:=[.A184]+1" office:value-type="float" office:value="172" calcext:value-type="float">
            <text:p>172</text:p>
          </table:table-cell>
          <table:table-cell office:value-type="string" calcext:value-type="string">
            <text:p>rsLoesungVonDavidDirkse1</text:p>
          </table:table-cell>
          <table:table-cell office:value-type="string" calcext:value-type="string">
            <text:p>rsLoesungVonDavidDirkse0 + 1</text:p>
          </table:table-cell>
          <table:table-cell office:value-type="string" calcext:value-type="string">
            <text:p>siehe: <text:s/>David Dirkse, solitaire version 2, july, 2010, http://www.davdata.nl/math/peg-solitaire.html</text:p>
          </table:table-cell>
          <table:table-cell office:value-type="string" calcext:value-type="string">
            <text:p>see: <text:s/>David Dirkse, solitaire version 2, july, 2010, http://www.davdata.nl/math/peg-solitaire.html</text:p>
          </table:table-cell>
          <table:table-cell office:value-type="string" calcext:value-type="string">
            <text:p>voir : <text:s/>David Dirkse, solitaire version 2, july, 2010, http://www.davdata.nl/math/peg-solitaire.html</text:p>
          </table:table-cell>
          <table:table-cell table:number-columns-repeated="16378"/>
        </table:table-row>
        <table:table-row table:style-name="ro1">
          <table:table-cell table:formula="of:=[.A185]+1" office:value-type="float" office:value="173" calcext:value-type="float">
            <text:p>173</text:p>
          </table:table-cell>
          <table:table-cell office:value-type="string" calcext:value-type="string">
            <text:p>rsLoesungVonDavidDirkse2</text:p>
          </table:table-cell>
          <table:table-cell office:value-type="string" calcext:value-type="string">
            <text:p>rsLoesungVonDavidDirkse1 + 1</text:p>
          </table:table-cell>
          <table:table-cell office:value-type="string" calcext:value-type="string">
            <text:p>Bei dem ersten Filter wird versucht, sich wiederholende Zugfolgen, die nicht zum Ziel führen können, zu identifizieren und damit dann auch zu vermeiden.</text:p>
          </table:table-cell>
          <table:table-cell office:value-type="string" calcext:value-type="string">
            <text:p>The first filter attempts to identify repetitive move sequences that cannot lead to the goal and thus to avoid them.</text:p>
          </table:table-cell>
          <table:table-cell office:value-type="string" calcext:value-type="string">
            <text:p>Dans le premier filtre, on essaie d'identifier et donc d'éviter les suites de coups répétitifs qui ne peuvent pas mener au but.</text:p>
          </table:table-cell>
          <table:table-cell table:number-columns-repeated="16378"/>
        </table:table-row>
        <table:table-row table:style-name="ro1">
          <table:table-cell table:formula="of:=[.A186]+1" office:value-type="float" office:value="174" calcext:value-type="float">
            <text:p>174</text:p>
          </table:table-cell>
          <table:table-cell office:value-type="string" calcext:value-type="string">
            <text:p>rsLoesungVonDavidDirkse3</text:p>
          </table:table-cell>
          <table:table-cell office:value-type="string" calcext:value-type="string">
            <text:p>rsLoesungVonDavidDirkse2 + 1</text:p>
          </table:table-cell>
          <table:table-cell office:value-type="string" calcext:value-type="string">
            <text:p>Bei dem zweiten Filter wird eine Bewertung der Stellung vorgenommen. z.B. ist keine Lösung möglich, wenn man keinen Stein mehr hat, mit dem man zum Endfeld springen könnte.</text:p>
          </table:table-cell>
          <table:table-cell office:value-type="string" calcext:value-type="string">
            <text:p>The second filter evaluates the position. For example, no solution is possible if you have no more pieces with which you could jump to the end square.</text:p>
          </table:table-cell>
          <table:table-cell office:value-type="string" calcext:value-type="string">
            <text:p>Avec le deuxième filtre, on procède à une évaluation de la position. Par exemple, aucune solution n'est possible si l'on n'a plus de pion avec lequel on pourrait sauter jusqu'à la case finale.</text:p>
          </table:table-cell>
          <table:table-cell table:number-columns-repeated="16378"/>
        </table:table-row>
        <table:table-row table:style-name="ro1">
          <table:table-cell table:formula="of:=[.A187]+1" office:value-type="float" office:value="175" calcext:value-type="float">
            <text:p>175</text:p>
          </table:table-cell>
          <table:table-cell office:value-type="string" calcext:value-type="string">
            <text:p>rsScrambleSquarePuzzle0</text:p>
          </table:table-cell>
          <table:table-cell office:value-type="string" calcext:value-type="string">
            <text:p>rsLoesungVonDavidDirkse3 + 1</text:p>
          </table:table-cell>
          <table:table-cell office:value-type="string" calcext:value-type="string">
            <text:p>Das Programm versucht ein 3x3 Scramble Square™ Puzzle zu lösen. Ein sehr effektiver Algoritmus wurde in der Computerzeitschrift c't 17/2023 Seite 130 ff. vorgestellt. Dieser ist Grundlage für das Demoprogramm</text:p>
          </table:table-cell>
          <table:table-cell office:value-type="string" calcext:value-type="string">
            <text:p>The program tries to solve a 3x3 Scramble Square™ puzzle. A very effective algorithm was presented in the computer magazine c''t 17/2023 page 130 ff. This is the basis for the demo program</text:p>
          </table:table-cell>
          <table:table-cell office:value-type="string" calcext:value-type="string">
            <text:p>Le programme tente de résoudre un puzzle Scramble Square™ 3x3. Un algorithme très efficace a été présenté dans le magazine informatique c't 17/2023 page 130 et suivantes. Il constitue la base du programme de démonstration</text:p>
          </table:table-cell>
          <table:table-cell table:number-columns-repeated="16378"/>
        </table:table-row>
        <table:table-row table:style-name="ro1">
          <table:table-cell table:formula="of:=[.A188]+1" office:value-type="float" office:value="176" calcext:value-type="float">
            <text:p>176</text:p>
          </table:table-cell>
          <table:table-cell office:value-type="string" calcext:value-type="string">
            <text:p>rsScrambleSquarePuzzle2</text:p>
          </table:table-cell>
          <table:table-cell office:value-type="string" calcext:value-type="string">
            <text:p>rsScrambleSquarePuzzle0 + 1</text:p>
          </table:table-cell>
          <table:table-cell office:value-type="string" calcext:value-type="string">
            <text:p>Mit Drag und Drop können die Bilder an eine Stelle im Quadrat verschoben werden. (Von dort auch wieder in die Bilderleiste). Drückt man die rechte Maustaste, wird im Quadrat das Bild unter der Maus um 90° gedreht.</text:p>
          </table:table-cell>
          <table:table-cell office:value-type="string" calcext:value-type="string">
            <text:p>The images can be moved to a position in the square using drag and drop. (From there also back into the image bar). If you press the right mouse button, the image in the square under the mouse is rotated by 90°.</text:p>
          </table:table-cell>
          <table:table-cell office:value-type="string" calcext:value-type="string">
            <text:p>Les images peuvent être déplacées par glisser-déposer à un endroit du carré. (De là, également dans la barre d'images). Si l'on appuie sur le bouton droit de la souris, l'image sous la souris est tournée de 90° dans le carré.</text:p>
          </table:table-cell>
          <table:table-cell table:number-columns-repeated="16378"/>
        </table:table-row>
        <table:table-row table:style-name="ro1">
          <table:table-cell table:formula="of:=[.A189]+1" office:value-type="float" office:value="177" calcext:value-type="float">
            <text:p>177</text:p>
          </table:table-cell>
          <table:table-cell office:value-type="string" calcext:value-type="string">
            <text:p>rsSudoku1</text:p>
          </table:table-cell>
          <table:table-cell office:value-type="string" calcext:value-type="string">
            <text:p>rsScrambleSquarePuzzle2 + 1</text:p>
          </table:table-cell>
          <table:table-cell office:value-type="string" calcext:value-type="string">
            <text:p>Das Programm versucht ein Sudoku zu lösen. Neben dem Brute Force Ansatz werden noch weitere verbesserte Ansätze zur Verfügung gestellt: Eine Optimierung, bei der man mit den Zeilen beginnt, die die meisten Einträge haben. eine zweite Optimierung, bei der zunächst die Stellen behandelt werden, für die es nur eine Möglichkeit gibt.</text:p>
          </table:table-cell>
          <table:table-cell office:value-type="string" calcext:value-type="string">
            <text:p>The program tries to solve a Sudoku. In addition to the brute force approach, other improved approaches are available: An optimization where you start with the rows that have the most entries. a second optimization where the places for which there is only one possibility are treated first.</text:p>
          </table:table-cell>
          <table:table-cell office:value-type="string" calcext:value-type="string">
            <text:p>Le programme tente de résoudre un sudoku. Outre l'approche par force brute, d'autres approches améliorées sont mises à disposition : Une optimisation dans laquelle on commence par les lignes qui ont le plus d'entrées. Une deuxième optimisation dans laquelle on traite d'abord les endroits pour lesquels il n'y a qu'une seule possibilité.</text:p>
          </table:table-cell>
          <table:table-cell table:number-columns-repeated="16378"/>
        </table:table-row>
        <table:table-row table:style-name="ro1">
          <table:table-cell table:formula="of:=[.A190]+1" office:value-type="float" office:value="178" calcext:value-type="float">
            <text:p>178</text:p>
          </table:table-cell>
          <table:table-cell office:value-type="string" calcext:value-type="string">
            <text:p>rsSudoku2</text:p>
          </table:table-cell>
          <table:table-cell office:value-type="string" calcext:value-type="string">
            <text:p>rsSudoku1 + 1</text:p>
          </table:table-cell>
          <table:table-cell office:value-type="string" calcext:value-type="string">
            <text:p><text:s/>Eine 4. Möglichkeit ist die, dass durch Logik-Betrachtungen das Sudoku gelöst wird (liefert nicht immer eine Lösung)</text:p>
          </table:table-cell>
          <table:table-cell office:value-type="string" calcext:value-type="string">
            <text:p><text:s/>A fourth possibility is to solve the Sudoku by means of logic considerations (does not always provide a solution)</text:p>
          </table:table-cell>
          <table:table-cell office:value-type="string" calcext:value-type="string">
            <text:p><text:s/>Une 4ème possibilité est de résoudre le sudoku par des considérations logiques (ne fournit pas toujours une solution).</text:p>
          </table:table-cell>
          <table:table-cell table:number-columns-repeated="16378"/>
        </table:table-row>
        <table:table-row table:style-name="ro1">
          <table:table-cell table:formula="of:=[.A191]+1" office:value-type="float" office:value="179" calcext:value-type="float">
            <text:p>179</text:p>
          </table:table-cell>
          <table:table-cell office:value-type="string" calcext:value-type="string">
            <text:p>rsSudoku4</text:p>
          </table:table-cell>
          <table:table-cell office:value-type="string" calcext:value-type="string">
            <text:p>rsSudoku2 + 1</text:p>
          </table:table-cell>
          <table:table-cell office:value-type="string" calcext:value-type="string">
            <text:p>Neben den vorgegebenen Beispielen können auch ein andere Sudokus eingegeben werden</text:p>
          </table:table-cell>
          <table:table-cell office:value-type="string" calcext:value-type="string">
            <text:p>In addition to the given examples, other Sudokus can also be entered</text:p>
          </table:table-cell>
          <table:table-cell office:value-type="string" calcext:value-type="string">
            <text:p>En plus des exemples proposés, il est possible de saisir un autre sudoku.</text:p>
          </table:table-cell>
          <table:table-cell table:number-columns-repeated="16378"/>
        </table:table-row>
        <table:table-row table:style-name="ro1">
          <table:table-cell table:style-name="ce3"/>
          <table:table-cell table:number-columns-repeated="3" table:style-name="ce3" office:value-type="string" calcext:value-type="string">
            <text:p>// RouteLee.pas</text:p>
          </table:table-cell>
          <table:table-cell table:style-name="ce6" office:value-type="string" calcext:value-type="string">
            <text:p>// <text:s/>RouteLee.pas</text:p>
          </table:table-cell>
          <table:table-cell table:style-name="ce3" office:value-type="string" calcext:value-type="string">
            <text:p>// RouteLee.pas</text:p>
          </table:table-cell>
          <table:table-cell table:style-name="ce3" table:number-columns-repeated="16378"/>
        </table:table-row>
        <table:table-row table:style-name="ro1">
          <table:table-cell table:formula="of:=[.A192]+1" office:value-type="float" office:value="180" calcext:value-type="float">
            <text:p>180</text:p>
          </table:table-cell>
          <table:table-cell office:value-type="string" calcext:value-type="string">
            <text:p>rsStelleVerbindungenHer</text:p>
          </table:table-cell>
          <table:table-cell office:value-type="string" calcext:value-type="string">
            <text:p>rsSudoku4 + 1</text:p>
          </table:table-cell>
          <table:table-cell office:value-type="string" calcext:value-type="string">
            <text:p>Stelle Verbindungen her</text:p>
          </table:table-cell>
          <table:table-cell office:value-type="string" calcext:value-type="string">
            <text:p>Make connections</text:p>
          </table:table-cell>
          <table:table-cell office:value-type="string" calcext:value-type="string">
            <text:p>Établir des liens</text:p>
          </table:table-cell>
          <table:table-cell table:number-columns-repeated="16378"/>
        </table:table-row>
        <table:table-row table:style-name="ro1">
          <table:table-cell table:formula="of:=[.A194]+1" office:value-type="float" office:value="181" calcext:value-type="float">
            <text:p>181</text:p>
          </table:table-cell>
          <table:table-cell office:value-type="string" calcext:value-type="string">
            <text:p>rsVerbindungenMarkieren</text:p>
          </table:table-cell>
          <table:table-cell office:value-type="string" calcext:value-type="string">
            <text:p>rsStelleVerbindungenHer + 1</text:p>
          </table:table-cell>
          <table:table-cell office:value-type="string" calcext:value-type="string">
            <text:p>Verbindungen markieren</text:p>
          </table:table-cell>
          <table:table-cell office:value-type="string" calcext:value-type="string">
            <text:p>Mark connections</text:p>
          </table:table-cell>
          <table:table-cell office:value-type="string" calcext:value-type="string">
            <text:p>Marquer les liaisons</text:p>
          </table:table-cell>
          <table:table-cell table:number-columns-repeated="16378"/>
        </table:table-row>
        <table:table-row table:style-name="ro1">
          <table:table-cell table:formula="of:=[.A195]+1" office:value-type="float" office:value="182" calcext:value-type="float">
            <text:p>182</text:p>
          </table:table-cell>
          <table:table-cell office:value-type="string" calcext:value-type="string">
            <text:p>rsSortierePunkte</text:p>
          </table:table-cell>
          <table:table-cell office:value-type="string" calcext:value-type="string">
            <text:p>rsVerbindungenMarkieren + 1</text:p>
          </table:table-cell>
          <table:table-cell office:value-type="string" calcext:value-type="string">
            <text:p>Sortiere Punkte nach Verbindungsweglänge</text:p>
          </table:table-cell>
          <table:table-cell office:value-type="string" calcext:value-type="string">
            <text:p>Sort points by connection path length</text:p>
          </table:table-cell>
          <table:table-cell office:value-type="string" calcext:value-type="string">
            <text:p>Trier les points selon la longueur de la liaison</text:p>
          </table:table-cell>
          <table:table-cell table:number-columns-repeated="16378"/>
        </table:table-row>
        <table:table-row table:style-name="ro1">
          <table:table-cell table:style-name="ce3"/>
          <table:table-cell table:number-columns-repeated="3" table:style-name="ce3" office:value-type="string" calcext:value-type="string">
            <text:p>// RouteLee.lfm</text:p>
          </table:table-cell>
          <table:table-cell table:style-name="ce6" office:value-type="string" calcext:value-type="string">
            <text:p>// <text:s/>RouteLee.lfm</text:p>
          </table:table-cell>
          <table:table-cell table:style-name="ce3" office:value-type="string" calcext:value-type="string">
            <text:p>// RouteLee.lfm</text:p>
          </table:table-cell>
          <table:table-cell table:style-name="ce3" table:number-columns-repeated="16378"/>
        </table:table-row>
        <table:table-row table:style-name="ro1">
          <table:table-cell table:formula="of:=[.A196]+1" office:value-type="float" office:value="183" calcext:value-type="float">
            <text:p>183</text:p>
          </table:table-cell>
          <table:table-cell office:value-type="string" calcext:value-type="string">
            <text:p>rsRouterMitLeeAlgorithmus1</text:p>
          </table:table-cell>
          <table:table-cell office:value-type="string" calcext:value-type="string">
            <text:p>rsSortierePunkte + 1</text:p>
          </table:table-cell>
          <table:table-cell office:value-type="string" calcext:value-type="string">
            <text:p>Router <text:s text:c="3"/>( mit Lee-Algorithmus )</text:p>
          </table:table-cell>
          <table:table-cell office:value-type="string" calcext:value-type="string">
            <text:p>Router ( with Lee algorithm )</text:p>
          </table:table-cell>
          <table:table-cell office:value-type="string" calcext:value-type="string">
            <text:p>Routeur ( avec algorithme Lee )</text:p>
          </table:table-cell>
          <table:table-cell table:number-columns-repeated="16378"/>
        </table:table-row>
        <table:table-row table:style-name="ro1">
          <table:table-cell table:formula="of:=[.A198]+1" office:value-type="float" office:value="184" calcext:value-type="float">
            <text:p>184</text:p>
          </table:table-cell>
          <table:table-cell office:value-type="string" calcext:value-type="string">
            <text:p>rsAnzahlPunkteAuswahl</text:p>
          </table:table-cell>
          <table:table-cell office:value-type="string" calcext:value-type="string">
            <text:p>rsRouterMitLeeAlgorithmus1 + 1</text:p>
          </table:table-cell>
          <table:table-cell office:value-type="string" calcext:value-type="string">
            <text:p>Anzahl der Punkte zur Auswahl</text:p>
          </table:table-cell>
          <table:table-cell office:value-type="string" calcext:value-type="string">
            <text:p>Number of points to select</text:p>
          </table:table-cell>
          <table:table-cell office:value-type="string" calcext:value-type="string">
            <text:p>Nombre de points à sélectionner</text:p>
          </table:table-cell>
          <table:table-cell table:number-columns-repeated="16378"/>
        </table:table-row>
        <table:table-row table:style-name="ro1">
          <table:table-cell table:formula="of:=[.A199]+1" office:value-type="float" office:value="185" calcext:value-type="float">
            <text:p>185</text:p>
          </table:table-cell>
          <table:table-cell office:value-type="string" calcext:value-type="string">
            <text:p>rsAnzahlVerbindungen</text:p>
          </table:table-cell>
          <table:table-cell office:value-type="string" calcext:value-type="string">
            <text:p>rsAnzahlPunkteAuswahl + 1</text:p>
          </table:table-cell>
          <table:table-cell office:value-type="string" calcext:value-type="string">
            <text:p>Anzahl der Verbindungen</text:p>
          </table:table-cell>
          <table:table-cell office:value-type="string" calcext:value-type="string">
            <text:p>Number of connections</text:p>
          </table:table-cell>
          <table:table-cell office:value-type="string" calcext:value-type="string">
            <text:p>Nombre de liaisons</text:p>
          </table:table-cell>
          <table:table-cell table:number-columns-repeated="16378"/>
        </table:table-row>
        <table:table-row table:style-name="ro1">
          <table:table-cell table:formula="of:=[.A200]+1" office:value-type="float" office:value="186" calcext:value-type="float">
            <text:p>186</text:p>
          </table:table-cell>
          <table:table-cell office:value-type="string" calcext:value-type="string">
            <text:p>rsZufallsbeispiel</text:p>
          </table:table-cell>
          <table:table-cell office:value-type="string" calcext:value-type="string">
            <text:p>rsAnzahlVerbindungen + 1</text:p>
          </table:table-cell>
          <table:table-cell office:value-type="string" calcext:value-type="string">
            <text:p>Zufallsbeispiel </text:p>
          </table:table-cell>
          <table:table-cell office:value-type="string" calcext:value-type="string">
            <text:p>Random example </text:p>
          </table:table-cell>
          <table:table-cell office:value-type="string" calcext:value-type="string">
            <text:p>Exemple aléatoire </text:p>
          </table:table-cell>
          <table:table-cell table:number-columns-repeated="16378"/>
        </table:table-row>
        <table:table-row table:style-name="ro1">
          <table:table-cell table:formula="of:=[.A201]+1" office:value-type="float" office:value="187" calcext:value-type="float">
            <text:p>187</text:p>
          </table:table-cell>
          <table:table-cell office:value-type="string" calcext:value-type="string">
            <text:p>rsLeeAlgorithmus</text:p>
          </table:table-cell>
          <table:table-cell office:value-type="string" calcext:value-type="string">
            <text:p>rsZufallsbeispiel + 1</text:p>
          </table:table-cell>
          <table:table-cell office:value-type="string" calcext:value-type="string">
            <text:p>Lee-Algorithmus</text:p>
          </table:table-cell>
          <table:table-cell office:value-type="string" calcext:value-type="string">
            <text:p>Lee-Algorithm</text:p>
          </table:table-cell>
          <table:table-cell office:value-type="string" calcext:value-type="string">
            <text:p>Algorithme de Lee</text:p>
          </table:table-cell>
          <table:table-cell table:number-columns-repeated="16378"/>
        </table:table-row>
        <table:table-row table:style-name="ro1">
          <table:table-cell table:style-name="ce3"/>
          <table:table-cell table:number-columns-repeated="3" table:style-name="ce3" office:value-type="string" calcext:value-type="string">
            <text:p>// rundweg.pas</text:p>
          </table:table-cell>
          <table:table-cell table:style-name="ce6" office:value-type="string" calcext:value-type="string">
            <text:p>// <text:s/>rundweg2.pas</text:p>
          </table:table-cell>
          <table:table-cell table:style-name="ce3" office:value-type="string" calcext:value-type="string">
            <text:p>// rundweg.pas</text:p>
          </table:table-cell>
          <table:table-cell table:style-name="ce3" table:number-columns-repeated="16378"/>
        </table:table-row>
        <table:table-row table:style-name="ro1">
          <table:table-cell table:formula="of:=[.A202]+1" office:value-type="float" office:value="188" calcext:value-type="float">
            <text:p>188</text:p>
          </table:table-cell>
          <table:table-cell office:value-type="string" calcext:value-type="string">
            <text:p>rsSucheAbgebrochen</text:p>
          </table:table-cell>
          <table:table-cell office:value-type="string" calcext:value-type="string">
            <text:p>rsLeeAlgorithmus + 1</text:p>
          </table:table-cell>
          <table:table-cell office:value-type="string" calcext:value-type="string">
            <text:p>Suche abgebrochen</text:p>
          </table:table-cell>
          <table:table-cell office:value-type="string" calcext:value-type="string">
            <text:p>Search canceled</text:p>
          </table:table-cell>
          <table:table-cell office:value-type="string" calcext:value-type="string">
            <text:p>Recherche interrompue</text:p>
          </table:table-cell>
          <table:table-cell table:number-columns-repeated="16378"/>
        </table:table-row>
        <table:table-row table:style-name="ro1">
          <table:table-cell table:formula="of:=[.A204]+1" office:value-type="float" office:value="189" calcext:value-type="float">
            <text:p>189</text:p>
          </table:table-cell>
          <table:table-cell office:value-type="string" calcext:value-type="string">
            <text:p>rsRundwegKleinsteLaenge</text:p>
          </table:table-cell>
          <table:table-cell office:value-type="string" calcext:value-type="string">
            <text:p>rsSucheAbgebrochen + 1</text:p>
          </table:table-cell>
          <table:table-cell office:value-type="string" calcext:value-type="string">
            <text:p>Rundweg mit kleinster Länge: </text:p>
          </table:table-cell>
          <table:table-cell office:value-type="string" calcext:value-type="string">
            <text:p>Circular route with shortest length: </text:p>
          </table:table-cell>
          <table:table-cell office:value-type="string" calcext:value-type="string">
            <text:p>Circuit avec la plus petite longueur : </text:p>
          </table:table-cell>
          <table:table-cell table:number-columns-repeated="16378"/>
        </table:table-row>
        <table:table-row table:style-name="ro1">
          <table:table-cell table:formula="of:=[.A205]+1" office:value-type="float" office:value="190" calcext:value-type="float">
            <text:p>190</text:p>
          </table:table-cell>
          <table:table-cell office:value-type="string" calcext:value-type="string">
            <text:p>rsKeinenRundwegGefunden</text:p>
          </table:table-cell>
          <table:table-cell office:value-type="string" calcext:value-type="string">
            <text:p>rsRundwegKleinsteLaenge + 1</text:p>
          </table:table-cell>
          <table:table-cell office:value-type="string" calcext:value-type="string">
            <text:p>Keinen Rundweg gefunden</text:p>
          </table:table-cell>
          <table:table-cell office:value-type="string" calcext:value-type="string">
            <text:p>No circular route found</text:p>
          </table:table-cell>
          <table:table-cell office:value-type="string" calcext:value-type="string">
            <text:p>Pas de circuit trouvé</text:p>
          </table:table-cell>
          <table:table-cell table:number-columns-repeated="16378"/>
        </table:table-row>
        <table:table-row table:style-name="ro1">
          <table:table-cell table:formula="of:=[.A206]+1" office:value-type="float" office:value="191" calcext:value-type="float">
            <text:p>191</text:p>
          </table:table-cell>
          <table:table-cell office:value-type="string" calcext:value-type="string">
            <text:p>rsUngueltigerWertAnzahlStaedte</text:p>
          </table:table-cell>
          <table:table-cell office:value-type="string" calcext:value-type="string">
            <text:p>rsKeinenRundwegGefunden + 1</text:p>
          </table:table-cell>
          <table:table-cell office:value-type="string" calcext:value-type="string">
            <text:p>ungültiger Wert für Anzahl der Städte</text:p>
          </table:table-cell>
          <table:table-cell office:value-type="string" calcext:value-type="string">
            <text:p>Invalid value for number of cities</text:p>
          </table:table-cell>
          <table:table-cell office:value-type="string" calcext:value-type="string">
            <text:p>valeur non valide pour le nombre de villes</text:p>
          </table:table-cell>
          <table:table-cell table:number-columns-repeated="16378"/>
        </table:table-row>
        <table:table-row table:style-name="ro1">
          <table:table-cell table:style-name="ce3"/>
          <table:table-cell table:number-columns-repeated="3" table:style-name="ce3" office:value-type="string" calcext:value-type="string">
            <text:p>// rundweg.lfm</text:p>
          </table:table-cell>
          <table:table-cell table:style-name="ce6" office:value-type="string" calcext:value-type="string">
            <text:p>// <text:s/>rundweg2.lfm</text:p>
          </table:table-cell>
          <table:table-cell table:style-name="ce3" office:value-type="string" calcext:value-type="string">
            <text:p>// rundweg.lfm</text:p>
          </table:table-cell>
          <table:table-cell table:style-name="ce3" table:number-columns-repeated="16378"/>
        </table:table-row>
        <table:table-row table:style-name="ro1">
          <table:table-cell table:formula="of:=[.A207]+1" office:value-type="float" office:value="192" calcext:value-type="float">
            <text:p>192</text:p>
          </table:table-cell>
          <table:table-cell office:value-type="string" calcext:value-type="string">
            <text:p>rsWegSalesmanB</text:p>
          </table:table-cell>
          <table:table-cell office:value-type="string" calcext:value-type="string">
            <text:p>rsUngueltigerWertAnzahlStaedte + 1</text:p>
          </table:table-cell>
          <table:table-cell office:value-type="string" calcext:value-type="string">
            <text:p>Weg des Handlungsreisenden II <text:s text:c="2"/>( jede Stadt kann mehrmals besucht werden )</text:p>
          </table:table-cell>
          <table:table-cell office:value-type="string" calcext:value-type="string">
            <text:p>Itinerary of the traveling salesman II ( each city can be visited several times )</text:p>
          </table:table-cell>
          <table:table-cell office:value-type="string" calcext:value-type="string">
            <text:p>Chemin du voyageur de commerce II ( chaque ville peut être visitée plusieurs fois ).</text:p>
          </table:table-cell>
          <table:table-cell table:number-columns-repeated="16378"/>
        </table:table-row>
        <table:table-row table:style-name="ro1">
          <table:table-cell table:formula="of:=[.A209]+1" office:value-type="float" office:value="193" calcext:value-type="float">
            <text:p>193</text:p>
          </table:table-cell>
          <table:table-cell office:value-type="string" calcext:value-type="string">
            <text:p>rsEntfernungenEingeben</text:p>
          </table:table-cell>
          <table:table-cell office:value-type="string" calcext:value-type="string">
            <text:p>rsWegSalesmanB + 1</text:p>
          </table:table-cell>
          <table:table-cell office:value-type="string" calcext:value-type="string">
            <text:p>Entfernungen eingeben</text:p>
          </table:table-cell>
          <table:table-cell office:value-type="string" calcext:value-type="string">
            <text:p>Enter distances</text:p>
          </table:table-cell>
          <table:table-cell office:value-type="string" calcext:value-type="string">
            <text:p>Saisir les distances</text:p>
          </table:table-cell>
          <table:table-cell table:number-columns-repeated="16378"/>
        </table:table-row>
        <table:table-row table:style-name="ro1">
          <table:table-cell table:style-name="ce3"/>
          <table:table-cell table:number-columns-repeated="3" table:style-name="ce3" office:value-type="string" calcext:value-type="string">
            <text:p>// Rucksack.pas</text:p>
          </table:table-cell>
          <table:table-cell table:style-name="ce6" office:value-type="string" calcext:value-type="string">
            <text:p>// <text:s/>Rucksack.pas</text:p>
          </table:table-cell>
          <table:table-cell table:style-name="ce3" office:value-type="string" calcext:value-type="string">
            <text:p>// Sac à dos.pas</text:p>
          </table:table-cell>
          <table:table-cell table:style-name="ce3" table:number-columns-repeated="16378"/>
        </table:table-row>
        <table:table-row table:style-name="ro1">
          <table:table-cell table:formula="of:=[.A210]+1" office:value-type="float" office:value="194" calcext:value-type="float">
            <text:p>194</text:p>
          </table:table-cell>
          <table:table-cell office:value-type="string" calcext:value-type="string">
            <text:p>rsWert1</text:p>
          </table:table-cell>
          <table:table-cell office:value-type="string" calcext:value-type="string">
            <text:p>rsEntfernungenEingeben + 1</text:p>
          </table:table-cell>
          <table:table-cell office:value-type="string" calcext:value-type="string">
            <text:p>Wert: </text:p>
          </table:table-cell>
          <table:table-cell office:value-type="string" calcext:value-type="string">
            <text:p>Value: </text:p>
          </table:table-cell>
          <table:table-cell office:value-type="string" calcext:value-type="string">
            <text:p>Valeur : </text:p>
          </table:table-cell>
          <table:table-cell table:number-columns-repeated="16378"/>
        </table:table-row>
        <table:table-row table:style-name="ro1">
          <table:table-cell table:formula="of:=[.A212]+1" office:value-type="float" office:value="195" calcext:value-type="float">
            <text:p>195</text:p>
          </table:table-cell>
          <table:table-cell office:value-type="string" calcext:value-type="string">
            <text:p>rsGewicht</text:p>
          </table:table-cell>
          <table:table-cell office:value-type="string" calcext:value-type="string">
            <text:p>rsWert1 + 1</text:p>
          </table:table-cell>
          <table:table-cell office:value-type="string" calcext:value-type="string">
            <text:p><text:s text:c="2"/>Gewicht: </text:p>
          </table:table-cell>
          <table:table-cell office:value-type="string" calcext:value-type="string">
            <text:p><text:s text:c="2"/>Weight: </text:p>
          </table:table-cell>
          <table:table-cell office:value-type="string" calcext:value-type="string">
            <text:p><text:s text:c="2"/>Poids : </text:p>
          </table:table-cell>
          <table:table-cell table:number-columns-repeated="16378"/>
        </table:table-row>
        <table:table-row table:style-name="ro1">
          <table:table-cell table:formula="of:=[.A213]+1" office:value-type="float" office:value="196" calcext:value-type="float">
            <text:p>196</text:p>
          </table:table-cell>
          <table:table-cell office:value-type="string" calcext:value-type="string">
            <text:p>rsBesteLoesung</text:p>
          </table:table-cell>
          <table:table-cell office:value-type="string" calcext:value-type="string">
            <text:p>rsGewicht + 1</text:p>
          </table:table-cell>
          <table:table-cell office:value-type="string" calcext:value-type="string">
            <text:p>Beste Lösung: </text:p>
          </table:table-cell>
          <table:table-cell office:value-type="string" calcext:value-type="string">
            <text:p>Best solution: </text:p>
          </table:table-cell>
          <table:table-cell office:value-type="string" calcext:value-type="string">
            <text:p>Meilleure solution : </text:p>
          </table:table-cell>
          <table:table-cell table:number-columns-repeated="16378"/>
        </table:table-row>
        <table:table-row table:style-name="ro1">
          <table:table-cell table:formula="of:=[.A214]+1" office:value-type="float" office:value="197" calcext:value-type="float">
            <text:p>197</text:p>
          </table:table-cell>
          <table:table-cell office:value-type="string" calcext:value-type="string">
            <text:p>rsLoesungenerste</text:p>
          </table:table-cell>
          <table:table-cell office:value-type="string" calcext:value-type="string">
            <text:p>rsBesteLoesung + 1</text:p>
          </table:table-cell>
          <table:table-cell office:value-type="string" calcext:value-type="string">
            <text:p><text:s/>Lösungen (erste): </text:p>
          </table:table-cell>
          <table:table-cell office:value-type="string" calcext:value-type="string">
            <text:p><text:s/>Solutions (first): </text:p>
          </table:table-cell>
          <table:table-cell office:value-type="string" calcext:value-type="string">
            <text:p><text:s/>Solutions (premières) : </text:p>
          </table:table-cell>
          <table:table-cell table:number-columns-repeated="16378"/>
        </table:table-row>
        <table:table-row table:style-name="ro1">
          <table:table-cell table:formula="of:=[.A215]+1" office:value-type="float" office:value="198" calcext:value-type="float">
            <text:p>198</text:p>
          </table:table-cell>
          <table:table-cell office:value-type="string" calcext:value-type="string">
            <text:p>rsNr</text:p>
          </table:table-cell>
          <table:table-cell office:value-type="string" calcext:value-type="string">
            <text:p>rsLoesungenerste + 1</text:p>
          </table:table-cell>
          <table:table-cell office:value-type="string" calcext:value-type="string">
            <text:p>Nr</text:p>
          </table:table-cell>
          <table:table-cell office:value-type="string" calcext:value-type="string">
            <text:p>No</text:p>
          </table:table-cell>
          <table:table-cell office:value-type="string" calcext:value-type="string">
            <text:p>N°</text:p>
          </table:table-cell>
          <table:table-cell table:number-columns-repeated="16378"/>
        </table:table-row>
        <table:table-row table:style-name="ro1">
          <table:table-cell table:formula="of:=[.A216]+1" office:value-type="float" office:value="199" calcext:value-type="float">
            <text:p>199</text:p>
          </table:table-cell>
          <table:table-cell office:value-type="string" calcext:value-type="string">
            <text:p>rsGewicht1</text:p>
          </table:table-cell>
          <table:table-cell office:value-type="string" calcext:value-type="string">
            <text:p>rsNr + 1</text:p>
          </table:table-cell>
          <table:table-cell office:value-type="string" calcext:value-type="string">
            <text:p>Gewicht</text:p>
          </table:table-cell>
          <table:table-cell office:value-type="string" calcext:value-type="string">
            <text:p>weight</text:p>
          </table:table-cell>
          <table:table-cell office:value-type="string" calcext:value-type="string">
            <text:p>Poids</text:p>
          </table:table-cell>
          <table:table-cell table:number-columns-repeated="16378"/>
        </table:table-row>
        <table:table-row table:style-name="ro1">
          <table:table-cell table:formula="of:=[.A217]+1" office:value-type="float" office:value="200" calcext:value-type="float">
            <text:p>200</text:p>
          </table:table-cell>
          <table:table-cell office:value-type="string" calcext:value-type="string">
            <text:p>rsTeileEingeben</text:p>
          </table:table-cell>
          <table:table-cell office:value-type="string" calcext:value-type="string">
            <text:p>rsGewicht1 + 1</text:p>
          </table:table-cell>
          <table:table-cell office:value-type="string" calcext:value-type="string">
            <text:p>Teile eingeben</text:p>
          </table:table-cell>
          <table:table-cell office:value-type="string" calcext:value-type="string">
            <text:p>Enter parts</text:p>
          </table:table-cell>
          <table:table-cell office:value-type="string" calcext:value-type="string">
            <text:p>Saisir les pièces</text:p>
          </table:table-cell>
          <table:table-cell table:number-columns-repeated="16378"/>
        </table:table-row>
        <table:table-row table:style-name="ro1">
          <table:table-cell table:style-name="ce3"/>
          <table:table-cell table:number-columns-repeated="3" table:style-name="ce3" office:value-type="string" calcext:value-type="string">
            <text:p>// Rucksack.lfm</text:p>
          </table:table-cell>
          <table:table-cell table:number-columns-repeated="2" table:style-name="ce6" office:value-type="string" calcext:value-type="string">
            <text:p>// <text:s/>Rucksack.lfm</text:p>
          </table:table-cell>
          <table:table-cell table:style-name="ce3" table:number-columns-repeated="16378"/>
        </table:table-row>
        <table:table-row table:style-name="ro1">
          <table:table-cell table:formula="of:=[.A218]+1" office:value-type="float" office:value="201" calcext:value-type="float">
            <text:p>201</text:p>
          </table:table-cell>
          <table:table-cell office:value-type="string" calcext:value-type="string">
            <text:p>rsRucksack</text:p>
          </table:table-cell>
          <table:table-cell office:value-type="string" calcext:value-type="string">
            <text:p>rsTeileEingeben + 1</text:p>
          </table:table-cell>
          <table:table-cell office:value-type="string" calcext:value-type="string">
            <text:p>Rucksack</text:p>
          </table:table-cell>
          <table:table-cell office:value-type="string" calcext:value-type="string">
            <text:p>Backpack</text:p>
          </table:table-cell>
          <table:table-cell office:value-type="string" calcext:value-type="string">
            <text:p>Sac à dos</text:p>
          </table:table-cell>
          <table:table-cell table:number-columns-repeated="16378"/>
        </table:table-row>
        <table:table-row table:style-name="ro1">
          <table:table-cell table:formula="of:=[.A220]+1" office:value-type="float" office:value="202" calcext:value-type="float">
            <text:p>202</text:p>
          </table:table-cell>
          <table:table-cell office:value-type="string" calcext:value-type="string">
            <text:p>rsAnzahlDerTeile</text:p>
          </table:table-cell>
          <table:table-cell office:value-type="string" calcext:value-type="string">
            <text:p>rsRucksack + 1</text:p>
          </table:table-cell>
          <table:table-cell office:value-type="string" calcext:value-type="string">
            <text:p>Anzahl der Teile: </text:p>
          </table:table-cell>
          <table:table-cell office:value-type="string" calcext:value-type="string">
            <text:p>Number of parts: </text:p>
          </table:table-cell>
          <table:table-cell office:value-type="string" calcext:value-type="string">
            <text:p>Nombre de pièces : </text:p>
          </table:table-cell>
          <table:table-cell table:number-columns-repeated="16378"/>
        </table:table-row>
        <table:table-row table:style-name="ro1">
          <table:table-cell table:formula="of:=[.A221]+1" office:value-type="float" office:value="203" calcext:value-type="float">
            <text:p>203</text:p>
          </table:table-cell>
          <table:table-cell office:value-type="string" calcext:value-type="string">
            <text:p>rsGesamtgewicht</text:p>
          </table:table-cell>
          <table:table-cell office:value-type="string" calcext:value-type="string">
            <text:p>rsAnzahlDerTeile + 1</text:p>
          </table:table-cell>
          <table:table-cell office:value-type="string" calcext:value-type="string">
            <text:p>Gesamtgewicht</text:p>
          </table:table-cell>
          <table:table-cell office:value-type="string" calcext:value-type="string">
            <text:p>Total weight</text:p>
          </table:table-cell>
          <table:table-cell office:value-type="string" calcext:value-type="string">
            <text:p>Poids total</text:p>
          </table:table-cell>
          <table:table-cell table:number-columns-repeated="16378"/>
        </table:table-row>
        <table:table-row table:style-name="ro1">
          <table:table-cell table:style-name="ce3"/>
          <table:table-cell table:number-columns-repeated="3" table:style-name="ce3" office:value-type="string" calcext:value-type="string">
            <text:p>// vierfarb.pas</text:p>
          </table:table-cell>
          <table:table-cell table:style-name="ce6" office:value-type="string" calcext:value-type="string">
            <text:p>// <text:s/>vierfarb.pas</text:p>
          </table:table-cell>
          <table:table-cell table:style-name="ce3" office:value-type="string" calcext:value-type="string">
            <text:p>// vierfarb.pas</text:p>
          </table:table-cell>
          <table:table-cell table:style-name="ce3" table:number-columns-repeated="16378"/>
        </table:table-row>
        <table:table-row table:style-name="ro1">
          <table:table-cell table:formula="of:=[.A222]+1" office:value-type="float" office:value="204" calcext:value-type="float">
            <text:p>204</text:p>
          </table:table-cell>
          <table:table-cell office:value-type="string" calcext:value-type="string">
            <text:p>rsLaenderMarkieren</text:p>
          </table:table-cell>
          <table:table-cell office:value-type="string" calcext:value-type="string">
            <text:p>rsGesamtgewicht + 1</text:p>
          </table:table-cell>
          <table:table-cell office:value-type="string" calcext:value-type="string">
            <text:p>Länderrechtecke mit der Maus im oberen Teil markieren.</text:p>
          </table:table-cell>
          <table:table-cell office:value-type="string" calcext:value-type="string">
            <text:p>Mark country rectangles with the mouse in the upper part.</text:p>
          </table:table-cell>
          <table:table-cell office:value-type="string" calcext:value-type="string">
            <text:p>Marquer les rectangles des pays avec la souris dans la partie supérieure.</text:p>
          </table:table-cell>
          <table:table-cell table:number-columns-repeated="16378"/>
        </table:table-row>
        <table:table-row table:style-name="ro1">
          <table:table-cell table:formula="of:=[.A224]+1" office:value-type="float" office:value="205" calcext:value-type="float">
            <text:p>205</text:p>
          </table:table-cell>
          <table:table-cell office:value-type="string" calcext:value-type="string">
            <text:p>rsEinfaerben</text:p>
          </table:table-cell>
          <table:table-cell office:value-type="string" calcext:value-type="string">
            <text:p>rsLaenderMarkieren + 1</text:p>
          </table:table-cell>
          <table:table-cell office:value-type="string" calcext:value-type="string">
            <text:p>Einfärben</text:p>
          </table:table-cell>
          <table:table-cell office:value-type="string" calcext:value-type="string">
            <text:p>Colorize</text:p>
          </table:table-cell>
          <table:table-cell office:value-type="string" calcext:value-type="string">
            <text:p>Coloriage</text:p>
          </table:table-cell>
          <table:table-cell table:number-columns-repeated="16378"/>
        </table:table-row>
        <table:table-row table:style-name="ro1">
          <table:table-cell table:formula="of:=[.A225]+1" office:value-type="float" office:value="206" calcext:value-type="float">
            <text:p>206</text:p>
          </table:table-cell>
          <table:table-cell office:value-type="string" calcext:value-type="string">
            <text:p>rsFaerbungGefunden</text:p>
          </table:table-cell>
          <table:table-cell office:value-type="string" calcext:value-type="string">
            <text:p>rsEinfaerben + 1</text:p>
          </table:table-cell>
          <table:table-cell office:value-type="string" calcext:value-type="string">
            <text:p>Färbung gefunden</text:p>
          </table:table-cell>
          <table:table-cell office:value-type="string" calcext:value-type="string">
            <text:p>Coloring found</text:p>
          </table:table-cell>
          <table:table-cell office:value-type="string" calcext:value-type="string">
            <text:p>coloration trouvée</text:p>
          </table:table-cell>
          <table:table-cell table:number-columns-repeated="16378"/>
        </table:table-row>
        <table:table-row table:style-name="ro1">
          <table:table-cell table:formula="of:=[.A226]+1" office:value-type="float" office:value="207" calcext:value-type="float">
            <text:p>207</text:p>
          </table:table-cell>
          <table:table-cell office:value-type="string" calcext:value-type="string">
            <text:p>rsKeineFaerbungGefunden</text:p>
          </table:table-cell>
          <table:table-cell office:value-type="string" calcext:value-type="string">
            <text:p>rsFaerbungGefunden + 1</text:p>
          </table:table-cell>
          <table:table-cell office:value-type="string" calcext:value-type="string">
            <text:p>keine Färbung gefunden: der Algorithmus ist offenbar fehlerhaft</text:p>
          </table:table-cell>
          <table:table-cell office:value-type="string" calcext:value-type="string">
            <text:p>No coloring found: the algorithm is obviously faulty</text:p>
          </table:table-cell>
          <table:table-cell office:value-type="string" calcext:value-type="string">
            <text:p>pas de coloration trouvée : l'algorithme est manifestement erroné</text:p>
          </table:table-cell>
          <table:table-cell table:number-columns-repeated="16378"/>
        </table:table-row>
        <table:table-row table:style-name="ro1">
          <table:table-cell table:formula="of:=[.A227]+1" office:value-type="float" office:value="208" calcext:value-type="float">
            <text:p>208</text:p>
          </table:table-cell>
          <table:table-cell office:value-type="string" calcext:value-type="string">
            <text:p>rsLand</text:p>
          </table:table-cell>
          <table:table-cell office:value-type="string" calcext:value-type="string">
            <text:p>rsKeineFaerbungGefunden + 1</text:p>
          </table:table-cell>
          <table:table-cell office:value-type="string" calcext:value-type="string">
            <text:p>Land </text:p>
          </table:table-cell>
          <table:table-cell office:value-type="string" calcext:value-type="string">
            <text:p>Country </text:p>
          </table:table-cell>
          <table:table-cell office:value-type="string" calcext:value-type="string">
            <text:p>Pays </text:p>
          </table:table-cell>
          <table:table-cell table:number-columns-repeated="16378"/>
        </table:table-row>
        <table:table-row table:style-name="ro1">
          <table:table-cell table:formula="of:=[.A228]+1" office:value-type="float" office:value="209" calcext:value-type="float">
            <text:p>209</text:p>
          </table:table-cell>
          <table:table-cell office:value-type="string" calcext:value-type="string">
            <text:p>rsFarbe</text:p>
          </table:table-cell>
          <table:table-cell office:value-type="string" calcext:value-type="string">
            <text:p>rsLand + 1</text:p>
          </table:table-cell>
          <table:table-cell office:value-type="string" calcext:value-type="string">
            <text:p>Farbe</text:p>
          </table:table-cell>
          <table:table-cell office:value-type="string" calcext:value-type="string">
            <text:p>color</text:p>
          </table:table-cell>
          <table:table-cell office:value-type="string" calcext:value-type="string">
            <text:p>Couleur</text:p>
          </table:table-cell>
          <table:table-cell table:number-columns-repeated="16378"/>
        </table:table-row>
        <table:table-row table:style-name="ro1">
          <table:table-cell table:formula="of:=[.A229]+1" office:value-type="float" office:value="210" calcext:value-type="float">
            <text:p>210</text:p>
          </table:table-cell>
          <table:table-cell office:value-type="string" calcext:value-type="string">
            <text:p>rsSucheUmrandungFuerLand</text:p>
          </table:table-cell>
          <table:table-cell office:value-type="string" calcext:value-type="string">
            <text:p>rsFarbe + 1</text:p>
          </table:table-cell>
          <table:table-cell office:value-type="string" calcext:value-type="string">
            <text:p>Suche Umrandung für Land </text:p>
          </table:table-cell>
          <table:table-cell office:value-type="string" calcext:value-type="string">
            <text:p>Search border for country </text:p>
          </table:table-cell>
          <table:table-cell office:value-type="string" calcext:value-type="string">
            <text:p>Recherche bordure pour pays </text:p>
          </table:table-cell>
          <table:table-cell table:number-columns-repeated="16378"/>
        </table:table-row>
        <table:table-row table:style-name="ro1">
          <table:table-cell table:formula="of:=[.A230]+1" office:value-type="float" office:value="211" calcext:value-type="float">
            <text:p>211</text:p>
          </table:table-cell>
          <table:table-cell office:value-type="string" calcext:value-type="string">
            <text:p>rsKannFuerLand</text:p>
          </table:table-cell>
          <table:table-cell office:value-type="string" calcext:value-type="string">
            <text:p>rsSucheUmrandungFuerLand + 1</text:p>
          </table:table-cell>
          <table:table-cell office:value-type="string" calcext:value-type="string">
            <text:p>Kann für Land </text:p>
          </table:table-cell>
          <table:table-cell office:value-type="string" calcext:value-type="string">
            <text:p>Cannot create border for country </text:p>
          </table:table-cell>
          <table:table-cell office:value-type="string" calcext:value-type="string">
            <text:p>Peut créer une bordure pour le pays </text:p>
          </table:table-cell>
          <table:table-cell table:number-columns-repeated="16378"/>
        </table:table-row>
        <table:table-row table:style-name="ro1">
          <table:table-cell table:formula="of:=[.A231]+1" office:value-type="float" office:value="212" calcext:value-type="float">
            <text:p>212</text:p>
          </table:table-cell>
          <table:table-cell office:value-type="string" calcext:value-type="string">
            <text:p>rsKeineGrenzeErstellen</text:p>
          </table:table-cell>
          <table:table-cell office:value-type="string" calcext:value-type="string">
            <text:p>rsKannFuerLand + 1</text:p>
          </table:table-cell>
          <table:table-cell office:value-type="string" calcext:value-type="string">
            <text:p><text:s/>keine Grenze erstellen</text:p>
          </table:table-cell>
          <table:table-cell office:value-type="string" calcext:value-type="string">
            <text:p><text:s/>cannot create a border</text:p>
          </table:table-cell>
          <table:table-cell office:value-type="string" calcext:value-type="string">
            <text:p><text:s/>Ne peut pas créer de frontière</text:p>
          </table:table-cell>
          <table:table-cell table:style-name="ce3" table:number-columns-repeated="16378"/>
        </table:table-row>
        <table:table-row table:style-name="ro1">
          <table:table-cell table:formula="of:=[.A232]+1" office:value-type="float" office:value="213" calcext:value-type="float">
            <text:p>213</text:p>
          </table:table-cell>
          <table:table-cell office:value-type="string" calcext:value-type="string">
            <text:p>rsSucheNachUmrandungenBeendet</text:p>
          </table:table-cell>
          <table:table-cell office:value-type="string" calcext:value-type="string">
            <text:p>rsKeineGrenzeErstellen + 1</text:p>
          </table:table-cell>
          <table:table-cell office:value-type="string" calcext:value-type="string">
            <text:p>Suche nach Umrandungen beendet</text:p>
          </table:table-cell>
          <table:table-cell office:value-type="string" calcext:value-type="string">
            <text:p>Search for borders finished</text:p>
          </table:table-cell>
          <table:table-cell office:value-type="string" calcext:value-type="string">
            <text:p>Recherche de bordures terminée</text:p>
          </table:table-cell>
          <table:table-cell table:number-columns-repeated="16378"/>
        </table:table-row>
        <table:table-row table:style-name="ro1">
          <table:table-cell table:formula="of:=[.A233]+1" office:value-type="float" office:value="214" calcext:value-type="float">
            <text:p>214</text:p>
          </table:table-cell>
          <table:table-cell office:value-type="string" calcext:value-type="string">
            <text:p>rsSucheGrenzenUndNachbarn</text:p>
          </table:table-cell>
          <table:table-cell office:value-type="string" calcext:value-type="string">
            <text:p>rsSucheNachUmrandungenBeendet + 1</text:p>
          </table:table-cell>
          <table:table-cell office:value-type="string" calcext:value-type="string">
            <text:p>Suche Grenzen und Nachbarn</text:p>
          </table:table-cell>
          <table:table-cell office:value-type="string" calcext:value-type="string">
            <text:p>Search borders and neighbors</text:p>
          </table:table-cell>
          <table:table-cell office:value-type="string" calcext:value-type="string">
            <text:p>Recherche frontières et voisins</text:p>
          </table:table-cell>
          <table:table-cell table:number-columns-repeated="16378"/>
        </table:table-row>
        <table:table-row table:style-name="ro1">
          <table:table-cell table:style-name="ce3"/>
          <table:table-cell table:number-columns-repeated="3" table:style-name="ce3" office:value-type="string" calcext:value-type="string">
            <text:p>// vierfarb.lfm</text:p>
          </table:table-cell>
          <table:table-cell table:number-columns-repeated="2" table:style-name="ce6" office:value-type="string" calcext:value-type="string">
            <text:p>// <text:s/>vierfarb.lfm</text:p>
          </table:table-cell>
          <table:table-cell table:number-columns-repeated="16378"/>
        </table:table-row>
        <table:table-row table:style-name="ro1">
          <table:table-cell table:formula="of:=[.A234]+1" office:value-type="float" office:value="215" calcext:value-type="float">
            <text:p>215</text:p>
          </table:table-cell>
          <table:table-cell office:value-type="string" calcext:value-type="string">
            <text:p>rsVierFarb</text:p>
          </table:table-cell>
          <table:table-cell office:value-type="string" calcext:value-type="string">
            <text:p>RsSucheGrenzenUndNachbarn + 1</text:p>
          </table:table-cell>
          <table:table-cell office:value-type="string" calcext:value-type="string">
            <text:p>4 Farbenproblem</text:p>
          </table:table-cell>
          <table:table-cell office:value-type="string" calcext:value-type="string">
            <text:p>4 color problem</text:p>
          </table:table-cell>
          <table:table-cell office:value-type="string" calcext:value-type="string">
            <text:p>Problème des 4 couleurs</text:p>
          </table:table-cell>
          <table:table-cell table:number-columns-repeated="16378"/>
        </table:table-row>
        <table:table-row table:style-name="ro1">
          <table:table-cell table:formula="of:=[.A236]+1" office:value-type="float" office:value="216" calcext:value-type="float">
            <text:p>216</text:p>
          </table:table-cell>
          <table:table-cell office:value-type="string" calcext:value-type="string">
            <text:p>rsNeueEingabe</text:p>
          </table:table-cell>
          <table:table-cell office:value-type="string" calcext:value-type="string">
            <text:p>rsVierFarb + 1</text:p>
          </table:table-cell>
          <table:table-cell office:value-type="string" calcext:value-type="string">
            <text:p>Neue Eingabe</text:p>
          </table:table-cell>
          <table:table-cell office:value-type="string" calcext:value-type="string">
            <text:p>New input</text:p>
          </table:table-cell>
          <table:table-cell office:value-type="string" calcext:value-type="string">
            <text:p>Nouvelle entrée</text:p>
          </table:table-cell>
          <table:table-cell table:style-name="ce3" table:number-columns-repeated="16378"/>
        </table:table-row>
        <table:table-row table:style-name="ro1">
          <table:table-cell table:formula="of:=[.A237]+1" office:value-type="float" office:value="217" calcext:value-type="float">
            <text:p>217</text:p>
          </table:table-cell>
          <table:table-cell office:value-type="string" calcext:value-type="string">
            <text:p>rsVierLaender</text:p>
          </table:table-cell>
          <table:table-cell office:value-type="string" calcext:value-type="string">
            <text:p>rsNeueEingabe + 1</text:p>
          </table:table-cell>
          <table:table-cell office:value-type="string" calcext:value-type="string">
            <text:p>4 neue Länder</text:p>
          </table:table-cell>
          <table:table-cell office:value-type="string" calcext:value-type="string">
            <text:p>4 new countries</text:p>
          </table:table-cell>
          <table:table-cell office:value-type="string" calcext:value-type="string">
            <text:p>4 nouveaux pays</text:p>
          </table:table-cell>
          <table:table-cell table:number-columns-repeated="16378"/>
        </table:table-row>
        <table:table-row table:style-name="ro1">
          <table:table-cell table:formula="of:=[.A238]+1" office:value-type="float" office:value="218" calcext:value-type="float">
            <text:p>218</text:p>
          </table:table-cell>
          <table:table-cell office:value-type="string" calcext:value-type="string">
            <text:p>rsAnzahlDerLaender</text:p>
          </table:table-cell>
          <table:table-cell office:value-type="string" calcext:value-type="string">
            <text:p>rsVierLaender + 1</text:p>
          </table:table-cell>
          <table:table-cell office:value-type="string" calcext:value-type="string">
            <text:p>Anzahl der Länder: </text:p>
          </table:table-cell>
          <table:table-cell office:value-type="string" calcext:value-type="string">
            <text:p>Number of countries: </text:p>
          </table:table-cell>
          <table:table-cell office:value-type="string" calcext:value-type="string">
            <text:p>Nombre de pays : </text:p>
          </table:table-cell>
          <table:table-cell table:number-columns-repeated="16378"/>
        </table:table-row>
        <table:table-row table:style-name="ro1">
          <table:table-cell table:formula="of:=[.A239]+1" office:value-type="float" office:value="219" calcext:value-type="float">
            <text:p>219</text:p>
          </table:table-cell>
          <table:table-cell office:value-type="string" calcext:value-type="string">
            <text:p>rsLandZufuegen</text:p>
          </table:table-cell>
          <table:table-cell office:value-type="string" calcext:value-type="string">
            <text:p>rsAnzahlDerLaender + 1</text:p>
          </table:table-cell>
          <table:table-cell office:value-type="string" calcext:value-type="string">
            <text:p>Land zufügen</text:p>
          </table:table-cell>
          <table:table-cell office:value-type="string" calcext:value-type="string">
            <text:p>Add country</text:p>
          </table:table-cell>
          <table:table-cell office:value-type="string" calcext:value-type="string">
            <text:p>Ajouter un pays</text:p>
          </table:table-cell>
          <table:table-cell table:number-columns-repeated="16378"/>
        </table:table-row>
        <table:table-row table:style-name="ro1">
          <table:table-cell table:formula="of:=[.A240]+1" office:value-type="float" office:value="220" calcext:value-type="float">
            <text:p>220</text:p>
          </table:table-cell>
          <table:table-cell office:value-type="string" calcext:value-type="string">
            <text:p>rsLandEntfernen</text:p>
          </table:table-cell>
          <table:table-cell office:value-type="string" calcext:value-type="string">
            <text:p>rsLandZufuegen + 1</text:p>
          </table:table-cell>
          <table:table-cell office:value-type="string" calcext:value-type="string">
            <text:p>Land entfernen</text:p>
          </table:table-cell>
          <table:table-cell office:value-type="string" calcext:value-type="string">
            <text:p>Remove country</text:p>
          </table:table-cell>
          <table:table-cell office:value-type="string" calcext:value-type="string">
            <text:p>Supprimer un pays</text:p>
          </table:table-cell>
          <table:table-cell table:number-columns-repeated="16378"/>
        </table:table-row>
        <table:table-row table:style-name="ro1">
          <table:table-cell table:style-name="ce3"/>
          <table:table-cell table:number-columns-repeated="3" table:style-name="ce3" office:value-type="string" calcext:value-type="string">
            <text:p>// backtrackinfo.lfm</text:p>
          </table:table-cell>
          <table:table-cell table:style-name="ce6" office:value-type="string" calcext:value-type="string">
            <text:p>// <text:s/>backtrackinfo.lfm</text:p>
          </table:table-cell>
          <table:table-cell table:style-name="ce3" office:value-type="string" calcext:value-type="string">
            <text:p>// backtrackinfo.lfm</text:p>
          </table:table-cell>
          <table:table-cell table:style-name="ce3" table:number-columns-repeated="16378"/>
        </table:table-row>
        <table:table-row table:style-name="ro1">
          <table:table-cell table:formula="of:=[.A241]+1" office:value-type="float" office:value="221" calcext:value-type="float">
            <text:p>221</text:p>
          </table:table-cell>
          <table:table-cell office:value-type="string" calcext:value-type="string">
            <text:p>rsInfo</text:p>
          </table:table-cell>
          <table:table-cell office:value-type="string" calcext:value-type="string">
            <text:p>rsLandEntfernen + 1</text:p>
          </table:table-cell>
          <table:table-cell office:value-type="string" calcext:value-type="string">
            <text:p>Info</text:p>
          </table:table-cell>
          <table:table-cell office:value-type="string" calcext:value-type="string">
            <text:p>info</text:p>
          </table:table-cell>
          <table:table-cell office:value-type="string" calcext:value-type="string">
            <text:p>Info</text:p>
          </table:table-cell>
          <table:table-cell table:number-columns-repeated="16378"/>
        </table:table-row>
        <table:table-row table:style-name="ro1">
          <table:table-cell table:formula="of:=[.A243]+1" office:value-type="float" office:value="222" calcext:value-type="float">
            <text:p>222</text:p>
          </table:table-cell>
          <table:table-cell office:value-type="string" calcext:value-type="string">
            <text:p>rsVersion</text:p>
          </table:table-cell>
          <table:table-cell office:value-type="string" calcext:value-type="string">
            <text:p>rsInfo + 1</text:p>
          </table:table-cell>
          <table:table-cell office:value-type="string" calcext:value-type="string">
            <text:p>Version 1.7 <text:s/>vom <text:s/>15.12.2023</text:p>
          </table:table-cell>
          <table:table-cell office:value-type="string" calcext:value-type="string">
            <text:p>Version 1.7 from 15.12.2023</text:p>
          </table:table-cell>
          <table:table-cell office:value-type="string" calcext:value-type="string">
            <text:p>Version 1.7 du 15.12.2023</text:p>
          </table:table-cell>
          <table:table-cell table:style-name="ce3" table:number-columns-repeated="16378"/>
        </table:table-row>
        <table:table-row table:style-name="ro1">
          <table:table-cell table:formula="of:=[.A244]+1" office:value-type="float" office:value="223" calcext:value-type="float">
            <text:p>223</text:p>
          </table:table-cell>
          <table:table-cell office:value-type="string" calcext:value-type="string">
            <text:p>rsDemosZuBacktrack</text:p>
          </table:table-cell>
          <table:table-cell office:value-type="string" calcext:value-type="string">
            <text:p>rsVersion + 1</text:p>
          </table:table-cell>
          <table:table-cell office:value-type="string" calcext:value-type="string">
            <text:p>Eine Sammlung von 13 Demonstrationsprogrammen zu Backtracking-Algorithmen</text:p>
          </table:table-cell>
          <table:table-cell office:value-type="string" calcext:value-type="string">
            <text:p>A collection of 13 demonstration programs for backtracking algorithms</text:p>
          </table:table-cell>
          <table:table-cell office:value-type="string" calcext:value-type="string">
            <text:p>Une collection de 13 programmes de démonstration sur les algorithmes de backtracking.</text:p>
          </table:table-cell>
          <table:table-cell table:number-columns-repeated="16378"/>
        </table:table-row>
        <table:table-row table:style-name="ro1">
          <table:table-cell table:formula="of:=[.A245]+1" office:value-type="float" office:value="224" calcext:value-type="float">
            <text:p>224</text:p>
          </table:table-cell>
          <table:table-cell office:value-type="string" calcext:value-type="string">
            <text:p>rsOK</text:p>
          </table:table-cell>
          <table:table-cell office:value-type="string" calcext:value-type="string">
            <text:p>rsDemosZuBacktrack + 1</text:p>
          </table:table-cell>
          <table:table-cell table:number-columns-repeated="3" office:value-type="string" calcext:value-type="string">
            <text:p>OK</text:p>
          </table:table-cell>
          <table:table-cell table:number-columns-repeated="16378"/>
        </table:table-row>
        <table:table-row table:style-name="ro1">
          <table:table-cell table:style-name="ce3"/>
          <table:table-cell table:number-columns-repeated="3" table:style-name="ce3" office:value-type="string" calcext:value-type="string">
            <text:p>// Labyrinth.pas</text:p>
          </table:table-cell>
          <table:table-cell table:style-name="ce6" office:value-type="string" calcext:value-type="string">
            <text:p>// <text:s/>Labyrinth.pas</text:p>
          </table:table-cell>
          <table:table-cell table:style-name="ce3" office:value-type="string" calcext:value-type="string">
            <text:p>// Labyrinth.pas</text:p>
          </table:table-cell>
          <table:table-cell table:number-columns-repeated="16378"/>
        </table:table-row>
        <table:table-row table:style-name="ro1">
          <table:table-cell table:formula="of:=[.A246]+1" office:value-type="float" office:value="225" calcext:value-type="float">
            <text:p>225</text:p>
          </table:table-cell>
          <table:table-cell office:value-type="string" calcext:value-type="string">
            <text:p>rsWeglaenge</text:p>
          </table:table-cell>
          <table:table-cell office:value-type="string" calcext:value-type="string">
            <text:p>rsOK + 1</text:p>
          </table:table-cell>
          <table:table-cell office:value-type="string" calcext:value-type="string">
            <text:p>Weglänge: </text:p>
          </table:table-cell>
          <table:table-cell office:value-type="string" calcext:value-type="string">
            <text:p>Path length: </text:p>
          </table:table-cell>
          <table:table-cell office:value-type="string" calcext:value-type="string">
            <text:p>Longueur du chemin : </text:p>
          </table:table-cell>
          <table:table-cell table:number-columns-repeated="16378"/>
        </table:table-row>
        <table:table-row table:style-name="ro1">
          <table:table-cell table:style-name="ce3"/>
          <table:table-cell table:number-columns-repeated="3" table:style-name="ce3" office:value-type="string" calcext:value-type="string">
            <text:p>// Labyrinth.lfm</text:p>
          </table:table-cell>
          <table:table-cell table:style-name="ce6" office:value-type="string" calcext:value-type="string">
            <text:p>// <text:s/>Labyrinth.lfm</text:p>
          </table:table-cell>
          <table:table-cell table:style-name="ce3" office:value-type="string" calcext:value-type="string">
            <text:p>// Labyrinth.lfm</text:p>
          </table:table-cell>
          <table:table-cell table:number-columns-repeated="16378"/>
        </table:table-row>
        <table:table-row table:style-name="ro1">
          <table:table-cell table:formula="of:=[.A248]+1" office:value-type="float" office:value="226" calcext:value-type="float">
            <text:p>226</text:p>
          </table:table-cell>
          <table:table-cell office:value-type="string" calcext:value-type="string">
            <text:p>rsAusgang</text:p>
          </table:table-cell>
          <table:table-cell office:value-type="string" calcext:value-type="string">
            <text:p>rsWeglaenge + 1</text:p>
          </table:table-cell>
          <table:table-cell office:value-type="string" calcext:value-type="string">
            <text:p>Ausgang</text:p>
          </table:table-cell>
          <table:table-cell office:value-type="string" calcext:value-type="string">
            <text:p>Exit </text:p>
          </table:table-cell>
          <table:table-cell office:value-type="string" calcext:value-type="string">
            <text:p>Sortie</text:p>
          </table:table-cell>
          <table:table-cell table:number-columns-repeated="16378"/>
        </table:table-row>
        <table:table-row table:style-name="ro1">
          <table:table-cell table:formula="of:=[.A250]+1" office:value-type="float" office:value="227" calcext:value-type="float">
            <text:p>227</text:p>
          </table:table-cell>
          <table:table-cell office:value-type="string" calcext:value-type="string">
            <text:p>rsStartrichtung</text:p>
          </table:table-cell>
          <table:table-cell office:value-type="string" calcext:value-type="string">
            <text:p>rsAusgang + 1</text:p>
          </table:table-cell>
          <table:table-cell office:value-type="string" calcext:value-type="string">
            <text:p>Startrichtung:</text:p>
          </table:table-cell>
          <table:table-cell office:value-type="string" calcext:value-type="string">
            <text:p>Start direction:</text:p>
          </table:table-cell>
          <table:table-cell office:value-type="string" calcext:value-type="string">
            <text:p>Direction de départ :</text:p>
          </table:table-cell>
          <table:table-cell table:number-columns-repeated="16378"/>
        </table:table-row>
        <table:table-row table:style-name="ro1">
          <table:table-cell table:formula="of:=[.A251]+1" office:value-type="float" office:value="228" calcext:value-type="float">
            <text:p>228</text:p>
          </table:table-cell>
          <table:table-cell office:value-type="string" calcext:value-type="string">
            <text:p>rsVerfahren</text:p>
          </table:table-cell>
          <table:table-cell office:value-type="string" calcext:value-type="string">
            <text:p>rsStartrichtung + 1</text:p>
          </table:table-cell>
          <table:table-cell office:value-type="string" calcext:value-type="string">
            <text:p>Verfahren</text:p>
          </table:table-cell>
          <table:table-cell office:value-type="string" calcext:value-type="string">
            <text:p>Procedure</text:p>
          </table:table-cell>
          <table:table-cell office:value-type="string" calcext:value-type="string">
            <text:p>Procédure</text:p>
          </table:table-cell>
          <table:table-cell table:number-columns-repeated="16378"/>
        </table:table-row>
        <table:table-row table:style-name="ro1">
          <table:table-cell table:formula="of:=[.A252]+1" office:value-type="float" office:value="229" calcext:value-type="float">
            <text:p>229</text:p>
          </table:table-cell>
          <table:table-cell office:value-type="string" calcext:value-type="string">
            <text:p>rsBacktrackingGeradeaus</text:p>
          </table:table-cell>
          <table:table-cell office:value-type="string" calcext:value-type="string">
            <text:p>rsVerfahren + 1</text:p>
          </table:table-cell>
          <table:table-cell office:value-type="string" calcext:value-type="string">
            <text:p>Backtracking - <text:s/>geradeaus</text:p>
          </table:table-cell>
          <table:table-cell office:value-type="string" calcext:value-type="string">
            <text:p>Backtracking - straight ahead</text:p>
          </table:table-cell>
          <table:table-cell office:value-type="string" calcext:value-type="string">
            <text:p>Backtracking - tout droit</text:p>
          </table:table-cell>
          <table:table-cell table:number-columns-repeated="16378"/>
        </table:table-row>
        <table:table-row table:style-name="ro1">
          <table:table-cell table:formula="of:=[.A253]+1" office:value-type="float" office:value="230" calcext:value-type="float">
            <text:p>230</text:p>
          </table:table-cell>
          <table:table-cell office:value-type="string" calcext:value-type="string">
            <text:p>rsBacktrackingErstRechts</text:p>
          </table:table-cell>
          <table:table-cell office:value-type="string" calcext:value-type="string">
            <text:p>rsBacktrackingGeradeaus + 1</text:p>
          </table:table-cell>
          <table:table-cell office:value-type="string" calcext:value-type="string">
            <text:p>Backtracking - <text:s/>erst rechts</text:p>
          </table:table-cell>
          <table:table-cell office:value-type="string" calcext:value-type="string">
            <text:p>Backtracking - first right</text:p>
          </table:table-cell>
          <table:table-cell office:value-type="string" calcext:value-type="string">
            <text:p>Backtracking - d'abord à droite</text:p>
          </table:table-cell>
          <table:table-cell table:number-columns-repeated="16378"/>
        </table:table-row>
        <table:table-row table:style-name="ro1">
          <table:table-cell table:formula="of:=[.A254]+1" office:value-type="float" office:value="231" calcext:value-type="float">
            <text:p>231</text:p>
          </table:table-cell>
          <table:table-cell office:value-type="string" calcext:value-type="string">
            <text:p>rsBacktrackingZufaellig</text:p>
          </table:table-cell>
          <table:table-cell office:value-type="string" calcext:value-type="string">
            <text:p>rsBacktrackingErstRechts + 1</text:p>
          </table:table-cell>
          <table:table-cell office:value-type="string" calcext:value-type="string">
            <text:p>Backtracking - <text:s/>zufällig</text:p>
          </table:table-cell>
          <table:table-cell office:value-type="string" calcext:value-type="string">
            <text:p>Backtracking - random</text:p>
          </table:table-cell>
          <table:table-cell office:value-type="string" calcext:value-type="string">
            <text:p>Backtracking - aléatoire</text:p>
          </table:table-cell>
          <table:table-cell table:number-columns-repeated="16378"/>
        </table:table-row>
        <table:table-row table:style-name="ro1">
          <table:table-cell table:formula="of:=[.A255]+1" office:value-type="float" office:value="232" calcext:value-type="float">
            <text:p>232</text:p>
          </table:table-cell>
          <table:table-cell office:value-type="string" calcext:value-type="string">
            <text:p>rsBesteLoesungSuchen</text:p>
          </table:table-cell>
          <table:table-cell office:value-type="string" calcext:value-type="string">
            <text:p>rsBacktrackingZufaellig + 1</text:p>
          </table:table-cell>
          <table:table-cell office:value-type="string" calcext:value-type="string">
            <text:p>beste Lösung suchen</text:p>
          </table:table-cell>
          <table:table-cell office:value-type="string" calcext:value-type="string">
            <text:p>Search for best solution</text:p>
          </table:table-cell>
          <table:table-cell office:value-type="string" calcext:value-type="string">
            <text:p>chercher la meilleure solution</text:p>
          </table:table-cell>
          <table:table-cell table:number-columns-repeated="16378"/>
        </table:table-row>
        <table:table-row table:style-name="ro1">
          <table:table-cell table:formula="of:=[.A256]+1" office:value-type="float" office:value="233" calcext:value-type="float">
            <text:p>233</text:p>
          </table:table-cell>
          <table:table-cell office:value-type="string" calcext:value-type="string">
            <text:p>rsHindernisLinksZiehen</text:p>
          </table:table-cell>
          <table:table-cell office:value-type="string" calcext:value-type="string">
            <text:p>rsBesteLoesungSuchen + 1</text:p>
          </table:table-cell>
          <table:table-cell office:value-type="string" calcext:value-type="string">
            <text:p>Hindernis - linke Maustaste und ziehen</text:p>
          </table:table-cell>
          <table:table-cell office:value-type="string" calcext:value-type="string">
            <text:p>Obstacle - left mouse button and drag</text:p>
          </table:table-cell>
          <table:table-cell office:value-type="string" calcext:value-type="string">
            <text:p>obstacle - bouton gauche de la souris et glisser</text:p>
          </table:table-cell>
          <table:table-cell table:style-name="ce3" table:number-columns-repeated="16378"/>
        </table:table-row>
        <table:table-row table:style-name="ro1">
          <table:table-cell table:formula="of:=[.A257]+1" office:value-type="float" office:value="234" calcext:value-type="float">
            <text:p>234</text:p>
          </table:table-cell>
          <table:table-cell office:value-type="string" calcext:value-type="string">
            <text:p>rsFreiesFeldRechtsZiehen</text:p>
          </table:table-cell>
          <table:table-cell office:value-type="string" calcext:value-type="string">
            <text:p>rsHindernisLinksZiehen + 1</text:p>
          </table:table-cell>
          <table:table-cell office:value-type="string" calcext:value-type="string">
            <text:p>freies Feld - rechte Maustaste und ziehen</text:p>
          </table:table-cell>
          <table:table-cell office:value-type="string" calcext:value-type="string">
            <text:p>free field - right mouse button and drag</text:p>
          </table:table-cell>
          <table:table-cell office:value-type="string" calcext:value-type="string">
            <text:p>champ libre - bouton droit de la souris et glisser</text:p>
          </table:table-cell>
          <table:table-cell table:number-columns-repeated="16378"/>
        </table:table-row>
        <table:table-row table:style-name="ro1">
          <table:table-cell table:formula="of:=[.A258]+1" office:value-type="float" office:value="235" calcext:value-type="float">
            <text:p>235</text:p>
          </table:table-cell>
          <table:table-cell office:value-type="string" calcext:value-type="string">
            <text:p>rsStartDoppelclickFreiesFeld</text:p>
          </table:table-cell>
          <table:table-cell office:value-type="string" calcext:value-type="string">
            <text:p>rsFreiesFeldRechtsZiehen + 1</text:p>
          </table:table-cell>
          <table:table-cell office:value-type="string" calcext:value-type="string">
            <text:p>Start - Doppelclick auf freiem Feld</text:p>
          </table:table-cell>
          <table:table-cell office:value-type="string" calcext:value-type="string">
            <text:p>Start - double-click on free field</text:p>
          </table:table-cell>
          <table:table-cell office:value-type="string" calcext:value-type="string">
            <text:p>Départ - double-clic sur champ libre</text:p>
          </table:table-cell>
          <table:table-cell table:number-columns-repeated="16378"/>
        </table:table-row>
        <table:table-row table:style-name="ro1">
          <table:table-cell table:formula="of:=[.A259]+1" office:value-type="float" office:value="236" calcext:value-type="float">
            <text:p>236</text:p>
          </table:table-cell>
          <table:table-cell office:value-type="string" calcext:value-type="string">
            <text:p>rsAusgangDoppelclickHindernis</text:p>
          </table:table-cell>
          <table:table-cell office:value-type="string" calcext:value-type="string">
            <text:p>rsStartDoppelclickFreiesFeld + 1</text:p>
          </table:table-cell>
          <table:table-cell office:value-type="string" calcext:value-type="string">
            <text:p>Ausgang - Doppelclick auf Hindernis</text:p>
          </table:table-cell>
          <table:table-cell office:value-type="string" calcext:value-type="string">
            <text:p>Exit - double-click on obstacle</text:p>
          </table:table-cell>
          <table:table-cell office:value-type="string" calcext:value-type="string">
            <text:p>sortie - double clic sur l'obstacle</text:p>
          </table:table-cell>
          <table:table-cell table:number-columns-repeated="16378"/>
        </table:table-row>
        <table:table-row table:style-name="ro1">
          <table:table-cell table:formula="of:=[.A260]+1" office:value-type="float" office:value="237" calcext:value-type="float">
            <text:p>237</text:p>
          </table:table-cell>
          <table:table-cell office:value-type="string" calcext:value-type="string">
            <text:p>rsNeuStart</text:p>
          </table:table-cell>
          <table:table-cell office:value-type="string" calcext:value-type="string">
            <text:p>rsAusgangDoppelclickHindernis + 1</text:p>
          </table:table-cell>
          <table:table-cell office:value-type="string" calcext:value-type="string">
            <text:p>NeuStart</text:p>
          </table:table-cell>
          <table:table-cell office:value-type="string" calcext:value-type="string">
            <text:p>NewStart</text:p>
          </table:table-cell>
          <table:table-cell office:value-type="string" calcext:value-type="string">
            <text:p>NouveauDépart</text:p>
          </table:table-cell>
          <table:table-cell table:number-columns-repeated="16378"/>
        </table:table-row>
        <table:table-row table:style-name="ro1">
          <table:table-cell table:style-name="ce3"/>
          <table:table-cell table:number-columns-repeated="3" table:style-name="ce3" office:value-type="string" calcext:value-type="string">
            <text:p>// solitaer.pas</text:p>
          </table:table-cell>
          <table:table-cell table:style-name="ce6" office:value-type="string" calcext:value-type="string">
            <text:p>// <text:s/>solitaer.pas</text:p>
          </table:table-cell>
          <table:table-cell table:style-name="ce3" office:value-type="string" calcext:value-type="string">
            <text:p>// solitaer.pas</text:p>
          </table:table-cell>
          <table:table-cell table:number-columns-repeated="16378"/>
        </table:table-row>
        <table:table-row table:style-name="ro1">
          <table:table-cell table:formula="of:=[.A261]+1" office:value-type="float" office:value="238" calcext:value-type="float">
            <text:p>238</text:p>
          </table:table-cell>
          <table:table-cell office:value-type="string" calcext:value-type="string">
            <text:p>rsAbbruchSpeichern</text:p>
          </table:table-cell>
          <table:table-cell office:value-type="string" calcext:value-type="string">
            <text:p>rsNeuStart + 1</text:p>
          </table:table-cell>
          <table:table-cell office:value-type="string" calcext:value-type="string">
            <text:p>Abbruch+Speichern</text:p>
          </table:table-cell>
          <table:table-cell office:value-type="string" calcext:value-type="string">
            <text:p>Cancel+Save</text:p>
          </table:table-cell>
          <table:table-cell office:value-type="string" calcext:value-type="string">
            <text:p>Abandonner+enregistrer</text:p>
          </table:table-cell>
          <table:table-cell table:number-columns-repeated="16378"/>
        </table:table-row>
        <table:table-row table:style-name="ro1">
          <table:table-cell table:formula="of:=[.A263]+1" office:value-type="float" office:value="239" calcext:value-type="float">
            <text:p>239</text:p>
          </table:table-cell>
          <table:table-cell office:value-type="string" calcext:value-type="string">
            <text:p>rsSpielBeenden</text:p>
          </table:table-cell>
          <table:table-cell office:value-type="string" calcext:value-type="string">
            <text:p>rsAbbruchSpeichern + 1</text:p>
          </table:table-cell>
          <table:table-cell office:value-type="string" calcext:value-type="string">
            <text:p>Spiel beenden</text:p>
          </table:table-cell>
          <table:table-cell office:value-type="string" calcext:value-type="string">
            <text:p>End game</text:p>
          </table:table-cell>
          <table:table-cell office:value-type="string" calcext:value-type="string">
            <text:p>Terminer le jeu</text:p>
          </table:table-cell>
          <table:table-cell table:number-columns-repeated="16378"/>
        </table:table-row>
        <table:table-row table:style-name="ro1">
          <table:table-cell table:formula="of:=[.A264]+1" office:value-type="float" office:value="240" calcext:value-type="float">
            <text:p>240</text:p>
          </table:table-cell>
          <table:table-cell office:value-type="string" calcext:value-type="string">
            <text:p>rsManuell</text:p>
          </table:table-cell>
          <table:table-cell office:value-type="string" calcext:value-type="string">
            <text:p>rsSpielBeenden + 1</text:p>
          </table:table-cell>
          <table:table-cell office:value-type="string" calcext:value-type="string">
            <text:p>Manuell</text:p>
          </table:table-cell>
          <table:table-cell office:value-type="string" calcext:value-type="string">
            <text:p>Manual</text:p>
          </table:table-cell>
          <table:table-cell office:value-type="string" calcext:value-type="string">
            <text:p>Manuel</text:p>
          </table:table-cell>
          <table:table-cell table:style-name="ce3" table:number-columns-repeated="16378"/>
        </table:table-row>
        <table:table-row table:style-name="ro1">
          <table:table-cell table:formula="of:=[.A265]+1" office:value-type="float" office:value="241" calcext:value-type="float">
            <text:p>241</text:p>
          </table:table-cell>
          <table:table-cell office:value-type="string" calcext:value-type="string">
            <text:p>rsFortsetzen</text:p>
          </table:table-cell>
          <table:table-cell office:value-type="string" calcext:value-type="string">
            <text:p>rsManuell + 1</text:p>
          </table:table-cell>
          <table:table-cell office:value-type="string" calcext:value-type="string">
            <text:p>Fortsetzen</text:p>
          </table:table-cell>
          <table:table-cell office:value-type="string" calcext:value-type="string">
            <text:p>Continue</text:p>
          </table:table-cell>
          <table:table-cell office:value-type="string" calcext:value-type="string">
            <text:p>Reprendre</text:p>
          </table:table-cell>
          <table:table-cell table:number-columns-repeated="16378"/>
        </table:table-row>
        <table:table-row table:style-name="ro1">
          <table:table-cell table:formula="of:=[.A266]+1" office:value-type="float" office:value="242" calcext:value-type="float">
            <text:p>242</text:p>
          </table:table-cell>
          <table:table-cell office:value-type="string" calcext:value-type="string">
            <text:p>rsZeit</text:p>
          </table:table-cell>
          <table:table-cell office:value-type="string" calcext:value-type="string">
            <text:p>rsFortsetzen + 1</text:p>
          </table:table-cell>
          <table:table-cell office:value-type="string" calcext:value-type="string">
            <text:p>Zeit: </text:p>
          </table:table-cell>
          <table:table-cell office:value-type="string" calcext:value-type="string">
            <text:p>time: </text:p>
          </table:table-cell>
          <table:table-cell office:value-type="string" calcext:value-type="string">
            <text:p>Temps : </text:p>
          </table:table-cell>
          <table:table-cell table:number-columns-repeated="16378"/>
        </table:table-row>
        <table:table-row table:style-name="ro1">
          <table:table-cell table:formula="of:=[.A267]+1" office:value-type="float" office:value="243" calcext:value-type="float">
            <text:p>243</text:p>
          </table:table-cell>
          <table:table-cell office:value-type="string" calcext:value-type="string">
            <text:p>rsMs</text:p>
          </table:table-cell>
          <table:table-cell office:value-type="string" calcext:value-type="string">
            <text:p>rsZeit + 1</text:p>
          </table:table-cell>
          <table:table-cell table:number-columns-repeated="3" office:value-type="string" calcext:value-type="string">
            <text:p><text:s/>ms</text:p>
          </table:table-cell>
          <table:table-cell table:number-columns-repeated="16378"/>
        </table:table-row>
        <table:table-row table:style-name="ro1">
          <table:table-cell table:formula="of:=[.A268]+1" office:value-type="float" office:value="244" calcext:value-type="float">
            <text:p>244</text:p>
          </table:table-cell>
          <table:table-cell office:value-type="string" calcext:value-type="string">
            <text:p>rsBisher</text:p>
          </table:table-cell>
          <table:table-cell office:value-type="string" calcext:value-type="string">
            <text:p>rsMs + 1</text:p>
          </table:table-cell>
          <table:table-cell office:value-type="string" calcext:value-type="string">
            <text:p>bisher </text:p>
          </table:table-cell>
          <table:table-cell office:value-type="string" calcext:value-type="string">
            <text:p>so far </text:p>
          </table:table-cell>
          <table:table-cell office:value-type="string" calcext:value-type="string">
            <text:p>jusqu'à présent </text:p>
          </table:table-cell>
          <table:table-cell table:number-columns-repeated="16378"/>
        </table:table-row>
        <table:table-row table:style-name="ro1">
          <table:table-cell table:style-name="ce3"/>
          <table:table-cell table:number-columns-repeated="3" table:style-name="ce3" office:value-type="string" calcext:value-type="string">
            <text:p>// solitaer.lfm</text:p>
          </table:table-cell>
          <table:table-cell table:style-name="ce6" office:value-type="string" calcext:value-type="string">
            <text:p>// <text:s/>solitaer.lfm</text:p>
          </table:table-cell>
          <table:table-cell table:style-name="ce3" office:value-type="string" calcext:value-type="string">
            <text:p>// solitaer.lfm</text:p>
          </table:table-cell>
          <table:table-cell table:number-columns-repeated="16378"/>
        </table:table-row>
        <table:table-row table:style-name="ro1">
          <table:table-cell table:formula="of:=[.A269]+1" office:value-type="float" office:value="245" calcext:value-type="float">
            <text:p>245</text:p>
          </table:table-cell>
          <table:table-cell office:value-type="string" calcext:value-type="string">
            <text:p>rsBruteForceRekursiv</text:p>
          </table:table-cell>
          <table:table-cell office:value-type="string" calcext:value-type="string">
            <text:p>rsBisher + 1</text:p>
          </table:table-cell>
          <table:table-cell office:value-type="string" calcext:value-type="string">
            <text:p>BruteForce rekursiv</text:p>
          </table:table-cell>
          <table:table-cell office:value-type="string" calcext:value-type="string">
            <text:p>BruteForce recursive</text:p>
          </table:table-cell>
          <table:table-cell office:value-type="string" calcext:value-type="string">
            <text:p>BruteForce récursif</text:p>
          </table:table-cell>
          <table:table-cell table:number-columns-repeated="16378"/>
        </table:table-row>
        <table:table-row table:style-name="ro1">
          <table:table-cell table:formula="of:=[.A271]+1" office:value-type="float" office:value="246" calcext:value-type="float">
            <text:p>246</text:p>
          </table:table-cell>
          <table:table-cell office:value-type="string" calcext:value-type="string">
            <text:p>rsBruteForceOptimiert</text:p>
          </table:table-cell>
          <table:table-cell office:value-type="string" calcext:value-type="string">
            <text:p>rsBruteForceRekursiv + 1</text:p>
          </table:table-cell>
          <table:table-cell office:value-type="string" calcext:value-type="string">
            <text:p>BruteForce rekursiv optimiert</text:p>
          </table:table-cell>
          <table:table-cell office:value-type="string" calcext:value-type="string">
            <text:p>BruteForce recursively optimized</text:p>
          </table:table-cell>
          <table:table-cell office:value-type="string" calcext:value-type="string">
            <text:p>BruteForce optimisé récursivement</text:p>
          </table:table-cell>
          <table:table-cell table:number-columns-repeated="16378"/>
        </table:table-row>
        <table:table-row table:style-name="ro1">
          <table:table-cell table:formula="of:=[.A272]+1" office:value-type="float" office:value="247" calcext:value-type="float">
            <text:p>247</text:p>
          </table:table-cell>
          <table:table-cell office:value-type="string" calcext:value-type="string">
            <text:p>rsBruteForceIterativ</text:p>
          </table:table-cell>
          <table:table-cell office:value-type="string" calcext:value-type="string">
            <text:p>rsBruteForceOptimiert + 1</text:p>
          </table:table-cell>
          <table:table-cell office:value-type="string" calcext:value-type="string">
            <text:p>BruteForce iterativ</text:p>
          </table:table-cell>
          <table:table-cell office:value-type="string" calcext:value-type="string">
            <text:p>BruteForce iterative</text:p>
          </table:table-cell>
          <table:table-cell office:value-type="string" calcext:value-type="string">
            <text:p>BruteForce itératif</text:p>
          </table:table-cell>
          <table:table-cell table:number-columns-repeated="16378"/>
        </table:table-row>
        <table:table-row table:style-name="ro1">
          <table:table-cell table:formula="of:=[.A273]+1" office:value-type="float" office:value="248" calcext:value-type="float">
            <text:p>248</text:p>
          </table:table-cell>
          <table:table-cell office:value-type="string" calcext:value-type="string">
            <text:p>rsBruteForceMitFilter1</text:p>
          </table:table-cell>
          <table:table-cell office:value-type="string" calcext:value-type="string">
            <text:p>rsBruteForceIterativ + 1</text:p>
          </table:table-cell>
          <table:table-cell office:value-type="string" calcext:value-type="string">
            <text:p>BruteForce iterativ mit Filter1</text:p>
          </table:table-cell>
          <table:table-cell office:value-type="string" calcext:value-type="string">
            <text:p>BruteForce iterative with filter1</text:p>
          </table:table-cell>
          <table:table-cell office:value-type="string" calcext:value-type="string">
            <text:p>BruteForce itératif avec filtre1</text:p>
          </table:table-cell>
          <table:table-cell table:number-columns-repeated="16378"/>
        </table:table-row>
        <table:table-row table:style-name="ro1">
          <table:table-cell table:formula="of:=[.A274]+1" office:value-type="float" office:value="249" calcext:value-type="float">
            <text:p>249</text:p>
          </table:table-cell>
          <table:table-cell office:value-type="string" calcext:value-type="string">
            <text:p>rsBruteForceMitFilter2</text:p>
          </table:table-cell>
          <table:table-cell office:value-type="string" calcext:value-type="string">
            <text:p>rsBruteForceMitFilter1 + 1</text:p>
          </table:table-cell>
          <table:table-cell office:value-type="string" calcext:value-type="string">
            <text:p>BruteForce iterativ mit Filter2</text:p>
          </table:table-cell>
          <table:table-cell office:value-type="string" calcext:value-type="string">
            <text:p>BruteForce iterative with filter2</text:p>
          </table:table-cell>
          <table:table-cell office:value-type="string" calcext:value-type="string">
            <text:p>BruteForce itératif avec filtre2</text:p>
          </table:table-cell>
          <table:table-cell table:number-columns-repeated="16378"/>
        </table:table-row>
        <table:table-row table:style-name="ro1">
          <table:table-cell table:formula="of:=[.A275]+1" office:value-type="float" office:value="250" calcext:value-type="float">
            <text:p>250</text:p>
          </table:table-cell>
          <table:table-cell office:value-type="string" calcext:value-type="string">
            <text:p>rsBruteForceBeideFilter</text:p>
          </table:table-cell>
          <table:table-cell office:value-type="string" calcext:value-type="string">
            <text:p>rsBruteForceMitFilter2 + 1</text:p>
          </table:table-cell>
          <table:table-cell office:value-type="string" calcext:value-type="string">
            <text:p>BruteForce iterativ, beide Filter</text:p>
          </table:table-cell>
          <table:table-cell office:value-type="string" calcext:value-type="string">
            <text:p>BruteForce iterative, both filters</text:p>
          </table:table-cell>
          <table:table-cell office:value-type="string" calcext:value-type="string">
            <text:p>BruteForce itératif, les deux filtres</text:p>
          </table:table-cell>
          <table:table-cell table:number-columns-repeated="16378"/>
        </table:table-row>
        <table:table-row table:style-name="ro1">
          <table:table-cell table:formula="of:=[.A276]+1" office:value-type="float" office:value="251" calcext:value-type="float">
            <text:p>251</text:p>
          </table:table-cell>
          <table:table-cell office:value-type="string" calcext:value-type="string">
            <text:p>rsNormal</text:p>
          </table:table-cell>
          <table:table-cell office:value-type="string" calcext:value-type="string">
            <text:p>rsBruteForceBeideFilter + 1</text:p>
          </table:table-cell>
          <table:table-cell table:number-columns-repeated="3" office:value-type="string" calcext:value-type="string">
            <text:p>normal</text:p>
          </table:table-cell>
          <table:table-cell table:number-columns-repeated="16378"/>
        </table:table-row>
        <table:table-row table:style-name="ro1">
          <table:table-cell table:formula="of:=[.A277]+1" office:value-type="float" office:value="252" calcext:value-type="float">
            <text:p>252</text:p>
          </table:table-cell>
          <table:table-cell office:value-type="string" calcext:value-type="string">
            <text:p>rsSpiralfoermig</text:p>
          </table:table-cell>
          <table:table-cell office:value-type="string" calcext:value-type="string">
            <text:p>rsNormal + 1</text:p>
          </table:table-cell>
          <table:table-cell office:value-type="string" calcext:value-type="string">
            <text:p>spiralförmig</text:p>
          </table:table-cell>
          <table:table-cell office:value-type="string" calcext:value-type="string">
            <text:p>spiral</text:p>
          </table:table-cell>
          <table:table-cell office:value-type="string" calcext:value-type="string">
            <text:p>en spirale</text:p>
          </table:table-cell>
          <table:table-cell table:number-columns-repeated="16378"/>
        </table:table-row>
        <table:table-row table:style-name="ro1">
          <table:table-cell table:formula="of:=[.A278]+1" office:value-type="float" office:value="253" calcext:value-type="float">
            <text:p>253</text:p>
          </table:table-cell>
          <table:table-cell office:value-type="string" calcext:value-type="string">
            <text:p>rsBlockweise</text:p>
          </table:table-cell>
          <table:table-cell office:value-type="string" calcext:value-type="string">
            <text:p>rsSpiralfoermig + 1</text:p>
          </table:table-cell>
          <table:table-cell office:value-type="string" calcext:value-type="string">
            <text:p>blockweise</text:p>
          </table:table-cell>
          <table:table-cell office:value-type="string" calcext:value-type="string">
            <text:p>blockwise</text:p>
          </table:table-cell>
          <table:table-cell office:value-type="string" calcext:value-type="string">
            <text:p>par blocs</text:p>
          </table:table-cell>
          <table:table-cell table:number-columns-repeated="16378"/>
        </table:table-row>
        <table:table-row table:style-name="ro1">
          <table:table-cell table:formula="of:=[.A279]+1" office:value-type="float" office:value="254" calcext:value-type="float">
            <text:p>254</text:p>
          </table:table-cell>
          <table:table-cell office:value-type="string" calcext:value-type="string">
            <text:p>rsRechtsObenLinksUnten</text:p>
          </table:table-cell>
          <table:table-cell office:value-type="string" calcext:value-type="string">
            <text:p>rsBlockweise + 1</text:p>
          </table:table-cell>
          <table:table-cell office:value-type="string" calcext:value-type="string">
            <text:p>rechts - oben - links - unten</text:p>
          </table:table-cell>
          <table:table-cell office:value-type="string" calcext:value-type="string">
            <text:p>right - top - left - bottom</text:p>
          </table:table-cell>
          <table:table-cell office:value-type="string" calcext:value-type="string">
            <text:p>droite - haut - gauche - bas</text:p>
          </table:table-cell>
          <table:table-cell table:number-columns-repeated="16378"/>
        </table:table-row>
        <table:table-row table:style-name="ro1">
          <table:table-cell table:formula="of:=[.A280]+1" office:value-type="float" office:value="255" calcext:value-type="float">
            <text:p>255</text:p>
          </table:table-cell>
          <table:table-cell office:value-type="string" calcext:value-type="string">
            <text:p>rsObenLinksUntenRechts</text:p>
          </table:table-cell>
          <table:table-cell office:value-type="string" calcext:value-type="string">
            <text:p>rsRechtsObenLinksUnten + 1</text:p>
          </table:table-cell>
          <table:table-cell office:value-type="string" calcext:value-type="string">
            <text:p>oben - links - unten - rechts </text:p>
          </table:table-cell>
          <table:table-cell office:value-type="string" calcext:value-type="string">
            <text:p>top - left - bottom - right </text:p>
          </table:table-cell>
          <table:table-cell office:value-type="string" calcext:value-type="string">
            <text:p>haut - gauche - bas - droite </text:p>
          </table:table-cell>
          <table:table-cell table:number-columns-repeated="16378"/>
        </table:table-row>
        <table:table-row table:style-name="ro1">
          <table:table-cell table:formula="of:=[.A281]+1" office:value-type="float" office:value="256" calcext:value-type="float">
            <text:p>256</text:p>
          </table:table-cell>
          <table:table-cell office:value-type="string" calcext:value-type="string">
            <text:p>rsLinksUntenRechtsOben</text:p>
          </table:table-cell>
          <table:table-cell office:value-type="string" calcext:value-type="string">
            <text:p>rsObenLinksUntenRechts + 1</text:p>
          </table:table-cell>
          <table:table-cell office:value-type="string" calcext:value-type="string">
            <text:p>links - unten - rechts - oben </text:p>
          </table:table-cell>
          <table:table-cell office:value-type="string" calcext:value-type="string">
            <text:p>left - down - right - up </text:p>
          </table:table-cell>
          <table:table-cell office:value-type="string" calcext:value-type="string">
            <text:p>gauche - bas - droite - haut </text:p>
          </table:table-cell>
          <table:table-cell table:number-columns-repeated="16378"/>
        </table:table-row>
        <table:table-row table:style-name="ro1">
          <table:table-cell table:formula="of:=[.A282]+1" office:value-type="float" office:value="257" calcext:value-type="float">
            <text:p>257</text:p>
          </table:table-cell>
          <table:table-cell office:value-type="string" calcext:value-type="string">
            <text:p>rsUntenRechtsObenLinks</text:p>
          </table:table-cell>
          <table:table-cell office:value-type="string" calcext:value-type="string">
            <text:p>rsLinksUntenRechtsOben + 1</text:p>
          </table:table-cell>
          <table:table-cell office:value-type="string" calcext:value-type="string">
            <text:p>unten - rechts - oben - links</text:p>
          </table:table-cell>
          <table:table-cell office:value-type="string" calcext:value-type="string">
            <text:p>bottom - right - top - left</text:p>
          </table:table-cell>
          <table:table-cell office:value-type="string" calcext:value-type="string">
            <text:p>en bas - à droite - en haut - à gauche</text:p>
          </table:table-cell>
          <table:table-cell table:number-columns-repeated="16378"/>
        </table:table-row>
        <table:table-row table:style-name="ro1">
          <table:table-cell table:formula="of:=[.A283]+1" office:value-type="float" office:value="258" calcext:value-type="float">
            <text:p>258</text:p>
          </table:table-cell>
          <table:table-cell office:value-type="string" calcext:value-type="string">
            <text:p>rsReihenfolge</text:p>
          </table:table-cell>
          <table:table-cell office:value-type="string" calcext:value-type="string">
            <text:p>rsUntenRechtsObenLinks + 1</text:p>
          </table:table-cell>
          <table:table-cell office:value-type="string" calcext:value-type="string">
            <text:p>Reihenfolge</text:p>
          </table:table-cell>
          <table:table-cell office:value-type="string" calcext:value-type="string">
            <text:p>Sequence</text:p>
          </table:table-cell>
          <table:table-cell office:value-type="string" calcext:value-type="string">
            <text:p>Ordre</text:p>
          </table:table-cell>
          <table:table-cell table:number-columns-repeated="16378"/>
        </table:table-row>
        <table:table-row table:style-name="ro1">
          <table:table-cell table:formula="of:=[.A284]+1" office:value-type="float" office:value="259" calcext:value-type="float">
            <text:p>259</text:p>
          </table:table-cell>
          <table:table-cell office:value-type="string" calcext:value-type="string">
            <text:p>rsZaehlung</text:p>
          </table:table-cell>
          <table:table-cell office:value-type="string" calcext:value-type="string">
            <text:p>rsReihenfolge + 1</text:p>
          </table:table-cell>
          <table:table-cell office:value-type="string" calcext:value-type="string">
            <text:p>Zählung</text:p>
          </table:table-cell>
          <table:table-cell office:value-type="string" calcext:value-type="string">
            <text:p>Counting</text:p>
          </table:table-cell>
          <table:table-cell office:value-type="string" calcext:value-type="string">
            <text:p>Comptage</text:p>
          </table:table-cell>
          <table:table-cell table:number-columns-repeated="16378"/>
        </table:table-row>
        <table:table-row table:style-name="ro1">
          <table:table-cell table:formula="of:=[.A285]+1" office:value-type="float" office:value="260" calcext:value-type="float">
            <text:p>260</text:p>
          </table:table-cell>
          <table:table-cell office:value-type="string" calcext:value-type="string">
            <text:p>rsAusgangsbelegung</text:p>
          </table:table-cell>
          <table:table-cell office:value-type="string" calcext:value-type="string">
            <text:p>rsZaehlung + 1</text:p>
          </table:table-cell>
          <table:table-cell office:value-type="string" calcext:value-type="string">
            <text:p>Ausgangsbelegung</text:p>
          </table:table-cell>
          <table:table-cell office:value-type="string" calcext:value-type="string">
            <text:p>Output assignment</text:p>
          </table:table-cell>
          <table:table-cell office:value-type="string" calcext:value-type="string">
            <text:p>Affectation des sorties</text:p>
          </table:table-cell>
          <table:table-cell table:number-columns-repeated="16378"/>
        </table:table-row>
        <table:table-row table:style-name="ro1">
          <table:table-cell table:formula="of:=[.A286]+1" office:value-type="float" office:value="261" calcext:value-type="float">
            <text:p>261</text:p>
          </table:table-cell>
          <table:table-cell office:value-type="string" calcext:value-type="string">
            <text:p>rsGetestet</text:p>
          </table:table-cell>
          <table:table-cell office:value-type="string" calcext:value-type="string">
            <text:p>rsAusgangsbelegung + 1</text:p>
          </table:table-cell>
          <table:table-cell office:value-type="string" calcext:value-type="string">
            <text:p>getestet:</text:p>
          </table:table-cell>
          <table:table-cell office:value-type="string" calcext:value-type="string">
            <text:p>tested:</text:p>
          </table:table-cell>
          <table:table-cell office:value-type="string" calcext:value-type="string">
            <text:p>testé, en fonction de l'état d'avancement :</text:p>
          </table:table-cell>
          <table:table-cell table:style-name="ce3" table:number-columns-repeated="16378"/>
        </table:table-row>
        <table:table-row table:style-name="ro1">
          <table:table-cell table:formula="of:=[.A287]+1" office:value-type="float" office:value="262" calcext:value-type="float">
            <text:p>262</text:p>
          </table:table-cell>
          <table:table-cell office:value-type="string" calcext:value-type="string">
            <text:p>rsErgebnis</text:p>
          </table:table-cell>
          <table:table-cell office:value-type="string" calcext:value-type="string">
            <text:p>rsGetestet + 1</text:p>
          </table:table-cell>
          <table:table-cell office:value-type="string" calcext:value-type="string">
            <text:p>Ergebnis</text:p>
          </table:table-cell>
          <table:table-cell office:value-type="string" calcext:value-type="string">
            <text:p>Result</text:p>
          </table:table-cell>
          <table:table-cell office:value-type="string" calcext:value-type="string">
            <text:p>Résultat</text:p>
          </table:table-cell>
          <table:table-cell table:number-columns-repeated="16378"/>
        </table:table-row>
        <table:table-row table:style-name="ro1">
          <table:table-cell table:formula="of:=[.A288]+1" office:value-type="float" office:value="263" calcext:value-type="float">
            <text:p>263</text:p>
          </table:table-cell>
          <table:table-cell office:value-type="string" calcext:value-type="string">
            <text:p>rsZeigeZwischenstand</text:p>
          </table:table-cell>
          <table:table-cell office:value-type="string" calcext:value-type="string">
            <text:p>rsErgebnis + 1</text:p>
          </table:table-cell>
          <table:table-cell office:value-type="string" calcext:value-type="string">
            <text:p>zeige Zwischenstand</text:p>
          </table:table-cell>
          <table:table-cell office:value-type="string" calcext:value-type="string">
            <text:p>show intermediate status</text:p>
          </table:table-cell>
          <table:table-cell office:value-type="string" calcext:value-type="string">
            <text:p>montre l'état intermédiaire</text:p>
          </table:table-cell>
          <table:table-cell table:number-columns-repeated="16378"/>
        </table:table-row>
        <table:table-row table:style-name="ro1">
          <table:table-cell table:formula="of:=[.A289]+1" office:value-type="float" office:value="264" calcext:value-type="float">
            <text:p>264</text:p>
          </table:table-cell>
          <table:table-cell office:value-type="string" calcext:value-type="string">
            <text:p>rsZeigeZugFolge</text:p>
          </table:table-cell>
          <table:table-cell office:value-type="string" calcext:value-type="string">
            <text:p>rsZeigeZwischenstand + 1</text:p>
          </table:table-cell>
          <table:table-cell office:value-type="string" calcext:value-type="string">
            <text:p>zeige ZugFolge</text:p>
          </table:table-cell>
          <table:table-cell office:value-type="string" calcext:value-type="string">
            <text:p>show move sequence</text:p>
          </table:table-cell>
          <table:table-cell office:value-type="string" calcext:value-type="string">
            <text:p>afficher la suite de trains</text:p>
          </table:table-cell>
          <table:table-cell table:number-columns-repeated="16378"/>
        </table:table-row>
        <table:table-row table:style-name="ro1">
          <table:table-cell table:formula="of:=[.A290]+1" office:value-type="float" office:value="265" calcext:value-type="float">
            <text:p>265</text:p>
          </table:table-cell>
          <table:table-cell office:value-type="string" calcext:value-type="string">
            <text:p>rsZugZuruecknehmen</text:p>
          </table:table-cell>
          <table:table-cell office:value-type="string" calcext:value-type="string">
            <text:p>rsZeigeZugFolge + 1</text:p>
          </table:table-cell>
          <table:table-cell office:value-type="string" calcext:value-type="string">
            <text:p>Zug zurücknehmen</text:p>
          </table:table-cell>
          <table:table-cell office:value-type="string" calcext:value-type="string">
            <text:p>Undo move</text:p>
          </table:table-cell>
          <table:table-cell office:value-type="string" calcext:value-type="string">
            <text:p>Retirer le train</text:p>
          </table:table-cell>
          <table:table-cell table:number-columns-repeated="16378"/>
        </table:table-row>
        <table:table-row table:style-name="ro1">
          <table:table-cell table:style-name="ce3"/>
          <table:table-cell table:number-columns-repeated="3" table:style-name="ce3" office:value-type="string" calcext:value-type="string">
            <text:p>// pausensteuerung.pas</text:p>
          </table:table-cell>
          <table:table-cell table:style-name="ce6" office:value-type="string" calcext:value-type="string">
            <text:p>// <text:s/>pausensteuerung.pas</text:p>
          </table:table-cell>
          <table:table-cell table:style-name="ce3" office:value-type="string" calcext:value-type="string">
            <text:p>// contrôle pause.pas</text:p>
          </table:table-cell>
          <table:table-cell table:number-columns-repeated="16378"/>
        </table:table-row>
        <table:table-row table:style-name="ro1">
          <table:table-cell table:formula="of:=[.A291]+1" office:value-type="float" office:value="266" calcext:value-type="float">
            <text:p>266</text:p>
          </table:table-cell>
          <table:table-cell office:value-type="string" calcext:value-type="string">
            <text:p>rsKeinePause</text:p>
          </table:table-cell>
          <table:table-cell office:value-type="string" calcext:value-type="string">
            <text:p>rsZugZuruecknehmen + 1</text:p>
          </table:table-cell>
          <table:table-cell office:value-type="string" calcext:value-type="string">
            <text:p>keine Pause</text:p>
          </table:table-cell>
          <table:table-cell table:style-name="ce7" office:value-type="string" calcext:value-type="string">
            <text:p>no pause</text:p>
          </table:table-cell>
          <table:table-cell office:value-type="string" calcext:value-type="string">
            <text:p>pas de pause</text:p>
          </table:table-cell>
          <table:table-cell table:number-columns-repeated="16378"/>
        </table:table-row>
        <table:table-row table:style-name="ro1">
          <table:table-cell table:formula="of:=[.A293]+1" office:value-type="float" office:value="267" calcext:value-type="float">
            <text:p>267</text:p>
          </table:table-cell>
          <table:table-cell office:value-type="string" calcext:value-type="string">
            <text:p>rsVerzoegerung</text:p>
          </table:table-cell>
          <table:table-cell office:value-type="string" calcext:value-type="string">
            <text:p>rsKeinePause + 1</text:p>
          </table:table-cell>
          <table:table-cell office:value-type="string" calcext:value-type="string">
            <text:p>Verzögerung </text:p>
          </table:table-cell>
          <table:table-cell table:style-name="ce7" office:value-type="string" calcext:value-type="string">
            <text:p>delay </text:p>
          </table:table-cell>
          <table:table-cell office:value-type="string" calcext:value-type="string">
            <text:p>Retard </text:p>
          </table:table-cell>
          <table:table-cell table:number-columns-repeated="16378"/>
        </table:table-row>
        <table:table-row table:style-name="ro1">
          <table:table-cell table:formula="of:=[.A294]+1" office:value-type="float" office:value="268" calcext:value-type="float">
            <text:p>268</text:p>
          </table:table-cell>
          <table:table-cell office:value-type="string" calcext:value-type="string">
            <text:p>rsPausenlaenge</text:p>
          </table:table-cell>
          <table:table-cell office:value-type="string" calcext:value-type="string">
            <text:p>rsVerzoegerung + 1</text:p>
          </table:table-cell>
          <table:table-cell office:value-type="string" calcext:value-type="string">
            <text:p>Pausenlänge </text:p>
          </table:table-cell>
          <table:table-cell table:style-name="ce7" office:value-type="string" calcext:value-type="string">
            <text:p>Pause length </text:p>
          </table:table-cell>
          <table:table-cell office:value-type="string" calcext:value-type="string">
            <text:p>Longueur de la pause </text:p>
          </table:table-cell>
          <table:table-cell table:style-name="ce3" table:number-columns-repeated="16378"/>
        </table:table-row>
        <table:table-row table:style-name="ro1">
          <table:table-cell table:formula="of:=[.A295]+1" office:value-type="float" office:value="269" calcext:value-type="float">
            <text:p>269</text:p>
          </table:table-cell>
          <table:table-cell office:value-type="string" calcext:value-type="string">
            <text:p>rsVerkleinern</text:p>
          </table:table-cell>
          <table:table-cell office:value-type="string" calcext:value-type="string">
            <text:p>rsPausenlaenge + 1</text:p>
          </table:table-cell>
          <table:table-cell office:value-type="string" calcext:value-type="string">
            <text:p>verkleinern</text:p>
          </table:table-cell>
          <table:table-cell table:style-name="ce7" office:value-type="string" calcext:value-type="string">
            <text:p>decrease</text:p>
          </table:table-cell>
          <table:table-cell office:value-type="string" calcext:value-type="string">
            <text:p>diminuer</text:p>
          </table:table-cell>
          <table:table-cell table:number-columns-repeated="16378"/>
        </table:table-row>
        <table:table-row table:style-name="ro1">
          <table:table-cell table:formula="of:=[.A296]+1" office:value-type="float" office:value="270" calcext:value-type="float">
            <text:p>270</text:p>
          </table:table-cell>
          <table:table-cell office:value-type="string" calcext:value-type="string">
            <text:p>rsVergroessern</text:p>
          </table:table-cell>
          <table:table-cell office:value-type="string" calcext:value-type="string">
            <text:p>rsVerkleinern + 1</text:p>
          </table:table-cell>
          <table:table-cell office:value-type="string" calcext:value-type="string">
            <text:p>vergrößern</text:p>
          </table:table-cell>
          <table:table-cell table:style-name="ce7" office:value-type="string" calcext:value-type="string">
            <text:p>increase</text:p>
          </table:table-cell>
          <table:table-cell office:value-type="string" calcext:value-type="string">
            <text:p>augmenter</text:p>
          </table:table-cell>
          <table:table-cell table:number-columns-repeated="16378"/>
        </table:table-row>
        <table:table-row table:style-name="ro1">
          <table:table-cell table:formula="of:=[.A297]+1" office:value-type="float" office:value="271" calcext:value-type="float">
            <text:p>271</text:p>
          </table:table-cell>
          <table:table-cell office:value-type="string" calcext:value-type="string">
            <text:p>rsHalbieren</text:p>
          </table:table-cell>
          <table:table-cell office:value-type="string" calcext:value-type="string">
            <text:p>rsVergroessern + 1</text:p>
          </table:table-cell>
          <table:table-cell office:value-type="string" calcext:value-type="string">
            <text:p>halbieren</text:p>
          </table:table-cell>
          <table:table-cell table:style-name="ce7" office:value-type="string" calcext:value-type="string">
            <text:p>halve</text:p>
          </table:table-cell>
          <table:table-cell office:value-type="string" calcext:value-type="string">
            <text:p>réduire de moitié</text:p>
          </table:table-cell>
          <table:table-cell table:number-columns-repeated="16378"/>
        </table:table-row>
        <table:table-row table:style-name="ro1">
          <table:table-cell table:formula="of:=[.A298]+1" office:value-type="float" office:value="272" calcext:value-type="float">
            <text:p>272</text:p>
          </table:table-cell>
          <table:table-cell office:value-type="string" calcext:value-type="string">
            <text:p>rsVerdoppeln</text:p>
          </table:table-cell>
          <table:table-cell office:value-type="string" calcext:value-type="string">
            <text:p>rsHalbieren + 1</text:p>
          </table:table-cell>
          <table:table-cell office:value-type="string" calcext:value-type="string">
            <text:p>verdoppeln</text:p>
          </table:table-cell>
          <table:table-cell table:style-name="ce7" office:value-type="string" calcext:value-type="string">
            <text:p>double</text:p>
          </table:table-cell>
          <table:table-cell office:value-type="string" calcext:value-type="string">
            <text:p>doubler</text:p>
          </table:table-cell>
          <table:table-cell table:number-columns-repeated="16378"/>
        </table:table-row>
        <table:table-row table:style-name="ro1">
          <table:table-cell table:style-name="ce3"/>
          <table:table-cell table:number-columns-repeated="3" table:style-name="ce3" office:value-type="string" calcext:value-type="string">
            <text:p>// pausensteuerung.lfm</text:p>
          </table:table-cell>
          <table:table-cell table:style-name="ce6" office:value-type="string" calcext:value-type="string">
            <text:p>// <text:s/>pausensteuerung.lfm</text:p>
          </table:table-cell>
          <table:table-cell table:style-name="ce3" office:value-type="string" calcext:value-type="string">
            <text:p>// commande de pause.lfm</text:p>
          </table:table-cell>
          <table:table-cell table:style-name="ce3" table:number-columns-repeated="16378"/>
        </table:table-row>
        <table:table-row table:style-name="ro1">
          <table:table-cell table:formula="of:=[.A299]+1" office:value-type="float" office:value="273" calcext:value-type="float">
            <text:p>273</text:p>
          </table:table-cell>
          <table:table-cell office:value-type="string" calcext:value-type="string">
            <text:p>rsPause256Ms</text:p>
          </table:table-cell>
          <table:table-cell office:value-type="string" calcext:value-type="string">
            <text:p>rsVerdoppeln + 1</text:p>
          </table:table-cell>
          <table:table-cell office:value-type="string" calcext:value-type="string">
            <text:p>Pausenlänge 256 ms</text:p>
          </table:table-cell>
          <table:table-cell table:style-name="ce7" office:value-type="string" calcext:value-type="string">
            <text:p>Pause length 256 ms</text:p>
          </table:table-cell>
          <table:table-cell office:value-type="string" calcext:value-type="string">
            <text:p>Longueur de pause 256 ms</text:p>
          </table:table-cell>
          <table:table-cell table:number-columns-repeated="16378"/>
        </table:table-row>
        <table:table-row table:style-name="ro1">
          <table:table-cell table:formula="of:=[.A301]+1" office:value-type="float" office:value="274" calcext:value-type="float">
            <text:p>274</text:p>
          </table:table-cell>
          <table:table-cell office:value-type="string" calcext:value-type="string">
            <text:p>rsAbbruch</text:p>
          </table:table-cell>
          <table:table-cell office:value-type="string" calcext:value-type="string">
            <text:p>rsPause256Ms + 1</text:p>
          </table:table-cell>
          <table:table-cell office:value-type="string" calcext:value-type="string">
            <text:p>Abbruch</text:p>
          </table:table-cell>
          <table:table-cell table:style-name="ce7" office:value-type="string" calcext:value-type="string">
            <text:p>Abort</text:p>
          </table:table-cell>
          <table:table-cell office:value-type="string" calcext:value-type="string">
            <text:p>Annulation</text:p>
          </table:table-cell>
          <table:table-cell table:number-columns-repeated="16378"/>
        </table:table-row>
        <table:table-row table:style-name="ro1">
          <table:table-cell table:formula="of:=[.A302]+1" office:value-type="float" office:value="275" calcext:value-type="float">
            <text:p>275</text:p>
          </table:table-cell>
          <table:table-cell office:value-type="string" calcext:value-type="string">
            <text:p>rsVorgabe</text:p>
          </table:table-cell>
          <table:table-cell office:value-type="string" calcext:value-type="string">
            <text:p>rsAbbruch + 1</text:p>
          </table:table-cell>
          <table:table-cell office:value-type="string" calcext:value-type="string">
            <text:p>Vorgabe</text:p>
          </table:table-cell>
          <table:table-cell table:style-name="ce7" office:value-type="string" calcext:value-type="string">
            <text:p>Default</text:p>
          </table:table-cell>
          <table:table-cell office:value-type="string" calcext:value-type="string">
            <text:p>Valeur par défaut</text:p>
          </table:table-cell>
          <table:table-cell table:number-columns-repeated="16378"/>
        </table:table-row>
        <table:table-row table:style-name="ro1">
          <table:table-cell table:formula="of:=[.A303]+1" office:value-type="float" office:value="276" calcext:value-type="float">
            <text:p>276</text:p>
          </table:table-cell>
          <table:table-cell office:value-type="string" calcext:value-type="string">
            <text:p>rsKeine</text:p>
          </table:table-cell>
          <table:table-cell office:value-type="string" calcext:value-type="string">
            <text:p>rsVorgabe + 1</text:p>
          </table:table-cell>
          <table:table-cell office:value-type="string" calcext:value-type="string">
            <text:p>keine</text:p>
          </table:table-cell>
          <table:table-cell table:style-name="ce7" office:value-type="string" calcext:value-type="string">
            <text:p>none</text:p>
          </table:table-cell>
          <table:table-cell office:value-type="string" calcext:value-type="string">
            <text:p>aucune</text:p>
          </table:table-cell>
          <table:table-cell table:style-name="ce3" table:number-columns-repeated="16378"/>
        </table:table-row>
        <table:table-row table:style-name="ro1">
          <table:table-cell table:style-name="ce3"/>
          <table:table-cell table:number-columns-repeated="3" table:style-name="ce3" office:value-type="string" calcext:value-type="string">
            <text:p>// puzzle3x3.pas</text:p>
          </table:table-cell>
          <table:table-cell table:style-name="ce6" office:value-type="string" calcext:value-type="string">
            <text:p>// <text:s/>puzzle3x3.pas</text:p>
          </table:table-cell>
          <table:table-cell table:style-name="ce3" office:value-type="string" calcext:value-type="string">
            <text:p>// puzzle3x3.pas</text:p>
          </table:table-cell>
          <table:table-cell table:number-columns-repeated="16378"/>
        </table:table-row>
        <table:table-row table:style-name="ro1">
          <table:table-cell table:formula="of:=[.A304]+1" office:value-type="float" office:value="277" calcext:value-type="float">
            <text:p>277</text:p>
          </table:table-cell>
          <table:table-cell office:value-type="string" calcext:value-type="string">
            <text:p>rsEineLsg</text:p>
          </table:table-cell>
          <table:table-cell office:value-type="string" calcext:value-type="string">
            <text:p>rsKeine + 1</text:p>
          </table:table-cell>
          <table:table-cell office:value-type="string" calcext:value-type="string">
            <text:p>1 Lösung gefunden</text:p>
          </table:table-cell>
          <table:table-cell table:style-name="ce7" office:value-type="string" calcext:value-type="string">
            <text:p>1 solution found</text:p>
          </table:table-cell>
          <table:table-cell office:value-type="string" calcext:value-type="string">
            <text:p>1 solution trouvée</text:p>
          </table:table-cell>
          <table:table-cell table:number-columns-repeated="16378"/>
        </table:table-row>
        <table:table-row table:style-name="ro1">
          <table:table-cell table:formula="of:=[.A306]+1" office:value-type="float" office:value="278" calcext:value-type="float">
            <text:p>278</text:p>
          </table:table-cell>
          <table:table-cell office:value-type="string" calcext:value-type="string">
            <text:p>rsTeileNr</text:p>
          </table:table-cell>
          <table:table-cell office:value-type="string" calcext:value-type="string">
            <text:p>rsEineLsg + 1</text:p>
          </table:table-cell>
          <table:table-cell office:value-type="string" calcext:value-type="string">
            <text:p>Teile Nr.</text:p>
          </table:table-cell>
          <table:table-cell table:style-name="ce7" office:value-type="string" calcext:value-type="string">
            <text:p>Part no.</text:p>
          </table:table-cell>
          <table:table-cell office:value-type="string" calcext:value-type="string">
            <text:p>Pièces No.</text:p>
          </table:table-cell>
          <table:table-cell table:number-columns-repeated="16378"/>
        </table:table-row>
        <table:table-row table:style-name="ro1">
          <table:table-cell table:formula="of:=[.A307]+1" office:value-type="float" office:value="279" calcext:value-type="float">
            <text:p>279</text:p>
          </table:table-cell>
          <table:table-cell office:value-type="string" calcext:value-type="string">
            <text:p>rsDrehung</text:p>
          </table:table-cell>
          <table:table-cell office:value-type="string" calcext:value-type="string">
            <text:p>rsTeileNr + 1</text:p>
          </table:table-cell>
          <table:table-cell office:value-type="string" calcext:value-type="string">
            <text:p>Drehung</text:p>
          </table:table-cell>
          <table:table-cell table:style-name="ce7" office:value-type="string" calcext:value-type="string">
            <text:p>Rotation</text:p>
          </table:table-cell>
          <table:table-cell office:value-type="string" calcext:value-type="string">
            <text:p>Rotation</text:p>
          </table:table-cell>
          <table:table-cell table:number-columns-repeated="16378"/>
        </table:table-row>
        <table:table-row table:style-name="ro1">
          <table:table-cell table:style-name="ce3"/>
          <table:table-cell table:number-columns-repeated="3" table:style-name="ce3" office:value-type="string" calcext:value-type="string">
            <text:p>// puzzle3x3.lfm</text:p>
          </table:table-cell>
          <table:table-cell table:style-name="ce6" office:value-type="string" calcext:value-type="string">
            <text:p>// <text:s/>puzzle3x3.lfm</text:p>
          </table:table-cell>
          <table:table-cell table:style-name="ce3" office:value-type="string" calcext:value-type="string">
            <text:p>// puzzle3x3.lfm</text:p>
          </table:table-cell>
          <table:table-cell table:style-name="ce3" table:number-columns-repeated="16378"/>
        </table:table-row>
        <table:table-row table:style-name="ro1">
          <table:table-cell table:formula="of:=[.A308]+1" office:value-type="float" office:value="280" calcext:value-type="float">
            <text:p>280</text:p>
          </table:table-cell>
          <table:table-cell office:value-type="string" calcext:value-type="string">
            <text:p>rsUmschaltenDunkelhell</text:p>
          </table:table-cell>
          <table:table-cell office:value-type="string" calcext:value-type="string">
            <text:p>rsDrehung + 1</text:p>
          </table:table-cell>
          <table:table-cell office:value-type="string" calcext:value-type="string">
            <text:p>Umschalten dunkel/hell</text:p>
          </table:table-cell>
          <table:table-cell table:style-name="ce7" office:value-type="string" calcext:value-type="string">
            <text:p>Switch dark/light</text:p>
          </table:table-cell>
          <table:table-cell office:value-type="string" calcext:value-type="string">
            <text:p>Commutation sombre/clair</text:p>
          </table:table-cell>
          <table:table-cell table:number-columns-repeated="16378"/>
        </table:table-row>
        <table:table-row table:style-name="ro1">
          <table:table-cell table:formula="of:=[.A310]+1" office:value-type="float" office:value="281" calcext:value-type="float">
            <text:p>281</text:p>
          </table:table-cell>
          <table:table-cell office:value-type="string" calcext:value-type="string">
            <text:p>rsBeispiel2</text:p>
          </table:table-cell>
          <table:table-cell office:value-type="string" calcext:value-type="string">
            <text:p>rsUmschaltenDunkelhell + 1</text:p>
          </table:table-cell>
          <table:table-cell office:value-type="string" calcext:value-type="string">
            <text:p>Beispiel 2</text:p>
          </table:table-cell>
          <table:table-cell table:style-name="ce7" office:value-type="string" calcext:value-type="string">
            <text:p>Example 2</text:p>
          </table:table-cell>
          <table:table-cell office:value-type="string" calcext:value-type="string">
            <text:p>Exemple 2</text:p>
          </table:table-cell>
          <table:table-cell table:number-columns-repeated="16378"/>
        </table:table-row>
        <table:table-row table:style-name="ro1">
          <table:table-cell table:formula="of:=[.A311]+1" office:value-type="float" office:value="282" calcext:value-type="float">
            <text:p>282</text:p>
          </table:table-cell>
          <table:table-cell office:value-type="string" calcext:value-type="string">
            <text:p>rsLoesungen</text:p>
          </table:table-cell>
          <table:table-cell office:value-type="string" calcext:value-type="string">
            <text:p>rsBeispiel2 + 1</text:p>
          </table:table-cell>
          <table:table-cell office:value-type="string" calcext:value-type="string">
            <text:p>Lösungen:</text:p>
          </table:table-cell>
          <table:table-cell table:style-name="ce7" office:value-type="string" calcext:value-type="string">
            <text:p>Solutions:</text:p>
          </table:table-cell>
          <table:table-cell office:value-type="string" calcext:value-type="string">
            <text:p>Solutions :</text:p>
          </table:table-cell>
          <table:table-cell table:number-columns-repeated="16378"/>
        </table:table-row>
        <table:table-row table:style-name="ro1">
          <table:table-cell table:formula="of:=[.A312]+1" office:value-type="float" office:value="283" calcext:value-type="float">
            <text:p>283</text:p>
          </table:table-cell>
          <table:table-cell office:value-type="string" calcext:value-type="string">
            <text:p>rsLoesungZeigen</text:p>
          </table:table-cell>
          <table:table-cell office:value-type="string" calcext:value-type="string">
            <text:p>rsLoesungen + 1</text:p>
          </table:table-cell>
          <table:table-cell office:value-type="string" calcext:value-type="string">
            <text:p>Lösung zeigen</text:p>
          </table:table-cell>
          <table:table-cell table:style-name="ce7" office:value-type="string" calcext:value-type="string">
            <text:p>Show solution</text:p>
          </table:table-cell>
          <table:table-cell office:value-type="string" calcext:value-type="string">
            <text:p>Montrer la solution</text:p>
          </table:table-cell>
          <table:table-cell table:number-columns-repeated="16378"/>
        </table:table-row>
        <table:table-row table:style-name="ro1">
          <table:table-cell table:style-name="ce3"/>
          <table:table-cell table:number-columns-repeated="3" table:style-name="ce3" office:value-type="string" calcext:value-type="string">
            <text:p>// sudoku.pas</text:p>
          </table:table-cell>
          <table:table-cell table:style-name="ce6" office:value-type="string" calcext:value-type="string">
            <text:p>// <text:s/>sudoku.pas</text:p>
          </table:table-cell>
          <table:table-cell table:style-name="ce3" office:value-type="string" calcext:value-type="string">
            <text:p>// sudoku.pas</text:p>
          </table:table-cell>
          <table:table-cell table:number-columns-repeated="16378"/>
        </table:table-row>
        <table:table-row table:style-name="ro1">
          <table:table-cell table:formula="of:=[.A313]+1" office:value-type="float" office:value="284" calcext:value-type="float">
            <text:p>284</text:p>
          </table:table-cell>
          <table:table-cell office:value-type="string" calcext:value-type="string">
            <text:p>rsBacktrackingbruteForce</text:p>
          </table:table-cell>
          <table:table-cell office:value-type="string" calcext:value-type="string">
            <text:p>rsLoesungZeigen + 1</text:p>
          </table:table-cell>
          <table:table-cell table:number-columns-repeated="2" office:value-type="string" calcext:value-type="string">
            <text:p>Backtracking (brute force):</text:p>
          </table:table-cell>
          <table:table-cell office:value-type="string" calcext:value-type="string">
            <text:p>Backtracking (force brute) :</text:p>
          </table:table-cell>
          <table:table-cell table:number-columns-repeated="16378"/>
        </table:table-row>
        <table:table-row table:style-name="ro1">
          <table:table-cell table:formula="of:=[.A315]+1" office:value-type="float" office:value="285" calcext:value-type="float">
            <text:p>285</text:p>
          </table:table-cell>
          <table:table-cell office:value-type="string" calcext:value-type="string">
            <text:p>rsBacktrackingBFOptimiert</text:p>
          </table:table-cell>
          <table:table-cell office:value-type="string" calcext:value-type="string">
            <text:p>rsBacktrackingbruteForce + 1</text:p>
          </table:table-cell>
          <table:table-cell office:value-type="string" calcext:value-type="string">
            <text:p>Backtracking (brute force: Reihefolge der Zeilen optimiert):</text:p>
          </table:table-cell>
          <table:table-cell office:value-type="string" calcext:value-type="string">
            <text:p>Backtracking (brute force: sequence of lines optimized):</text:p>
          </table:table-cell>
          <table:table-cell office:value-type="string" calcext:value-type="string">
            <text:p>Backtracking (force brute : optimisation de l'ordre des lignes) :</text:p>
          </table:table-cell>
          <table:table-cell table:number-columns-repeated="16378"/>
        </table:table-row>
        <table:table-row table:style-name="ro1">
          <table:table-cell table:formula="of:=[.A316]+1" office:value-type="float" office:value="286" calcext:value-type="float">
            <text:p>286</text:p>
          </table:table-cell>
          <table:table-cell office:value-type="string" calcext:value-type="string">
            <text:p>rsBacktrackingErstZwangsbelegung</text:p>
          </table:table-cell>
          <table:table-cell office:value-type="string" calcext:value-type="string">
            <text:p>rsBacktrackingBFOptimiert + 1</text:p>
          </table:table-cell>
          <table:table-cell office:value-type="string" calcext:value-type="string">
            <text:p>Backtracking (suche zunächst Zwangsbelegung):</text:p>
          </table:table-cell>
          <table:table-cell office:value-type="string" calcext:value-type="string">
            <text:p>Backtracking (search brute force first):</text:p>
          </table:table-cell>
          <table:table-cell office:value-type="string" calcext:value-type="string">
            <text:p>Backtracking (recherche d'abord l'occupation forcée) :</text:p>
          </table:table-cell>
          <table:table-cell table:number-columns-repeated="16378"/>
        </table:table-row>
        <table:table-row table:style-name="ro1">
          <table:table-cell table:formula="of:=[.A317]+1" office:value-type="float" office:value="287" calcext:value-type="float">
            <text:p>287</text:p>
          </table:table-cell>
          <table:table-cell office:value-type="string" calcext:value-type="string">
            <text:p>rsAbgebrochen</text:p>
          </table:table-cell>
          <table:table-cell office:value-type="string" calcext:value-type="string">
            <text:p>rsBacktrackingErstZwangsbelegung + 1</text:p>
          </table:table-cell>
          <table:table-cell office:value-type="string" calcext:value-type="string">
            <text:p>abgebrochen</text:p>
          </table:table-cell>
          <table:table-cell office:value-type="string" calcext:value-type="string">
            <text:p>canceled</text:p>
          </table:table-cell>
          <table:table-cell office:value-type="string" calcext:value-type="string">
            <text:p>annulé</text:p>
          </table:table-cell>
          <table:table-cell table:number-columns-repeated="16378"/>
        </table:table-row>
        <table:table-row table:style-name="ro1">
          <table:table-cell table:formula="of:=[.A318]+1" office:value-type="float" office:value="288" calcext:value-type="float">
            <text:p>288</text:p>
          </table:table-cell>
          <table:table-cell office:value-type="string" calcext:value-type="string">
            <text:p>rsGeloest</text:p>
          </table:table-cell>
          <table:table-cell office:value-type="string" calcext:value-type="string">
            <text:p>rsAbgebrochen + 1</text:p>
          </table:table-cell>
          <table:table-cell office:value-type="string" calcext:value-type="string">
            <text:p>gelöst !!</text:p>
          </table:table-cell>
          <table:table-cell office:value-type="string" calcext:value-type="string">
            <text:p>solved !!!</text:p>
          </table:table-cell>
          <table:table-cell office:value-type="string" calcext:value-type="string">
            <text:p>résolu ! !</text:p>
          </table:table-cell>
          <table:table-cell table:number-columns-repeated="16378"/>
        </table:table-row>
        <table:table-row table:style-name="ro1">
          <table:table-cell table:formula="of:=[.A319]+1" office:value-type="float" office:value="289" calcext:value-type="float">
            <text:p>289</text:p>
          </table:table-cell>
          <table:table-cell office:value-type="string" calcext:value-type="string">
            <text:p>rsLoesungenGefunden2</text:p>
          </table:table-cell>
          <table:table-cell office:value-type="string" calcext:value-type="string">
            <text:p>rsGeloest + 1</text:p>
          </table:table-cell>
          <table:table-cell office:value-type="string" calcext:value-type="string">
            <text:p><text:s/>Lösungen gefunden!!</text:p>
          </table:table-cell>
          <table:table-cell office:value-type="string" calcext:value-type="string">
            <text:p><text:s/>Solutions found !!!</text:p>
          </table:table-cell>
          <table:table-cell office:value-type="string" calcext:value-type="string">
            <text:p><text:s/>Solutions trouvées !!</text:p>
          </table:table-cell>
          <table:table-cell table:style-name="ce3" table:number-columns-repeated="16378"/>
        </table:table-row>
        <table:table-row table:style-name="ro1">
          <table:table-cell table:formula="of:=[.A320]+1" office:value-type="float" office:value="290" calcext:value-type="float">
            <text:p>290</text:p>
          </table:table-cell>
          <table:table-cell office:value-type="string" calcext:value-type="string">
            <text:p>rsLogik</text:p>
          </table:table-cell>
          <table:table-cell office:value-type="string" calcext:value-type="string">
            <text:p>rsLoesungenGefunden2 + 1</text:p>
          </table:table-cell>
          <table:table-cell office:value-type="string" calcext:value-type="string">
            <text:p>Logik:</text:p>
          </table:table-cell>
          <table:table-cell office:value-type="string" calcext:value-type="string">
            <text:p>Logic:</text:p>
          </table:table-cell>
          <table:table-cell office:value-type="string" calcext:value-type="string">
            <text:p>Logique :</text:p>
          </table:table-cell>
          <table:table-cell table:number-columns-repeated="16378"/>
        </table:table-row>
        <table:table-row table:style-name="ro1">
          <table:table-cell table:formula="of:=[.A321]+1" office:value-type="float" office:value="291" calcext:value-type="float">
            <text:p>291</text:p>
          </table:table-cell>
          <table:table-cell office:value-type="string" calcext:value-type="string">
            <text:p>rsEindeutigeWerteSetzen</text:p>
          </table:table-cell>
          <table:table-cell office:value-type="string" calcext:value-type="string">
            <text:p>rsLogik + 1</text:p>
          </table:table-cell>
          <table:table-cell office:value-type="string" calcext:value-type="string">
            <text:p>eindeutig bestimmte Werte suchen und setzen</text:p>
          </table:table-cell>
          <table:table-cell office:value-type="string" calcext:value-type="string">
            <text:p>Search for and set clearly defined values</text:p>
          </table:table-cell>
          <table:table-cell office:value-type="string" calcext:value-type="string">
            <text:p>Rechercher et définir des valeurs clairement définies</text:p>
          </table:table-cell>
          <table:table-cell table:number-columns-repeated="16378"/>
        </table:table-row>
        <table:table-row table:style-name="ro1">
          <table:table-cell table:formula="of:=[.A322]+1" office:value-type="float" office:value="292" calcext:value-type="float">
            <text:p>292</text:p>
          </table:table-cell>
          <table:table-cell office:value-type="string" calcext:value-type="string">
            <text:p>rsMoeglichkeitenReduzieren</text:p>
          </table:table-cell>
          <table:table-cell office:value-type="string" calcext:value-type="string">
            <text:p>rsEindeutigeWerteSetzen + 1</text:p>
          </table:table-cell>
          <table:table-cell office:value-type="string" calcext:value-type="string">
            <text:p>Möglichkeiten reduzieren</text:p>
          </table:table-cell>
          <table:table-cell office:value-type="string" calcext:value-type="string">
            <text:p>Reduce possibilities</text:p>
          </table:table-cell>
          <table:table-cell office:value-type="string" calcext:value-type="string">
            <text:p>réduire les possibilités</text:p>
          </table:table-cell>
          <table:table-cell table:number-columns-repeated="16378"/>
        </table:table-row>
        <table:table-row table:style-name="ro1">
          <table:table-cell table:formula="of:=[.A323]+1" office:value-type="float" office:value="293" calcext:value-type="float">
            <text:p>293</text:p>
          </table:table-cell>
          <table:table-cell office:value-type="string" calcext:value-type="string">
            <text:p>rsDublettenBehandeln</text:p>
          </table:table-cell>
          <table:table-cell office:value-type="string" calcext:value-type="string">
            <text:p>rsMoeglichkeitenReduzieren + 1</text:p>
          </table:table-cell>
          <table:table-cell office:value-type="string" calcext:value-type="string">
            <text:p>Dubletten behandeln</text:p>
          </table:table-cell>
          <table:table-cell office:value-type="string" calcext:value-type="string">
            <text:p>Handle duplicates</text:p>
          </table:table-cell>
          <table:table-cell office:value-type="string" calcext:value-type="string">
            <text:p>Traiter les doublons</text:p>
          </table:table-cell>
          <table:table-cell table:number-columns-repeated="16378"/>
        </table:table-row>
        <table:table-row table:style-name="ro1">
          <table:table-cell table:style-name="ce3"/>
          <table:table-cell table:number-columns-repeated="3" table:style-name="ce3" office:value-type="string" calcext:value-type="string">
            <text:p>// sudoku.lfm</text:p>
          </table:table-cell>
          <table:table-cell table:style-name="ce6" office:value-type="string" calcext:value-type="string">
            <text:p>// <text:s/>sudoku.lfm</text:p>
          </table:table-cell>
          <table:table-cell table:style-name="ce3" office:value-type="string" calcext:value-type="string">
            <text:p>// sudoku.lfm</text:p>
          </table:table-cell>
          <table:table-cell table:number-columns-repeated="16378"/>
        </table:table-row>
        <table:table-row table:style-name="ro1">
          <table:table-cell table:formula="of:=[.A324]+1" office:value-type="float" office:value="294" calcext:value-type="float">
            <text:p>294</text:p>
          </table:table-cell>
          <table:table-cell office:value-type="string" calcext:value-type="string">
            <text:p>rsSudokuLoesungen</text:p>
          </table:table-cell>
          <table:table-cell office:value-type="string" calcext:value-type="string">
            <text:p>rsDublettenBehandeln + 1</text:p>
          </table:table-cell>
          <table:table-cell office:value-type="string" calcext:value-type="string">
            <text:p>Sudoku - automatische und manuelle Lösungen</text:p>
          </table:table-cell>
          <table:table-cell office:value-type="string" calcext:value-type="string">
            <text:p>Sudoku - automatic and manual solutions</text:p>
          </table:table-cell>
          <table:table-cell office:value-type="string" calcext:value-type="string">
            <text:p>Sudoku - solutions automatiques et manuelles</text:p>
          </table:table-cell>
          <table:table-cell table:number-columns-repeated="16378"/>
        </table:table-row>
        <table:table-row table:style-name="ro1">
          <table:table-cell table:formula="of:=[.A326]+1" office:value-type="float" office:value="295" calcext:value-type="float">
            <text:p>295</text:p>
          </table:table-cell>
          <table:table-cell office:value-type="string" calcext:value-type="string">
            <text:p>rsBeispiel</text:p>
          </table:table-cell>
          <table:table-cell office:value-type="string" calcext:value-type="string">
            <text:p>rsSudokuLoesungen + 1</text:p>
          </table:table-cell>
          <table:table-cell office:value-type="string" calcext:value-type="string">
            <text:p>Beispiel</text:p>
          </table:table-cell>
          <table:table-cell office:value-type="string" calcext:value-type="string">
            <text:p>Example of</text:p>
          </table:table-cell>
          <table:table-cell office:value-type="string" calcext:value-type="string">
            <text:p>Exemple</text:p>
          </table:table-cell>
          <table:table-cell table:number-columns-repeated="16378"/>
        </table:table-row>
        <table:table-row table:style-name="ro1">
          <table:table-cell table:formula="of:=[.A327]+1" office:value-type="float" office:value="296" calcext:value-type="float">
            <text:p>296</text:p>
          </table:table-cell>
          <table:table-cell office:value-type="string" calcext:value-type="string">
            <text:p>rsBacktrackingBruteForce1</text:p>
          </table:table-cell>
          <table:table-cell office:value-type="string" calcext:value-type="string">
            <text:p>rsBeispiel + 1</text:p>
          </table:table-cell>
          <table:table-cell table:number-columns-repeated="2" office:value-type="string" calcext:value-type="string">
            <text:p>Backtracking (Brute Force)</text:p>
          </table:table-cell>
          <table:table-cell office:value-type="string" calcext:value-type="string">
            <text:p>Backtracking (force brute)</text:p>
          </table:table-cell>
          <table:table-cell table:number-columns-repeated="16378"/>
        </table:table-row>
        <table:table-row table:style-name="ro1">
          <table:table-cell table:formula="of:=[.A328]+1" office:value-type="float" office:value="297" calcext:value-type="float">
            <text:p>297</text:p>
          </table:table-cell>
          <table:table-cell office:value-type="string" calcext:value-type="string">
            <text:p>rsBacktrackingBruteForceOpimiert</text:p>
          </table:table-cell>
          <table:table-cell office:value-type="string" calcext:value-type="string">
            <text:p>rsBacktrackingBruteForce1 + 1</text:p>
          </table:table-cell>
          <table:table-cell office:value-type="string" calcext:value-type="string">
            <text:p>Backtracking (Brute Force opimiert)</text:p>
          </table:table-cell>
          <table:table-cell office:value-type="string" calcext:value-type="string">
            <text:p>Backtracking (brute force optimized)</text:p>
          </table:table-cell>
          <table:table-cell office:value-type="string" calcext:value-type="string">
            <text:p>Backtracking (force brute opimisée)</text:p>
          </table:table-cell>
          <table:table-cell table:number-columns-repeated="16378"/>
        </table:table-row>
        <table:table-row table:style-name="ro1">
          <table:table-cell table:formula="of:=[.A329]+1" office:value-type="float" office:value="298" calcext:value-type="float">
            <text:p>298</text:p>
          </table:table-cell>
          <table:table-cell office:value-type="string" calcext:value-type="string">
            <text:p>rsBacktrackingerstZwangsbelegung1</text:p>
          </table:table-cell>
          <table:table-cell office:value-type="string" calcext:value-type="string">
            <text:p>rsBacktrackingBruteForceOpimiert + 1</text:p>
          </table:table-cell>
          <table:table-cell office:value-type="string" calcext:value-type="string">
            <text:p>Backtracking (erst Zwangsbelegung)</text:p>
          </table:table-cell>
          <table:table-cell office:value-type="string" calcext:value-type="string">
            <text:p>Backtracking (brute force first)</text:p>
          </table:table-cell>
          <table:table-cell office:value-type="string" calcext:value-type="string">
            <text:p>Backtracking (d'abord forcé)</text:p>
          </table:table-cell>
          <table:table-cell table:number-columns-repeated="16378"/>
        </table:table-row>
        <table:table-row table:style-name="ro1">
          <table:table-cell table:formula="of:=[.A330]+1" office:value-type="float" office:value="299" calcext:value-type="float">
            <text:p>299</text:p>
          </table:table-cell>
          <table:table-cell office:value-type="string" calcext:value-type="string">
            <text:p>rsLogikTest</text:p>
          </table:table-cell>
          <table:table-cell office:value-type="string" calcext:value-type="string">
            <text:p>rsBacktrackingerstZwangsbelegung1 + 1</text:p>
          </table:table-cell>
          <table:table-cell office:value-type="string" calcext:value-type="string">
            <text:p>Logik-Test</text:p>
          </table:table-cell>
          <table:table-cell office:value-type="string" calcext:value-type="string">
            <text:p>Logic test</text:p>
          </table:table-cell>
          <table:table-cell office:value-type="string" calcext:value-type="string">
            <text:p>Test logique</text:p>
          </table:table-cell>
          <table:table-cell table:number-columns-repeated="16378"/>
        </table:table-row>
        <table:table-row table:style-name="ro1">
          <table:table-cell table:formula="of:=[.A331]+1" office:value-type="float" office:value="300" calcext:value-type="float">
            <text:p>300</text:p>
          </table:table-cell>
          <table:table-cell office:value-type="string" calcext:value-type="string">
            <text:p>rsUserEingabe</text:p>
          </table:table-cell>
          <table:table-cell office:value-type="string" calcext:value-type="string">
            <text:p>rsLogikTest + 1</text:p>
          </table:table-cell>
          <table:table-cell office:value-type="string" calcext:value-type="string">
            <text:p>User Eingabe</text:p>
          </table:table-cell>
          <table:table-cell office:value-type="string" calcext:value-type="string">
            <text:p>User input</text:p>
          </table:table-cell>
          <table:table-cell office:value-type="string" calcext:value-type="string">
            <text:p>Entrée utilisateur</text:p>
          </table:table-cell>
          <table:table-cell table:number-columns-repeated="16378"/>
        </table:table-row>
        <table:table-row table:style-name="ro1">
          <table:table-cell table:formula="of:=[.A332]+1" office:value-type="float" office:value="301" calcext:value-type="float">
            <text:p>301</text:p>
          </table:table-cell>
          <table:table-cell office:value-type="string" calcext:value-type="string">
            <text:p>rsZeigeZwangsbelegung</text:p>
          </table:table-cell>
          <table:table-cell office:value-type="string" calcext:value-type="string">
            <text:p>rsUserEingabe + 1</text:p>
          </table:table-cell>
          <table:table-cell office:value-type="string" calcext:value-type="string">
            <text:p>Zeige Zwangsbelegung</text:p>
          </table:table-cell>
          <table:table-cell office:value-type="string" calcext:value-type="string">
            <text:p>Show forced assignment</text:p>
          </table:table-cell>
          <table:table-cell office:value-type="string" calcext:value-type="string">
            <text:p>Afficher l'affectation forcée</text:p>
          </table:table-cell>
          <table:table-cell table:number-columns-repeated="16378"/>
        </table:table-row>
        <table:table-row table:style-name="ro1">
          <table:table-cell table:formula="of:=[.A333]+1" office:value-type="float" office:value="302" calcext:value-type="float">
            <text:p>302</text:p>
          </table:table-cell>
          <table:table-cell office:value-type="string" calcext:value-type="string">
            <text:p>rsZeigeHilfen</text:p>
          </table:table-cell>
          <table:table-cell office:value-type="string" calcext:value-type="string">
            <text:p>rsZeigeZwangsbelegung + 1</text:p>
          </table:table-cell>
          <table:table-cell office:value-type="string" calcext:value-type="string">
            <text:p>zeige Hilfen</text:p>
          </table:table-cell>
          <table:table-cell office:value-type="string" calcext:value-type="string">
            <text:p>show help</text:p>
          </table:table-cell>
          <table:table-cell office:value-type="string" calcext:value-type="string">
            <text:p>afficher les aides</text:p>
          </table:table-cell>
          <table:table-cell table:number-columns-repeated="16378"/>
        </table:table-row>
        <table:table-row table:style-name="ro1">
          <table:table-cell table:formula="of:=[.A334]+1" office:value-type="float" office:value="303" calcext:value-type="float">
            <text:p>303</text:p>
          </table:table-cell>
          <table:table-cell office:value-type="string" calcext:value-type="string">
            <text:p>rsVerbergeHilfen</text:p>
          </table:table-cell>
          <table:table-cell office:value-type="string" calcext:value-type="string">
            <text:p>rsZeigeHilfen + 1</text:p>
          </table:table-cell>
          <table:table-cell office:value-type="string" calcext:value-type="string">
            <text:p>verberge Hilfen</text:p>
          </table:table-cell>
          <table:table-cell office:value-type="string" calcext:value-type="string">
            <text:p>hide help</text:p>
          </table:table-cell>
          <table:table-cell office:value-type="string" calcext:value-type="string">
            <text:p>cacher les aides</text:p>
          </table:table-cell>
          <table:table-cell table:number-columns-repeated="16378"/>
        </table:table-row>
        <table:table-row table:style-name="ro1">
          <table:table-cell table:formula="of:=[.A335]+1" office:value-type="float" office:value="304" calcext:value-type="float">
            <text:p>304</text:p>
          </table:table-cell>
          <table:table-cell office:value-type="string" calcext:value-type="string">
            <text:p>rsAktualisiereHilfe</text:p>
          </table:table-cell>
          <table:table-cell office:value-type="string" calcext:value-type="string">
            <text:p>rsVerbergeHilfen + 1</text:p>
          </table:table-cell>
          <table:table-cell office:value-type="string" calcext:value-type="string">
            <text:p>aktualisiere Hilfe</text:p>
          </table:table-cell>
          <table:table-cell office:value-type="string" calcext:value-type="string">
            <text:p>update help</text:p>
          </table:table-cell>
          <table:table-cell office:value-type="string" calcext:value-type="string">
            <text:p>mettre à jour l'aide</text:p>
          </table:table-cell>
          <table:table-cell table:number-columns-repeated="16378"/>
        </table:table-row>
        <table:table-row table:style-name="ro1">
          <table:table-cell table:formula="of:=[.A336]+1" office:value-type="float" office:value="305" calcext:value-type="float">
            <text:p>305</text:p>
          </table:table-cell>
          <table:table-cell office:value-type="string" calcext:value-type="string">
            <text:p>rsInitialisieren</text:p>
          </table:table-cell>
          <table:table-cell office:value-type="string" calcext:value-type="string">
            <text:p>rsAktualisiereHilfe + 1</text:p>
          </table:table-cell>
          <table:table-cell office:value-type="string" calcext:value-type="string">
            <text:p>Initialisieren</text:p>
          </table:table-cell>
          <table:table-cell office:value-type="string" calcext:value-type="string">
            <text:p>Initialize</text:p>
          </table:table-cell>
          <table:table-cell office:value-type="string" calcext:value-type="string">
            <text:p>Initialiser</text:p>
          </table:table-cell>
          <table:table-cell table:number-columns-repeated="16378"/>
        </table:table-row>
        <table:table-row table:style-name="ro1">
          <table:table-cell table:formula="of:=[.A337]+1" office:value-type="float" office:value="306" calcext:value-type="float">
            <text:p>306</text:p>
          </table:table-cell>
          <table:table-cell office:value-type="string" calcext:value-type="string">
            <text:p>rsLeeresFeld</text:p>
          </table:table-cell>
          <table:table-cell office:value-type="string" calcext:value-type="string">
            <text:p>rsInitialisieren + 1</text:p>
          </table:table-cell>
          <table:table-cell office:value-type="string" calcext:value-type="string">
            <text:p>Leeres Feld</text:p>
          </table:table-cell>
          <table:table-cell office:value-type="string" calcext:value-type="string">
            <text:p>Empty field</text:p>
          </table:table-cell>
          <table:table-cell office:value-type="string" calcext:value-type="string">
            <text:p>Champ vide</text:p>
          </table:table-cell>
          <table:table-cell table:number-columns-repeated="16378"/>
        </table:table-row>
        <table:table-row table:style-name="ro1">
          <table:table-cell table:formula="of:=[.A338]+1" office:value-type="float" office:value="307" calcext:value-type="float">
            <text:p>307</text:p>
          </table:table-cell>
          <table:table-cell office:value-type="string" calcext:value-type="string">
            <text:p>rsManuellenModusVerlassen</text:p>
          </table:table-cell>
          <table:table-cell office:value-type="string" calcext:value-type="string">
            <text:p>rsLeeresFeld + 1</text:p>
          </table:table-cell>
          <table:table-cell office:value-type="string" calcext:value-type="string">
            <text:p>manuellen Modus verlassen</text:p>
          </table:table-cell>
          <table:table-cell office:value-type="string" calcext:value-type="string">
            <text:p>Exit manual mode</text:p>
          </table:table-cell>
          <table:table-cell office:value-type="string" calcext:value-type="string">
            <text:p>quitter le mode manuel</text:p>
          </table:table-cell>
          <table:table-cell table:number-columns-repeated="16378"/>
        </table:table-row>
      </table:table>
      <table:table table:name="DEU" table:style-name="ta1">
        <table:table-column table:style-name="co8" table:default-cell-style-name="Default"/>
        <table:table-column table:style-name="co9" table:default-cell-style-name="Default"/>
        <table:table-column table:style-name="co10" table:default-cell-style-name="Default"/>
        <table:table-column table:style-name="co7" table:number-columns-repeated="16381" table:default-cell-style-name="Default"/>
        <table:table-row table:style-name="ro1">
          <table:table-cell table:formula="of:=IF([$org.A1]&lt;&gt;&quot;&quot;;[$org.A1];&quot;&quot;)" office:value-type="float" office:value="0" calcext:value-type="float">
            <text:p>0</text:p>
          </table:table-cell>
          <table:table-cell table:formula="of:=CONCATENATE([$org.B1])" office:value-type="string" office:string-value="rsSprachName" calcext:value-type="string">
            <text:p>rsSprachName</text:p>
          </table:table-cell>
          <table:table-cell table:formula="of:=IF([$org.A1]&lt;&gt;&quot;&quot;;CONCATENATE(&quot;'&quot;;[$org.D1];&quot;',&quot;);[$org.D1])" office:value-type="string" office:string-value="'deutsch'," calcext:value-type="string">
            <text:p>'deutsch',</text:p>
          </table:table-cell>
          <table:table-cell table:number-columns-repeated="16381"/>
        </table:table-row>
        <table:table-row table:style-name="ro1">
          <table:table-cell table:formula="of:=IF([$org.A2]&lt;&gt;&quot;&quot;;[$org.A2];&quot;&quot;)" office:value-type="float" office:value="1" calcext:value-type="float">
            <text:p>1</text:p>
          </table:table-cell>
          <table:table-cell table:formula="of:=IF([$org.A2]&lt;&gt;&quot;&quot;;CONCATENATE([$org.B2];&quot; = &quot;;[$org.B1];&quot; + 1;&quot;);[$org.B2])" office:value-type="string" office:string-value="rsKreuz = rsSprachName + 1;" calcext:value-type="string">
            <text:p>rsKreuz = rsSprachName + 1;</text:p>
          </table:table-cell>
          <table:table-cell table:formula="of:=IF([$org.A2]&lt;&gt;&quot;&quot;;CONCATENATE(&quot;'&quot;;[$org.D2];&quot;',&quot;);[$org.D2])" office:value-type="string" office:string-value="'Kreuz'," calcext:value-type="string">
            <text:p>'Kreuz',</text:p>
          </table:table-cell>
          <table:table-cell table:number-columns-repeated="16381"/>
        </table:table-row>
        <table:table-row table:style-name="ro1">
          <table:table-cell table:formula="of:=IF([$org.A3]&lt;&gt;&quot;&quot;;[$org.A3];&quot;&quot;)" office:value-type="float" office:value="2" calcext:value-type="float">
            <text:p>2</text:p>
          </table:table-cell>
          <table:table-cell table:formula="of:=IF([$org.A3]&lt;&gt;&quot;&quot;;CONCATENATE([$org.B3];&quot; = &quot;;[$org.B2];&quot; + 1;&quot;);[$org.B3])" office:value-type="string" office:string-value="rsPlus = rsKreuz + 1;" calcext:value-type="string">
            <text:p>rsPlus = rsKreuz + 1;</text:p>
          </table:table-cell>
          <table:table-cell table:formula="of:=IF([$org.A3]&lt;&gt;&quot;&quot;;CONCATENATE(&quot;'&quot;;[$org.D3];&quot;',&quot;);[$org.D3])" office:value-type="string" office:string-value="'Plus'," calcext:value-type="string">
            <text:p>'Plus',</text:p>
          </table:table-cell>
          <table:table-cell table:number-columns-repeated="16381"/>
        </table:table-row>
        <table:table-row table:style-name="ro1">
          <table:table-cell table:formula="of:=IF([$org.A4]&lt;&gt;&quot;&quot;;[$org.A4];&quot;&quot;)" office:value-type="float" office:value="3" calcext:value-type="float">
            <text:p>3</text:p>
          </table:table-cell>
          <table:table-cell table:formula="of:=IF([$org.A4]&lt;&gt;&quot;&quot;;CONCATENATE([$org.B4];&quot; = &quot;;[$org.B3];&quot; + 1;&quot;);[$org.B4])" office:value-type="string" office:string-value="rsKamin = rsPlus + 1;" calcext:value-type="string">
            <text:p>rsKamin = rsPlus + 1;</text:p>
          </table:table-cell>
          <table:table-cell table:formula="of:=IF([$org.A4]&lt;&gt;&quot;&quot;;CONCATENATE(&quot;'&quot;;[$org.D4];&quot;',&quot;);[$org.D4])" office:value-type="string" office:string-value="'Kamin'," calcext:value-type="string">
            <text:p>'Kamin',</text:p>
          </table:table-cell>
          <table:table-cell table:number-columns-repeated="16381"/>
        </table:table-row>
        <table:table-row table:style-name="ro1">
          <table:table-cell table:formula="of:=IF([$org.A5]&lt;&gt;&quot;&quot;;[$org.A5];&quot;&quot;)" office:value-type="float" office:value="4" calcext:value-type="float">
            <text:p>4</text:p>
          </table:table-cell>
          <table:table-cell table:formula="of:=IF([$org.A5]&lt;&gt;&quot;&quot;;CONCATENATE([$org.B5];&quot; = &quot;;[$org.B4];&quot; + 1;&quot;);[$org.B5])" office:value-type="string" office:string-value="rsAcht = rsKamin + 1;" calcext:value-type="string">
            <text:p>rsAcht = rsKamin + 1;</text:p>
          </table:table-cell>
          <table:table-cell table:formula="of:=IF([$org.A5]&lt;&gt;&quot;&quot;;CONCATENATE(&quot;'&quot;;[$org.D5];&quot;',&quot;);[$org.D5])" office:value-type="string" office:string-value="'Acht'," calcext:value-type="string">
            <text:p>'Acht',</text:p>
          </table:table-cell>
          <table:table-cell table:number-columns-repeated="16381"/>
        </table:table-row>
        <table:table-row table:style-name="ro1">
          <table:table-cell table:formula="of:=IF([$org.A6]&lt;&gt;&quot;&quot;;[$org.A6];&quot;&quot;)" office:value-type="float" office:value="5" calcext:value-type="float">
            <text:p>5</text:p>
          </table:table-cell>
          <table:table-cell table:formula="of:=IF([$org.A6]&lt;&gt;&quot;&quot;;CONCATENATE([$org.B6];&quot; = &quot;;[$org.B5];&quot; + 1;&quot;);[$org.B6])" office:value-type="string" office:string-value="rsPyramide = rsAcht + 1;" calcext:value-type="string">
            <text:p>rsPyramide = rsAcht + 1;</text:p>
          </table:table-cell>
          <table:table-cell table:formula="of:=IF([$org.A6]&lt;&gt;&quot;&quot;;CONCATENATE(&quot;'&quot;;[$org.D6];&quot;',&quot;);[$org.D6])" office:value-type="string" office:string-value="'Pyramide'," calcext:value-type="string">
            <text:p>'Pyramide',</text:p>
          </table:table-cell>
          <table:table-cell table:number-columns-repeated="16381"/>
        </table:table-row>
        <table:table-row table:style-name="ro1">
          <table:table-cell table:formula="of:=IF([$org.A7]&lt;&gt;&quot;&quot;;[$org.A7];&quot;&quot;)" office:value-type="float" office:value="6" calcext:value-type="float">
            <text:p>6</text:p>
          </table:table-cell>
          <table:table-cell table:formula="of:=IF([$org.A7]&lt;&gt;&quot;&quot;;CONCATENATE([$org.B7];&quot; = &quot;;[$org.B6];&quot; + 1;&quot;);[$org.B7])" office:value-type="string" office:string-value="rsPfeil1 = rsPyramide + 1;" calcext:value-type="string">
            <text:p>rsPfeil1 = rsPyramide + 1;</text:p>
          </table:table-cell>
          <table:table-cell table:formula="of:=IF([$org.A7]&lt;&gt;&quot;&quot;;CONCATENATE(&quot;'&quot;;[$org.D7];&quot;',&quot;);[$org.D7])" office:value-type="string" office:string-value="'Pfeil-1'," calcext:value-type="string">
            <text:p>'Pfeil-1',</text:p>
          </table:table-cell>
          <table:table-cell table:number-columns-repeated="16381"/>
        </table:table-row>
        <table:table-row table:style-name="ro1">
          <table:table-cell table:formula="of:=IF([$org.A8]&lt;&gt;&quot;&quot;;[$org.A8];&quot;&quot;)" office:value-type="float" office:value="7" calcext:value-type="float">
            <text:p>7</text:p>
          </table:table-cell>
          <table:table-cell table:formula="of:=IF([$org.A8]&lt;&gt;&quot;&quot;;CONCATENATE([$org.B8];&quot; = &quot;;[$org.B7];&quot; + 1;&quot;);[$org.B8])" office:value-type="string" office:string-value="rsHerkules = rsPfeil1 + 1;" calcext:value-type="string">
            <text:p>rsHerkules = rsPfeil1 + 1;</text:p>
          </table:table-cell>
          <table:table-cell table:formula="of:=IF([$org.A8]&lt;&gt;&quot;&quot;;CONCATENATE(&quot;'&quot;;[$org.D8];&quot;',&quot;);[$org.D8])" office:value-type="string" office:string-value="'Herkules'," calcext:value-type="string">
            <text:p>'Herkules',</text:p>
          </table:table-cell>
          <table:table-cell table:number-columns-repeated="16381"/>
        </table:table-row>
        <table:table-row table:style-name="ro1">
          <table:table-cell table:formula="of:=IF([$org.A9]&lt;&gt;&quot;&quot;;[$org.A9];&quot;&quot;)" office:value-type="float" office:value="8" calcext:value-type="float">
            <text:p>8</text:p>
          </table:table-cell>
          <table:table-cell table:formula="of:=IF([$org.A9]&lt;&gt;&quot;&quot;;CONCATENATE([$org.B9];&quot; = &quot;;[$org.B8];&quot; + 1;&quot;);[$org.B9])" office:value-type="string" office:string-value="rsSpiegel = rsHerkules + 1;" calcext:value-type="string">
            <text:p>rsSpiegel = rsHerkules + 1;</text:p>
          </table:table-cell>
          <table:table-cell table:formula="of:=IF([$org.A9]&lt;&gt;&quot;&quot;;CONCATENATE(&quot;'&quot;;[$org.D9];&quot;',&quot;);[$org.D9])" office:value-type="string" office:string-value="'Spiegel'," calcext:value-type="string">
            <text:p>'Spiegel',</text:p>
          </table:table-cell>
          <table:table-cell table:number-columns-repeated="16381"/>
        </table:table-row>
        <table:table-row table:style-name="ro1">
          <table:table-cell table:formula="of:=IF([$org.A10]&lt;&gt;&quot;&quot;;[$org.A10];&quot;&quot;)" office:value-type="float" office:value="9" calcext:value-type="float">
            <text:p>9</text:p>
          </table:table-cell>
          <table:table-cell table:formula="of:=IF([$org.A10]&lt;&gt;&quot;&quot;;CONCATENATE([$org.B10];&quot; = &quot;;[$org.B9];&quot; + 1;&quot;);[$org.B10])" office:value-type="string" office:string-value="rsPfeil2 = rsSpiegel + 1;" calcext:value-type="string">
            <text:p>rsPfeil2 = rsSpiegel + 1;</text:p>
          </table:table-cell>
          <table:table-cell table:formula="of:=IF([$org.A10]&lt;&gt;&quot;&quot;;CONCATENATE(&quot;'&quot;;[$org.D10];&quot;',&quot;);[$org.D10])" office:value-type="string" office:string-value="'Pfeil-2'," calcext:value-type="string">
            <text:p>'Pfeil-2',</text:p>
          </table:table-cell>
          <table:table-cell table:number-columns-repeated="16381"/>
        </table:table-row>
        <table:table-row table:style-name="ro1">
          <table:table-cell table:formula="of:=IF([$org.A11]&lt;&gt;&quot;&quot;;[$org.A11];&quot;&quot;)" office:value-type="float" office:value="10" calcext:value-type="float">
            <text:p>10</text:p>
          </table:table-cell>
          <table:table-cell table:formula="of:=IF([$org.A11]&lt;&gt;&quot;&quot;;CONCATENATE([$org.B11];&quot; = &quot;;[$org.B10];&quot; + 1;&quot;);[$org.B11])" office:value-type="string" office:string-value="rsDiamant = rsPfeil2 + 1;" calcext:value-type="string">
            <text:p>rsDiamant = rsPfeil2 + 1;</text:p>
          </table:table-cell>
          <table:table-cell table:formula="of:=IF([$org.A11]&lt;&gt;&quot;&quot;;CONCATENATE(&quot;'&quot;;[$org.D11];&quot;',&quot;);[$org.D11])" office:value-type="string" office:string-value="'Diamant'," calcext:value-type="string">
            <text:p>'Diamant',</text:p>
          </table:table-cell>
          <table:table-cell table:number-columns-repeated="16381"/>
        </table:table-row>
        <table:table-row table:style-name="ro1">
          <table:table-cell table:formula="of:=IF([$org.A12]&lt;&gt;&quot;&quot;;[$org.A12];&quot;&quot;)" office:value-type="float" office:value="11" calcext:value-type="float">
            <text:p>11</text:p>
          </table:table-cell>
          <table:table-cell table:formula="of:=IF([$org.A12]&lt;&gt;&quot;&quot;;CONCATENATE([$org.B12];&quot; = &quot;;[$org.B11];&quot; + 1;&quot;);[$org.B12])" office:value-type="string" office:string-value="rsSolitaer = rsDiamant + 1;" calcext:value-type="string">
            <text:p>rsSolitaer = rsDiamant + 1;</text:p>
          </table:table-cell>
          <table:table-cell table:formula="of:=IF([$org.A12]&lt;&gt;&quot;&quot;;CONCATENATE(&quot;'&quot;;[$org.D12];&quot;',&quot;);[$org.D12])" office:value-type="string" office:string-value="'Solitär'," calcext:value-type="string">
            <text:p>'Solitär',</text:p>
          </table:table-cell>
          <table:table-cell table:number-columns-repeated="16381"/>
        </table:table-row>
        <table:table-row table:style-name="ro1">
          <table:table-cell table:formula="of:=IF([$org.A13]&lt;&gt;&quot;&quot;;[$org.A13];&quot;&quot;)" office:value-type="float" office:value="12" calcext:value-type="float">
            <text:p>12</text:p>
          </table:table-cell>
          <table:table-cell table:formula="of:=IF([$org.A13]&lt;&gt;&quot;&quot;;CONCATENATE([$org.B13];&quot; = &quot;;[$org.B12];&quot; + 1;&quot;);[$org.B13])" office:value-type="string" office:string-value="rsSolitaer2 = rsSolitaer + 1;" calcext:value-type="string">
            <text:p>rsSolitaer2 = rsSolitaer + 1;</text:p>
          </table:table-cell>
          <table:table-cell table:formula="of:=IF([$org.A13]&lt;&gt;&quot;&quot;;CONCATENATE(&quot;'&quot;;[$org.D13];&quot;',&quot;);[$org.D13])" office:value-type="string" office:string-value="'Solitär 2'," calcext:value-type="string">
            <text:p>'Solitär 2',</text:p>
          </table:table-cell>
          <table:table-cell table:style-name="ce3" table:number-columns-repeated="16381"/>
        </table:table-row>
        <table:table-row table:style-name="ro1">
          <table:table-cell table:style-name="ce3" table:formula="of:=IF([$org.A14]&lt;&gt;&quot;&quot;;[$org.A14];&quot;&quot;)">
            <text:p/>
          </table:table-cell>
          <table:table-cell table:style-name="ce3" table:formula="of:=IF([$org.A14]&lt;&gt;&quot;&quot;;CONCATENATE([$org.B14];&quot; = &quot;;[$org.B13];&quot; + 1;&quot;);[$org.B14])" office:value-type="string" office:string-value="// BackMain.lfm" calcext:value-type="string">
            <text:p>// BackMain.lfm</text:p>
          </table:table-cell>
          <table:table-cell table:style-name="ce3" table:formula="of:=IF([$org.A14]&lt;&gt;&quot;&quot;;CONCATENATE(&quot;'&quot;;[$org.D14];&quot;',&quot;);[$org.D14])" office:value-type="string" office:string-value="// BackMain.lfm" calcext:value-type="string">
            <text:p>// BackMain.lfm</text:p>
          </table:table-cell>
          <table:table-cell table:number-columns-repeated="16381"/>
        </table:table-row>
        <table:table-row table:style-name="ro1">
          <table:table-cell table:formula="of:=IF([$org.A15]&lt;&gt;&quot;&quot;;[$org.A15];&quot;&quot;)" office:value-type="float" office:value="13" calcext:value-type="float">
            <text:p>13</text:p>
          </table:table-cell>
          <table:table-cell table:formula="of:=IF([$org.A15]&lt;&gt;&quot;&quot;;CONCATENATE([$org.B15];&quot; = &quot;;[$org.B13];&quot; + 1;&quot;);[$org.B15])" office:value-type="string" office:string-value="rsBacktrackingBeispiele = rsSolitaer2 + 1;" calcext:value-type="string">
            <text:p>rsBacktrackingBeispiele = rsSolitaer2 + 1;</text:p>
          </table:table-cell>
          <table:table-cell table:formula="of:=IF([$org.A15]&lt;&gt;&quot;&quot;;CONCATENATE(&quot;'&quot;;[$org.D15];&quot;',&quot;);[$org.D15])" office:value-type="string" office:string-value="'Backtracking Beispiele'," calcext:value-type="string">
            <text:p>'Backtracking Beispiele',</text:p>
          </table:table-cell>
          <table:table-cell table:number-columns-repeated="16381"/>
        </table:table-row>
        <table:table-row table:style-name="ro1">
          <table:table-cell table:formula="of:=IF([$org.A16]&lt;&gt;&quot;&quot;;[$org.A16];&quot;&quot;)" office:value-type="float" office:value="14" calcext:value-type="float">
            <text:p>14</text:p>
          </table:table-cell>
          <table:table-cell table:formula="of:=IF([$org.A16]&lt;&gt;&quot;&quot;;CONCATENATE([$org.B16];&quot; = &quot;;[$org.B15];&quot; + 1;&quot;);[$org.B16])" office:value-type="string" office:string-value="rsNDamenProblem = rsBacktrackingBeispiele + 1;" calcext:value-type="string">
            <text:p>rsNDamenProblem = rsBacktrackingBeispiele + 1;</text:p>
          </table:table-cell>
          <table:table-cell table:formula="of:=IF([$org.A16]&lt;&gt;&quot;&quot;;CONCATENATE(&quot;'&quot;;[$org.D16];&quot;',&quot;);[$org.D16])" office:value-type="string" office:string-value="'N - Damen Problem'," calcext:value-type="string">
            <text:p>'N - Damen Problem',</text:p>
          </table:table-cell>
          <table:table-cell table:number-columns-repeated="16381"/>
        </table:table-row>
        <table:table-row table:style-name="ro1">
          <table:table-cell table:formula="of:=IF([$org.A17]&lt;&gt;&quot;&quot;;[$org.A17];&quot;&quot;)" office:value-type="float" office:value="15" calcext:value-type="float">
            <text:p>15</text:p>
          </table:table-cell>
          <table:table-cell table:formula="of:=IF([$org.A17]&lt;&gt;&quot;&quot;;CONCATENATE([$org.B17];&quot; = &quot;;[$org.B16];&quot; + 1;&quot;);[$org.B17])" office:value-type="string" office:string-value="rsWegDesSpringers = rsNDamenProblem + 1;" calcext:value-type="string">
            <text:p>rsWegDesSpringers = rsNDamenProblem + 1;</text:p>
          </table:table-cell>
          <table:table-cell table:formula="of:=IF([$org.A17]&lt;&gt;&quot;&quot;;CONCATENATE(&quot;'&quot;;[$org.D17];&quot;',&quot;);[$org.D17])" office:value-type="string" office:string-value="'Weg des Springers'," calcext:value-type="string">
            <text:p>'Weg des Springers',</text:p>
          </table:table-cell>
          <table:table-cell table:number-columns-repeated="16381"/>
        </table:table-row>
        <table:table-row table:style-name="ro1">
          <table:table-cell table:formula="of:=IF([$org.A18]&lt;&gt;&quot;&quot;;[$org.A18];&quot;&quot;)" office:value-type="float" office:value="16" calcext:value-type="float">
            <text:p>16</text:p>
          </table:table-cell>
          <table:table-cell table:formula="of:=IF([$org.A18]&lt;&gt;&quot;&quot;;CONCATENATE([$org.B18];&quot; = &quot;;[$org.B17];&quot; + 1;&quot;);[$org.B18])" office:value-type="string" office:string-value="rsProblemSalesmanA = rsWegDesSpringers + 1;" calcext:value-type="string">
            <text:p>rsProblemSalesmanA = rsWegDesSpringers + 1;</text:p>
          </table:table-cell>
          <table:table-cell table:formula="of:=IF([$org.A18]&lt;&gt;&quot;&quot;;CONCATENATE(&quot;'&quot;;[$org.D18];&quot;',&quot;);[$org.D18])" office:value-type="string" office:string-value="'Problem des Handlungreisenden I'," calcext:value-type="string">
            <text:p>'Problem des Handlungreisenden I',</text:p>
          </table:table-cell>
          <table:table-cell table:number-columns-repeated="16381"/>
        </table:table-row>
        <table:table-row table:style-name="ro1">
          <table:table-cell table:formula="of:=IF([$org.A19]&lt;&gt;&quot;&quot;;[$org.A19];&quot;&quot;)" office:value-type="float" office:value="17" calcext:value-type="float">
            <text:p>17</text:p>
          </table:table-cell>
          <table:table-cell table:formula="of:=IF([$org.A19]&lt;&gt;&quot;&quot;;CONCATENATE([$org.B19];&quot; = &quot;;[$org.B18];&quot; + 1;&quot;);[$org.B19])" office:value-type="string" office:string-value="rsZahlenraetsel = rsProblemSalesmanA + 1;" calcext:value-type="string">
            <text:p>rsZahlenraetsel = rsProblemSalesmanA + 1;</text:p>
          </table:table-cell>
          <table:table-cell table:formula="of:=IF([$org.A19]&lt;&gt;&quot;&quot;;CONCATENATE(&quot;'&quot;;[$org.D19];&quot;',&quot;);[$org.D19])" office:value-type="string" office:string-value="'Zahlenrätsel'," calcext:value-type="string">
            <text:p>'Zahlenrätsel',</text:p>
          </table:table-cell>
          <table:table-cell table:number-columns-repeated="16381"/>
        </table:table-row>
        <table:table-row table:style-name="ro1">
          <table:table-cell table:formula="of:=IF([$org.A20]&lt;&gt;&quot;&quot;;[$org.A20];&quot;&quot;)" office:value-type="float" office:value="18" calcext:value-type="float">
            <text:p>18</text:p>
          </table:table-cell>
          <table:table-cell table:formula="of:=IF([$org.A20]&lt;&gt;&quot;&quot;;CONCATENATE([$org.B20];&quot; = &quot;;[$org.B19];&quot; + 1;&quot;);[$org.B20])" office:value-type="string" office:string-value="rsHausVomNikolaus = rsZahlenraetsel + 1;" calcext:value-type="string">
            <text:p>rsHausVomNikolaus = rsZahlenraetsel + 1;</text:p>
          </table:table-cell>
          <table:table-cell table:formula="of:=IF([$org.A20]&lt;&gt;&quot;&quot;;CONCATENATE(&quot;'&quot;;[$org.D20];&quot;',&quot;);[$org.D20])" office:value-type="string" office:string-value="'Haus vom Nikolaus'," calcext:value-type="string">
            <text:p>'Haus vom Nikolaus',</text:p>
          </table:table-cell>
          <table:table-cell table:number-columns-repeated="16381"/>
        </table:table-row>
        <table:table-row table:style-name="ro1">
          <table:table-cell table:formula="of:=IF([$org.A21]&lt;&gt;&quot;&quot;;[$org.A21];&quot;&quot;)" office:value-type="float" office:value="19" calcext:value-type="float">
            <text:p>19</text:p>
          </table:table-cell>
          <table:table-cell table:formula="of:=IF([$org.A21]&lt;&gt;&quot;&quot;;CONCATENATE([$org.B21];&quot; = &quot;;[$org.B20];&quot; + 1;&quot;);[$org.B21])" office:value-type="string" office:string-value="rsSchliessen = rsHausVomNikolaus + 1;" calcext:value-type="string">
            <text:p>rsSchliessen = rsHausVomNikolaus + 1;</text:p>
          </table:table-cell>
          <table:table-cell table:formula="of:=IF([$org.A21]&lt;&gt;&quot;&quot;;CONCATENATE(&quot;'&quot;;[$org.D21];&quot;',&quot;);[$org.D21])" office:value-type="string" office:string-value="'Schließen'," calcext:value-type="string">
            <text:p>'Schließen',</text:p>
          </table:table-cell>
          <table:table-cell table:number-columns-repeated="16381"/>
        </table:table-row>
        <table:table-row table:style-name="ro1">
          <table:table-cell table:formula="of:=IF([$org.A22]&lt;&gt;&quot;&quot;;[$org.A22];&quot;&quot;)" office:value-type="float" office:value="20" calcext:value-type="float">
            <text:p>20</text:p>
          </table:table-cell>
          <table:table-cell table:formula="of:=IF([$org.A22]&lt;&gt;&quot;&quot;;CONCATENATE([$org.B22];&quot; = &quot;;[$org.B21];&quot; + 1;&quot;);[$org.B22])" office:value-type="string" office:string-value="rsRouterMitLee = rsSchliessen + 1;" calcext:value-type="string">
            <text:p>rsRouterMitLee = rsSchliessen + 1;</text:p>
          </table:table-cell>
          <table:table-cell table:formula="of:=IF([$org.A22]&lt;&gt;&quot;&quot;;CONCATENATE(&quot;'&quot;;[$org.D22];&quot;',&quot;);[$org.D22])" office:value-type="string" office:string-value="'Router mit Lee-Algorithmus'," calcext:value-type="string">
            <text:p>'Router mit Lee-Algorithmus',</text:p>
          </table:table-cell>
          <table:table-cell table:number-columns-repeated="16381"/>
        </table:table-row>
        <table:table-row table:style-name="ro1">
          <table:table-cell table:formula="of:=IF([$org.A23]&lt;&gt;&quot;&quot;;[$org.A23];&quot;&quot;)" office:value-type="float" office:value="21" calcext:value-type="float">
            <text:p>21</text:p>
          </table:table-cell>
          <table:table-cell table:formula="of:=IF([$org.A23]&lt;&gt;&quot;&quot;;CONCATENATE([$org.B23];&quot; = &quot;;[$org.B22];&quot; + 1;&quot;);[$org.B23])" office:value-type="string" office:string-value="rsProblemSalesmanB = rsRouterMitLee + 1;" calcext:value-type="string">
            <text:p>rsProblemSalesmanB = rsRouterMitLee + 1;</text:p>
          </table:table-cell>
          <table:table-cell table:formula="of:=IF([$org.A23]&lt;&gt;&quot;&quot;;CONCATENATE(&quot;'&quot;;[$org.D23];&quot;',&quot;);[$org.D23])" office:value-type="string" office:string-value="'Problem des Handlungreisenden II'," calcext:value-type="string">
            <text:p>'Problem des Handlungreisenden II',</text:p>
          </table:table-cell>
          <table:table-cell table:number-columns-repeated="16381"/>
        </table:table-row>
        <table:table-row table:style-name="ro1">
          <table:table-cell table:formula="of:=IF([$org.A24]&lt;&gt;&quot;&quot;;[$org.A24];&quot;&quot;)" office:value-type="float" office:value="22" calcext:value-type="float">
            <text:p>22</text:p>
          </table:table-cell>
          <table:table-cell table:formula="of:=IF([$org.A24]&lt;&gt;&quot;&quot;;CONCATENATE([$org.B24];&quot; = &quot;;[$org.B23];&quot; + 1;&quot;);[$org.B24])" office:value-type="string" office:string-value="rsRucksackPacken = rsProblemSalesmanB + 1;" calcext:value-type="string">
            <text:p>rsRucksackPacken = rsProblemSalesmanB + 1;</text:p>
          </table:table-cell>
          <table:table-cell table:formula="of:=IF([$org.A24]&lt;&gt;&quot;&quot;;CONCATENATE(&quot;'&quot;;[$org.D24];&quot;',&quot;);[$org.D24])" office:value-type="string" office:string-value="'Rucksack packen'," calcext:value-type="string">
            <text:p>'Rucksack packen',</text:p>
          </table:table-cell>
          <table:table-cell table:number-columns-repeated="16381"/>
        </table:table-row>
        <table:table-row table:style-name="ro1">
          <table:table-cell table:formula="of:=IF([$org.A25]&lt;&gt;&quot;&quot;;[$org.A25];&quot;&quot;)" office:value-type="float" office:value="23" calcext:value-type="float">
            <text:p>23</text:p>
          </table:table-cell>
          <table:table-cell table:formula="of:=IF([$org.A25]&lt;&gt;&quot;&quot;;CONCATENATE([$org.B25];&quot; = &quot;;[$org.B24];&quot; + 1;&quot;);[$org.B25])" office:value-type="string" office:string-value="rsVierfarbenproblem = rsRucksackPacken + 1;" calcext:value-type="string">
            <text:p>rsVierfarbenproblem = rsRucksackPacken + 1;</text:p>
          </table:table-cell>
          <table:table-cell table:formula="of:=IF([$org.A25]&lt;&gt;&quot;&quot;;CONCATENATE(&quot;'&quot;;[$org.D25];&quot;',&quot;);[$org.D25])" office:value-type="string" office:string-value="'Vierfarbenproblem'," calcext:value-type="string">
            <text:p>'Vierfarbenproblem',</text:p>
          </table:table-cell>
          <table:table-cell table:number-columns-repeated="16381"/>
        </table:table-row>
        <table:table-row table:style-name="ro1">
          <table:table-cell table:formula="of:=IF([$org.A26]&lt;&gt;&quot;&quot;;[$org.A26];&quot;&quot;)" office:value-type="float" office:value="24" calcext:value-type="float">
            <text:p>24</text:p>
          </table:table-cell>
          <table:table-cell table:formula="of:=IF([$org.A26]&lt;&gt;&quot;&quot;;CONCATENATE([$org.B26];&quot; = &quot;;[$org.B25];&quot; + 1;&quot;);[$org.B26])" office:value-type="string" office:string-value="rsProgrammInfo = rsVierfarbenproblem + 1;" calcext:value-type="string">
            <text:p>rsProgrammInfo = rsVierfarbenproblem + 1;</text:p>
          </table:table-cell>
          <table:table-cell table:formula="of:=IF([$org.A26]&lt;&gt;&quot;&quot;;CONCATENATE(&quot;'&quot;;[$org.D26];&quot;',&quot;);[$org.D26])" office:value-type="string" office:string-value="'&amp;ProgrammInfo'," calcext:value-type="string">
            <text:p>'&amp;ProgrammInfo',</text:p>
          </table:table-cell>
          <table:table-cell table:number-columns-repeated="16381"/>
        </table:table-row>
        <table:table-row table:style-name="ro1">
          <table:table-cell table:formula="of:=IF([$org.A27]&lt;&gt;&quot;&quot;;[$org.A27];&quot;&quot;)" office:value-type="float" office:value="25" calcext:value-type="float">
            <text:p>25</text:p>
          </table:table-cell>
          <table:table-cell table:formula="of:=IF([$org.A27]&lt;&gt;&quot;&quot;;CONCATENATE([$org.B27];&quot; = &quot;;[$org.B26];&quot; + 1;&quot;);[$org.B27])" office:value-type="string" office:string-value="rsLabyrinth = rsProgrammInfo + 1;" calcext:value-type="string">
            <text:p>rsLabyrinth = rsProgrammInfo + 1;</text:p>
          </table:table-cell>
          <table:table-cell table:formula="of:=IF([$org.A27]&lt;&gt;&quot;&quot;;CONCATENATE(&quot;'&quot;;[$org.D27];&quot;',&quot;);[$org.D27])" office:value-type="string" office:string-value="'Labyrinth'," calcext:value-type="string">
            <text:p>'Labyrinth',</text:p>
          </table:table-cell>
          <table:table-cell table:number-columns-repeated="16381"/>
        </table:table-row>
        <table:table-row table:style-name="ro1">
          <table:table-cell table:formula="of:=IF([$org.A28]&lt;&gt;&quot;&quot;;[$org.A28];&quot;&quot;)" office:value-type="float" office:value="26" calcext:value-type="float">
            <text:p>26</text:p>
          </table:table-cell>
          <table:table-cell table:formula="of:=IF([$org.A28]&lt;&gt;&quot;&quot;;CONCATENATE([$org.B28];&quot; = &quot;;[$org.B27];&quot; + 1;&quot;);[$org.B28])" office:value-type="string" office:string-value="rsSudoku = rsLabyrinth + 1;" calcext:value-type="string">
            <text:p>rsSudoku = rsLabyrinth + 1;</text:p>
          </table:table-cell>
          <table:table-cell table:formula="of:=IF([$org.A28]&lt;&gt;&quot;&quot;;CONCATENATE(&quot;'&quot;;[$org.D28];&quot;',&quot;);[$org.D28])" office:value-type="string" office:string-value="'Sudoku'," calcext:value-type="string">
            <text:p>'Sudoku',</text:p>
          </table:table-cell>
          <table:table-cell table:style-name="ce3" table:number-columns-repeated="16381"/>
        </table:table-row>
        <table:table-row table:style-name="ro1">
          <table:table-cell table:style-name="ce3" table:formula="of:=IF([$org.A29]&lt;&gt;&quot;&quot;;[$org.A29];&quot;&quot;)">
            <text:p/>
          </table:table-cell>
          <table:table-cell table:style-name="ce3" table:formula="of:=IF([$org.A29]&lt;&gt;&quot;&quot;;CONCATENATE([$org.B29];&quot; = &quot;;[$org.B28];&quot; + 1;&quot;);[$org.B29])" office:value-type="string" office:string-value="// n_Damen.pas" calcext:value-type="string">
            <text:p>// n_Damen.pas</text:p>
          </table:table-cell>
          <table:table-cell table:style-name="ce3" table:formula="of:=IF([$org.A29]&lt;&gt;&quot;&quot;;CONCATENATE(&quot;'&quot;;[$org.D29];&quot;',&quot;);[$org.D29])" office:value-type="string" office:string-value="// n_Damen.pas" calcext:value-type="string">
            <text:p>// n_Damen.pas</text:p>
          </table:table-cell>
          <table:table-cell table:number-columns-repeated="16381"/>
        </table:table-row>
        <table:table-row table:style-name="ro1">
          <table:table-cell table:formula="of:=IF([$org.A30]&lt;&gt;&quot;&quot;;[$org.A30];&quot;&quot;)" office:value-type="float" office:value="27" calcext:value-type="float">
            <text:p>27</text:p>
          </table:table-cell>
          <table:table-cell table:formula="of:=IF([$org.A30]&lt;&gt;&quot;&quot;;CONCATENATE([$org.B30];&quot; = &quot;;[$org.B28];&quot; + 1;&quot;);[$org.B30])" office:value-type="string" office:string-value="rsLoesungenZu = rsSudoku + 1;" calcext:value-type="string">
            <text:p>rsLoesungenZu = rsSudoku + 1;</text:p>
          </table:table-cell>
          <table:table-cell table:formula="of:=IF([$org.A30]&lt;&gt;&quot;&quot;;CONCATENATE(&quot;'&quot;;[$org.D30];&quot;',&quot;);[$org.D30])" office:value-type="string" office:string-value="'Lösung(en) zu '," calcext:value-type="string">
            <text:p>'Lösung(en) zu ',</text:p>
          </table:table-cell>
          <table:table-cell table:number-columns-repeated="16381"/>
        </table:table-row>
        <table:table-row table:style-name="ro1">
          <table:table-cell table:formula="of:=IF([$org.A31]&lt;&gt;&quot;&quot;;[$org.A31];&quot;&quot;)" office:value-type="float" office:value="28" calcext:value-type="float">
            <text:p>28</text:p>
          </table:table-cell>
          <table:table-cell table:formula="of:=IF([$org.A31]&lt;&gt;&quot;&quot;;CONCATENATE([$org.B31];&quot; = &quot;;[$org.B30];&quot; + 1;&quot;);[$org.B31])" office:value-type="string" office:string-value="rsKeineLoesung = rsLoesungenZu + 1;" calcext:value-type="string">
            <text:p>rsKeineLoesung = rsLoesungenZu + 1;</text:p>
          </table:table-cell>
          <table:table-cell table:formula="of:=IF([$org.A31]&lt;&gt;&quot;&quot;;CONCATENATE(&quot;'&quot;;[$org.D31];&quot;',&quot;);[$org.D31])" office:value-type="string" office:string-value="'keine Lösung gefunden'," calcext:value-type="string">
            <text:p>'keine Lösung gefunden',</text:p>
          </table:table-cell>
          <table:table-cell table:number-columns-repeated="16381"/>
        </table:table-row>
        <table:table-row table:style-name="ro1">
          <table:table-cell table:formula="of:=IF([$org.A32]&lt;&gt;&quot;&quot;;[$org.A32];&quot;&quot;)" office:value-type="float" office:value="29" calcext:value-type="float">
            <text:p>29</text:p>
          </table:table-cell>
          <table:table-cell table:formula="of:=IF([$org.A32]&lt;&gt;&quot;&quot;;CONCATENATE([$org.B32];&quot; = &quot;;[$org.B31];&quot; + 1;&quot;);[$org.B32])" office:value-type="string" office:string-value="rsLoesungenErmittelt = rsKeineLoesung + 1;" calcext:value-type="string">
            <text:p>rsLoesungenErmittelt = rsKeineLoesung + 1;</text:p>
          </table:table-cell>
          <table:table-cell table:formula="of:=IF([$org.A32]&lt;&gt;&quot;&quot;;CONCATENATE(&quot;'&quot;;[$org.D32];&quot;',&quot;);[$org.D32])" office:value-type="string" office:string-value="' Lösungen ermittelt'," calcext:value-type="string">
            <text:p>' Lösungen ermittelt',</text:p>
          </table:table-cell>
          <table:table-cell table:number-columns-repeated="16381"/>
        </table:table-row>
        <table:table-row table:style-name="ro1">
          <table:table-cell table:formula="of:=IF([$org.A33]&lt;&gt;&quot;&quot;;[$org.A33];&quot;&quot;)" office:value-type="float" office:value="30" calcext:value-type="float">
            <text:p>30</text:p>
          </table:table-cell>
          <table:table-cell table:formula="of:=IF([$org.A33]&lt;&gt;&quot;&quot;;CONCATENATE([$org.B33];&quot; = &quot;;[$org.B32];&quot; + 1;&quot;);[$org.B33])" office:value-type="string" office:string-value="rsEsGibt = rsLoesungenErmittelt + 1;" calcext:value-type="string">
            <text:p>rsEsGibt = rsLoesungenErmittelt + 1;</text:p>
          </table:table-cell>
          <table:table-cell table:formula="of:=IF([$org.A33]&lt;&gt;&quot;&quot;;CONCATENATE(&quot;'&quot;;[$org.D33];&quot;',&quot;);[$org.D33])" office:value-type="string" office:string-value="'Es gibt '," calcext:value-type="string">
            <text:p>'Es gibt ',</text:p>
          </table:table-cell>
          <table:table-cell table:number-columns-repeated="16381"/>
        </table:table-row>
        <table:table-row table:style-name="ro1">
          <table:table-cell table:formula="of:=IF([$org.A34]&lt;&gt;&quot;&quot;;[$org.A34];&quot;&quot;)" office:value-type="float" office:value="31" calcext:value-type="float">
            <text:p>31</text:p>
          </table:table-cell>
          <table:table-cell table:formula="of:=IF([$org.A34]&lt;&gt;&quot;&quot;;CONCATENATE([$org.B34];&quot; = &quot;;[$org.B33];&quot; + 1;&quot;);[$org.B34])" office:value-type="string" office:string-value="rsUnabhLoesungen = rsEsGibt + 1;" calcext:value-type="string">
            <text:p>rsUnabhLoesungen = rsEsGibt + 1;</text:p>
          </table:table-cell>
          <table:table-cell table:formula="of:=IF([$org.A34]&lt;&gt;&quot;&quot;;CONCATENATE(&quot;'&quot;;[$org.D34];&quot;',&quot;);[$org.D34])" office:value-type="string" office:string-value="' unabhängige Lösungen'," calcext:value-type="string">
            <text:p>' unabhängige Lösungen',</text:p>
          </table:table-cell>
          <table:table-cell table:number-columns-repeated="16381"/>
        </table:table-row>
        <table:table-row table:style-name="ro1">
          <table:table-cell table:formula="of:=IF([$org.A35]&lt;&gt;&quot;&quot;;[$org.A35];&quot;&quot;)" office:value-type="float" office:value="32" calcext:value-type="float">
            <text:p>32</text:p>
          </table:table-cell>
          <table:table-cell table:formula="of:=IF([$org.A35]&lt;&gt;&quot;&quot;;CONCATENATE([$org.B35];&quot; = &quot;;[$org.B34];&quot; + 1;&quot;);[$org.B35])" office:value-type="string" office:string-value="rsEsWurden = rsUnabhLoesungen + 1;" calcext:value-type="string">
            <text:p>rsEsWurden = rsUnabhLoesungen + 1;</text:p>
          </table:table-cell>
          <table:table-cell table:formula="of:=IF([$org.A35]&lt;&gt;&quot;&quot;;CONCATENATE(&quot;'&quot;;[$org.D35];&quot;',&quot;);[$org.D35])" office:value-type="string" office:string-value="'Es wurden '," calcext:value-type="string">
            <text:p>'Es wurden ',</text:p>
          </table:table-cell>
          <table:table-cell table:number-columns-repeated="16381"/>
        </table:table-row>
        <table:table-row table:style-name="ro1">
          <table:table-cell table:formula="of:=IF([$org.A36]&lt;&gt;&quot;&quot;;[$org.A36];&quot;&quot;)" office:value-type="float" office:value="33" calcext:value-type="float">
            <text:p>33</text:p>
          </table:table-cell>
          <table:table-cell table:formula="of:=IF([$org.A36]&lt;&gt;&quot;&quot;;CONCATENATE([$org.B36];&quot; = &quot;;[$org.B35];&quot; + 1;&quot;);[$org.B36])" office:value-type="string" office:string-value="rsMax = rsEsWurden + 1;" calcext:value-type="string">
            <text:p>rsMax = rsEsWurden + 1;</text:p>
          </table:table-cell>
          <table:table-cell table:formula="of:=IF([$org.A36]&lt;&gt;&quot;&quot;;CONCATENATE(&quot;'&quot;;[$org.D36];&quot;',&quot;);[$org.D36])" office:value-type="string" office:string-value="' (max. '," calcext:value-type="string">
            <text:p>' (max. ',</text:p>
          </table:table-cell>
          <table:table-cell table:number-columns-repeated="16381"/>
        </table:table-row>
        <table:table-row table:style-name="ro1">
          <table:table-cell table:formula="of:=IF([$org.A37]&lt;&gt;&quot;&quot;;[$org.A37];&quot;&quot;)" office:value-type="float" office:value="34" calcext:value-type="float">
            <text:p>34</text:p>
          </table:table-cell>
          <table:table-cell table:formula="of:=IF([$org.A37]&lt;&gt;&quot;&quot;;CONCATENATE([$org.B37];&quot; = &quot;;[$org.B36];&quot; + 1;&quot;);[$org.B37])" office:value-type="string" office:string-value="rsEntfernSymLoesung = rsMax + 1;" calcext:value-type="string">
            <text:p>rsEntfernSymLoesung = rsMax + 1;</text:p>
          </table:table-cell>
          <table:table-cell table:formula="of:=IF([$org.A37]&lt;&gt;&quot;&quot;;CONCATENATE(&quot;'&quot;;[$org.D37];&quot;',&quot;);[$org.D37])" office:value-type="string" office:string-value="'Entferne alle symmetrischen Lösungen bzgl. '," calcext:value-type="string">
            <text:p>'Entferne alle symmetrischen Lösungen bzgl. ',</text:p>
          </table:table-cell>
          <table:table-cell table:number-columns-repeated="16381"/>
        </table:table-row>
        <table:table-row table:style-name="ro1">
          <table:table-cell table:formula="of:=IF([$org.A38]&lt;&gt;&quot;&quot;;[$org.A38];&quot;&quot;)" office:value-type="float" office:value="35" calcext:value-type="float">
            <text:p>35</text:p>
          </table:table-cell>
          <table:table-cell table:formula="of:=IF([$org.A38]&lt;&gt;&quot;&quot;;CONCATENATE([$org.B38];&quot; = &quot;;[$org.B37];&quot; + 1;&quot;);[$org.B38])" office:value-type="string" office:string-value="rsAchseWO = rsEntfernSymLoesung + 1;" calcext:value-type="string">
            <text:p>rsAchseWO = rsEntfernSymLoesung + 1;</text:p>
          </table:table-cell>
          <table:table-cell table:formula="of:=IF([$org.A38]&lt;&gt;&quot;&quot;;CONCATENATE(&quot;'&quot;;[$org.D38];&quot;',&quot;);[$org.D38])" office:value-type="string" office:string-value="'der Achse W-O'," calcext:value-type="string">
            <text:p>'der Achse W-O',</text:p>
          </table:table-cell>
          <table:table-cell table:number-columns-repeated="16381"/>
        </table:table-row>
        <table:table-row table:style-name="ro1">
          <table:table-cell table:formula="of:=IF([$org.A39]&lt;&gt;&quot;&quot;;[$org.A39];&quot;&quot;)" office:value-type="float" office:value="36" calcext:value-type="float">
            <text:p>36</text:p>
          </table:table-cell>
          <table:table-cell table:formula="of:=IF([$org.A39]&lt;&gt;&quot;&quot;;CONCATENATE([$org.B39];&quot; = &quot;;[$org.B38];&quot; + 1;&quot;);[$org.B39])" office:value-type="string" office:string-value="rsAchseNWSO = rsAchseWO + 1;" calcext:value-type="string">
            <text:p>rsAchseNWSO = rsAchseWO + 1;</text:p>
          </table:table-cell>
          <table:table-cell table:formula="of:=IF([$org.A39]&lt;&gt;&quot;&quot;;CONCATENATE(&quot;'&quot;;[$org.D39];&quot;',&quot;);[$org.D39])" office:value-type="string" office:string-value="'der Achse NW-SO'," calcext:value-type="string">
            <text:p>'der Achse NW-SO',</text:p>
          </table:table-cell>
          <table:table-cell table:number-columns-repeated="16381"/>
        </table:table-row>
        <table:table-row table:style-name="ro1">
          <table:table-cell table:formula="of:=IF([$org.A40]&lt;&gt;&quot;&quot;;[$org.A40];&quot;&quot;)" office:value-type="float" office:value="37" calcext:value-type="float">
            <text:p>37</text:p>
          </table:table-cell>
          <table:table-cell table:formula="of:=IF([$org.A40]&lt;&gt;&quot;&quot;;CONCATENATE([$org.B40];&quot; = &quot;;[$org.B39];&quot; + 1;&quot;);[$org.B40])" office:value-type="string" office:string-value="rsAchseNS = rsAchseNWSO + 1;" calcext:value-type="string">
            <text:p>rsAchseNS = rsAchseNWSO + 1;</text:p>
          </table:table-cell>
          <table:table-cell table:formula="of:=IF([$org.A40]&lt;&gt;&quot;&quot;;CONCATENATE(&quot;'&quot;;[$org.D40];&quot;',&quot;);[$org.D40])" office:value-type="string" office:string-value="'der Achse N-S'," calcext:value-type="string">
            <text:p>'der Achse N-S',</text:p>
          </table:table-cell>
          <table:table-cell table:number-columns-repeated="16381"/>
        </table:table-row>
        <table:table-row table:style-name="ro1">
          <table:table-cell table:formula="of:=IF([$org.A41]&lt;&gt;&quot;&quot;;[$org.A41];&quot;&quot;)" office:value-type="float" office:value="38" calcext:value-type="float">
            <text:p>38</text:p>
          </table:table-cell>
          <table:table-cell table:formula="of:=IF([$org.A41]&lt;&gt;&quot;&quot;;CONCATENATE([$org.B41];&quot; = &quot;;[$org.B40];&quot; + 1;&quot;);[$org.B41])" office:value-type="string" office:string-value="rsAchseSWNO = rsAchseNS + 1;" calcext:value-type="string">
            <text:p>rsAchseSWNO = rsAchseNS + 1;</text:p>
          </table:table-cell>
          <table:table-cell table:formula="of:=IF([$org.A41]&lt;&gt;&quot;&quot;;CONCATENATE(&quot;'&quot;;[$org.D41];&quot;',&quot;);[$org.D41])" office:value-type="string" office:string-value="'der Achse SW-NO'," calcext:value-type="string">
            <text:p>'der Achse SW-NO',</text:p>
          </table:table-cell>
          <table:table-cell table:number-columns-repeated="16381"/>
        </table:table-row>
        <table:table-row table:style-name="ro1">
          <table:table-cell table:formula="of:=IF([$org.A42]&lt;&gt;&quot;&quot;;[$org.A42];&quot;&quot;)" office:value-type="float" office:value="39" calcext:value-type="float">
            <text:p>39</text:p>
          </table:table-cell>
          <table:table-cell table:formula="of:=IF([$org.A42]&lt;&gt;&quot;&quot;;CONCATENATE([$org.B42];&quot; = &quot;;[$org.B41];&quot; + 1;&quot;);[$org.B42])" office:value-type="string" office:string-value="rsDrehungUm90 = rsAchseSWNO + 1;" calcext:value-type="string">
            <text:p>rsDrehungUm90 = rsAchseSWNO + 1;</text:p>
          </table:table-cell>
          <table:table-cell table:formula="of:=IF([$org.A42]&lt;&gt;&quot;&quot;;CONCATENATE(&quot;'&quot;;[$org.D42];&quot;',&quot;);[$org.D42])" office:value-type="string" office:string-value="'der Drehung um +90°'," calcext:value-type="string">
            <text:p>'der Drehung um +90°',</text:p>
          </table:table-cell>
          <table:table-cell table:number-columns-repeated="16381"/>
        </table:table-row>
        <table:table-row table:style-name="ro1">
          <table:table-cell table:formula="of:=IF([$org.A43]&lt;&gt;&quot;&quot;;[$org.A43];&quot;&quot;)" office:value-type="float" office:value="40" calcext:value-type="float">
            <text:p>40</text:p>
          </table:table-cell>
          <table:table-cell table:formula="of:=IF([$org.A43]&lt;&gt;&quot;&quot;;CONCATENATE([$org.B43];&quot; = &quot;;[$org.B42];&quot; + 1;&quot;);[$org.B43])" office:value-type="string" office:string-value="rsDrehungUm180 = rsDrehungUm90 + 1;" calcext:value-type="string">
            <text:p>rsDrehungUm180 = rsDrehungUm90 + 1;</text:p>
          </table:table-cell>
          <table:table-cell table:formula="of:=IF([$org.A43]&lt;&gt;&quot;&quot;;CONCATENATE(&quot;'&quot;;[$org.D43];&quot;',&quot;);[$org.D43])" office:value-type="string" office:string-value="'der Drehung um 180°'," calcext:value-type="string">
            <text:p>'der Drehung um 180°',</text:p>
          </table:table-cell>
          <table:table-cell table:number-columns-repeated="16381"/>
        </table:table-row>
        <table:table-row table:style-name="ro1">
          <table:table-cell table:formula="of:=IF([$org.A44]&lt;&gt;&quot;&quot;;[$org.A44];&quot;&quot;)" office:value-type="float" office:value="41" calcext:value-type="float">
            <text:p>41</text:p>
          </table:table-cell>
          <table:table-cell table:formula="of:=IF([$org.A44]&lt;&gt;&quot;&quot;;CONCATENATE([$org.B44];&quot; = &quot;;[$org.B43];&quot; + 1;&quot;);[$org.B44])" office:value-type="string" office:string-value="rsDrehungUm270 = rsDrehungUm180 + 1;" calcext:value-type="string">
            <text:p>rsDrehungUm270 = rsDrehungUm180 + 1;</text:p>
          </table:table-cell>
          <table:table-cell table:formula="of:=IF([$org.A44]&lt;&gt;&quot;&quot;;CONCATENATE(&quot;'&quot;;[$org.D44];&quot;',&quot;);[$org.D44])" office:value-type="string" office:string-value="'der Drehung um 270°'," calcext:value-type="string">
            <text:p>'der Drehung um 270°',</text:p>
          </table:table-cell>
          <table:table-cell table:number-columns-repeated="16381"/>
        </table:table-row>
        <table:table-row table:style-name="ro1">
          <table:table-cell table:formula="of:=IF([$org.A45]&lt;&gt;&quot;&quot;;[$org.A45];&quot;&quot;)" office:value-type="float" office:value="42" calcext:value-type="float">
            <text:p>42</text:p>
          </table:table-cell>
          <table:table-cell table:formula="of:=IF([$org.A45]&lt;&gt;&quot;&quot;;CONCATENATE([$org.B45];&quot; = &quot;;[$org.B44];&quot; + 1;&quot;);[$org.B45])" office:value-type="string" office:string-value="rsNoch = rsDrehungUm270 + 1;" calcext:value-type="string">
            <text:p>rsNoch = rsDrehungUm270 + 1;</text:p>
          </table:table-cell>
          <table:table-cell table:formula="of:=IF([$org.A45]&lt;&gt;&quot;&quot;;CONCATENATE(&quot;'&quot;;[$org.D45];&quot;',&quot;);[$org.D45])" office:value-type="string" office:string-value="'noch '," calcext:value-type="string">
            <text:p>'noch ',</text:p>
          </table:table-cell>
          <table:table-cell table:number-columns-repeated="16381"/>
        </table:table-row>
        <table:table-row table:style-name="ro1">
          <table:table-cell table:formula="of:=IF([$org.A46]&lt;&gt;&quot;&quot;;[$org.A46];&quot;&quot;)" office:value-type="float" office:value="43" calcext:value-type="float">
            <text:p>43</text:p>
          </table:table-cell>
          <table:table-cell table:formula="of:=IF([$org.A46]&lt;&gt;&quot;&quot;;CONCATENATE([$org.B46];&quot; = &quot;;[$org.B45];&quot; + 1;&quot;);[$org.B46])" office:value-type="string" office:string-value="rsLoesung = rsNoch + 1;" calcext:value-type="string">
            <text:p>rsLoesung = rsNoch + 1;</text:p>
          </table:table-cell>
          <table:table-cell table:formula="of:=IF([$org.A46]&lt;&gt;&quot;&quot;;CONCATENATE(&quot;'&quot;;[$org.D46];&quot;',&quot;);[$org.D46])" office:value-type="string" office:string-value="' Lösung'," calcext:value-type="string">
            <text:p>' Lösung',</text:p>
          </table:table-cell>
          <table:table-cell table:number-columns-repeated="16381"/>
        </table:table-row>
        <table:table-row table:style-name="ro1">
          <table:table-cell table:formula="of:=IF([$org.A47]&lt;&gt;&quot;&quot;;[$org.A47];&quot;&quot;)" office:value-type="float" office:value="44" calcext:value-type="float">
            <text:p>44</text:p>
          </table:table-cell>
          <table:table-cell table:formula="of:=IF([$org.A47]&lt;&gt;&quot;&quot;;CONCATENATE([$org.B47];&quot; = &quot;;[$org.B46];&quot; + 1;&quot;);[$org.B47])" office:value-type="string" office:string-value="rsEn = rsLoesung + 1;" calcext:value-type="string">
            <text:p>rsEn = rsLoesung + 1;</text:p>
          </table:table-cell>
          <table:table-cell table:formula="of:=IF([$org.A47]&lt;&gt;&quot;&quot;;CONCATENATE(&quot;'&quot;;[$org.D47];&quot;',&quot;);[$org.D47])" office:value-type="string" office:string-value="'en '," calcext:value-type="string">
            <text:p>'en ',</text:p>
          </table:table-cell>
          <table:table-cell table:style-name="ce3" table:number-columns-repeated="16381"/>
        </table:table-row>
        <table:table-row table:style-name="ro1">
          <table:table-cell table:style-name="ce3" table:formula="of:=IF([$org.A48]&lt;&gt;&quot;&quot;;[$org.A48];&quot;&quot;)">
            <text:p/>
          </table:table-cell>
          <table:table-cell table:style-name="ce3" table:formula="of:=IF([$org.A48]&lt;&gt;&quot;&quot;;CONCATENATE([$org.B48];&quot; = &quot;;[$org.B47];&quot; + 1;&quot;);[$org.B48])" office:value-type="string" office:string-value="// n_Damen.lfm" calcext:value-type="string">
            <text:p>// n_Damen.lfm</text:p>
          </table:table-cell>
          <table:table-cell table:style-name="ce3" table:formula="of:=IF([$org.A48]&lt;&gt;&quot;&quot;;CONCATENATE(&quot;'&quot;;[$org.D48];&quot;',&quot;);[$org.D48])" office:value-type="string" office:string-value="// n_Damen.lfm" calcext:value-type="string">
            <text:p>// n_Damen.lfm</text:p>
          </table:table-cell>
          <table:table-cell table:number-columns-repeated="16381"/>
        </table:table-row>
        <table:table-row table:style-name="ro1">
          <table:table-cell table:formula="of:=IF([$org.A49]&lt;&gt;&quot;&quot;;[$org.A49];&quot;&quot;)" office:value-type="float" office:value="45" calcext:value-type="float">
            <text:p>45</text:p>
          </table:table-cell>
          <table:table-cell table:formula="of:=IF([$org.A49]&lt;&gt;&quot;&quot;;CONCATENATE([$org.B49];&quot; = &quot;;[$org.B47];&quot; + 1;&quot;);[$org.B49])" office:value-type="string" office:string-value="rsNDamen = rsEn + 1;" calcext:value-type="string">
            <text:p>rsNDamen = rsEn + 1;</text:p>
          </table:table-cell>
          <table:table-cell table:formula="of:=IF([$org.A49]&lt;&gt;&quot;&quot;;CONCATENATE(&quot;'&quot;;[$org.D49];&quot;',&quot;);[$org.D49])" office:value-type="string" office:string-value="'n-Damen'," calcext:value-type="string">
            <text:p>'n-Damen',</text:p>
          </table:table-cell>
          <table:table-cell table:number-columns-repeated="16381"/>
        </table:table-row>
        <table:table-row table:style-name="ro1">
          <table:table-cell table:formula="of:=IF([$org.A50]&lt;&gt;&quot;&quot;;[$org.A50];&quot;&quot;)" office:value-type="float" office:value="46" calcext:value-type="float">
            <text:p>46</text:p>
          </table:table-cell>
          <table:table-cell table:formula="of:=IF([$org.A50]&lt;&gt;&quot;&quot;;CONCATENATE([$org.B50];&quot; = &quot;;[$org.B49];&quot; + 1;&quot;);[$org.B50])" office:value-type="string" office:string-value="rsUnabhLoesungenBestimmen = rsNDamen + 1;" calcext:value-type="string">
            <text:p>rsUnabhLoesungenBestimmen = rsNDamen + 1;</text:p>
          </table:table-cell>
          <table:table-cell table:formula="of:=IF([$org.A50]&lt;&gt;&quot;&quot;;CONCATENATE(&quot;'&quot;;[$org.D50];&quot;',&quot;);[$org.D50])" office:value-type="string" office:string-value="'unabhängige Lösungen bestimmen'," calcext:value-type="string">
            <text:p>'unabhängige Lösungen bestimmen',</text:p>
          </table:table-cell>
          <table:table-cell table:number-columns-repeated="16381"/>
        </table:table-row>
        <table:table-row table:style-name="ro1">
          <table:table-cell table:formula="of:=IF([$org.A51]&lt;&gt;&quot;&quot;;[$org.A51];&quot;&quot;)" office:value-type="float" office:value="47" calcext:value-type="float">
            <text:p>47</text:p>
          </table:table-cell>
          <table:table-cell table:formula="of:=IF([$org.A51]&lt;&gt;&quot;&quot;;CONCATENATE([$org.B51];&quot; = &quot;;[$org.B50];&quot; + 1;&quot;);[$org.B51])" office:value-type="string" office:string-value="rsNeuerTest = rsUnabhLoesungenBestimmen + 1;" calcext:value-type="string">
            <text:p>rsNeuerTest = rsUnabhLoesungenBestimmen + 1;</text:p>
          </table:table-cell>
          <table:table-cell table:formula="of:=IF([$org.A51]&lt;&gt;&quot;&quot;;CONCATENATE(&quot;'&quot;;[$org.D51];&quot;',&quot;);[$org.D51])" office:value-type="string" office:string-value="'neuer Test'," calcext:value-type="string">
            <text:p>'neuer Test',</text:p>
          </table:table-cell>
          <table:table-cell table:number-columns-repeated="16381"/>
        </table:table-row>
        <table:table-row table:style-name="ro1">
          <table:table-cell table:formula="of:=IF([$org.A52]&lt;&gt;&quot;&quot;;[$org.A52];&quot;&quot;)" office:value-type="float" office:value="48" calcext:value-type="float">
            <text:p>48</text:p>
          </table:table-cell>
          <table:table-cell table:formula="of:=IF([$org.A52]&lt;&gt;&quot;&quot;;CONCATENATE([$org.B52];&quot; = &quot;;[$org.B51];&quot; + 1;&quot;);[$org.B52])" office:value-type="string" office:string-value="rsAnzahlDamen = rsNeuerTest + 1;" calcext:value-type="string">
            <text:p>rsAnzahlDamen = rsNeuerTest + 1;</text:p>
          </table:table-cell>
          <table:table-cell table:formula="of:=IF([$org.A52]&lt;&gt;&quot;&quot;;CONCATENATE(&quot;'&quot;;[$org.D52];&quot;',&quot;);[$org.D52])" office:value-type="string" office:string-value="'Anzahl der Damen: '," calcext:value-type="string">
            <text:p>'Anzahl der Damen: ',</text:p>
          </table:table-cell>
          <table:table-cell table:number-columns-repeated="16381"/>
        </table:table-row>
        <table:table-row table:style-name="ro1">
          <table:table-cell table:formula="of:=IF([$org.A53]&lt;&gt;&quot;&quot;;[$org.A53];&quot;&quot;)" office:value-type="float" office:value="49" calcext:value-type="float">
            <text:p>49</text:p>
          </table:table-cell>
          <table:table-cell table:formula="of:=IF([$org.A53]&lt;&gt;&quot;&quot;;CONCATENATE([$org.B53];&quot; = &quot;;[$org.B52];&quot; + 1;&quot;);[$org.B53])" office:value-type="string" office:string-value="rsAlleLoesungenSuchen = rsAnzahlDamen + 1;" calcext:value-type="string">
            <text:p>rsAlleLoesungenSuchen = rsAnzahlDamen + 1;</text:p>
          </table:table-cell>
          <table:table-cell table:formula="of:=IF([$org.A53]&lt;&gt;&quot;&quot;;CONCATENATE(&quot;'&quot;;[$org.D53];&quot;',&quot;);[$org.D53])" office:value-type="string" office:string-value="'alle Lösungen suchen'," calcext:value-type="string">
            <text:p>'alle Lösungen suchen',</text:p>
          </table:table-cell>
          <table:table-cell table:number-columns-repeated="16381"/>
        </table:table-row>
        <table:table-row table:style-name="ro1">
          <table:table-cell table:formula="of:=IF([$org.A54]&lt;&gt;&quot;&quot;;[$org.A54];&quot;&quot;)" office:value-type="float" office:value="50" calcext:value-type="float">
            <text:p>50</text:p>
          </table:table-cell>
          <table:table-cell table:formula="of:=IF([$org.A54]&lt;&gt;&quot;&quot;;CONCATENATE([$org.B54];&quot; = &quot;;[$org.B53];&quot; + 1;&quot;);[$org.B54])" office:value-type="string" office:string-value="rsZwischenschritteZeigen = rsAlleLoesungenSuchen + 1;" calcext:value-type="string">
            <text:p>rsZwischenschritteZeigen = rsAlleLoesungenSuchen + 1;</text:p>
          </table:table-cell>
          <table:table-cell table:formula="of:=IF([$org.A54]&lt;&gt;&quot;&quot;;CONCATENATE(&quot;'&quot;;[$org.D54];&quot;',&quot;);[$org.D54])" office:value-type="string" office:string-value="'Zwischenschritte zeigen'," calcext:value-type="string">
            <text:p>'Zwischenschritte zeigen',</text:p>
          </table:table-cell>
          <table:table-cell table:number-columns-repeated="16381"/>
        </table:table-row>
        <table:table-row table:style-name="ro1">
          <table:table-cell table:formula="of:=IF([$org.A55]&lt;&gt;&quot;&quot;;[$org.A55];&quot;&quot;)" office:value-type="float" office:value="51" calcext:value-type="float">
            <text:p>51</text:p>
          </table:table-cell>
          <table:table-cell table:formula="of:=IF([$org.A55]&lt;&gt;&quot;&quot;;CONCATENATE([$org.B55];&quot; = &quot;;[$org.B54];&quot; + 1;&quot;);[$org.B55])" office:value-type="string" office:string-value="rsStarten = rsZwischenschritteZeigen + 1;" calcext:value-type="string">
            <text:p>rsStarten = rsZwischenschritteZeigen + 1;</text:p>
          </table:table-cell>
          <table:table-cell table:formula="of:=IF([$org.A55]&lt;&gt;&quot;&quot;;CONCATENATE(&quot;'&quot;;[$org.D55];&quot;',&quot;);[$org.D55])" office:value-type="string" office:string-value="'Starten'," calcext:value-type="string">
            <text:p>'Starten',</text:p>
          </table:table-cell>
          <table:table-cell table:number-columns-repeated="16381"/>
        </table:table-row>
        <table:table-row table:style-name="ro1">
          <table:table-cell table:formula="of:=IF([$org.A56]&lt;&gt;&quot;&quot;;[$org.A56];&quot;&quot;)" office:value-type="float" office:value="52" calcext:value-type="float">
            <text:p>52</text:p>
          </table:table-cell>
          <table:table-cell table:formula="of:=IF([$org.A56]&lt;&gt;&quot;&quot;;CONCATENATE([$org.B56];&quot; = &quot;;[$org.B55];&quot; + 1;&quot;);[$org.B56])" office:value-type="string" office:string-value="rsBeenden = rsStarten + 1;" calcext:value-type="string">
            <text:p>rsBeenden = rsStarten + 1;</text:p>
          </table:table-cell>
          <table:table-cell table:formula="of:=IF([$org.A56]&lt;&gt;&quot;&quot;;CONCATENATE(&quot;'&quot;;[$org.D56];&quot;',&quot;);[$org.D56])" office:value-type="string" office:string-value="'beenden'," calcext:value-type="string">
            <text:p>'beenden',</text:p>
          </table:table-cell>
          <table:table-cell table:style-name="ce3" table:number-columns-repeated="16381"/>
        </table:table-row>
        <table:table-row table:style-name="ro1">
          <table:table-cell table:style-name="ce3" table:formula="of:=IF([$org.A57]&lt;&gt;&quot;&quot;;[$org.A57];&quot;&quot;)">
            <text:p/>
          </table:table-cell>
          <table:table-cell table:style-name="ce3" table:formula="of:=IF([$org.A57]&lt;&gt;&quot;&quot;;CONCATENATE([$org.B57];&quot; = &quot;;[$org.B56];&quot; + 1;&quot;);[$org.B57])" office:value-type="string" office:string-value="// springer.pas" calcext:value-type="string">
            <text:p>// springer.pas</text:p>
          </table:table-cell>
          <table:table-cell table:style-name="ce3" table:formula="of:=IF([$org.A57]&lt;&gt;&quot;&quot;;CONCATENATE(&quot;'&quot;;[$org.D57];&quot;',&quot;);[$org.D57])" office:value-type="string" office:string-value="// springer.pas" calcext:value-type="string">
            <text:p>// springer.pas</text:p>
          </table:table-cell>
          <table:table-cell table:number-columns-repeated="16381"/>
        </table:table-row>
        <table:table-row table:style-name="ro1">
          <table:table-cell table:formula="of:=IF([$org.A58]&lt;&gt;&quot;&quot;;[$org.A58];&quot;&quot;)" office:value-type="float" office:value="53" calcext:value-type="float">
            <text:p>53</text:p>
          </table:table-cell>
          <table:table-cell table:formula="of:=IF([$org.A58]&lt;&gt;&quot;&quot;;CONCATENATE([$org.B58];&quot; = &quot;;[$org.B56];&quot; + 1;&quot;);[$org.B58])" office:value-type="string" office:string-value="rsLsg = rsBeenden + 1;" calcext:value-type="string">
            <text:p>rsLsg = rsBeenden + 1;</text:p>
          </table:table-cell>
          <table:table-cell table:formula="of:=IF([$org.A58]&lt;&gt;&quot;&quot;;CONCATENATE(&quot;'&quot;;[$org.D58];&quot;',&quot;);[$org.D58])" office:value-type="string" office:string-value="'. Lsg'," calcext:value-type="string">
            <text:p>'. Lsg',</text:p>
          </table:table-cell>
          <table:table-cell table:number-columns-repeated="16381"/>
        </table:table-row>
        <table:table-row table:style-name="ro1">
          <table:table-cell table:formula="of:=IF([$org.A59]&lt;&gt;&quot;&quot;;[$org.A59];&quot;&quot;)" office:value-type="float" office:value="54" calcext:value-type="float">
            <text:p>54</text:p>
          </table:table-cell>
          <table:table-cell table:formula="of:=IF([$org.A59]&lt;&gt;&quot;&quot;;CONCATENATE([$org.B59];&quot; = &quot;;[$org.B58];&quot; + 1;&quot;);[$org.B59])" office:value-type="string" office:string-value="rsEineLoesungGefunden = rsLsg + 1;" calcext:value-type="string">
            <text:p>rsEineLoesungGefunden = rsLsg + 1;</text:p>
          </table:table-cell>
          <table:table-cell table:formula="of:=IF([$org.A59]&lt;&gt;&quot;&quot;;CONCATENATE(&quot;'&quot;;[$org.D59];&quot;',&quot;);[$org.D59])" office:value-type="string" office:string-value="'eine Lösung gefunden'," calcext:value-type="string">
            <text:p>'eine Lösung gefunden',</text:p>
          </table:table-cell>
          <table:table-cell table:number-columns-repeated="16381"/>
        </table:table-row>
        <table:table-row table:style-name="ro1">
          <table:table-cell table:formula="of:=IF([$org.A60]&lt;&gt;&quot;&quot;;[$org.A60];&quot;&quot;)" office:value-type="float" office:value="55" calcext:value-type="float">
            <text:p>55</text:p>
          </table:table-cell>
          <table:table-cell table:formula="of:=IF([$org.A60]&lt;&gt;&quot;&quot;;CONCATENATE([$org.B60];&quot; = &quot;;[$org.B59];&quot; + 1;&quot;);[$org.B60])" office:value-type="string" office:string-value="rsLoesungenGefunden = rsEineLoesungGefunden + 1;" calcext:value-type="string">
            <text:p>rsLoesungenGefunden = rsEineLoesungGefunden + 1;</text:p>
          </table:table-cell>
          <table:table-cell table:formula="of:=IF([$org.A60]&lt;&gt;&quot;&quot;;CONCATENATE(&quot;'&quot;;[$org.D60];&quot;',&quot;);[$org.D60])" office:value-type="string" office:string-value="' Lösungen gefunden'," calcext:value-type="string">
            <text:p>' Lösungen gefunden',</text:p>
          </table:table-cell>
          <table:table-cell table:number-columns-repeated="16381"/>
        </table:table-row>
        <table:table-row table:style-name="ro1">
          <table:table-cell table:formula="of:=IF([$org.A61]&lt;&gt;&quot;&quot;;[$org.A61];&quot;&quot;)" office:value-type="float" office:value="56" calcext:value-type="float">
            <text:p>56</text:p>
          </table:table-cell>
          <table:table-cell table:formula="of:=IF([$org.A61]&lt;&gt;&quot;&quot;;CONCATENATE([$org.B61];&quot; = &quot;;[$org.B60];&quot; + 1;&quot;);[$org.B61])" office:value-type="string" office:string-value="rsLoesungNr = rsLoesungenGefunden + 1;" calcext:value-type="string">
            <text:p>rsLoesungNr = rsLoesungenGefunden + 1;</text:p>
          </table:table-cell>
          <table:table-cell table:formula="of:=IF([$org.A61]&lt;&gt;&quot;&quot;;CONCATENATE(&quot;'&quot;;[$org.D61];&quot;',&quot;);[$org.D61])" office:value-type="string" office:string-value="'Lösung Nr. '," calcext:value-type="string">
            <text:p>'Lösung Nr. ',</text:p>
          </table:table-cell>
          <table:table-cell table:style-name="ce3" table:number-columns-repeated="16381"/>
        </table:table-row>
        <table:table-row table:style-name="ro1">
          <table:table-cell table:style-name="ce3" table:formula="of:=IF([$org.A62]&lt;&gt;&quot;&quot;;[$org.A62];&quot;&quot;)">
            <text:p/>
          </table:table-cell>
          <table:table-cell table:style-name="ce3" table:formula="of:=IF([$org.A62]&lt;&gt;&quot;&quot;;CONCATENATE([$org.B62];&quot; = &quot;;[$org.B61];&quot; + 1;&quot;);[$org.B62])" office:value-type="string" office:string-value="// springer.lfm" calcext:value-type="string">
            <text:p>// springer.lfm</text:p>
          </table:table-cell>
          <table:table-cell table:style-name="ce3" table:formula="of:=IF([$org.A62]&lt;&gt;&quot;&quot;;CONCATENATE(&quot;'&quot;;[$org.D62];&quot;',&quot;);[$org.D62])" office:value-type="string" office:string-value="// springer.lfm" calcext:value-type="string">
            <text:p>// springer.lfm</text:p>
          </table:table-cell>
          <table:table-cell table:number-columns-repeated="16381"/>
        </table:table-row>
        <table:table-row table:style-name="ro1">
          <table:table-cell table:formula="of:=IF([$org.A63]&lt;&gt;&quot;&quot;;[$org.A63];&quot;&quot;)" office:value-type="float" office:value="57" calcext:value-type="float">
            <text:p>57</text:p>
          </table:table-cell>
          <table:table-cell table:formula="of:=IF([$org.A63]&lt;&gt;&quot;&quot;;CONCATENATE([$org.B63];&quot; = &quot;;[$org.B61];&quot; + 1;&quot;);[$org.B63])" office:value-type="string" office:string-value="rsStartPos = rsLoesungNr + 1;" calcext:value-type="string">
            <text:p>rsStartPos = rsLoesungNr + 1;</text:p>
          </table:table-cell>
          <table:table-cell table:formula="of:=IF([$org.A63]&lt;&gt;&quot;&quot;;CONCATENATE(&quot;'&quot;;[$org.D63];&quot;',&quot;);[$org.D63])" office:value-type="string" office:string-value="'Startposition:'," calcext:value-type="string">
            <text:p>'Startposition:',</text:p>
          </table:table-cell>
          <table:table-cell table:number-columns-repeated="16381"/>
        </table:table-row>
        <table:table-row table:style-name="ro1">
          <table:table-cell table:formula="of:=IF([$org.A64]&lt;&gt;&quot;&quot;;[$org.A64];&quot;&quot;)" office:value-type="float" office:value="58" calcext:value-type="float">
            <text:p>58</text:p>
          </table:table-cell>
          <table:table-cell table:formula="of:=IF([$org.A64]&lt;&gt;&quot;&quot;;CONCATENATE([$org.B64];&quot; = &quot;;[$org.B63];&quot; + 1;&quot;);[$org.B64])" office:value-type="string" office:string-value="rsSpalteX = rsStartPos + 1;" calcext:value-type="string">
            <text:p>rsSpalteX = rsStartPos + 1;</text:p>
          </table:table-cell>
          <table:table-cell table:formula="of:=IF([$org.A64]&lt;&gt;&quot;&quot;;CONCATENATE(&quot;'&quot;;[$org.D64];&quot;',&quot;);[$org.D64])" office:value-type="string" office:string-value="'Spalte x'," calcext:value-type="string">
            <text:p>'Spalte x',</text:p>
          </table:table-cell>
          <table:table-cell table:number-columns-repeated="16381"/>
        </table:table-row>
        <table:table-row table:style-name="ro1">
          <table:table-cell table:formula="of:=IF([$org.A65]&lt;&gt;&quot;&quot;;[$org.A65];&quot;&quot;)" office:value-type="float" office:value="59" calcext:value-type="float">
            <text:p>59</text:p>
          </table:table-cell>
          <table:table-cell table:formula="of:=IF([$org.A65]&lt;&gt;&quot;&quot;;CONCATENATE([$org.B65];&quot; = &quot;;[$org.B64];&quot; + 1;&quot;);[$org.B65])" office:value-type="string" office:string-value="rsZeileY = rsSpalteX + 1;" calcext:value-type="string">
            <text:p>rsZeileY = rsSpalteX + 1;</text:p>
          </table:table-cell>
          <table:table-cell table:formula="of:=IF([$org.A65]&lt;&gt;&quot;&quot;;CONCATENATE(&quot;'&quot;;[$org.D65];&quot;',&quot;);[$org.D65])" office:value-type="string" office:string-value="'Zeile y'," calcext:value-type="string">
            <text:p>'Zeile y',</text:p>
          </table:table-cell>
          <table:table-cell table:number-columns-repeated="16381"/>
        </table:table-row>
        <table:table-row table:style-name="ro1">
          <table:table-cell table:formula="of:=IF([$org.A66]&lt;&gt;&quot;&quot;;[$org.A66];&quot;&quot;)" office:value-type="float" office:value="60" calcext:value-type="float">
            <text:p>60</text:p>
          </table:table-cell>
          <table:table-cell table:formula="of:=IF([$org.A66]&lt;&gt;&quot;&quot;;CONCATENATE([$org.B66];&quot; = &quot;;[$org.B65];&quot; + 1;&quot;);[$org.B66])" office:value-type="string" office:string-value="rsGroesseSchachbretts = rsZeileY + 1;" calcext:value-type="string">
            <text:p>rsGroesseSchachbretts = rsZeileY + 1;</text:p>
          </table:table-cell>
          <table:table-cell table:formula="of:=IF([$org.A66]&lt;&gt;&quot;&quot;;CONCATENATE(&quot;'&quot;;[$org.D66];&quot;',&quot;);[$org.D66])" office:value-type="string" office:string-value="'Größe des Schachbretts'," calcext:value-type="string">
            <text:p>'Größe des Schachbretts',</text:p>
          </table:table-cell>
          <table:table-cell table:style-name="ce3" table:number-columns-repeated="16381"/>
        </table:table-row>
        <table:table-row table:style-name="ro1">
          <table:table-cell table:style-name="ce3" table:formula="of:=IF([$org.A67]&lt;&gt;&quot;&quot;;[$org.A67];&quot;&quot;)">
            <text:p/>
          </table:table-cell>
          <table:table-cell table:style-name="ce3" table:formula="of:=IF([$org.A67]&lt;&gt;&quot;&quot;;CONCATENATE([$org.B67];&quot; = &quot;;[$org.B66];&quot; + 1;&quot;);[$org.B67])" office:value-type="string" office:string-value="// nikolaus.pas" calcext:value-type="string">
            <text:p>// nikolaus.pas</text:p>
          </table:table-cell>
          <table:table-cell table:style-name="ce3" table:formula="of:=IF([$org.A67]&lt;&gt;&quot;&quot;;CONCATENATE(&quot;'&quot;;[$org.D67];&quot;',&quot;);[$org.D67])" office:value-type="string" office:string-value="// nikolaus.pas" calcext:value-type="string">
            <text:p>// nikolaus.pas</text:p>
          </table:table-cell>
          <table:table-cell table:number-columns-repeated="16381"/>
        </table:table-row>
        <table:table-row table:style-name="ro1">
          <table:table-cell table:formula="of:=IF([$org.A68]&lt;&gt;&quot;&quot;;[$org.A68];&quot;&quot;)" office:value-type="float" office:value="61" calcext:value-type="float">
            <text:p>61</text:p>
          </table:table-cell>
          <table:table-cell table:formula="of:=IF([$org.A68]&lt;&gt;&quot;&quot;;CONCATENATE([$org.B68];&quot; = &quot;;[$org.B66];&quot; + 1;&quot;);[$org.B68])" office:value-type="string" office:string-value="rsLoesungSuchen = rsGroesseSchachbretts + 1;" calcext:value-type="string">
            <text:p>rsLoesungSuchen = rsGroesseSchachbretts + 1;</text:p>
          </table:table-cell>
          <table:table-cell table:formula="of:=IF([$org.A68]&lt;&gt;&quot;&quot;;CONCATENATE(&quot;'&quot;;[$org.D68];&quot;',&quot;);[$org.D68])" office:value-type="string" office:string-value="'Lösung suchen ..'," calcext:value-type="string">
            <text:p>'Lösung suchen ..',</text:p>
          </table:table-cell>
          <table:table-cell table:number-columns-repeated="16381"/>
        </table:table-row>
        <table:table-row table:style-name="ro1">
          <table:table-cell table:formula="of:=IF([$org.A69]&lt;&gt;&quot;&quot;;[$org.A69];&quot;&quot;)" office:value-type="float" office:value="62" calcext:value-type="float">
            <text:p>62</text:p>
          </table:table-cell>
          <table:table-cell table:formula="of:=IF([$org.A69]&lt;&gt;&quot;&quot;;CONCATENATE([$org.B69];&quot; = &quot;;[$org.B68];&quot; + 1;&quot;);[$org.B69])" office:value-type="string" office:string-value="rsLoesungenSuchen = rsLoesungSuchen + 1;" calcext:value-type="string">
            <text:p>rsLoesungenSuchen = rsLoesungSuchen + 1;</text:p>
          </table:table-cell>
          <table:table-cell table:formula="of:=IF([$org.A69]&lt;&gt;&quot;&quot;;CONCATENATE(&quot;'&quot;;[$org.D69];&quot;',&quot;);[$org.D69])" office:value-type="string" office:string-value="'Lösungen suchen ..'," calcext:value-type="string">
            <text:p>'Lösungen suchen ..',</text:p>
          </table:table-cell>
          <table:table-cell table:number-columns-repeated="16381"/>
        </table:table-row>
        <table:table-row table:style-name="ro1">
          <table:table-cell table:formula="of:=IF([$org.A70]&lt;&gt;&quot;&quot;;[$org.A70];&quot;&quot;)" office:value-type="float" office:value="63" calcext:value-type="float">
            <text:p>63</text:p>
          </table:table-cell>
          <table:table-cell table:formula="of:=IF([$org.A70]&lt;&gt;&quot;&quot;;CONCATENATE([$org.B70];&quot; = &quot;;[$org.B69];&quot; + 1;&quot;);[$org.B70])" office:value-type="string" office:string-value="rsEineLoesungGefunden1 = rsLoesungenSuchen + 1;" calcext:value-type="string">
            <text:p>rsEineLoesungGefunden1 = rsLoesungenSuchen + 1;</text:p>
          </table:table-cell>
          <table:table-cell table:formula="of:=IF([$org.A70]&lt;&gt;&quot;&quot;;CONCATENATE(&quot;'&quot;;[$org.D70];&quot;',&quot;);[$org.D70])" office:value-type="string" office:string-value="'(eine) Lösung gefunden!'," calcext:value-type="string">
            <text:p>'(eine) Lösung gefunden!',</text:p>
          </table:table-cell>
          <table:table-cell table:style-name="ce3" table:number-columns-repeated="16381"/>
        </table:table-row>
        <table:table-row table:style-name="ro1">
          <table:table-cell table:style-name="ce3" table:formula="of:=IF([$org.A71]&lt;&gt;&quot;&quot;;[$org.A71];&quot;&quot;)">
            <text:p/>
          </table:table-cell>
          <table:table-cell table:style-name="ce3" table:formula="of:=IF([$org.A71]&lt;&gt;&quot;&quot;;CONCATENATE([$org.B71];&quot; = &quot;;[$org.B70];&quot; + 1;&quot;);[$org.B71])" office:value-type="string" office:string-value="// nikolaus.lfm" calcext:value-type="string">
            <text:p>// nikolaus.lfm</text:p>
          </table:table-cell>
          <table:table-cell table:style-name="ce3" table:formula="of:=IF([$org.A71]&lt;&gt;&quot;&quot;;CONCATENATE(&quot;'&quot;;[$org.D71];&quot;',&quot;);[$org.D71])" office:value-type="string" office:string-value="// nikolaus.lfm" calcext:value-type="string">
            <text:p>// nikolaus.lfm</text:p>
          </table:table-cell>
          <table:table-cell table:number-columns-repeated="16381"/>
        </table:table-row>
        <table:table-row table:style-name="ro1">
          <table:table-cell table:formula="of:=IF([$org.A72]&lt;&gt;&quot;&quot;;[$org.A72];&quot;&quot;)" office:value-type="float" office:value="64" calcext:value-type="float">
            <text:p>64</text:p>
          </table:table-cell>
          <table:table-cell table:formula="of:=IF([$org.A72]&lt;&gt;&quot;&quot;;CONCATENATE([$org.B72];&quot; = &quot;;[$org.B70];&quot; + 1;&quot;);[$org.B72])" office:value-type="string" office:string-value="rsDasHausVomNikolaus = rsEineLoesungGefunden1 + 1;" calcext:value-type="string">
            <text:p>rsDasHausVomNikolaus = rsEineLoesungGefunden1 + 1;</text:p>
          </table:table-cell>
          <table:table-cell table:formula="of:=IF([$org.A72]&lt;&gt;&quot;&quot;;CONCATENATE(&quot;'&quot;;[$org.D72];&quot;',&quot;);[$org.D72])" office:value-type="string" office:string-value="'Das Haus vom Nikolaus'," calcext:value-type="string">
            <text:p>'Das Haus vom Nikolaus',</text:p>
          </table:table-cell>
          <table:table-cell table:number-columns-repeated="16381"/>
        </table:table-row>
        <table:table-row table:style-name="ro1">
          <table:table-cell table:formula="of:=IF([$org.A73]&lt;&gt;&quot;&quot;;[$org.A73];&quot;&quot;)" office:value-type="float" office:value="65" calcext:value-type="float">
            <text:p>65</text:p>
          </table:table-cell>
          <table:table-cell table:formula="of:=IF([$org.A73]&lt;&gt;&quot;&quot;;CONCATENATE([$org.B73];&quot; = &quot;;[$org.B72];&quot; + 1;&quot;);[$org.B73])" office:value-type="string" office:string-value="rsLinienNachfahren = rsDasHausVomNikolaus + 1;" calcext:value-type="string">
            <text:p>rsLinienNachfahren = rsDasHausVomNikolaus + 1;</text:p>
          </table:table-cell>
          <table:table-cell table:formula="of:=IF([$org.A73]&lt;&gt;&quot;&quot;;CONCATENATE(&quot;'&quot;;[$org.D73];&quot;',&quot;);[$org.D73])" office:value-type="string" office:string-value="'Linien nachfahren'," calcext:value-type="string">
            <text:p>'Linien nachfahren',</text:p>
          </table:table-cell>
          <table:table-cell table:style-name="ce3" table:number-columns-repeated="16381"/>
        </table:table-row>
        <table:table-row table:style-name="ro1">
          <table:table-cell table:style-name="ce3" table:formula="of:=IF([$org.A74]&lt;&gt;&quot;&quot;;[$org.A74];&quot;&quot;)">
            <text:p/>
          </table:table-cell>
          <table:table-cell table:style-name="ce3" table:formula="of:=IF([$org.A74]&lt;&gt;&quot;&quot;;CONCATENATE([$org.B74];&quot; = &quot;;[$org.B73];&quot; + 1;&quot;);[$org.B74])" office:value-type="string" office:string-value="// rundreise.pas" calcext:value-type="string">
            <text:p>// rundreise.pas</text:p>
          </table:table-cell>
          <table:table-cell table:style-name="ce3" table:formula="of:=IF([$org.A74]&lt;&gt;&quot;&quot;;CONCATENATE(&quot;'&quot;;[$org.D74];&quot;',&quot;);[$org.D74])" office:value-type="string" office:string-value="// rundreise.pas" calcext:value-type="string">
            <text:p>// rundreise.pas</text:p>
          </table:table-cell>
          <table:table-cell table:number-columns-repeated="16381"/>
        </table:table-row>
        <table:table-row table:style-name="ro1">
          <table:table-cell table:formula="of:=IF([$org.A75]&lt;&gt;&quot;&quot;;[$org.A75];&quot;&quot;)" office:value-type="float" office:value="66" calcext:value-type="float">
            <text:p>66</text:p>
          </table:table-cell>
          <table:table-cell table:formula="of:=IF([$org.A75]&lt;&gt;&quot;&quot;;CONCATENATE([$org.B75];&quot; = &quot;;[$org.B73];&quot; + 1;&quot;);[$org.B75])" office:value-type="string" office:string-value="rsPunkteEingeben = rsLinienNachfahren + 1;" calcext:value-type="string">
            <text:p>rsPunkteEingeben = rsLinienNachfahren + 1;</text:p>
          </table:table-cell>
          <table:table-cell table:formula="of:=IF([$org.A75]&lt;&gt;&quot;&quot;;CONCATENATE(&quot;'&quot;;[$org.D75];&quot;',&quot;);[$org.D75])" office:value-type="string" office:string-value="'Punkte eingeben'," calcext:value-type="string">
            <text:p>'Punkte eingeben',</text:p>
          </table:table-cell>
          <table:table-cell table:number-columns-repeated="16381"/>
        </table:table-row>
        <table:table-row table:style-name="ro1">
          <table:table-cell table:formula="of:=IF([$org.A76]&lt;&gt;&quot;&quot;;[$org.A76];&quot;&quot;)" office:value-type="float" office:value="67" calcext:value-type="float">
            <text:p>67</text:p>
          </table:table-cell>
          <table:table-cell table:formula="of:=IF([$org.A76]&lt;&gt;&quot;&quot;;CONCATENATE([$org.B76];&quot; = &quot;;[$org.B75];&quot; + 1;&quot;);[$org.B76])" office:value-type="string" office:string-value="rsAktuellKleinsteLaenge = rsPunkteEingeben + 1;" calcext:value-type="string">
            <text:p>rsAktuellKleinsteLaenge = rsPunkteEingeben + 1;</text:p>
          </table:table-cell>
          <table:table-cell table:formula="of:=IF([$org.A76]&lt;&gt;&quot;&quot;;CONCATENATE(&quot;'&quot;;[$org.D76];&quot;',&quot;);[$org.D76])" office:value-type="string" office:string-value="'aktuell kleinste Länge: %7.4f'," calcext:value-type="string">
            <text:p>'aktuell kleinste Länge: %7.4f',</text:p>
          </table:table-cell>
          <table:table-cell table:number-columns-repeated="16381"/>
        </table:table-row>
        <table:table-row table:style-name="ro1">
          <table:table-cell table:formula="of:=IF([$org.A77]&lt;&gt;&quot;&quot;;[$org.A77];&quot;&quot;)" office:value-type="float" office:value="68" calcext:value-type="float">
            <text:p>68</text:p>
          </table:table-cell>
          <table:table-cell table:formula="of:=IF([$org.A77]&lt;&gt;&quot;&quot;;CONCATENATE([$org.B77];&quot; = &quot;;[$org.B76];&quot; + 1;&quot;);[$org.B77])" office:value-type="string" office:string-value="rsGrenze = rsAktuellKleinsteLaenge + 1;" calcext:value-type="string">
            <text:p>rsGrenze = rsAktuellKleinsteLaenge + 1;</text:p>
          </table:table-cell>
          <table:table-cell table:formula="of:=IF([$org.A77]&lt;&gt;&quot;&quot;;CONCATENATE(&quot;'&quot;;[$org.D77];&quot;',&quot;);[$org.D77])" office:value-type="string" office:string-value="'Grenze'," calcext:value-type="string">
            <text:p>'Grenze',</text:p>
          </table:table-cell>
          <table:table-cell table:number-columns-repeated="16381"/>
        </table:table-row>
        <table:table-row table:style-name="ro1">
          <table:table-cell table:formula="of:=IF([$org.A78]&lt;&gt;&quot;&quot;;[$org.A78];&quot;&quot;)" office:value-type="float" office:value="69" calcext:value-type="float">
            <text:p>69</text:p>
          </table:table-cell>
          <table:table-cell table:formula="of:=IF([$org.A78]&lt;&gt;&quot;&quot;;CONCATENATE([$org.B78];&quot; = &quot;;[$org.B77];&quot; + 1;&quot;);[$org.B78])" office:value-type="string" office:string-value="rsLaenge = rsGrenze + 1;" calcext:value-type="string">
            <text:p>rsLaenge = rsGrenze + 1;</text:p>
          </table:table-cell>
          <table:table-cell table:formula="of:=IF([$org.A78]&lt;&gt;&quot;&quot;;CONCATENATE(&quot;'&quot;;[$org.D78];&quot;',&quot;);[$org.D78])" office:value-type="string" office:string-value="'Länge'," calcext:value-type="string">
            <text:p>'Länge',</text:p>
          </table:table-cell>
          <table:table-cell table:number-columns-repeated="16381"/>
        </table:table-row>
        <table:table-row table:style-name="ro1">
          <table:table-cell table:formula="of:=IF([$org.A79]&lt;&gt;&quot;&quot;;[$org.A79];&quot;&quot;)" office:value-type="float" office:value="70" calcext:value-type="float">
            <text:p>70</text:p>
          </table:table-cell>
          <table:table-cell table:formula="of:=IF([$org.A79]&lt;&gt;&quot;&quot;;CONCATENATE([$org.B79];&quot; = &quot;;[$org.B78];&quot; + 1;&quot;);[$org.B79])" office:value-type="string" office:string-value="rsAnfangsUndEndlaenge = rsLaenge + 1;" calcext:value-type="string">
            <text:p>rsAnfangsUndEndlaenge = rsLaenge + 1;</text:p>
          </table:table-cell>
          <table:table-cell table:formula="of:=IF([$org.A79]&lt;&gt;&quot;&quot;;CONCATENATE(&quot;'&quot;;[$org.D79];&quot;',&quot;);[$org.D79])" office:value-type="string" office:string-value="'Anfangslänge: %7.4f   Endlänge: %7.4f'," calcext:value-type="string">
            <text:p>'Anfangslänge: %7.4f <text:s text:c="2"/>Endlänge: %7.4f',</text:p>
          </table:table-cell>
          <table:table-cell table:style-name="ce3" table:number-columns-repeated="16381"/>
        </table:table-row>
        <table:table-row table:style-name="ro1">
          <table:table-cell table:style-name="ce3" table:formula="of:=IF([$org.A80]&lt;&gt;&quot;&quot;;[$org.A80];&quot;&quot;)">
            <text:p/>
          </table:table-cell>
          <table:table-cell table:style-name="ce3" table:formula="of:=IF([$org.A80]&lt;&gt;&quot;&quot;;CONCATENATE([$org.B80];&quot; = &quot;;[$org.B79];&quot; + 1;&quot;);[$org.B80])" office:value-type="string" office:string-value="// rundreise.lfm" calcext:value-type="string">
            <text:p>// rundreise.lfm</text:p>
          </table:table-cell>
          <table:table-cell table:style-name="ce3" table:formula="of:=IF([$org.A80]&lt;&gt;&quot;&quot;;CONCATENATE(&quot;'&quot;;[$org.D80];&quot;',&quot;);[$org.D80])" office:value-type="string" office:string-value="// rundreise.lfm" calcext:value-type="string">
            <text:p>// rundreise.lfm</text:p>
          </table:table-cell>
          <table:table-cell table:number-columns-repeated="16381"/>
        </table:table-row>
        <table:table-row table:style-name="ro1">
          <table:table-cell table:formula="of:=IF([$org.A81]&lt;&gt;&quot;&quot;;[$org.A81];&quot;&quot;)" office:value-type="float" office:value="71" calcext:value-type="float">
            <text:p>71</text:p>
          </table:table-cell>
          <table:table-cell table:formula="of:=IF([$org.A81]&lt;&gt;&quot;&quot;;CONCATENATE([$org.B81];&quot; = &quot;;[$org.B79];&quot; + 1;&quot;);[$org.B81])" office:value-type="string" office:string-value="rsWegSalesmanA = rsAnfangsUndEndlaenge + 1;" calcext:value-type="string">
            <text:p>rsWegSalesmanA = rsAnfangsUndEndlaenge + 1;</text:p>
          </table:table-cell>
          <table:table-cell table:formula="of:=IF([$org.A81]&lt;&gt;&quot;&quot;;CONCATENATE(&quot;'&quot;;[$org.D81];&quot;',&quot;);[$org.D81])" office:value-type="string" office:string-value="'Weg des Handlungsreisenden I        ( jede Stadt nur einmal besuchen )'," calcext:value-type="string">
            <text:p>'Weg des Handlungsreisenden I <text:s text:c="7"/>( jede Stadt nur einmal besuchen )',</text:p>
          </table:table-cell>
          <table:table-cell table:number-columns-repeated="16381"/>
        </table:table-row>
        <table:table-row table:style-name="ro1">
          <table:table-cell table:formula="of:=IF([$org.A82]&lt;&gt;&quot;&quot;;[$org.A82];&quot;&quot;)" office:value-type="float" office:value="72" calcext:value-type="float">
            <text:p>72</text:p>
          </table:table-cell>
          <table:table-cell table:formula="of:=IF([$org.A82]&lt;&gt;&quot;&quot;;CONCATENATE([$org.B82];&quot; = &quot;;[$org.B81];&quot; + 1;&quot;);[$org.B82])" office:value-type="string" office:string-value="rsAnzahlDerStaedte = rsWegSalesmanA + 1;" calcext:value-type="string">
            <text:p>rsAnzahlDerStaedte = rsWegSalesmanA + 1;</text:p>
          </table:table-cell>
          <table:table-cell table:formula="of:=IF([$org.A82]&lt;&gt;&quot;&quot;;CONCATENATE(&quot;'&quot;;[$org.D82];&quot;',&quot;);[$org.D82])" office:value-type="string" office:string-value="'Anzahl der Städte: '," calcext:value-type="string">
            <text:p>'Anzahl der Städte: ',</text:p>
          </table:table-cell>
          <table:table-cell table:number-columns-repeated="16381"/>
        </table:table-row>
        <table:table-row table:style-name="ro1">
          <table:table-cell table:formula="of:=IF([$org.A83]&lt;&gt;&quot;&quot;;[$org.A83];&quot;&quot;)" office:value-type="float" office:value="73" calcext:value-type="float">
            <text:p>73</text:p>
          </table:table-cell>
          <table:table-cell table:formula="of:=IF([$org.A83]&lt;&gt;&quot;&quot;;CONCATENATE([$org.B83];&quot; = &quot;;[$org.B82];&quot; + 1;&quot;);[$org.B83])" office:value-type="string" office:string-value="rsMethode = rsAnzahlDerStaedte + 1;" calcext:value-type="string">
            <text:p>rsMethode = rsAnzahlDerStaedte + 1;</text:p>
          </table:table-cell>
          <table:table-cell table:formula="of:=IF([$org.A83]&lt;&gt;&quot;&quot;;CONCATENATE(&quot;'&quot;;[$org.D83];&quot;',&quot;);[$org.D83])" office:value-type="string" office:string-value="'Methode'," calcext:value-type="string">
            <text:p>'Methode',</text:p>
          </table:table-cell>
          <table:table-cell table:number-columns-repeated="16381"/>
        </table:table-row>
        <table:table-row table:style-name="ro1">
          <table:table-cell table:formula="of:=IF([$org.A84]&lt;&gt;&quot;&quot;;[$org.A84];&quot;&quot;)" office:value-type="float" office:value="74" calcext:value-type="float">
            <text:p>74</text:p>
          </table:table-cell>
          <table:table-cell table:formula="of:=IF([$org.A84]&lt;&gt;&quot;&quot;;CONCATENATE([$org.B84];&quot; = &quot;;[$org.B83];&quot; + 1;&quot;);[$org.B84])" office:value-type="string" office:string-value="rsTAMethode = rsMethode + 1;" calcext:value-type="string">
            <text:p>rsTAMethode = rsMethode + 1;</text:p>
          </table:table-cell>
          <table:table-cell table:formula="of:=IF([$org.A84]&lt;&gt;&quot;&quot;;CONCATENATE(&quot;'&quot;;[$org.D84];&quot;',&quot;);[$org.D84])" office:value-type="string" office:string-value="'TA-Methode'," calcext:value-type="string">
            <text:p>'TA-Methode',</text:p>
          </table:table-cell>
          <table:table-cell table:number-columns-repeated="16381"/>
        </table:table-row>
        <table:table-row table:style-name="ro1">
          <table:table-cell table:formula="of:=IF([$org.A85]&lt;&gt;&quot;&quot;;[$org.A85];&quot;&quot;)" office:value-type="float" office:value="75" calcext:value-type="float">
            <text:p>75</text:p>
          </table:table-cell>
          <table:table-cell table:formula="of:=IF([$org.A85]&lt;&gt;&quot;&quot;;CONCATENATE([$org.B85];&quot; = &quot;;[$org.B84];&quot; + 1;&quot;);[$org.B85])" office:value-type="string" office:string-value="rsSAMethode = rsTAMethode + 1;" calcext:value-type="string">
            <text:p>rsSAMethode = rsTAMethode + 1;</text:p>
          </table:table-cell>
          <table:table-cell table:formula="of:=IF([$org.A85]&lt;&gt;&quot;&quot;;CONCATENATE(&quot;'&quot;;[$org.D85];&quot;',&quot;);[$org.D85])" office:value-type="string" office:string-value="'SA-Methode'," calcext:value-type="string">
            <text:p>'SA-Methode',</text:p>
          </table:table-cell>
          <table:table-cell table:number-columns-repeated="16381"/>
        </table:table-row>
        <table:table-row table:style-name="ro1">
          <table:table-cell table:formula="of:=IF([$org.A86]&lt;&gt;&quot;&quot;;[$org.A86];&quot;&quot;)" office:value-type="float" office:value="76" calcext:value-type="float">
            <text:p>76</text:p>
          </table:table-cell>
          <table:table-cell table:formula="of:=IF([$org.A86]&lt;&gt;&quot;&quot;;CONCATENATE([$org.B86];&quot; = &quot;;[$org.B85];&quot; + 1;&quot;);[$org.B86])" office:value-type="string" office:string-value="rsVollstaendigeSuche = rsSAMethode + 1;" calcext:value-type="string">
            <text:p>rsVollstaendigeSuche = rsSAMethode + 1;</text:p>
          </table:table-cell>
          <table:table-cell table:formula="of:=IF([$org.A86]&lt;&gt;&quot;&quot;;CONCATENATE(&quot;'&quot;;[$org.D86];&quot;',&quot;);[$org.D86])" office:value-type="string" office:string-value="'vollständige Suche'," calcext:value-type="string">
            <text:p>'vollständige Suche',</text:p>
          </table:table-cell>
          <table:table-cell table:number-columns-repeated="16381"/>
        </table:table-row>
        <table:table-row table:style-name="ro1">
          <table:table-cell table:formula="of:=IF([$org.A87]&lt;&gt;&quot;&quot;;[$org.A87];&quot;&quot;)" office:value-type="float" office:value="77" calcext:value-type="float">
            <text:p>77</text:p>
          </table:table-cell>
          <table:table-cell table:formula="of:=IF([$org.A87]&lt;&gt;&quot;&quot;;CONCATENATE([$org.B87];&quot; = &quot;;[$org.B86];&quot; + 1;&quot;);[$org.B87])" office:value-type="string" office:string-value="rsStaedteEingeben = rsVollstaendigeSuche + 1;" calcext:value-type="string">
            <text:p>rsStaedteEingeben = rsVollstaendigeSuche + 1;</text:p>
          </table:table-cell>
          <table:table-cell table:formula="of:=IF([$org.A87]&lt;&gt;&quot;&quot;;CONCATENATE(&quot;'&quot;;[$org.D87];&quot;',&quot;);[$org.D87])" office:value-type="string" office:string-value="'Städte eingeben'," calcext:value-type="string">
            <text:p>'Städte eingeben',</text:p>
          </table:table-cell>
          <table:table-cell table:number-columns-repeated="16381"/>
        </table:table-row>
        <table:table-row table:style-name="ro1">
          <table:table-cell table:formula="of:=IF([$org.A88]&lt;&gt;&quot;&quot;;[$org.A88];&quot;&quot;)" office:value-type="float" office:value="78" calcext:value-type="float">
            <text:p>78</text:p>
          </table:table-cell>
          <table:table-cell table:formula="of:=IF([$org.A88]&lt;&gt;&quot;&quot;;CONCATENATE([$org.B88];&quot; = &quot;;[$org.B87];&quot; + 1;&quot;);[$org.B88])" office:value-type="string" office:string-value="rsEntfernungen = rsStaedteEingeben + 1;" calcext:value-type="string">
            <text:p>rsEntfernungen = rsStaedteEingeben + 1;</text:p>
          </table:table-cell>
          <table:table-cell table:formula="of:=IF([$org.A88]&lt;&gt;&quot;&quot;;CONCATENATE(&quot;'&quot;;[$org.D88];&quot;',&quot;);[$org.D88])" office:value-type="string" office:string-value="'Entfernungen'," calcext:value-type="string">
            <text:p>'Entfernungen',</text:p>
          </table:table-cell>
          <table:table-cell table:style-name="ce3" table:number-columns-repeated="16381"/>
        </table:table-row>
        <table:table-row table:style-name="ro1">
          <table:table-cell table:style-name="ce3" table:formula="of:=IF([$org.A89]&lt;&gt;&quot;&quot;;[$org.A89];&quot;&quot;)">
            <text:p/>
          </table:table-cell>
          <table:table-cell table:style-name="ce3" table:formula="of:=IF([$org.A89]&lt;&gt;&quot;&quot;;CONCATENATE([$org.B89];&quot; = &quot;;[$org.B88];&quot; + 1;&quot;);[$org.B89])" office:value-type="string" office:string-value="// zahlraet.pas" calcext:value-type="string">
            <text:p>// zahlraet.pas</text:p>
          </table:table-cell>
          <table:table-cell table:style-name="ce3" table:formula="of:=IF([$org.A89]&lt;&gt;&quot;&quot;;CONCATENATE(&quot;'&quot;;[$org.D89];&quot;',&quot;);[$org.D89])" office:value-type="string" office:string-value="// zahlraet.pas" calcext:value-type="string">
            <text:p>// zahlraet.pas</text:p>
          </table:table-cell>
          <table:table-cell table:number-columns-repeated="16381"/>
        </table:table-row>
        <table:table-row table:style-name="ro1">
          <table:table-cell table:formula="of:=IF([$org.A90]&lt;&gt;&quot;&quot;;[$org.A90];&quot;&quot;)" office:value-type="float" office:value="79" calcext:value-type="float">
            <text:p>79</text:p>
          </table:table-cell>
          <table:table-cell table:formula="of:=IF([$org.A90]&lt;&gt;&quot;&quot;;CONCATENATE([$org.B90];&quot; = &quot;;[$org.B88];&quot; + 1;&quot;);[$org.B90])" office:value-type="string" office:string-value="rsWert = rsEntfernungen + 1;" calcext:value-type="string">
            <text:p>rsWert = rsEntfernungen + 1;</text:p>
          </table:table-cell>
          <table:table-cell table:formula="of:=IF([$org.A90]&lt;&gt;&quot;&quot;;CONCATENATE(&quot;'&quot;;[$org.D90];&quot;',&quot;);[$org.D90])" office:value-type="string" office:string-value="'Wert'," calcext:value-type="string">
            <text:p>'Wert',</text:p>
          </table:table-cell>
          <table:table-cell table:number-columns-repeated="16381"/>
        </table:table-row>
        <table:table-row table:style-name="ro1">
          <table:table-cell table:formula="of:=IF([$org.A91]&lt;&gt;&quot;&quot;;[$org.A91];&quot;&quot;)" office:value-type="float" office:value="80" calcext:value-type="float">
            <text:p>80</text:p>
          </table:table-cell>
          <table:table-cell table:formula="of:=IF([$org.A91]&lt;&gt;&quot;&quot;;CONCATENATE([$org.B91];&quot; = &quot;;[$org.B90];&quot; + 1;&quot;);[$org.B91])" office:value-type="string" office:string-value="rsLoesungenGefunden1 = rsWert + 1;" calcext:value-type="string">
            <text:p>rsLoesungenGefunden1 = rsWert + 1;</text:p>
          </table:table-cell>
          <table:table-cell table:formula="of:=IF([$org.A91]&lt;&gt;&quot;&quot;;CONCATENATE(&quot;'&quot;;[$org.D91];&quot;',&quot;);[$org.D91])" office:value-type="string" office:string-value="' Lösung(en) gefunden'," calcext:value-type="string">
            <text:p>' Lösung(en) gefunden',</text:p>
          </table:table-cell>
          <table:table-cell table:number-columns-repeated="16381"/>
        </table:table-row>
        <table:table-row table:style-name="ro1">
          <table:table-cell table:formula="of:=IF([$org.A92]&lt;&gt;&quot;&quot;;[$org.A92];&quot;&quot;)" office:value-type="float" office:value="81" calcext:value-type="float">
            <text:p>81</text:p>
          </table:table-cell>
          <table:table-cell table:formula="of:=IF([$org.A92]&lt;&gt;&quot;&quot;;CONCATENATE([$org.B92];&quot; = &quot;;[$org.B91];&quot; + 1;&quot;);[$org.B92])" office:value-type="string" office:string-value="rsUnzulaessigesZeichen = rsLoesungenGefunden1 + 1;" calcext:value-type="string">
            <text:p>rsUnzulaessigesZeichen = rsLoesungenGefunden1 + 1;</text:p>
          </table:table-cell>
          <table:table-cell table:formula="of:=IF([$org.A92]&lt;&gt;&quot;&quot;;CONCATENATE(&quot;'&quot;;[$org.D92];&quot;',&quot;);[$org.D92])" office:value-type="string" office:string-value="'unzulässiges Zeichen'," calcext:value-type="string">
            <text:p>'unzulässiges Zeichen',</text:p>
          </table:table-cell>
          <table:table-cell table:number-columns-repeated="16381"/>
        </table:table-row>
        <table:table-row table:style-name="ro1">
          <table:table-cell table:formula="of:=IF([$org.A93]&lt;&gt;&quot;&quot;;[$org.A93];&quot;&quot;)" office:value-type="float" office:value="82" calcext:value-type="float">
            <text:p>82</text:p>
          </table:table-cell>
          <table:table-cell table:formula="of:=IF([$org.A93]&lt;&gt;&quot;&quot;;CONCATENATE([$org.B93];&quot; = &quot;;[$org.B92];&quot; + 1;&quot;);[$org.B93])" office:value-type="string" office:string-value="rsUnzulaessigerOperator = rsUnzulaessigesZeichen + 1;" calcext:value-type="string">
            <text:p>rsUnzulaessigerOperator = rsUnzulaessigesZeichen + 1;</text:p>
          </table:table-cell>
          <table:table-cell table:formula="of:=IF([$org.A93]&lt;&gt;&quot;&quot;;CONCATENATE(&quot;'&quot;;[$org.D93];&quot;',&quot;);[$org.D93])" office:value-type="string" office:string-value="'unzulässiger Operator'," calcext:value-type="string">
            <text:p>'unzulässiger Operator',</text:p>
          </table:table-cell>
          <table:table-cell table:number-columns-repeated="16381"/>
        </table:table-row>
        <table:table-row table:style-name="ro1">
          <table:table-cell table:formula="of:=IF([$org.A94]&lt;&gt;&quot;&quot;;[$org.A94];&quot;&quot;)" office:value-type="float" office:value="83" calcext:value-type="float">
            <text:p>83</text:p>
          </table:table-cell>
          <table:table-cell table:formula="of:=IF([$org.A94]&lt;&gt;&quot;&quot;;CONCATENATE([$org.B94];&quot; = &quot;;[$org.B93];&quot; + 1;&quot;);[$org.B94])" office:value-type="string" office:string-value="rsZuvieleSymbole = rsUnzulaessigerOperator + 1;" calcext:value-type="string">
            <text:p>rsZuvieleSymbole = rsUnzulaessigerOperator + 1;</text:p>
          </table:table-cell>
          <table:table-cell table:formula="of:=IF([$org.A94]&lt;&gt;&quot;&quot;;CONCATENATE(&quot;'&quot;;[$org.D94];&quot;',&quot;);[$org.D94])" office:value-type="string" office:string-value="'zuviele Symbole: ('," calcext:value-type="string">
            <text:p>'zuviele Symbole: (',</text:p>
          </table:table-cell>
          <table:table-cell table:style-name="ce3" table:number-columns-repeated="16381"/>
        </table:table-row>
        <table:table-row table:style-name="ro1">
          <table:table-cell table:style-name="ce3" table:formula="of:=IF([$org.A95]&lt;&gt;&quot;&quot;;[$org.A95];&quot;&quot;)">
            <text:p/>
          </table:table-cell>
          <table:table-cell table:style-name="ce3" table:formula="of:=IF([$org.A95]&lt;&gt;&quot;&quot;;CONCATENATE([$org.B95];&quot; = &quot;;[$org.B94];&quot; + 1;&quot;);[$org.B95])" office:value-type="string" office:string-value="// zahlraet.lfm" calcext:value-type="string">
            <text:p>// zahlraet.lfm</text:p>
          </table:table-cell>
          <table:table-cell table:style-name="ce3" table:formula="of:=IF([$org.A95]&lt;&gt;&quot;&quot;;CONCATENATE(&quot;'&quot;;[$org.D95];&quot;',&quot;);[$org.D95])" office:value-type="string" office:string-value="// zahlraet.lfm" calcext:value-type="string">
            <text:p>// zahlraet.lfm</text:p>
          </table:table-cell>
          <table:table-cell table:number-columns-repeated="16381"/>
        </table:table-row>
        <table:table-row table:style-name="ro1">
          <table:table-cell table:formula="of:=IF([$org.A96]&lt;&gt;&quot;&quot;;[$org.A96];&quot;&quot;)" office:value-type="float" office:value="84" calcext:value-type="float">
            <text:p>84</text:p>
          </table:table-cell>
          <table:table-cell table:formula="of:=IF([$org.A96]&lt;&gt;&quot;&quot;;CONCATENATE([$org.B96];&quot; = &quot;;[$org.B94];&quot; + 1;&quot;);[$org.B96])" office:value-type="string" office:string-value="rsOptimierteSuche = rsZuvieleSymbole + 1;" calcext:value-type="string">
            <text:p>rsOptimierteSuche = rsZuvieleSymbole + 1;</text:p>
          </table:table-cell>
          <table:table-cell table:formula="of:=IF([$org.A96]&lt;&gt;&quot;&quot;;CONCATENATE(&quot;'&quot;;[$org.D96];&quot;',&quot;);[$org.D96])" office:value-type="string" office:string-value="'optimierte Suche'," calcext:value-type="string">
            <text:p>'optimierte Suche',</text:p>
          </table:table-cell>
          <table:table-cell table:number-columns-repeated="16381"/>
        </table:table-row>
        <table:table-row table:style-name="ro1">
          <table:table-cell table:formula="of:=IF([$org.A97]&lt;&gt;&quot;&quot;;[$org.A97];&quot;&quot;)" office:value-type="float" office:value="85" calcext:value-type="float">
            <text:p>85</text:p>
          </table:table-cell>
          <table:table-cell table:formula="of:=IF([$org.A97]&lt;&gt;&quot;&quot;;CONCATENATE([$org.B97];&quot; = &quot;;[$org.B96];&quot; + 1;&quot;);[$org.B97])" office:value-type="string" office:string-value="rsEingabe = rsOptimierteSuche + 1;" calcext:value-type="string">
            <text:p>rsEingabe = rsOptimierteSuche + 1;</text:p>
          </table:table-cell>
          <table:table-cell table:formula="of:=IF([$org.A97]&lt;&gt;&quot;&quot;;CONCATENATE(&quot;'&quot;;[$org.D97];&quot;',&quot;);[$org.D97])" office:value-type="string" office:string-value="'Eingabe'," calcext:value-type="string">
            <text:p>'Eingabe',</text:p>
          </table:table-cell>
          <table:table-cell table:style-name="ce3" table:number-columns-repeated="16381"/>
        </table:table-row>
        <table:table-row table:style-name="ro1">
          <table:table-cell table:style-name="ce3" table:formula="of:=IF([$org.A98]&lt;&gt;&quot;&quot;;[$org.A98];&quot;&quot;)">
            <text:p/>
          </table:table-cell>
          <table:table-cell table:style-name="ce3" table:formula="of:=IF([$org.A98]&lt;&gt;&quot;&quot;;CONCATENATE([$org.B98];&quot; = &quot;;[$org.B97];&quot; + 1;&quot;);[$org.B98])" office:value-type="string" office:string-value="// AlgoInfo.pas" calcext:value-type="string">
            <text:p>// AlgoInfo.pas</text:p>
          </table:table-cell>
          <table:table-cell table:style-name="ce3" table:formula="of:=IF([$org.A98]&lt;&gt;&quot;&quot;;CONCATENATE(&quot;'&quot;;[$org.D98];&quot;',&quot;);[$org.D98])" office:value-type="string" office:string-value="// AlgoInfo.pas" calcext:value-type="string">
            <text:p>// AlgoInfo.pas</text:p>
          </table:table-cell>
          <table:table-cell table:number-columns-repeated="16381"/>
        </table:table-row>
        <table:table-row table:style-name="ro1">
          <table:table-cell table:formula="of:=IF([$org.A99]&lt;&gt;&quot;&quot;;[$org.A99];&quot;&quot;)" office:value-type="float" office:value="86" calcext:value-type="float">
            <text:p>86</text:p>
          </table:table-cell>
          <table:table-cell table:formula="of:=IF([$org.A99]&lt;&gt;&quot;&quot;;CONCATENATE([$org.B99];&quot; = &quot;;[$org.B97];&quot; + 1;&quot;);[$org.B99])" office:value-type="string" office:string-value="rsInfoNDamen0 = rsEingabe + 1;" calcext:value-type="string">
            <text:p>rsInfoNDamen0 = rsEingabe + 1;</text:p>
          </table:table-cell>
          <table:table-cell table:formula="of:=IF([$org.A99]&lt;&gt;&quot;&quot;;CONCATENATE(&quot;'&quot;;[$org.D99];&quot;',&quot;);[$org.D99])" office:value-type="string" office:string-value="'Informationen zum N-Damen Problem'," calcext:value-type="string">
            <text:p>'Informationen zum N-Damen Problem',</text:p>
          </table:table-cell>
          <table:table-cell table:number-columns-repeated="16381"/>
        </table:table-row>
        <table:table-row table:style-name="ro1">
          <table:table-cell table:formula="of:=IF([$org.A100]&lt;&gt;&quot;&quot;;[$org.A100];&quot;&quot;)" office:value-type="float" office:value="87" calcext:value-type="float">
            <text:p>87</text:p>
          </table:table-cell>
          <table:table-cell table:formula="of:=IF([$org.A100]&lt;&gt;&quot;&quot;;CONCATENATE([$org.B100];&quot; = &quot;;[$org.B99];&quot; + 1;&quot;);[$org.B100])" office:value-type="string" office:string-value="rsInfoNDamen1 = rsInfoNDamen0 + 1;" calcext:value-type="string">
            <text:p>rsInfoNDamen1 = rsInfoNDamen0 + 1;</text:p>
          </table:table-cell>
          <table:table-cell table:formula="of:=IF([$org.A100]&lt;&gt;&quot;&quot;;CONCATENATE(&quot;'&quot;;[$org.D100];&quot;',&quot;);[$org.D100])" office:value-type="string" office:string-value="'Das Programm versucht nach dem Rückverfolgungs-(Backtracking-) Algorithmus N Damen auf einem Spielfeld der Größe NxN so zu plazieren, daß keine Dame eine andere nach den Schachregeln schlagen kann.'," calcext:value-type="string">
            <text:p>'Das Programm versucht nach dem Rückverfolgungs-(Backtracking-) Algorithmus N Damen auf einem Spielfeld der Größe NxN so zu plazieren, daß keine Dame eine andere nach den Schachregeln schlagen kann.',</text:p>
          </table:table-cell>
          <table:table-cell table:number-columns-repeated="16381"/>
        </table:table-row>
        <table:table-row table:style-name="ro1">
          <table:table-cell table:formula="of:=IF([$org.A101]&lt;&gt;&quot;&quot;;[$org.A101];&quot;&quot;)" office:value-type="float" office:value="88" calcext:value-type="float">
            <text:p>88</text:p>
          </table:table-cell>
          <table:table-cell table:formula="of:=IF([$org.A101]&lt;&gt;&quot;&quot;;CONCATENATE([$org.B101];&quot; = &quot;;[$org.B100];&quot; + 1;&quot;);[$org.B101])" office:value-type="string" office:string-value="rsInfoNDamen2 = rsInfoNDamen1 + 1;" calcext:value-type="string">
            <text:p>rsInfoNDamen2 = rsInfoNDamen1 + 1;</text:p>
          </table:table-cell>
          <table:table-cell table:formula="of:=IF([$org.A101]&lt;&gt;&quot;&quot;;CONCATENATE(&quot;'&quot;;[$org.D101];&quot;',&quot;);[$org.D101])" office:value-type="string" office:string-value="'Die Feldgröße n (1&lt;=n&lt;=16) kann frei bestimmt werden.'," calcext:value-type="string">
            <text:p>'Die Feldgröße n (1&lt;=n&lt;=16) kann frei bestimmt werden.',</text:p>
          </table:table-cell>
          <table:table-cell table:number-columns-repeated="16381"/>
        </table:table-row>
        <table:table-row table:style-name="ro1">
          <table:table-cell table:formula="of:=IF([$org.A102]&lt;&gt;&quot;&quot;;[$org.A102];&quot;&quot;)" office:value-type="float" office:value="89" calcext:value-type="float">
            <text:p>89</text:p>
          </table:table-cell>
          <table:table-cell table:formula="of:=IF([$org.A102]&lt;&gt;&quot;&quot;;CONCATENATE([$org.B102];&quot; = &quot;;[$org.B101];&quot; + 1;&quot;);[$org.B102])" office:value-type="string" office:string-value="rsInfoNDamen3 = rsInfoNDamen2 + 1;" calcext:value-type="string">
            <text:p>rsInfoNDamen3 = rsInfoNDamen2 + 1;</text:p>
          </table:table-cell>
          <table:table-cell table:formula="of:=IF([$org.A102]&lt;&gt;&quot;&quot;;CONCATENATE(&quot;'&quot;;[$org.D102];&quot;',&quot;);[$org.D102])" office:value-type="string" office:string-value="'Unabhängige Lösungen sind solche, die sich nicht durch Achsensymmetrie oder Drehungen in einander überführen lassen.'," calcext:value-type="string">
            <text:p>'Unabhängige Lösungen sind solche, die sich nicht durch Achsensymmetrie oder Drehungen in einander überführen lassen.',</text:p>
          </table:table-cell>
          <table:table-cell table:number-columns-repeated="16381"/>
        </table:table-row>
        <table:table-row table:style-name="ro1">
          <table:table-cell table:formula="of:=IF([$org.A103]&lt;&gt;&quot;&quot;;[$org.A103];&quot;&quot;)" office:value-type="float" office:value="90" calcext:value-type="float">
            <text:p>90</text:p>
          </table:table-cell>
          <table:table-cell table:formula="of:=IF([$org.A103]&lt;&gt;&quot;&quot;;CONCATENATE([$org.B103];&quot; = &quot;;[$org.B102];&quot; + 1;&quot;);[$org.B103])" office:value-type="string" office:string-value="rsInfoNDamen4 = rsInfoNDamen3 + 1;" calcext:value-type="string">
            <text:p>rsInfoNDamen4 = rsInfoNDamen3 + 1;</text:p>
          </table:table-cell>
          <table:table-cell table:formula="of:=IF([$org.A103]&lt;&gt;&quot;&quot;;CONCATENATE(&quot;'&quot;;[$org.D103];&quot;',&quot;);[$org.D103])" office:value-type="string" office:string-value="'Nach Maus-Klick auf eine Lösung wird diese in der Grafik dargestellt.'," calcext:value-type="string">
            <text:p>'Nach Maus-Klick auf eine Lösung wird diese in der Grafik dargestellt.',</text:p>
          </table:table-cell>
          <table:table-cell table:number-columns-repeated="16381"/>
        </table:table-row>
        <table:table-row table:style-name="ro1">
          <table:table-cell table:formula="of:=IF([$org.A104]&lt;&gt;&quot;&quot;;[$org.A104];&quot;&quot;)" office:value-type="float" office:value="91" calcext:value-type="float">
            <text:p>91</text:p>
          </table:table-cell>
          <table:table-cell table:formula="of:=IF([$org.A104]&lt;&gt;&quot;&quot;;CONCATENATE([$org.B104];&quot; = &quot;;[$org.B103];&quot; + 1;&quot;);[$org.B104])" office:value-type="string" office:string-value="rsInfoSpringer0 = rsInfoNDamen4 + 1;" calcext:value-type="string">
            <text:p>rsInfoSpringer0 = rsInfoNDamen4 + 1;</text:p>
          </table:table-cell>
          <table:table-cell table:formula="of:=IF([$org.A104]&lt;&gt;&quot;&quot;;CONCATENATE(&quot;'&quot;;[$org.D104];&quot;',&quot;);[$org.D104])" office:value-type="string" office:string-value="'Informationen zur Rundreise des Springers'," calcext:value-type="string">
            <text:p>'Informationen zur Rundreise des Springers',</text:p>
          </table:table-cell>
          <table:table-cell table:number-columns-repeated="16381"/>
        </table:table-row>
        <table:table-row table:style-name="ro1">
          <table:table-cell table:formula="of:=IF([$org.A105]&lt;&gt;&quot;&quot;;[$org.A105];&quot;&quot;)" office:value-type="float" office:value="92" calcext:value-type="float">
            <text:p>92</text:p>
          </table:table-cell>
          <table:table-cell table:formula="of:=IF([$org.A105]&lt;&gt;&quot;&quot;;CONCATENATE([$org.B105];&quot; = &quot;;[$org.B104];&quot; + 1;&quot;);[$org.B105])" office:value-type="string" office:string-value="rsInfoSpringer1 = rsInfoSpringer0 + 1;" calcext:value-type="string">
            <text:p>rsInfoSpringer1 = rsInfoSpringer0 + 1;</text:p>
          </table:table-cell>
          <table:table-cell table:formula="of:=IF([$org.A105]&lt;&gt;&quot;&quot;;CONCATENATE(&quot;'&quot;;[$org.D105];&quot;',&quot;);[$org.D105])" office:value-type="string" office:string-value="'Das Programm versucht von einer gegebenen Startposition einen Weg des Springers zu finden, so daß jedes Feld genau einmal besucht wird. Es gelten die Regeln des Springerzugs.'," calcext:value-type="string">
            <text:p>'Das Programm versucht von einer gegebenen Startposition einen Weg des Springers zu finden, so daß jedes Feld genau einmal besucht wird. Es gelten die Regeln des Springerzugs.',</text:p>
          </table:table-cell>
          <table:table-cell table:number-columns-repeated="16381"/>
        </table:table-row>
        <table:table-row table:style-name="ro1">
          <table:table-cell table:formula="of:=IF([$org.A106]&lt;&gt;&quot;&quot;;[$org.A106];&quot;&quot;)" office:value-type="float" office:value="93" calcext:value-type="float">
            <text:p>93</text:p>
          </table:table-cell>
          <table:table-cell table:formula="of:=IF([$org.A106]&lt;&gt;&quot;&quot;;CONCATENATE([$org.B106];&quot; = &quot;;[$org.B105];&quot; + 1;&quot;);[$org.B106])" office:value-type="string" office:string-value="rsSiehe = rsInfoSpringer1 + 1;" calcext:value-type="string">
            <text:p>rsSiehe = rsInfoSpringer1 + 1;</text:p>
          </table:table-cell>
          <table:table-cell table:formula="of:=IF([$org.A106]&lt;&gt;&quot;&quot;;CONCATENATE(&quot;'&quot;;[$org.D106];&quot;',&quot;);[$org.D106])" office:value-type="string" office:string-value="'siehe:'," calcext:value-type="string">
            <text:p>'siehe:',</text:p>
          </table:table-cell>
          <table:table-cell table:number-columns-repeated="16381"/>
        </table:table-row>
        <table:table-row table:style-name="ro1">
          <table:table-cell table:formula="of:=IF([$org.A107]&lt;&gt;&quot;&quot;;[$org.A107];&quot;&quot;)" office:value-type="float" office:value="94" calcext:value-type="float">
            <text:p>94</text:p>
          </table:table-cell>
          <table:table-cell table:formula="of:=IF([$org.A107]&lt;&gt;&quot;&quot;;CONCATENATE([$org.B107];&quot; = &quot;;[$org.B106];&quot; + 1;&quot;);[$org.B107])" office:value-type="string" office:string-value="rsAchtung = rsSiehe + 1;" calcext:value-type="string">
            <text:p>rsAchtung = rsSiehe + 1;</text:p>
          </table:table-cell>
          <table:table-cell table:formula="of:=IF([$org.A107]&lt;&gt;&quot;&quot;;CONCATENATE(&quot;'&quot;;[$org.D107];&quot;',&quot;);[$org.D107])" office:value-type="string" office:string-value="'Achtung: '," calcext:value-type="string">
            <text:p>'Achtung: ',</text:p>
          </table:table-cell>
          <table:table-cell table:number-columns-repeated="16381"/>
        </table:table-row>
        <table:table-row table:style-name="ro1">
          <table:table-cell table:formula="of:=IF([$org.A108]&lt;&gt;&quot;&quot;;[$org.A108];&quot;&quot;)" office:value-type="float" office:value="95" calcext:value-type="float">
            <text:p>95</text:p>
          </table:table-cell>
          <table:table-cell table:formula="of:=IF([$org.A108]&lt;&gt;&quot;&quot;;CONCATENATE([$org.B108];&quot; = &quot;;[$org.B107];&quot; + 1;&quot;);[$org.B108])" office:value-type="string" office:string-value="rsInfoSpringer2 = rsAchtung + 1;" calcext:value-type="string">
            <text:p>rsInfoSpringer2 = rsAchtung + 1;</text:p>
          </table:table-cell>
          <table:table-cell table:formula="of:=IF([$org.A108]&lt;&gt;&quot;&quot;;CONCATENATE(&quot;'&quot;;[$org.D108];&quot;',&quot;);[$org.D108])" office:value-type="string" office:string-value="'Die Suche kann sehr lange dauern! Daher nur kleine Felder wählen!'," calcext:value-type="string">
            <text:p>'Die Suche kann sehr lange dauern! Daher nur kleine Felder wählen!',</text:p>
          </table:table-cell>
          <table:table-cell table:number-columns-repeated="16381"/>
        </table:table-row>
        <table:table-row table:style-name="ro1">
          <table:table-cell table:formula="of:=IF([$org.A109]&lt;&gt;&quot;&quot;;[$org.A109];&quot;&quot;)" office:value-type="float" office:value="96" calcext:value-type="float">
            <text:p>96</text:p>
          </table:table-cell>
          <table:table-cell table:formula="of:=IF([$org.A109]&lt;&gt;&quot;&quot;;CONCATENATE([$org.B109];&quot; = &quot;;[$org.B108];&quot; + 1;&quot;);[$org.B109])" office:value-type="string" office:string-value="rsInfoSpringer3 = rsInfoSpringer2 + 1;" calcext:value-type="string">
            <text:p>rsInfoSpringer3 = rsInfoSpringer2 + 1;</text:p>
          </table:table-cell>
          <table:table-cell table:formula="of:=IF([$org.A109]&lt;&gt;&quot;&quot;;CONCATENATE(&quot;'&quot;;[$org.D109];&quot;',&quot;);[$org.D109])" office:value-type="string" office:string-value="'Nach Maus-Klick auf eine Lösung werden die Springerzüge in der Grafik animiert.'," calcext:value-type="string">
            <text:p>'Nach Maus-Klick auf eine Lösung werden die Springerzüge in der Grafik animiert.',</text:p>
          </table:table-cell>
          <table:table-cell table:number-columns-repeated="16381"/>
        </table:table-row>
        <table:table-row table:style-name="ro1">
          <table:table-cell table:formula="of:=IF([$org.A110]&lt;&gt;&quot;&quot;;[$org.A110];&quot;&quot;)" office:value-type="float" office:value="97" calcext:value-type="float">
            <text:p>97</text:p>
          </table:table-cell>
          <table:table-cell table:formula="of:=IF([$org.A110]&lt;&gt;&quot;&quot;;CONCATENATE([$org.B110];&quot; = &quot;;[$org.B109];&quot; + 1;&quot;);[$org.B110])" office:value-type="string" office:string-value="rsInfoSalesmanA0 = rsInfoSpringer3 + 1;" calcext:value-type="string">
            <text:p>rsInfoSalesmanA0 = rsInfoSpringer3 + 1;</text:p>
          </table:table-cell>
          <table:table-cell table:formula="of:=IF([$org.A110]&lt;&gt;&quot;&quot;;CONCATENATE(&quot;'&quot;;[$org.D110];&quot;',&quot;);[$org.D110])" office:value-type="string" office:string-value="'Informationen zum Rundweg des Handlungsreisenden I'," calcext:value-type="string">
            <text:p>'Informationen zum Rundweg des Handlungsreisenden I',</text:p>
          </table:table-cell>
          <table:table-cell table:number-columns-repeated="16381"/>
        </table:table-row>
        <table:table-row table:style-name="ro1">
          <table:table-cell table:formula="of:=IF([$org.A111]&lt;&gt;&quot;&quot;;[$org.A111];&quot;&quot;)" office:value-type="float" office:value="98" calcext:value-type="float">
            <text:p>98</text:p>
          </table:table-cell>
          <table:table-cell table:formula="of:=IF([$org.A111]&lt;&gt;&quot;&quot;;CONCATENATE([$org.B111];&quot; = &quot;;[$org.B110];&quot; + 1;&quot;);[$org.B111])" office:value-type="string" office:string-value="rsInfoSalesmanA1 = rsInfoSalesmanA0 + 1;" calcext:value-type="string">
            <text:p>rsInfoSalesmanA1 = rsInfoSalesmanA0 + 1;</text:p>
          </table:table-cell>
          <table:table-cell table:formula="of:=IF([$org.A111]&lt;&gt;&quot;&quot;;CONCATENATE(&quot;'&quot;;[$org.D111];&quot;',&quot;);[$org.D111])" office:value-type="string" office:string-value="'Das Programm versucht einen Rundweg so zu ermitteln, daß jeder Ort nur einmal besucht wird und die Fahrstrecke möglichst klein wird. Es ist vorausgesetzt, daß alle Orte verbunden sind!'," calcext:value-type="string">
            <text:p>'Das Programm versucht einen Rundweg so zu ermitteln, daß jeder Ort nur einmal besucht wird und die Fahrstrecke möglichst klein wird. Es ist vorausgesetzt, daß alle Orte verbunden sind!',</text:p>
          </table:table-cell>
          <table:table-cell table:number-columns-repeated="16381"/>
        </table:table-row>
        <table:table-row table:style-name="ro1">
          <table:table-cell table:formula="of:=IF([$org.A112]&lt;&gt;&quot;&quot;;[$org.A112];&quot;&quot;)" office:value-type="float" office:value="99" calcext:value-type="float">
            <text:p>99</text:p>
          </table:table-cell>
          <table:table-cell table:formula="of:=IF([$org.A112]&lt;&gt;&quot;&quot;;CONCATENATE([$org.B112];&quot; = &quot;;[$org.B111];&quot; + 1;&quot;);[$org.B112])" office:value-type="string" office:string-value="rsInfoSalesmanA2 = rsInfoSalesmanA1 + 1;" calcext:value-type="string">
            <text:p>rsInfoSalesmanA2 = rsInfoSalesmanA1 + 1;</text:p>
          </table:table-cell>
          <table:table-cell table:formula="of:=IF([$org.A112]&lt;&gt;&quot;&quot;;CONCATENATE(&quot;'&quot;;[$org.D112];&quot;',&quot;);[$org.D112])" office:value-type="string" office:string-value="'Neben der Backtracking-Methode (vollständige Suche) sind noch zwei Algorithmen implementiert, die nicht das Backtracking benutzen und nicht immer die kleinste Fahrstrecke liefern. Dafür sind sie wesentlich schneller'," calcext:value-type="string">
            <text:p>'Neben der Backtracking-Methode (vollständige Suche) sind noch zwei Algorithmen implementiert, die nicht das Backtracking benutzen und nicht immer die kleinste Fahrstrecke liefern. Dafür sind sie wesentlich schneller',</text:p>
          </table:table-cell>
          <table:table-cell table:number-columns-repeated="16381"/>
        </table:table-row>
        <table:table-row table:style-name="ro1">
          <table:table-cell table:formula="of:=IF([$org.A113]&lt;&gt;&quot;&quot;;[$org.A113];&quot;&quot;)" office:value-type="float" office:value="100" calcext:value-type="float">
            <text:p>100</text:p>
          </table:table-cell>
          <table:table-cell table:formula="of:=IF([$org.A113]&lt;&gt;&quot;&quot;;CONCATENATE([$org.B113];&quot; = &quot;;[$org.B112];&quot; + 1;&quot;);[$org.B113])" office:value-type="string" office:string-value="rsSieheCtJannuar1994 = rsInfoSalesmanA2 + 1;" calcext:value-type="string">
            <text:p>rsSieheCtJannuar1994 = rsInfoSalesmanA2 + 1;</text:p>
          </table:table-cell>
          <table:table-cell table:formula="of:=IF([$org.A113]&lt;&gt;&quot;&quot;;CONCATENATE(&quot;'&quot;;[$org.D113];&quot;',&quot;);[$org.D113])" office:value-type="string" office:string-value="'siehe c''t Jannuar 1994'," calcext:value-type="string">
            <text:p>'siehe c''t Jannuar 1994',</text:p>
          </table:table-cell>
          <table:table-cell table:number-columns-repeated="16381"/>
        </table:table-row>
        <table:table-row table:style-name="ro1">
          <table:table-cell table:formula="of:=IF([$org.A114]&lt;&gt;&quot;&quot;;[$org.A114];&quot;&quot;)" office:value-type="float" office:value="101" calcext:value-type="float">
            <text:p>101</text:p>
          </table:table-cell>
          <table:table-cell table:formula="of:=IF([$org.A114]&lt;&gt;&quot;&quot;;CONCATENATE([$org.B114];&quot; = &quot;;[$org.B113];&quot; + 1;&quot;);[$org.B114])" office:value-type="string" office:string-value="rsInfoSAAlgorithmus0 = rsSieheCtJannuar1994 + 1;" calcext:value-type="string">
            <text:p>rsInfoSAAlgorithmus0 = rsSieheCtJannuar1994 + 1;</text:p>
          </table:table-cell>
          <table:table-cell table:formula="of:=IF([$org.A114]&lt;&gt;&quot;&quot;;CONCATENATE(&quot;'&quot;;[$org.D114];&quot;',&quot;);[$org.D114])" office:value-type="string" office:string-value="'Algorithmen abgeleitet aus Verhalten einer Schmelze beim Erstarren.'," calcext:value-type="string">
            <text:p>'Algorithmen abgeleitet aus Verhalten einer Schmelze beim Erstarren.',</text:p>
          </table:table-cell>
          <table:table-cell table:number-columns-repeated="16381"/>
        </table:table-row>
        <table:table-row table:style-name="ro1">
          <table:table-cell table:formula="of:=IF([$org.A115]&lt;&gt;&quot;&quot;;[$org.A115];&quot;&quot;)" office:value-type="float" office:value="102" calcext:value-type="float">
            <text:p>102</text:p>
          </table:table-cell>
          <table:table-cell table:formula="of:=IF([$org.A115]&lt;&gt;&quot;&quot;;CONCATENATE([$org.B115];&quot; = &quot;;[$org.B114];&quot; + 1;&quot;);[$org.B115])" office:value-type="string" office:string-value="rsInfoSAAlgorithmus1 = rsInfoSAAlgorithmus0 + 1;" calcext:value-type="string">
            <text:p>rsInfoSAAlgorithmus1 = rsInfoSAAlgorithmus0 + 1;</text:p>
          </table:table-cell>
          <table:table-cell table:formula="of:=IF([$org.A115]&lt;&gt;&quot;&quot;;CONCATENATE(&quot;'&quot;;[$org.D115];&quot;',&quot;);[$org.D115])" office:value-type="string" office:string-value="'SA - Simulated-Annealing-Algorithmus; Simuliertes Erstarren (1983; IBM)'," calcext:value-type="string">
            <text:p>'SA - Simulated-Annealing-Algorithmus; Simuliertes Erstarren (1983; IBM)',</text:p>
          </table:table-cell>
          <table:table-cell table:number-columns-repeated="16381"/>
        </table:table-row>
        <table:table-row table:style-name="ro1">
          <table:table-cell table:formula="of:=IF([$org.A116]&lt;&gt;&quot;&quot;;[$org.A116];&quot;&quot;)" office:value-type="float" office:value="103" calcext:value-type="float">
            <text:p>103</text:p>
          </table:table-cell>
          <table:table-cell table:formula="of:=IF([$org.A116]&lt;&gt;&quot;&quot;;CONCATENATE([$org.B116];&quot; = &quot;;[$org.B115];&quot; + 1;&quot;);[$org.B116])" office:value-type="string" office:string-value="rsInfoTAAlgoritmus = rsInfoSAAlgorithmus1 + 1;" calcext:value-type="string">
            <text:p>rsInfoTAAlgoritmus = rsInfoSAAlgorithmus1 + 1;</text:p>
          </table:table-cell>
          <table:table-cell table:formula="of:=IF([$org.A116]&lt;&gt;&quot;&quot;;CONCATENATE(&quot;'&quot;;[$org.D116];&quot;',&quot;);[$org.D116])" office:value-type="string" office:string-value="'TA - Threshold-Accepting-Algoritmus'," calcext:value-type="string">
            <text:p>'TA - Threshold-Accepting-Algoritmus',</text:p>
          </table:table-cell>
          <table:table-cell table:number-columns-repeated="16381"/>
        </table:table-row>
        <table:table-row table:style-name="ro1">
          <table:table-cell table:formula="of:=IF([$org.A117]&lt;&gt;&quot;&quot;;[$org.A117];&quot;&quot;)" office:value-type="float" office:value="104" calcext:value-type="float">
            <text:p>104</text:p>
          </table:table-cell>
          <table:table-cell table:formula="of:=IF([$org.A117]&lt;&gt;&quot;&quot;;CONCATENATE([$org.B117];&quot; = &quot;;[$org.B116];&quot; + 1;&quot;);[$org.B117])" office:value-type="string" office:string-value="rsSchwellenakzeptanz = rsInfoTAAlgoritmus + 1;" calcext:value-type="string">
            <text:p>rsSchwellenakzeptanz = rsInfoTAAlgoritmus + 1;</text:p>
          </table:table-cell>
          <table:table-cell table:formula="of:=IF([$org.A117]&lt;&gt;&quot;&quot;;CONCATENATE(&quot;'&quot;;[$org.D117];&quot;',&quot;);[$org.D117])" office:value-type="string" office:string-value="'Schwellenakzeptanz (1990; IBM, Dueck, Scheuer) '," calcext:value-type="string">
            <text:p>'Schwellenakzeptanz (1990; IBM, Dueck, Scheuer) ',</text:p>
          </table:table-cell>
          <table:table-cell table:number-columns-repeated="16381"/>
        </table:table-row>
        <table:table-row table:style-name="ro1">
          <table:table-cell table:formula="of:=IF([$org.A118]&lt;&gt;&quot;&quot;;[$org.A118];&quot;&quot;)" office:value-type="float" office:value="105" calcext:value-type="float">
            <text:p>105</text:p>
          </table:table-cell>
          <table:table-cell table:formula="of:=IF([$org.A118]&lt;&gt;&quot;&quot;;CONCATENATE([$org.B118];&quot; = &quot;;[$org.B117];&quot; + 1;&quot;);[$org.B118])" office:value-type="string" office:string-value="rsBEGINNESA = rsSchwellenakzeptanz + 1;" calcext:value-type="string">
            <text:p>rsBEGINNESA = rsSchwellenakzeptanz + 1;</text:p>
          </table:table-cell>
          <table:table-cell table:formula="of:=IF([$org.A118]&lt;&gt;&quot;&quot;;CONCATENATE(&quot;'&quot;;[$org.D118];&quot;',&quot;);[$org.D118])" office:value-type="string" office:string-value="'BEGINNE  {SA bzw. TA zur Minimierung}'," calcext:value-type="string">
            <text:p>'BEGINNE <text:s/>{SA bzw. TA zur Minimierung}',</text:p>
          </table:table-cell>
          <table:table-cell table:number-columns-repeated="16381"/>
        </table:table-row>
        <table:table-row table:style-name="ro1">
          <table:table-cell table:formula="of:=IF([$org.A119]&lt;&gt;&quot;&quot;;[$org.A119];&quot;&quot;)" office:value-type="float" office:value="106" calcext:value-type="float">
            <text:p>106</text:p>
          </table:table-cell>
          <table:table-cell table:formula="of:=IF([$org.A119]&lt;&gt;&quot;&quot;;CONCATENATE([$org.B119];&quot; = &quot;;[$org.B118];&quot; + 1;&quot;);[$org.B119])" office:value-type="string" office:string-value="rsWaehleKonfiguration = rsBEGINNESA + 1;" calcext:value-type="string">
            <text:p>rsWaehleKonfiguration = rsBEGINNESA + 1;</text:p>
          </table:table-cell>
          <table:table-cell table:formula="of:=IF([$org.A119]&lt;&gt;&quot;&quot;;CONCATENATE(&quot;'&quot;;[$org.D119];&quot;',&quot;);[$org.D119])" office:value-type="string" office:string-value="'wähle eine Ausgangskonfiguration;'," calcext:value-type="string">
            <text:p>'wähle eine Ausgangskonfiguration;',</text:p>
          </table:table-cell>
          <table:table-cell table:number-columns-repeated="16381"/>
        </table:table-row>
        <table:table-row table:style-name="ro1">
          <table:table-cell table:formula="of:=IF([$org.A120]&lt;&gt;&quot;&quot;;[$org.A120];&quot;&quot;)" office:value-type="float" office:value="107" calcext:value-type="float">
            <text:p>107</text:p>
          </table:table-cell>
          <table:table-cell table:formula="of:=IF([$org.A120]&lt;&gt;&quot;&quot;;CONCATENATE([$org.B120];&quot; = &quot;;[$org.B119];&quot; + 1;&quot;);[$org.B120])" office:value-type="string" office:string-value="rsWaehleAnfangswert = rsWaehleKonfiguration + 1;" calcext:value-type="string">
            <text:p>rsWaehleAnfangswert = rsWaehleKonfiguration + 1;</text:p>
          </table:table-cell>
          <table:table-cell table:formula="of:=IF([$org.A120]&lt;&gt;&quot;&quot;;CONCATENATE(&quot;'&quot;;[$org.D120];&quot;',&quot;);[$org.D120])" office:value-type="string" office:string-value="'wähle einen Anfangswert T&gt;0;'," calcext:value-type="string">
            <text:p>'wähle einen Anfangswert T&gt;0;',</text:p>
          </table:table-cell>
          <table:table-cell table:number-columns-repeated="16381"/>
        </table:table-row>
        <table:table-row table:style-name="ro1">
          <table:table-cell table:formula="of:=IF([$org.A121]&lt;&gt;&quot;&quot;;[$org.A121];&quot;&quot;)" office:value-type="float" office:value="108" calcext:value-type="float">
            <text:p>108</text:p>
          </table:table-cell>
          <table:table-cell table:formula="of:=IF([$org.A121]&lt;&gt;&quot;&quot;;CONCATENATE([$org.B121];&quot; = &quot;;[$org.B120];&quot; + 1;&quot;);[$org.B121])" office:value-type="string" office:string-value="rsWIEDERHOLE = rsWaehleAnfangswert + 1;" calcext:value-type="string">
            <text:p>rsWIEDERHOLE = rsWaehleAnfangswert + 1;</text:p>
          </table:table-cell>
          <table:table-cell table:formula="of:=IF([$org.A121]&lt;&gt;&quot;&quot;;CONCATENATE(&quot;'&quot;;[$org.D121];&quot;',&quot;);[$org.D121])" office:value-type="string" office:string-value="'WIEDERHOLE'," calcext:value-type="string">
            <text:p>'WIEDERHOLE',</text:p>
          </table:table-cell>
          <table:table-cell table:number-columns-repeated="16381"/>
        </table:table-row>
        <table:table-row table:style-name="ro1">
          <table:table-cell table:formula="of:=IF([$org.A122]&lt;&gt;&quot;&quot;;[$org.A122];&quot;&quot;)" office:value-type="float" office:value="109" calcext:value-type="float">
            <text:p>109</text:p>
          </table:table-cell>
          <table:table-cell table:formula="of:=IF([$org.A122]&lt;&gt;&quot;&quot;;CONCATENATE([$org.B122];&quot; = &quot;;[$org.B121];&quot; + 1;&quot;);[$org.B122])" office:value-type="string" office:string-value="rsWIEDERHOLE1 = rsWIEDERHOLE + 1;" calcext:value-type="string">
            <text:p>rsWIEDERHOLE1 = rsWIEDERHOLE + 1;</text:p>
          </table:table-cell>
          <table:table-cell table:formula="of:=IF([$org.A122]&lt;&gt;&quot;&quot;;CONCATENATE(&quot;'&quot;;[$org.D122];&quot;',&quot;);[$org.D122])" office:value-type="string" office:string-value="'  WIEDERHOLE'," calcext:value-type="string">
            <text:p>' <text:s/>WIEDERHOLE',</text:p>
          </table:table-cell>
          <table:table-cell table:number-columns-repeated="16381"/>
        </table:table-row>
        <table:table-row table:style-name="ro1">
          <table:table-cell table:formula="of:=IF([$org.A123]&lt;&gt;&quot;&quot;;[$org.A123];&quot;&quot;)" office:value-type="float" office:value="110" calcext:value-type="float">
            <text:p>110</text:p>
          </table:table-cell>
          <table:table-cell table:formula="of:=IF([$org.A123]&lt;&gt;&quot;&quot;;CONCATENATE([$org.B123];&quot; = &quot;;[$org.B122];&quot; + 1;&quot;);[$org.B123])" office:value-type="string" office:string-value="rsWaehleNeueKonfig = rsWIEDERHOLE1 + 1;" calcext:value-type="string">
            <text:p>rsWaehleNeueKonfig = rsWIEDERHOLE1 + 1;</text:p>
          </table:table-cell>
          <table:table-cell table:formula="of:=IF([$org.A123]&lt;&gt;&quot;&quot;;CONCATENATE(&quot;'&quot;;[$org.D123];&quot;',&quot;);[$org.D123])" office:value-type="string" office:string-value="'    wähle eine neue Konfiguration, die eine kleine Änderung der'," calcext:value-type="string">
            <text:p>' <text:s text:c="3"/>wähle eine neue Konfiguration, die eine kleine Änderung der',</text:p>
          </table:table-cell>
          <table:table-cell table:number-columns-repeated="16381"/>
        </table:table-row>
        <table:table-row table:style-name="ro1">
          <table:table-cell table:formula="of:=IF([$org.A124]&lt;&gt;&quot;&quot;;[$org.A124];&quot;&quot;)" office:value-type="float" office:value="111" calcext:value-type="float">
            <text:p>111</text:p>
          </table:table-cell>
          <table:table-cell table:formula="of:=IF([$org.A124]&lt;&gt;&quot;&quot;;CONCATENATE([$org.B124];&quot; = &quot;;[$org.B123];&quot; + 1;&quot;);[$org.B124])" office:value-type="string" office:string-value="rsAltenKonfiguration = rsWaehleNeueKonfig + 1;" calcext:value-type="string">
            <text:p>rsAltenKonfiguration = rsWaehleNeueKonfig + 1;</text:p>
          </table:table-cell>
          <table:table-cell table:formula="of:=IF([$org.A124]&lt;&gt;&quot;&quot;;CONCATENATE(&quot;'&quot;;[$org.D124];&quot;',&quot;);[$org.D124])" office:value-type="string" office:string-value="'    alten Konfiguration ist;'," calcext:value-type="string">
            <text:p>' <text:s text:c="3"/>alten Konfiguration ist;',</text:p>
          </table:table-cell>
          <table:table-cell table:number-columns-repeated="16381"/>
        </table:table-row>
        <table:table-row table:style-name="ro1">
          <table:table-cell table:formula="of:=IF([$org.A125]&lt;&gt;&quot;&quot;;[$org.A125];&quot;&quot;)" office:value-type="float" office:value="112" calcext:value-type="float">
            <text:p>112</text:p>
          </table:table-cell>
          <table:table-cell table:formula="of:=IF([$org.A125]&lt;&gt;&quot;&quot;;CONCATENATE([$org.B125];&quot; = &quot;;[$org.B124];&quot; + 1;&quot;);[$org.B125])" office:value-type="string" office:string-value="rsBerechneQualitaetsfkt = rsAltenKonfiguration + 1;" calcext:value-type="string">
            <text:p>rsBerechneQualitaetsfkt = rsAltenKonfiguration + 1;</text:p>
          </table:table-cell>
          <table:table-cell table:formula="of:=IF([$org.A125]&lt;&gt;&quot;&quot;;CONCATENATE(&quot;'&quot;;[$org.D125];&quot;',&quot;);[$org.D125])" office:value-type="string" office:string-value="'    berechne die Qualitätsfunktion Q der neuen Konfiguration;'," calcext:value-type="string">
            <text:p>' <text:s text:c="3"/>berechne die Qualitätsfunktion Q der neuen Konfiguration;',</text:p>
          </table:table-cell>
          <table:table-cell table:number-columns-repeated="16381"/>
        </table:table-row>
        <table:table-row table:style-name="ro1">
          <table:table-cell table:formula="of:=IF([$org.A126]&lt;&gt;&quot;&quot;;[$org.A126];&quot;&quot;)" office:value-type="float" office:value="113" calcext:value-type="float">
            <text:p>113</text:p>
          </table:table-cell>
          <table:table-cell table:formula="of:=IF([$org.A126]&lt;&gt;&quot;&quot;;CONCATENATE([$org.B126];&quot; = &quot;;[$org.B125];&quot; + 1;&quot;);[$org.B126])" office:value-type="string" office:string-value="rsDEQneuQalt = rsBerechneQualitaetsfkt + 1;" calcext:value-type="string">
            <text:p>rsDEQneuQalt = rsBerechneQualitaetsfkt + 1;</text:p>
          </table:table-cell>
          <table:table-cell table:formula="of:=IF([$org.A126]&lt;&gt;&quot;&quot;;CONCATENATE(&quot;'&quot;;[$org.D126];&quot;',&quot;);[$org.D126])" office:value-type="string" office:string-value="'    DE:=Q(neu)-Q(alt);'," calcext:value-type="string">
            <text:p>' <text:s text:c="3"/>DE:=Q(neu)-Q(alt);',</text:p>
          </table:table-cell>
          <table:table-cell table:number-columns-repeated="16381"/>
        </table:table-row>
        <table:table-row table:style-name="ro1">
          <table:table-cell table:formula="of:=IF([$org.A127]&lt;&gt;&quot;&quot;;[$org.A127];&quot;&quot;)" office:value-type="float" office:value="114" calcext:value-type="float">
            <text:p>114</text:p>
          </table:table-cell>
          <table:table-cell table:formula="of:=IF([$org.A127]&lt;&gt;&quot;&quot;;CONCATENATE([$org.B127];&quot; = &quot;;[$org.B126];&quot; + 1;&quot;);[$org.B127])" office:value-type="string" office:string-value="rsWENNDE0 = rsDEQneuQalt + 1;" calcext:value-type="string">
            <text:p>rsWENNDE0 = rsDEQneuQalt + 1;</text:p>
          </table:table-cell>
          <table:table-cell table:formula="of:=IF([$org.A127]&lt;&gt;&quot;&quot;;CONCATENATE(&quot;'&quot;;[$org.D127];&quot;',&quot;);[$org.D127])" office:value-type="string" office:string-value="'    WENN DE&lt;0'," calcext:value-type="string">
            <text:p>' <text:s text:c="3"/>WENN DE&lt;0',</text:p>
          </table:table-cell>
          <table:table-cell table:number-columns-repeated="16381"/>
        </table:table-row>
        <table:table-row table:style-name="ro1">
          <table:table-cell table:formula="of:=IF([$org.A128]&lt;&gt;&quot;&quot;;[$org.A128];&quot;&quot;)" office:value-type="float" office:value="115" calcext:value-type="float">
            <text:p>115</text:p>
          </table:table-cell>
          <table:table-cell table:formula="of:=IF([$org.A128]&lt;&gt;&quot;&quot;;CONCATENATE([$org.B128];&quot; = &quot;;[$org.B127];&quot; + 1;&quot;);[$org.B128])" office:value-type="string" office:string-value="rsDANNAlteKonfigneueKonfig = rsWENNDE0 + 1;" calcext:value-type="string">
            <text:p>rsDANNAlteKonfigneueKonfig = rsWENNDE0 + 1;</text:p>
          </table:table-cell>
          <table:table-cell table:formula="of:=IF([$org.A128]&lt;&gt;&quot;&quot;;CONCATENATE(&quot;'&quot;;[$org.D128];&quot;',&quot;);[$org.D128])" office:value-type="string" office:string-value="'       DANN alte Konfiguration:=neue Konfiguration'," calcext:value-type="string">
            <text:p>' <text:s text:c="6"/>DANN alte Konfiguration:=neue Konfiguration',</text:p>
          </table:table-cell>
          <table:table-cell table:number-columns-repeated="16381"/>
        </table:table-row>
        <table:table-row table:style-name="ro1">
          <table:table-cell table:formula="of:=IF([$org.A129]&lt;&gt;&quot;&quot;;[$org.A129];&quot;&quot;)" office:value-type="float" office:value="116" calcext:value-type="float">
            <text:p>116</text:p>
          </table:table-cell>
          <table:table-cell table:formula="of:=IF([$org.A129]&lt;&gt;&quot;&quot;;CONCATENATE([$org.B129];&quot; = &quot;;[$org.B128];&quot; + 1;&quot;);[$org.B129])" office:value-type="string" office:string-value="rsSONSTWENNZufallszahlexpDEkT = rsDANNAlteKonfigneueKonfig + 1;" calcext:value-type="string">
            <text:p>rsSONSTWENNZufallszahlexpDEkT = rsDANNAlteKonfigneueKonfig + 1;</text:p>
          </table:table-cell>
          <table:table-cell table:formula="of:=IF([$org.A129]&lt;&gt;&quot;&quot;;CONCATENATE(&quot;'&quot;;[$org.D129];&quot;',&quot;);[$org.D129])" office:value-type="string" office:string-value="'       SONST WENN Zufallszahl&lt;exp(-DE/(kT))'," calcext:value-type="string">
            <text:p>' <text:s text:c="6"/>SONST WENN Zufallszahl&lt;exp(-DE/(kT))',</text:p>
          </table:table-cell>
          <table:table-cell table:number-columns-repeated="16381"/>
        </table:table-row>
        <table:table-row table:style-name="ro1">
          <table:table-cell table:formula="of:=IF([$org.A130]&lt;&gt;&quot;&quot;;[$org.A130];&quot;&quot;)" office:value-type="float" office:value="117" calcext:value-type="float">
            <text:p>117</text:p>
          </table:table-cell>
          <table:table-cell table:formula="of:=IF([$org.A130]&lt;&gt;&quot;&quot;;CONCATENATE([$org.B130];&quot; = &quot;;[$org.B129];&quot; + 1;&quot;);[$org.B130])" office:value-type="string" office:string-value="rsDANNAlteKonfigneueKonfig1 = rsSONSTWENNZufallszahlexpDEkT + 1;" calcext:value-type="string">
            <text:p>rsDANNAlteKonfigneueKonfig1 = rsSONSTWENNZufallszahlexpDEkT + 1;</text:p>
          </table:table-cell>
          <table:table-cell table:formula="of:=IF([$org.A130]&lt;&gt;&quot;&quot;;CONCATENATE(&quot;'&quot;;[$org.D130];&quot;',&quot;);[$org.D130])" office:value-type="string" office:string-value="'             DANN alte Konfiguration:=neue Konfiguration'," calcext:value-type="string">
            <text:p>' <text:s text:c="12"/>DANN alte Konfiguration:=neue Konfiguration',</text:p>
          </table:table-cell>
          <table:table-cell table:number-columns-repeated="16381"/>
        </table:table-row>
        <table:table-row table:style-name="ro1">
          <table:table-cell table:formula="of:=IF([$org.A131]&lt;&gt;&quot;&quot;;[$org.A131];&quot;&quot;)" office:value-type="float" office:value="118" calcext:value-type="float">
            <text:p>118</text:p>
          </table:table-cell>
          <table:table-cell table:formula="of:=IF([$org.A131]&lt;&gt;&quot;&quot;;CONCATENATE([$org.B131];&quot; = &quot;;[$org.B130];&quot; + 1;&quot;);[$org.B131])" office:value-type="string" office:string-value="rsWENNDET = rsDANNAlteKonfigneueKonfig1 + 1;" calcext:value-type="string">
            <text:p>rsWENNDET = rsDANNAlteKonfigneueKonfig1 + 1;</text:p>
          </table:table-cell>
          <table:table-cell table:formula="of:=IF([$org.A131]&lt;&gt;&quot;&quot;;CONCATENATE(&quot;'&quot;;[$org.D131];&quot;',&quot;);[$org.D131])" office:value-type="string" office:string-value="'    WENN DE&lt;T'," calcext:value-type="string">
            <text:p>' <text:s text:c="3"/>WENN DE&lt;T',</text:p>
          </table:table-cell>
          <table:table-cell table:number-columns-repeated="16381"/>
        </table:table-row>
        <table:table-row table:style-name="ro1">
          <table:table-cell table:formula="of:=IF([$org.A132]&lt;&gt;&quot;&quot;;[$org.A132];&quot;&quot;)" office:value-type="float" office:value="119" calcext:value-type="float">
            <text:p>119</text:p>
          </table:table-cell>
          <table:table-cell table:formula="of:=IF([$org.A132]&lt;&gt;&quot;&quot;;CONCATENATE([$org.B132];&quot; = &quot;;[$org.B131];&quot; + 1;&quot;);[$org.B132])" office:value-type="string" office:string-value="rsDANNAlteKonfigneueKonfig2 = rsWENNDET + 1;" calcext:value-type="string">
            <text:p>rsDANNAlteKonfigneueKonfig2 = rsWENNDET + 1;</text:p>
          </table:table-cell>
          <table:table-cell table:formula="of:=IF([$org.A132]&lt;&gt;&quot;&quot;;CONCATENATE(&quot;'&quot;;[$org.D132];&quot;',&quot;);[$org.D132])" office:value-type="string" office:string-value="'       DANN alte Konfiguration:=neue Konfiguration '," calcext:value-type="string">
            <text:p>' <text:s text:c="6"/>DANN alte Konfiguration:=neue Konfiguration ',</text:p>
          </table:table-cell>
          <table:table-cell table:number-columns-repeated="16381"/>
        </table:table-row>
        <table:table-row table:style-name="ro1">
          <table:table-cell table:formula="of:=IF([$org.A133]&lt;&gt;&quot;&quot;;[$org.A133];&quot;&quot;)" office:value-type="float" office:value="120" calcext:value-type="float">
            <text:p>120</text:p>
          </table:table-cell>
          <table:table-cell table:formula="of:=IF([$org.A133]&lt;&gt;&quot;&quot;;CONCATENATE([$org.B133];&quot; = &quot;;[$org.B132];&quot; + 1;&quot;);[$org.B133])" office:value-type="string" office:string-value="rsBISrQualitaetOk = rsDANNAlteKonfigneueKonfig2 + 1;" calcext:value-type="string">
            <text:p>rsBISrQualitaetOk = rsDANNAlteKonfigneueKonfig2 + 1;</text:p>
          </table:table-cell>
          <table:table-cell table:formula="of:=IF([$org.A133]&lt;&gt;&quot;&quot;;CONCATENATE(&quot;'&quot;;[$org.D133];&quot;',&quot;);[$org.D133])" office:value-type="string" office:string-value="'  BIS lange keine Erniedrigung der Qualität;'," calcext:value-type="string">
            <text:p>' <text:s/>BIS lange keine Erniedrigung der Qualität;',</text:p>
          </table:table-cell>
          <table:table-cell table:number-columns-repeated="16381"/>
        </table:table-row>
        <table:table-row table:style-name="ro1">
          <table:table-cell table:formula="of:=IF([$org.A134]&lt;&gt;&quot;&quot;;[$org.A134];&quot;&quot;)" office:value-type="float" office:value="121" calcext:value-type="float">
            <text:p>121</text:p>
          </table:table-cell>
          <table:table-cell table:formula="of:=IF([$org.A134]&lt;&gt;&quot;&quot;;CONCATENATE([$org.B134];&quot; = &quot;;[$org.B133];&quot; + 1;&quot;);[$org.B134])" office:value-type="string" office:string-value="rsVerringereT = rsBISrQualitaetOk + 1;" calcext:value-type="string">
            <text:p>rsVerringereT = rsBISrQualitaetOk + 1;</text:p>
          </table:table-cell>
          <table:table-cell table:formula="of:=IF([$org.A134]&lt;&gt;&quot;&quot;;CONCATENATE(&quot;'&quot;;[$org.D134];&quot;',&quot;);[$org.D134])" office:value-type="string" office:string-value="'  verringere T;'," calcext:value-type="string">
            <text:p>' <text:s/>verringere T;',</text:p>
          </table:table-cell>
          <table:table-cell table:number-columns-repeated="16381"/>
        </table:table-row>
        <table:table-row table:style-name="ro1">
          <table:table-cell table:formula="of:=IF([$org.A135]&lt;&gt;&quot;&quot;;[$org.A135];&quot;&quot;)" office:value-type="float" office:value="122" calcext:value-type="float">
            <text:p>122</text:p>
          </table:table-cell>
          <table:table-cell table:formula="of:=IF([$org.A135]&lt;&gt;&quot;&quot;;CONCATENATE([$org.B135];&quot; = &quot;;[$org.B134];&quot; + 1;&quot;);[$org.B135])" office:value-type="string" office:string-value="rsBISQualitaetsfktKonst = rsVerringereT + 1;" calcext:value-type="string">
            <text:p>rsBISQualitaetsfktKonst = rsVerringereT + 1;</text:p>
          </table:table-cell>
          <table:table-cell table:formula="of:=IF([$org.A135]&lt;&gt;&quot;&quot;;CONCATENATE(&quot;'&quot;;[$org.D135];&quot;',&quot;);[$org.D135])" office:value-type="string" office:string-value="'BIS überhaupt keine Verringerung der Qualitätsfunktion mehr;'," calcext:value-type="string">
            <text:p>'BIS überhaupt keine Verringerung der Qualitätsfunktion mehr;',</text:p>
          </table:table-cell>
          <table:table-cell table:number-columns-repeated="16381"/>
        </table:table-row>
        <table:table-row table:style-name="ro1">
          <table:table-cell table:formula="of:=IF([$org.A136]&lt;&gt;&quot;&quot;;[$org.A136];&quot;&quot;)" office:value-type="float" office:value="123" calcext:value-type="float">
            <text:p>123</text:p>
          </table:table-cell>
          <table:table-cell table:formula="of:=IF([$org.A136]&lt;&gt;&quot;&quot;;CONCATENATE([$org.B136];&quot; = &quot;;[$org.B135];&quot; + 1;&quot;);[$org.B136])" office:value-type="string" office:string-value="rsENDE = rsBISQualitaetsfktKonst + 1;" calcext:value-type="string">
            <text:p>rsENDE = rsBISQualitaetsfktKonst + 1;</text:p>
          </table:table-cell>
          <table:table-cell table:formula="of:=IF([$org.A136]&lt;&gt;&quot;&quot;;CONCATENATE(&quot;'&quot;;[$org.D136];&quot;',&quot;);[$org.D136])" office:value-type="string" office:string-value="'ENDE.'," calcext:value-type="string">
            <text:p>'ENDE.',</text:p>
          </table:table-cell>
          <table:table-cell table:number-columns-repeated="16381"/>
        </table:table-row>
        <table:table-row table:style-name="ro1">
          <table:table-cell table:formula="of:=IF([$org.A137]&lt;&gt;&quot;&quot;;[$org.A137];&quot;&quot;)" office:value-type="float" office:value="124" calcext:value-type="float">
            <text:p>124</text:p>
          </table:table-cell>
          <table:table-cell table:formula="of:=IF([$org.A137]&lt;&gt;&quot;&quot;;CONCATENATE([$org.B137];&quot; = &quot;;[$org.B136];&quot; + 1;&quot;);[$org.B137])" office:value-type="string" office:string-value="rsKlickZwischenloesung = rsENDE + 1;" calcext:value-type="string">
            <text:p>rsKlickZwischenloesung = rsENDE + 1;</text:p>
          </table:table-cell>
          <table:table-cell table:formula="of:=IF([$org.A137]&lt;&gt;&quot;&quot;;CONCATENATE(&quot;'&quot;;[$org.D137];&quot;',&quot;);[$org.D137])" office:value-type="string" office:string-value="'Nach Maus-Klick auf eine Zwischenlösung wird der Rundweg in der Grafik animiert.'," calcext:value-type="string">
            <text:p>'Nach Maus-Klick auf eine Zwischenlösung wird der Rundweg in der Grafik animiert.',</text:p>
          </table:table-cell>
          <table:table-cell table:number-columns-repeated="16381"/>
        </table:table-row>
        <table:table-row table:style-name="ro1">
          <table:table-cell table:formula="of:=IF([$org.A138]&lt;&gt;&quot;&quot;;[$org.A138];&quot;&quot;)" office:value-type="float" office:value="125" calcext:value-type="float">
            <text:p>125</text:p>
          </table:table-cell>
          <table:table-cell table:formula="of:=IF([$org.A138]&lt;&gt;&quot;&quot;;CONCATENATE([$org.B138];&quot; = &quot;;[$org.B137];&quot; + 1;&quot;);[$org.B138])" office:value-type="string" office:string-value="rsInfoSalesmanB0 = rsKlickZwischenloesung + 1;" calcext:value-type="string">
            <text:p>rsInfoSalesmanB0 = rsKlickZwischenloesung + 1;</text:p>
          </table:table-cell>
          <table:table-cell table:formula="of:=IF([$org.A138]&lt;&gt;&quot;&quot;;CONCATENATE(&quot;'&quot;;[$org.D138];&quot;',&quot;);[$org.D138])" office:value-type="string" office:string-value="'Informationen zum Rundweg des Handlungsreisenden II'," calcext:value-type="string">
            <text:p>'Informationen zum Rundweg des Handlungsreisenden II',</text:p>
          </table:table-cell>
          <table:table-cell table:number-columns-repeated="16381"/>
        </table:table-row>
        <table:table-row table:style-name="ro1">
          <table:table-cell table:formula="of:=IF([$org.A139]&lt;&gt;&quot;&quot;;[$org.A139];&quot;&quot;)" office:value-type="float" office:value="126" calcext:value-type="float">
            <text:p>126</text:p>
          </table:table-cell>
          <table:table-cell table:formula="of:=IF([$org.A139]&lt;&gt;&quot;&quot;;CONCATENATE([$org.B139];&quot; = &quot;;[$org.B138];&quot; + 1;&quot;);[$org.B139])" office:value-type="string" office:string-value="rsInfoSalesmanB1 = rsInfoSalesmanB0 + 1;" calcext:value-type="string">
            <text:p>rsInfoSalesmanB1 = rsInfoSalesmanB0 + 1;</text:p>
          </table:table-cell>
          <table:table-cell table:formula="of:=IF([$org.A139]&lt;&gt;&quot;&quot;;CONCATENATE(&quot;'&quot;;[$org.D139];&quot;',&quot;);[$org.D139])" office:value-type="string" office:string-value="'Das Programm versucht einen Rundweg so zu ermitteln, daß die Fahrstrecke möglichst klein wird. Dabei dürfen die Orte mehrmals besucht werden und Straßen teilweise in beiden Richtungen durchfahren werden.'," calcext:value-type="string">
            <text:p>'Das Programm versucht einen Rundweg so zu ermitteln, daß die Fahrstrecke möglichst klein wird. Dabei dürfen die Orte mehrmals besucht werden und Straßen teilweise in beiden Richtungen durchfahren werden.',</text:p>
          </table:table-cell>
          <table:table-cell table:number-columns-repeated="16381"/>
        </table:table-row>
        <table:table-row table:style-name="ro1">
          <table:table-cell table:formula="of:=IF([$org.A140]&lt;&gt;&quot;&quot;;[$org.A140];&quot;&quot;)" office:value-type="float" office:value="127" calcext:value-type="float">
            <text:p>127</text:p>
          </table:table-cell>
          <table:table-cell table:formula="of:=IF([$org.A140]&lt;&gt;&quot;&quot;;CONCATENATE([$org.B140];&quot; = &quot;;[$org.B139];&quot; + 1;&quot;);[$org.B140])" office:value-type="string" office:string-value="rsInfoSalesmanB2 = rsInfoSalesmanB1 + 1;" calcext:value-type="string">
            <text:p>rsInfoSalesmanB2 = rsInfoSalesmanB1 + 1;</text:p>
          </table:table-cell>
          <table:table-cell table:formula="of:=IF([$org.A140]&lt;&gt;&quot;&quot;;CONCATENATE(&quot;'&quot;;[$org.D140];&quot;',&quot;);[$org.D140])" office:value-type="string" office:string-value="'Die Orte und Entfernungen können frei gewählt werden.'," calcext:value-type="string">
            <text:p>'Die Orte und Entfernungen können frei gewählt werden.',</text:p>
          </table:table-cell>
          <table:table-cell table:number-columns-repeated="16381"/>
        </table:table-row>
        <table:table-row table:style-name="ro1">
          <table:table-cell table:formula="of:=IF([$org.A141]&lt;&gt;&quot;&quot;;[$org.A141];&quot;&quot;)" office:value-type="float" office:value="128" calcext:value-type="float">
            <text:p>128</text:p>
          </table:table-cell>
          <table:table-cell table:formula="of:=IF([$org.A141]&lt;&gt;&quot;&quot;;CONCATENATE([$org.B141];&quot; = &quot;;[$org.B140];&quot; + 1;&quot;);[$org.B141])" office:value-type="string" office:string-value="rsInfoSalesmanB3 = rsInfoSalesmanB2 + 1;" calcext:value-type="string">
            <text:p>rsInfoSalesmanB3 = rsInfoSalesmanB2 + 1;</text:p>
          </table:table-cell>
          <table:table-cell table:formula="of:=IF([$org.A141]&lt;&gt;&quot;&quot;;CONCATENATE(&quot;'&quot;;[$org.D141];&quot;',&quot;);[$org.D141])" office:value-type="string" office:string-value="'Ein Leerfeld oder 0 in der Entfernungsmatrix bedeutet: keine Verbindung.'," calcext:value-type="string">
            <text:p>'Ein Leerfeld oder 0 in der Entfernungsmatrix bedeutet: keine Verbindung.',</text:p>
          </table:table-cell>
          <table:table-cell table:number-columns-repeated="16381"/>
        </table:table-row>
        <table:table-row table:style-name="ro1">
          <table:table-cell table:formula="of:=IF([$org.A142]&lt;&gt;&quot;&quot;;[$org.A142];&quot;&quot;)" office:value-type="float" office:value="129" calcext:value-type="float">
            <text:p>129</text:p>
          </table:table-cell>
          <table:table-cell table:formula="of:=IF([$org.A142]&lt;&gt;&quot;&quot;;CONCATENATE([$org.B142];&quot; = &quot;;[$org.B141];&quot; + 1;&quot;);[$org.B142])" office:value-type="string" office:string-value="rsInfoSalesmanB4 = rsInfoSalesmanB3 + 1;" calcext:value-type="string">
            <text:p>rsInfoSalesmanB4 = rsInfoSalesmanB3 + 1;</text:p>
          </table:table-cell>
          <table:table-cell table:formula="of:=IF([$org.A142]&lt;&gt;&quot;&quot;;CONCATENATE(&quot;'&quot;;[$org.D142];&quot;',&quot;);[$org.D142])" office:value-type="string" office:string-value="'Einbahnstraßen werden je nach Richtung in gelb oder aqua dargestellt.'," calcext:value-type="string">
            <text:p>'Einbahnstraßen werden je nach Richtung in gelb oder aqua dargestellt.',</text:p>
          </table:table-cell>
          <table:table-cell table:number-columns-repeated="16381"/>
        </table:table-row>
        <table:table-row table:style-name="ro1">
          <table:table-cell table:formula="of:=IF([$org.A143]&lt;&gt;&quot;&quot;;[$org.A143];&quot;&quot;)" office:value-type="float" office:value="130" calcext:value-type="float">
            <text:p>130</text:p>
          </table:table-cell>
          <table:table-cell table:formula="of:=IF([$org.A143]&lt;&gt;&quot;&quot;;CONCATENATE([$org.B143];&quot; = &quot;;[$org.B142];&quot; + 1;&quot;);[$org.B143])" office:value-type="string" office:string-value="rsInfoZahlenraetsel0 = rsInfoSalesmanB4 + 1;" calcext:value-type="string">
            <text:p>rsInfoZahlenraetsel0 = rsInfoSalesmanB4 + 1;</text:p>
          </table:table-cell>
          <table:table-cell table:formula="of:=IF([$org.A143]&lt;&gt;&quot;&quot;;CONCATENATE(&quot;'&quot;;[$org.D143];&quot;',&quot;);[$org.D143])" office:value-type="string" office:string-value="'Informationen zur Lösung des Zahlenrätsels'," calcext:value-type="string">
            <text:p>'Informationen zur Lösung des Zahlenrätsels',</text:p>
          </table:table-cell>
          <table:table-cell table:number-columns-repeated="16381"/>
        </table:table-row>
        <table:table-row table:style-name="ro1">
          <table:table-cell table:formula="of:=IF([$org.A144]&lt;&gt;&quot;&quot;;[$org.A144];&quot;&quot;)" office:value-type="float" office:value="131" calcext:value-type="float">
            <text:p>131</text:p>
          </table:table-cell>
          <table:table-cell table:formula="of:=IF([$org.A144]&lt;&gt;&quot;&quot;;CONCATENATE([$org.B144];&quot; = &quot;;[$org.B143];&quot; + 1;&quot;);[$org.B144])" office:value-type="string" office:string-value="rsInfoZahlenraetsel1 = rsInfoZahlenraetsel0 + 1;" calcext:value-type="string">
            <text:p>rsInfoZahlenraetsel1 = rsInfoZahlenraetsel0 + 1;</text:p>
          </table:table-cell>
          <table:table-cell table:formula="of:=IF([$org.A144]&lt;&gt;&quot;&quot;;CONCATENATE(&quot;'&quot;;[$org.D144];&quot;',&quot;);[$org.D144])" office:value-type="string" office:string-value="'Wie bei Zahlenrätseln üblich stellt jeder Buchstabe eine Ziffer dar.'," calcext:value-type="string">
            <text:p>'Wie bei Zahlenrätseln üblich stellt jeder Buchstabe eine Ziffer dar.',</text:p>
          </table:table-cell>
          <table:table-cell table:number-columns-repeated="16381"/>
        </table:table-row>
        <table:table-row table:style-name="ro1">
          <table:table-cell table:formula="of:=IF([$org.A145]&lt;&gt;&quot;&quot;;[$org.A145];&quot;&quot;)" office:value-type="float" office:value="132" calcext:value-type="float">
            <text:p>132</text:p>
          </table:table-cell>
          <table:table-cell table:formula="of:=IF([$org.A145]&lt;&gt;&quot;&quot;;CONCATENATE([$org.B145];&quot; = &quot;;[$org.B144];&quot; + 1;&quot;);[$org.B145])" office:value-type="string" office:string-value="rsInfoZahlenraetsel2 = rsInfoZahlenraetsel1 + 1;" calcext:value-type="string">
            <text:p>rsInfoZahlenraetsel2 = rsInfoZahlenraetsel1 + 1;</text:p>
          </table:table-cell>
          <table:table-cell table:formula="of:=IF([$org.A145]&lt;&gt;&quot;&quot;;CONCATENATE(&quot;'&quot;;[$org.D145];&quot;',&quot;);[$org.D145])" office:value-type="string" office:string-value="'Das Programm sucht durch Ausprobieren alle Lösungen.'," calcext:value-type="string">
            <text:p>'Das Programm sucht durch Ausprobieren alle Lösungen.',</text:p>
          </table:table-cell>
          <table:table-cell table:number-columns-repeated="16381"/>
        </table:table-row>
        <table:table-row table:style-name="ro1">
          <table:table-cell table:formula="of:=IF([$org.A146]&lt;&gt;&quot;&quot;;[$org.A146];&quot;&quot;)" office:value-type="float" office:value="133" calcext:value-type="float">
            <text:p>133</text:p>
          </table:table-cell>
          <table:table-cell table:formula="of:=IF([$org.A146]&lt;&gt;&quot;&quot;;CONCATENATE([$org.B146];&quot; = &quot;;[$org.B145];&quot; + 1;&quot;);[$org.B146])" office:value-type="string" office:string-value="rsInfoHausVomNikolaus0 = rsInfoZahlenraetsel2 + 1;" calcext:value-type="string">
            <text:p>rsInfoHausVomNikolaus0 = rsInfoZahlenraetsel2 + 1;</text:p>
          </table:table-cell>
          <table:table-cell table:formula="of:=IF([$org.A146]&lt;&gt;&quot;&quot;;CONCATENATE(&quot;'&quot;;[$org.D146];&quot;',&quot;);[$org.D146])" office:value-type="string" office:string-value="'Informationen zum Haus vom Nikolaus'," calcext:value-type="string">
            <text:p>'Informationen zum Haus vom Nikolaus',</text:p>
          </table:table-cell>
          <table:table-cell table:number-columns-repeated="16381"/>
        </table:table-row>
        <table:table-row table:style-name="ro1">
          <table:table-cell table:formula="of:=IF([$org.A147]&lt;&gt;&quot;&quot;;[$org.A147];&quot;&quot;)" office:value-type="float" office:value="134" calcext:value-type="float">
            <text:p>134</text:p>
          </table:table-cell>
          <table:table-cell table:formula="of:=IF([$org.A147]&lt;&gt;&quot;&quot;;CONCATENATE([$org.B147];&quot; = &quot;;[$org.B146];&quot; + 1;&quot;);[$org.B147])" office:value-type="string" office:string-value="rsInfoHausVomNikolaus1 = rsInfoHausVomNikolaus0 + 1;" calcext:value-type="string">
            <text:p>rsInfoHausVomNikolaus1 = rsInfoHausVomNikolaus0 + 1;</text:p>
          </table:table-cell>
          <table:table-cell table:formula="of:=IF([$org.A147]&lt;&gt;&quot;&quot;;CONCATENATE(&quot;'&quot;;[$org.D147];&quot;',&quot;);[$org.D147])" office:value-type="string" office:string-value="'Das Programm kann alle Lösungen des bekannten Problems finden'," calcext:value-type="string">
            <text:p>'Das Programm kann alle Lösungen des bekannten Problems finden',</text:p>
          </table:table-cell>
          <table:table-cell table:number-columns-repeated="16381"/>
        </table:table-row>
        <table:table-row table:style-name="ro1">
          <table:table-cell table:formula="of:=IF([$org.A148]&lt;&gt;&quot;&quot;;[$org.A148];&quot;&quot;)" office:value-type="float" office:value="135" calcext:value-type="float">
            <text:p>135</text:p>
          </table:table-cell>
          <table:table-cell table:formula="of:=IF([$org.A148]&lt;&gt;&quot;&quot;;CONCATENATE([$org.B148];&quot; = &quot;;[$org.B147];&quot; + 1;&quot;);[$org.B148])" office:value-type="string" office:string-value="rsInfoHausVomNikolaus2 = rsInfoHausVomNikolaus1 + 1;" calcext:value-type="string">
            <text:p>rsInfoHausVomNikolaus2 = rsInfoHausVomNikolaus1 + 1;</text:p>
          </table:table-cell>
          <table:table-cell table:formula="of:=IF([$org.A148]&lt;&gt;&quot;&quot;;CONCATENATE(&quot;'&quot;;[$org.D148];&quot;',&quot;);[$org.D148])" office:value-type="string" office:string-value="'Der Startpunkt ist frei wählbar'," calcext:value-type="string">
            <text:p>'Der Startpunkt ist frei wählbar',</text:p>
          </table:table-cell>
          <table:table-cell table:number-columns-repeated="16381"/>
        </table:table-row>
        <table:table-row table:style-name="ro1">
          <table:table-cell table:formula="of:=IF([$org.A149]&lt;&gt;&quot;&quot;;[$org.A149];&quot;&quot;)" office:value-type="float" office:value="136" calcext:value-type="float">
            <text:p>136</text:p>
          </table:table-cell>
          <table:table-cell table:formula="of:=IF([$org.A149]&lt;&gt;&quot;&quot;;CONCATENATE([$org.B149];&quot; = &quot;;[$org.B148];&quot; + 1;&quot;);[$org.B149])" office:value-type="string" office:string-value="rsKlickLoesung = rsInfoHausVomNikolaus2 + 1;" calcext:value-type="string">
            <text:p>rsKlickLoesung = rsInfoHausVomNikolaus2 + 1;</text:p>
          </table:table-cell>
          <table:table-cell table:formula="of:=IF([$org.A149]&lt;&gt;&quot;&quot;;CONCATENATE(&quot;'&quot;;[$org.D149];&quot;',&quot;);[$org.D149])" office:value-type="string" office:string-value="'Nach Maus-Klick auf eine Lösung wird sie in der Grafik animiert dargestellt.'," calcext:value-type="string">
            <text:p>'Nach Maus-Klick auf eine Lösung wird sie in der Grafik animiert dargestellt.',</text:p>
          </table:table-cell>
          <table:table-cell table:number-columns-repeated="16381"/>
        </table:table-row>
        <table:table-row table:style-name="ro1">
          <table:table-cell table:formula="of:=IF([$org.A150]&lt;&gt;&quot;&quot;;[$org.A150];&quot;&quot;)" office:value-type="float" office:value="137" calcext:value-type="float">
            <text:p>137</text:p>
          </table:table-cell>
          <table:table-cell table:formula="of:=IF([$org.A150]&lt;&gt;&quot;&quot;;CONCATENATE([$org.B150];&quot; = &quot;;[$org.B149];&quot; + 1;&quot;);[$org.B150])" office:value-type="string" office:string-value="rsInfoAutorouting0 = rsKlickLoesung + 1;" calcext:value-type="string">
            <text:p>rsInfoAutorouting0 = rsKlickLoesung + 1;</text:p>
          </table:table-cell>
          <table:table-cell table:formula="of:=IF([$org.A150]&lt;&gt;&quot;&quot;;CONCATENATE(&quot;'&quot;;[$org.D150];&quot;',&quot;);[$org.D150])" office:value-type="string" office:string-value="'Autorouting nach dem Lee-Algorithmus'," calcext:value-type="string">
            <text:p>'Autorouting nach dem Lee-Algorithmus',</text:p>
          </table:table-cell>
          <table:table-cell table:number-columns-repeated="16381"/>
        </table:table-row>
        <table:table-row table:style-name="ro1">
          <table:table-cell table:formula="of:=IF([$org.A151]&lt;&gt;&quot;&quot;;[$org.A151];&quot;&quot;)" office:value-type="float" office:value="138" calcext:value-type="float">
            <text:p>138</text:p>
          </table:table-cell>
          <table:table-cell table:formula="of:=IF([$org.A151]&lt;&gt;&quot;&quot;;CONCATENATE([$org.B151];&quot; = &quot;;[$org.B150];&quot; + 1;&quot;);[$org.B151])" office:value-type="string" office:string-value="rsInfoAutorouting1 = rsInfoAutorouting0 + 1;" calcext:value-type="string">
            <text:p>rsInfoAutorouting1 = rsInfoAutorouting0 + 1;</text:p>
          </table:table-cell>
          <table:table-cell table:formula="of:=IF([$org.A151]&lt;&gt;&quot;&quot;;CONCATENATE(&quot;'&quot;;[$org.D151];&quot;',&quot;);[$org.D151])" office:value-type="string" office:string-value="'Das Programm versucht eine Anzahl von Punkten überkreuzungsfrei zu verbinden.'," calcext:value-type="string">
            <text:p>'Das Programm versucht eine Anzahl von Punkten überkreuzungsfrei zu verbinden.',</text:p>
          </table:table-cell>
          <table:table-cell table:number-columns-repeated="16381"/>
        </table:table-row>
        <table:table-row table:style-name="ro1">
          <table:table-cell table:formula="of:=IF([$org.A152]&lt;&gt;&quot;&quot;;[$org.A152];&quot;&quot;)" office:value-type="float" office:value="139" calcext:value-type="float">
            <text:p>139</text:p>
          </table:table-cell>
          <table:table-cell table:formula="of:=IF([$org.A152]&lt;&gt;&quot;&quot;;CONCATENATE([$org.B152];&quot; = &quot;;[$org.B151];&quot; + 1;&quot;);[$org.B152])" office:value-type="string" office:string-value="rsInfoAutorouting2 = rsInfoAutorouting1 + 1;" calcext:value-type="string">
            <text:p>rsInfoAutorouting2 = rsInfoAutorouting1 + 1;</text:p>
          </table:table-cell>
          <table:table-cell table:formula="of:=IF([$org.A152]&lt;&gt;&quot;&quot;;CONCATENATE(&quot;'&quot;;[$org.D152];&quot;',&quot;);[$org.D152])" office:value-type="string" office:string-value="'Praktischer Hintergrund ist z.B. das Erstellen einer Platine.'," calcext:value-type="string">
            <text:p>'Praktischer Hintergrund ist z.B. das Erstellen einer Platine.',</text:p>
          </table:table-cell>
          <table:table-cell table:number-columns-repeated="16381"/>
        </table:table-row>
        <table:table-row table:style-name="ro1">
          <table:table-cell table:formula="of:=IF([$org.A153]&lt;&gt;&quot;&quot;;[$org.A153];&quot;&quot;)" office:value-type="float" office:value="140" calcext:value-type="float">
            <text:p>140</text:p>
          </table:table-cell>
          <table:table-cell table:formula="of:=IF([$org.A153]&lt;&gt;&quot;&quot;;CONCATENATE([$org.B153];&quot; = &quot;;[$org.B152];&quot; + 1;&quot;);[$org.B153])" office:value-type="string" office:string-value="rsInfoLeeAlgo0 = rsInfoAutorouting2 + 1;" calcext:value-type="string">
            <text:p>rsInfoLeeAlgo0 = rsInfoAutorouting2 + 1;</text:p>
          </table:table-cell>
          <table:table-cell table:formula="of:=IF([$org.A153]&lt;&gt;&quot;&quot;;CONCATENATE(&quot;'&quot;;[$org.D153];&quot;',&quot;);[$org.D153])" office:value-type="string" office:string-value="'Von dem Anfangspunkt läßt man Wellen ausgehen, bis der Endpunkt erreicht ist oder keine neue Wellenfront mehr erzeugt werden kann.'," calcext:value-type="string">
            <text:p>'Von dem Anfangspunkt läßt man Wellen ausgehen, bis der Endpunkt erreicht ist oder keine neue Wellenfront mehr erzeugt werden kann.',</text:p>
          </table:table-cell>
          <table:table-cell table:number-columns-repeated="16381"/>
        </table:table-row>
        <table:table-row table:style-name="ro1">
          <table:table-cell table:formula="of:=IF([$org.A154]&lt;&gt;&quot;&quot;;[$org.A154];&quot;&quot;)" office:value-type="float" office:value="141" calcext:value-type="float">
            <text:p>141</text:p>
          </table:table-cell>
          <table:table-cell table:formula="of:=IF([$org.A154]&lt;&gt;&quot;&quot;;CONCATENATE([$org.B154];&quot; = &quot;;[$org.B153];&quot; + 1;&quot;);[$org.B154])" office:value-type="string" office:string-value="rsInfoLeeAlgo1 = rsInfoLeeAlgo0 + 1;" calcext:value-type="string">
            <text:p>rsInfoLeeAlgo1 = rsInfoLeeAlgo0 + 1;</text:p>
          </table:table-cell>
          <table:table-cell table:formula="of:=IF([$org.A154]&lt;&gt;&quot;&quot;;CONCATENATE(&quot;'&quot;;[$org.D154];&quot;',&quot;);[$org.D154])" office:value-type="string" office:string-value="'Im 1. Fall wird der Weg vom Endpunkt zum Anfangspunkt zurückverfolgt (Lee-Algorithmus). Dies ist auch der kürzeste Weg, den man erzeugen kann.'," calcext:value-type="string">
            <text:p>'Im 1. Fall wird der Weg vom Endpunkt zum Anfangspunkt zurückverfolgt (Lee-Algorithmus). Dies ist auch der kürzeste Weg, den man erzeugen kann.',</text:p>
          </table:table-cell>
          <table:table-cell table:number-columns-repeated="16381"/>
        </table:table-row>
        <table:table-row table:style-name="ro1">
          <table:table-cell table:formula="of:=IF([$org.A155]&lt;&gt;&quot;&quot;;[$org.A155];&quot;&quot;)" office:value-type="float" office:value="142" calcext:value-type="float">
            <text:p>142</text:p>
          </table:table-cell>
          <table:table-cell table:formula="of:=IF([$org.A155]&lt;&gt;&quot;&quot;;CONCATENATE([$org.B155];&quot; = &quot;;[$org.B154];&quot; + 1;&quot;);[$org.B155])" office:value-type="string" office:string-value="rsInfoLeeAlgo2 = rsInfoLeeAlgo1 + 1;" calcext:value-type="string">
            <text:p>rsInfoLeeAlgo2 = rsInfoLeeAlgo1 + 1;</text:p>
          </table:table-cell>
          <table:table-cell table:formula="of:=IF([$org.A155]&lt;&gt;&quot;&quot;;CONCATENATE(&quot;'&quot;;[$org.D155];&quot;',&quot;);[$org.D155])" office:value-type="string" office:string-value="'Im 2. Fall - der Endpunkt wurde nicht erreicht - wird ein zuvor ermittelter Weg gelöscht und ein neuer Versuch gestartet. (Backtracking)'," calcext:value-type="string">
            <text:p>'Im 2. Fall - der Endpunkt wurde nicht erreicht - wird ein zuvor ermittelter Weg gelöscht und ein neuer Versuch gestartet. (Backtracking)',</text:p>
          </table:table-cell>
          <table:table-cell table:number-columns-repeated="16381"/>
        </table:table-row>
        <table:table-row table:style-name="ro1">
          <table:table-cell table:formula="of:=IF([$org.A156]&lt;&gt;&quot;&quot;;[$org.A156];&quot;&quot;)" office:value-type="float" office:value="143" calcext:value-type="float">
            <text:p>143</text:p>
          </table:table-cell>
          <table:table-cell table:formula="of:=IF([$org.A156]&lt;&gt;&quot;&quot;;CONCATENATE([$org.B156];&quot; = &quot;;[$org.B155];&quot; + 1;&quot;);[$org.B156])" office:value-type="string" office:string-value="rsSZBCt390Seite240 = rsInfoLeeAlgo2 + 1;" calcext:value-type="string">
            <text:p>rsSZBCt390Seite240 = rsInfoLeeAlgo2 + 1;</text:p>
          </table:table-cell>
          <table:table-cell table:formula="of:=IF([$org.A156]&lt;&gt;&quot;&quot;;CONCATENATE(&quot;'&quot;;[$org.D156];&quot;',&quot;);[$org.D156])" office:value-type="string" office:string-value="'(s. z.B. c''t 3/90  Seite 240)'," calcext:value-type="string">
            <text:p>'(s. z.B. c''t 3/90 <text:s/>Seite 240)',</text:p>
          </table:table-cell>
          <table:table-cell table:number-columns-repeated="16381"/>
        </table:table-row>
        <table:table-row table:style-name="ro1">
          <table:table-cell table:formula="of:=IF([$org.A157]&lt;&gt;&quot;&quot;;[$org.A157];&quot;&quot;)" office:value-type="float" office:value="144" calcext:value-type="float">
            <text:p>144</text:p>
          </table:table-cell>
          <table:table-cell table:formula="of:=IF([$org.A157]&lt;&gt;&quot;&quot;;CONCATENATE([$org.B157];&quot; = &quot;;[$org.B156];&quot; + 1;&quot;);[$org.B157])" office:value-type="string" office:string-value="rsInfoAutorouting3 = rsSZBCt390Seite240 + 1;" calcext:value-type="string">
            <text:p>rsInfoAutorouting3 = rsSZBCt390Seite240 + 1;</text:p>
          </table:table-cell>
          <table:table-cell table:formula="of:=IF([$org.A157]&lt;&gt;&quot;&quot;;CONCATENATE(&quot;'&quot;;[$org.D157];&quot;',&quot;);[$org.D157])" office:value-type="string" office:string-value="'Der zweite Algorithmus versucht den Weg direkt zu finden. Es werden nicht immer Lösungen gefunden! Darüber hinaus ist auch das Zeitverhalten schlechter.'," calcext:value-type="string">
            <text:p>'Der zweite Algorithmus versucht den Weg direkt zu finden. Es werden nicht immer Lösungen gefunden! Darüber hinaus ist auch das Zeitverhalten schlechter.',</text:p>
          </table:table-cell>
          <table:table-cell table:number-columns-repeated="16381"/>
        </table:table-row>
        <table:table-row table:style-name="ro1">
          <table:table-cell table:formula="of:=IF([$org.A158]&lt;&gt;&quot;&quot;;[$org.A158];&quot;&quot;)" office:value-type="float" office:value="145" calcext:value-type="float">
            <text:p>145</text:p>
          </table:table-cell>
          <table:table-cell table:formula="of:=IF([$org.A158]&lt;&gt;&quot;&quot;;CONCATENATE([$org.B158];&quot; = &quot;;[$org.B157];&quot; + 1;&quot;);[$org.B158])" office:value-type="string" office:string-value="rsVierFarbenProblem0 = rsInfoAutorouting3 + 1;" calcext:value-type="string">
            <text:p>rsVierFarbenProblem0 = rsInfoAutorouting3 + 1;</text:p>
          </table:table-cell>
          <table:table-cell table:formula="of:=IF([$org.A158]&lt;&gt;&quot;&quot;;CONCATENATE(&quot;'&quot;;[$org.D158];&quot;',&quot;);[$org.D158])" office:value-type="string" office:string-value="'Vier-Farben-Problem'," calcext:value-type="string">
            <text:p>'Vier-Farben-Problem',</text:p>
          </table:table-cell>
          <table:table-cell table:number-columns-repeated="16381"/>
        </table:table-row>
        <table:table-row table:style-name="ro1">
          <table:table-cell table:formula="of:=IF([$org.A159]&lt;&gt;&quot;&quot;;[$org.A159];&quot;&quot;)" office:value-type="float" office:value="146" calcext:value-type="float">
            <text:p>146</text:p>
          </table:table-cell>
          <table:table-cell table:formula="of:=IF([$org.A159]&lt;&gt;&quot;&quot;;CONCATENATE([$org.B159];&quot; = &quot;;[$org.B158];&quot; + 1;&quot;);[$org.B159])" office:value-type="string" office:string-value="rsVierFarbenProblem1 = rsVierFarbenProblem0 + 1;" calcext:value-type="string">
            <text:p>rsVierFarbenProblem1 = rsVierFarbenProblem0 + 1;</text:p>
          </table:table-cell>
          <table:table-cell table:formula="of:=IF([$org.A159]&lt;&gt;&quot;&quot;;CONCATENATE(&quot;'&quot;;[$org.D159];&quot;',&quot;);[$org.D159])" office:value-type="string" office:string-value="'Das Programm versucht eine Anzahl von Flächen mit möglichst wenig Farben so einzufärben, daß Flächen mit gemeinsamer Grenze nicht die gleiche Farbe besitzen.'," calcext:value-type="string">
            <text:p>'Das Programm versucht eine Anzahl von Flächen mit möglichst wenig Farben so einzufärben, daß Flächen mit gemeinsamer Grenze nicht die gleiche Farbe besitzen.',</text:p>
          </table:table-cell>
          <table:table-cell table:number-columns-repeated="16381"/>
        </table:table-row>
        <table:table-row table:style-name="ro1">
          <table:table-cell table:formula="of:=IF([$org.A160]&lt;&gt;&quot;&quot;;[$org.A160];&quot;&quot;)" office:value-type="float" office:value="147" calcext:value-type="float">
            <text:p>147</text:p>
          </table:table-cell>
          <table:table-cell table:formula="of:=IF([$org.A160]&lt;&gt;&quot;&quot;;CONCATENATE([$org.B160];&quot; = &quot;;[$org.B159];&quot; + 1;&quot;);[$org.B160])" office:value-type="string" office:string-value="rsVierFarbenProblem2 = rsVierFarbenProblem1 + 1;" calcext:value-type="string">
            <text:p>rsVierFarbenProblem2 = rsVierFarbenProblem1 + 1;</text:p>
          </table:table-cell>
          <table:table-cell table:formula="of:=IF([$org.A160]&lt;&gt;&quot;&quot;;CONCATENATE(&quot;'&quot;;[$org.D160];&quot;',&quot;);[$org.D160])" office:value-type="string" office:string-value="'Praktischer Hintergrund ist z.B. das Erstellen von Atlanten (politische Karten).'," calcext:value-type="string">
            <text:p>'Praktischer Hintergrund ist z.B. das Erstellen von Atlanten (politische Karten).',</text:p>
          </table:table-cell>
          <table:table-cell table:number-columns-repeated="16381"/>
        </table:table-row>
        <table:table-row table:style-name="ro1">
          <table:table-cell table:formula="of:=IF([$org.A161]&lt;&gt;&quot;&quot;;[$org.A161];&quot;&quot;)" office:value-type="float" office:value="148" calcext:value-type="float">
            <text:p>148</text:p>
          </table:table-cell>
          <table:table-cell table:formula="of:=IF([$org.A161]&lt;&gt;&quot;&quot;;CONCATENATE([$org.B161];&quot; = &quot;;[$org.B160];&quot; + 1;&quot;);[$org.B161])" office:value-type="string" office:string-value="rsVierFarbenProblem3 = rsVierFarbenProblem2 + 1;" calcext:value-type="string">
            <text:p>rsVierFarbenProblem3 = rsVierFarbenProblem2 + 1;</text:p>
          </table:table-cell>
          <table:table-cell table:formula="of:=IF([$org.A161]&lt;&gt;&quot;&quot;;CONCATENATE(&quot;'&quot;;[$org.D161];&quot;',&quot;);[$org.D161])" office:value-type="string" office:string-value="'Das zugrundeliegende Vierfarbenproblem wurde erst vor einiger Zeit mathematisch korrekt bewiesen.'," calcext:value-type="string">
            <text:p>'Das zugrundeliegende Vierfarbenproblem wurde erst vor einiger Zeit mathematisch korrekt bewiesen.',</text:p>
          </table:table-cell>
          <table:table-cell table:number-columns-repeated="16381"/>
        </table:table-row>
        <table:table-row table:style-name="ro1">
          <table:table-cell table:formula="of:=IF([$org.A162]&lt;&gt;&quot;&quot;;[$org.A162];&quot;&quot;)" office:value-type="float" office:value="149" calcext:value-type="float">
            <text:p>149</text:p>
          </table:table-cell>
          <table:table-cell table:formula="of:=IF([$org.A162]&lt;&gt;&quot;&quot;;CONCATENATE([$org.B162];&quot; = &quot;;[$org.B161];&quot; + 1;&quot;);[$org.B162])" office:value-type="string" office:string-value="rsVierFarbenProblem4 = rsVierFarbenProblem3 + 1;" calcext:value-type="string">
            <text:p>rsVierFarbenProblem4 = rsVierFarbenProblem3 + 1;</text:p>
          </table:table-cell>
          <table:table-cell table:formula="of:=IF([$org.A162]&lt;&gt;&quot;&quot;;CONCATENATE(&quot;'&quot;;[$org.D162];&quot;',&quot;);[$org.D162])" office:value-type="string" office:string-value="'In dem Programm können max. 20 Rechteckflächen beliebig ineinander verschachtelt werden. Bedingung ist allerdings, daß die Flächen zusammenhängend bleiben.'," calcext:value-type="string">
            <text:p>'In dem Programm können max. 20 Rechteckflächen beliebig ineinander verschachtelt werden. Bedingung ist allerdings, daß die Flächen zusammenhängend bleiben.',</text:p>
          </table:table-cell>
          <table:table-cell table:number-columns-repeated="16381"/>
        </table:table-row>
        <table:table-row table:style-name="ro1">
          <table:table-cell table:formula="of:=IF([$org.A163]&lt;&gt;&quot;&quot;;[$org.A163];&quot;&quot;)" office:value-type="float" office:value="150" calcext:value-type="float">
            <text:p>150</text:p>
          </table:table-cell>
          <table:table-cell table:formula="of:=IF([$org.A163]&lt;&gt;&quot;&quot;;CONCATENATE([$org.B163];&quot; = &quot;;[$org.B162];&quot; + 1;&quot;);[$org.B163])" office:value-type="string" office:string-value="rsRucksackProblem0 = rsVierFarbenProblem4 + 1;" calcext:value-type="string">
            <text:p>rsRucksackProblem0 = rsVierFarbenProblem4 + 1;</text:p>
          </table:table-cell>
          <table:table-cell table:formula="of:=IF([$org.A163]&lt;&gt;&quot;&quot;;CONCATENATE(&quot;'&quot;;[$org.D163];&quot;',&quot;);[$org.D163])" office:value-type="string" office:string-value="'Rucksack-Problem'," calcext:value-type="string">
            <text:p>'Rucksack-Problem',</text:p>
          </table:table-cell>
          <table:table-cell table:number-columns-repeated="16381"/>
        </table:table-row>
        <table:table-row table:style-name="ro1">
          <table:table-cell table:formula="of:=IF([$org.A164]&lt;&gt;&quot;&quot;;[$org.A164];&quot;&quot;)" office:value-type="float" office:value="151" calcext:value-type="float">
            <text:p>151</text:p>
          </table:table-cell>
          <table:table-cell table:formula="of:=IF([$org.A164]&lt;&gt;&quot;&quot;;CONCATENATE([$org.B164];&quot; = &quot;;[$org.B163];&quot; + 1;&quot;);[$org.B164])" office:value-type="string" office:string-value="rsRucksackProblem1 = rsRucksackProblem0 + 1;" calcext:value-type="string">
            <text:p>rsRucksackProblem1 = rsRucksackProblem0 + 1;</text:p>
          </table:table-cell>
          <table:table-cell table:formula="of:=IF([$org.A164]&lt;&gt;&quot;&quot;;CONCATENATE(&quot;'&quot;;[$org.D164];&quot;',&quot;);[$org.D164])" office:value-type="string" office:string-value="'Das Programm versucht eine Anzahl von Gegenständen in einen Rucksack zu packen, sodaß bei einer vorgegebener Gewichtsbegrenzung der Gesamtwert der Gegenstände möglichst groß ist.'," calcext:value-type="string">
            <text:p>'Das Programm versucht eine Anzahl von Gegenständen in einen Rucksack zu packen, sodaß bei einer vorgegebener Gewichtsbegrenzung der Gesamtwert der Gegenstände möglichst groß ist.',</text:p>
          </table:table-cell>
          <table:table-cell table:number-columns-repeated="16381"/>
        </table:table-row>
        <table:table-row table:style-name="ro1">
          <table:table-cell table:formula="of:=IF([$org.A165]&lt;&gt;&quot;&quot;;[$org.A165];&quot;&quot;)" office:value-type="float" office:value="152" calcext:value-type="float">
            <text:p>152</text:p>
          </table:table-cell>
          <table:table-cell table:formula="of:=IF([$org.A165]&lt;&gt;&quot;&quot;;CONCATENATE([$org.B165];&quot; = &quot;;[$org.B164];&quot; + 1;&quot;);[$org.B165])" office:value-type="string" office:string-value="rsRucksackProblem2 = rsRucksackProblem1 + 1;" calcext:value-type="string">
            <text:p>rsRucksackProblem2 = rsRucksackProblem1 + 1;</text:p>
          </table:table-cell>
          <table:table-cell table:formula="of:=IF([$org.A165]&lt;&gt;&quot;&quot;;CONCATENATE(&quot;'&quot;;[$org.D165];&quot;',&quot;);[$org.D165])" office:value-type="string" office:string-value="'Praktischer Hintergrund ist z.B. das Zusammenstellen einer (Flug-)Fracht.'," calcext:value-type="string">
            <text:p>'Praktischer Hintergrund ist z.B. das Zusammenstellen einer (Flug-)Fracht.',</text:p>
          </table:table-cell>
          <table:table-cell table:number-columns-repeated="16381"/>
        </table:table-row>
        <table:table-row table:style-name="ro1">
          <table:table-cell table:formula="of:=IF([$org.A166]&lt;&gt;&quot;&quot;;[$org.A166];&quot;&quot;)" office:value-type="float" office:value="153" calcext:value-type="float">
            <text:p>153</text:p>
          </table:table-cell>
          <table:table-cell table:formula="of:=IF([$org.A166]&lt;&gt;&quot;&quot;;CONCATENATE([$org.B166];&quot; = &quot;;[$org.B165];&quot; + 1;&quot;);[$org.B166])" office:value-type="string" office:string-value="rsRucksackProblem3 = rsRucksackProblem2 + 1;" calcext:value-type="string">
            <text:p>rsRucksackProblem3 = rsRucksackProblem2 + 1;</text:p>
          </table:table-cell>
          <table:table-cell table:formula="of:=IF([$org.A166]&lt;&gt;&quot;&quot;;CONCATENATE(&quot;'&quot;;[$org.D166];&quot;',&quot;);[$org.D166])" office:value-type="string" office:string-value="'Die Lösung kann durch erschöpfende Suche gefunden werden.'," calcext:value-type="string">
            <text:p>'Die Lösung kann durch erschöpfende Suche gefunden werden.',</text:p>
          </table:table-cell>
          <table:table-cell table:number-columns-repeated="16381"/>
        </table:table-row>
        <table:table-row table:style-name="ro1">
          <table:table-cell table:formula="of:=IF([$org.A167]&lt;&gt;&quot;&quot;;[$org.A167];&quot;&quot;)" office:value-type="float" office:value="154" calcext:value-type="float">
            <text:p>154</text:p>
          </table:table-cell>
          <table:table-cell table:formula="of:=IF([$org.A167]&lt;&gt;&quot;&quot;;CONCATENATE([$org.B167];&quot; = &quot;;[$org.B166];&quot; + 1;&quot;);[$org.B167])" office:value-type="string" office:string-value="rsRucksackProblem4 = rsRucksackProblem3 + 1;" calcext:value-type="string">
            <text:p>rsRucksackProblem4 = rsRucksackProblem3 + 1;</text:p>
          </table:table-cell>
          <table:table-cell table:formula="of:=IF([$org.A167]&lt;&gt;&quot;&quot;;CONCATENATE(&quot;'&quot;;[$org.D167];&quot;',&quot;);[$org.D167])" office:value-type="string" office:string-value="'In dem Programm können max. 20 Teile mit unterschiedlichen Gewichten und Werten vorgegeben werden. '," calcext:value-type="string">
            <text:p>'In dem Programm können max. 20 Teile mit unterschiedlichen Gewichten und Werten vorgegeben werden. ',</text:p>
          </table:table-cell>
          <table:table-cell table:number-columns-repeated="16381"/>
        </table:table-row>
        <table:table-row table:style-name="ro1">
          <table:table-cell table:formula="of:=IF([$org.A168]&lt;&gt;&quot;&quot;;[$org.A168];&quot;&quot;)" office:value-type="float" office:value="155" calcext:value-type="float">
            <text:p>155</text:p>
          </table:table-cell>
          <table:table-cell table:formula="of:=IF([$org.A168]&lt;&gt;&quot;&quot;;CONCATENATE([$org.B168];&quot; = &quot;;[$org.B167];&quot; + 1;&quot;);[$org.B168])" office:value-type="string" office:string-value="rsRucksackProblem5 = rsRucksackProblem4 + 1;" calcext:value-type="string">
            <text:p>rsRucksackProblem5 = rsRucksackProblem4 + 1;</text:p>
          </table:table-cell>
          <table:table-cell table:formula="of:=IF([$org.A168]&lt;&gt;&quot;&quot;;CONCATENATE(&quot;'&quot;;[$org.D168];&quot;',&quot;);[$org.D168])" office:value-type="string" office:string-value="'Die gelben Rechtecke repräsentieren den Wert, die roten das Gewicht.'," calcext:value-type="string">
            <text:p>'Die gelben Rechtecke repräsentieren den Wert, die roten das Gewicht.',</text:p>
          </table:table-cell>
          <table:table-cell table:number-columns-repeated="16381"/>
        </table:table-row>
        <table:table-row table:style-name="ro1">
          <table:table-cell table:formula="of:=IF([$org.A169]&lt;&gt;&quot;&quot;;[$org.A169];&quot;&quot;)" office:value-type="float" office:value="156" calcext:value-type="float">
            <text:p>156</text:p>
          </table:table-cell>
          <table:table-cell table:formula="of:=IF([$org.A169]&lt;&gt;&quot;&quot;;CONCATENATE([$org.B169];&quot; = &quot;;[$org.B168];&quot; + 1;&quot;);[$org.B169])" office:value-type="string" office:string-value="rsWegAusLabyrinth0 = rsRucksackProblem5 + 1;" calcext:value-type="string">
            <text:p>rsWegAusLabyrinth0 = rsRucksackProblem5 + 1;</text:p>
          </table:table-cell>
          <table:table-cell table:formula="of:=IF([$org.A169]&lt;&gt;&quot;&quot;;CONCATENATE(&quot;'&quot;;[$org.D169];&quot;',&quot;);[$org.D169])" office:value-type="string" office:string-value="'Weg aus dem Labyrinth'," calcext:value-type="string">
            <text:p>'Weg aus dem Labyrinth',</text:p>
          </table:table-cell>
          <table:table-cell table:number-columns-repeated="16381"/>
        </table:table-row>
        <table:table-row table:style-name="ro1">
          <table:table-cell table:formula="of:=IF([$org.A170]&lt;&gt;&quot;&quot;;[$org.A170];&quot;&quot;)" office:value-type="float" office:value="157" calcext:value-type="float">
            <text:p>157</text:p>
          </table:table-cell>
          <table:table-cell table:formula="of:=IF([$org.A170]&lt;&gt;&quot;&quot;;CONCATENATE([$org.B170];&quot; = &quot;;[$org.B169];&quot; + 1;&quot;);[$org.B170])" office:value-type="string" office:string-value="rsWegAusLabyrinth1 = rsWegAusLabyrinth0 + 1;" calcext:value-type="string">
            <text:p>rsWegAusLabyrinth1 = rsWegAusLabyrinth0 + 1;</text:p>
          </table:table-cell>
          <table:table-cell table:formula="of:=IF([$org.A170]&lt;&gt;&quot;&quot;;CONCATENATE(&quot;'&quot;;[$org.D170];&quot;',&quot;);[$org.D170])" office:value-type="string" office:string-value="'Das Programm versucht einen Weg aus einem Labyrinth zu finden. Die Startposition ist rot, der Ausgang grün dargestellt'," calcext:value-type="string">
            <text:p>'Das Programm versucht einen Weg aus einem Labyrinth zu finden. Die Startposition ist rot, der Ausgang grün dargestellt',</text:p>
          </table:table-cell>
          <table:table-cell table:number-columns-repeated="16381"/>
        </table:table-row>
        <table:table-row table:style-name="ro1">
          <table:table-cell table:formula="of:=IF([$org.A171]&lt;&gt;&quot;&quot;;[$org.A171];&quot;&quot;)" office:value-type="float" office:value="158" calcext:value-type="float">
            <text:p>158</text:p>
          </table:table-cell>
          <table:table-cell table:formula="of:=IF([$org.A171]&lt;&gt;&quot;&quot;;CONCATENATE([$org.B171];&quot; = &quot;;[$org.B170];&quot; + 1;&quot;);[$org.B171])" office:value-type="string" office:string-value="rsWegAusLabyrinth2 = rsWegAusLabyrinth1 + 1;" calcext:value-type="string">
            <text:p>rsWegAusLabyrinth2 = rsWegAusLabyrinth1 + 1;</text:p>
          </table:table-cell>
          <table:table-cell table:formula="of:=IF([$org.A171]&lt;&gt;&quot;&quot;;CONCATENATE(&quot;'&quot;;[$org.D171];&quot;',&quot;);[$org.D171])" office:value-type="string" office:string-value="'Die Lösung des Problems wird einmal durch das Backtracking-Verfahren, zum andern aber auch durch den Lee-Algorithmus versucht. Es können auch Lösungen gefunden werden, wo das Verfahren &quot;immer rechts halten&quot; versagt, wenn z.B. die Startposition im Labyrinth liegt, genauer in einem Raum, der umlaufen werden kann.'," calcext:value-type="string">
            <text:p>'Die Lösung des Problems wird einmal durch das Backtracking-Verfahren, zum andern aber auch durch den Lee-Algorithmus versucht. Es können auch Lösungen gefunden werden, wo das Verfahren "immer rechts halten" versagt, wenn z.B. die Startposition im Labyrinth liegt, genauer in einem Raum, der umlaufen werden kann.',</text:p>
          </table:table-cell>
          <table:table-cell table:number-columns-repeated="16381"/>
        </table:table-row>
        <table:table-row table:style-name="ro1">
          <table:table-cell table:formula="of:=IF([$org.A172]&lt;&gt;&quot;&quot;;[$org.A172];&quot;&quot;)" office:value-type="float" office:value="159" calcext:value-type="float">
            <text:p>159</text:p>
          </table:table-cell>
          <table:table-cell table:formula="of:=IF([$org.A172]&lt;&gt;&quot;&quot;;CONCATENATE([$org.B172];&quot; = &quot;;[$org.B171];&quot; + 1;&quot;);[$org.B172])" office:value-type="string" office:string-value="rsWegAusLabyrinth3 = rsWegAusLabyrinth2 + 1;" calcext:value-type="string">
            <text:p>rsWegAusLabyrinth3 = rsWegAusLabyrinth2 + 1;</text:p>
          </table:table-cell>
          <table:table-cell table:formula="of:=IF([$org.A172]&lt;&gt;&quot;&quot;;CONCATENATE(&quot;'&quot;;[$org.D172];&quot;',&quot;);[$org.D172])" office:value-type="string" office:string-value="'Der Backtracking-Algorithmus ist nicht so effizient, wie ein direkter Vergleich zeigt - insbesondere, wenn die Weglänge minimal werden soll! Das Zeitverhalten wird nochmals dramatisch schlechter, wenn die Gänge mehr als eine Einheit breit gemacht werden.'," calcext:value-type="string">
            <text:p>'Der Backtracking-Algorithmus ist nicht so effizient, wie ein direkter Vergleich zeigt - insbesondere, wenn die Weglänge minimal werden soll! Das Zeitverhalten wird nochmals dramatisch schlechter, wenn die Gänge mehr als eine Einheit breit gemacht werden.',</text:p>
          </table:table-cell>
          <table:table-cell table:number-columns-repeated="16381"/>
        </table:table-row>
        <table:table-row table:style-name="ro1">
          <table:table-cell table:formula="of:=IF([$org.A173]&lt;&gt;&quot;&quot;;[$org.A173];&quot;&quot;)" office:value-type="float" office:value="160" calcext:value-type="float">
            <text:p>160</text:p>
          </table:table-cell>
          <table:table-cell table:formula="of:=IF([$org.A173]&lt;&gt;&quot;&quot;;CONCATENATE([$org.B173];&quot; = &quot;;[$org.B172];&quot; + 1;&quot;);[$org.B173])" office:value-type="string" office:string-value="rsHinweisLeeAlgo0 = rsWegAusLabyrinth3 + 1;" calcext:value-type="string">
            <text:p>rsHinweisLeeAlgo0 = rsWegAusLabyrinth3 + 1;</text:p>
          </table:table-cell>
          <table:table-cell table:formula="of:=IF([$org.A173]&lt;&gt;&quot;&quot;;CONCATENATE(&quot;'&quot;;[$org.D173];&quot;',&quot;);[$org.D173])" office:value-type="string" office:string-value="'Hinweis zum Lee-Algorithmus:'," calcext:value-type="string">
            <text:p>'Hinweis zum Lee-Algorithmus:',</text:p>
          </table:table-cell>
          <table:table-cell table:number-columns-repeated="16381"/>
        </table:table-row>
        <table:table-row table:style-name="ro1">
          <table:table-cell table:formula="of:=IF([$org.A174]&lt;&gt;&quot;&quot;;[$org.A174];&quot;&quot;)" office:value-type="float" office:value="161" calcext:value-type="float">
            <text:p>161</text:p>
          </table:table-cell>
          <table:table-cell table:formula="of:=IF([$org.A174]&lt;&gt;&quot;&quot;;CONCATENATE([$org.B174];&quot; = &quot;;[$org.B173];&quot; + 1;&quot;);[$org.B174])" office:value-type="string" office:string-value="rsHinweisLeeAlgo1 = rsHinweisLeeAlgo0 + 1;" calcext:value-type="string">
            <text:p>rsHinweisLeeAlgo1 = rsHinweisLeeAlgo0 + 1;</text:p>
          </table:table-cell>
          <table:table-cell table:formula="of:=IF([$org.A174]&lt;&gt;&quot;&quot;;CONCATENATE(&quot;'&quot;;[$org.D174];&quot;',&quot;);[$org.D174])" office:value-type="string" office:string-value="'Von der Startposition läßt man Wellen ausgehen, bis der Ausgang/Endpunkt erreicht ist oder keine neue Wellenfront mehr erzeugt werden kann.'," calcext:value-type="string">
            <text:p>'Von der Startposition läßt man Wellen ausgehen, bis der Ausgang/Endpunkt erreicht ist oder keine neue Wellenfront mehr erzeugt werden kann.',</text:p>
          </table:table-cell>
          <table:table-cell table:number-columns-repeated="16381"/>
        </table:table-row>
        <table:table-row table:style-name="ro1">
          <table:table-cell table:formula="of:=IF([$org.A175]&lt;&gt;&quot;&quot;;[$org.A175];&quot;&quot;)" office:value-type="float" office:value="162" calcext:value-type="float">
            <text:p>162</text:p>
          </table:table-cell>
          <table:table-cell table:formula="of:=IF([$org.A175]&lt;&gt;&quot;&quot;;CONCATENATE([$org.B175];&quot; = &quot;;[$org.B174];&quot; + 1;&quot;);[$org.B175])" office:value-type="string" office:string-value="rsHinweisLeeAlgo2 = rsHinweisLeeAlgo1 + 1;" calcext:value-type="string">
            <text:p>rsHinweisLeeAlgo2 = rsHinweisLeeAlgo1 + 1;</text:p>
          </table:table-cell>
          <table:table-cell table:formula="of:=IF([$org.A175]&lt;&gt;&quot;&quot;;CONCATENATE(&quot;'&quot;;[$org.D175];&quot;',&quot;);[$org.D175])" office:value-type="string" office:string-value="'Im 1. Fall wird der Weg vom Ausgang/Endpunkt zur Startposition zurückverfolgt (Lee-Algorithmus). Dies ist auch der kürzeste Weg, den man erzeugen kann.'," calcext:value-type="string">
            <text:p>'Im 1. Fall wird der Weg vom Ausgang/Endpunkt zur Startposition zurückverfolgt (Lee-Algorithmus). Dies ist auch der kürzeste Weg, den man erzeugen kann.',</text:p>
          </table:table-cell>
          <table:table-cell table:number-columns-repeated="16381"/>
        </table:table-row>
        <table:table-row table:style-name="ro1">
          <table:table-cell table:formula="of:=IF([$org.A176]&lt;&gt;&quot;&quot;;[$org.A176];&quot;&quot;)" office:value-type="float" office:value="163" calcext:value-type="float">
            <text:p>163</text:p>
          </table:table-cell>
          <table:table-cell table:formula="of:=IF([$org.A176]&lt;&gt;&quot;&quot;;CONCATENATE([$org.B176];&quot; = &quot;;[$org.B175];&quot; + 1;&quot;);[$org.B176])" office:value-type="string" office:string-value="rsHinweisLeeAlgo3 = rsHinweisLeeAlgo2 + 1;" calcext:value-type="string">
            <text:p>rsHinweisLeeAlgo3 = rsHinweisLeeAlgo2 + 1;</text:p>
          </table:table-cell>
          <table:table-cell table:formula="of:=IF([$org.A176]&lt;&gt;&quot;&quot;;CONCATENATE(&quot;'&quot;;[$org.D176];&quot;',&quot;);[$org.D176])" office:value-type="string" office:string-value="'Im 2. Fall - der Ausgang wurde nicht erreicht - gibt es keine Lösung.'," calcext:value-type="string">
            <text:p>'Im 2. Fall - der Ausgang wurde nicht erreicht - gibt es keine Lösung.',</text:p>
          </table:table-cell>
          <table:table-cell table:number-columns-repeated="16381"/>
        </table:table-row>
        <table:table-row table:style-name="ro1">
          <table:table-cell table:formula="of:=IF([$org.A177]&lt;&gt;&quot;&quot;;[$org.A177];&quot;&quot;)" office:value-type="float" office:value="164" calcext:value-type="float">
            <text:p>164</text:p>
          </table:table-cell>
          <table:table-cell table:formula="of:=IF([$org.A177]&lt;&gt;&quot;&quot;;CONCATENATE([$org.B177];&quot; = &quot;;[$org.B176];&quot; + 1;&quot;);[$org.B177])" office:value-type="string" office:string-value="rsWegAusLabyrinth4 = rsHinweisLeeAlgo3 + 1;" calcext:value-type="string">
            <text:p>rsWegAusLabyrinth4 = rsHinweisLeeAlgo3 + 1;</text:p>
          </table:table-cell>
          <table:table-cell table:formula="of:=IF([$org.A177]&lt;&gt;&quot;&quot;;CONCATENATE(&quot;'&quot;;[$org.D177];&quot;',&quot;);[$org.D177])" office:value-type="string" office:string-value="'Mit linker Maustaste und Ziehen können Hindernisse gezeichnet werden; mit rechter Maustaste und Ziehen können Hindernisse beseitigt werden. Ein Doppelklick auf einem freien Feld legt den Startpunkt in dieses Feld, bei einem Doppelklick auf ein Hindernis erhält man dort den neuen Ausgang/Endpunkt.'," calcext:value-type="string">
            <text:p>'Mit linker Maustaste und Ziehen können Hindernisse gezeichnet werden; mit rechter Maustaste und Ziehen können Hindernisse beseitigt werden. Ein Doppelklick auf einem freien Feld legt den Startpunkt in dieses Feld, bei einem Doppelklick auf ein Hindernis erhält man dort den neuen Ausgang/Endpunkt.',</text:p>
          </table:table-cell>
          <table:table-cell table:number-columns-repeated="16381"/>
        </table:table-row>
        <table:table-row table:style-name="ro1">
          <table:table-cell table:formula="of:=IF([$org.A178]&lt;&gt;&quot;&quot;;[$org.A178];&quot;&quot;)" office:value-type="float" office:value="165" calcext:value-type="float">
            <text:p>165</text:p>
          </table:table-cell>
          <table:table-cell table:formula="of:=IF([$org.A178]&lt;&gt;&quot;&quot;;CONCATENATE([$org.B178];&quot; = &quot;;[$org.B177];&quot; + 1;&quot;);[$org.B178])" office:value-type="string" office:string-value="rsSolitaerProblem0 = rsWegAusLabyrinth4 + 1;" calcext:value-type="string">
            <text:p>rsSolitaerProblem0 = rsWegAusLabyrinth4 + 1;</text:p>
          </table:table-cell>
          <table:table-cell table:formula="of:=IF([$org.A178]&lt;&gt;&quot;&quot;;CONCATENATE(&quot;'&quot;;[$org.D178];&quot;',&quot;);[$org.D178])" office:value-type="string" office:string-value="'Solitär-Problem'," calcext:value-type="string">
            <text:p>'Solitär-Problem',</text:p>
          </table:table-cell>
          <table:table-cell table:number-columns-repeated="16381"/>
        </table:table-row>
        <table:table-row table:style-name="ro1">
          <table:table-cell table:formula="of:=IF([$org.A179]&lt;&gt;&quot;&quot;;[$org.A179];&quot;&quot;)" office:value-type="float" office:value="166" calcext:value-type="float">
            <text:p>166</text:p>
          </table:table-cell>
          <table:table-cell table:formula="of:=IF([$org.A179]&lt;&gt;&quot;&quot;;CONCATENATE([$org.B179];&quot; = &quot;;[$org.B178];&quot; + 1;&quot;);[$org.B179])" office:value-type="string" office:string-value="rsSolitaerProblem1 = rsSolitaerProblem0 + 1;" calcext:value-type="string">
            <text:p>rsSolitaerProblem1 = rsSolitaerProblem0 + 1;</text:p>
          </table:table-cell>
          <table:table-cell table:formula="of:=IF([$org.A179]&lt;&gt;&quot;&quot;;CONCATENATE(&quot;'&quot;;[$org.D179];&quot;',&quot;);[$org.D179])" office:value-type="string" office:string-value="'Das Programm versucht das Brettspiel &quot;Solitär&quot; bzw. einige Abänderungen zu lösen. Ohne entsprechende Algoritmen benötigen die reinen Brute-Force-Methoden sehr viel Zeit.'," calcext:value-type="string">
            <text:p>'Das Programm versucht das Brettspiel "Solitär" bzw. einige Abänderungen zu lösen. Ohne entsprechende Algoritmen benötigen die reinen Brute-Force-Methoden sehr viel Zeit.',</text:p>
          </table:table-cell>
          <table:table-cell table:number-columns-repeated="16381"/>
        </table:table-row>
        <table:table-row table:style-name="ro1">
          <table:table-cell table:formula="of:=IF([$org.A180]&lt;&gt;&quot;&quot;;[$org.A180];&quot;&quot;)" office:value-type="float" office:value="167" calcext:value-type="float">
            <text:p>167</text:p>
          </table:table-cell>
          <table:table-cell table:formula="of:=IF([$org.A180]&lt;&gt;&quot;&quot;;CONCATENATE([$org.B180];&quot; = &quot;;[$org.B179];&quot; + 1;&quot;);[$org.B180])" office:value-type="string" office:string-value="rsSolitaerProblem2 = rsSolitaerProblem1 + 1;" calcext:value-type="string">
            <text:p>rsSolitaerProblem2 = rsSolitaerProblem1 + 1;</text:p>
          </table:table-cell>
          <table:table-cell table:formula="of:=IF([$org.A180]&lt;&gt;&quot;&quot;;CONCATENATE(&quot;'&quot;;[$org.D180];&quot;',&quot;);[$org.D180])" office:value-type="string" office:string-value="'Man kann auch versuchen, manuell eine Lösung zu finden'," calcext:value-type="string">
            <text:p>'Man kann auch versuchen, manuell eine Lösung zu finden',</text:p>
          </table:table-cell>
          <table:table-cell table:number-columns-repeated="16381"/>
        </table:table-row>
        <table:table-row table:style-name="ro1">
          <table:table-cell table:formula="of:=IF([$org.A181]&lt;&gt;&quot;&quot;;[$org.A181];&quot;&quot;)" office:value-type="float" office:value="168" calcext:value-type="float">
            <text:p>168</text:p>
          </table:table-cell>
          <table:table-cell table:formula="of:=IF([$org.A181]&lt;&gt;&quot;&quot;;CONCATENATE([$org.B181];&quot; = &quot;;[$org.B180];&quot; + 1;&quot;);[$org.B181])" office:value-type="string" office:string-value="rsSolitaerProblem3 = rsSolitaerProblem2 + 1;" calcext:value-type="string">
            <text:p>rsSolitaerProblem3 = rsSolitaerProblem2 + 1;</text:p>
          </table:table-cell>
          <table:table-cell table:formula="of:=IF([$org.A181]&lt;&gt;&quot;&quot;;CONCATENATE(&quot;'&quot;;[$org.D181];&quot;',&quot;);[$org.D181])" office:value-type="string" office:string-value="'Geht man mit der Maus über einen Stein, wird dieser grün eingefärbt, wenn ein eindeutiger Zug möglich ist. Ein Klick auf den Stein führt dann diesen Zug aus. Sind mehrere Züge möglich, wird der Stein rot eingefärbt. Dann muss man ihn anklicken und anschließend einen Klick auf das Sprungziel führen'," calcext:value-type="string">
            <text:p>'Geht man mit der Maus über einen Stein, wird dieser grün eingefärbt, wenn ein eindeutiger Zug möglich ist. Ein Klick auf den Stein führt dann diesen Zug aus. Sind mehrere Züge möglich, wird der Stein rot eingefärbt. Dann muss man ihn anklicken und anschließend einen Klick auf das Sprungziel führen',</text:p>
          </table:table-cell>
          <table:table-cell table:number-columns-repeated="16381"/>
        </table:table-row>
        <table:table-row table:style-name="ro1">
          <table:table-cell table:formula="of:=IF([$org.A182]&lt;&gt;&quot;&quot;;[$org.A182];&quot;&quot;)" office:value-type="float" office:value="169" calcext:value-type="float">
            <text:p>169</text:p>
          </table:table-cell>
          <table:table-cell table:formula="of:=IF([$org.A182]&lt;&gt;&quot;&quot;;CONCATENATE([$org.B182];&quot; = &quot;;[$org.B181];&quot; + 1;&quot;);[$org.B182])" office:value-type="string" office:string-value="rsSolitaerProblem4 = rsSolitaerProblem3 + 1;" calcext:value-type="string">
            <text:p>rsSolitaerProblem4 = rsSolitaerProblem3 + 1;</text:p>
          </table:table-cell>
          <table:table-cell table:formula="of:=IF([$org.A182]&lt;&gt;&quot;&quot;;CONCATENATE(&quot;'&quot;;[$org.D182];&quot;',&quot;);[$org.D182])" office:value-type="string" office:string-value="'Das rot umrandete Feld ist das Zielfeld, auf dem sich der letzte Stein befinden muss.'," calcext:value-type="string">
            <text:p>'Das rot umrandete Feld ist das Zielfeld, auf dem sich der letzte Stein befinden muss.',</text:p>
          </table:table-cell>
          <table:table-cell table:number-columns-repeated="16381"/>
        </table:table-row>
        <table:table-row table:style-name="ro1">
          <table:table-cell table:formula="of:=IF([$org.A183]&lt;&gt;&quot;&quot;;[$org.A183];&quot;&quot;)" office:value-type="float" office:value="170" calcext:value-type="float">
            <text:p>170</text:p>
          </table:table-cell>
          <table:table-cell table:formula="of:=IF([$org.A183]&lt;&gt;&quot;&quot;;CONCATENATE([$org.B183];&quot; = &quot;;[$org.B182];&quot; + 1;&quot;);[$org.B183])" office:value-type="string" office:string-value="rsSolitaerProblem5 = rsSolitaerProblem4 + 1;" calcext:value-type="string">
            <text:p>rsSolitaerProblem5 = rsSolitaerProblem4 + 1;</text:p>
          </table:table-cell>
          <table:table-cell table:formula="of:=IF([$org.A183]&lt;&gt;&quot;&quot;;CONCATENATE(&quot;'&quot;;[$org.D183];&quot;',&quot;);[$org.D183])" office:value-type="string" office:string-value="'Achtung: die Lösung von Solitär 2 benötigt mit den effektivsten Methoden dieses Programmes knapp 2 Mrd. Testzüge!'," calcext:value-type="string">
            <text:p>'Achtung: die Lösung von Solitär 2 benötigt mit den effektivsten Methoden dieses Programmes knapp 2 Mrd. Testzüge!',</text:p>
          </table:table-cell>
          <table:table-cell table:number-columns-repeated="16381"/>
        </table:table-row>
        <table:table-row table:style-name="ro1">
          <table:table-cell table:formula="of:=IF([$org.A184]&lt;&gt;&quot;&quot;;[$org.A184];&quot;&quot;)" office:value-type="float" office:value="171" calcext:value-type="float">
            <text:p>171</text:p>
          </table:table-cell>
          <table:table-cell table:formula="of:=IF([$org.A184]&lt;&gt;&quot;&quot;;CONCATENATE([$org.B184];&quot; = &quot;;[$org.B183];&quot; + 1;&quot;);[$org.B184])" office:value-type="string" office:string-value="rsLoesungVonDavidDirkse0 = rsSolitaerProblem5 + 1;" calcext:value-type="string">
            <text:p>rsLoesungVonDavidDirkse0 = rsSolitaerProblem5 + 1;</text:p>
          </table:table-cell>
          <table:table-cell table:formula="of:=IF([$org.A184]&lt;&gt;&quot;&quot;;CONCATENATE(&quot;'&quot;;[$org.D184];&quot;',&quot;);[$org.D184])" office:value-type="string" office:string-value="'Vorlage für die Lösungsalgorithmen war die Lösung von David Dirkse.'," calcext:value-type="string">
            <text:p>'Vorlage für die Lösungsalgorithmen war die Lösung von David Dirkse.',</text:p>
          </table:table-cell>
          <table:table-cell table:number-columns-repeated="16381"/>
        </table:table-row>
        <table:table-row table:style-name="ro1">
          <table:table-cell table:formula="of:=IF([$org.A185]&lt;&gt;&quot;&quot;;[$org.A185];&quot;&quot;)" office:value-type="float" office:value="172" calcext:value-type="float">
            <text:p>172</text:p>
          </table:table-cell>
          <table:table-cell table:formula="of:=IF([$org.A185]&lt;&gt;&quot;&quot;;CONCATENATE([$org.B185];&quot; = &quot;;[$org.B184];&quot; + 1;&quot;);[$org.B185])" office:value-type="string" office:string-value="rsLoesungVonDavidDirkse1 = rsLoesungVonDavidDirkse0 + 1;" calcext:value-type="string">
            <text:p>rsLoesungVonDavidDirkse1 = rsLoesungVonDavidDirkse0 + 1;</text:p>
          </table:table-cell>
          <table:table-cell table:formula="of:=IF([$org.A185]&lt;&gt;&quot;&quot;;CONCATENATE(&quot;'&quot;;[$org.D185];&quot;',&quot;);[$org.D185])" office:value-type="string" office:string-value="'siehe:  David Dirkse, solitaire version 2, july, 2010, http://www.davdata.nl/math/peg-solitaire.html'," calcext:value-type="string">
            <text:p>'siehe: <text:s/>David Dirkse, solitaire version 2, july, 2010, http://www.davdata.nl/math/peg-solitaire.html',</text:p>
          </table:table-cell>
          <table:table-cell table:number-columns-repeated="16381"/>
        </table:table-row>
        <table:table-row table:style-name="ro1">
          <table:table-cell table:formula="of:=IF([$org.A186]&lt;&gt;&quot;&quot;;[$org.A186];&quot;&quot;)" office:value-type="float" office:value="173" calcext:value-type="float">
            <text:p>173</text:p>
          </table:table-cell>
          <table:table-cell table:formula="of:=IF([$org.A186]&lt;&gt;&quot;&quot;;CONCATENATE([$org.B186];&quot; = &quot;;[$org.B185];&quot; + 1;&quot;);[$org.B186])" office:value-type="string" office:string-value="rsLoesungVonDavidDirkse2 = rsLoesungVonDavidDirkse1 + 1;" calcext:value-type="string">
            <text:p>rsLoesungVonDavidDirkse2 = rsLoesungVonDavidDirkse1 + 1;</text:p>
          </table:table-cell>
          <table:table-cell table:formula="of:=IF([$org.A186]&lt;&gt;&quot;&quot;;CONCATENATE(&quot;'&quot;;[$org.D186];&quot;',&quot;);[$org.D186])" office:value-type="string" office:string-value="'Bei dem ersten Filter wird versucht, sich wiederholende Zugfolgen, die nicht zum Ziel führen können, zu identifizieren und damit dann auch zu vermeiden.'," calcext:value-type="string">
            <text:p>'Bei dem ersten Filter wird versucht, sich wiederholende Zugfolgen, die nicht zum Ziel führen können, zu identifizieren und damit dann auch zu vermeiden.',</text:p>
          </table:table-cell>
          <table:table-cell table:number-columns-repeated="16381"/>
        </table:table-row>
        <table:table-row table:style-name="ro1">
          <table:table-cell table:formula="of:=IF([$org.A187]&lt;&gt;&quot;&quot;;[$org.A187];&quot;&quot;)" office:value-type="float" office:value="174" calcext:value-type="float">
            <text:p>174</text:p>
          </table:table-cell>
          <table:table-cell table:formula="of:=IF([$org.A187]&lt;&gt;&quot;&quot;;CONCATENATE([$org.B187];&quot; = &quot;;[$org.B186];&quot; + 1;&quot;);[$org.B187])" office:value-type="string" office:string-value="rsLoesungVonDavidDirkse3 = rsLoesungVonDavidDirkse2 + 1;" calcext:value-type="string">
            <text:p>rsLoesungVonDavidDirkse3 = rsLoesungVonDavidDirkse2 + 1;</text:p>
          </table:table-cell>
          <table:table-cell table:formula="of:=IF([$org.A187]&lt;&gt;&quot;&quot;;CONCATENATE(&quot;'&quot;;[$org.D187];&quot;',&quot;);[$org.D187])" office:value-type="string" office:string-value="'Bei dem zweiten Filter wird eine Bewertung der Stellung vorgenommen. z.B. ist keine Lösung möglich, wenn man keinen Stein mehr hat, mit dem man zum Endfeld springen könnte.'," calcext:value-type="string">
            <text:p>'Bei dem zweiten Filter wird eine Bewertung der Stellung vorgenommen. z.B. ist keine Lösung möglich, wenn man keinen Stein mehr hat, mit dem man zum Endfeld springen könnte.',</text:p>
          </table:table-cell>
          <table:table-cell table:number-columns-repeated="16381"/>
        </table:table-row>
        <table:table-row table:style-name="ro1">
          <table:table-cell table:formula="of:=IF([$org.A188]&lt;&gt;&quot;&quot;;[$org.A188];&quot;&quot;)" office:value-type="float" office:value="175" calcext:value-type="float">
            <text:p>175</text:p>
          </table:table-cell>
          <table:table-cell table:formula="of:=IF([$org.A188]&lt;&gt;&quot;&quot;;CONCATENATE([$org.B188];&quot; = &quot;;[$org.B187];&quot; + 1;&quot;);[$org.B188])" office:value-type="string" office:string-value="rsScrambleSquarePuzzle0 = rsLoesungVonDavidDirkse3 + 1;" calcext:value-type="string">
            <text:p>rsScrambleSquarePuzzle0 = rsLoesungVonDavidDirkse3 + 1;</text:p>
          </table:table-cell>
          <table:table-cell table:formula="of:=IF([$org.A188]&lt;&gt;&quot;&quot;;CONCATENATE(&quot;'&quot;;[$org.D188];&quot;',&quot;);[$org.D188])" office:value-type="string" office:string-value="'Das Programm versucht ein 3x3 Scramble Square™ Puzzle zu lösen. Ein sehr effektiver Algoritmus wurde in der Computerzeitschrift c't 17/2023 Seite 130 ff. vorgestellt. Dieser ist Grundlage für das Demoprogramm'," calcext:value-type="string">
            <text:p>'Das Programm versucht ein 3x3 Scramble Square™ Puzzle zu lösen. Ein sehr effektiver Algoritmus wurde in der Computerzeitschrift c't 17/2023 Seite 130 ff. vorgestellt. Dieser ist Grundlage für das Demoprogramm',</text:p>
          </table:table-cell>
          <table:table-cell table:number-columns-repeated="16381"/>
        </table:table-row>
        <table:table-row table:style-name="ro1">
          <table:table-cell table:formula="of:=IF([$org.A189]&lt;&gt;&quot;&quot;;[$org.A189];&quot;&quot;)" office:value-type="float" office:value="176" calcext:value-type="float">
            <text:p>176</text:p>
          </table:table-cell>
          <table:table-cell table:formula="of:=IF([$org.A189]&lt;&gt;&quot;&quot;;CONCATENATE([$org.B189];&quot; = &quot;;[$org.B188];&quot; + 1;&quot;);[$org.B189])" office:value-type="string" office:string-value="rsScrambleSquarePuzzle2 = rsScrambleSquarePuzzle0 + 1;" calcext:value-type="string">
            <text:p>rsScrambleSquarePuzzle2 = rsScrambleSquarePuzzle0 + 1;</text:p>
          </table:table-cell>
          <table:table-cell table:formula="of:=IF([$org.A189]&lt;&gt;&quot;&quot;;CONCATENATE(&quot;'&quot;;[$org.D189];&quot;',&quot;);[$org.D189])" office:value-type="string" office:string-value="'Mit Drag und Drop können die Bilder an eine Stelle im Quadrat verschoben werden. (Von dort auch wieder in die Bilderleiste). Drückt man die rechte Maustaste, wird im Quadrat das Bild unter der Maus um 90° gedreht.'," calcext:value-type="string">
            <text:p>'Mit Drag und Drop können die Bilder an eine Stelle im Quadrat verschoben werden. (Von dort auch wieder in die Bilderleiste). Drückt man die rechte Maustaste, wird im Quadrat das Bild unter der Maus um 90° gedreht.',</text:p>
          </table:table-cell>
          <table:table-cell table:number-columns-repeated="16381"/>
        </table:table-row>
        <table:table-row table:style-name="ro1">
          <table:table-cell table:formula="of:=IF([$org.A190]&lt;&gt;&quot;&quot;;[$org.A190];&quot;&quot;)" office:value-type="float" office:value="177" calcext:value-type="float">
            <text:p>177</text:p>
          </table:table-cell>
          <table:table-cell table:formula="of:=IF([$org.A190]&lt;&gt;&quot;&quot;;CONCATENATE([$org.B190];&quot; = &quot;;[$org.B189];&quot; + 1;&quot;);[$org.B190])" office:value-type="string" office:string-value="rsSudoku1 = rsScrambleSquarePuzzle2 + 1;" calcext:value-type="string">
            <text:p>rsSudoku1 = rsScrambleSquarePuzzle2 + 1;</text:p>
          </table:table-cell>
          <table:table-cell table:formula="of:=IF([$org.A190]&lt;&gt;&quot;&quot;;CONCATENATE(&quot;'&quot;;[$org.D190];&quot;',&quot;);[$org.D190])" office:value-type="string" office:string-value="'Das Programm versucht ein Sudoku zu lösen. Neben dem Brute Force Ansatz werden noch weitere verbesserte Ansätze zur Verfügung gestellt: Eine Optimierung, bei der man mit den Zeilen beginnt, die die meisten Einträge haben. eine zweite Optimierung, bei der zunächst die Stellen behandelt werden, für die es nur eine Möglichkeit gibt.'," calcext:value-type="string">
            <text:p>'Das Programm versucht ein Sudoku zu lösen. Neben dem Brute Force Ansatz werden noch weitere verbesserte Ansätze zur Verfügung gestellt: Eine Optimierung, bei der man mit den Zeilen beginnt, die die meisten Einträge haben. eine zweite Optimierung, bei der zunächst die Stellen behandelt werden, für die es nur eine Möglichkeit gibt.',</text:p>
          </table:table-cell>
          <table:table-cell table:number-columns-repeated="16381"/>
        </table:table-row>
        <table:table-row table:style-name="ro1">
          <table:table-cell table:formula="of:=IF([$org.A191]&lt;&gt;&quot;&quot;;[$org.A191];&quot;&quot;)" office:value-type="float" office:value="178" calcext:value-type="float">
            <text:p>178</text:p>
          </table:table-cell>
          <table:table-cell table:formula="of:=IF([$org.A191]&lt;&gt;&quot;&quot;;CONCATENATE([$org.B191];&quot; = &quot;;[$org.B190];&quot; + 1;&quot;);[$org.B191])" office:value-type="string" office:string-value="rsSudoku2 = rsSudoku1 + 1;" calcext:value-type="string">
            <text:p>rsSudoku2 = rsSudoku1 + 1;</text:p>
          </table:table-cell>
          <table:table-cell table:formula="of:=IF([$org.A191]&lt;&gt;&quot;&quot;;CONCATENATE(&quot;'&quot;;[$org.D191];&quot;',&quot;);[$org.D191])" office:value-type="string" office:string-value="' Eine 4. Möglichkeit ist die, dass durch Logik-Betrachtungen das Sudoku gelöst wird (liefert nicht immer eine Lösung)'," calcext:value-type="string">
            <text:p>' Eine 4. Möglichkeit ist die, dass durch Logik-Betrachtungen das Sudoku gelöst wird (liefert nicht immer eine Lösung)',</text:p>
          </table:table-cell>
          <table:table-cell table:number-columns-repeated="16381"/>
        </table:table-row>
        <table:table-row table:style-name="ro1">
          <table:table-cell table:formula="of:=IF([$org.A192]&lt;&gt;&quot;&quot;;[$org.A192];&quot;&quot;)" office:value-type="float" office:value="179" calcext:value-type="float">
            <text:p>179</text:p>
          </table:table-cell>
          <table:table-cell table:formula="of:=IF([$org.A192]&lt;&gt;&quot;&quot;;CONCATENATE([$org.B192];&quot; = &quot;;[$org.B191];&quot; + 1;&quot;);[$org.B192])" office:value-type="string" office:string-value="rsSudoku4 = rsSudoku2 + 1;" calcext:value-type="string">
            <text:p>rsSudoku4 = rsSudoku2 + 1;</text:p>
          </table:table-cell>
          <table:table-cell table:formula="of:=IF([$org.A192]&lt;&gt;&quot;&quot;;CONCATENATE(&quot;'&quot;;[$org.D192];&quot;',&quot;);[$org.D192])" office:value-type="string" office:string-value="'Neben den vorgegebenen Beispielen können auch ein andere Sudokus eingegeben werden'," calcext:value-type="string">
            <text:p>'Neben den vorgegebenen Beispielen können auch ein andere Sudokus eingegeben werden',</text:p>
          </table:table-cell>
          <table:table-cell table:style-name="ce3" table:number-columns-repeated="16381"/>
        </table:table-row>
        <table:table-row table:style-name="ro1">
          <table:table-cell table:style-name="ce3" table:formula="of:=IF([$org.A193]&lt;&gt;&quot;&quot;;[$org.A193];&quot;&quot;)">
            <text:p/>
          </table:table-cell>
          <table:table-cell table:style-name="ce3" table:formula="of:=IF([$org.A193]&lt;&gt;&quot;&quot;;CONCATENATE([$org.B193];&quot; = &quot;;[$org.B192];&quot; + 1;&quot;);[$org.B193])" office:value-type="string" office:string-value="// RouteLee.pas" calcext:value-type="string">
            <text:p>// RouteLee.pas</text:p>
          </table:table-cell>
          <table:table-cell table:style-name="ce3" table:formula="of:=IF([$org.A193]&lt;&gt;&quot;&quot;;CONCATENATE(&quot;'&quot;;[$org.D193];&quot;',&quot;);[$org.D193])" office:value-type="string" office:string-value="// RouteLee.pas" calcext:value-type="string">
            <text:p>// RouteLee.pas</text:p>
          </table:table-cell>
          <table:table-cell table:number-columns-repeated="16381"/>
        </table:table-row>
        <table:table-row table:style-name="ro1">
          <table:table-cell table:formula="of:=IF([$org.A194]&lt;&gt;&quot;&quot;;[$org.A194];&quot;&quot;)" office:value-type="float" office:value="180" calcext:value-type="float">
            <text:p>180</text:p>
          </table:table-cell>
          <table:table-cell table:formula="of:=IF([$org.A194]&lt;&gt;&quot;&quot;;CONCATENATE([$org.B194];&quot; = &quot;;[$org.B192];&quot; + 1;&quot;);[$org.B194])" office:value-type="string" office:string-value="rsStelleVerbindungenHer = rsSudoku4 + 1;" calcext:value-type="string">
            <text:p>rsStelleVerbindungenHer = rsSudoku4 + 1;</text:p>
          </table:table-cell>
          <table:table-cell table:formula="of:=IF([$org.A194]&lt;&gt;&quot;&quot;;CONCATENATE(&quot;'&quot;;[$org.D194];&quot;',&quot;);[$org.D194])" office:value-type="string" office:string-value="'Stelle Verbindungen her'," calcext:value-type="string">
            <text:p>'Stelle Verbindungen her',</text:p>
          </table:table-cell>
          <table:table-cell table:number-columns-repeated="16381"/>
        </table:table-row>
        <table:table-row table:style-name="ro1">
          <table:table-cell table:formula="of:=IF([$org.A195]&lt;&gt;&quot;&quot;;[$org.A195];&quot;&quot;)" office:value-type="float" office:value="181" calcext:value-type="float">
            <text:p>181</text:p>
          </table:table-cell>
          <table:table-cell table:formula="of:=IF([$org.A195]&lt;&gt;&quot;&quot;;CONCATENATE([$org.B195];&quot; = &quot;;[$org.B194];&quot; + 1;&quot;);[$org.B195])" office:value-type="string" office:string-value="rsVerbindungenMarkieren = rsStelleVerbindungenHer + 1;" calcext:value-type="string">
            <text:p>rsVerbindungenMarkieren = rsStelleVerbindungenHer + 1;</text:p>
          </table:table-cell>
          <table:table-cell table:formula="of:=IF([$org.A195]&lt;&gt;&quot;&quot;;CONCATENATE(&quot;'&quot;;[$org.D195];&quot;',&quot;);[$org.D195])" office:value-type="string" office:string-value="'Verbindungen markieren'," calcext:value-type="string">
            <text:p>'Verbindungen markieren',</text:p>
          </table:table-cell>
          <table:table-cell table:number-columns-repeated="16381"/>
        </table:table-row>
        <table:table-row table:style-name="ro1">
          <table:table-cell table:formula="of:=IF([$org.A196]&lt;&gt;&quot;&quot;;[$org.A196];&quot;&quot;)" office:value-type="float" office:value="182" calcext:value-type="float">
            <text:p>182</text:p>
          </table:table-cell>
          <table:table-cell table:formula="of:=IF([$org.A196]&lt;&gt;&quot;&quot;;CONCATENATE([$org.B196];&quot; = &quot;;[$org.B195];&quot; + 1;&quot;);[$org.B196])" office:value-type="string" office:string-value="rsSortierePunkte = rsVerbindungenMarkieren + 1;" calcext:value-type="string">
            <text:p>rsSortierePunkte = rsVerbindungenMarkieren + 1;</text:p>
          </table:table-cell>
          <table:table-cell table:formula="of:=IF([$org.A196]&lt;&gt;&quot;&quot;;CONCATENATE(&quot;'&quot;;[$org.D196];&quot;',&quot;);[$org.D196])" office:value-type="string" office:string-value="'Sortiere Punkte nach Verbindungsweglänge'," calcext:value-type="string">
            <text:p>'Sortiere Punkte nach Verbindungsweglänge',</text:p>
          </table:table-cell>
          <table:table-cell table:style-name="ce3" table:number-columns-repeated="16381"/>
        </table:table-row>
        <table:table-row table:style-name="ro1">
          <table:table-cell table:style-name="ce3" table:formula="of:=IF([$org.A197]&lt;&gt;&quot;&quot;;[$org.A197];&quot;&quot;)">
            <text:p/>
          </table:table-cell>
          <table:table-cell table:style-name="ce3" table:formula="of:=IF([$org.A197]&lt;&gt;&quot;&quot;;CONCATENATE([$org.B197];&quot; = &quot;;[$org.B196];&quot; + 1;&quot;);[$org.B197])" office:value-type="string" office:string-value="// RouteLee.lfm" calcext:value-type="string">
            <text:p>// RouteLee.lfm</text:p>
          </table:table-cell>
          <table:table-cell table:style-name="ce3" table:formula="of:=IF([$org.A197]&lt;&gt;&quot;&quot;;CONCATENATE(&quot;'&quot;;[$org.D197];&quot;',&quot;);[$org.D197])" office:value-type="string" office:string-value="// RouteLee.lfm" calcext:value-type="string">
            <text:p>// RouteLee.lfm</text:p>
          </table:table-cell>
          <table:table-cell table:number-columns-repeated="16381"/>
        </table:table-row>
        <table:table-row table:style-name="ro1">
          <table:table-cell table:formula="of:=IF([$org.A198]&lt;&gt;&quot;&quot;;[$org.A198];&quot;&quot;)" office:value-type="float" office:value="183" calcext:value-type="float">
            <text:p>183</text:p>
          </table:table-cell>
          <table:table-cell table:formula="of:=IF([$org.A198]&lt;&gt;&quot;&quot;;CONCATENATE([$org.B198];&quot; = &quot;;[$org.B196];&quot; + 1;&quot;);[$org.B198])" office:value-type="string" office:string-value="rsRouterMitLeeAlgorithmus1 = rsSortierePunkte + 1;" calcext:value-type="string">
            <text:p>rsRouterMitLeeAlgorithmus1 = rsSortierePunkte + 1;</text:p>
          </table:table-cell>
          <table:table-cell table:formula="of:=IF([$org.A198]&lt;&gt;&quot;&quot;;CONCATENATE(&quot;'&quot;;[$org.D198];&quot;',&quot;);[$org.D198])" office:value-type="string" office:string-value="'Router    ( mit Lee-Algorithmus )'," calcext:value-type="string">
            <text:p>'Router <text:s text:c="3"/>( mit Lee-Algorithmus )',</text:p>
          </table:table-cell>
          <table:table-cell table:number-columns-repeated="16381"/>
        </table:table-row>
        <table:table-row table:style-name="ro1">
          <table:table-cell table:formula="of:=IF([$org.A199]&lt;&gt;&quot;&quot;;[$org.A199];&quot;&quot;)" office:value-type="float" office:value="184" calcext:value-type="float">
            <text:p>184</text:p>
          </table:table-cell>
          <table:table-cell table:formula="of:=IF([$org.A199]&lt;&gt;&quot;&quot;;CONCATENATE([$org.B199];&quot; = &quot;;[$org.B198];&quot; + 1;&quot;);[$org.B199])" office:value-type="string" office:string-value="rsAnzahlPunkteAuswahl = rsRouterMitLeeAlgorithmus1 + 1;" calcext:value-type="string">
            <text:p>rsAnzahlPunkteAuswahl = rsRouterMitLeeAlgorithmus1 + 1;</text:p>
          </table:table-cell>
          <table:table-cell table:formula="of:=IF([$org.A199]&lt;&gt;&quot;&quot;;CONCATENATE(&quot;'&quot;;[$org.D199];&quot;',&quot;);[$org.D199])" office:value-type="string" office:string-value="'Anzahl der Punkte zur Auswahl'," calcext:value-type="string">
            <text:p>'Anzahl der Punkte zur Auswahl',</text:p>
          </table:table-cell>
          <table:table-cell table:number-columns-repeated="16381"/>
        </table:table-row>
        <table:table-row table:style-name="ro1">
          <table:table-cell table:formula="of:=IF([$org.A200]&lt;&gt;&quot;&quot;;[$org.A200];&quot;&quot;)" office:value-type="float" office:value="185" calcext:value-type="float">
            <text:p>185</text:p>
          </table:table-cell>
          <table:table-cell table:formula="of:=IF([$org.A200]&lt;&gt;&quot;&quot;;CONCATENATE([$org.B200];&quot; = &quot;;[$org.B199];&quot; + 1;&quot;);[$org.B200])" office:value-type="string" office:string-value="rsAnzahlVerbindungen = rsAnzahlPunkteAuswahl + 1;" calcext:value-type="string">
            <text:p>rsAnzahlVerbindungen = rsAnzahlPunkteAuswahl + 1;</text:p>
          </table:table-cell>
          <table:table-cell table:formula="of:=IF([$org.A200]&lt;&gt;&quot;&quot;;CONCATENATE(&quot;'&quot;;[$org.D200];&quot;',&quot;);[$org.D200])" office:value-type="string" office:string-value="'Anzahl der Verbindungen'," calcext:value-type="string">
            <text:p>'Anzahl der Verbindungen',</text:p>
          </table:table-cell>
          <table:table-cell table:number-columns-repeated="16381"/>
        </table:table-row>
        <table:table-row table:style-name="ro1">
          <table:table-cell table:formula="of:=IF([$org.A201]&lt;&gt;&quot;&quot;;[$org.A201];&quot;&quot;)" office:value-type="float" office:value="186" calcext:value-type="float">
            <text:p>186</text:p>
          </table:table-cell>
          <table:table-cell table:formula="of:=IF([$org.A201]&lt;&gt;&quot;&quot;;CONCATENATE([$org.B201];&quot; = &quot;;[$org.B200];&quot; + 1;&quot;);[$org.B201])" office:value-type="string" office:string-value="rsZufallsbeispiel = rsAnzahlVerbindungen + 1;" calcext:value-type="string">
            <text:p>rsZufallsbeispiel = rsAnzahlVerbindungen + 1;</text:p>
          </table:table-cell>
          <table:table-cell table:formula="of:=IF([$org.A201]&lt;&gt;&quot;&quot;;CONCATENATE(&quot;'&quot;;[$org.D201];&quot;',&quot;);[$org.D201])" office:value-type="string" office:string-value="'Zufallsbeispiel '," calcext:value-type="string">
            <text:p>'Zufallsbeispiel ',</text:p>
          </table:table-cell>
          <table:table-cell table:number-columns-repeated="16381"/>
        </table:table-row>
        <table:table-row table:style-name="ro1">
          <table:table-cell table:formula="of:=IF([$org.A202]&lt;&gt;&quot;&quot;;[$org.A202];&quot;&quot;)" office:value-type="float" office:value="187" calcext:value-type="float">
            <text:p>187</text:p>
          </table:table-cell>
          <table:table-cell table:formula="of:=IF([$org.A202]&lt;&gt;&quot;&quot;;CONCATENATE([$org.B202];&quot; = &quot;;[$org.B201];&quot; + 1;&quot;);[$org.B202])" office:value-type="string" office:string-value="rsLeeAlgorithmus = rsZufallsbeispiel + 1;" calcext:value-type="string">
            <text:p>rsLeeAlgorithmus = rsZufallsbeispiel + 1;</text:p>
          </table:table-cell>
          <table:table-cell table:formula="of:=IF([$org.A202]&lt;&gt;&quot;&quot;;CONCATENATE(&quot;'&quot;;[$org.D202];&quot;',&quot;);[$org.D202])" office:value-type="string" office:string-value="'Lee-Algorithmus'," calcext:value-type="string">
            <text:p>'Lee-Algorithmus',</text:p>
          </table:table-cell>
          <table:table-cell table:style-name="ce3" table:number-columns-repeated="16381"/>
        </table:table-row>
        <table:table-row table:style-name="ro1">
          <table:table-cell table:style-name="ce3" table:formula="of:=IF([$org.A203]&lt;&gt;&quot;&quot;;[$org.A203];&quot;&quot;)">
            <text:p/>
          </table:table-cell>
          <table:table-cell table:style-name="ce3" table:formula="of:=IF([$org.A203]&lt;&gt;&quot;&quot;;CONCATENATE([$org.B203];&quot; = &quot;;[$org.B202];&quot; + 1;&quot;);[$org.B203])" office:value-type="string" office:string-value="// rundweg.pas" calcext:value-type="string">
            <text:p>// rundweg.pas</text:p>
          </table:table-cell>
          <table:table-cell table:style-name="ce3" table:formula="of:=IF([$org.A203]&lt;&gt;&quot;&quot;;CONCATENATE(&quot;'&quot;;[$org.D203];&quot;',&quot;);[$org.D203])" office:value-type="string" office:string-value="// rundweg.pas" calcext:value-type="string">
            <text:p>// rundweg.pas</text:p>
          </table:table-cell>
          <table:table-cell table:number-columns-repeated="16381"/>
        </table:table-row>
        <table:table-row table:style-name="ro1">
          <table:table-cell table:formula="of:=IF([$org.A204]&lt;&gt;&quot;&quot;;[$org.A204];&quot;&quot;)" office:value-type="float" office:value="188" calcext:value-type="float">
            <text:p>188</text:p>
          </table:table-cell>
          <table:table-cell table:formula="of:=IF([$org.A204]&lt;&gt;&quot;&quot;;CONCATENATE([$org.B204];&quot; = &quot;;[$org.B202];&quot; + 1;&quot;);[$org.B204])" office:value-type="string" office:string-value="rsSucheAbgebrochen = rsLeeAlgorithmus + 1;" calcext:value-type="string">
            <text:p>rsSucheAbgebrochen = rsLeeAlgorithmus + 1;</text:p>
          </table:table-cell>
          <table:table-cell table:formula="of:=IF([$org.A204]&lt;&gt;&quot;&quot;;CONCATENATE(&quot;'&quot;;[$org.D204];&quot;',&quot;);[$org.D204])" office:value-type="string" office:string-value="'Suche abgebrochen'," calcext:value-type="string">
            <text:p>'Suche abgebrochen',</text:p>
          </table:table-cell>
          <table:table-cell table:number-columns-repeated="16381"/>
        </table:table-row>
        <table:table-row table:style-name="ro1">
          <table:table-cell table:formula="of:=IF([$org.A205]&lt;&gt;&quot;&quot;;[$org.A205];&quot;&quot;)" office:value-type="float" office:value="189" calcext:value-type="float">
            <text:p>189</text:p>
          </table:table-cell>
          <table:table-cell table:formula="of:=IF([$org.A205]&lt;&gt;&quot;&quot;;CONCATENATE([$org.B205];&quot; = &quot;;[$org.B204];&quot; + 1;&quot;);[$org.B205])" office:value-type="string" office:string-value="rsRundwegKleinsteLaenge = rsSucheAbgebrochen + 1;" calcext:value-type="string">
            <text:p>rsRundwegKleinsteLaenge = rsSucheAbgebrochen + 1;</text:p>
          </table:table-cell>
          <table:table-cell table:formula="of:=IF([$org.A205]&lt;&gt;&quot;&quot;;CONCATENATE(&quot;'&quot;;[$org.D205];&quot;',&quot;);[$org.D205])" office:value-type="string" office:string-value="'Rundweg mit kleinster Länge: '," calcext:value-type="string">
            <text:p>'Rundweg mit kleinster Länge: ',</text:p>
          </table:table-cell>
          <table:table-cell table:number-columns-repeated="16381"/>
        </table:table-row>
        <table:table-row table:style-name="ro1">
          <table:table-cell table:formula="of:=IF([$org.A206]&lt;&gt;&quot;&quot;;[$org.A206];&quot;&quot;)" office:value-type="float" office:value="190" calcext:value-type="float">
            <text:p>190</text:p>
          </table:table-cell>
          <table:table-cell table:formula="of:=IF([$org.A206]&lt;&gt;&quot;&quot;;CONCATENATE([$org.B206];&quot; = &quot;;[$org.B205];&quot; + 1;&quot;);[$org.B206])" office:value-type="string" office:string-value="rsKeinenRundwegGefunden = rsRundwegKleinsteLaenge + 1;" calcext:value-type="string">
            <text:p>rsKeinenRundwegGefunden = rsRundwegKleinsteLaenge + 1;</text:p>
          </table:table-cell>
          <table:table-cell table:formula="of:=IF([$org.A206]&lt;&gt;&quot;&quot;;CONCATENATE(&quot;'&quot;;[$org.D206];&quot;',&quot;);[$org.D206])" office:value-type="string" office:string-value="'Keinen Rundweg gefunden'," calcext:value-type="string">
            <text:p>'Keinen Rundweg gefunden',</text:p>
          </table:table-cell>
          <table:table-cell table:number-columns-repeated="16381"/>
        </table:table-row>
        <table:table-row table:style-name="ro1">
          <table:table-cell table:formula="of:=IF([$org.A207]&lt;&gt;&quot;&quot;;[$org.A207];&quot;&quot;)" office:value-type="float" office:value="191" calcext:value-type="float">
            <text:p>191</text:p>
          </table:table-cell>
          <table:table-cell table:formula="of:=IF([$org.A207]&lt;&gt;&quot;&quot;;CONCATENATE([$org.B207];&quot; = &quot;;[$org.B206];&quot; + 1;&quot;);[$org.B207])" office:value-type="string" office:string-value="rsUngueltigerWertAnzahlStaedte = rsKeinenRundwegGefunden + 1;" calcext:value-type="string">
            <text:p>rsUngueltigerWertAnzahlStaedte = rsKeinenRundwegGefunden + 1;</text:p>
          </table:table-cell>
          <table:table-cell table:formula="of:=IF([$org.A207]&lt;&gt;&quot;&quot;;CONCATENATE(&quot;'&quot;;[$org.D207];&quot;',&quot;);[$org.D207])" office:value-type="string" office:string-value="'ungültiger Wert für Anzahl der Städte'," calcext:value-type="string">
            <text:p>'ungültiger Wert für Anzahl der Städte',</text:p>
          </table:table-cell>
          <table:table-cell table:style-name="ce3" table:number-columns-repeated="16381"/>
        </table:table-row>
        <table:table-row table:style-name="ro1">
          <table:table-cell table:style-name="ce3" table:formula="of:=IF([$org.A208]&lt;&gt;&quot;&quot;;[$org.A208];&quot;&quot;)">
            <text:p/>
          </table:table-cell>
          <table:table-cell table:style-name="ce3" table:formula="of:=IF([$org.A208]&lt;&gt;&quot;&quot;;CONCATENATE([$org.B208];&quot; = &quot;;[$org.B207];&quot; + 1;&quot;);[$org.B208])" office:value-type="string" office:string-value="// rundweg.lfm" calcext:value-type="string">
            <text:p>// rundweg.lfm</text:p>
          </table:table-cell>
          <table:table-cell table:style-name="ce3" table:formula="of:=IF([$org.A208]&lt;&gt;&quot;&quot;;CONCATENATE(&quot;'&quot;;[$org.D208];&quot;',&quot;);[$org.D208])" office:value-type="string" office:string-value="// rundweg.lfm" calcext:value-type="string">
            <text:p>// rundweg.lfm</text:p>
          </table:table-cell>
          <table:table-cell table:number-columns-repeated="16381"/>
        </table:table-row>
        <table:table-row table:style-name="ro1">
          <table:table-cell table:formula="of:=IF([$org.A209]&lt;&gt;&quot;&quot;;[$org.A209];&quot;&quot;)" office:value-type="float" office:value="192" calcext:value-type="float">
            <text:p>192</text:p>
          </table:table-cell>
          <table:table-cell table:formula="of:=IF([$org.A209]&lt;&gt;&quot;&quot;;CONCATENATE([$org.B209];&quot; = &quot;;[$org.B207];&quot; + 1;&quot;);[$org.B209])" office:value-type="string" office:string-value="rsWegSalesmanB = rsUngueltigerWertAnzahlStaedte + 1;" calcext:value-type="string">
            <text:p>rsWegSalesmanB = rsUngueltigerWertAnzahlStaedte + 1;</text:p>
          </table:table-cell>
          <table:table-cell table:formula="of:=IF([$org.A209]&lt;&gt;&quot;&quot;;CONCATENATE(&quot;'&quot;;[$org.D209];&quot;',&quot;);[$org.D209])" office:value-type="string" office:string-value="'Weg des Handlungsreisenden II   ( jede Stadt kann mehrmals besucht werden )'," calcext:value-type="string">
            <text:p>'Weg des Handlungsreisenden II <text:s text:c="2"/>( jede Stadt kann mehrmals besucht werden )',</text:p>
          </table:table-cell>
          <table:table-cell table:number-columns-repeated="16381"/>
        </table:table-row>
        <table:table-row table:style-name="ro1">
          <table:table-cell table:formula="of:=IF([$org.A210]&lt;&gt;&quot;&quot;;[$org.A210];&quot;&quot;)" office:value-type="float" office:value="193" calcext:value-type="float">
            <text:p>193</text:p>
          </table:table-cell>
          <table:table-cell table:formula="of:=IF([$org.A210]&lt;&gt;&quot;&quot;;CONCATENATE([$org.B210];&quot; = &quot;;[$org.B209];&quot; + 1;&quot;);[$org.B210])" office:value-type="string" office:string-value="rsEntfernungenEingeben = rsWegSalesmanB + 1;" calcext:value-type="string">
            <text:p>rsEntfernungenEingeben = rsWegSalesmanB + 1;</text:p>
          </table:table-cell>
          <table:table-cell table:formula="of:=IF([$org.A210]&lt;&gt;&quot;&quot;;CONCATENATE(&quot;'&quot;;[$org.D210];&quot;',&quot;);[$org.D210])" office:value-type="string" office:string-value="'Entfernungen eingeben'," calcext:value-type="string">
            <text:p>'Entfernungen eingeben',</text:p>
          </table:table-cell>
          <table:table-cell table:style-name="ce3" table:number-columns-repeated="16381"/>
        </table:table-row>
        <table:table-row table:style-name="ro1">
          <table:table-cell table:style-name="ce3" table:formula="of:=IF([$org.A211]&lt;&gt;&quot;&quot;;[$org.A211];&quot;&quot;)">
            <text:p/>
          </table:table-cell>
          <table:table-cell table:style-name="ce3" table:formula="of:=IF([$org.A211]&lt;&gt;&quot;&quot;;CONCATENATE([$org.B211];&quot; = &quot;;[$org.B210];&quot; + 1;&quot;);[$org.B211])" office:value-type="string" office:string-value="// Rucksack.pas" calcext:value-type="string">
            <text:p>// Rucksack.pas</text:p>
          </table:table-cell>
          <table:table-cell table:style-name="ce3" table:formula="of:=IF([$org.A211]&lt;&gt;&quot;&quot;;CONCATENATE(&quot;'&quot;;[$org.D211];&quot;',&quot;);[$org.D211])" office:value-type="string" office:string-value="// Rucksack.pas" calcext:value-type="string">
            <text:p>// Rucksack.pas</text:p>
          </table:table-cell>
          <table:table-cell table:number-columns-repeated="16381"/>
        </table:table-row>
        <table:table-row table:style-name="ro1">
          <table:table-cell table:formula="of:=IF([$org.A212]&lt;&gt;&quot;&quot;;[$org.A212];&quot;&quot;)" office:value-type="float" office:value="194" calcext:value-type="float">
            <text:p>194</text:p>
          </table:table-cell>
          <table:table-cell table:formula="of:=IF([$org.A212]&lt;&gt;&quot;&quot;;CONCATENATE([$org.B212];&quot; = &quot;;[$org.B210];&quot; + 1;&quot;);[$org.B212])" office:value-type="string" office:string-value="rsWert1 = rsEntfernungenEingeben + 1;" calcext:value-type="string">
            <text:p>rsWert1 = rsEntfernungenEingeben + 1;</text:p>
          </table:table-cell>
          <table:table-cell table:formula="of:=IF([$org.A212]&lt;&gt;&quot;&quot;;CONCATENATE(&quot;'&quot;;[$org.D212];&quot;',&quot;);[$org.D212])" office:value-type="string" office:string-value="'Wert: '," calcext:value-type="string">
            <text:p>'Wert: ',</text:p>
          </table:table-cell>
          <table:table-cell table:number-columns-repeated="16381"/>
        </table:table-row>
        <table:table-row table:style-name="ro1">
          <table:table-cell table:formula="of:=IF([$org.A213]&lt;&gt;&quot;&quot;;[$org.A213];&quot;&quot;)" office:value-type="float" office:value="195" calcext:value-type="float">
            <text:p>195</text:p>
          </table:table-cell>
          <table:table-cell table:formula="of:=IF([$org.A213]&lt;&gt;&quot;&quot;;CONCATENATE([$org.B213];&quot; = &quot;;[$org.B212];&quot; + 1;&quot;);[$org.B213])" office:value-type="string" office:string-value="rsGewicht = rsWert1 + 1;" calcext:value-type="string">
            <text:p>rsGewicht = rsWert1 + 1;</text:p>
          </table:table-cell>
          <table:table-cell table:formula="of:=IF([$org.A213]&lt;&gt;&quot;&quot;;CONCATENATE(&quot;'&quot;;[$org.D213];&quot;',&quot;);[$org.D213])" office:value-type="string" office:string-value="'  Gewicht: '," calcext:value-type="string">
            <text:p>' <text:s/>Gewicht: ',</text:p>
          </table:table-cell>
          <table:table-cell table:number-columns-repeated="16381"/>
        </table:table-row>
        <table:table-row table:style-name="ro1">
          <table:table-cell table:formula="of:=IF([$org.A214]&lt;&gt;&quot;&quot;;[$org.A214];&quot;&quot;)" office:value-type="float" office:value="196" calcext:value-type="float">
            <text:p>196</text:p>
          </table:table-cell>
          <table:table-cell table:formula="of:=IF([$org.A214]&lt;&gt;&quot;&quot;;CONCATENATE([$org.B214];&quot; = &quot;;[$org.B213];&quot; + 1;&quot;);[$org.B214])" office:value-type="string" office:string-value="rsBesteLoesung = rsGewicht + 1;" calcext:value-type="string">
            <text:p>rsBesteLoesung = rsGewicht + 1;</text:p>
          </table:table-cell>
          <table:table-cell table:formula="of:=IF([$org.A214]&lt;&gt;&quot;&quot;;CONCATENATE(&quot;'&quot;;[$org.D214];&quot;',&quot;);[$org.D214])" office:value-type="string" office:string-value="'Beste Lösung: '," calcext:value-type="string">
            <text:p>'Beste Lösung: ',</text:p>
          </table:table-cell>
          <table:table-cell table:number-columns-repeated="16381"/>
        </table:table-row>
        <table:table-row table:style-name="ro1">
          <table:table-cell table:formula="of:=IF([$org.A215]&lt;&gt;&quot;&quot;;[$org.A215];&quot;&quot;)" office:value-type="float" office:value="197" calcext:value-type="float">
            <text:p>197</text:p>
          </table:table-cell>
          <table:table-cell table:formula="of:=IF([$org.A215]&lt;&gt;&quot;&quot;;CONCATENATE([$org.B215];&quot; = &quot;;[$org.B214];&quot; + 1;&quot;);[$org.B215])" office:value-type="string" office:string-value="rsLoesungenerste = rsBesteLoesung + 1;" calcext:value-type="string">
            <text:p>rsLoesungenerste = rsBesteLoesung + 1;</text:p>
          </table:table-cell>
          <table:table-cell table:formula="of:=IF([$org.A215]&lt;&gt;&quot;&quot;;CONCATENATE(&quot;'&quot;;[$org.D215];&quot;',&quot;);[$org.D215])" office:value-type="string" office:string-value="' Lösungen (erste): '," calcext:value-type="string">
            <text:p>' Lösungen (erste): ',</text:p>
          </table:table-cell>
          <table:table-cell table:number-columns-repeated="16381"/>
        </table:table-row>
        <table:table-row table:style-name="ro1">
          <table:table-cell table:formula="of:=IF([$org.A216]&lt;&gt;&quot;&quot;;[$org.A216];&quot;&quot;)" office:value-type="float" office:value="198" calcext:value-type="float">
            <text:p>198</text:p>
          </table:table-cell>
          <table:table-cell table:formula="of:=IF([$org.A216]&lt;&gt;&quot;&quot;;CONCATENATE([$org.B216];&quot; = &quot;;[$org.B215];&quot; + 1;&quot;);[$org.B216])" office:value-type="string" office:string-value="rsNr = rsLoesungenerste + 1;" calcext:value-type="string">
            <text:p>rsNr = rsLoesungenerste + 1;</text:p>
          </table:table-cell>
          <table:table-cell table:formula="of:=IF([$org.A216]&lt;&gt;&quot;&quot;;CONCATENATE(&quot;'&quot;;[$org.D216];&quot;',&quot;);[$org.D216])" office:value-type="string" office:string-value="'Nr'," calcext:value-type="string">
            <text:p>'Nr',</text:p>
          </table:table-cell>
          <table:table-cell table:number-columns-repeated="16381"/>
        </table:table-row>
        <table:table-row table:style-name="ro1">
          <table:table-cell table:formula="of:=IF([$org.A217]&lt;&gt;&quot;&quot;;[$org.A217];&quot;&quot;)" office:value-type="float" office:value="199" calcext:value-type="float">
            <text:p>199</text:p>
          </table:table-cell>
          <table:table-cell table:formula="of:=IF([$org.A217]&lt;&gt;&quot;&quot;;CONCATENATE([$org.B217];&quot; = &quot;;[$org.B216];&quot; + 1;&quot;);[$org.B217])" office:value-type="string" office:string-value="rsGewicht1 = rsNr + 1;" calcext:value-type="string">
            <text:p>rsGewicht1 = rsNr + 1;</text:p>
          </table:table-cell>
          <table:table-cell table:formula="of:=IF([$org.A217]&lt;&gt;&quot;&quot;;CONCATENATE(&quot;'&quot;;[$org.D217];&quot;',&quot;);[$org.D217])" office:value-type="string" office:string-value="'Gewicht'," calcext:value-type="string">
            <text:p>'Gewicht',</text:p>
          </table:table-cell>
          <table:table-cell table:number-columns-repeated="16381"/>
        </table:table-row>
        <table:table-row table:style-name="ro1">
          <table:table-cell table:formula="of:=IF([$org.A218]&lt;&gt;&quot;&quot;;[$org.A218];&quot;&quot;)" office:value-type="float" office:value="200" calcext:value-type="float">
            <text:p>200</text:p>
          </table:table-cell>
          <table:table-cell table:formula="of:=IF([$org.A218]&lt;&gt;&quot;&quot;;CONCATENATE([$org.B218];&quot; = &quot;;[$org.B217];&quot; + 1;&quot;);[$org.B218])" office:value-type="string" office:string-value="rsTeileEingeben = rsGewicht1 + 1;" calcext:value-type="string">
            <text:p>rsTeileEingeben = rsGewicht1 + 1;</text:p>
          </table:table-cell>
          <table:table-cell table:formula="of:=IF([$org.A218]&lt;&gt;&quot;&quot;;CONCATENATE(&quot;'&quot;;[$org.D218];&quot;',&quot;);[$org.D218])" office:value-type="string" office:string-value="'Teile eingeben'," calcext:value-type="string">
            <text:p>'Teile eingeben',</text:p>
          </table:table-cell>
          <table:table-cell table:style-name="ce3" table:number-columns-repeated="16381"/>
        </table:table-row>
        <table:table-row table:style-name="ro1">
          <table:table-cell table:style-name="ce3" table:formula="of:=IF([$org.A219]&lt;&gt;&quot;&quot;;[$org.A219];&quot;&quot;)">
            <text:p/>
          </table:table-cell>
          <table:table-cell table:style-name="ce3" table:formula="of:=IF([$org.A219]&lt;&gt;&quot;&quot;;CONCATENATE([$org.B219];&quot; = &quot;;[$org.B218];&quot; + 1;&quot;);[$org.B219])" office:value-type="string" office:string-value="// Rucksack.lfm" calcext:value-type="string">
            <text:p>// Rucksack.lfm</text:p>
          </table:table-cell>
          <table:table-cell table:style-name="ce3" table:formula="of:=IF([$org.A219]&lt;&gt;&quot;&quot;;CONCATENATE(&quot;'&quot;;[$org.D219];&quot;',&quot;);[$org.D219])" office:value-type="string" office:string-value="// Rucksack.lfm" calcext:value-type="string">
            <text:p>// Rucksack.lfm</text:p>
          </table:table-cell>
          <table:table-cell table:number-columns-repeated="16381"/>
        </table:table-row>
        <table:table-row table:style-name="ro1">
          <table:table-cell table:formula="of:=IF([$org.A220]&lt;&gt;&quot;&quot;;[$org.A220];&quot;&quot;)" office:value-type="float" office:value="201" calcext:value-type="float">
            <text:p>201</text:p>
          </table:table-cell>
          <table:table-cell table:formula="of:=IF([$org.A220]&lt;&gt;&quot;&quot;;CONCATENATE([$org.B220];&quot; = &quot;;[$org.B218];&quot; + 1;&quot;);[$org.B220])" office:value-type="string" office:string-value="rsRucksack = rsTeileEingeben + 1;" calcext:value-type="string">
            <text:p>rsRucksack = rsTeileEingeben + 1;</text:p>
          </table:table-cell>
          <table:table-cell table:formula="of:=IF([$org.A220]&lt;&gt;&quot;&quot;;CONCATENATE(&quot;'&quot;;[$org.D220];&quot;',&quot;);[$org.D220])" office:value-type="string" office:string-value="'Rucksack'," calcext:value-type="string">
            <text:p>'Rucksack',</text:p>
          </table:table-cell>
          <table:table-cell table:number-columns-repeated="16381"/>
        </table:table-row>
        <table:table-row table:style-name="ro1">
          <table:table-cell table:formula="of:=IF([$org.A221]&lt;&gt;&quot;&quot;;[$org.A221];&quot;&quot;)" office:value-type="float" office:value="202" calcext:value-type="float">
            <text:p>202</text:p>
          </table:table-cell>
          <table:table-cell table:formula="of:=IF([$org.A221]&lt;&gt;&quot;&quot;;CONCATENATE([$org.B221];&quot; = &quot;;[$org.B220];&quot; + 1;&quot;);[$org.B221])" office:value-type="string" office:string-value="rsAnzahlDerTeile = rsRucksack + 1;" calcext:value-type="string">
            <text:p>rsAnzahlDerTeile = rsRucksack + 1;</text:p>
          </table:table-cell>
          <table:table-cell table:formula="of:=IF([$org.A221]&lt;&gt;&quot;&quot;;CONCATENATE(&quot;'&quot;;[$org.D221];&quot;',&quot;);[$org.D221])" office:value-type="string" office:string-value="'Anzahl der Teile: '," calcext:value-type="string">
            <text:p>'Anzahl der Teile: ',</text:p>
          </table:table-cell>
          <table:table-cell table:number-columns-repeated="16381"/>
        </table:table-row>
        <table:table-row table:style-name="ro1">
          <table:table-cell table:formula="of:=IF([$org.A222]&lt;&gt;&quot;&quot;;[$org.A222];&quot;&quot;)" office:value-type="float" office:value="203" calcext:value-type="float">
            <text:p>203</text:p>
          </table:table-cell>
          <table:table-cell table:formula="of:=IF([$org.A222]&lt;&gt;&quot;&quot;;CONCATENATE([$org.B222];&quot; = &quot;;[$org.B221];&quot; + 1;&quot;);[$org.B222])" office:value-type="string" office:string-value="rsGesamtgewicht = rsAnzahlDerTeile + 1;" calcext:value-type="string">
            <text:p>rsGesamtgewicht = rsAnzahlDerTeile + 1;</text:p>
          </table:table-cell>
          <table:table-cell table:formula="of:=IF([$org.A222]&lt;&gt;&quot;&quot;;CONCATENATE(&quot;'&quot;;[$org.D222];&quot;',&quot;);[$org.D222])" office:value-type="string" office:string-value="'Gesamtgewicht'," calcext:value-type="string">
            <text:p>'Gesamtgewicht',</text:p>
          </table:table-cell>
          <table:table-cell table:style-name="ce3" table:number-columns-repeated="16381"/>
        </table:table-row>
        <table:table-row table:style-name="ro1">
          <table:table-cell table:style-name="ce3" table:formula="of:=IF([$org.A223]&lt;&gt;&quot;&quot;;[$org.A223];&quot;&quot;)">
            <text:p/>
          </table:table-cell>
          <table:table-cell table:style-name="ce3" table:formula="of:=IF([$org.A223]&lt;&gt;&quot;&quot;;CONCATENATE([$org.B223];&quot; = &quot;;[$org.B222];&quot; + 1;&quot;);[$org.B223])" office:value-type="string" office:string-value="// vierfarb.pas" calcext:value-type="string">
            <text:p>// vierfarb.pas</text:p>
          </table:table-cell>
          <table:table-cell table:style-name="ce3" table:formula="of:=IF([$org.A223]&lt;&gt;&quot;&quot;;CONCATENATE(&quot;'&quot;;[$org.D223];&quot;',&quot;);[$org.D223])" office:value-type="string" office:string-value="// vierfarb.pas" calcext:value-type="string">
            <text:p>// vierfarb.pas</text:p>
          </table:table-cell>
          <table:table-cell table:number-columns-repeated="16381"/>
        </table:table-row>
        <table:table-row table:style-name="ro1">
          <table:table-cell table:formula="of:=IF([$org.A224]&lt;&gt;&quot;&quot;;[$org.A224];&quot;&quot;)" office:value-type="float" office:value="204" calcext:value-type="float">
            <text:p>204</text:p>
          </table:table-cell>
          <table:table-cell table:formula="of:=IF([$org.A224]&lt;&gt;&quot;&quot;;CONCATENATE([$org.B224];&quot; = &quot;;[$org.B222];&quot; + 1;&quot;);[$org.B224])" office:value-type="string" office:string-value="rsLaenderMarkieren = rsGesamtgewicht + 1;" calcext:value-type="string">
            <text:p>rsLaenderMarkieren = rsGesamtgewicht + 1;</text:p>
          </table:table-cell>
          <table:table-cell table:formula="of:=IF([$org.A224]&lt;&gt;&quot;&quot;;CONCATENATE(&quot;'&quot;;[$org.D224];&quot;',&quot;);[$org.D224])" office:value-type="string" office:string-value="'Länderrechtecke mit der Maus im oberen Teil markieren.'," calcext:value-type="string">
            <text:p>'Länderrechtecke mit der Maus im oberen Teil markieren.',</text:p>
          </table:table-cell>
          <table:table-cell table:number-columns-repeated="16381"/>
        </table:table-row>
        <table:table-row table:style-name="ro1">
          <table:table-cell table:formula="of:=IF([$org.A225]&lt;&gt;&quot;&quot;;[$org.A225];&quot;&quot;)" office:value-type="float" office:value="205" calcext:value-type="float">
            <text:p>205</text:p>
          </table:table-cell>
          <table:table-cell table:formula="of:=IF([$org.A225]&lt;&gt;&quot;&quot;;CONCATENATE([$org.B225];&quot; = &quot;;[$org.B224];&quot; + 1;&quot;);[$org.B225])" office:value-type="string" office:string-value="rsEinfaerben = rsLaenderMarkieren + 1;" calcext:value-type="string">
            <text:p>rsEinfaerben = rsLaenderMarkieren + 1;</text:p>
          </table:table-cell>
          <table:table-cell table:formula="of:=IF([$org.A225]&lt;&gt;&quot;&quot;;CONCATENATE(&quot;'&quot;;[$org.D225];&quot;',&quot;);[$org.D225])" office:value-type="string" office:string-value="'Einfärben'," calcext:value-type="string">
            <text:p>'Einfärben',</text:p>
          </table:table-cell>
          <table:table-cell table:number-columns-repeated="16381"/>
        </table:table-row>
        <table:table-row table:style-name="ro1">
          <table:table-cell table:formula="of:=IF([$org.A226]&lt;&gt;&quot;&quot;;[$org.A226];&quot;&quot;)" office:value-type="float" office:value="206" calcext:value-type="float">
            <text:p>206</text:p>
          </table:table-cell>
          <table:table-cell table:formula="of:=IF([$org.A226]&lt;&gt;&quot;&quot;;CONCATENATE([$org.B226];&quot; = &quot;;[$org.B225];&quot; + 1;&quot;);[$org.B226])" office:value-type="string" office:string-value="rsFaerbungGefunden = rsEinfaerben + 1;" calcext:value-type="string">
            <text:p>rsFaerbungGefunden = rsEinfaerben + 1;</text:p>
          </table:table-cell>
          <table:table-cell table:formula="of:=IF([$org.A226]&lt;&gt;&quot;&quot;;CONCATENATE(&quot;'&quot;;[$org.D226];&quot;',&quot;);[$org.D226])" office:value-type="string" office:string-value="'Färbung gefunden'," calcext:value-type="string">
            <text:p>'Färbung gefunden',</text:p>
          </table:table-cell>
          <table:table-cell table:number-columns-repeated="16381"/>
        </table:table-row>
        <table:table-row table:style-name="ro1">
          <table:table-cell table:formula="of:=IF([$org.A227]&lt;&gt;&quot;&quot;;[$org.A227];&quot;&quot;)" office:value-type="float" office:value="207" calcext:value-type="float">
            <text:p>207</text:p>
          </table:table-cell>
          <table:table-cell table:formula="of:=IF([$org.A227]&lt;&gt;&quot;&quot;;CONCATENATE([$org.B227];&quot; = &quot;;[$org.B226];&quot; + 1;&quot;);[$org.B227])" office:value-type="string" office:string-value="rsKeineFaerbungGefunden = rsFaerbungGefunden + 1;" calcext:value-type="string">
            <text:p>rsKeineFaerbungGefunden = rsFaerbungGefunden + 1;</text:p>
          </table:table-cell>
          <table:table-cell table:formula="of:=IF([$org.A227]&lt;&gt;&quot;&quot;;CONCATENATE(&quot;'&quot;;[$org.D227];&quot;',&quot;);[$org.D227])" office:value-type="string" office:string-value="'keine Färbung gefunden: der Algorithmus ist offenbar fehlerhaft'," calcext:value-type="string">
            <text:p>'keine Färbung gefunden: der Algorithmus ist offenbar fehlerhaft',</text:p>
          </table:table-cell>
          <table:table-cell table:number-columns-repeated="16381"/>
        </table:table-row>
        <table:table-row table:style-name="ro1">
          <table:table-cell table:formula="of:=IF([$org.A228]&lt;&gt;&quot;&quot;;[$org.A228];&quot;&quot;)" office:value-type="float" office:value="208" calcext:value-type="float">
            <text:p>208</text:p>
          </table:table-cell>
          <table:table-cell table:formula="of:=IF([$org.A228]&lt;&gt;&quot;&quot;;CONCATENATE([$org.B228];&quot; = &quot;;[$org.B227];&quot; + 1;&quot;);[$org.B228])" office:value-type="string" office:string-value="rsLand = rsKeineFaerbungGefunden + 1;" calcext:value-type="string">
            <text:p>rsLand = rsKeineFaerbungGefunden + 1;</text:p>
          </table:table-cell>
          <table:table-cell table:formula="of:=IF([$org.A228]&lt;&gt;&quot;&quot;;CONCATENATE(&quot;'&quot;;[$org.D228];&quot;',&quot;);[$org.D228])" office:value-type="string" office:string-value="'Land '," calcext:value-type="string">
            <text:p>'Land ',</text:p>
          </table:table-cell>
          <table:table-cell table:number-columns-repeated="16381"/>
        </table:table-row>
        <table:table-row table:style-name="ro1">
          <table:table-cell table:formula="of:=IF([$org.A229]&lt;&gt;&quot;&quot;;[$org.A229];&quot;&quot;)" office:value-type="float" office:value="209" calcext:value-type="float">
            <text:p>209</text:p>
          </table:table-cell>
          <table:table-cell table:formula="of:=IF([$org.A229]&lt;&gt;&quot;&quot;;CONCATENATE([$org.B229];&quot; = &quot;;[$org.B228];&quot; + 1;&quot;);[$org.B229])" office:value-type="string" office:string-value="rsFarbe = rsLand + 1;" calcext:value-type="string">
            <text:p>rsFarbe = rsLand + 1;</text:p>
          </table:table-cell>
          <table:table-cell table:formula="of:=IF([$org.A229]&lt;&gt;&quot;&quot;;CONCATENATE(&quot;'&quot;;[$org.D229];&quot;',&quot;);[$org.D229])" office:value-type="string" office:string-value="'Farbe'," calcext:value-type="string">
            <text:p>'Farbe',</text:p>
          </table:table-cell>
          <table:table-cell table:number-columns-repeated="16381"/>
        </table:table-row>
        <table:table-row table:style-name="ro1">
          <table:table-cell table:formula="of:=IF([$org.A230]&lt;&gt;&quot;&quot;;[$org.A230];&quot;&quot;)" office:value-type="float" office:value="210" calcext:value-type="float">
            <text:p>210</text:p>
          </table:table-cell>
          <table:table-cell table:formula="of:=IF([$org.A230]&lt;&gt;&quot;&quot;;CONCATENATE([$org.B230];&quot; = &quot;;[$org.B229];&quot; + 1;&quot;);[$org.B230])" office:value-type="string" office:string-value="rsSucheUmrandungFuerLand = rsFarbe + 1;" calcext:value-type="string">
            <text:p>rsSucheUmrandungFuerLand = rsFarbe + 1;</text:p>
          </table:table-cell>
          <table:table-cell table:formula="of:=IF([$org.A230]&lt;&gt;&quot;&quot;;CONCATENATE(&quot;'&quot;;[$org.D230];&quot;',&quot;);[$org.D230])" office:value-type="string" office:string-value="'Suche Umrandung für Land '," calcext:value-type="string">
            <text:p>'Suche Umrandung für Land ',</text:p>
          </table:table-cell>
          <table:table-cell table:number-columns-repeated="16381"/>
        </table:table-row>
        <table:table-row table:style-name="ro1">
          <table:table-cell table:formula="of:=IF([$org.A231]&lt;&gt;&quot;&quot;;[$org.A231];&quot;&quot;)" office:value-type="float" office:value="211" calcext:value-type="float">
            <text:p>211</text:p>
          </table:table-cell>
          <table:table-cell table:formula="of:=IF([$org.A231]&lt;&gt;&quot;&quot;;CONCATENATE([$org.B231];&quot; = &quot;;[$org.B230];&quot; + 1;&quot;);[$org.B231])" office:value-type="string" office:string-value="rsKannFuerLand = rsSucheUmrandungFuerLand + 1;" calcext:value-type="string">
            <text:p>rsKannFuerLand = rsSucheUmrandungFuerLand + 1;</text:p>
          </table:table-cell>
          <table:table-cell table:formula="of:=IF([$org.A231]&lt;&gt;&quot;&quot;;CONCATENATE(&quot;'&quot;;[$org.D231];&quot;',&quot;);[$org.D231])" office:value-type="string" office:string-value="'Kann für Land '," calcext:value-type="string">
            <text:p>'Kann für Land ',</text:p>
          </table:table-cell>
          <table:table-cell table:number-columns-repeated="16381"/>
        </table:table-row>
        <table:table-row table:style-name="ro1">
          <table:table-cell table:formula="of:=IF([$org.A232]&lt;&gt;&quot;&quot;;[$org.A232];&quot;&quot;)" office:value-type="float" office:value="212" calcext:value-type="float">
            <text:p>212</text:p>
          </table:table-cell>
          <table:table-cell table:formula="of:=IF([$org.A232]&lt;&gt;&quot;&quot;;CONCATENATE([$org.B232];&quot; = &quot;;[$org.B231];&quot; + 1;&quot;);[$org.B232])" office:value-type="string" office:string-value="rsKeineGrenzeErstellen = rsKannFuerLand + 1;" calcext:value-type="string">
            <text:p>rsKeineGrenzeErstellen = rsKannFuerLand + 1;</text:p>
          </table:table-cell>
          <table:table-cell table:formula="of:=IF([$org.A232]&lt;&gt;&quot;&quot;;CONCATENATE(&quot;'&quot;;[$org.D232];&quot;',&quot;);[$org.D232])" office:value-type="string" office:string-value="' keine Grenze erstellen'," calcext:value-type="string">
            <text:p>' keine Grenze erstellen',</text:p>
          </table:table-cell>
          <table:table-cell table:number-columns-repeated="16381"/>
        </table:table-row>
        <table:table-row table:style-name="ro1">
          <table:table-cell table:formula="of:=IF([$org.A233]&lt;&gt;&quot;&quot;;[$org.A233];&quot;&quot;)" office:value-type="float" office:value="213" calcext:value-type="float">
            <text:p>213</text:p>
          </table:table-cell>
          <table:table-cell table:formula="of:=IF([$org.A233]&lt;&gt;&quot;&quot;;CONCATENATE([$org.B233];&quot; = &quot;;[$org.B232];&quot; + 1;&quot;);[$org.B233])" office:value-type="string" office:string-value="rsSucheNachUmrandungenBeendet = rsKeineGrenzeErstellen + 1;" calcext:value-type="string">
            <text:p>rsSucheNachUmrandungenBeendet = rsKeineGrenzeErstellen + 1;</text:p>
          </table:table-cell>
          <table:table-cell table:formula="of:=IF([$org.A233]&lt;&gt;&quot;&quot;;CONCATENATE(&quot;'&quot;;[$org.D233];&quot;',&quot;);[$org.D233])" office:value-type="string" office:string-value="'Suche nach Umrandungen beendet'," calcext:value-type="string">
            <text:p>'Suche nach Umrandungen beendet',</text:p>
          </table:table-cell>
          <table:table-cell table:number-columns-repeated="16381"/>
        </table:table-row>
        <table:table-row table:style-name="ro1">
          <table:table-cell table:formula="of:=IF([$org.A234]&lt;&gt;&quot;&quot;;[$org.A234];&quot;&quot;)" office:value-type="float" office:value="214" calcext:value-type="float">
            <text:p>214</text:p>
          </table:table-cell>
          <table:table-cell table:formula="of:=IF([$org.A234]&lt;&gt;&quot;&quot;;CONCATENATE([$org.B234];&quot; = &quot;;[$org.B233];&quot; + 1;&quot;);[$org.B234])" office:value-type="string" office:string-value="rsSucheGrenzenUndNachbarn = rsSucheNachUmrandungenBeendet + 1;" calcext:value-type="string">
            <text:p>rsSucheGrenzenUndNachbarn = rsSucheNachUmrandungenBeendet + 1;</text:p>
          </table:table-cell>
          <table:table-cell table:formula="of:=IF([$org.A234]&lt;&gt;&quot;&quot;;CONCATENATE(&quot;'&quot;;[$org.D234];&quot;',&quot;);[$org.D234])" office:value-type="string" office:string-value="'Suche Grenzen und Nachbarn'," calcext:value-type="string">
            <text:p>'Suche Grenzen und Nachbarn',</text:p>
          </table:table-cell>
          <table:table-cell table:number-columns-repeated="16381"/>
        </table:table-row>
        <table:table-row table:style-name="ro1">
          <table:table-cell table:formula="of:=IF([$org.A235]&lt;&gt;&quot;&quot;;[$org.A235];&quot;&quot;)">
            <text:p/>
          </table:table-cell>
          <table:table-cell table:formula="of:=IF([$org.A235]&lt;&gt;&quot;&quot;;CONCATENATE([$org.B235];&quot; = &quot;;[$org.B234];&quot; + 1;&quot;);[$org.B235])" office:value-type="string" office:string-value="// vierfarb.lfm" calcext:value-type="string">
            <text:p>// vierfarb.lfm</text:p>
          </table:table-cell>
          <table:table-cell table:formula="of:=IF([$org.A235]&lt;&gt;&quot;&quot;;CONCATENATE(&quot;'&quot;;[$org.D235];&quot;',&quot;);[$org.D235])" office:value-type="string" office:string-value="// vierfarb.lfm" calcext:value-type="string">
            <text:p>// vierfarb.lfm</text:p>
          </table:table-cell>
          <table:table-cell table:number-columns-repeated="16381"/>
        </table:table-row>
        <table:table-row table:style-name="ro1">
          <table:table-cell table:formula="of:=IF([$org.A236]&lt;&gt;&quot;&quot;;[$org.A236];&quot;&quot;)" office:value-type="float" office:value="215" calcext:value-type="float">
            <text:p>215</text:p>
          </table:table-cell>
          <table:table-cell table:formula="of:=IF([$org.A236]&lt;&gt;&quot;&quot;;CONCATENATE([$org.B236];&quot; = &quot;;[$org.B235];&quot; + 1;&quot;);[$org.B236])" office:value-type="string" office:string-value="rsVierFarb = // vierfarb.lfm + 1;" calcext:value-type="string">
            <text:p>rsVierFarb = // vierfarb.lfm + 1;</text:p>
          </table:table-cell>
          <table:table-cell table:formula="of:=IF([$org.A236]&lt;&gt;&quot;&quot;;CONCATENATE(&quot;'&quot;;[$org.D236];&quot;',&quot;);[$org.D236])" office:value-type="string" office:string-value="'4 Farbenproblem'," calcext:value-type="string">
            <text:p>'4 Farbenproblem',</text:p>
          </table:table-cell>
          <table:table-cell table:number-columns-repeated="16381"/>
        </table:table-row>
        <table:table-row table:style-name="ro1">
          <table:table-cell table:style-name="ce3" table:formula="of:=IF([$org.A235]&lt;&gt;&quot;&quot;;[$org.A235];&quot;&quot;)">
            <text:p/>
          </table:table-cell>
          <table:table-cell table:style-name="ce3" table:formula="of:=IF([$org.A235]&lt;&gt;&quot;&quot;;CONCATENATE([$org.B235];&quot; = &quot;;[#REF!];&quot; + 1;&quot;);[$org.B235])" office:value-type="string" office:string-value="// vierfarb.lfm" calcext:value-type="string">
            <text:p>// vierfarb.lfm</text:p>
          </table:table-cell>
          <table:table-cell table:style-name="ce3" table:formula="of:=IF([$org.A235]&lt;&gt;&quot;&quot;;CONCATENATE(&quot;'&quot;;[$org.D235];&quot;',&quot;);[$org.D235])" office:value-type="string" office:string-value="// vierfarb.lfm" calcext:value-type="string">
            <text:p>// vierfarb.lfm</text:p>
          </table:table-cell>
          <table:table-cell table:style-name="ce3" table:number-columns-repeated="16381"/>
        </table:table-row>
        <table:table-row table:style-name="ro1">
          <table:table-cell table:formula="of:=IF([$org.A236]&lt;&gt;&quot;&quot;;[$org.A236];&quot;&quot;)" office:value-type="float" office:value="215" calcext:value-type="float">
            <text:p>215</text:p>
          </table:table-cell>
          <table:table-cell table:formula="of:=IF([$org.A236]&lt;&gt;&quot;&quot;;CONCATENATE([$org.B236];&quot; = &quot;;[#REF!];&quot; + 1;&quot;);[$org.B236])" office:value-type="string" office:string-value="" calcext:value-type="error">
            <text:p>#BEZUG!</text:p>
          </table:table-cell>
          <table:table-cell table:formula="of:=IF([$org.A236]&lt;&gt;&quot;&quot;;CONCATENATE(&quot;'&quot;;[$org.D236];&quot;',&quot;);[$org.D236])" office:value-type="string" office:string-value="'4 Farbenproblem'," calcext:value-type="string">
            <text:p>'4 Farbenproblem',</text:p>
          </table:table-cell>
          <table:table-cell table:number-columns-repeated="16381"/>
        </table:table-row>
        <table:table-row table:style-name="ro1">
          <table:table-cell table:formula="of:=IF([$org.A237]&lt;&gt;&quot;&quot;;[$org.A237];&quot;&quot;)" office:value-type="float" office:value="216" calcext:value-type="float">
            <text:p>216</text:p>
          </table:table-cell>
          <table:table-cell table:formula="of:=IF([$org.A237]&lt;&gt;&quot;&quot;;CONCATENATE([$org.B237];&quot; = &quot;;[$org.B236];&quot; + 1;&quot;);[$org.B237])" office:value-type="string" office:string-value="rsNeueEingabe = rsVierFarb + 1;" calcext:value-type="string">
            <text:p>rsNeueEingabe = rsVierFarb + 1;</text:p>
          </table:table-cell>
          <table:table-cell table:formula="of:=IF([$org.A237]&lt;&gt;&quot;&quot;;CONCATENATE(&quot;'&quot;;[$org.D237];&quot;',&quot;);[$org.D237])" office:value-type="string" office:string-value="'Neue Eingabe'," calcext:value-type="string">
            <text:p>'Neue Eingabe',</text:p>
          </table:table-cell>
          <table:table-cell table:number-columns-repeated="16381"/>
        </table:table-row>
        <table:table-row table:style-name="ro1">
          <table:table-cell table:formula="of:=IF([$org.A238]&lt;&gt;&quot;&quot;;[$org.A238];&quot;&quot;)" office:value-type="float" office:value="217" calcext:value-type="float">
            <text:p>217</text:p>
          </table:table-cell>
          <table:table-cell table:formula="of:=IF([$org.A238]&lt;&gt;&quot;&quot;;CONCATENATE([$org.B238];&quot; = &quot;;[$org.B237];&quot; + 1;&quot;);[$org.B238])" office:value-type="string" office:string-value="rsVierLaender = rsNeueEingabe + 1;" calcext:value-type="string">
            <text:p>rsVierLaender = rsNeueEingabe + 1;</text:p>
          </table:table-cell>
          <table:table-cell table:formula="of:=IF([$org.A238]&lt;&gt;&quot;&quot;;CONCATENATE(&quot;'&quot;;[$org.D238];&quot;',&quot;);[$org.D238])" office:value-type="string" office:string-value="'4 neue Länder'," calcext:value-type="string">
            <text:p>'4 neue Länder',</text:p>
          </table:table-cell>
          <table:table-cell table:number-columns-repeated="16381"/>
        </table:table-row>
        <table:table-row table:style-name="ro1">
          <table:table-cell table:formula="of:=IF([$org.A239]&lt;&gt;&quot;&quot;;[$org.A239];&quot;&quot;)" office:value-type="float" office:value="218" calcext:value-type="float">
            <text:p>218</text:p>
          </table:table-cell>
          <table:table-cell table:formula="of:=IF([$org.A239]&lt;&gt;&quot;&quot;;CONCATENATE([$org.B239];&quot; = &quot;;[$org.B238];&quot; + 1;&quot;);[$org.B239])" office:value-type="string" office:string-value="rsAnzahlDerLaender = rsVierLaender + 1;" calcext:value-type="string">
            <text:p>rsAnzahlDerLaender = rsVierLaender + 1;</text:p>
          </table:table-cell>
          <table:table-cell table:formula="of:=IF([$org.A239]&lt;&gt;&quot;&quot;;CONCATENATE(&quot;'&quot;;[$org.D239];&quot;',&quot;);[$org.D239])" office:value-type="string" office:string-value="'Anzahl der Länder: '," calcext:value-type="string">
            <text:p>'Anzahl der Länder: ',</text:p>
          </table:table-cell>
          <table:table-cell table:number-columns-repeated="16381"/>
        </table:table-row>
        <table:table-row table:style-name="ro1">
          <table:table-cell table:formula="of:=IF([$org.A240]&lt;&gt;&quot;&quot;;[$org.A240];&quot;&quot;)" office:value-type="float" office:value="219" calcext:value-type="float">
            <text:p>219</text:p>
          </table:table-cell>
          <table:table-cell table:formula="of:=IF([$org.A240]&lt;&gt;&quot;&quot;;CONCATENATE([$org.B240];&quot; = &quot;;[$org.B239];&quot; + 1;&quot;);[$org.B240])" office:value-type="string" office:string-value="rsLandZufuegen = rsAnzahlDerLaender + 1;" calcext:value-type="string">
            <text:p>rsLandZufuegen = rsAnzahlDerLaender + 1;</text:p>
          </table:table-cell>
          <table:table-cell table:formula="of:=IF([$org.A240]&lt;&gt;&quot;&quot;;CONCATENATE(&quot;'&quot;;[$org.D240];&quot;',&quot;);[$org.D240])" office:value-type="string" office:string-value="'Land zufügen'," calcext:value-type="string">
            <text:p>'Land zufügen',</text:p>
          </table:table-cell>
          <table:table-cell table:style-name="ce3" table:number-columns-repeated="16381"/>
        </table:table-row>
        <table:table-row table:style-name="ro1">
          <table:table-cell table:formula="of:=IF([$org.A241]&lt;&gt;&quot;&quot;;[$org.A241];&quot;&quot;)" office:value-type="float" office:value="220" calcext:value-type="float">
            <text:p>220</text:p>
          </table:table-cell>
          <table:table-cell table:formula="of:=IF([$org.A241]&lt;&gt;&quot;&quot;;CONCATENATE([$org.B241];&quot; = &quot;;[$org.B240];&quot; + 1;&quot;);[$org.B241])" office:value-type="string" office:string-value="rsLandEntfernen = rsLandZufuegen + 1;" calcext:value-type="string">
            <text:p>rsLandEntfernen = rsLandZufuegen + 1;</text:p>
          </table:table-cell>
          <table:table-cell table:formula="of:=IF([$org.A241]&lt;&gt;&quot;&quot;;CONCATENATE(&quot;'&quot;;[$org.D241];&quot;',&quot;);[$org.D241])" office:value-type="string" office:string-value="'Land entfernen'," calcext:value-type="string">
            <text:p>'Land entfernen',</text:p>
          </table:table-cell>
          <table:table-cell table:number-columns-repeated="16381"/>
        </table:table-row>
        <table:table-row table:style-name="ro1">
          <table:table-cell table:style-name="ce3" table:formula="of:=IF([$org.A242]&lt;&gt;&quot;&quot;;[$org.A242];&quot;&quot;)">
            <text:p/>
          </table:table-cell>
          <table:table-cell table:style-name="ce3" table:formula="of:=IF([$org.A242]&lt;&gt;&quot;&quot;;CONCATENATE([$org.B242];&quot; = &quot;;[$org.B241];&quot; + 1;&quot;);[$org.B242])" office:value-type="string" office:string-value="// backtrackinfo.lfm" calcext:value-type="string">
            <text:p>// backtrackinfo.lfm</text:p>
          </table:table-cell>
          <table:table-cell table:style-name="ce3" table:formula="of:=IF([$org.A242]&lt;&gt;&quot;&quot;;CONCATENATE(&quot;'&quot;;[$org.D242];&quot;',&quot;);[$org.D242])" office:value-type="string" office:string-value="// backtrackinfo.lfm" calcext:value-type="string">
            <text:p>// backtrackinfo.lfm</text:p>
          </table:table-cell>
          <table:table-cell table:style-name="ce3" table:number-columns-repeated="16381"/>
        </table:table-row>
        <table:table-row table:style-name="ro1">
          <table:table-cell table:formula="of:=IF([$org.A243]&lt;&gt;&quot;&quot;;[$org.A243];&quot;&quot;)" office:value-type="float" office:value="221" calcext:value-type="float">
            <text:p>221</text:p>
          </table:table-cell>
          <table:table-cell table:formula="of:=IF([$org.A243]&lt;&gt;&quot;&quot;;CONCATENATE([$org.B243];&quot; = &quot;;[$org.B241];&quot; + 1;&quot;);[$org.B243])" office:value-type="string" office:string-value="rsInfo = rsLandEntfernen + 1;" calcext:value-type="string">
            <text:p>rsInfo = rsLandEntfernen + 1;</text:p>
          </table:table-cell>
          <table:table-cell table:formula="of:=IF([$org.A243]&lt;&gt;&quot;&quot;;CONCATENATE(&quot;'&quot;;[$org.D243];&quot;',&quot;);[$org.D243])" office:value-type="string" office:string-value="'Info'," calcext:value-type="string">
            <text:p>'Info',</text:p>
          </table:table-cell>
          <table:table-cell table:number-columns-repeated="16381"/>
        </table:table-row>
        <table:table-row table:style-name="ro1">
          <table:table-cell table:formula="of:=IF([$org.A244]&lt;&gt;&quot;&quot;;[$org.A244];&quot;&quot;)" office:value-type="float" office:value="222" calcext:value-type="float">
            <text:p>222</text:p>
          </table:table-cell>
          <table:table-cell table:formula="of:=IF([$org.A244]&lt;&gt;&quot;&quot;;CONCATENATE([$org.B244];&quot; = &quot;;[$org.B243];&quot; + 1;&quot;);[$org.B244])" office:value-type="string" office:string-value="rsVersion = rsInfo + 1;" calcext:value-type="string">
            <text:p>rsVersion = rsInfo + 1;</text:p>
          </table:table-cell>
          <table:table-cell table:formula="of:=IF([$org.A244]&lt;&gt;&quot;&quot;;CONCATENATE(&quot;'&quot;;[$org.D244];&quot;',&quot;);[$org.D244])" office:value-type="string" office:string-value="'Version 1.7  vom  15.12.2023'," calcext:value-type="string">
            <text:p>'Version 1.7 <text:s/>vom <text:s/>15.12.2023',</text:p>
          </table:table-cell>
          <table:table-cell table:number-columns-repeated="16381"/>
        </table:table-row>
        <table:table-row table:style-name="ro1">
          <table:table-cell table:formula="of:=IF([$org.A245]&lt;&gt;&quot;&quot;;[$org.A245];&quot;&quot;)" office:value-type="float" office:value="223" calcext:value-type="float">
            <text:p>223</text:p>
          </table:table-cell>
          <table:table-cell table:formula="of:=IF([$org.A245]&lt;&gt;&quot;&quot;;CONCATENATE([$org.B245];&quot; = &quot;;[$org.B244];&quot; + 1;&quot;);[$org.B245])" office:value-type="string" office:string-value="rsDemosZuBacktrack = rsVersion + 1;" calcext:value-type="string">
            <text:p>rsDemosZuBacktrack = rsVersion + 1;</text:p>
          </table:table-cell>
          <table:table-cell table:formula="of:=IF([$org.A245]&lt;&gt;&quot;&quot;;CONCATENATE(&quot;'&quot;;[$org.D245];&quot;',&quot;);[$org.D245])" office:value-type="string" office:string-value="'Eine Sammlung von 13 Demonstrationsprogrammen zu Backtracking-Algorithmen'," calcext:value-type="string">
            <text:p>'Eine Sammlung von 13 Demonstrationsprogrammen zu Backtracking-Algorithmen',</text:p>
          </table:table-cell>
          <table:table-cell table:number-columns-repeated="16381"/>
        </table:table-row>
        <table:table-row table:style-name="ro1">
          <table:table-cell table:formula="of:=IF([$org.A246]&lt;&gt;&quot;&quot;;[$org.A246];&quot;&quot;)" office:value-type="float" office:value="224" calcext:value-type="float">
            <text:p>224</text:p>
          </table:table-cell>
          <table:table-cell table:formula="of:=IF([$org.A246]&lt;&gt;&quot;&quot;;CONCATENATE([$org.B246];&quot; = &quot;;[$org.B245];&quot; + 1;&quot;);[$org.B246])" office:value-type="string" office:string-value="rsOK = rsDemosZuBacktrack + 1;" calcext:value-type="string">
            <text:p>rsOK = rsDemosZuBacktrack + 1;</text:p>
          </table:table-cell>
          <table:table-cell table:formula="of:=IF([$org.A246]&lt;&gt;&quot;&quot;;CONCATENATE(&quot;'&quot;;[$org.D246];&quot;',&quot;);[$org.D246])" office:value-type="string" office:string-value="'OK'," calcext:value-type="string">
            <text:p>'OK',</text:p>
          </table:table-cell>
          <table:table-cell table:number-columns-repeated="16381"/>
        </table:table-row>
        <table:table-row table:style-name="ro1">
          <table:table-cell table:style-name="ce3" table:formula="of:=IF([$org.A247]&lt;&gt;&quot;&quot;;[$org.A247];&quot;&quot;)">
            <text:p/>
          </table:table-cell>
          <table:table-cell table:style-name="ce3" table:formula="of:=IF([$org.A247]&lt;&gt;&quot;&quot;;CONCATENATE([$org.B247];&quot; = &quot;;[$org.B246];&quot; + 1;&quot;);[$org.B247])" office:value-type="string" office:string-value="// Labyrinth.pas" calcext:value-type="string">
            <text:p>// Labyrinth.pas</text:p>
          </table:table-cell>
          <table:table-cell table:style-name="ce3" table:formula="of:=IF([$org.A247]&lt;&gt;&quot;&quot;;CONCATENATE(&quot;'&quot;;[$org.D247];&quot;',&quot;);[$org.D247])" office:value-type="string" office:string-value="// Labyrinth.pas" calcext:value-type="string">
            <text:p>// Labyrinth.pas</text:p>
          </table:table-cell>
          <table:table-cell table:number-columns-repeated="16381"/>
        </table:table-row>
        <table:table-row table:style-name="ro1">
          <table:table-cell table:formula="of:=IF([$org.A248]&lt;&gt;&quot;&quot;;[$org.A248];&quot;&quot;)" office:value-type="float" office:value="225" calcext:value-type="float">
            <text:p>225</text:p>
          </table:table-cell>
          <table:table-cell table:formula="of:=IF([$org.A248]&lt;&gt;&quot;&quot;;CONCATENATE([$org.B248];&quot; = &quot;;[$org.B246];&quot; + 1;&quot;);[$org.B248])" office:value-type="string" office:string-value="rsWeglaenge = rsOK + 1;" calcext:value-type="string">
            <text:p>rsWeglaenge = rsOK + 1;</text:p>
          </table:table-cell>
          <table:table-cell table:formula="of:=IF([$org.A248]&lt;&gt;&quot;&quot;;CONCATENATE(&quot;'&quot;;[$org.D248];&quot;',&quot;);[$org.D248])" office:value-type="string" office:string-value="'Weglänge: '," calcext:value-type="string">
            <text:p>'Weglänge: ',</text:p>
          </table:table-cell>
          <table:table-cell table:number-columns-repeated="16381"/>
        </table:table-row>
        <table:table-row table:style-name="ro1">
          <table:table-cell table:style-name="ce3" table:formula="of:=IF([$org.A249]&lt;&gt;&quot;&quot;;[$org.A249];&quot;&quot;)">
            <text:p/>
          </table:table-cell>
          <table:table-cell table:style-name="ce3" table:formula="of:=IF([$org.A249]&lt;&gt;&quot;&quot;;CONCATENATE([$org.B249];&quot; = &quot;;[$org.B248];&quot; + 1;&quot;);[$org.B249])" office:value-type="string" office:string-value="// Labyrinth.lfm" calcext:value-type="string">
            <text:p>// Labyrinth.lfm</text:p>
          </table:table-cell>
          <table:table-cell table:style-name="ce3" table:formula="of:=IF([$org.A249]&lt;&gt;&quot;&quot;;CONCATENATE(&quot;'&quot;;[$org.D249];&quot;',&quot;);[$org.D249])" office:value-type="string" office:string-value="// Labyrinth.lfm" calcext:value-type="string">
            <text:p>// Labyrinth.lfm</text:p>
          </table:table-cell>
          <table:table-cell table:number-columns-repeated="16381"/>
        </table:table-row>
        <table:table-row table:style-name="ro1">
          <table:table-cell table:formula="of:=IF([$org.A250]&lt;&gt;&quot;&quot;;[$org.A250];&quot;&quot;)" office:value-type="float" office:value="226" calcext:value-type="float">
            <text:p>226</text:p>
          </table:table-cell>
          <table:table-cell table:formula="of:=IF([$org.A250]&lt;&gt;&quot;&quot;;CONCATENATE([$org.B250];&quot; = &quot;;[$org.B248];&quot; + 1;&quot;);[$org.B250])" office:value-type="string" office:string-value="rsAusgang = rsWeglaenge + 1;" calcext:value-type="string">
            <text:p>rsAusgang = rsWeglaenge + 1;</text:p>
          </table:table-cell>
          <table:table-cell table:formula="of:=IF([$org.A250]&lt;&gt;&quot;&quot;;CONCATENATE(&quot;'&quot;;[$org.D250];&quot;',&quot;);[$org.D250])" office:value-type="string" office:string-value="'Ausgang'," calcext:value-type="string">
            <text:p>'Ausgang',</text:p>
          </table:table-cell>
          <table:table-cell table:number-columns-repeated="16381"/>
        </table:table-row>
        <table:table-row table:style-name="ro1">
          <table:table-cell table:formula="of:=IF([$org.A251]&lt;&gt;&quot;&quot;;[$org.A251];&quot;&quot;)" office:value-type="float" office:value="227" calcext:value-type="float">
            <text:p>227</text:p>
          </table:table-cell>
          <table:table-cell table:formula="of:=IF([$org.A251]&lt;&gt;&quot;&quot;;CONCATENATE([$org.B251];&quot; = &quot;;[$org.B250];&quot; + 1;&quot;);[$org.B251])" office:value-type="string" office:string-value="rsStartrichtung = rsAusgang + 1;" calcext:value-type="string">
            <text:p>rsStartrichtung = rsAusgang + 1;</text:p>
          </table:table-cell>
          <table:table-cell table:formula="of:=IF([$org.A251]&lt;&gt;&quot;&quot;;CONCATENATE(&quot;'&quot;;[$org.D251];&quot;',&quot;);[$org.D251])" office:value-type="string" office:string-value="'Startrichtung:'," calcext:value-type="string">
            <text:p>'Startrichtung:',</text:p>
          </table:table-cell>
          <table:table-cell table:number-columns-repeated="16381"/>
        </table:table-row>
        <table:table-row table:style-name="ro1">
          <table:table-cell table:formula="of:=IF([$org.A252]&lt;&gt;&quot;&quot;;[$org.A252];&quot;&quot;)" office:value-type="float" office:value="228" calcext:value-type="float">
            <text:p>228</text:p>
          </table:table-cell>
          <table:table-cell table:formula="of:=IF([$org.A252]&lt;&gt;&quot;&quot;;CONCATENATE([$org.B252];&quot; = &quot;;[$org.B251];&quot; + 1;&quot;);[$org.B252])" office:value-type="string" office:string-value="rsVerfahren = rsStartrichtung + 1;" calcext:value-type="string">
            <text:p>rsVerfahren = rsStartrichtung + 1;</text:p>
          </table:table-cell>
          <table:table-cell table:formula="of:=IF([$org.A252]&lt;&gt;&quot;&quot;;CONCATENATE(&quot;'&quot;;[$org.D252];&quot;',&quot;);[$org.D252])" office:value-type="string" office:string-value="'Verfahren'," calcext:value-type="string">
            <text:p>'Verfahren',</text:p>
          </table:table-cell>
          <table:table-cell table:number-columns-repeated="16381"/>
        </table:table-row>
        <table:table-row table:style-name="ro1">
          <table:table-cell table:formula="of:=IF([$org.A253]&lt;&gt;&quot;&quot;;[$org.A253];&quot;&quot;)" office:value-type="float" office:value="229" calcext:value-type="float">
            <text:p>229</text:p>
          </table:table-cell>
          <table:table-cell table:formula="of:=IF([$org.A253]&lt;&gt;&quot;&quot;;CONCATENATE([$org.B253];&quot; = &quot;;[$org.B252];&quot; + 1;&quot;);[$org.B253])" office:value-type="string" office:string-value="rsBacktrackingGeradeaus = rsVerfahren + 1;" calcext:value-type="string">
            <text:p>rsBacktrackingGeradeaus = rsVerfahren + 1;</text:p>
          </table:table-cell>
          <table:table-cell table:formula="of:=IF([$org.A253]&lt;&gt;&quot;&quot;;CONCATENATE(&quot;'&quot;;[$org.D253];&quot;',&quot;);[$org.D253])" office:value-type="string" office:string-value="'Backtracking -  geradeaus'," calcext:value-type="string">
            <text:p>'Backtracking - <text:s/>geradeaus',</text:p>
          </table:table-cell>
          <table:table-cell table:number-columns-repeated="16381"/>
        </table:table-row>
        <table:table-row table:style-name="ro1">
          <table:table-cell table:formula="of:=IF([$org.A254]&lt;&gt;&quot;&quot;;[$org.A254];&quot;&quot;)" office:value-type="float" office:value="230" calcext:value-type="float">
            <text:p>230</text:p>
          </table:table-cell>
          <table:table-cell table:formula="of:=IF([$org.A254]&lt;&gt;&quot;&quot;;CONCATENATE([$org.B254];&quot; = &quot;;[$org.B253];&quot; + 1;&quot;);[$org.B254])" office:value-type="string" office:string-value="rsBacktrackingErstRechts = rsBacktrackingGeradeaus + 1;" calcext:value-type="string">
            <text:p>rsBacktrackingErstRechts = rsBacktrackingGeradeaus + 1;</text:p>
          </table:table-cell>
          <table:table-cell table:formula="of:=IF([$org.A254]&lt;&gt;&quot;&quot;;CONCATENATE(&quot;'&quot;;[$org.D254];&quot;',&quot;);[$org.D254])" office:value-type="string" office:string-value="'Backtracking -  erst rechts'," calcext:value-type="string">
            <text:p>'Backtracking - <text:s/>erst rechts',</text:p>
          </table:table-cell>
          <table:table-cell table:number-columns-repeated="16381"/>
        </table:table-row>
        <table:table-row table:style-name="ro1">
          <table:table-cell table:formula="of:=IF([$org.A255]&lt;&gt;&quot;&quot;;[$org.A255];&quot;&quot;)" office:value-type="float" office:value="231" calcext:value-type="float">
            <text:p>231</text:p>
          </table:table-cell>
          <table:table-cell table:formula="of:=IF([$org.A255]&lt;&gt;&quot;&quot;;CONCATENATE([$org.B255];&quot; = &quot;;[$org.B254];&quot; + 1;&quot;);[$org.B255])" office:value-type="string" office:string-value="rsBacktrackingZufaellig = rsBacktrackingErstRechts + 1;" calcext:value-type="string">
            <text:p>rsBacktrackingZufaellig = rsBacktrackingErstRechts + 1;</text:p>
          </table:table-cell>
          <table:table-cell table:formula="of:=IF([$org.A255]&lt;&gt;&quot;&quot;;CONCATENATE(&quot;'&quot;;[$org.D255];&quot;',&quot;);[$org.D255])" office:value-type="string" office:string-value="'Backtracking -  zufällig'," calcext:value-type="string">
            <text:p>'Backtracking - <text:s/>zufällig',</text:p>
          </table:table-cell>
          <table:table-cell table:style-name="ce3" table:number-columns-repeated="16381"/>
        </table:table-row>
        <table:table-row table:style-name="ro1">
          <table:table-cell table:formula="of:=IF([$org.A256]&lt;&gt;&quot;&quot;;[$org.A256];&quot;&quot;)" office:value-type="float" office:value="232" calcext:value-type="float">
            <text:p>232</text:p>
          </table:table-cell>
          <table:table-cell table:formula="of:=IF([$org.A256]&lt;&gt;&quot;&quot;;CONCATENATE([$org.B256];&quot; = &quot;;[$org.B255];&quot; + 1;&quot;);[$org.B256])" office:value-type="string" office:string-value="rsBesteLoesungSuchen = rsBacktrackingZufaellig + 1;" calcext:value-type="string">
            <text:p>rsBesteLoesungSuchen = rsBacktrackingZufaellig + 1;</text:p>
          </table:table-cell>
          <table:table-cell table:formula="of:=IF([$org.A256]&lt;&gt;&quot;&quot;;CONCATENATE(&quot;'&quot;;[$org.D256];&quot;',&quot;);[$org.D256])" office:value-type="string" office:string-value="'beste Lösung suchen'," calcext:value-type="string">
            <text:p>'beste Lösung suchen',</text:p>
          </table:table-cell>
          <table:table-cell table:number-columns-repeated="16381"/>
        </table:table-row>
        <table:table-row table:style-name="ro1">
          <table:table-cell table:formula="of:=IF([$org.A257]&lt;&gt;&quot;&quot;;[$org.A257];&quot;&quot;)" office:value-type="float" office:value="233" calcext:value-type="float">
            <text:p>233</text:p>
          </table:table-cell>
          <table:table-cell table:formula="of:=IF([$org.A257]&lt;&gt;&quot;&quot;;CONCATENATE([$org.B257];&quot; = &quot;;[$org.B256];&quot; + 1;&quot;);[$org.B257])" office:value-type="string" office:string-value="rsHindernisLinksZiehen = rsBesteLoesungSuchen + 1;" calcext:value-type="string">
            <text:p>rsHindernisLinksZiehen = rsBesteLoesungSuchen + 1;</text:p>
          </table:table-cell>
          <table:table-cell table:formula="of:=IF([$org.A257]&lt;&gt;&quot;&quot;;CONCATENATE(&quot;'&quot;;[$org.D257];&quot;',&quot;);[$org.D257])" office:value-type="string" office:string-value="'Hindernis - linke Maustaste und ziehen'," calcext:value-type="string">
            <text:p>'Hindernis - linke Maustaste und ziehen',</text:p>
          </table:table-cell>
          <table:table-cell table:number-columns-repeated="16381"/>
        </table:table-row>
        <table:table-row table:style-name="ro1">
          <table:table-cell table:formula="of:=IF([$org.A258]&lt;&gt;&quot;&quot;;[$org.A258];&quot;&quot;)" office:value-type="float" office:value="234" calcext:value-type="float">
            <text:p>234</text:p>
          </table:table-cell>
          <table:table-cell table:formula="of:=IF([$org.A258]&lt;&gt;&quot;&quot;;CONCATENATE([$org.B258];&quot; = &quot;;[$org.B257];&quot; + 1;&quot;);[$org.B258])" office:value-type="string" office:string-value="rsFreiesFeldRechtsZiehen = rsHindernisLinksZiehen + 1;" calcext:value-type="string">
            <text:p>rsFreiesFeldRechtsZiehen = rsHindernisLinksZiehen + 1;</text:p>
          </table:table-cell>
          <table:table-cell table:formula="of:=IF([$org.A258]&lt;&gt;&quot;&quot;;CONCATENATE(&quot;'&quot;;[$org.D258];&quot;',&quot;);[$org.D258])" office:value-type="string" office:string-value="'freies Feld - rechte Maustaste und ziehen'," calcext:value-type="string">
            <text:p>'freies Feld - rechte Maustaste und ziehen',</text:p>
          </table:table-cell>
          <table:table-cell table:number-columns-repeated="16381"/>
        </table:table-row>
        <table:table-row table:style-name="ro1">
          <table:table-cell table:formula="of:=IF([$org.A259]&lt;&gt;&quot;&quot;;[$org.A259];&quot;&quot;)" office:value-type="float" office:value="235" calcext:value-type="float">
            <text:p>235</text:p>
          </table:table-cell>
          <table:table-cell table:formula="of:=IF([$org.A259]&lt;&gt;&quot;&quot;;CONCATENATE([$org.B259];&quot; = &quot;;[$org.B258];&quot; + 1;&quot;);[$org.B259])" office:value-type="string" office:string-value="rsStartDoppelclickFreiesFeld = rsFreiesFeldRechtsZiehen + 1;" calcext:value-type="string">
            <text:p>rsStartDoppelclickFreiesFeld = rsFreiesFeldRechtsZiehen + 1;</text:p>
          </table:table-cell>
          <table:table-cell table:formula="of:=IF([$org.A259]&lt;&gt;&quot;&quot;;CONCATENATE(&quot;'&quot;;[$org.D259];&quot;',&quot;);[$org.D259])" office:value-type="string" office:string-value="'Start - Doppelclick auf freiem Feld'," calcext:value-type="string">
            <text:p>'Start - Doppelclick auf freiem Feld',</text:p>
          </table:table-cell>
          <table:table-cell table:number-columns-repeated="16381"/>
        </table:table-row>
        <table:table-row table:style-name="ro1">
          <table:table-cell table:formula="of:=IF([$org.A260]&lt;&gt;&quot;&quot;;[$org.A260];&quot;&quot;)" office:value-type="float" office:value="236" calcext:value-type="float">
            <text:p>236</text:p>
          </table:table-cell>
          <table:table-cell table:formula="of:=IF([$org.A260]&lt;&gt;&quot;&quot;;CONCATENATE([$org.B260];&quot; = &quot;;[$org.B259];&quot; + 1;&quot;);[$org.B260])" office:value-type="string" office:string-value="rsAusgangDoppelclickHindernis = rsStartDoppelclickFreiesFeld + 1;" calcext:value-type="string">
            <text:p>rsAusgangDoppelclickHindernis = rsStartDoppelclickFreiesFeld + 1;</text:p>
          </table:table-cell>
          <table:table-cell table:formula="of:=IF([$org.A260]&lt;&gt;&quot;&quot;;CONCATENATE(&quot;'&quot;;[$org.D260];&quot;',&quot;);[$org.D260])" office:value-type="string" office:string-value="'Ausgang - Doppelclick auf Hindernis'," calcext:value-type="string">
            <text:p>'Ausgang - Doppelclick auf Hindernis',</text:p>
          </table:table-cell>
          <table:table-cell table:number-columns-repeated="16381"/>
        </table:table-row>
        <table:table-row table:style-name="ro1">
          <table:table-cell table:formula="of:=IF([$org.A261]&lt;&gt;&quot;&quot;;[$org.A261];&quot;&quot;)" office:value-type="float" office:value="237" calcext:value-type="float">
            <text:p>237</text:p>
          </table:table-cell>
          <table:table-cell table:formula="of:=IF([$org.A261]&lt;&gt;&quot;&quot;;CONCATENATE([$org.B261];&quot; = &quot;;[$org.B260];&quot; + 1;&quot;);[$org.B261])" office:value-type="string" office:string-value="rsNeuStart = rsAusgangDoppelclickHindernis + 1;" calcext:value-type="string">
            <text:p>rsNeuStart = rsAusgangDoppelclickHindernis + 1;</text:p>
          </table:table-cell>
          <table:table-cell table:formula="of:=IF([$org.A261]&lt;&gt;&quot;&quot;;CONCATENATE(&quot;'&quot;;[$org.D261];&quot;',&quot;);[$org.D261])" office:value-type="string" office:string-value="'NeuStart'," calcext:value-type="string">
            <text:p>'NeuStart',</text:p>
          </table:table-cell>
          <table:table-cell table:number-columns-repeated="16381"/>
        </table:table-row>
        <table:table-row table:style-name="ro1">
          <table:table-cell table:style-name="ce3" table:formula="of:=IF([$org.A262]&lt;&gt;&quot;&quot;;[$org.A262];&quot;&quot;)">
            <text:p/>
          </table:table-cell>
          <table:table-cell table:style-name="ce3" table:formula="of:=IF([$org.A262]&lt;&gt;&quot;&quot;;CONCATENATE([$org.B262];&quot; = &quot;;[$org.B261];&quot; + 1;&quot;);[$org.B262])" office:value-type="string" office:string-value="// solitaer.pas" calcext:value-type="string">
            <text:p>// solitaer.pas</text:p>
          </table:table-cell>
          <table:table-cell table:style-name="ce3" table:formula="of:=IF([$org.A262]&lt;&gt;&quot;&quot;;CONCATENATE(&quot;'&quot;;[$org.D262];&quot;',&quot;);[$org.D262])" office:value-type="string" office:string-value="// solitaer.pas" calcext:value-type="string">
            <text:p>// solitaer.pas</text:p>
          </table:table-cell>
          <table:table-cell table:number-columns-repeated="16381"/>
        </table:table-row>
        <table:table-row table:style-name="ro1">
          <table:table-cell table:formula="of:=IF([$org.A263]&lt;&gt;&quot;&quot;;[$org.A263];&quot;&quot;)" office:value-type="float" office:value="238" calcext:value-type="float">
            <text:p>238</text:p>
          </table:table-cell>
          <table:table-cell table:formula="of:=IF([$org.A263]&lt;&gt;&quot;&quot;;CONCATENATE([$org.B263];&quot; = &quot;;[$org.B261];&quot; + 1;&quot;);[$org.B263])" office:value-type="string" office:string-value="rsAbbruchSpeichern = rsNeuStart + 1;" calcext:value-type="string">
            <text:p>rsAbbruchSpeichern = rsNeuStart + 1;</text:p>
          </table:table-cell>
          <table:table-cell table:formula="of:=IF([$org.A263]&lt;&gt;&quot;&quot;;CONCATENATE(&quot;'&quot;;[$org.D263];&quot;',&quot;);[$org.D263])" office:value-type="string" office:string-value="'Abbruch+Speichern'," calcext:value-type="string">
            <text:p>'Abbruch+Speichern',</text:p>
          </table:table-cell>
          <table:table-cell table:style-name="ce3" table:number-columns-repeated="16381"/>
        </table:table-row>
        <table:table-row table:style-name="ro1">
          <table:table-cell table:formula="of:=IF([$org.A264]&lt;&gt;&quot;&quot;;[$org.A264];&quot;&quot;)" office:value-type="float" office:value="239" calcext:value-type="float">
            <text:p>239</text:p>
          </table:table-cell>
          <table:table-cell table:formula="of:=IF([$org.A264]&lt;&gt;&quot;&quot;;CONCATENATE([$org.B264];&quot; = &quot;;[$org.B263];&quot; + 1;&quot;);[$org.B264])" office:value-type="string" office:string-value="rsSpielBeenden = rsAbbruchSpeichern + 1;" calcext:value-type="string">
            <text:p>rsSpielBeenden = rsAbbruchSpeichern + 1;</text:p>
          </table:table-cell>
          <table:table-cell table:formula="of:=IF([$org.A264]&lt;&gt;&quot;&quot;;CONCATENATE(&quot;'&quot;;[$org.D264];&quot;',&quot;);[$org.D264])" office:value-type="string" office:string-value="'Spiel beenden'," calcext:value-type="string">
            <text:p>'Spiel beenden',</text:p>
          </table:table-cell>
          <table:table-cell table:number-columns-repeated="16381"/>
        </table:table-row>
        <table:table-row table:style-name="ro1">
          <table:table-cell table:formula="of:=IF([$org.A265]&lt;&gt;&quot;&quot;;[$org.A265];&quot;&quot;)" office:value-type="float" office:value="240" calcext:value-type="float">
            <text:p>240</text:p>
          </table:table-cell>
          <table:table-cell table:formula="of:=IF([$org.A265]&lt;&gt;&quot;&quot;;CONCATENATE([$org.B265];&quot; = &quot;;[$org.B264];&quot; + 1;&quot;);[$org.B265])" office:value-type="string" office:string-value="rsManuell = rsSpielBeenden + 1;" calcext:value-type="string">
            <text:p>rsManuell = rsSpielBeenden + 1;</text:p>
          </table:table-cell>
          <table:table-cell table:formula="of:=IF([$org.A265]&lt;&gt;&quot;&quot;;CONCATENATE(&quot;'&quot;;[$org.D265];&quot;',&quot;);[$org.D265])" office:value-type="string" office:string-value="'Manuell'," calcext:value-type="string">
            <text:p>'Manuell',</text:p>
          </table:table-cell>
          <table:table-cell table:number-columns-repeated="16381"/>
        </table:table-row>
        <table:table-row table:style-name="ro1">
          <table:table-cell table:formula="of:=IF([$org.A266]&lt;&gt;&quot;&quot;;[$org.A266];&quot;&quot;)" office:value-type="float" office:value="241" calcext:value-type="float">
            <text:p>241</text:p>
          </table:table-cell>
          <table:table-cell table:formula="of:=IF([$org.A266]&lt;&gt;&quot;&quot;;CONCATENATE([$org.B266];&quot; = &quot;;[$org.B265];&quot; + 1;&quot;);[$org.B266])" office:value-type="string" office:string-value="rsFortsetzen = rsManuell + 1;" calcext:value-type="string">
            <text:p>rsFortsetzen = rsManuell + 1;</text:p>
          </table:table-cell>
          <table:table-cell table:formula="of:=IF([$org.A266]&lt;&gt;&quot;&quot;;CONCATENATE(&quot;'&quot;;[$org.D266];&quot;',&quot;);[$org.D266])" office:value-type="string" office:string-value="'Fortsetzen'," calcext:value-type="string">
            <text:p>'Fortsetzen',</text:p>
          </table:table-cell>
          <table:table-cell table:number-columns-repeated="16381"/>
        </table:table-row>
        <table:table-row table:style-name="ro1">
          <table:table-cell table:formula="of:=IF([$org.A267]&lt;&gt;&quot;&quot;;[$org.A267];&quot;&quot;)" office:value-type="float" office:value="242" calcext:value-type="float">
            <text:p>242</text:p>
          </table:table-cell>
          <table:table-cell table:formula="of:=IF([$org.A267]&lt;&gt;&quot;&quot;;CONCATENATE([$org.B267];&quot; = &quot;;[$org.B266];&quot; + 1;&quot;);[$org.B267])" office:value-type="string" office:string-value="rsZeit = rsFortsetzen + 1;" calcext:value-type="string">
            <text:p>rsZeit = rsFortsetzen + 1;</text:p>
          </table:table-cell>
          <table:table-cell table:formula="of:=IF([$org.A267]&lt;&gt;&quot;&quot;;CONCATENATE(&quot;'&quot;;[$org.D267];&quot;',&quot;);[$org.D267])" office:value-type="string" office:string-value="'Zeit: '," calcext:value-type="string">
            <text:p>'Zeit: ',</text:p>
          </table:table-cell>
          <table:table-cell table:number-columns-repeated="16381"/>
        </table:table-row>
        <table:table-row table:style-name="ro1">
          <table:table-cell table:formula="of:=IF([$org.A268]&lt;&gt;&quot;&quot;;[$org.A268];&quot;&quot;)" office:value-type="float" office:value="243" calcext:value-type="float">
            <text:p>243</text:p>
          </table:table-cell>
          <table:table-cell table:formula="of:=IF([$org.A268]&lt;&gt;&quot;&quot;;CONCATENATE([$org.B268];&quot; = &quot;;[$org.B267];&quot; + 1;&quot;);[$org.B268])" office:value-type="string" office:string-value="rsMs = rsZeit + 1;" calcext:value-type="string">
            <text:p>rsMs = rsZeit + 1;</text:p>
          </table:table-cell>
          <table:table-cell table:formula="of:=IF([$org.A268]&lt;&gt;&quot;&quot;;CONCATENATE(&quot;'&quot;;[$org.D268];&quot;',&quot;);[$org.D268])" office:value-type="string" office:string-value="' ms'," calcext:value-type="string">
            <text:p>' ms',</text:p>
          </table:table-cell>
          <table:table-cell table:number-columns-repeated="16381"/>
        </table:table-row>
        <table:table-row table:style-name="ro1">
          <table:table-cell table:formula="of:=IF([$org.A269]&lt;&gt;&quot;&quot;;[$org.A269];&quot;&quot;)" office:value-type="float" office:value="244" calcext:value-type="float">
            <text:p>244</text:p>
          </table:table-cell>
          <table:table-cell table:formula="of:=IF([$org.A269]&lt;&gt;&quot;&quot;;CONCATENATE([$org.B269];&quot; = &quot;;[$org.B268];&quot; + 1;&quot;);[$org.B269])" office:value-type="string" office:string-value="rsBisher = rsMs + 1;" calcext:value-type="string">
            <text:p>rsBisher = rsMs + 1;</text:p>
          </table:table-cell>
          <table:table-cell table:formula="of:=IF([$org.A269]&lt;&gt;&quot;&quot;;CONCATENATE(&quot;'&quot;;[$org.D269];&quot;',&quot;);[$org.D269])" office:value-type="string" office:string-value="'bisher '," calcext:value-type="string">
            <text:p>'bisher ',</text:p>
          </table:table-cell>
          <table:table-cell table:number-columns-repeated="16381"/>
        </table:table-row>
        <table:table-row table:style-name="ro1">
          <table:table-cell table:style-name="ce3" table:formula="of:=IF([$org.A280]&lt;&gt;&quot;&quot;;[$org.A280];&quot;&quot;)" office:value-type="float" office:value="254" calcext:value-type="float">
            <text:p>254</text:p>
          </table:table-cell>
          <table:table-cell table:style-name="ce3" table:formula="of:=IF([$org.A280]&lt;&gt;&quot;&quot;;CONCATENATE([$org.B280];&quot; = &quot;;[$org.B269];&quot; + 1;&quot;);[$org.B280])" office:value-type="string" office:string-value="rsRechtsObenLinksUnten = rsBisher + 1;" calcext:value-type="string">
            <text:p>rsRechtsObenLinksUnten = rsBisher + 1;</text:p>
          </table:table-cell>
          <table:table-cell table:style-name="ce3" table:formula="of:=IF([$org.A280]&lt;&gt;&quot;&quot;;CONCATENATE(&quot;'&quot;;[$org.D280];&quot;',&quot;);[$org.D280])" office:value-type="string" office:string-value="'rechts - oben - links - unten'," calcext:value-type="string">
            <text:p>'rechts - oben - links - unten',</text:p>
          </table:table-cell>
          <table:table-cell table:number-columns-repeated="16381"/>
        </table:table-row>
        <table:table-row table:style-name="ro1">
          <table:table-cell table:formula="of:=IF([$org.A271]&lt;&gt;&quot;&quot;;[$org.A271];&quot;&quot;)" office:value-type="float" office:value="245" calcext:value-type="float">
            <text:p>245</text:p>
          </table:table-cell>
          <table:table-cell table:formula="of:=IF([$org.A271]&lt;&gt;&quot;&quot;;CONCATENATE([$org.B271];&quot; = &quot;;[$org.B269];&quot; + 1;&quot;);[$org.B271])" office:value-type="string" office:string-value="rsBruteForceRekursiv = rsBisher + 1;" calcext:value-type="string">
            <text:p>rsBruteForceRekursiv = rsBisher + 1;</text:p>
          </table:table-cell>
          <table:table-cell table:formula="of:=IF([$org.A271]&lt;&gt;&quot;&quot;;CONCATENATE(&quot;'&quot;;[$org.D271];&quot;',&quot;);[$org.D271])" office:value-type="string" office:string-value="'BruteForce rekursiv'," calcext:value-type="string">
            <text:p>'BruteForce rekursiv',</text:p>
          </table:table-cell>
          <table:table-cell table:number-columns-repeated="16381"/>
        </table:table-row>
        <table:table-row table:style-name="ro1">
          <table:table-cell table:formula="of:=IF([$org.A272]&lt;&gt;&quot;&quot;;[$org.A272];&quot;&quot;)" office:value-type="float" office:value="246" calcext:value-type="float">
            <text:p>246</text:p>
          </table:table-cell>
          <table:table-cell table:formula="of:=IF([$org.A272]&lt;&gt;&quot;&quot;;CONCATENATE([$org.B272];&quot; = &quot;;[$org.B271];&quot; + 1;&quot;);[$org.B272])" office:value-type="string" office:string-value="rsBruteForceOptimiert = rsBruteForceRekursiv + 1;" calcext:value-type="string">
            <text:p>rsBruteForceOptimiert = rsBruteForceRekursiv + 1;</text:p>
          </table:table-cell>
          <table:table-cell table:formula="of:=IF([$org.A272]&lt;&gt;&quot;&quot;;CONCATENATE(&quot;'&quot;;[$org.D272];&quot;',&quot;);[$org.D272])" office:value-type="string" office:string-value="'BruteForce rekursiv optimiert'," calcext:value-type="string">
            <text:p>'BruteForce rekursiv optimiert',</text:p>
          </table:table-cell>
          <table:table-cell table:number-columns-repeated="16381"/>
        </table:table-row>
        <table:table-row table:style-name="ro1">
          <table:table-cell table:formula="of:=IF([$org.A273]&lt;&gt;&quot;&quot;;[$org.A273];&quot;&quot;)" office:value-type="float" office:value="247" calcext:value-type="float">
            <text:p>247</text:p>
          </table:table-cell>
          <table:table-cell table:formula="of:=IF([$org.A273]&lt;&gt;&quot;&quot;;CONCATENATE([$org.B273];&quot; = &quot;;[$org.B272];&quot; + 1;&quot;);[$org.B273])" office:value-type="string" office:string-value="rsBruteForceIterativ = rsBruteForceOptimiert + 1;" calcext:value-type="string">
            <text:p>rsBruteForceIterativ = rsBruteForceOptimiert + 1;</text:p>
          </table:table-cell>
          <table:table-cell table:formula="of:=IF([$org.A273]&lt;&gt;&quot;&quot;;CONCATENATE(&quot;'&quot;;[$org.D273];&quot;',&quot;);[$org.D273])" office:value-type="string" office:string-value="'BruteForce iterativ'," calcext:value-type="string">
            <text:p>'BruteForce iterativ',</text:p>
          </table:table-cell>
          <table:table-cell table:number-columns-repeated="16381"/>
        </table:table-row>
        <table:table-row table:style-name="ro1">
          <table:table-cell table:formula="of:=IF([$org.A274]&lt;&gt;&quot;&quot;;[$org.A274];&quot;&quot;)" office:value-type="float" office:value="248" calcext:value-type="float">
            <text:p>248</text:p>
          </table:table-cell>
          <table:table-cell table:formula="of:=IF([$org.A274]&lt;&gt;&quot;&quot;;CONCATENATE([$org.B274];&quot; = &quot;;[$org.B273];&quot; + 1;&quot;);[$org.B274])" office:value-type="string" office:string-value="rsBruteForceMitFilter1 = rsBruteForceIterativ + 1;" calcext:value-type="string">
            <text:p>rsBruteForceMitFilter1 = rsBruteForceIterativ + 1;</text:p>
          </table:table-cell>
          <table:table-cell table:formula="of:=IF([$org.A274]&lt;&gt;&quot;&quot;;CONCATENATE(&quot;'&quot;;[$org.D274];&quot;',&quot;);[$org.D274])" office:value-type="string" office:string-value="'BruteForce iterativ mit Filter1'," calcext:value-type="string">
            <text:p>'BruteForce iterativ mit Filter1',</text:p>
          </table:table-cell>
          <table:table-cell table:number-columns-repeated="16381"/>
        </table:table-row>
        <table:table-row table:style-name="ro1">
          <table:table-cell table:formula="of:=IF([$org.A275]&lt;&gt;&quot;&quot;;[$org.A275];&quot;&quot;)" office:value-type="float" office:value="249" calcext:value-type="float">
            <text:p>249</text:p>
          </table:table-cell>
          <table:table-cell table:formula="of:=IF([$org.A275]&lt;&gt;&quot;&quot;;CONCATENATE([$org.B275];&quot; = &quot;;[$org.B274];&quot; + 1;&quot;);[$org.B275])" office:value-type="string" office:string-value="rsBruteForceMitFilter2 = rsBruteForceMitFilter1 + 1;" calcext:value-type="string">
            <text:p>rsBruteForceMitFilter2 = rsBruteForceMitFilter1 + 1;</text:p>
          </table:table-cell>
          <table:table-cell table:formula="of:=IF([$org.A275]&lt;&gt;&quot;&quot;;CONCATENATE(&quot;'&quot;;[$org.D275];&quot;',&quot;);[$org.D275])" office:value-type="string" office:string-value="'BruteForce iterativ mit Filter2'," calcext:value-type="string">
            <text:p>'BruteForce iterativ mit Filter2',</text:p>
          </table:table-cell>
          <table:table-cell table:number-columns-repeated="16381"/>
        </table:table-row>
        <table:table-row table:style-name="ro1">
          <table:table-cell table:formula="of:=IF([$org.A276]&lt;&gt;&quot;&quot;;[$org.A276];&quot;&quot;)" office:value-type="float" office:value="250" calcext:value-type="float">
            <text:p>250</text:p>
          </table:table-cell>
          <table:table-cell table:formula="of:=IF([$org.A276]&lt;&gt;&quot;&quot;;CONCATENATE([$org.B276];&quot; = &quot;;[$org.B275];&quot; + 1;&quot;);[$org.B276])" office:value-type="string" office:string-value="rsBruteForceBeideFilter = rsBruteForceMitFilter2 + 1;" calcext:value-type="string">
            <text:p>rsBruteForceBeideFilter = rsBruteForceMitFilter2 + 1;</text:p>
          </table:table-cell>
          <table:table-cell table:formula="of:=IF([$org.A276]&lt;&gt;&quot;&quot;;CONCATENATE(&quot;'&quot;;[$org.D276];&quot;',&quot;);[$org.D276])" office:value-type="string" office:string-value="'BruteForce iterativ, beide Filter'," calcext:value-type="string">
            <text:p>'BruteForce iterativ, beide Filter',</text:p>
          </table:table-cell>
          <table:table-cell table:number-columns-repeated="16381"/>
        </table:table-row>
        <table:table-row table:style-name="ro1">
          <table:table-cell table:formula="of:=IF([$org.A277]&lt;&gt;&quot;&quot;;[$org.A277];&quot;&quot;)" office:value-type="float" office:value="251" calcext:value-type="float">
            <text:p>251</text:p>
          </table:table-cell>
          <table:table-cell table:formula="of:=IF([$org.A277]&lt;&gt;&quot;&quot;;CONCATENATE([$org.B277];&quot; = &quot;;[$org.B276];&quot; + 1;&quot;);[$org.B277])" office:value-type="string" office:string-value="rsNormal = rsBruteForceBeideFilter + 1;" calcext:value-type="string">
            <text:p>rsNormal = rsBruteForceBeideFilter + 1;</text:p>
          </table:table-cell>
          <table:table-cell table:formula="of:=IF([$org.A277]&lt;&gt;&quot;&quot;;CONCATENATE(&quot;'&quot;;[$org.D277];&quot;',&quot;);[$org.D277])" office:value-type="string" office:string-value="'normal'," calcext:value-type="string">
            <text:p>'normal',</text:p>
          </table:table-cell>
          <table:table-cell table:number-columns-repeated="16381"/>
        </table:table-row>
        <table:table-row table:style-name="ro1">
          <table:table-cell table:formula="of:=IF([$org.A278]&lt;&gt;&quot;&quot;;[$org.A278];&quot;&quot;)" office:value-type="float" office:value="252" calcext:value-type="float">
            <text:p>252</text:p>
          </table:table-cell>
          <table:table-cell table:formula="of:=IF([$org.A278]&lt;&gt;&quot;&quot;;CONCATENATE([$org.B278];&quot; = &quot;;[$org.B277];&quot; + 1;&quot;);[$org.B278])" office:value-type="string" office:string-value="rsSpiralfoermig = rsNormal + 1;" calcext:value-type="string">
            <text:p>rsSpiralfoermig = rsNormal + 1;</text:p>
          </table:table-cell>
          <table:table-cell table:formula="of:=IF([$org.A278]&lt;&gt;&quot;&quot;;CONCATENATE(&quot;'&quot;;[$org.D278];&quot;',&quot;);[$org.D278])" office:value-type="string" office:string-value="'spiralförmig'," calcext:value-type="string">
            <text:p>'spiralförmig',</text:p>
          </table:table-cell>
          <table:table-cell table:number-columns-repeated="16381"/>
        </table:table-row>
        <table:table-row table:style-name="ro1">
          <table:table-cell table:formula="of:=IF([$org.A279]&lt;&gt;&quot;&quot;;[$org.A279];&quot;&quot;)" office:value-type="float" office:value="253" calcext:value-type="float">
            <text:p>253</text:p>
          </table:table-cell>
          <table:table-cell table:formula="of:=IF([$org.A279]&lt;&gt;&quot;&quot;;CONCATENATE([$org.B279];&quot; = &quot;;[$org.B278];&quot; + 1;&quot;);[$org.B279])" office:value-type="string" office:string-value="rsBlockweise = rsSpiralfoermig + 1;" calcext:value-type="string">
            <text:p>rsBlockweise = rsSpiralfoermig + 1;</text:p>
          </table:table-cell>
          <table:table-cell table:formula="of:=IF([$org.A279]&lt;&gt;&quot;&quot;;CONCATENATE(&quot;'&quot;;[$org.D279];&quot;',&quot;);[$org.D279])" office:value-type="string" office:string-value="'blockweise'," calcext:value-type="string">
            <text:p>'blockweise',</text:p>
          </table:table-cell>
          <table:table-cell table:number-columns-repeated="16381"/>
        </table:table-row>
        <table:table-row table:style-name="ro1">
          <table:table-cell table:formula="of:=IF([$org.A280]&lt;&gt;&quot;&quot;;[$org.A280];&quot;&quot;)" office:value-type="float" office:value="254" calcext:value-type="float">
            <text:p>254</text:p>
          </table:table-cell>
          <table:table-cell table:formula="of:=IF([$org.A280]&lt;&gt;&quot;&quot;;CONCATENATE([$org.B280];&quot; = &quot;;[$org.B279];&quot; + 1;&quot;);[$org.B280])" office:value-type="string" office:string-value="rsRechtsObenLinksUnten = rsBlockweise + 1;" calcext:value-type="string">
            <text:p>rsRechtsObenLinksUnten = rsBlockweise + 1;</text:p>
          </table:table-cell>
          <table:table-cell table:formula="of:=IF([$org.A280]&lt;&gt;&quot;&quot;;CONCATENATE(&quot;'&quot;;[$org.D280];&quot;',&quot;);[$org.D280])" office:value-type="string" office:string-value="'rechts - oben - links - unten'," calcext:value-type="string">
            <text:p>'rechts - oben - links - unten',</text:p>
          </table:table-cell>
          <table:table-cell table:number-columns-repeated="16381"/>
        </table:table-row>
        <table:table-row table:style-name="ro1">
          <table:table-cell table:formula="of:=IF([$org.A281]&lt;&gt;&quot;&quot;;[$org.A281];&quot;&quot;)" office:value-type="float" office:value="255" calcext:value-type="float">
            <text:p>255</text:p>
          </table:table-cell>
          <table:table-cell table:formula="of:=IF([$org.A281]&lt;&gt;&quot;&quot;;CONCATENATE([$org.B281];&quot; = &quot;;[$org.B280];&quot; + 1;&quot;);[$org.B281])" office:value-type="string" office:string-value="rsObenLinksUntenRechts = rsRechtsObenLinksUnten + 1;" calcext:value-type="string">
            <text:p>rsObenLinksUntenRechts = rsRechtsObenLinksUnten + 1;</text:p>
          </table:table-cell>
          <table:table-cell table:formula="of:=IF([$org.A281]&lt;&gt;&quot;&quot;;CONCATENATE(&quot;'&quot;;[$org.D281];&quot;',&quot;);[$org.D281])" office:value-type="string" office:string-value="'oben - links - unten - rechts '," calcext:value-type="string">
            <text:p>'oben - links - unten - rechts ',</text:p>
          </table:table-cell>
          <table:table-cell table:number-columns-repeated="16381"/>
        </table:table-row>
        <table:table-row table:style-name="ro1">
          <table:table-cell table:formula="of:=IF([$org.A282]&lt;&gt;&quot;&quot;;[$org.A282];&quot;&quot;)" office:value-type="float" office:value="256" calcext:value-type="float">
            <text:p>256</text:p>
          </table:table-cell>
          <table:table-cell table:formula="of:=IF([$org.A282]&lt;&gt;&quot;&quot;;CONCATENATE([$org.B282];&quot; = &quot;;[$org.B281];&quot; + 1;&quot;);[$org.B282])" office:value-type="string" office:string-value="rsLinksUntenRechtsOben = rsObenLinksUntenRechts + 1;" calcext:value-type="string">
            <text:p>rsLinksUntenRechtsOben = rsObenLinksUntenRechts + 1;</text:p>
          </table:table-cell>
          <table:table-cell table:formula="of:=IF([$org.A282]&lt;&gt;&quot;&quot;;CONCATENATE(&quot;'&quot;;[$org.D282];&quot;',&quot;);[$org.D282])" office:value-type="string" office:string-value="'links - unten - rechts - oben '," calcext:value-type="string">
            <text:p>'links - unten - rechts - oben ',</text:p>
          </table:table-cell>
          <table:table-cell table:number-columns-repeated="16381"/>
        </table:table-row>
        <table:table-row table:style-name="ro1">
          <table:table-cell table:formula="of:=IF([$org.A283]&lt;&gt;&quot;&quot;;[$org.A283];&quot;&quot;)" office:value-type="float" office:value="257" calcext:value-type="float">
            <text:p>257</text:p>
          </table:table-cell>
          <table:table-cell table:formula="of:=IF([$org.A283]&lt;&gt;&quot;&quot;;CONCATENATE([$org.B283];&quot; = &quot;;[$org.B282];&quot; + 1;&quot;);[$org.B283])" office:value-type="string" office:string-value="rsUntenRechtsObenLinks = rsLinksUntenRechtsOben + 1;" calcext:value-type="string">
            <text:p>rsUntenRechtsObenLinks = rsLinksUntenRechtsOben + 1;</text:p>
          </table:table-cell>
          <table:table-cell table:formula="of:=IF([$org.A283]&lt;&gt;&quot;&quot;;CONCATENATE(&quot;'&quot;;[$org.D283];&quot;',&quot;);[$org.D283])" office:value-type="string" office:string-value="'unten - rechts - oben - links'," calcext:value-type="string">
            <text:p>'unten - rechts - oben - links',</text:p>
          </table:table-cell>
          <table:table-cell table:number-columns-repeated="16381"/>
        </table:table-row>
        <table:table-row table:style-name="ro1">
          <table:table-cell table:formula="of:=IF([$org.A284]&lt;&gt;&quot;&quot;;[$org.A284];&quot;&quot;)" office:value-type="float" office:value="258" calcext:value-type="float">
            <text:p>258</text:p>
          </table:table-cell>
          <table:table-cell table:formula="of:=IF([$org.A284]&lt;&gt;&quot;&quot;;CONCATENATE([$org.B284];&quot; = &quot;;[$org.B283];&quot; + 1;&quot;);[$org.B284])" office:value-type="string" office:string-value="rsReihenfolge = rsUntenRechtsObenLinks + 1;" calcext:value-type="string">
            <text:p>rsReihenfolge = rsUntenRechtsObenLinks + 1;</text:p>
          </table:table-cell>
          <table:table-cell table:formula="of:=IF([$org.A284]&lt;&gt;&quot;&quot;;CONCATENATE(&quot;'&quot;;[$org.D284];&quot;',&quot;);[$org.D284])" office:value-type="string" office:string-value="'Reihenfolge'," calcext:value-type="string">
            <text:p>'Reihenfolge',</text:p>
          </table:table-cell>
          <table:table-cell table:number-columns-repeated="16381"/>
        </table:table-row>
        <table:table-row table:style-name="ro1">
          <table:table-cell table:formula="of:=IF([$org.A285]&lt;&gt;&quot;&quot;;[$org.A285];&quot;&quot;)" office:value-type="float" office:value="259" calcext:value-type="float">
            <text:p>259</text:p>
          </table:table-cell>
          <table:table-cell table:formula="of:=IF([$org.A285]&lt;&gt;&quot;&quot;;CONCATENATE([$org.B285];&quot; = &quot;;[$org.B284];&quot; + 1;&quot;);[$org.B285])" office:value-type="string" office:string-value="rsZaehlung = rsReihenfolge + 1;" calcext:value-type="string">
            <text:p>rsZaehlung = rsReihenfolge + 1;</text:p>
          </table:table-cell>
          <table:table-cell table:formula="of:=IF([$org.A285]&lt;&gt;&quot;&quot;;CONCATENATE(&quot;'&quot;;[$org.D285];&quot;',&quot;);[$org.D285])" office:value-type="string" office:string-value="'Zählung'," calcext:value-type="string">
            <text:p>'Zählung',</text:p>
          </table:table-cell>
          <table:table-cell table:style-name="ce3" table:number-columns-repeated="16381"/>
        </table:table-row>
        <table:table-row table:style-name="ro1">
          <table:table-cell table:formula="of:=IF([$org.A286]&lt;&gt;&quot;&quot;;[$org.A286];&quot;&quot;)" office:value-type="float" office:value="260" calcext:value-type="float">
            <text:p>260</text:p>
          </table:table-cell>
          <table:table-cell table:formula="of:=IF([$org.A286]&lt;&gt;&quot;&quot;;CONCATENATE([$org.B286];&quot; = &quot;;[$org.B285];&quot; + 1;&quot;);[$org.B286])" office:value-type="string" office:string-value="rsAusgangsbelegung = rsZaehlung + 1;" calcext:value-type="string">
            <text:p>rsAusgangsbelegung = rsZaehlung + 1;</text:p>
          </table:table-cell>
          <table:table-cell table:formula="of:=IF([$org.A286]&lt;&gt;&quot;&quot;;CONCATENATE(&quot;'&quot;;[$org.D286];&quot;',&quot;);[$org.D286])" office:value-type="string" office:string-value="'Ausgangsbelegung'," calcext:value-type="string">
            <text:p>'Ausgangsbelegung',</text:p>
          </table:table-cell>
          <table:table-cell table:number-columns-repeated="16381"/>
        </table:table-row>
        <table:table-row table:style-name="ro1">
          <table:table-cell table:formula="of:=IF([$org.A287]&lt;&gt;&quot;&quot;;[$org.A287];&quot;&quot;)" office:value-type="float" office:value="261" calcext:value-type="float">
            <text:p>261</text:p>
          </table:table-cell>
          <table:table-cell table:formula="of:=IF([$org.A287]&lt;&gt;&quot;&quot;;CONCATENATE([$org.B287];&quot; = &quot;;[$org.B286];&quot; + 1;&quot;);[$org.B287])" office:value-type="string" office:string-value="rsGetestet = rsAusgangsbelegung + 1;" calcext:value-type="string">
            <text:p>rsGetestet = rsAusgangsbelegung + 1;</text:p>
          </table:table-cell>
          <table:table-cell table:formula="of:=IF([$org.A287]&lt;&gt;&quot;&quot;;CONCATENATE(&quot;'&quot;;[$org.D287];&quot;',&quot;);[$org.D287])" office:value-type="string" office:string-value="'getestet:'," calcext:value-type="string">
            <text:p>'getestet:',</text:p>
          </table:table-cell>
          <table:table-cell table:number-columns-repeated="16381"/>
        </table:table-row>
        <table:table-row table:style-name="ro1">
          <table:table-cell table:formula="of:=IF([$org.A288]&lt;&gt;&quot;&quot;;[$org.A288];&quot;&quot;)" office:value-type="float" office:value="262" calcext:value-type="float">
            <text:p>262</text:p>
          </table:table-cell>
          <table:table-cell table:formula="of:=IF([$org.A288]&lt;&gt;&quot;&quot;;CONCATENATE([$org.B288];&quot; = &quot;;[$org.B287];&quot; + 1;&quot;);[$org.B288])" office:value-type="string" office:string-value="rsErgebnis = rsGetestet + 1;" calcext:value-type="string">
            <text:p>rsErgebnis = rsGetestet + 1;</text:p>
          </table:table-cell>
          <table:table-cell table:formula="of:=IF([$org.A288]&lt;&gt;&quot;&quot;;CONCATENATE(&quot;'&quot;;[$org.D288];&quot;',&quot;);[$org.D288])" office:value-type="string" office:string-value="'Ergebnis'," calcext:value-type="string">
            <text:p>'Ergebnis',</text:p>
          </table:table-cell>
          <table:table-cell table:number-columns-repeated="16381"/>
        </table:table-row>
        <table:table-row table:style-name="ro1">
          <table:table-cell table:formula="of:=IF([$org.A289]&lt;&gt;&quot;&quot;;[$org.A289];&quot;&quot;)" office:value-type="float" office:value="263" calcext:value-type="float">
            <text:p>263</text:p>
          </table:table-cell>
          <table:table-cell table:formula="of:=IF([$org.A289]&lt;&gt;&quot;&quot;;CONCATENATE([$org.B289];&quot; = &quot;;[$org.B288];&quot; + 1;&quot;);[$org.B289])" office:value-type="string" office:string-value="rsZeigeZwischenstand = rsErgebnis + 1;" calcext:value-type="string">
            <text:p>rsZeigeZwischenstand = rsErgebnis + 1;</text:p>
          </table:table-cell>
          <table:table-cell table:formula="of:=IF([$org.A289]&lt;&gt;&quot;&quot;;CONCATENATE(&quot;'&quot;;[$org.D289];&quot;',&quot;);[$org.D289])" office:value-type="string" office:string-value="'zeige Zwischenstand'," calcext:value-type="string">
            <text:p>'zeige Zwischenstand',</text:p>
          </table:table-cell>
          <table:table-cell table:number-columns-repeated="16381"/>
        </table:table-row>
        <table:table-row table:style-name="ro1">
          <table:table-cell table:formula="of:=IF([$org.A290]&lt;&gt;&quot;&quot;;[$org.A290];&quot;&quot;)" office:value-type="float" office:value="264" calcext:value-type="float">
            <text:p>264</text:p>
          </table:table-cell>
          <table:table-cell table:formula="of:=IF([$org.A290]&lt;&gt;&quot;&quot;;CONCATENATE([$org.B290];&quot; = &quot;;[$org.B289];&quot; + 1;&quot;);[$org.B290])" office:value-type="string" office:string-value="rsZeigeZugFolge = rsZeigeZwischenstand + 1;" calcext:value-type="string">
            <text:p>rsZeigeZugFolge = rsZeigeZwischenstand + 1;</text:p>
          </table:table-cell>
          <table:table-cell table:formula="of:=IF([$org.A290]&lt;&gt;&quot;&quot;;CONCATENATE(&quot;'&quot;;[$org.D290];&quot;',&quot;);[$org.D290])" office:value-type="string" office:string-value="'zeige ZugFolge'," calcext:value-type="string">
            <text:p>'zeige ZugFolge',</text:p>
          </table:table-cell>
          <table:table-cell table:number-columns-repeated="16381"/>
        </table:table-row>
        <table:table-row table:style-name="ro1">
          <table:table-cell table:formula="of:=IF([$org.A291]&lt;&gt;&quot;&quot;;[$org.A291];&quot;&quot;)" office:value-type="float" office:value="265" calcext:value-type="float">
            <text:p>265</text:p>
          </table:table-cell>
          <table:table-cell table:formula="of:=IF([$org.A291]&lt;&gt;&quot;&quot;;CONCATENATE([$org.B291];&quot; = &quot;;[$org.B290];&quot; + 1;&quot;);[$org.B291])" office:value-type="string" office:string-value="rsZugZuruecknehmen = rsZeigeZugFolge + 1;" calcext:value-type="string">
            <text:p>rsZugZuruecknehmen = rsZeigeZugFolge + 1;</text:p>
          </table:table-cell>
          <table:table-cell table:formula="of:=IF([$org.A291]&lt;&gt;&quot;&quot;;CONCATENATE(&quot;'&quot;;[$org.D291];&quot;',&quot;);[$org.D291])" office:value-type="string" office:string-value="'Zug zurücknehmen'," calcext:value-type="string">
            <text:p>'Zug zurücknehmen',</text:p>
          </table:table-cell>
          <table:table-cell table:number-columns-repeated="16381"/>
        </table:table-row>
        <table:table-row table:style-name="ro1">
          <table:table-cell table:style-name="ce3" table:formula="of:=IF([$org.A292]&lt;&gt;&quot;&quot;;[$org.A292];&quot;&quot;)">
            <text:p/>
          </table:table-cell>
          <table:table-cell table:style-name="ce3" table:formula="of:=IF([$org.A292]&lt;&gt;&quot;&quot;;CONCATENATE([$org.B292];&quot; = &quot;;[$org.B291];&quot; + 1;&quot;);[$org.B292])" office:value-type="string" office:string-value="// pausensteuerung.pas" calcext:value-type="string">
            <text:p>// pausensteuerung.pas</text:p>
          </table:table-cell>
          <table:table-cell table:style-name="ce3" table:formula="of:=IF([$org.A292]&lt;&gt;&quot;&quot;;CONCATENATE(&quot;'&quot;;[$org.D292];&quot;',&quot;);[$org.D292])" office:value-type="string" office:string-value="// pausensteuerung.pas" calcext:value-type="string">
            <text:p>// pausensteuerung.pas</text:p>
          </table:table-cell>
          <table:table-cell table:number-columns-repeated="16381"/>
        </table:table-row>
        <table:table-row table:style-name="ro1">
          <table:table-cell table:formula="of:=IF([$org.A293]&lt;&gt;&quot;&quot;;[$org.A293];&quot;&quot;)" office:value-type="float" office:value="266" calcext:value-type="float">
            <text:p>266</text:p>
          </table:table-cell>
          <table:table-cell table:formula="of:=IF([$org.A293]&lt;&gt;&quot;&quot;;CONCATENATE([$org.B293];&quot; = &quot;;[$org.B291];&quot; + 1;&quot;);[$org.B293])" office:value-type="string" office:string-value="rsKeinePause = rsZugZuruecknehmen + 1;" calcext:value-type="string">
            <text:p>rsKeinePause = rsZugZuruecknehmen + 1;</text:p>
          </table:table-cell>
          <table:table-cell table:formula="of:=IF([$org.A293]&lt;&gt;&quot;&quot;;CONCATENATE(&quot;'&quot;;[$org.D293];&quot;',&quot;);[$org.D293])" office:value-type="string" office:string-value="'keine Pause'," calcext:value-type="string">
            <text:p>'keine Pause',</text:p>
          </table:table-cell>
          <table:table-cell table:style-name="ce3" table:number-columns-repeated="16381"/>
        </table:table-row>
        <table:table-row table:style-name="ro1">
          <table:table-cell table:formula="of:=IF([$org.A294]&lt;&gt;&quot;&quot;;[$org.A294];&quot;&quot;)" office:value-type="float" office:value="267" calcext:value-type="float">
            <text:p>267</text:p>
          </table:table-cell>
          <table:table-cell table:formula="of:=IF([$org.A294]&lt;&gt;&quot;&quot;;CONCATENATE([$org.B294];&quot; = &quot;;[$org.B293];&quot; + 1;&quot;);[$org.B294])" office:value-type="string" office:string-value="rsVerzoegerung = rsKeinePause + 1;" calcext:value-type="string">
            <text:p>rsVerzoegerung = rsKeinePause + 1;</text:p>
          </table:table-cell>
          <table:table-cell table:formula="of:=IF([$org.A294]&lt;&gt;&quot;&quot;;CONCATENATE(&quot;'&quot;;[$org.D294];&quot;',&quot;);[$org.D294])" office:value-type="string" office:string-value="'Verzögerung '," calcext:value-type="string">
            <text:p>'Verzögerung ',</text:p>
          </table:table-cell>
          <table:table-cell table:number-columns-repeated="16381"/>
        </table:table-row>
        <table:table-row table:style-name="ro1">
          <table:table-cell table:formula="of:=IF([$org.A295]&lt;&gt;&quot;&quot;;[$org.A295];&quot;&quot;)" office:value-type="float" office:value="268" calcext:value-type="float">
            <text:p>268</text:p>
          </table:table-cell>
          <table:table-cell table:formula="of:=IF([$org.A295]&lt;&gt;&quot;&quot;;CONCATENATE([$org.B295];&quot; = &quot;;[$org.B294];&quot; + 1;&quot;);[$org.B295])" office:value-type="string" office:string-value="rsPausenlaenge = rsVerzoegerung + 1;" calcext:value-type="string">
            <text:p>rsPausenlaenge = rsVerzoegerung + 1;</text:p>
          </table:table-cell>
          <table:table-cell table:formula="of:=IF([$org.A295]&lt;&gt;&quot;&quot;;CONCATENATE(&quot;'&quot;;[$org.D295];&quot;',&quot;);[$org.D295])" office:value-type="string" office:string-value="'Pausenlänge '," calcext:value-type="string">
            <text:p>'Pausenlänge ',</text:p>
          </table:table-cell>
          <table:table-cell table:number-columns-repeated="16381"/>
        </table:table-row>
        <table:table-row table:style-name="ro1">
          <table:table-cell table:formula="of:=IF([$org.A296]&lt;&gt;&quot;&quot;;[$org.A296];&quot;&quot;)" office:value-type="float" office:value="269" calcext:value-type="float">
            <text:p>269</text:p>
          </table:table-cell>
          <table:table-cell table:formula="of:=IF([$org.A296]&lt;&gt;&quot;&quot;;CONCATENATE([$org.B296];&quot; = &quot;;[$org.B295];&quot; + 1;&quot;);[$org.B296])" office:value-type="string" office:string-value="rsVerkleinern = rsPausenlaenge + 1;" calcext:value-type="string">
            <text:p>rsVerkleinern = rsPausenlaenge + 1;</text:p>
          </table:table-cell>
          <table:table-cell table:formula="of:=IF([$org.A296]&lt;&gt;&quot;&quot;;CONCATENATE(&quot;'&quot;;[$org.D296];&quot;',&quot;);[$org.D296])" office:value-type="string" office:string-value="'verkleinern'," calcext:value-type="string">
            <text:p>'verkleinern',</text:p>
          </table:table-cell>
          <table:table-cell table:number-columns-repeated="16381"/>
        </table:table-row>
        <table:table-row table:style-name="ro1">
          <table:table-cell table:formula="of:=IF([$org.A297]&lt;&gt;&quot;&quot;;[$org.A297];&quot;&quot;)" office:value-type="float" office:value="270" calcext:value-type="float">
            <text:p>270</text:p>
          </table:table-cell>
          <table:table-cell table:formula="of:=IF([$org.A297]&lt;&gt;&quot;&quot;;CONCATENATE([$org.B297];&quot; = &quot;;[$org.B296];&quot; + 1;&quot;);[$org.B297])" office:value-type="string" office:string-value="rsVergroessern = rsVerkleinern + 1;" calcext:value-type="string">
            <text:p>rsVergroessern = rsVerkleinern + 1;</text:p>
          </table:table-cell>
          <table:table-cell table:formula="of:=IF([$org.A297]&lt;&gt;&quot;&quot;;CONCATENATE(&quot;'&quot;;[$org.D297];&quot;',&quot;);[$org.D297])" office:value-type="string" office:string-value="'vergrößern'," calcext:value-type="string">
            <text:p>'vergrößern',</text:p>
          </table:table-cell>
          <table:table-cell table:number-columns-repeated="16381"/>
        </table:table-row>
        <table:table-row table:style-name="ro1">
          <table:table-cell table:formula="of:=IF([$org.A298]&lt;&gt;&quot;&quot;;[$org.A298];&quot;&quot;)" office:value-type="float" office:value="271" calcext:value-type="float">
            <text:p>271</text:p>
          </table:table-cell>
          <table:table-cell table:formula="of:=IF([$org.A298]&lt;&gt;&quot;&quot;;CONCATENATE([$org.B298];&quot; = &quot;;[$org.B297];&quot; + 1;&quot;);[$org.B298])" office:value-type="string" office:string-value="rsHalbieren = rsVergroessern + 1;" calcext:value-type="string">
            <text:p>rsHalbieren = rsVergroessern + 1;</text:p>
          </table:table-cell>
          <table:table-cell table:formula="of:=IF([$org.A298]&lt;&gt;&quot;&quot;;CONCATENATE(&quot;'&quot;;[$org.D298];&quot;',&quot;);[$org.D298])" office:value-type="string" office:string-value="'halbieren'," calcext:value-type="string">
            <text:p>'halbieren',</text:p>
          </table:table-cell>
          <table:table-cell table:style-name="ce3" table:number-columns-repeated="16381"/>
        </table:table-row>
        <table:table-row table:style-name="ro1">
          <table:table-cell table:formula="of:=IF([$org.A299]&lt;&gt;&quot;&quot;;[$org.A299];&quot;&quot;)" office:value-type="float" office:value="272" calcext:value-type="float">
            <text:p>272</text:p>
          </table:table-cell>
          <table:table-cell table:formula="of:=IF([$org.A299]&lt;&gt;&quot;&quot;;CONCATENATE([$org.B299];&quot; = &quot;;[$org.B298];&quot; + 1;&quot;);[$org.B299])" office:value-type="string" office:string-value="rsVerdoppeln = rsHalbieren + 1;" calcext:value-type="string">
            <text:p>rsVerdoppeln = rsHalbieren + 1;</text:p>
          </table:table-cell>
          <table:table-cell table:formula="of:=IF([$org.A299]&lt;&gt;&quot;&quot;;CONCATENATE(&quot;'&quot;;[$org.D299];&quot;',&quot;);[$org.D299])" office:value-type="string" office:string-value="'verdoppeln'," calcext:value-type="string">
            <text:p>'verdoppeln',</text:p>
          </table:table-cell>
          <table:table-cell table:number-columns-repeated="16381"/>
        </table:table-row>
        <table:table-row table:style-name="ro1">
          <table:table-cell table:style-name="ce3" table:formula="of:=IF([$org.A300]&lt;&gt;&quot;&quot;;[$org.A300];&quot;&quot;)">
            <text:p/>
          </table:table-cell>
          <table:table-cell table:style-name="ce3" table:formula="of:=IF([$org.A300]&lt;&gt;&quot;&quot;;CONCATENATE([$org.B300];&quot; = &quot;;[$org.B299];&quot; + 1;&quot;);[$org.B300])" office:value-type="string" office:string-value="// pausensteuerung.lfm" calcext:value-type="string">
            <text:p>// pausensteuerung.lfm</text:p>
          </table:table-cell>
          <table:table-cell table:style-name="ce3" table:formula="of:=IF([$org.A300]&lt;&gt;&quot;&quot;;CONCATENATE(&quot;'&quot;;[$org.D300];&quot;',&quot;);[$org.D300])" office:value-type="string" office:string-value="// pausensteuerung.lfm" calcext:value-type="string">
            <text:p>// pausensteuerung.lfm</text:p>
          </table:table-cell>
          <table:table-cell table:number-columns-repeated="16381"/>
        </table:table-row>
        <table:table-row table:style-name="ro1">
          <table:table-cell table:formula="of:=IF([$org.A301]&lt;&gt;&quot;&quot;;[$org.A301];&quot;&quot;)" office:value-type="float" office:value="273" calcext:value-type="float">
            <text:p>273</text:p>
          </table:table-cell>
          <table:table-cell table:formula="of:=IF([$org.A301]&lt;&gt;&quot;&quot;;CONCATENATE([$org.B301];&quot; = &quot;;[$org.B299];&quot; + 1;&quot;);[$org.B301])" office:value-type="string" office:string-value="rsPause256Ms = rsVerdoppeln + 1;" calcext:value-type="string">
            <text:p>rsPause256Ms = rsVerdoppeln + 1;</text:p>
          </table:table-cell>
          <table:table-cell table:formula="of:=IF([$org.A301]&lt;&gt;&quot;&quot;;CONCATENATE(&quot;'&quot;;[$org.D301];&quot;',&quot;);[$org.D301])" office:value-type="string" office:string-value="'Pausenlänge 256 ms'," calcext:value-type="string">
            <text:p>'Pausenlänge 256 ms',</text:p>
          </table:table-cell>
          <table:table-cell table:number-columns-repeated="16381"/>
        </table:table-row>
        <table:table-row table:style-name="ro1">
          <table:table-cell table:formula="of:=IF([$org.A302]&lt;&gt;&quot;&quot;;[$org.A302];&quot;&quot;)" office:value-type="float" office:value="274" calcext:value-type="float">
            <text:p>274</text:p>
          </table:table-cell>
          <table:table-cell table:formula="of:=IF([$org.A302]&lt;&gt;&quot;&quot;;CONCATENATE([$org.B302];&quot; = &quot;;[$org.B301];&quot; + 1;&quot;);[$org.B302])" office:value-type="string" office:string-value="rsAbbruch = rsPause256Ms + 1;" calcext:value-type="string">
            <text:p>rsAbbruch = rsPause256Ms + 1;</text:p>
          </table:table-cell>
          <table:table-cell table:formula="of:=IF([$org.A302]&lt;&gt;&quot;&quot;;CONCATENATE(&quot;'&quot;;[$org.D302];&quot;',&quot;);[$org.D302])" office:value-type="string" office:string-value="'Abbruch'," calcext:value-type="string">
            <text:p>'Abbruch',</text:p>
          </table:table-cell>
          <table:table-cell table:style-name="ce3" table:number-columns-repeated="16381"/>
        </table:table-row>
        <table:table-row table:style-name="ro1">
          <table:table-cell table:formula="of:=IF([$org.A303]&lt;&gt;&quot;&quot;;[$org.A303];&quot;&quot;)" office:value-type="float" office:value="275" calcext:value-type="float">
            <text:p>275</text:p>
          </table:table-cell>
          <table:table-cell table:formula="of:=IF([$org.A303]&lt;&gt;&quot;&quot;;CONCATENATE([$org.B303];&quot; = &quot;;[$org.B302];&quot; + 1;&quot;);[$org.B303])" office:value-type="string" office:string-value="rsVorgabe = rsAbbruch + 1;" calcext:value-type="string">
            <text:p>rsVorgabe = rsAbbruch + 1;</text:p>
          </table:table-cell>
          <table:table-cell table:formula="of:=IF([$org.A303]&lt;&gt;&quot;&quot;;CONCATENATE(&quot;'&quot;;[$org.D303];&quot;',&quot;);[$org.D303])" office:value-type="string" office:string-value="'Vorgabe'," calcext:value-type="string">
            <text:p>'Vorgabe',</text:p>
          </table:table-cell>
          <table:table-cell table:number-columns-repeated="16381"/>
        </table:table-row>
        <table:table-row table:style-name="ro1">
          <table:table-cell table:formula="of:=IF([$org.A304]&lt;&gt;&quot;&quot;;[$org.A304];&quot;&quot;)" office:value-type="float" office:value="276" calcext:value-type="float">
            <text:p>276</text:p>
          </table:table-cell>
          <table:table-cell table:formula="of:=IF([$org.A304]&lt;&gt;&quot;&quot;;CONCATENATE([$org.B304];&quot; = &quot;;[$org.B303];&quot; + 1;&quot;);[$org.B304])" office:value-type="string" office:string-value="rsKeine = rsVorgabe + 1;" calcext:value-type="string">
            <text:p>rsKeine = rsVorgabe + 1;</text:p>
          </table:table-cell>
          <table:table-cell table:formula="of:=IF([$org.A304]&lt;&gt;&quot;&quot;;CONCATENATE(&quot;'&quot;;[$org.D304];&quot;',&quot;);[$org.D304])" office:value-type="string" office:string-value="'keine'," calcext:value-type="string">
            <text:p>'keine',</text:p>
          </table:table-cell>
          <table:table-cell table:number-columns-repeated="16381"/>
        </table:table-row>
        <table:table-row table:style-name="ro1">
          <table:table-cell table:style-name="ce3" table:formula="of:=IF([$org.A305]&lt;&gt;&quot;&quot;;[$org.A305];&quot;&quot;)">
            <text:p/>
          </table:table-cell>
          <table:table-cell table:style-name="ce3" table:formula="of:=IF([$org.A305]&lt;&gt;&quot;&quot;;CONCATENATE([$org.B305];&quot; = &quot;;[$org.B304];&quot; + 1;&quot;);[$org.B305])" office:value-type="string" office:string-value="// puzzle3x3.pas" calcext:value-type="string">
            <text:p>// puzzle3x3.pas</text:p>
          </table:table-cell>
          <table:table-cell table:style-name="ce3" table:formula="of:=IF([$org.A305]&lt;&gt;&quot;&quot;;CONCATENATE(&quot;'&quot;;[$org.D305];&quot;',&quot;);[$org.D305])" office:value-type="string" office:string-value="// puzzle3x3.pas" calcext:value-type="string">
            <text:p>// puzzle3x3.pas</text:p>
          </table:table-cell>
          <table:table-cell table:number-columns-repeated="16381"/>
        </table:table-row>
        <table:table-row table:style-name="ro1">
          <table:table-cell table:formula="of:=IF([$org.A306]&lt;&gt;&quot;&quot;;[$org.A306];&quot;&quot;)" office:value-type="float" office:value="277" calcext:value-type="float">
            <text:p>277</text:p>
          </table:table-cell>
          <table:table-cell table:formula="of:=IF([$org.A306]&lt;&gt;&quot;&quot;;CONCATENATE([$org.B306];&quot; = &quot;;[$org.B304];&quot; + 1;&quot;);[$org.B306])" office:value-type="string" office:string-value="rsEineLsg = rsKeine + 1;" calcext:value-type="string">
            <text:p>rsEineLsg = rsKeine + 1;</text:p>
          </table:table-cell>
          <table:table-cell table:formula="of:=IF([$org.A306]&lt;&gt;&quot;&quot;;CONCATENATE(&quot;'&quot;;[$org.D306];&quot;',&quot;);[$org.D306])" office:value-type="string" office:string-value="'1 Lösung gefunden'," calcext:value-type="string">
            <text:p>'1 Lösung gefunden',</text:p>
          </table:table-cell>
          <table:table-cell table:number-columns-repeated="16381"/>
        </table:table-row>
        <table:table-row table:style-name="ro1">
          <table:table-cell table:formula="of:=IF([$org.A307]&lt;&gt;&quot;&quot;;[$org.A307];&quot;&quot;)" office:value-type="float" office:value="278" calcext:value-type="float">
            <text:p>278</text:p>
          </table:table-cell>
          <table:table-cell table:formula="of:=IF([$org.A307]&lt;&gt;&quot;&quot;;CONCATENATE([$org.B307];&quot; = &quot;;[$org.B306];&quot; + 1;&quot;);[$org.B307])" office:value-type="string" office:string-value="rsTeileNr = rsEineLsg + 1;" calcext:value-type="string">
            <text:p>rsTeileNr = rsEineLsg + 1;</text:p>
          </table:table-cell>
          <table:table-cell table:formula="of:=IF([$org.A307]&lt;&gt;&quot;&quot;;CONCATENATE(&quot;'&quot;;[$org.D307];&quot;',&quot;);[$org.D307])" office:value-type="string" office:string-value="'Teile Nr.'," calcext:value-type="string">
            <text:p>'Teile Nr.',</text:p>
          </table:table-cell>
          <table:table-cell table:style-name="ce3" table:number-columns-repeated="16381"/>
        </table:table-row>
        <table:table-row table:style-name="ro1">
          <table:table-cell table:formula="of:=IF([$org.A308]&lt;&gt;&quot;&quot;;[$org.A308];&quot;&quot;)" office:value-type="float" office:value="279" calcext:value-type="float">
            <text:p>279</text:p>
          </table:table-cell>
          <table:table-cell table:formula="of:=IF([$org.A308]&lt;&gt;&quot;&quot;;CONCATENATE([$org.B308];&quot; = &quot;;[$org.B307];&quot; + 1;&quot;);[$org.B308])" office:value-type="string" office:string-value="rsDrehung = rsTeileNr + 1;" calcext:value-type="string">
            <text:p>rsDrehung = rsTeileNr + 1;</text:p>
          </table:table-cell>
          <table:table-cell table:formula="of:=IF([$org.A308]&lt;&gt;&quot;&quot;;CONCATENATE(&quot;'&quot;;[$org.D308];&quot;',&quot;);[$org.D308])" office:value-type="string" office:string-value="'Drehung'," calcext:value-type="string">
            <text:p>'Drehung',</text:p>
          </table:table-cell>
          <table:table-cell table:number-columns-repeated="16381"/>
        </table:table-row>
        <table:table-row table:style-name="ro1">
          <table:table-cell table:style-name="ce3" table:formula="of:=IF([$org.A309]&lt;&gt;&quot;&quot;;[$org.A309];&quot;&quot;)">
            <text:p/>
          </table:table-cell>
          <table:table-cell table:style-name="ce3" table:formula="of:=IF([$org.A309]&lt;&gt;&quot;&quot;;CONCATENATE([$org.B309];&quot; = &quot;;[$org.B308];&quot; + 1;&quot;);[$org.B309])" office:value-type="string" office:string-value="// puzzle3x3.lfm" calcext:value-type="string">
            <text:p>// puzzle3x3.lfm</text:p>
          </table:table-cell>
          <table:table-cell table:style-name="ce3" table:formula="of:=IF([$org.A309]&lt;&gt;&quot;&quot;;CONCATENATE(&quot;'&quot;;[$org.D309];&quot;',&quot;);[$org.D309])" office:value-type="string" office:string-value="// puzzle3x3.lfm" calcext:value-type="string">
            <text:p>// puzzle3x3.lfm</text:p>
          </table:table-cell>
          <table:table-cell table:number-columns-repeated="16381"/>
        </table:table-row>
        <table:table-row table:style-name="ro1">
          <table:table-cell table:formula="of:=IF([$org.A310]&lt;&gt;&quot;&quot;;[$org.A310];&quot;&quot;)" office:value-type="float" office:value="280" calcext:value-type="float">
            <text:p>280</text:p>
          </table:table-cell>
          <table:table-cell table:formula="of:=IF([$org.A310]&lt;&gt;&quot;&quot;;CONCATENATE([$org.B310];&quot; = &quot;;[$org.B308];&quot; + 1;&quot;);[$org.B310])" office:value-type="string" office:string-value="rsUmschaltenDunkelhell = rsDrehung + 1;" calcext:value-type="string">
            <text:p>rsUmschaltenDunkelhell = rsDrehung + 1;</text:p>
          </table:table-cell>
          <table:table-cell table:formula="of:=IF([$org.A310]&lt;&gt;&quot;&quot;;CONCATENATE(&quot;'&quot;;[$org.D310];&quot;',&quot;);[$org.D310])" office:value-type="string" office:string-value="'Umschalten dunkel/hell'," calcext:value-type="string">
            <text:p>'Umschalten dunkel/hell',</text:p>
          </table:table-cell>
          <table:table-cell table:number-columns-repeated="16381"/>
        </table:table-row>
        <table:table-row table:style-name="ro1">
          <table:table-cell table:formula="of:=IF([$org.A311]&lt;&gt;&quot;&quot;;[$org.A311];&quot;&quot;)" office:value-type="float" office:value="281" calcext:value-type="float">
            <text:p>281</text:p>
          </table:table-cell>
          <table:table-cell table:formula="of:=IF([$org.A311]&lt;&gt;&quot;&quot;;CONCATENATE([$org.B311];&quot; = &quot;;[$org.B310];&quot; + 1;&quot;);[$org.B311])" office:value-type="string" office:string-value="rsBeispiel2 = rsUmschaltenDunkelhell + 1;" calcext:value-type="string">
            <text:p>rsBeispiel2 = rsUmschaltenDunkelhell + 1;</text:p>
          </table:table-cell>
          <table:table-cell table:formula="of:=IF([$org.A311]&lt;&gt;&quot;&quot;;CONCATENATE(&quot;'&quot;;[$org.D311];&quot;',&quot;);[$org.D311])" office:value-type="string" office:string-value="'Beispiel 2'," calcext:value-type="string">
            <text:p>'Beispiel 2',</text:p>
          </table:table-cell>
          <table:table-cell table:number-columns-repeated="16381"/>
        </table:table-row>
        <table:table-row table:style-name="ro1">
          <table:table-cell table:formula="of:=IF([$org.A312]&lt;&gt;&quot;&quot;;[$org.A312];&quot;&quot;)" office:value-type="float" office:value="282" calcext:value-type="float">
            <text:p>282</text:p>
          </table:table-cell>
          <table:table-cell table:formula="of:=IF([$org.A312]&lt;&gt;&quot;&quot;;CONCATENATE([$org.B312];&quot; = &quot;;[$org.B311];&quot; + 1;&quot;);[$org.B312])" office:value-type="string" office:string-value="rsLoesungen = rsBeispiel2 + 1;" calcext:value-type="string">
            <text:p>rsLoesungen = rsBeispiel2 + 1;</text:p>
          </table:table-cell>
          <table:table-cell table:formula="of:=IF([$org.A312]&lt;&gt;&quot;&quot;;CONCATENATE(&quot;'&quot;;[$org.D312];&quot;',&quot;);[$org.D312])" office:value-type="string" office:string-value="'Lösungen:'," calcext:value-type="string">
            <text:p>'Lösungen:',</text:p>
          </table:table-cell>
          <table:table-cell table:number-columns-repeated="16381"/>
        </table:table-row>
        <table:table-row table:style-name="ro1">
          <table:table-cell table:formula="of:=IF([$org.A313]&lt;&gt;&quot;&quot;;[$org.A313];&quot;&quot;)" office:value-type="float" office:value="283" calcext:value-type="float">
            <text:p>283</text:p>
          </table:table-cell>
          <table:table-cell table:formula="of:=IF([$org.A313]&lt;&gt;&quot;&quot;;CONCATENATE([$org.B313];&quot; = &quot;;[$org.B312];&quot; + 1;&quot;);[$org.B313])" office:value-type="string" office:string-value="rsLoesungZeigen = rsLoesungen + 1;" calcext:value-type="string">
            <text:p>rsLoesungZeigen = rsLoesungen + 1;</text:p>
          </table:table-cell>
          <table:table-cell table:formula="of:=IF([$org.A313]&lt;&gt;&quot;&quot;;CONCATENATE(&quot;'&quot;;[$org.D313];&quot;',&quot;);[$org.D313])" office:value-type="string" office:string-value="'Lösung zeigen'," calcext:value-type="string">
            <text:p>'Lösung zeigen',</text:p>
          </table:table-cell>
          <table:table-cell table:number-columns-repeated="16381"/>
        </table:table-row>
        <table:table-row table:style-name="ro1">
          <table:table-cell table:style-name="ce3" table:formula="of:=IF([$org.A314]&lt;&gt;&quot;&quot;;[$org.A314];&quot;&quot;)">
            <text:p/>
          </table:table-cell>
          <table:table-cell table:style-name="ce3" table:formula="of:=IF([$org.A314]&lt;&gt;&quot;&quot;;CONCATENATE([$org.B314];&quot; = &quot;;[$org.B313];&quot; + 1;&quot;);[$org.B314])" office:value-type="string" office:string-value="// sudoku.pas" calcext:value-type="string">
            <text:p>// sudoku.pas</text:p>
          </table:table-cell>
          <table:table-cell table:style-name="ce3" table:formula="of:=IF([$org.A314]&lt;&gt;&quot;&quot;;CONCATENATE(&quot;'&quot;;[$org.D314];&quot;',&quot;);[$org.D314])" office:value-type="string" office:string-value="// sudoku.pas" calcext:value-type="string">
            <text:p>// sudoku.pas</text:p>
          </table:table-cell>
          <table:table-cell table:number-columns-repeated="16381"/>
        </table:table-row>
        <table:table-row table:style-name="ro1">
          <table:table-cell table:formula="of:=IF([$org.A315]&lt;&gt;&quot;&quot;;[$org.A315];&quot;&quot;)" office:value-type="float" office:value="284" calcext:value-type="float">
            <text:p>284</text:p>
          </table:table-cell>
          <table:table-cell table:formula="of:=IF([$org.A315]&lt;&gt;&quot;&quot;;CONCATENATE([$org.B315];&quot; = &quot;;[$org.B313];&quot; + 1;&quot;);[$org.B315])" office:value-type="string" office:string-value="rsBacktrackingbruteForce = rsLoesungZeigen + 1;" calcext:value-type="string">
            <text:p>rsBacktrackingbruteForce = rsLoesungZeigen + 1;</text:p>
          </table:table-cell>
          <table:table-cell table:formula="of:=IF([$org.A315]&lt;&gt;&quot;&quot;;CONCATENATE(&quot;'&quot;;[$org.D315];&quot;',&quot;);[$org.D315])" office:value-type="string" office:string-value="'Backtracking (brute force):'," calcext:value-type="string">
            <text:p>'Backtracking (brute force):',</text:p>
          </table:table-cell>
          <table:table-cell table:number-columns-repeated="16381"/>
        </table:table-row>
        <table:table-row table:style-name="ro1">
          <table:table-cell table:formula="of:=IF([$org.A316]&lt;&gt;&quot;&quot;;[$org.A316];&quot;&quot;)" office:value-type="float" office:value="285" calcext:value-type="float">
            <text:p>285</text:p>
          </table:table-cell>
          <table:table-cell table:formula="of:=IF([$org.A316]&lt;&gt;&quot;&quot;;CONCATENATE([$org.B316];&quot; = &quot;;[$org.B315];&quot; + 1;&quot;);[$org.B316])" office:value-type="string" office:string-value="rsBacktrackingBFOptimiert = rsBacktrackingbruteForce + 1;" calcext:value-type="string">
            <text:p>rsBacktrackingBFOptimiert = rsBacktrackingbruteForce + 1;</text:p>
          </table:table-cell>
          <table:table-cell table:formula="of:=IF([$org.A316]&lt;&gt;&quot;&quot;;CONCATENATE(&quot;'&quot;;[$org.D316];&quot;',&quot;);[$org.D316])" office:value-type="string" office:string-value="'Backtracking (brute force: Reihefolge der Zeilen optimiert):'," calcext:value-type="string">
            <text:p>'Backtracking (brute force: Reihefolge der Zeilen optimiert):',</text:p>
          </table:table-cell>
          <table:table-cell table:number-columns-repeated="16381"/>
        </table:table-row>
        <table:table-row table:style-name="ro1">
          <table:table-cell table:formula="of:=IF([$org.A317]&lt;&gt;&quot;&quot;;[$org.A317];&quot;&quot;)" office:value-type="float" office:value="286" calcext:value-type="float">
            <text:p>286</text:p>
          </table:table-cell>
          <table:table-cell table:formula="of:=IF([$org.A317]&lt;&gt;&quot;&quot;;CONCATENATE([$org.B317];&quot; = &quot;;[$org.B316];&quot; + 1;&quot;);[$org.B317])" office:value-type="string" office:string-value="rsBacktrackingErstZwangsbelegung = rsBacktrackingBFOptimiert + 1;" calcext:value-type="string">
            <text:p>rsBacktrackingErstZwangsbelegung = rsBacktrackingBFOptimiert + 1;</text:p>
          </table:table-cell>
          <table:table-cell table:formula="of:=IF([$org.A317]&lt;&gt;&quot;&quot;;CONCATENATE(&quot;'&quot;;[$org.D317];&quot;',&quot;);[$org.D317])" office:value-type="string" office:string-value="'Backtracking (suche zunächst Zwangsbelegung):'," calcext:value-type="string">
            <text:p>'Backtracking (suche zunächst Zwangsbelegung):',</text:p>
          </table:table-cell>
          <table:table-cell table:number-columns-repeated="16381"/>
        </table:table-row>
        <table:table-row table:style-name="ro1">
          <table:table-cell table:formula="of:=IF([$org.A318]&lt;&gt;&quot;&quot;;[$org.A318];&quot;&quot;)" office:value-type="float" office:value="287" calcext:value-type="float">
            <text:p>287</text:p>
          </table:table-cell>
          <table:table-cell table:formula="of:=IF([$org.A318]&lt;&gt;&quot;&quot;;CONCATENATE([$org.B318];&quot; = &quot;;[$org.B317];&quot; + 1;&quot;);[$org.B318])" office:value-type="string" office:string-value="rsAbgebrochen = rsBacktrackingErstZwangsbelegung + 1;" calcext:value-type="string">
            <text:p>rsAbgebrochen = rsBacktrackingErstZwangsbelegung + 1;</text:p>
          </table:table-cell>
          <table:table-cell table:formula="of:=IF([$org.A318]&lt;&gt;&quot;&quot;;CONCATENATE(&quot;'&quot;;[$org.D318];&quot;',&quot;);[$org.D318])" office:value-type="string" office:string-value="'abgebrochen'," calcext:value-type="string">
            <text:p>'abgebrochen',</text:p>
          </table:table-cell>
          <table:table-cell table:style-name="ce3" table:number-columns-repeated="16381"/>
        </table:table-row>
        <table:table-row table:style-name="ro1">
          <table:table-cell table:formula="of:=IF([$org.A319]&lt;&gt;&quot;&quot;;[$org.A319];&quot;&quot;)" office:value-type="float" office:value="288" calcext:value-type="float">
            <text:p>288</text:p>
          </table:table-cell>
          <table:table-cell table:formula="of:=IF([$org.A319]&lt;&gt;&quot;&quot;;CONCATENATE([$org.B319];&quot; = &quot;;[$org.B318];&quot; + 1;&quot;);[$org.B319])" office:value-type="string" office:string-value="rsGeloest = rsAbgebrochen + 1;" calcext:value-type="string">
            <text:p>rsGeloest = rsAbgebrochen + 1;</text:p>
          </table:table-cell>
          <table:table-cell table:formula="of:=IF([$org.A319]&lt;&gt;&quot;&quot;;CONCATENATE(&quot;'&quot;;[$org.D319];&quot;',&quot;);[$org.D319])" office:value-type="string" office:string-value="'gelöst !!'," calcext:value-type="string">
            <text:p>'gelöst !!',</text:p>
          </table:table-cell>
          <table:table-cell table:number-columns-repeated="16381"/>
        </table:table-row>
        <table:table-row table:style-name="ro1">
          <table:table-cell table:formula="of:=IF([$org.A320]&lt;&gt;&quot;&quot;;[$org.A320];&quot;&quot;)" office:value-type="float" office:value="289" calcext:value-type="float">
            <text:p>289</text:p>
          </table:table-cell>
          <table:table-cell table:formula="of:=IF([$org.A320]&lt;&gt;&quot;&quot;;CONCATENATE([$org.B320];&quot; = &quot;;[$org.B319];&quot; + 1;&quot;);[$org.B320])" office:value-type="string" office:string-value="rsLoesungenGefunden2 = rsGeloest + 1;" calcext:value-type="string">
            <text:p>rsLoesungenGefunden2 = rsGeloest + 1;</text:p>
          </table:table-cell>
          <table:table-cell table:formula="of:=IF([$org.A320]&lt;&gt;&quot;&quot;;CONCATENATE(&quot;'&quot;;[$org.D320];&quot;',&quot;);[$org.D320])" office:value-type="string" office:string-value="' Lösungen gefunden!!'," calcext:value-type="string">
            <text:p>' Lösungen gefunden!!',</text:p>
          </table:table-cell>
          <table:table-cell table:number-columns-repeated="16381"/>
        </table:table-row>
        <table:table-row table:style-name="ro1">
          <table:table-cell table:formula="of:=IF([$org.A321]&lt;&gt;&quot;&quot;;[$org.A321];&quot;&quot;)" office:value-type="float" office:value="290" calcext:value-type="float">
            <text:p>290</text:p>
          </table:table-cell>
          <table:table-cell table:formula="of:=IF([$org.A321]&lt;&gt;&quot;&quot;;CONCATENATE([$org.B321];&quot; = &quot;;[$org.B320];&quot; + 1;&quot;);[$org.B321])" office:value-type="string" office:string-value="rsLogik = rsLoesungenGefunden2 + 1;" calcext:value-type="string">
            <text:p>rsLogik = rsLoesungenGefunden2 + 1;</text:p>
          </table:table-cell>
          <table:table-cell table:formula="of:=IF([$org.A321]&lt;&gt;&quot;&quot;;CONCATENATE(&quot;'&quot;;[$org.D321];&quot;',&quot;);[$org.D321])" office:value-type="string" office:string-value="'Logik:'," calcext:value-type="string">
            <text:p>'Logik:',</text:p>
          </table:table-cell>
          <table:table-cell table:number-columns-repeated="16381"/>
        </table:table-row>
        <table:table-row table:style-name="ro1">
          <table:table-cell table:formula="of:=IF([$org.A322]&lt;&gt;&quot;&quot;;[$org.A322];&quot;&quot;)" office:value-type="float" office:value="291" calcext:value-type="float">
            <text:p>291</text:p>
          </table:table-cell>
          <table:table-cell table:formula="of:=IF([$org.A322]&lt;&gt;&quot;&quot;;CONCATENATE([$org.B322];&quot; = &quot;;[$org.B321];&quot; + 1;&quot;);[$org.B322])" office:value-type="string" office:string-value="rsEindeutigeWerteSetzen = rsLogik + 1;" calcext:value-type="string">
            <text:p>rsEindeutigeWerteSetzen = rsLogik + 1;</text:p>
          </table:table-cell>
          <table:table-cell table:formula="of:=IF([$org.A322]&lt;&gt;&quot;&quot;;CONCATENATE(&quot;'&quot;;[$org.D322];&quot;',&quot;);[$org.D322])" office:value-type="string" office:string-value="'eindeutig bestimmte Werte suchen und setzen'," calcext:value-type="string">
            <text:p>'eindeutig bestimmte Werte suchen und setzen',</text:p>
          </table:table-cell>
          <table:table-cell table:number-columns-repeated="16381"/>
        </table:table-row>
        <table:table-row table:style-name="ro1">
          <table:table-cell table:formula="of:=IF([$org.A323]&lt;&gt;&quot;&quot;;[$org.A323];&quot;&quot;)" office:value-type="float" office:value="292" calcext:value-type="float">
            <text:p>292</text:p>
          </table:table-cell>
          <table:table-cell table:formula="of:=IF([$org.A323]&lt;&gt;&quot;&quot;;CONCATENATE([$org.B323];&quot; = &quot;;[$org.B322];&quot; + 1;&quot;);[$org.B323])" office:value-type="string" office:string-value="rsMoeglichkeitenReduzieren = rsEindeutigeWerteSetzen + 1;" calcext:value-type="string">
            <text:p>rsMoeglichkeitenReduzieren = rsEindeutigeWerteSetzen + 1;</text:p>
          </table:table-cell>
          <table:table-cell table:formula="of:=IF([$org.A323]&lt;&gt;&quot;&quot;;CONCATENATE(&quot;'&quot;;[$org.D323];&quot;',&quot;);[$org.D323])" office:value-type="string" office:string-value="'Möglichkeiten reduzieren'," calcext:value-type="string">
            <text:p>'Möglichkeiten reduzieren',</text:p>
          </table:table-cell>
          <table:table-cell table:number-columns-repeated="16381"/>
        </table:table-row>
        <table:table-row table:style-name="ro1">
          <table:table-cell table:formula="of:=IF([$org.A324]&lt;&gt;&quot;&quot;;[$org.A324];&quot;&quot;)" office:value-type="float" office:value="293" calcext:value-type="float">
            <text:p>293</text:p>
          </table:table-cell>
          <table:table-cell table:formula="of:=IF([$org.A324]&lt;&gt;&quot;&quot;;CONCATENATE([$org.B324];&quot; = &quot;;[$org.B323];&quot; + 1;&quot;);[$org.B324])" office:value-type="string" office:string-value="rsDublettenBehandeln = rsMoeglichkeitenReduzieren + 1;" calcext:value-type="string">
            <text:p>rsDublettenBehandeln = rsMoeglichkeitenReduzieren + 1;</text:p>
          </table:table-cell>
          <table:table-cell table:formula="of:=IF([$org.A324]&lt;&gt;&quot;&quot;;CONCATENATE(&quot;'&quot;;[$org.D324];&quot;',&quot;);[$org.D324])" office:value-type="string" office:string-value="'Dubletten behandeln'," calcext:value-type="string">
            <text:p>'Dubletten behandeln',</text:p>
          </table:table-cell>
          <table:table-cell table:number-columns-repeated="16381"/>
        </table:table-row>
        <table:table-row table:style-name="ro1">
          <table:table-cell table:style-name="ce3" table:formula="of:=IF([$org.A325]&lt;&gt;&quot;&quot;;[$org.A325];&quot;&quot;)">
            <text:p/>
          </table:table-cell>
          <table:table-cell table:style-name="ce3" table:formula="of:=IF([$org.A325]&lt;&gt;&quot;&quot;;CONCATENATE([$org.B325];&quot; = &quot;;[$org.B324];&quot; + 1;&quot;);[$org.B325])" office:value-type="string" office:string-value="// sudoku.lfm" calcext:value-type="string">
            <text:p>// sudoku.lfm</text:p>
          </table:table-cell>
          <table:table-cell table:style-name="ce3" table:formula="of:=IF([$org.A325]&lt;&gt;&quot;&quot;;CONCATENATE(&quot;'&quot;;[$org.D325];&quot;',&quot;);[$org.D325])" office:value-type="string" office:string-value="// sudoku.lfm" calcext:value-type="string">
            <text:p>// sudoku.lfm</text:p>
          </table:table-cell>
          <table:table-cell table:number-columns-repeated="16381"/>
        </table:table-row>
        <table:table-row table:style-name="ro1">
          <table:table-cell table:formula="of:=IF([$org.A326]&lt;&gt;&quot;&quot;;[$org.A326];&quot;&quot;)" office:value-type="float" office:value="294" calcext:value-type="float">
            <text:p>294</text:p>
          </table:table-cell>
          <table:table-cell table:formula="of:=IF([$org.A326]&lt;&gt;&quot;&quot;;CONCATENATE([$org.B326];&quot; = &quot;;[$org.B324];&quot; + 1;&quot;);[$org.B326])" office:value-type="string" office:string-value="rsSudokuLoesungen = rsDublettenBehandeln + 1;" calcext:value-type="string">
            <text:p>rsSudokuLoesungen = rsDublettenBehandeln + 1;</text:p>
          </table:table-cell>
          <table:table-cell table:formula="of:=IF([$org.A326]&lt;&gt;&quot;&quot;;CONCATENATE(&quot;'&quot;;[$org.D326];&quot;',&quot;);[$org.D326])" office:value-type="string" office:string-value="'Sudoku - automatische und manuelle Lösungen'," calcext:value-type="string">
            <text:p>'Sudoku - automatische und manuelle Lösungen',</text:p>
          </table:table-cell>
          <table:table-cell table:number-columns-repeated="16381"/>
        </table:table-row>
        <table:table-row table:style-name="ro1">
          <table:table-cell table:formula="of:=IF([$org.A327]&lt;&gt;&quot;&quot;;[$org.A327];&quot;&quot;)" office:value-type="float" office:value="295" calcext:value-type="float">
            <text:p>295</text:p>
          </table:table-cell>
          <table:table-cell table:formula="of:=IF([$org.A327]&lt;&gt;&quot;&quot;;CONCATENATE([$org.B327];&quot; = &quot;;[$org.B326];&quot; + 1;&quot;);[$org.B327])" office:value-type="string" office:string-value="rsBeispiel = rsSudokuLoesungen + 1;" calcext:value-type="string">
            <text:p>rsBeispiel = rsSudokuLoesungen + 1;</text:p>
          </table:table-cell>
          <table:table-cell table:formula="of:=IF([$org.A327]&lt;&gt;&quot;&quot;;CONCATENATE(&quot;'&quot;;[$org.D327];&quot;',&quot;);[$org.D327])" office:value-type="string" office:string-value="'Beispiel'," calcext:value-type="string">
            <text:p>'Beispiel',</text:p>
          </table:table-cell>
          <table:table-cell table:number-columns-repeated="16381"/>
        </table:table-row>
        <table:table-row table:style-name="ro1">
          <table:table-cell table:formula="of:=IF([$org.A328]&lt;&gt;&quot;&quot;;[$org.A328];&quot;&quot;)" office:value-type="float" office:value="296" calcext:value-type="float">
            <text:p>296</text:p>
          </table:table-cell>
          <table:table-cell table:formula="of:=IF([$org.A328]&lt;&gt;&quot;&quot;;CONCATENATE([$org.B328];&quot; = &quot;;[$org.B327];&quot; + 1;&quot;);[$org.B328])" office:value-type="string" office:string-value="rsBacktrackingBruteForce1 = rsBeispiel + 1;" calcext:value-type="string">
            <text:p>rsBacktrackingBruteForce1 = rsBeispiel + 1;</text:p>
          </table:table-cell>
          <table:table-cell table:formula="of:=IF([$org.A328]&lt;&gt;&quot;&quot;;CONCATENATE(&quot;'&quot;;[$org.D328];&quot;',&quot;);[$org.D328])" office:value-type="string" office:string-value="'Backtracking (Brute Force)'," calcext:value-type="string">
            <text:p>'Backtracking (Brute Force)',</text:p>
          </table:table-cell>
          <table:table-cell table:number-columns-repeated="16381"/>
        </table:table-row>
        <table:table-row table:style-name="ro1">
          <table:table-cell table:formula="of:=IF([$org.A329]&lt;&gt;&quot;&quot;;[$org.A329];&quot;&quot;)" office:value-type="float" office:value="297" calcext:value-type="float">
            <text:p>297</text:p>
          </table:table-cell>
          <table:table-cell table:formula="of:=IF([$org.A329]&lt;&gt;&quot;&quot;;CONCATENATE([$org.B329];&quot; = &quot;;[$org.B328];&quot; + 1;&quot;);[$org.B329])" office:value-type="string" office:string-value="rsBacktrackingBruteForceOpimiert = rsBacktrackingBruteForce1 + 1;" calcext:value-type="string">
            <text:p>rsBacktrackingBruteForceOpimiert = rsBacktrackingBruteForce1 + 1;</text:p>
          </table:table-cell>
          <table:table-cell table:formula="of:=IF([$org.A329]&lt;&gt;&quot;&quot;;CONCATENATE(&quot;'&quot;;[$org.D329];&quot;',&quot;);[$org.D329])" office:value-type="string" office:string-value="'Backtracking (Brute Force opimiert)'," calcext:value-type="string">
            <text:p>'Backtracking (Brute Force opimiert)',</text:p>
          </table:table-cell>
          <table:table-cell table:number-columns-repeated="16381"/>
        </table:table-row>
        <table:table-row table:style-name="ro1">
          <table:table-cell table:formula="of:=IF([$org.A330]&lt;&gt;&quot;&quot;;[$org.A330];&quot;&quot;)" office:value-type="float" office:value="298" calcext:value-type="float">
            <text:p>298</text:p>
          </table:table-cell>
          <table:table-cell table:formula="of:=IF([$org.A330]&lt;&gt;&quot;&quot;;CONCATENATE([$org.B330];&quot; = &quot;;[$org.B329];&quot; + 1;&quot;);[$org.B330])" office:value-type="string" office:string-value="rsBacktrackingerstZwangsbelegung1 = rsBacktrackingBruteForceOpimiert + 1;" calcext:value-type="string">
            <text:p>rsBacktrackingerstZwangsbelegung1 = rsBacktrackingBruteForceOpimiert + 1;</text:p>
          </table:table-cell>
          <table:table-cell table:formula="of:=IF([$org.A330]&lt;&gt;&quot;&quot;;CONCATENATE(&quot;'&quot;;[$org.D330];&quot;',&quot;);[$org.D330])" office:value-type="string" office:string-value="'Backtracking (erst Zwangsbelegung)'," calcext:value-type="string">
            <text:p>'Backtracking (erst Zwangsbelegung)',</text:p>
          </table:table-cell>
          <table:table-cell table:number-columns-repeated="16381"/>
        </table:table-row>
        <table:table-row table:style-name="ro1">
          <table:table-cell table:formula="of:=IF([$org.A331]&lt;&gt;&quot;&quot;;[$org.A331];&quot;&quot;)" office:value-type="float" office:value="299" calcext:value-type="float">
            <text:p>299</text:p>
          </table:table-cell>
          <table:table-cell table:formula="of:=IF([$org.A331]&lt;&gt;&quot;&quot;;CONCATENATE([$org.B331];&quot; = &quot;;[$org.B330];&quot; + 1;&quot;);[$org.B331])" office:value-type="string" office:string-value="rsLogikTest = rsBacktrackingerstZwangsbelegung1 + 1;" calcext:value-type="string">
            <text:p>rsLogikTest = rsBacktrackingerstZwangsbelegung1 + 1;</text:p>
          </table:table-cell>
          <table:table-cell table:formula="of:=IF([$org.A331]&lt;&gt;&quot;&quot;;CONCATENATE(&quot;'&quot;;[$org.D331];&quot;',&quot;);[$org.D331])" office:value-type="string" office:string-value="'Logik-Test'," calcext:value-type="string">
            <text:p>'Logik-Test',</text:p>
          </table:table-cell>
          <table:table-cell table:number-columns-repeated="16381"/>
        </table:table-row>
        <table:table-row table:style-name="ro1">
          <table:table-cell table:formula="of:=IF([$org.A332]&lt;&gt;&quot;&quot;;[$org.A332];&quot;&quot;)" office:value-type="float" office:value="300" calcext:value-type="float">
            <text:p>300</text:p>
          </table:table-cell>
          <table:table-cell table:formula="of:=IF([$org.A332]&lt;&gt;&quot;&quot;;CONCATENATE([$org.B332];&quot; = &quot;;[$org.B331];&quot; + 1;&quot;);[$org.B332])" office:value-type="string" office:string-value="rsUserEingabe = rsLogikTest + 1;" calcext:value-type="string">
            <text:p>rsUserEingabe = rsLogikTest + 1;</text:p>
          </table:table-cell>
          <table:table-cell table:formula="of:=IF([$org.A332]&lt;&gt;&quot;&quot;;CONCATENATE(&quot;'&quot;;[$org.D332];&quot;',&quot;);[$org.D332])" office:value-type="string" office:string-value="'User Eingabe'," calcext:value-type="string">
            <text:p>'User Eingabe',</text:p>
          </table:table-cell>
          <table:table-cell table:number-columns-repeated="16381"/>
        </table:table-row>
        <table:table-row table:style-name="ro1">
          <table:table-cell table:formula="of:=IF([$org.A333]&lt;&gt;&quot;&quot;;[$org.A333];&quot;&quot;)" office:value-type="float" office:value="301" calcext:value-type="float">
            <text:p>301</text:p>
          </table:table-cell>
          <table:table-cell table:formula="of:=IF([$org.A333]&lt;&gt;&quot;&quot;;CONCATENATE([$org.B333];&quot; = &quot;;[$org.B332];&quot; + 1;&quot;);[$org.B333])" office:value-type="string" office:string-value="rsZeigeZwangsbelegung = rsUserEingabe + 1;" calcext:value-type="string">
            <text:p>rsZeigeZwangsbelegung = rsUserEingabe + 1;</text:p>
          </table:table-cell>
          <table:table-cell table:formula="of:=IF([$org.A333]&lt;&gt;&quot;&quot;;CONCATENATE(&quot;'&quot;;[$org.D333];&quot;',&quot;);[$org.D333])" office:value-type="string" office:string-value="'Zeige Zwangsbelegung'," calcext:value-type="string">
            <text:p>'Zeige Zwangsbelegung',</text:p>
          </table:table-cell>
          <table:table-cell table:number-columns-repeated="16381"/>
        </table:table-row>
        <table:table-row table:style-name="ro1">
          <table:table-cell table:formula="of:=IF([$org.A334]&lt;&gt;&quot;&quot;;[$org.A334];&quot;&quot;)" office:value-type="float" office:value="302" calcext:value-type="float">
            <text:p>302</text:p>
          </table:table-cell>
          <table:table-cell table:formula="of:=IF([$org.A334]&lt;&gt;&quot;&quot;;CONCATENATE([$org.B334];&quot; = &quot;;[$org.B333];&quot; + 1;&quot;);[$org.B334])" office:value-type="string" office:string-value="rsZeigeHilfen = rsZeigeZwangsbelegung + 1;" calcext:value-type="string">
            <text:p>rsZeigeHilfen = rsZeigeZwangsbelegung + 1;</text:p>
          </table:table-cell>
          <table:table-cell table:formula="of:=IF([$org.A334]&lt;&gt;&quot;&quot;;CONCATENATE(&quot;'&quot;;[$org.D334];&quot;',&quot;);[$org.D334])" office:value-type="string" office:string-value="'zeige Hilfen'," calcext:value-type="string">
            <text:p>'zeige Hilfen',</text:p>
          </table:table-cell>
          <table:table-cell table:number-columns-repeated="16381"/>
        </table:table-row>
        <table:table-row table:style-name="ro1">
          <table:table-cell table:formula="of:=IF([$org.A335]&lt;&gt;&quot;&quot;;[$org.A335];&quot;&quot;)" office:value-type="float" office:value="303" calcext:value-type="float">
            <text:p>303</text:p>
          </table:table-cell>
          <table:table-cell table:formula="of:=IF([$org.A335]&lt;&gt;&quot;&quot;;CONCATENATE([$org.B335];&quot; = &quot;;[$org.B334];&quot; + 1;&quot;);[$org.B335])" office:value-type="string" office:string-value="rsVerbergeHilfen = rsZeigeHilfen + 1;" calcext:value-type="string">
            <text:p>rsVerbergeHilfen = rsZeigeHilfen + 1;</text:p>
          </table:table-cell>
          <table:table-cell table:formula="of:=IF([$org.A335]&lt;&gt;&quot;&quot;;CONCATENATE(&quot;'&quot;;[$org.D335];&quot;',&quot;);[$org.D335])" office:value-type="string" office:string-value="'verberge Hilfen'," calcext:value-type="string">
            <text:p>'verberge Hilfen',</text:p>
          </table:table-cell>
          <table:table-cell table:number-columns-repeated="16381"/>
        </table:table-row>
        <table:table-row table:style-name="ro1">
          <table:table-cell table:formula="of:=IF([$org.A336]&lt;&gt;&quot;&quot;;[$org.A336];&quot;&quot;)" office:value-type="float" office:value="304" calcext:value-type="float">
            <text:p>304</text:p>
          </table:table-cell>
          <table:table-cell table:formula="of:=IF([$org.A336]&lt;&gt;&quot;&quot;;CONCATENATE([$org.B336];&quot; = &quot;;[$org.B335];&quot; + 1;&quot;);[$org.B336])" office:value-type="string" office:string-value="rsAktualisiereHilfe = rsVerbergeHilfen + 1;" calcext:value-type="string">
            <text:p>rsAktualisiereHilfe = rsVerbergeHilfen + 1;</text:p>
          </table:table-cell>
          <table:table-cell table:formula="of:=IF([$org.A336]&lt;&gt;&quot;&quot;;CONCATENATE(&quot;'&quot;;[$org.D336];&quot;',&quot;);[$org.D336])" office:value-type="string" office:string-value="'aktualisiere Hilfe'," calcext:value-type="string">
            <text:p>'aktualisiere Hilfe',</text:p>
          </table:table-cell>
          <table:table-cell table:number-columns-repeated="16381"/>
        </table:table-row>
        <table:table-row table:style-name="ro1">
          <table:table-cell table:formula="of:=IF([$org.A337]&lt;&gt;&quot;&quot;;[$org.A337];&quot;&quot;)" office:value-type="float" office:value="305" calcext:value-type="float">
            <text:p>305</text:p>
          </table:table-cell>
          <table:table-cell table:formula="of:=IF([$org.A337]&lt;&gt;&quot;&quot;;CONCATENATE([$org.B337];&quot; = &quot;;[$org.B336];&quot; + 1;&quot;);[$org.B337])" office:value-type="string" office:string-value="rsInitialisieren = rsAktualisiereHilfe + 1;" calcext:value-type="string">
            <text:p>rsInitialisieren = rsAktualisiereHilfe + 1;</text:p>
          </table:table-cell>
          <table:table-cell table:formula="of:=IF([$org.A337]&lt;&gt;&quot;&quot;;CONCATENATE(&quot;'&quot;;[$org.D337];&quot;',&quot;);[$org.D337])" office:value-type="string" office:string-value="'Initialisieren'," calcext:value-type="string">
            <text:p>'Initialisieren',</text:p>
          </table:table-cell>
          <table:table-cell table:number-columns-repeated="16381"/>
        </table:table-row>
        <table:table-row table:style-name="ro1">
          <table:table-cell table:formula="of:=IF([$org.A338]&lt;&gt;&quot;&quot;;[$org.A338];&quot;&quot;)" office:value-type="float" office:value="306" calcext:value-type="float">
            <text:p>306</text:p>
          </table:table-cell>
          <table:table-cell table:formula="of:=IF([$org.A338]&lt;&gt;&quot;&quot;;CONCATENATE([$org.B338];&quot; = &quot;;[$org.B337];&quot; + 1;&quot;);[$org.B338])" office:value-type="string" office:string-value="rsLeeresFeld = rsInitialisieren + 1;" calcext:value-type="string">
            <text:p>rsLeeresFeld = rsInitialisieren + 1;</text:p>
          </table:table-cell>
          <table:table-cell table:formula="of:=IF([$org.A338]&lt;&gt;&quot;&quot;;CONCATENATE(&quot;'&quot;;[$org.D338];&quot;',&quot;);[$org.D338])" office:value-type="string" office:string-value="'Leeres Feld'," calcext:value-type="string">
            <text:p>'Leeres Feld',</text:p>
          </table:table-cell>
          <table:table-cell table:number-columns-repeated="16381"/>
        </table:table-row>
        <table:table-row table:style-name="ro1">
          <table:table-cell table:formula="of:=IF([$org.A339]&lt;&gt;&quot;&quot;;[$org.A339];&quot;&quot;)" office:value-type="float" office:value="307" calcext:value-type="float">
            <text:p>307</text:p>
          </table:table-cell>
          <table:table-cell table:formula="of:=IF([$org.A339]&lt;&gt;&quot;&quot;;CONCATENATE([$org.B339];&quot; = &quot;;[$org.B338];&quot; + 1;&quot;);[$org.B339])" office:value-type="string" office:string-value="rsManuellenModusVerlassen = rsLeeresFeld + 1;" calcext:value-type="string">
            <text:p>rsManuellenModusVerlassen = rsLeeresFeld + 1;</text:p>
          </table:table-cell>
          <table:table-cell table:formula="of:=IF([$org.A339]&lt;&gt;&quot;&quot;;CONCATENATE(&quot;'&quot;;[$org.D339];&quot;',&quot;);[$org.D339])" office:value-type="string" office:string-value="'manuellen Modus verlassen'," calcext:value-type="string">
            <text:p>'manuellen Modus verlassen',</text:p>
          </table:table-cell>
          <table:table-cell table:number-columns-repeated="16381"/>
        </table:table-row>
      </table:table>
      <table:table table:name="ENG" table:style-name="ta1">
        <table:table-column table:style-name="co11" table:default-cell-style-name="Default"/>
        <table:table-column table:style-name="co12" table:default-cell-style-name="Default"/>
        <table:table-column table:style-name="co13" table:default-cell-style-name="Default"/>
        <table:table-row table:style-name="ro1">
          <table:table-cell table:formula="of:=IF([$org.A1]&lt;&gt;&quot;&quot;;[$org.A1];&quot;&quot;)" office:value-type="float" office:value="0" calcext:value-type="float">
            <text:p>0</text:p>
          </table:table-cell>
          <table:table-cell table:formula="of:=CONCATENATE([$org.B1])" office:value-type="string" office:string-value="rsSprachName" calcext:value-type="string">
            <text:p>rsSprachName</text:p>
          </table:table-cell>
          <table:table-cell table:formula="of:=IF([$org.A1]&lt;&gt;&quot;&quot;;CONCATENATE(&quot;'&quot;;[$org.E1];&quot;',&quot;);[$org.E1])" office:value-type="string" office:string-value="'english (by Deepl)'," calcext:value-type="string">
            <text:p>'english (by Deepl)',</text:p>
          </table:table-cell>
        </table:table-row>
        <table:table-row table:style-name="ro1">
          <table:table-cell table:formula="of:=IF([$org.A2]&lt;&gt;&quot;&quot;;[$org.A2];&quot;&quot;)" office:value-type="float" office:value="1" calcext:value-type="float">
            <text:p>1</text:p>
          </table:table-cell>
          <table:table-cell table:formula="of:=IF([$org.A2]&lt;&gt;&quot;&quot;;CONCATENATE([$org.B2];&quot; = &quot;;[$org.B1];&quot; + 1;&quot;);[$org.B2])" office:value-type="string" office:string-value="rsKreuz = rsSprachName + 1;" calcext:value-type="string">
            <text:p>rsKreuz = rsSprachName + 1;</text:p>
          </table:table-cell>
          <table:table-cell table:formula="of:=IF([$org.A2]&lt;&gt;&quot;&quot;;CONCATENATE(&quot;'&quot;;[$org.E2];&quot;',&quot;);[$org.E2])" office:value-type="string" office:string-value="'Cross'," calcext:value-type="string">
            <text:p>'Cross',</text:p>
          </table:table-cell>
        </table:table-row>
        <table:table-row table:style-name="ro1">
          <table:table-cell table:formula="of:=IF([$org.A3]&lt;&gt;&quot;&quot;;[$org.A3];&quot;&quot;)" office:value-type="float" office:value="2" calcext:value-type="float">
            <text:p>2</text:p>
          </table:table-cell>
          <table:table-cell table:formula="of:=IF([$org.A3]&lt;&gt;&quot;&quot;;CONCATENATE([$org.B3];&quot; = &quot;;[$org.B2];&quot; + 1;&quot;);[$org.B3])" office:value-type="string" office:string-value="rsPlus = rsKreuz + 1;" calcext:value-type="string">
            <text:p>rsPlus = rsKreuz + 1;</text:p>
          </table:table-cell>
          <table:table-cell table:formula="of:=IF([$org.A3]&lt;&gt;&quot;&quot;;CONCATENATE(&quot;'&quot;;[$org.E3];&quot;',&quot;);[$org.E3])" office:value-type="string" office:string-value="'Plus'," calcext:value-type="string">
            <text:p>'Plus',</text:p>
          </table:table-cell>
        </table:table-row>
        <table:table-row table:style-name="ro1">
          <table:table-cell table:formula="of:=IF([$org.A4]&lt;&gt;&quot;&quot;;[$org.A4];&quot;&quot;)" office:value-type="float" office:value="3" calcext:value-type="float">
            <text:p>3</text:p>
          </table:table-cell>
          <table:table-cell table:formula="of:=IF([$org.A4]&lt;&gt;&quot;&quot;;CONCATENATE([$org.B4];&quot; = &quot;;[$org.B3];&quot; + 1;&quot;);[$org.B4])" office:value-type="string" office:string-value="rsKamin = rsPlus + 1;" calcext:value-type="string">
            <text:p>rsKamin = rsPlus + 1;</text:p>
          </table:table-cell>
          <table:table-cell table:formula="of:=IF([$org.A4]&lt;&gt;&quot;&quot;;CONCATENATE(&quot;'&quot;;[$org.E4];&quot;',&quot;);[$org.E4])" office:value-type="string" office:string-value="'Chimney'," calcext:value-type="string">
            <text:p>'Chimney',</text:p>
          </table:table-cell>
        </table:table-row>
        <table:table-row table:style-name="ro1">
          <table:table-cell table:formula="of:=IF([$org.A5]&lt;&gt;&quot;&quot;;[$org.A5];&quot;&quot;)" office:value-type="float" office:value="4" calcext:value-type="float">
            <text:p>4</text:p>
          </table:table-cell>
          <table:table-cell table:formula="of:=IF([$org.A5]&lt;&gt;&quot;&quot;;CONCATENATE([$org.B5];&quot; = &quot;;[$org.B4];&quot; + 1;&quot;);[$org.B5])" office:value-type="string" office:string-value="rsAcht = rsKamin + 1;" calcext:value-type="string">
            <text:p>rsAcht = rsKamin + 1;</text:p>
          </table:table-cell>
          <table:table-cell table:formula="of:=IF([$org.A5]&lt;&gt;&quot;&quot;;CONCATENATE(&quot;'&quot;;[$org.E5];&quot;',&quot;);[$org.E5])" office:value-type="string" office:string-value="'Eight'," calcext:value-type="string">
            <text:p>'Eight',</text:p>
          </table:table-cell>
        </table:table-row>
        <table:table-row table:style-name="ro1">
          <table:table-cell table:formula="of:=IF([$org.A6]&lt;&gt;&quot;&quot;;[$org.A6];&quot;&quot;)" office:value-type="float" office:value="5" calcext:value-type="float">
            <text:p>5</text:p>
          </table:table-cell>
          <table:table-cell table:formula="of:=IF([$org.A6]&lt;&gt;&quot;&quot;;CONCATENATE([$org.B6];&quot; = &quot;;[$org.B5];&quot; + 1;&quot;);[$org.B6])" office:value-type="string" office:string-value="rsPyramide = rsAcht + 1;" calcext:value-type="string">
            <text:p>rsPyramide = rsAcht + 1;</text:p>
          </table:table-cell>
          <table:table-cell table:formula="of:=IF([$org.A6]&lt;&gt;&quot;&quot;;CONCATENATE(&quot;'&quot;;[$org.E6];&quot;',&quot;);[$org.E6])" office:value-type="string" office:string-value="'Pyramid'," calcext:value-type="string">
            <text:p>'Pyramid',</text:p>
          </table:table-cell>
        </table:table-row>
        <table:table-row table:style-name="ro1">
          <table:table-cell table:formula="of:=IF([$org.A7]&lt;&gt;&quot;&quot;;[$org.A7];&quot;&quot;)" office:value-type="float" office:value="6" calcext:value-type="float">
            <text:p>6</text:p>
          </table:table-cell>
          <table:table-cell table:formula="of:=IF([$org.A7]&lt;&gt;&quot;&quot;;CONCATENATE([$org.B7];&quot; = &quot;;[$org.B6];&quot; + 1;&quot;);[$org.B7])" office:value-type="string" office:string-value="rsPfeil1 = rsPyramide + 1;" calcext:value-type="string">
            <text:p>rsPfeil1 = rsPyramide + 1;</text:p>
          </table:table-cell>
          <table:table-cell table:formula="of:=IF([$org.A7]&lt;&gt;&quot;&quot;;CONCATENATE(&quot;'&quot;;[$org.E7];&quot;',&quot;);[$org.E7])" office:value-type="string" office:string-value="'Arrow-1'," calcext:value-type="string">
            <text:p>'Arrow-1',</text:p>
          </table:table-cell>
        </table:table-row>
        <table:table-row table:style-name="ro1">
          <table:table-cell table:formula="of:=IF([$org.A8]&lt;&gt;&quot;&quot;;[$org.A8];&quot;&quot;)" office:value-type="float" office:value="7" calcext:value-type="float">
            <text:p>7</text:p>
          </table:table-cell>
          <table:table-cell table:formula="of:=IF([$org.A8]&lt;&gt;&quot;&quot;;CONCATENATE([$org.B8];&quot; = &quot;;[$org.B7];&quot; + 1;&quot;);[$org.B8])" office:value-type="string" office:string-value="rsHerkules = rsPfeil1 + 1;" calcext:value-type="string">
            <text:p>rsHerkules = rsPfeil1 + 1;</text:p>
          </table:table-cell>
          <table:table-cell table:formula="of:=IF([$org.A8]&lt;&gt;&quot;&quot;;CONCATENATE(&quot;'&quot;;[$org.E8];&quot;',&quot;);[$org.E8])" office:value-type="string" office:string-value="'Hercules'," calcext:value-type="string">
            <text:p>'Hercules',</text:p>
          </table:table-cell>
        </table:table-row>
        <table:table-row table:style-name="ro1">
          <table:table-cell table:formula="of:=IF([$org.A9]&lt;&gt;&quot;&quot;;[$org.A9];&quot;&quot;)" office:value-type="float" office:value="8" calcext:value-type="float">
            <text:p>8</text:p>
          </table:table-cell>
          <table:table-cell table:formula="of:=IF([$org.A9]&lt;&gt;&quot;&quot;;CONCATENATE([$org.B9];&quot; = &quot;;[$org.B8];&quot; + 1;&quot;);[$org.B9])" office:value-type="string" office:string-value="rsSpiegel = rsHerkules + 1;" calcext:value-type="string">
            <text:p>rsSpiegel = rsHerkules + 1;</text:p>
          </table:table-cell>
          <table:table-cell table:formula="of:=IF([$org.A9]&lt;&gt;&quot;&quot;;CONCATENATE(&quot;'&quot;;[$org.E9];&quot;',&quot;);[$org.E9])" office:value-type="string" office:string-value="'Mirror'," calcext:value-type="string">
            <text:p>'Mirror',</text:p>
          </table:table-cell>
        </table:table-row>
        <table:table-row table:style-name="ro1">
          <table:table-cell table:formula="of:=IF([$org.A10]&lt;&gt;&quot;&quot;;[$org.A10];&quot;&quot;)" office:value-type="float" office:value="9" calcext:value-type="float">
            <text:p>9</text:p>
          </table:table-cell>
          <table:table-cell table:formula="of:=IF([$org.A10]&lt;&gt;&quot;&quot;;CONCATENATE([$org.B10];&quot; = &quot;;[$org.B9];&quot; + 1;&quot;);[$org.B10])" office:value-type="string" office:string-value="rsPfeil2 = rsSpiegel + 1;" calcext:value-type="string">
            <text:p>rsPfeil2 = rsSpiegel + 1;</text:p>
          </table:table-cell>
          <table:table-cell table:formula="of:=IF([$org.A10]&lt;&gt;&quot;&quot;;CONCATENATE(&quot;'&quot;;[$org.E10];&quot;',&quot;);[$org.E10])" office:value-type="string" office:string-value="'Arrow-2'," calcext:value-type="string">
            <text:p>'Arrow-2',</text:p>
          </table:table-cell>
        </table:table-row>
        <table:table-row table:style-name="ro1">
          <table:table-cell table:formula="of:=IF([$org.A11]&lt;&gt;&quot;&quot;;[$org.A11];&quot;&quot;)" office:value-type="float" office:value="10" calcext:value-type="float">
            <text:p>10</text:p>
          </table:table-cell>
          <table:table-cell table:formula="of:=IF([$org.A11]&lt;&gt;&quot;&quot;;CONCATENATE([$org.B11];&quot; = &quot;;[$org.B10];&quot; + 1;&quot;);[$org.B11])" office:value-type="string" office:string-value="rsDiamant = rsPfeil2 + 1;" calcext:value-type="string">
            <text:p>rsDiamant = rsPfeil2 + 1;</text:p>
          </table:table-cell>
          <table:table-cell table:formula="of:=IF([$org.A11]&lt;&gt;&quot;&quot;;CONCATENATE(&quot;'&quot;;[$org.E11];&quot;',&quot;);[$org.E11])" office:value-type="string" office:string-value="'Diamond'," calcext:value-type="string">
            <text:p>'Diamond',</text:p>
          </table:table-cell>
        </table:table-row>
        <table:table-row table:style-name="ro1">
          <table:table-cell table:formula="of:=IF([$org.A12]&lt;&gt;&quot;&quot;;[$org.A12];&quot;&quot;)" office:value-type="float" office:value="11" calcext:value-type="float">
            <text:p>11</text:p>
          </table:table-cell>
          <table:table-cell table:formula="of:=IF([$org.A12]&lt;&gt;&quot;&quot;;CONCATENATE([$org.B12];&quot; = &quot;;[$org.B11];&quot; + 1;&quot;);[$org.B12])" office:value-type="string" office:string-value="rsSolitaer = rsDiamant + 1;" calcext:value-type="string">
            <text:p>rsSolitaer = rsDiamant + 1;</text:p>
          </table:table-cell>
          <table:table-cell table:formula="of:=IF([$org.A12]&lt;&gt;&quot;&quot;;CONCATENATE(&quot;'&quot;;[$org.E12];&quot;',&quot;);[$org.E12])" office:value-type="string" office:string-value="'Solitaire'," calcext:value-type="string">
            <text:p>'Solitaire',</text:p>
          </table:table-cell>
        </table:table-row>
        <table:table-row table:style-name="ro1">
          <table:table-cell table:formula="of:=IF([$org.A13]&lt;&gt;&quot;&quot;;[$org.A13];&quot;&quot;)" office:value-type="float" office:value="12" calcext:value-type="float">
            <text:p>12</text:p>
          </table:table-cell>
          <table:table-cell table:formula="of:=IF([$org.A13]&lt;&gt;&quot;&quot;;CONCATENATE([$org.B13];&quot; = &quot;;[$org.B12];&quot; + 1;&quot;);[$org.B13])" office:value-type="string" office:string-value="rsSolitaer2 = rsSolitaer + 1;" calcext:value-type="string">
            <text:p>rsSolitaer2 = rsSolitaer + 1;</text:p>
          </table:table-cell>
          <table:table-cell table:formula="of:=IF([$org.A13]&lt;&gt;&quot;&quot;;CONCATENATE(&quot;'&quot;;[$org.E13];&quot;',&quot;);[$org.E13])" office:value-type="string" office:string-value="'Solitaire 2'," calcext:value-type="string">
            <text:p>'Solitaire 2',</text:p>
          </table:table-cell>
        </table:table-row>
        <table:table-row table:style-name="ro1">
          <table:table-cell table:formula="of:=IF([$org.A14]&lt;&gt;&quot;&quot;;[$org.A14];&quot;&quot;)">
            <text:p/>
          </table:table-cell>
          <table:table-cell table:formula="of:=IF([$org.A14]&lt;&gt;&quot;&quot;;CONCATENATE([$org.B14];&quot; = &quot;;[$org.B13];&quot; + 1;&quot;);[$org.B14])" office:value-type="string" office:string-value="// BackMain.lfm" calcext:value-type="string">
            <text:p>// BackMain.lfm</text:p>
          </table:table-cell>
          <table:table-cell table:formula="of:=IF([$org.A14]&lt;&gt;&quot;&quot;;CONCATENATE(&quot;'&quot;;[$org.E14];&quot;',&quot;);[$org.E14])" office:value-type="string" office:string-value="//  BackMain.lfm" calcext:value-type="string">
            <text:p>// <text:s/>BackMain.lfm</text:p>
          </table:table-cell>
        </table:table-row>
        <table:table-row table:style-name="ro1">
          <table:table-cell table:formula="of:=IF([$org.A15]&lt;&gt;&quot;&quot;;[$org.A15];&quot;&quot;)" office:value-type="float" office:value="13" calcext:value-type="float">
            <text:p>13</text:p>
          </table:table-cell>
          <table:table-cell table:formula="of:=IF([$org.A15]&lt;&gt;&quot;&quot;;CONCATENATE([$org.B15];&quot; = &quot;;[$org.B13];&quot; + 1;&quot;);[$org.B15])" office:value-type="string" office:string-value="rsBacktrackingBeispiele = rsSolitaer2 + 1;" calcext:value-type="string">
            <text:p>rsBacktrackingBeispiele = rsSolitaer2 + 1;</text:p>
          </table:table-cell>
          <table:table-cell table:formula="of:=IF([$org.A15]&lt;&gt;&quot;&quot;;CONCATENATE(&quot;'&quot;;[$org.E15];&quot;',&quot;);[$org.E15])" office:value-type="string" office:string-value="'Backtracking examples'," calcext:value-type="string">
            <text:p>'Backtracking examples',</text:p>
          </table:table-cell>
        </table:table-row>
        <table:table-row table:style-name="ro1">
          <table:table-cell table:formula="of:=IF([$org.A16]&lt;&gt;&quot;&quot;;[$org.A16];&quot;&quot;)" office:value-type="float" office:value="14" calcext:value-type="float">
            <text:p>14</text:p>
          </table:table-cell>
          <table:table-cell table:formula="of:=IF([$org.A16]&lt;&gt;&quot;&quot;;CONCATENATE([$org.B16];&quot; = &quot;;[$org.B15];&quot; + 1;&quot;);[$org.B16])" office:value-type="string" office:string-value="rsNDamenProblem = rsBacktrackingBeispiele + 1;" calcext:value-type="string">
            <text:p>rsNDamenProblem = rsBacktrackingBeispiele + 1;</text:p>
          </table:table-cell>
          <table:table-cell table:formula="of:=IF([$org.A16]&lt;&gt;&quot;&quot;;CONCATENATE(&quot;'&quot;;[$org.E16];&quot;',&quot;);[$org.E16])" office:value-type="string" office:string-value="'N - Queens problem'," calcext:value-type="string">
            <text:p>'N - Queens problem',</text:p>
          </table:table-cell>
        </table:table-row>
        <table:table-row table:style-name="ro1">
          <table:table-cell table:formula="of:=IF([$org.A17]&lt;&gt;&quot;&quot;;[$org.A17];&quot;&quot;)" office:value-type="float" office:value="15" calcext:value-type="float">
            <text:p>15</text:p>
          </table:table-cell>
          <table:table-cell table:formula="of:=IF([$org.A17]&lt;&gt;&quot;&quot;;CONCATENATE([$org.B17];&quot; = &quot;;[$org.B16];&quot; + 1;&quot;);[$org.B17])" office:value-type="string" office:string-value="rsWegDesSpringers = rsNDamenProblem + 1;" calcext:value-type="string">
            <text:p>rsWegDesSpringers = rsNDamenProblem + 1;</text:p>
          </table:table-cell>
          <table:table-cell table:formula="of:=IF([$org.A17]&lt;&gt;&quot;&quot;;CONCATENATE(&quot;'&quot;;[$org.E17];&quot;',&quot;);[$org.E17])" office:value-type="string" office:string-value="'Path of the knight'," calcext:value-type="string">
            <text:p>'Path of the knight',</text:p>
          </table:table-cell>
        </table:table-row>
        <table:table-row table:style-name="ro1">
          <table:table-cell table:formula="of:=IF([$org.A18]&lt;&gt;&quot;&quot;;[$org.A18];&quot;&quot;)" office:value-type="float" office:value="16" calcext:value-type="float">
            <text:p>16</text:p>
          </table:table-cell>
          <table:table-cell table:formula="of:=IF([$org.A18]&lt;&gt;&quot;&quot;;CONCATENATE([$org.B18];&quot; = &quot;;[$org.B17];&quot; + 1;&quot;);[$org.B18])" office:value-type="string" office:string-value="rsProblemSalesmanA = rsWegDesSpringers + 1;" calcext:value-type="string">
            <text:p>rsProblemSalesmanA = rsWegDesSpringers + 1;</text:p>
          </table:table-cell>
          <table:table-cell table:formula="of:=IF([$org.A18]&lt;&gt;&quot;&quot;;CONCATENATE(&quot;'&quot;;[$org.E18];&quot;',&quot;);[$org.E18])" office:value-type="string" office:string-value="'Problem of the traveling salesman I'," calcext:value-type="string">
            <text:p>'Problem of the traveling salesman I',</text:p>
          </table:table-cell>
        </table:table-row>
        <table:table-row table:style-name="ro1">
          <table:table-cell table:formula="of:=IF([$org.A19]&lt;&gt;&quot;&quot;;[$org.A19];&quot;&quot;)" office:value-type="float" office:value="17" calcext:value-type="float">
            <text:p>17</text:p>
          </table:table-cell>
          <table:table-cell table:formula="of:=IF([$org.A19]&lt;&gt;&quot;&quot;;CONCATENATE([$org.B19];&quot; = &quot;;[$org.B18];&quot; + 1;&quot;);[$org.B19])" office:value-type="string" office:string-value="rsZahlenraetsel = rsProblemSalesmanA + 1;" calcext:value-type="string">
            <text:p>rsZahlenraetsel = rsProblemSalesmanA + 1;</text:p>
          </table:table-cell>
          <table:table-cell table:formula="of:=IF([$org.A19]&lt;&gt;&quot;&quot;;CONCATENATE(&quot;'&quot;;[$org.E19];&quot;',&quot;);[$org.E19])" office:value-type="string" office:string-value="'Number puzzle'," calcext:value-type="string">
            <text:p>'Number puzzle',</text:p>
          </table:table-cell>
        </table:table-row>
        <table:table-row table:style-name="ro1">
          <table:table-cell table:formula="of:=IF([$org.A20]&lt;&gt;&quot;&quot;;[$org.A20];&quot;&quot;)" office:value-type="float" office:value="18" calcext:value-type="float">
            <text:p>18</text:p>
          </table:table-cell>
          <table:table-cell table:formula="of:=IF([$org.A20]&lt;&gt;&quot;&quot;;CONCATENATE([$org.B20];&quot; = &quot;;[$org.B19];&quot; + 1;&quot;);[$org.B20])" office:value-type="string" office:string-value="rsHausVomNikolaus = rsZahlenraetsel + 1;" calcext:value-type="string">
            <text:p>rsHausVomNikolaus = rsZahlenraetsel + 1;</text:p>
          </table:table-cell>
          <table:table-cell table:formula="of:=IF([$org.A20]&lt;&gt;&quot;&quot;;CONCATENATE(&quot;'&quot;;[$org.E20];&quot;',&quot;);[$org.E20])" office:value-type="string" office:string-value="'House of Santa Claus'," calcext:value-type="string">
            <text:p>'House of Santa Claus',</text:p>
          </table:table-cell>
        </table:table-row>
        <table:table-row table:style-name="ro1">
          <table:table-cell table:formula="of:=IF([$org.A21]&lt;&gt;&quot;&quot;;[$org.A21];&quot;&quot;)" office:value-type="float" office:value="19" calcext:value-type="float">
            <text:p>19</text:p>
          </table:table-cell>
          <table:table-cell table:formula="of:=IF([$org.A21]&lt;&gt;&quot;&quot;;CONCATENATE([$org.B21];&quot; = &quot;;[$org.B20];&quot; + 1;&quot;);[$org.B21])" office:value-type="string" office:string-value="rsSchliessen = rsHausVomNikolaus + 1;" calcext:value-type="string">
            <text:p>rsSchliessen = rsHausVomNikolaus + 1;</text:p>
          </table:table-cell>
          <table:table-cell table:formula="of:=IF([$org.A21]&lt;&gt;&quot;&quot;;CONCATENATE(&quot;'&quot;;[$org.E21];&quot;',&quot;);[$org.E21])" office:value-type="string" office:string-value="'Close'," calcext:value-type="string">
            <text:p>'Close',</text:p>
          </table:table-cell>
        </table:table-row>
        <table:table-row table:style-name="ro1">
          <table:table-cell table:formula="of:=IF([$org.A22]&lt;&gt;&quot;&quot;;[$org.A22];&quot;&quot;)" office:value-type="float" office:value="20" calcext:value-type="float">
            <text:p>20</text:p>
          </table:table-cell>
          <table:table-cell table:formula="of:=IF([$org.A22]&lt;&gt;&quot;&quot;;CONCATENATE([$org.B22];&quot; = &quot;;[$org.B21];&quot; + 1;&quot;);[$org.B22])" office:value-type="string" office:string-value="rsRouterMitLee = rsSchliessen + 1;" calcext:value-type="string">
            <text:p>rsRouterMitLee = rsSchliessen + 1;</text:p>
          </table:table-cell>
          <table:table-cell table:formula="of:=IF([$org.A22]&lt;&gt;&quot;&quot;;CONCATENATE(&quot;'&quot;;[$org.E22];&quot;',&quot;);[$org.E22])" office:value-type="string" office:string-value="'Router with Lee algorithm'," calcext:value-type="string">
            <text:p>'Router with Lee algorithm',</text:p>
          </table:table-cell>
        </table:table-row>
        <table:table-row table:style-name="ro1">
          <table:table-cell table:formula="of:=IF([$org.A23]&lt;&gt;&quot;&quot;;[$org.A23];&quot;&quot;)" office:value-type="float" office:value="21" calcext:value-type="float">
            <text:p>21</text:p>
          </table:table-cell>
          <table:table-cell table:formula="of:=IF([$org.A23]&lt;&gt;&quot;&quot;;CONCATENATE([$org.B23];&quot; = &quot;;[$org.B22];&quot; + 1;&quot;);[$org.B23])" office:value-type="string" office:string-value="rsProblemSalesmanB = rsRouterMitLee + 1;" calcext:value-type="string">
            <text:p>rsProblemSalesmanB = rsRouterMitLee + 1;</text:p>
          </table:table-cell>
          <table:table-cell table:formula="of:=IF([$org.A23]&lt;&gt;&quot;&quot;;CONCATENATE(&quot;'&quot;;[$org.E23];&quot;',&quot;);[$org.E23])" office:value-type="string" office:string-value="'Problem of the traveling salesman II'," calcext:value-type="string">
            <text:p>'Problem of the traveling salesman II',</text:p>
          </table:table-cell>
        </table:table-row>
        <table:table-row table:style-name="ro1">
          <table:table-cell table:formula="of:=IF([$org.A24]&lt;&gt;&quot;&quot;;[$org.A24];&quot;&quot;)" office:value-type="float" office:value="22" calcext:value-type="float">
            <text:p>22</text:p>
          </table:table-cell>
          <table:table-cell table:formula="of:=IF([$org.A24]&lt;&gt;&quot;&quot;;CONCATENATE([$org.B24];&quot; = &quot;;[$org.B23];&quot; + 1;&quot;);[$org.B24])" office:value-type="string" office:string-value="rsRucksackPacken = rsProblemSalesmanB + 1;" calcext:value-type="string">
            <text:p>rsRucksackPacken = rsProblemSalesmanB + 1;</text:p>
          </table:table-cell>
          <table:table-cell table:formula="of:=IF([$org.A24]&lt;&gt;&quot;&quot;;CONCATENATE(&quot;'&quot;;[$org.E24];&quot;',&quot;);[$org.E24])" office:value-type="string" office:string-value="'Packing a backpack'," calcext:value-type="string">
            <text:p>'Packing a backpack',</text:p>
          </table:table-cell>
        </table:table-row>
        <table:table-row table:style-name="ro1">
          <table:table-cell table:formula="of:=IF([$org.A25]&lt;&gt;&quot;&quot;;[$org.A25];&quot;&quot;)" office:value-type="float" office:value="23" calcext:value-type="float">
            <text:p>23</text:p>
          </table:table-cell>
          <table:table-cell table:formula="of:=IF([$org.A25]&lt;&gt;&quot;&quot;;CONCATENATE([$org.B25];&quot; = &quot;;[$org.B24];&quot; + 1;&quot;);[$org.B25])" office:value-type="string" office:string-value="rsVierfarbenproblem = rsRucksackPacken + 1;" calcext:value-type="string">
            <text:p>rsVierfarbenproblem = rsRucksackPacken + 1;</text:p>
          </table:table-cell>
          <table:table-cell table:formula="of:=IF([$org.A25]&lt;&gt;&quot;&quot;;CONCATENATE(&quot;'&quot;;[$org.E25];&quot;',&quot;);[$org.E25])" office:value-type="string" office:string-value="'Four-color problem'," calcext:value-type="string">
            <text:p>'Four-color problem',</text:p>
          </table:table-cell>
        </table:table-row>
        <table:table-row table:style-name="ro1">
          <table:table-cell table:formula="of:=IF([$org.A26]&lt;&gt;&quot;&quot;;[$org.A26];&quot;&quot;)" office:value-type="float" office:value="24" calcext:value-type="float">
            <text:p>24</text:p>
          </table:table-cell>
          <table:table-cell table:formula="of:=IF([$org.A26]&lt;&gt;&quot;&quot;;CONCATENATE([$org.B26];&quot; = &quot;;[$org.B25];&quot; + 1;&quot;);[$org.B26])" office:value-type="string" office:string-value="rsProgrammInfo = rsVierfarbenproblem + 1;" calcext:value-type="string">
            <text:p>rsProgrammInfo = rsVierfarbenproblem + 1;</text:p>
          </table:table-cell>
          <table:table-cell table:formula="of:=IF([$org.A26]&lt;&gt;&quot;&quot;;CONCATENATE(&quot;'&quot;;[$org.E26];&quot;',&quot;);[$org.E26])" office:value-type="string" office:string-value="'&amp;ProgramInfo'," calcext:value-type="string">
            <text:p>'&amp;ProgramInfo',</text:p>
          </table:table-cell>
        </table:table-row>
        <table:table-row table:style-name="ro1">
          <table:table-cell table:formula="of:=IF([$org.A27]&lt;&gt;&quot;&quot;;[$org.A27];&quot;&quot;)" office:value-type="float" office:value="25" calcext:value-type="float">
            <text:p>25</text:p>
          </table:table-cell>
          <table:table-cell table:formula="of:=IF([$org.A27]&lt;&gt;&quot;&quot;;CONCATENATE([$org.B27];&quot; = &quot;;[$org.B26];&quot; + 1;&quot;);[$org.B27])" office:value-type="string" office:string-value="rsLabyrinth = rsProgrammInfo + 1;" calcext:value-type="string">
            <text:p>rsLabyrinth = rsProgrammInfo + 1;</text:p>
          </table:table-cell>
          <table:table-cell table:formula="of:=IF([$org.A27]&lt;&gt;&quot;&quot;;CONCATENATE(&quot;'&quot;;[$org.E27];&quot;',&quot;);[$org.E27])" office:value-type="string" office:string-value="'Labyrinth'," calcext:value-type="string">
            <text:p>'Labyrinth',</text:p>
          </table:table-cell>
        </table:table-row>
        <table:table-row table:style-name="ro1">
          <table:table-cell table:formula="of:=IF([$org.A28]&lt;&gt;&quot;&quot;;[$org.A28];&quot;&quot;)" office:value-type="float" office:value="26" calcext:value-type="float">
            <text:p>26</text:p>
          </table:table-cell>
          <table:table-cell table:formula="of:=IF([$org.A28]&lt;&gt;&quot;&quot;;CONCATENATE([$org.B28];&quot; = &quot;;[$org.B27];&quot; + 1;&quot;);[$org.B28])" office:value-type="string" office:string-value="rsSudoku = rsLabyrinth + 1;" calcext:value-type="string">
            <text:p>rsSudoku = rsLabyrinth + 1;</text:p>
          </table:table-cell>
          <table:table-cell table:formula="of:=IF([$org.A28]&lt;&gt;&quot;&quot;;CONCATENATE(&quot;'&quot;;[$org.E28];&quot;',&quot;);[$org.E28])" office:value-type="string" office:string-value="'Sudoku'," calcext:value-type="string">
            <text:p>'Sudoku',</text:p>
          </table:table-cell>
        </table:table-row>
        <table:table-row table:style-name="ro1">
          <table:table-cell table:formula="of:=IF([$org.A29]&lt;&gt;&quot;&quot;;[$org.A29];&quot;&quot;)">
            <text:p/>
          </table:table-cell>
          <table:table-cell table:formula="of:=IF([$org.A29]&lt;&gt;&quot;&quot;;CONCATENATE([$org.B29];&quot; = &quot;;[$org.B28];&quot; + 1;&quot;);[$org.B29])" office:value-type="string" office:string-value="// n_Damen.pas" calcext:value-type="string">
            <text:p>// n_Damen.pas</text:p>
          </table:table-cell>
          <table:table-cell table:formula="of:=IF([$org.A29]&lt;&gt;&quot;&quot;;CONCATENATE(&quot;'&quot;;[$org.E29];&quot;',&quot;);[$org.E29])" office:value-type="string" office:string-value="//  n_Damen.pas" calcext:value-type="string">
            <text:p>// <text:s/>n_Damen.pas</text:p>
          </table:table-cell>
        </table:table-row>
        <table:table-row table:style-name="ro1">
          <table:table-cell table:formula="of:=IF([$org.A30]&lt;&gt;&quot;&quot;;[$org.A30];&quot;&quot;)" office:value-type="float" office:value="27" calcext:value-type="float">
            <text:p>27</text:p>
          </table:table-cell>
          <table:table-cell table:formula="of:=IF([$org.A30]&lt;&gt;&quot;&quot;;CONCATENATE([$org.B30];&quot; = &quot;;[$org.B28];&quot; + 1;&quot;);[$org.B30])" office:value-type="string" office:string-value="rsLoesungenZu = rsSudoku + 1;" calcext:value-type="string">
            <text:p>rsLoesungenZu = rsSudoku + 1;</text:p>
          </table:table-cell>
          <table:table-cell table:formula="of:=IF([$org.A30]&lt;&gt;&quot;&quot;;CONCATENATE(&quot;'&quot;;[$org.E30];&quot;',&quot;);[$org.E30])" office:value-type="string" office:string-value="'Solution(s) for '," calcext:value-type="string">
            <text:p>'Solution(s) for ',</text:p>
          </table:table-cell>
        </table:table-row>
        <table:table-row table:style-name="ro1">
          <table:table-cell table:formula="of:=IF([$org.A31]&lt;&gt;&quot;&quot;;[$org.A31];&quot;&quot;)" office:value-type="float" office:value="28" calcext:value-type="float">
            <text:p>28</text:p>
          </table:table-cell>
          <table:table-cell table:formula="of:=IF([$org.A31]&lt;&gt;&quot;&quot;;CONCATENATE([$org.B31];&quot; = &quot;;[$org.B30];&quot; + 1;&quot;);[$org.B31])" office:value-type="string" office:string-value="rsKeineLoesung = rsLoesungenZu + 1;" calcext:value-type="string">
            <text:p>rsKeineLoesung = rsLoesungenZu + 1;</text:p>
          </table:table-cell>
          <table:table-cell table:formula="of:=IF([$org.A31]&lt;&gt;&quot;&quot;;CONCATENATE(&quot;'&quot;;[$org.E31];&quot;',&quot;);[$org.E31])" office:value-type="string" office:string-value="'No solution available'," calcext:value-type="string">
            <text:p>'No solution available',</text:p>
          </table:table-cell>
        </table:table-row>
        <table:table-row table:style-name="ro1">
          <table:table-cell table:formula="of:=IF([$org.A32]&lt;&gt;&quot;&quot;;[$org.A32];&quot;&quot;)" office:value-type="float" office:value="29" calcext:value-type="float">
            <text:p>29</text:p>
          </table:table-cell>
          <table:table-cell table:formula="of:=IF([$org.A32]&lt;&gt;&quot;&quot;;CONCATENATE([$org.B32];&quot; = &quot;;[$org.B31];&quot; + 1;&quot;);[$org.B32])" office:value-type="string" office:string-value="rsLoesungenErmittelt = rsKeineLoesung + 1;" calcext:value-type="string">
            <text:p>rsLoesungenErmittelt = rsKeineLoesung + 1;</text:p>
          </table:table-cell>
          <table:table-cell table:formula="of:=IF([$org.A32]&lt;&gt;&quot;&quot;;CONCATENATE(&quot;'&quot;;[$org.E32];&quot;',&quot;);[$org.E32])" office:value-type="string" office:string-value="' Solutions found'," calcext:value-type="string">
            <text:p>' Solutions found',</text:p>
          </table:table-cell>
        </table:table-row>
        <table:table-row table:style-name="ro1">
          <table:table-cell table:formula="of:=IF([$org.A33]&lt;&gt;&quot;&quot;;[$org.A33];&quot;&quot;)" office:value-type="float" office:value="30" calcext:value-type="float">
            <text:p>30</text:p>
          </table:table-cell>
          <table:table-cell table:formula="of:=IF([$org.A33]&lt;&gt;&quot;&quot;;CONCATENATE([$org.B33];&quot; = &quot;;[$org.B32];&quot; + 1;&quot;);[$org.B33])" office:value-type="string" office:string-value="rsEsGibt = rsLoesungenErmittelt + 1;" calcext:value-type="string">
            <text:p>rsEsGibt = rsLoesungenErmittelt + 1;</text:p>
          </table:table-cell>
          <table:table-cell table:formula="of:=IF([$org.A33]&lt;&gt;&quot;&quot;;CONCATENATE(&quot;'&quot;;[$org.E33];&quot;',&quot;);[$org.E33])" office:value-type="string" office:string-value="'There are '," calcext:value-type="string">
            <text:p>'There are ',</text:p>
          </table:table-cell>
        </table:table-row>
        <table:table-row table:style-name="ro1">
          <table:table-cell table:formula="of:=IF([$org.A34]&lt;&gt;&quot;&quot;;[$org.A34];&quot;&quot;)" office:value-type="float" office:value="31" calcext:value-type="float">
            <text:p>31</text:p>
          </table:table-cell>
          <table:table-cell table:formula="of:=IF([$org.A34]&lt;&gt;&quot;&quot;;CONCATENATE([$org.B34];&quot; = &quot;;[$org.B33];&quot; + 1;&quot;);[$org.B34])" office:value-type="string" office:string-value="rsUnabhLoesungen = rsEsGibt + 1;" calcext:value-type="string">
            <text:p>rsUnabhLoesungen = rsEsGibt + 1;</text:p>
          </table:table-cell>
          <table:table-cell table:formula="of:=IF([$org.A34]&lt;&gt;&quot;&quot;;CONCATENATE(&quot;'&quot;;[$org.E34];&quot;',&quot;);[$org.E34])" office:value-type="string" office:string-value="' independent solutions'," calcext:value-type="string">
            <text:p>' independent solutions',</text:p>
          </table:table-cell>
        </table:table-row>
        <table:table-row table:style-name="ro1">
          <table:table-cell table:formula="of:=IF([$org.A35]&lt;&gt;&quot;&quot;;[$org.A35];&quot;&quot;)" office:value-type="float" office:value="32" calcext:value-type="float">
            <text:p>32</text:p>
          </table:table-cell>
          <table:table-cell table:formula="of:=IF([$org.A35]&lt;&gt;&quot;&quot;;CONCATENATE([$org.B35];&quot; = &quot;;[$org.B34];&quot; + 1;&quot;);[$org.B35])" office:value-type="string" office:string-value="rsEsWurden = rsUnabhLoesungen + 1;" calcext:value-type="string">
            <text:p>rsEsWurden = rsUnabhLoesungen + 1;</text:p>
          </table:table-cell>
          <table:table-cell table:formula="of:=IF([$org.A35]&lt;&gt;&quot;&quot;;CONCATENATE(&quot;'&quot;;[$org.E35];&quot;',&quot;);[$org.E35])" office:value-type="string" office:string-value="'There were '," calcext:value-type="string">
            <text:p>'There were ',</text:p>
          </table:table-cell>
        </table:table-row>
        <table:table-row table:style-name="ro1">
          <table:table-cell table:formula="of:=IF([$org.A36]&lt;&gt;&quot;&quot;;[$org.A36];&quot;&quot;)" office:value-type="float" office:value="33" calcext:value-type="float">
            <text:p>33</text:p>
          </table:table-cell>
          <table:table-cell table:formula="of:=IF([$org.A36]&lt;&gt;&quot;&quot;;CONCATENATE([$org.B36];&quot; = &quot;;[$org.B35];&quot; + 1;&quot;);[$org.B36])" office:value-type="string" office:string-value="rsMax = rsEsWurden + 1;" calcext:value-type="string">
            <text:p>rsMax = rsEsWurden + 1;</text:p>
          </table:table-cell>
          <table:table-cell table:formula="of:=IF([$org.A36]&lt;&gt;&quot;&quot;;CONCATENATE(&quot;'&quot;;[$org.E36];&quot;',&quot;);[$org.E36])" office:value-type="string" office:string-value="' (max. '," calcext:value-type="string">
            <text:p>' (max. ',</text:p>
          </table:table-cell>
        </table:table-row>
        <table:table-row table:style-name="ro1">
          <table:table-cell table:formula="of:=IF([$org.A37]&lt;&gt;&quot;&quot;;[$org.A37];&quot;&quot;)" office:value-type="float" office:value="34" calcext:value-type="float">
            <text:p>34</text:p>
          </table:table-cell>
          <table:table-cell table:formula="of:=IF([$org.A37]&lt;&gt;&quot;&quot;;CONCATENATE([$org.B37];&quot; = &quot;;[$org.B36];&quot; + 1;&quot;);[$org.B37])" office:value-type="string" office:string-value="rsEntfernSymLoesung = rsMax + 1;" calcext:value-type="string">
            <text:p>rsEntfernSymLoesung = rsMax + 1;</text:p>
          </table:table-cell>
          <table:table-cell table:formula="of:=IF([$org.A37]&lt;&gt;&quot;&quot;;CONCATENATE(&quot;'&quot;;[$org.E37];&quot;',&quot;);[$org.E37])" office:value-type="string" office:string-value="'Remove all symmetrical solutions with respect to '," calcext:value-type="string">
            <text:p>'Remove all symmetrical solutions with respect to ',</text:p>
          </table:table-cell>
        </table:table-row>
        <table:table-row table:style-name="ro1">
          <table:table-cell table:formula="of:=IF([$org.A38]&lt;&gt;&quot;&quot;;[$org.A38];&quot;&quot;)" office:value-type="float" office:value="35" calcext:value-type="float">
            <text:p>35</text:p>
          </table:table-cell>
          <table:table-cell table:formula="of:=IF([$org.A38]&lt;&gt;&quot;&quot;;CONCATENATE([$org.B38];&quot; = &quot;;[$org.B37];&quot; + 1;&quot;);[$org.B38])" office:value-type="string" office:string-value="rsAchseWO = rsEntfernSymLoesung + 1;" calcext:value-type="string">
            <text:p>rsAchseWO = rsEntfernSymLoesung + 1;</text:p>
          </table:table-cell>
          <table:table-cell table:formula="of:=IF([$org.A38]&lt;&gt;&quot;&quot;;CONCATENATE(&quot;'&quot;;[$org.E38];&quot;',&quot;);[$org.E38])" office:value-type="string" office:string-value="'the W-O axis'," calcext:value-type="string">
            <text:p>'the W-O axis',</text:p>
          </table:table-cell>
        </table:table-row>
        <table:table-row table:style-name="ro1">
          <table:table-cell table:formula="of:=IF([$org.A39]&lt;&gt;&quot;&quot;;[$org.A39];&quot;&quot;)" office:value-type="float" office:value="36" calcext:value-type="float">
            <text:p>36</text:p>
          </table:table-cell>
          <table:table-cell table:formula="of:=IF([$org.A39]&lt;&gt;&quot;&quot;;CONCATENATE([$org.B39];&quot; = &quot;;[$org.B38];&quot; + 1;&quot;);[$org.B39])" office:value-type="string" office:string-value="rsAchseNWSO = rsAchseWO + 1;" calcext:value-type="string">
            <text:p>rsAchseNWSO = rsAchseWO + 1;</text:p>
          </table:table-cell>
          <table:table-cell table:formula="of:=IF([$org.A39]&lt;&gt;&quot;&quot;;CONCATENATE(&quot;'&quot;;[$org.E39];&quot;',&quot;);[$org.E39])" office:value-type="string" office:string-value="'the NW-SO axis'," calcext:value-type="string">
            <text:p>'the NW-SO axis',</text:p>
          </table:table-cell>
        </table:table-row>
        <table:table-row table:style-name="ro1">
          <table:table-cell table:formula="of:=IF([$org.A40]&lt;&gt;&quot;&quot;;[$org.A40];&quot;&quot;)" office:value-type="float" office:value="37" calcext:value-type="float">
            <text:p>37</text:p>
          </table:table-cell>
          <table:table-cell table:formula="of:=IF([$org.A40]&lt;&gt;&quot;&quot;;CONCATENATE([$org.B40];&quot; = &quot;;[$org.B39];&quot; + 1;&quot;);[$org.B40])" office:value-type="string" office:string-value="rsAchseNS = rsAchseNWSO + 1;" calcext:value-type="string">
            <text:p>rsAchseNS = rsAchseNWSO + 1;</text:p>
          </table:table-cell>
          <table:table-cell table:formula="of:=IF([$org.A40]&lt;&gt;&quot;&quot;;CONCATENATE(&quot;'&quot;;[$org.E40];&quot;',&quot;);[$org.E40])" office:value-type="string" office:string-value="'the N-S axis'," calcext:value-type="string">
            <text:p>'the N-S axis',</text:p>
          </table:table-cell>
        </table:table-row>
        <table:table-row table:style-name="ro1">
          <table:table-cell table:formula="of:=IF([$org.A41]&lt;&gt;&quot;&quot;;[$org.A41];&quot;&quot;)" office:value-type="float" office:value="38" calcext:value-type="float">
            <text:p>38</text:p>
          </table:table-cell>
          <table:table-cell table:formula="of:=IF([$org.A41]&lt;&gt;&quot;&quot;;CONCATENATE([$org.B41];&quot; = &quot;;[$org.B40];&quot; + 1;&quot;);[$org.B41])" office:value-type="string" office:string-value="rsAchseSWNO = rsAchseNS + 1;" calcext:value-type="string">
            <text:p>rsAchseSWNO = rsAchseNS + 1;</text:p>
          </table:table-cell>
          <table:table-cell table:formula="of:=IF([$org.A41]&lt;&gt;&quot;&quot;;CONCATENATE(&quot;'&quot;;[$org.E41];&quot;',&quot;);[$org.E41])" office:value-type="string" office:string-value="'the SW-NE axis'," calcext:value-type="string">
            <text:p>'the SW-NE axis',</text:p>
          </table:table-cell>
        </table:table-row>
        <table:table-row table:style-name="ro1">
          <table:table-cell table:formula="of:=IF([$org.A42]&lt;&gt;&quot;&quot;;[$org.A42];&quot;&quot;)" office:value-type="float" office:value="39" calcext:value-type="float">
            <text:p>39</text:p>
          </table:table-cell>
          <table:table-cell table:formula="of:=IF([$org.A42]&lt;&gt;&quot;&quot;;CONCATENATE([$org.B42];&quot; = &quot;;[$org.B41];&quot; + 1;&quot;);[$org.B42])" office:value-type="string" office:string-value="rsDrehungUm90 = rsAchseSWNO + 1;" calcext:value-type="string">
            <text:p>rsDrehungUm90 = rsAchseSWNO + 1;</text:p>
          </table:table-cell>
          <table:table-cell table:formula="of:=IF([$org.A42]&lt;&gt;&quot;&quot;;CONCATENATE(&quot;'&quot;;[$org.E42];&quot;',&quot;);[$org.E42])" office:value-type="string" office:string-value="'the +90° rotation'," calcext:value-type="string">
            <text:p>'the +90° rotation',</text:p>
          </table:table-cell>
        </table:table-row>
        <table:table-row table:style-name="ro1">
          <table:table-cell table:formula="of:=IF([$org.A43]&lt;&gt;&quot;&quot;;[$org.A43];&quot;&quot;)" office:value-type="float" office:value="40" calcext:value-type="float">
            <text:p>40</text:p>
          </table:table-cell>
          <table:table-cell table:formula="of:=IF([$org.A43]&lt;&gt;&quot;&quot;;CONCATENATE([$org.B43];&quot; = &quot;;[$org.B42];&quot; + 1;&quot;);[$org.B43])" office:value-type="string" office:string-value="rsDrehungUm180 = rsDrehungUm90 + 1;" calcext:value-type="string">
            <text:p>rsDrehungUm180 = rsDrehungUm90 + 1;</text:p>
          </table:table-cell>
          <table:table-cell table:formula="of:=IF([$org.A43]&lt;&gt;&quot;&quot;;CONCATENATE(&quot;'&quot;;[$org.E43];&quot;',&quot;);[$org.E43])" office:value-type="string" office:string-value="'180° rotation'," calcext:value-type="string">
            <text:p>'180° rotation',</text:p>
          </table:table-cell>
        </table:table-row>
        <table:table-row table:style-name="ro1">
          <table:table-cell table:formula="of:=IF([$org.A44]&lt;&gt;&quot;&quot;;[$org.A44];&quot;&quot;)" office:value-type="float" office:value="41" calcext:value-type="float">
            <text:p>41</text:p>
          </table:table-cell>
          <table:table-cell table:formula="of:=IF([$org.A44]&lt;&gt;&quot;&quot;;CONCATENATE([$org.B44];&quot; = &quot;;[$org.B43];&quot; + 1;&quot;);[$org.B44])" office:value-type="string" office:string-value="rsDrehungUm270 = rsDrehungUm180 + 1;" calcext:value-type="string">
            <text:p>rsDrehungUm270 = rsDrehungUm180 + 1;</text:p>
          </table:table-cell>
          <table:table-cell table:formula="of:=IF([$org.A44]&lt;&gt;&quot;&quot;;CONCATENATE(&quot;'&quot;;[$org.E44];&quot;',&quot;);[$org.E44])" office:value-type="string" office:string-value="'270° rotation'," calcext:value-type="string">
            <text:p>'270° rotation',</text:p>
          </table:table-cell>
        </table:table-row>
        <table:table-row table:style-name="ro1">
          <table:table-cell table:formula="of:=IF([$org.A45]&lt;&gt;&quot;&quot;;[$org.A45];&quot;&quot;)" office:value-type="float" office:value="42" calcext:value-type="float">
            <text:p>42</text:p>
          </table:table-cell>
          <table:table-cell table:formula="of:=IF([$org.A45]&lt;&gt;&quot;&quot;;CONCATENATE([$org.B45];&quot; = &quot;;[$org.B44];&quot; + 1;&quot;);[$org.B45])" office:value-type="string" office:string-value="rsNoch = rsDrehungUm270 + 1;" calcext:value-type="string">
            <text:p>rsNoch = rsDrehungUm270 + 1;</text:p>
          </table:table-cell>
          <table:table-cell table:formula="of:=IF([$org.A45]&lt;&gt;&quot;&quot;;CONCATENATE(&quot;'&quot;;[$org.E45];&quot;',&quot;);[$org.E45])" office:value-type="string" office:string-value="'still '," calcext:value-type="string">
            <text:p>'still ',</text:p>
          </table:table-cell>
        </table:table-row>
        <table:table-row table:style-name="ro1">
          <table:table-cell table:formula="of:=IF([$org.A46]&lt;&gt;&quot;&quot;;[$org.A46];&quot;&quot;)" office:value-type="float" office:value="43" calcext:value-type="float">
            <text:p>43</text:p>
          </table:table-cell>
          <table:table-cell table:formula="of:=IF([$org.A46]&lt;&gt;&quot;&quot;;CONCATENATE([$org.B46];&quot; = &quot;;[$org.B45];&quot; + 1;&quot;);[$org.B46])" office:value-type="string" office:string-value="rsLoesung = rsNoch + 1;" calcext:value-type="string">
            <text:p>rsLoesung = rsNoch + 1;</text:p>
          </table:table-cell>
          <table:table-cell table:formula="of:=IF([$org.A46]&lt;&gt;&quot;&quot;;CONCATENATE(&quot;'&quot;;[$org.E46];&quot;',&quot;);[$org.E46])" office:value-type="string" office:string-value="' Solution'," calcext:value-type="string">
            <text:p>' Solution',</text:p>
          </table:table-cell>
        </table:table-row>
        <table:table-row table:style-name="ro1">
          <table:table-cell table:formula="of:=IF([$org.A47]&lt;&gt;&quot;&quot;;[$org.A47];&quot;&quot;)" office:value-type="float" office:value="44" calcext:value-type="float">
            <text:p>44</text:p>
          </table:table-cell>
          <table:table-cell table:formula="of:=IF([$org.A47]&lt;&gt;&quot;&quot;;CONCATENATE([$org.B47];&quot; = &quot;;[$org.B46];&quot; + 1;&quot;);[$org.B47])" office:value-type="string" office:string-value="rsEn = rsLoesung + 1;" calcext:value-type="string">
            <text:p>rsEn = rsLoesung + 1;</text:p>
          </table:table-cell>
          <table:table-cell table:formula="of:=IF([$org.A47]&lt;&gt;&quot;&quot;;CONCATENATE(&quot;'&quot;;[$org.E47];&quot;',&quot;);[$org.E47])" office:value-type="string" office:string-value="'s'," calcext:value-type="string">
            <text:p>'s',</text:p>
          </table:table-cell>
        </table:table-row>
        <table:table-row table:style-name="ro1">
          <table:table-cell table:formula="of:=IF([$org.A48]&lt;&gt;&quot;&quot;;[$org.A48];&quot;&quot;)">
            <text:p/>
          </table:table-cell>
          <table:table-cell table:formula="of:=IF([$org.A48]&lt;&gt;&quot;&quot;;CONCATENATE([$org.B48];&quot; = &quot;;[$org.B47];&quot; + 1;&quot;);[$org.B48])" office:value-type="string" office:string-value="// n_Damen.lfm" calcext:value-type="string">
            <text:p>// n_Damen.lfm</text:p>
          </table:table-cell>
          <table:table-cell table:formula="of:=IF([$org.A48]&lt;&gt;&quot;&quot;;CONCATENATE(&quot;'&quot;;[$org.E48];&quot;',&quot;);[$org.E48])" office:value-type="string" office:string-value="//  n_Damen.lfm" calcext:value-type="string">
            <text:p>// <text:s/>n_Damen.lfm</text:p>
          </table:table-cell>
        </table:table-row>
        <table:table-row table:style-name="ro1">
          <table:table-cell table:formula="of:=IF([$org.A49]&lt;&gt;&quot;&quot;;[$org.A49];&quot;&quot;)" office:value-type="float" office:value="45" calcext:value-type="float">
            <text:p>45</text:p>
          </table:table-cell>
          <table:table-cell table:formula="of:=IF([$org.A49]&lt;&gt;&quot;&quot;;CONCATENATE([$org.B49];&quot; = &quot;;[$org.B47];&quot; + 1;&quot;);[$org.B49])" office:value-type="string" office:string-value="rsNDamen = rsEn + 1;" calcext:value-type="string">
            <text:p>rsNDamen = rsEn + 1;</text:p>
          </table:table-cell>
          <table:table-cell table:formula="of:=IF([$org.A49]&lt;&gt;&quot;&quot;;CONCATENATE(&quot;'&quot;;[$org.E49];&quot;',&quot;);[$org.E49])" office:value-type="string" office:string-value="'n-queens'," calcext:value-type="string">
            <text:p>'n-queens',</text:p>
          </table:table-cell>
        </table:table-row>
        <table:table-row table:style-name="ro1">
          <table:table-cell table:formula="of:=IF([$org.A50]&lt;&gt;&quot;&quot;;[$org.A50];&quot;&quot;)" office:value-type="float" office:value="46" calcext:value-type="float">
            <text:p>46</text:p>
          </table:table-cell>
          <table:table-cell table:formula="of:=IF([$org.A50]&lt;&gt;&quot;&quot;;CONCATENATE([$org.B50];&quot; = &quot;;[$org.B49];&quot; + 1;&quot;);[$org.B50])" office:value-type="string" office:string-value="rsUnabhLoesungenBestimmen = rsNDamen + 1;" calcext:value-type="string">
            <text:p>rsUnabhLoesungenBestimmen = rsNDamen + 1;</text:p>
          </table:table-cell>
          <table:table-cell table:formula="of:=IF([$org.A50]&lt;&gt;&quot;&quot;;CONCATENATE(&quot;'&quot;;[$org.E50];&quot;',&quot;);[$org.E50])" office:value-type="string" office:string-value="'Determine independent solutions'," calcext:value-type="string">
            <text:p>'Determine independent solutions',</text:p>
          </table:table-cell>
        </table:table-row>
        <table:table-row table:style-name="ro1">
          <table:table-cell table:formula="of:=IF([$org.A51]&lt;&gt;&quot;&quot;;[$org.A51];&quot;&quot;)" office:value-type="float" office:value="47" calcext:value-type="float">
            <text:p>47</text:p>
          </table:table-cell>
          <table:table-cell table:formula="of:=IF([$org.A51]&lt;&gt;&quot;&quot;;CONCATENATE([$org.B51];&quot; = &quot;;[$org.B50];&quot; + 1;&quot;);[$org.B51])" office:value-type="string" office:string-value="rsNeuerTest = rsUnabhLoesungenBestimmen + 1;" calcext:value-type="string">
            <text:p>rsNeuerTest = rsUnabhLoesungenBestimmen + 1;</text:p>
          </table:table-cell>
          <table:table-cell table:formula="of:=IF([$org.A51]&lt;&gt;&quot;&quot;;CONCATENATE(&quot;'&quot;;[$org.E51];&quot;',&quot;);[$org.E51])" office:value-type="string" office:string-value="'new test'," calcext:value-type="string">
            <text:p>'new test',</text:p>
          </table:table-cell>
        </table:table-row>
        <table:table-row table:style-name="ro1">
          <table:table-cell table:formula="of:=IF([$org.A52]&lt;&gt;&quot;&quot;;[$org.A52];&quot;&quot;)" office:value-type="float" office:value="48" calcext:value-type="float">
            <text:p>48</text:p>
          </table:table-cell>
          <table:table-cell table:formula="of:=IF([$org.A52]&lt;&gt;&quot;&quot;;CONCATENATE([$org.B52];&quot; = &quot;;[$org.B51];&quot; + 1;&quot;);[$org.B52])" office:value-type="string" office:string-value="rsAnzahlDamen = rsNeuerTest + 1;" calcext:value-type="string">
            <text:p>rsAnzahlDamen = rsNeuerTest + 1;</text:p>
          </table:table-cell>
          <table:table-cell table:formula="of:=IF([$org.A52]&lt;&gt;&quot;&quot;;CONCATENATE(&quot;'&quot;;[$org.E52];&quot;',&quot;);[$org.E52])" office:value-type="string" office:string-value="'Number of queens: '," calcext:value-type="string">
            <text:p>'Number of queens: ',</text:p>
          </table:table-cell>
        </table:table-row>
        <table:table-row table:style-name="ro1">
          <table:table-cell table:formula="of:=IF([$org.A53]&lt;&gt;&quot;&quot;;[$org.A53];&quot;&quot;)" office:value-type="float" office:value="49" calcext:value-type="float">
            <text:p>49</text:p>
          </table:table-cell>
          <table:table-cell table:formula="of:=IF([$org.A53]&lt;&gt;&quot;&quot;;CONCATENATE([$org.B53];&quot; = &quot;;[$org.B52];&quot; + 1;&quot;);[$org.B53])" office:value-type="string" office:string-value="rsAlleLoesungenSuchen = rsAnzahlDamen + 1;" calcext:value-type="string">
            <text:p>rsAlleLoesungenSuchen = rsAnzahlDamen + 1;</text:p>
          </table:table-cell>
          <table:table-cell table:formula="of:=IF([$org.A53]&lt;&gt;&quot;&quot;;CONCATENATE(&quot;'&quot;;[$org.E53];&quot;',&quot;);[$org.E53])" office:value-type="string" office:string-value="'find all solutions'," calcext:value-type="string">
            <text:p>'find all solutions',</text:p>
          </table:table-cell>
        </table:table-row>
        <table:table-row table:style-name="ro1">
          <table:table-cell table:formula="of:=IF([$org.A54]&lt;&gt;&quot;&quot;;[$org.A54];&quot;&quot;)" office:value-type="float" office:value="50" calcext:value-type="float">
            <text:p>50</text:p>
          </table:table-cell>
          <table:table-cell table:formula="of:=IF([$org.A54]&lt;&gt;&quot;&quot;;CONCATENATE([$org.B54];&quot; = &quot;;[$org.B53];&quot; + 1;&quot;);[$org.B54])" office:value-type="string" office:string-value="rsZwischenschritteZeigen = rsAlleLoesungenSuchen + 1;" calcext:value-type="string">
            <text:p>rsZwischenschritteZeigen = rsAlleLoesungenSuchen + 1;</text:p>
          </table:table-cell>
          <table:table-cell table:formula="of:=IF([$org.A54]&lt;&gt;&quot;&quot;;CONCATENATE(&quot;'&quot;;[$org.E54];&quot;',&quot;);[$org.E54])" office:value-type="string" office:string-value="'Show intermediate steps'," calcext:value-type="string">
            <text:p>'Show intermediate steps',</text:p>
          </table:table-cell>
        </table:table-row>
        <table:table-row table:style-name="ro1">
          <table:table-cell table:formula="of:=IF([$org.A55]&lt;&gt;&quot;&quot;;[$org.A55];&quot;&quot;)" office:value-type="float" office:value="51" calcext:value-type="float">
            <text:p>51</text:p>
          </table:table-cell>
          <table:table-cell table:formula="of:=IF([$org.A55]&lt;&gt;&quot;&quot;;CONCATENATE([$org.B55];&quot; = &quot;;[$org.B54];&quot; + 1;&quot;);[$org.B55])" office:value-type="string" office:string-value="rsStarten = rsZwischenschritteZeigen + 1;" calcext:value-type="string">
            <text:p>rsStarten = rsZwischenschritteZeigen + 1;</text:p>
          </table:table-cell>
          <table:table-cell table:formula="of:=IF([$org.A55]&lt;&gt;&quot;&quot;;CONCATENATE(&quot;'&quot;;[$org.E55];&quot;',&quot;);[$org.E55])" office:value-type="string" office:string-value="'Start'," calcext:value-type="string">
            <text:p>'Start',</text:p>
          </table:table-cell>
        </table:table-row>
        <table:table-row table:style-name="ro1">
          <table:table-cell table:formula="of:=IF([$org.A56]&lt;&gt;&quot;&quot;;[$org.A56];&quot;&quot;)" office:value-type="float" office:value="52" calcext:value-type="float">
            <text:p>52</text:p>
          </table:table-cell>
          <table:table-cell table:formula="of:=IF([$org.A56]&lt;&gt;&quot;&quot;;CONCATENATE([$org.B56];&quot; = &quot;;[$org.B55];&quot; + 1;&quot;);[$org.B56])" office:value-type="string" office:string-value="rsBeenden = rsStarten + 1;" calcext:value-type="string">
            <text:p>rsBeenden = rsStarten + 1;</text:p>
          </table:table-cell>
          <table:table-cell table:formula="of:=IF([$org.A56]&lt;&gt;&quot;&quot;;CONCATENATE(&quot;'&quot;;[$org.E56];&quot;',&quot;);[$org.E56])" office:value-type="string" office:string-value="'end'," calcext:value-type="string">
            <text:p>'end',</text:p>
          </table:table-cell>
        </table:table-row>
        <table:table-row table:style-name="ro1">
          <table:table-cell table:formula="of:=IF([$org.A57]&lt;&gt;&quot;&quot;;[$org.A57];&quot;&quot;)">
            <text:p/>
          </table:table-cell>
          <table:table-cell table:formula="of:=IF([$org.A57]&lt;&gt;&quot;&quot;;CONCATENATE([$org.B57];&quot; = &quot;;[$org.B56];&quot; + 1;&quot;);[$org.B57])" office:value-type="string" office:string-value="// springer.pas" calcext:value-type="string">
            <text:p>// springer.pas</text:p>
          </table:table-cell>
          <table:table-cell table:formula="of:=IF([$org.A57]&lt;&gt;&quot;&quot;;CONCATENATE(&quot;'&quot;;[$org.E57];&quot;',&quot;);[$org.E57])" office:value-type="string" office:string-value="//  springer.pas" calcext:value-type="string">
            <text:p>// <text:s/>springer.pas</text:p>
          </table:table-cell>
        </table:table-row>
        <table:table-row table:style-name="ro1">
          <table:table-cell table:formula="of:=IF([$org.A58]&lt;&gt;&quot;&quot;;[$org.A58];&quot;&quot;)" office:value-type="float" office:value="53" calcext:value-type="float">
            <text:p>53</text:p>
          </table:table-cell>
          <table:table-cell table:formula="of:=IF([$org.A58]&lt;&gt;&quot;&quot;;CONCATENATE([$org.B58];&quot; = &quot;;[$org.B56];&quot; + 1;&quot;);[$org.B58])" office:value-type="string" office:string-value="rsLsg = rsBeenden + 1;" calcext:value-type="string">
            <text:p>rsLsg = rsBeenden + 1;</text:p>
          </table:table-cell>
          <table:table-cell table:formula="of:=IF([$org.A58]&lt;&gt;&quot;&quot;;CONCATENATE(&quot;'&quot;;[$org.E58];&quot;',&quot;);[$org.E58])" office:value-type="string" office:string-value="'. Lsg'," calcext:value-type="string">
            <text:p>'. Lsg',</text:p>
          </table:table-cell>
        </table:table-row>
        <table:table-row table:style-name="ro1">
          <table:table-cell table:formula="of:=IF([$org.A59]&lt;&gt;&quot;&quot;;[$org.A59];&quot;&quot;)" office:value-type="float" office:value="54" calcext:value-type="float">
            <text:p>54</text:p>
          </table:table-cell>
          <table:table-cell table:formula="of:=IF([$org.A59]&lt;&gt;&quot;&quot;;CONCATENATE([$org.B59];&quot; = &quot;;[$org.B58];&quot; + 1;&quot;);[$org.B59])" office:value-type="string" office:string-value="rsEineLoesungGefunden = rsLsg + 1;" calcext:value-type="string">
            <text:p>rsEineLoesungGefunden = rsLsg + 1;</text:p>
          </table:table-cell>
          <table:table-cell table:formula="of:=IF([$org.A59]&lt;&gt;&quot;&quot;;CONCATENATE(&quot;'&quot;;[$org.E59];&quot;',&quot;);[$org.E59])" office:value-type="string" office:string-value="'found a solution'," calcext:value-type="string">
            <text:p>'found a solution',</text:p>
          </table:table-cell>
        </table:table-row>
        <table:table-row table:style-name="ro1">
          <table:table-cell table:formula="of:=IF([$org.A60]&lt;&gt;&quot;&quot;;[$org.A60];&quot;&quot;)" office:value-type="float" office:value="55" calcext:value-type="float">
            <text:p>55</text:p>
          </table:table-cell>
          <table:table-cell table:formula="of:=IF([$org.A60]&lt;&gt;&quot;&quot;;CONCATENATE([$org.B60];&quot; = &quot;;[$org.B59];&quot; + 1;&quot;);[$org.B60])" office:value-type="string" office:string-value="rsLoesungenGefunden = rsEineLoesungGefunden + 1;" calcext:value-type="string">
            <text:p>rsLoesungenGefunden = rsEineLoesungGefunden + 1;</text:p>
          </table:table-cell>
          <table:table-cell table:formula="of:=IF([$org.A60]&lt;&gt;&quot;&quot;;CONCATENATE(&quot;'&quot;;[$org.E60];&quot;',&quot;);[$org.E60])" office:value-type="string" office:string-value="'1 solution found'," calcext:value-type="string">
            <text:p>'1 solution found',</text:p>
          </table:table-cell>
        </table:table-row>
        <table:table-row table:style-name="ro1">
          <table:table-cell table:formula="of:=IF([$org.A61]&lt;&gt;&quot;&quot;;[$org.A61];&quot;&quot;)" office:value-type="float" office:value="56" calcext:value-type="float">
            <text:p>56</text:p>
          </table:table-cell>
          <table:table-cell table:formula="of:=IF([$org.A61]&lt;&gt;&quot;&quot;;CONCATENATE([$org.B61];&quot; = &quot;;[$org.B60];&quot; + 1;&quot;);[$org.B61])" office:value-type="string" office:string-value="rsLoesungNr = rsLoesungenGefunden + 1;" calcext:value-type="string">
            <text:p>rsLoesungNr = rsLoesungenGefunden + 1;</text:p>
          </table:table-cell>
          <table:table-cell table:formula="of:=IF([$org.A61]&lt;&gt;&quot;&quot;;CONCATENATE(&quot;'&quot;;[$org.E61];&quot;',&quot;);[$org.E61])" office:value-type="string" office:string-value="' Solutions found'," calcext:value-type="string">
            <text:p>' Solutions found',</text:p>
          </table:table-cell>
        </table:table-row>
        <table:table-row table:style-name="ro1">
          <table:table-cell table:formula="of:=IF([$org.A62]&lt;&gt;&quot;&quot;;[$org.A62];&quot;&quot;)">
            <text:p/>
          </table:table-cell>
          <table:table-cell table:formula="of:=IF([$org.A62]&lt;&gt;&quot;&quot;;CONCATENATE([$org.B62];&quot; = &quot;;[$org.B61];&quot; + 1;&quot;);[$org.B62])" office:value-type="string" office:string-value="// springer.lfm" calcext:value-type="string">
            <text:p>// springer.lfm</text:p>
          </table:table-cell>
          <table:table-cell table:formula="of:=IF([$org.A62]&lt;&gt;&quot;&quot;;CONCATENATE(&quot;'&quot;;[$org.E62];&quot;',&quot;);[$org.E62])" office:value-type="string" office:string-value="//  springer.lfm" calcext:value-type="string">
            <text:p>// <text:s/>springer.lfm</text:p>
          </table:table-cell>
        </table:table-row>
        <table:table-row table:style-name="ro1">
          <table:table-cell table:formula="of:=IF([$org.A63]&lt;&gt;&quot;&quot;;[$org.A63];&quot;&quot;)" office:value-type="float" office:value="57" calcext:value-type="float">
            <text:p>57</text:p>
          </table:table-cell>
          <table:table-cell table:formula="of:=IF([$org.A63]&lt;&gt;&quot;&quot;;CONCATENATE([$org.B63];&quot; = &quot;;[$org.B61];&quot; + 1;&quot;);[$org.B63])" office:value-type="string" office:string-value="rsStartPos = rsLoesungNr + 1;" calcext:value-type="string">
            <text:p>rsStartPos = rsLoesungNr + 1;</text:p>
          </table:table-cell>
          <table:table-cell table:formula="of:=IF([$org.A63]&lt;&gt;&quot;&quot;;CONCATENATE(&quot;'&quot;;[$org.E63];&quot;',&quot;);[$org.E63])" office:value-type="string" office:string-value="'Start position:'," calcext:value-type="string">
            <text:p>'Start position:',</text:p>
          </table:table-cell>
        </table:table-row>
        <table:table-row table:style-name="ro1">
          <table:table-cell table:formula="of:=IF([$org.A64]&lt;&gt;&quot;&quot;;[$org.A64];&quot;&quot;)" office:value-type="float" office:value="58" calcext:value-type="float">
            <text:p>58</text:p>
          </table:table-cell>
          <table:table-cell table:formula="of:=IF([$org.A64]&lt;&gt;&quot;&quot;;CONCATENATE([$org.B64];&quot; = &quot;;[$org.B63];&quot; + 1;&quot;);[$org.B64])" office:value-type="string" office:string-value="rsSpalteX = rsStartPos + 1;" calcext:value-type="string">
            <text:p>rsSpalteX = rsStartPos + 1;</text:p>
          </table:table-cell>
          <table:table-cell table:formula="of:=IF([$org.A64]&lt;&gt;&quot;&quot;;CONCATENATE(&quot;'&quot;;[$org.E64];&quot;',&quot;);[$org.E64])" office:value-type="string" office:string-value="'Column x'," calcext:value-type="string">
            <text:p>'Column x',</text:p>
          </table:table-cell>
        </table:table-row>
        <table:table-row table:style-name="ro1">
          <table:table-cell table:formula="of:=IF([$org.A65]&lt;&gt;&quot;&quot;;[$org.A65];&quot;&quot;)" office:value-type="float" office:value="59" calcext:value-type="float">
            <text:p>59</text:p>
          </table:table-cell>
          <table:table-cell table:formula="of:=IF([$org.A65]&lt;&gt;&quot;&quot;;CONCATENATE([$org.B65];&quot; = &quot;;[$org.B64];&quot; + 1;&quot;);[$org.B65])" office:value-type="string" office:string-value="rsZeileY = rsSpalteX + 1;" calcext:value-type="string">
            <text:p>rsZeileY = rsSpalteX + 1;</text:p>
          </table:table-cell>
          <table:table-cell table:formula="of:=IF([$org.A65]&lt;&gt;&quot;&quot;;CONCATENATE(&quot;'&quot;;[$org.E65];&quot;',&quot;);[$org.E65])" office:value-type="string" office:string-value="'Line y'," calcext:value-type="string">
            <text:p>'Line y',</text:p>
          </table:table-cell>
        </table:table-row>
        <table:table-row table:style-name="ro1">
          <table:table-cell table:formula="of:=IF([$org.A66]&lt;&gt;&quot;&quot;;[$org.A66];&quot;&quot;)" office:value-type="float" office:value="60" calcext:value-type="float">
            <text:p>60</text:p>
          </table:table-cell>
          <table:table-cell table:formula="of:=IF([$org.A66]&lt;&gt;&quot;&quot;;CONCATENATE([$org.B66];&quot; = &quot;;[$org.B65];&quot; + 1;&quot;);[$org.B66])" office:value-type="string" office:string-value="rsGroesseSchachbretts = rsZeileY + 1;" calcext:value-type="string">
            <text:p>rsGroesseSchachbretts = rsZeileY + 1;</text:p>
          </table:table-cell>
          <table:table-cell table:formula="of:=IF([$org.A66]&lt;&gt;&quot;&quot;;CONCATENATE(&quot;'&quot;;[$org.E66];&quot;',&quot;);[$org.E66])" office:value-type="string" office:string-value="'Size of the chessboard'," calcext:value-type="string">
            <text:p>'Size of the chessboard',</text:p>
          </table:table-cell>
        </table:table-row>
        <table:table-row table:style-name="ro1">
          <table:table-cell table:formula="of:=IF([$org.A67]&lt;&gt;&quot;&quot;;[$org.A67];&quot;&quot;)">
            <text:p/>
          </table:table-cell>
          <table:table-cell table:formula="of:=IF([$org.A67]&lt;&gt;&quot;&quot;;CONCATENATE([$org.B67];&quot; = &quot;;[$org.B66];&quot; + 1;&quot;);[$org.B67])" office:value-type="string" office:string-value="// nikolaus.pas" calcext:value-type="string">
            <text:p>// nikolaus.pas</text:p>
          </table:table-cell>
          <table:table-cell table:formula="of:=IF([$org.A67]&lt;&gt;&quot;&quot;;CONCATENATE(&quot;'&quot;;[$org.E67];&quot;',&quot;);[$org.E67])" office:value-type="string" office:string-value="//  nikolaus.pas" calcext:value-type="string">
            <text:p>// <text:s/>nikolaus.pas</text:p>
          </table:table-cell>
        </table:table-row>
        <table:table-row table:style-name="ro1">
          <table:table-cell table:formula="of:=IF([$org.A68]&lt;&gt;&quot;&quot;;[$org.A68];&quot;&quot;)" office:value-type="float" office:value="61" calcext:value-type="float">
            <text:p>61</text:p>
          </table:table-cell>
          <table:table-cell table:formula="of:=IF([$org.A68]&lt;&gt;&quot;&quot;;CONCATENATE([$org.B68];&quot; = &quot;;[$org.B66];&quot; + 1;&quot;);[$org.B68])" office:value-type="string" office:string-value="rsLoesungSuchen = rsGroesseSchachbretts + 1;" calcext:value-type="string">
            <text:p>rsLoesungSuchen = rsGroesseSchachbretts + 1;</text:p>
          </table:table-cell>
          <table:table-cell table:formula="of:=IF([$org.A68]&lt;&gt;&quot;&quot;;CONCATENATE(&quot;'&quot;;[$org.E68];&quot;',&quot;);[$org.E68])" office:value-type="string" office:string-value="'Search for a solution ...'," calcext:value-type="string">
            <text:p>'Search for a solution ...',</text:p>
          </table:table-cell>
        </table:table-row>
        <table:table-row table:style-name="ro1">
          <table:table-cell table:formula="of:=IF([$org.A69]&lt;&gt;&quot;&quot;;[$org.A69];&quot;&quot;)" office:value-type="float" office:value="62" calcext:value-type="float">
            <text:p>62</text:p>
          </table:table-cell>
          <table:table-cell table:formula="of:=IF([$org.A69]&lt;&gt;&quot;&quot;;CONCATENATE([$org.B69];&quot; = &quot;;[$org.B68];&quot; + 1;&quot;);[$org.B69])" office:value-type="string" office:string-value="rsLoesungenSuchen = rsLoesungSuchen + 1;" calcext:value-type="string">
            <text:p>rsLoesungenSuchen = rsLoesungSuchen + 1;</text:p>
          </table:table-cell>
          <table:table-cell table:formula="of:=IF([$org.A69]&lt;&gt;&quot;&quot;;CONCATENATE(&quot;'&quot;;[$org.E69];&quot;',&quot;);[$org.E69])" office:value-type="string" office:string-value="'Search for solutions ..'," calcext:value-type="string">
            <text:p>'Search for solutions ..',</text:p>
          </table:table-cell>
        </table:table-row>
        <table:table-row table:style-name="ro1">
          <table:table-cell table:formula="of:=IF([$org.A70]&lt;&gt;&quot;&quot;;[$org.A70];&quot;&quot;)" office:value-type="float" office:value="63" calcext:value-type="float">
            <text:p>63</text:p>
          </table:table-cell>
          <table:table-cell table:formula="of:=IF([$org.A70]&lt;&gt;&quot;&quot;;CONCATENATE([$org.B70];&quot; = &quot;;[$org.B69];&quot; + 1;&quot;);[$org.B70])" office:value-type="string" office:string-value="rsEineLoesungGefunden1 = rsLoesungenSuchen + 1;" calcext:value-type="string">
            <text:p>rsEineLoesungGefunden1 = rsLoesungenSuchen + 1;</text:p>
          </table:table-cell>
          <table:table-cell table:formula="of:=IF([$org.A70]&lt;&gt;&quot;&quot;;CONCATENATE(&quot;'&quot;;[$org.E70];&quot;',&quot;);[$org.E70])" office:value-type="string" office:string-value="'(One) solution found!'," calcext:value-type="string">
            <text:p>'(One) solution found!',</text:p>
          </table:table-cell>
        </table:table-row>
        <table:table-row table:style-name="ro1">
          <table:table-cell table:formula="of:=IF([$org.A71]&lt;&gt;&quot;&quot;;[$org.A71];&quot;&quot;)">
            <text:p/>
          </table:table-cell>
          <table:table-cell table:formula="of:=IF([$org.A71]&lt;&gt;&quot;&quot;;CONCATENATE([$org.B71];&quot; = &quot;;[$org.B70];&quot; + 1;&quot;);[$org.B71])" office:value-type="string" office:string-value="// nikolaus.lfm" calcext:value-type="string">
            <text:p>// nikolaus.lfm</text:p>
          </table:table-cell>
          <table:table-cell table:formula="of:=IF([$org.A71]&lt;&gt;&quot;&quot;;CONCATENATE(&quot;'&quot;;[$org.E71];&quot;',&quot;);[$org.E71])" office:value-type="string" office:string-value="//  nikolaus.lfm" calcext:value-type="string">
            <text:p>// <text:s/>nikolaus.lfm</text:p>
          </table:table-cell>
        </table:table-row>
        <table:table-row table:style-name="ro1">
          <table:table-cell table:formula="of:=IF([$org.A72]&lt;&gt;&quot;&quot;;[$org.A72];&quot;&quot;)" office:value-type="float" office:value="64" calcext:value-type="float">
            <text:p>64</text:p>
          </table:table-cell>
          <table:table-cell table:formula="of:=IF([$org.A72]&lt;&gt;&quot;&quot;;CONCATENATE([$org.B72];&quot; = &quot;;[$org.B70];&quot; + 1;&quot;);[$org.B72])" office:value-type="string" office:string-value="rsDasHausVomNikolaus = rsEineLoesungGefunden1 + 1;" calcext:value-type="string">
            <text:p>rsDasHausVomNikolaus = rsEineLoesungGefunden1 + 1;</text:p>
          </table:table-cell>
          <table:table-cell table:formula="of:=IF([$org.A72]&lt;&gt;&quot;&quot;;CONCATENATE(&quot;'&quot;;[$org.E72];&quot;',&quot;);[$org.E72])" office:value-type="string" office:string-value="'The house of St. Nicholas'," calcext:value-type="string">
            <text:p>'The house of St. Nicholas',</text:p>
          </table:table-cell>
        </table:table-row>
        <table:table-row table:style-name="ro1">
          <table:table-cell table:formula="of:=IF([$org.A73]&lt;&gt;&quot;&quot;;[$org.A73];&quot;&quot;)" office:value-type="float" office:value="65" calcext:value-type="float">
            <text:p>65</text:p>
          </table:table-cell>
          <table:table-cell table:formula="of:=IF([$org.A73]&lt;&gt;&quot;&quot;;CONCATENATE([$org.B73];&quot; = &quot;;[$org.B72];&quot; + 1;&quot;);[$org.B73])" office:value-type="string" office:string-value="rsLinienNachfahren = rsDasHausVomNikolaus + 1;" calcext:value-type="string">
            <text:p>rsLinienNachfahren = rsDasHausVomNikolaus + 1;</text:p>
          </table:table-cell>
          <table:table-cell table:formula="of:=IF([$org.A73]&lt;&gt;&quot;&quot;;CONCATENATE(&quot;'&quot;;[$org.E73];&quot;',&quot;);[$org.E73])" office:value-type="string" office:string-value="'Trace the lines'," calcext:value-type="string">
            <text:p>'Trace the lines',</text:p>
          </table:table-cell>
        </table:table-row>
        <table:table-row table:style-name="ro1">
          <table:table-cell table:formula="of:=IF([$org.A74]&lt;&gt;&quot;&quot;;[$org.A74];&quot;&quot;)">
            <text:p/>
          </table:table-cell>
          <table:table-cell table:formula="of:=IF([$org.A74]&lt;&gt;&quot;&quot;;CONCATENATE([$org.B74];&quot; = &quot;;[$org.B73];&quot; + 1;&quot;);[$org.B74])" office:value-type="string" office:string-value="// rundreise.pas" calcext:value-type="string">
            <text:p>// rundreise.pas</text:p>
          </table:table-cell>
          <table:table-cell table:formula="of:=IF([$org.A74]&lt;&gt;&quot;&quot;;CONCATENATE(&quot;'&quot;;[$org.E74];&quot;',&quot;);[$org.E74])" office:value-type="string" office:string-value="//  rundReis.pas" calcext:value-type="string">
            <text:p>// <text:s/>rundReis.pas</text:p>
          </table:table-cell>
        </table:table-row>
        <table:table-row table:style-name="ro1">
          <table:table-cell table:formula="of:=IF([$org.A75]&lt;&gt;&quot;&quot;;[$org.A75];&quot;&quot;)" office:value-type="float" office:value="66" calcext:value-type="float">
            <text:p>66</text:p>
          </table:table-cell>
          <table:table-cell table:formula="of:=IF([$org.A75]&lt;&gt;&quot;&quot;;CONCATENATE([$org.B75];&quot; = &quot;;[$org.B73];&quot; + 1;&quot;);[$org.B75])" office:value-type="string" office:string-value="rsPunkteEingeben = rsLinienNachfahren + 1;" calcext:value-type="string">
            <text:p>rsPunkteEingeben = rsLinienNachfahren + 1;</text:p>
          </table:table-cell>
          <table:table-cell table:formula="of:=IF([$org.A75]&lt;&gt;&quot;&quot;;CONCATENATE(&quot;'&quot;;[$org.E75];&quot;',&quot;);[$org.E75])" office:value-type="string" office:string-value="'Enter points'," calcext:value-type="string">
            <text:p>'Enter points',</text:p>
          </table:table-cell>
        </table:table-row>
        <table:table-row table:style-name="ro1">
          <table:table-cell table:formula="of:=IF([$org.A76]&lt;&gt;&quot;&quot;;[$org.A76];&quot;&quot;)" office:value-type="float" office:value="67" calcext:value-type="float">
            <text:p>67</text:p>
          </table:table-cell>
          <table:table-cell table:formula="of:=IF([$org.A76]&lt;&gt;&quot;&quot;;CONCATENATE([$org.B76];&quot; = &quot;;[$org.B75];&quot; + 1;&quot;);[$org.B76])" office:value-type="string" office:string-value="rsAktuellKleinsteLaenge = rsPunkteEingeben + 1;" calcext:value-type="string">
            <text:p>rsAktuellKleinsteLaenge = rsPunkteEingeben + 1;</text:p>
          </table:table-cell>
          <table:table-cell table:formula="of:=IF([$org.A76]&lt;&gt;&quot;&quot;;CONCATENATE(&quot;'&quot;;[$org.E76];&quot;',&quot;);[$org.E76])" office:value-type="string" office:string-value="'current smallest length: %7.4f'," calcext:value-type="string">
            <text:p>'current smallest length: %7.4f',</text:p>
          </table:table-cell>
        </table:table-row>
        <table:table-row table:style-name="ro1">
          <table:table-cell table:formula="of:=IF([$org.A77]&lt;&gt;&quot;&quot;;[$org.A77];&quot;&quot;)" office:value-type="float" office:value="68" calcext:value-type="float">
            <text:p>68</text:p>
          </table:table-cell>
          <table:table-cell table:formula="of:=IF([$org.A77]&lt;&gt;&quot;&quot;;CONCATENATE([$org.B77];&quot; = &quot;;[$org.B76];&quot; + 1;&quot;);[$org.B77])" office:value-type="string" office:string-value="rsGrenze = rsAktuellKleinsteLaenge + 1;" calcext:value-type="string">
            <text:p>rsGrenze = rsAktuellKleinsteLaenge + 1;</text:p>
          </table:table-cell>
          <table:table-cell table:formula="of:=IF([$org.A77]&lt;&gt;&quot;&quot;;CONCATENATE(&quot;'&quot;;[$org.E77];&quot;',&quot;);[$org.E77])" office:value-type="string" office:string-value="'limit'," calcext:value-type="string">
            <text:p>'limit',</text:p>
          </table:table-cell>
        </table:table-row>
        <table:table-row table:style-name="ro1">
          <table:table-cell table:formula="of:=IF([$org.A78]&lt;&gt;&quot;&quot;;[$org.A78];&quot;&quot;)" office:value-type="float" office:value="69" calcext:value-type="float">
            <text:p>69</text:p>
          </table:table-cell>
          <table:table-cell table:formula="of:=IF([$org.A78]&lt;&gt;&quot;&quot;;CONCATENATE([$org.B78];&quot; = &quot;;[$org.B77];&quot; + 1;&quot;);[$org.B78])" office:value-type="string" office:string-value="rsLaenge = rsGrenze + 1;" calcext:value-type="string">
            <text:p>rsLaenge = rsGrenze + 1;</text:p>
          </table:table-cell>
          <table:table-cell table:formula="of:=IF([$org.A78]&lt;&gt;&quot;&quot;;CONCATENATE(&quot;'&quot;;[$org.E78];&quot;',&quot;);[$org.E78])" office:value-type="string" office:string-value="'Length'," calcext:value-type="string">
            <text:p>'Length',</text:p>
          </table:table-cell>
        </table:table-row>
        <table:table-row table:style-name="ro1">
          <table:table-cell table:formula="of:=IF([$org.A79]&lt;&gt;&quot;&quot;;[$org.A79];&quot;&quot;)" office:value-type="float" office:value="70" calcext:value-type="float">
            <text:p>70</text:p>
          </table:table-cell>
          <table:table-cell table:formula="of:=IF([$org.A79]&lt;&gt;&quot;&quot;;CONCATENATE([$org.B79];&quot; = &quot;;[$org.B78];&quot; + 1;&quot;);[$org.B79])" office:value-type="string" office:string-value="rsAnfangsUndEndlaenge = rsLaenge + 1;" calcext:value-type="string">
            <text:p>rsAnfangsUndEndlaenge = rsLaenge + 1;</text:p>
          </table:table-cell>
          <table:table-cell table:formula="of:=IF([$org.A79]&lt;&gt;&quot;&quot;;CONCATENATE(&quot;'&quot;;[$org.E79];&quot;',&quot;);[$org.E79])" office:value-type="string" office:string-value="'Initial length: %7.4f Final length: %7.4f'," calcext:value-type="string">
            <text:p>'Initial length: %7.4f Final length: %7.4f',</text:p>
          </table:table-cell>
        </table:table-row>
        <table:table-row table:style-name="ro1">
          <table:table-cell table:formula="of:=IF([$org.A80]&lt;&gt;&quot;&quot;;[$org.A80];&quot;&quot;)">
            <text:p/>
          </table:table-cell>
          <table:table-cell table:formula="of:=IF([$org.A80]&lt;&gt;&quot;&quot;;CONCATENATE([$org.B80];&quot; = &quot;;[$org.B79];&quot; + 1;&quot;);[$org.B80])" office:value-type="string" office:string-value="// rundreise.lfm" calcext:value-type="string">
            <text:p>// rundreise.lfm</text:p>
          </table:table-cell>
          <table:table-cell table:formula="of:=IF([$org.A80]&lt;&gt;&quot;&quot;;CONCATENATE(&quot;'&quot;;[$org.E80];&quot;',&quot;);[$org.E80])" office:value-type="string" office:string-value="//  rundReis.lfm" calcext:value-type="string">
            <text:p>// <text:s/>rundReis.lfm</text:p>
          </table:table-cell>
        </table:table-row>
        <table:table-row table:style-name="ro1">
          <table:table-cell table:formula="of:=IF([$org.A81]&lt;&gt;&quot;&quot;;[$org.A81];&quot;&quot;)" office:value-type="float" office:value="71" calcext:value-type="float">
            <text:p>71</text:p>
          </table:table-cell>
          <table:table-cell table:formula="of:=IF([$org.A81]&lt;&gt;&quot;&quot;;CONCATENATE([$org.B81];&quot; = &quot;;[$org.B79];&quot; + 1;&quot;);[$org.B81])" office:value-type="string" office:string-value="rsWegSalesmanA = rsAnfangsUndEndlaenge + 1;" calcext:value-type="string">
            <text:p>rsWegSalesmanA = rsAnfangsUndEndlaenge + 1;</text:p>
          </table:table-cell>
          <table:table-cell table:formula="of:=IF([$org.A81]&lt;&gt;&quot;&quot;;CONCATENATE(&quot;'&quot;;[$org.E81];&quot;',&quot;);[$org.E81])" office:value-type="string" office:string-value="'Path of the traveling salesman I ( visit each city only once )'," calcext:value-type="string">
            <text:p>'Path of the traveling salesman I ( visit each city only once )',</text:p>
          </table:table-cell>
        </table:table-row>
        <table:table-row table:style-name="ro1">
          <table:table-cell table:formula="of:=IF([$org.A82]&lt;&gt;&quot;&quot;;[$org.A82];&quot;&quot;)" office:value-type="float" office:value="72" calcext:value-type="float">
            <text:p>72</text:p>
          </table:table-cell>
          <table:table-cell table:formula="of:=IF([$org.A82]&lt;&gt;&quot;&quot;;CONCATENATE([$org.B82];&quot; = &quot;;[$org.B81];&quot; + 1;&quot;);[$org.B82])" office:value-type="string" office:string-value="rsAnzahlDerStaedte = rsWegSalesmanA + 1;" calcext:value-type="string">
            <text:p>rsAnzahlDerStaedte = rsWegSalesmanA + 1;</text:p>
          </table:table-cell>
          <table:table-cell table:formula="of:=IF([$org.A82]&lt;&gt;&quot;&quot;;CONCATENATE(&quot;'&quot;;[$org.E82];&quot;',&quot;);[$org.E82])" office:value-type="string" office:string-value="'Number of cities: '," calcext:value-type="string">
            <text:p>'Number of cities: ',</text:p>
          </table:table-cell>
        </table:table-row>
        <table:table-row table:style-name="ro1">
          <table:table-cell table:formula="of:=IF([$org.A83]&lt;&gt;&quot;&quot;;[$org.A83];&quot;&quot;)" office:value-type="float" office:value="73" calcext:value-type="float">
            <text:p>73</text:p>
          </table:table-cell>
          <table:table-cell table:formula="of:=IF([$org.A83]&lt;&gt;&quot;&quot;;CONCATENATE([$org.B83];&quot; = &quot;;[$org.B82];&quot; + 1;&quot;);[$org.B83])" office:value-type="string" office:string-value="rsMethode = rsAnzahlDerStaedte + 1;" calcext:value-type="string">
            <text:p>rsMethode = rsAnzahlDerStaedte + 1;</text:p>
          </table:table-cell>
          <table:table-cell table:formula="of:=IF([$org.A83]&lt;&gt;&quot;&quot;;CONCATENATE(&quot;'&quot;;[$org.E83];&quot;',&quot;);[$org.E83])" office:value-type="string" office:string-value="'Method'," calcext:value-type="string">
            <text:p>'Method',</text:p>
          </table:table-cell>
        </table:table-row>
        <table:table-row table:style-name="ro1">
          <table:table-cell table:formula="of:=IF([$org.A84]&lt;&gt;&quot;&quot;;[$org.A84];&quot;&quot;)" office:value-type="float" office:value="74" calcext:value-type="float">
            <text:p>74</text:p>
          </table:table-cell>
          <table:table-cell table:formula="of:=IF([$org.A84]&lt;&gt;&quot;&quot;;CONCATENATE([$org.B84];&quot; = &quot;;[$org.B83];&quot; + 1;&quot;);[$org.B84])" office:value-type="string" office:string-value="rsTAMethode = rsMethode + 1;" calcext:value-type="string">
            <text:p>rsTAMethode = rsMethode + 1;</text:p>
          </table:table-cell>
          <table:table-cell table:formula="of:=IF([$org.A84]&lt;&gt;&quot;&quot;;CONCATENATE(&quot;'&quot;;[$org.E84];&quot;',&quot;);[$org.E84])" office:value-type="string" office:string-value="'TA method'," calcext:value-type="string">
            <text:p>'TA method',</text:p>
          </table:table-cell>
        </table:table-row>
        <table:table-row table:style-name="ro1">
          <table:table-cell table:formula="of:=IF([$org.A85]&lt;&gt;&quot;&quot;;[$org.A85];&quot;&quot;)" office:value-type="float" office:value="75" calcext:value-type="float">
            <text:p>75</text:p>
          </table:table-cell>
          <table:table-cell table:formula="of:=IF([$org.A85]&lt;&gt;&quot;&quot;;CONCATENATE([$org.B85];&quot; = &quot;;[$org.B84];&quot; + 1;&quot;);[$org.B85])" office:value-type="string" office:string-value="rsSAMethode = rsTAMethode + 1;" calcext:value-type="string">
            <text:p>rsSAMethode = rsTAMethode + 1;</text:p>
          </table:table-cell>
          <table:table-cell table:formula="of:=IF([$org.A85]&lt;&gt;&quot;&quot;;CONCATENATE(&quot;'&quot;;[$org.E85];&quot;',&quot;);[$org.E85])" office:value-type="string" office:string-value="'SA method'," calcext:value-type="string">
            <text:p>'SA method',</text:p>
          </table:table-cell>
        </table:table-row>
        <table:table-row table:style-name="ro1">
          <table:table-cell table:formula="of:=IF([$org.A86]&lt;&gt;&quot;&quot;;[$org.A86];&quot;&quot;)" office:value-type="float" office:value="76" calcext:value-type="float">
            <text:p>76</text:p>
          </table:table-cell>
          <table:table-cell table:formula="of:=IF([$org.A86]&lt;&gt;&quot;&quot;;CONCATENATE([$org.B86];&quot; = &quot;;[$org.B85];&quot; + 1;&quot;);[$org.B86])" office:value-type="string" office:string-value="rsVollstaendigeSuche = rsSAMethode + 1;" calcext:value-type="string">
            <text:p>rsVollstaendigeSuche = rsSAMethode + 1;</text:p>
          </table:table-cell>
          <table:table-cell table:formula="of:=IF([$org.A86]&lt;&gt;&quot;&quot;;CONCATENATE(&quot;'&quot;;[$org.E86];&quot;',&quot;);[$org.E86])" office:value-type="string" office:string-value="'Complete search'," calcext:value-type="string">
            <text:p>'Complete search',</text:p>
          </table:table-cell>
        </table:table-row>
        <table:table-row table:style-name="ro1">
          <table:table-cell table:formula="of:=IF([$org.A87]&lt;&gt;&quot;&quot;;[$org.A87];&quot;&quot;)" office:value-type="float" office:value="77" calcext:value-type="float">
            <text:p>77</text:p>
          </table:table-cell>
          <table:table-cell table:formula="of:=IF([$org.A87]&lt;&gt;&quot;&quot;;CONCATENATE([$org.B87];&quot; = &quot;;[$org.B86];&quot; + 1;&quot;);[$org.B87])" office:value-type="string" office:string-value="rsStaedteEingeben = rsVollstaendigeSuche + 1;" calcext:value-type="string">
            <text:p>rsStaedteEingeben = rsVollstaendigeSuche + 1;</text:p>
          </table:table-cell>
          <table:table-cell table:formula="of:=IF([$org.A87]&lt;&gt;&quot;&quot;;CONCATENATE(&quot;'&quot;;[$org.E87];&quot;',&quot;);[$org.E87])" office:value-type="string" office:string-value="'Enter cities'," calcext:value-type="string">
            <text:p>'Enter cities',</text:p>
          </table:table-cell>
        </table:table-row>
        <table:table-row table:style-name="ro1">
          <table:table-cell table:formula="of:=IF([$org.A88]&lt;&gt;&quot;&quot;;[$org.A88];&quot;&quot;)" office:value-type="float" office:value="78" calcext:value-type="float">
            <text:p>78</text:p>
          </table:table-cell>
          <table:table-cell table:formula="of:=IF([$org.A88]&lt;&gt;&quot;&quot;;CONCATENATE([$org.B88];&quot; = &quot;;[$org.B87];&quot; + 1;&quot;);[$org.B88])" office:value-type="string" office:string-value="rsEntfernungen = rsStaedteEingeben + 1;" calcext:value-type="string">
            <text:p>rsEntfernungen = rsStaedteEingeben + 1;</text:p>
          </table:table-cell>
          <table:table-cell table:formula="of:=IF([$org.A88]&lt;&gt;&quot;&quot;;CONCATENATE(&quot;'&quot;;[$org.E88];&quot;',&quot;);[$org.E88])" office:value-type="string" office:string-value="'Distances'," calcext:value-type="string">
            <text:p>'Distances',</text:p>
          </table:table-cell>
        </table:table-row>
        <table:table-row table:style-name="ro1">
          <table:table-cell table:formula="of:=IF([$org.A89]&lt;&gt;&quot;&quot;;[$org.A89];&quot;&quot;)">
            <text:p/>
          </table:table-cell>
          <table:table-cell table:formula="of:=IF([$org.A89]&lt;&gt;&quot;&quot;;CONCATENATE([$org.B89];&quot; = &quot;;[$org.B88];&quot; + 1;&quot;);[$org.B89])" office:value-type="string" office:string-value="// zahlraet.pas" calcext:value-type="string">
            <text:p>// zahlraet.pas</text:p>
          </table:table-cell>
          <table:table-cell table:formula="of:=IF([$org.A89]&lt;&gt;&quot;&quot;;CONCATENATE(&quot;'&quot;;[$org.E89];&quot;',&quot;);[$org.E89])" office:value-type="string" office:string-value="//  zahlraet.pas" calcext:value-type="string">
            <text:p>// <text:s/>zahlraet.pas</text:p>
          </table:table-cell>
        </table:table-row>
        <table:table-row table:style-name="ro1">
          <table:table-cell table:formula="of:=IF([$org.A90]&lt;&gt;&quot;&quot;;[$org.A90];&quot;&quot;)" office:value-type="float" office:value="79" calcext:value-type="float">
            <text:p>79</text:p>
          </table:table-cell>
          <table:table-cell table:formula="of:=IF([$org.A90]&lt;&gt;&quot;&quot;;CONCATENATE([$org.B90];&quot; = &quot;;[$org.B88];&quot; + 1;&quot;);[$org.B90])" office:value-type="string" office:string-value="rsWert = rsEntfernungen + 1;" calcext:value-type="string">
            <text:p>rsWert = rsEntfernungen + 1;</text:p>
          </table:table-cell>
          <table:table-cell table:formula="of:=IF([$org.A90]&lt;&gt;&quot;&quot;;CONCATENATE(&quot;'&quot;;[$org.E90];&quot;',&quot;);[$org.E90])" office:value-type="string" office:string-value="'Value'," calcext:value-type="string">
            <text:p>'Value',</text:p>
          </table:table-cell>
        </table:table-row>
        <table:table-row table:style-name="ro1">
          <table:table-cell table:formula="of:=IF([$org.A91]&lt;&gt;&quot;&quot;;[$org.A91];&quot;&quot;)" office:value-type="float" office:value="80" calcext:value-type="float">
            <text:p>80</text:p>
          </table:table-cell>
          <table:table-cell table:formula="of:=IF([$org.A91]&lt;&gt;&quot;&quot;;CONCATENATE([$org.B91];&quot; = &quot;;[$org.B90];&quot; + 1;&quot;);[$org.B91])" office:value-type="string" office:string-value="rsLoesungenGefunden1 = rsWert + 1;" calcext:value-type="string">
            <text:p>rsLoesungenGefunden1 = rsWert + 1;</text:p>
          </table:table-cell>
          <table:table-cell table:formula="of:=IF([$org.A91]&lt;&gt;&quot;&quot;;CONCATENATE(&quot;'&quot;;[$org.E91];&quot;',&quot;);[$org.E91])" office:value-type="string" office:string-value="' Solution(s) found'," calcext:value-type="string">
            <text:p>' Solution(s) found',</text:p>
          </table:table-cell>
        </table:table-row>
        <table:table-row table:style-name="ro1">
          <table:table-cell table:formula="of:=IF([$org.A92]&lt;&gt;&quot;&quot;;[$org.A92];&quot;&quot;)" office:value-type="float" office:value="81" calcext:value-type="float">
            <text:p>81</text:p>
          </table:table-cell>
          <table:table-cell table:formula="of:=IF([$org.A92]&lt;&gt;&quot;&quot;;CONCATENATE([$org.B92];&quot; = &quot;;[$org.B91];&quot; + 1;&quot;);[$org.B92])" office:value-type="string" office:string-value="rsUnzulaessigesZeichen = rsLoesungenGefunden1 + 1;" calcext:value-type="string">
            <text:p>rsUnzulaessigesZeichen = rsLoesungenGefunden1 + 1;</text:p>
          </table:table-cell>
          <table:table-cell table:formula="of:=IF([$org.A92]&lt;&gt;&quot;&quot;;CONCATENATE(&quot;'&quot;;[$org.E92];&quot;',&quot;);[$org.E92])" office:value-type="string" office:string-value="'invalid character'," calcext:value-type="string">
            <text:p>'invalid character',</text:p>
          </table:table-cell>
        </table:table-row>
        <table:table-row table:style-name="ro1">
          <table:table-cell table:formula="of:=IF([$org.A93]&lt;&gt;&quot;&quot;;[$org.A93];&quot;&quot;)" office:value-type="float" office:value="82" calcext:value-type="float">
            <text:p>82</text:p>
          </table:table-cell>
          <table:table-cell table:formula="of:=IF([$org.A93]&lt;&gt;&quot;&quot;;CONCATENATE([$org.B93];&quot; = &quot;;[$org.B92];&quot; + 1;&quot;);[$org.B93])" office:value-type="string" office:string-value="rsUnzulaessigerOperator = rsUnzulaessigesZeichen + 1;" calcext:value-type="string">
            <text:p>rsUnzulaessigerOperator = rsUnzulaessigesZeichen + 1;</text:p>
          </table:table-cell>
          <table:table-cell table:formula="of:=IF([$org.A93]&lt;&gt;&quot;&quot;;CONCATENATE(&quot;'&quot;;[$org.E93];&quot;',&quot;);[$org.E93])" office:value-type="string" office:string-value="'invalid operator'," calcext:value-type="string">
            <text:p>'invalid operator',</text:p>
          </table:table-cell>
        </table:table-row>
        <table:table-row table:style-name="ro1">
          <table:table-cell table:formula="of:=IF([$org.A94]&lt;&gt;&quot;&quot;;[$org.A94];&quot;&quot;)" office:value-type="float" office:value="83" calcext:value-type="float">
            <text:p>83</text:p>
          </table:table-cell>
          <table:table-cell table:formula="of:=IF([$org.A94]&lt;&gt;&quot;&quot;;CONCATENATE([$org.B94];&quot; = &quot;;[$org.B93];&quot; + 1;&quot;);[$org.B94])" office:value-type="string" office:string-value="rsZuvieleSymbole = rsUnzulaessigerOperator + 1;" calcext:value-type="string">
            <text:p>rsZuvieleSymbole = rsUnzulaessigerOperator + 1;</text:p>
          </table:table-cell>
          <table:table-cell table:formula="of:=IF([$org.A94]&lt;&gt;&quot;&quot;;CONCATENATE(&quot;'&quot;;[$org.E94];&quot;',&quot;);[$org.E94])" office:value-type="string" office:string-value="'too many symbols: ('," calcext:value-type="string">
            <text:p>'too many symbols: (',</text:p>
          </table:table-cell>
        </table:table-row>
        <table:table-row table:style-name="ro1">
          <table:table-cell table:formula="of:=IF([$org.A95]&lt;&gt;&quot;&quot;;[$org.A95];&quot;&quot;)">
            <text:p/>
          </table:table-cell>
          <table:table-cell table:formula="of:=IF([$org.A95]&lt;&gt;&quot;&quot;;CONCATENATE([$org.B95];&quot; = &quot;;[$org.B94];&quot; + 1;&quot;);[$org.B95])" office:value-type="string" office:string-value="// zahlraet.lfm" calcext:value-type="string">
            <text:p>// zahlraet.lfm</text:p>
          </table:table-cell>
          <table:table-cell table:formula="of:=IF([$org.A95]&lt;&gt;&quot;&quot;;CONCATENATE(&quot;'&quot;;[$org.E95];&quot;',&quot;);[$org.E95])" office:value-type="string" office:string-value="//  zahlraet.lfm" calcext:value-type="string">
            <text:p>// <text:s/>zahlraet.lfm</text:p>
          </table:table-cell>
        </table:table-row>
        <table:table-row table:style-name="ro1">
          <table:table-cell table:formula="of:=IF([$org.A96]&lt;&gt;&quot;&quot;;[$org.A96];&quot;&quot;)" office:value-type="float" office:value="84" calcext:value-type="float">
            <text:p>84</text:p>
          </table:table-cell>
          <table:table-cell table:formula="of:=IF([$org.A96]&lt;&gt;&quot;&quot;;CONCATENATE([$org.B96];&quot; = &quot;;[$org.B94];&quot; + 1;&quot;);[$org.B96])" office:value-type="string" office:string-value="rsOptimierteSuche = rsZuvieleSymbole + 1;" calcext:value-type="string">
            <text:p>rsOptimierteSuche = rsZuvieleSymbole + 1;</text:p>
          </table:table-cell>
          <table:table-cell table:formula="of:=IF([$org.A96]&lt;&gt;&quot;&quot;;CONCATENATE(&quot;'&quot;;[$org.E96];&quot;',&quot;);[$org.E96])" office:value-type="string" office:string-value="'optimized search'," calcext:value-type="string">
            <text:p>'optimized search',</text:p>
          </table:table-cell>
        </table:table-row>
        <table:table-row table:style-name="ro1">
          <table:table-cell table:formula="of:=IF([$org.A97]&lt;&gt;&quot;&quot;;[$org.A97];&quot;&quot;)" office:value-type="float" office:value="85" calcext:value-type="float">
            <text:p>85</text:p>
          </table:table-cell>
          <table:table-cell table:formula="of:=IF([$org.A97]&lt;&gt;&quot;&quot;;CONCATENATE([$org.B97];&quot; = &quot;;[$org.B96];&quot; + 1;&quot;);[$org.B97])" office:value-type="string" office:string-value="rsEingabe = rsOptimierteSuche + 1;" calcext:value-type="string">
            <text:p>rsEingabe = rsOptimierteSuche + 1;</text:p>
          </table:table-cell>
          <table:table-cell table:formula="of:=IF([$org.A97]&lt;&gt;&quot;&quot;;CONCATENATE(&quot;'&quot;;[$org.E97];&quot;',&quot;);[$org.E97])" office:value-type="string" office:string-value="'Enter'," calcext:value-type="string">
            <text:p>'Enter',</text:p>
          </table:table-cell>
        </table:table-row>
        <table:table-row table:style-name="ro1">
          <table:table-cell table:formula="of:=IF([$org.A98]&lt;&gt;&quot;&quot;;[$org.A98];&quot;&quot;)">
            <text:p/>
          </table:table-cell>
          <table:table-cell table:formula="of:=IF([$org.A98]&lt;&gt;&quot;&quot;;CONCATENATE([$org.B98];&quot; = &quot;;[$org.B97];&quot; + 1;&quot;);[$org.B98])" office:value-type="string" office:string-value="// AlgoInfo.pas" calcext:value-type="string">
            <text:p>// AlgoInfo.pas</text:p>
          </table:table-cell>
          <table:table-cell table:formula="of:=IF([$org.A98]&lt;&gt;&quot;&quot;;CONCATENATE(&quot;'&quot;;[$org.E98];&quot;',&quot;);[$org.E98])" office:value-type="string" office:string-value="//  AlgoInfo.pas" calcext:value-type="string">
            <text:p>// <text:s/>AlgoInfo.pas</text:p>
          </table:table-cell>
        </table:table-row>
        <table:table-row table:style-name="ro1">
          <table:table-cell table:formula="of:=IF([$org.A99]&lt;&gt;&quot;&quot;;[$org.A99];&quot;&quot;)" office:value-type="float" office:value="86" calcext:value-type="float">
            <text:p>86</text:p>
          </table:table-cell>
          <table:table-cell table:formula="of:=IF([$org.A99]&lt;&gt;&quot;&quot;;CONCATENATE([$org.B99];&quot; = &quot;;[$org.B97];&quot; + 1;&quot;);[$org.B99])" office:value-type="string" office:string-value="rsInfoNDamen0 = rsEingabe + 1;" calcext:value-type="string">
            <text:p>rsInfoNDamen0 = rsEingabe + 1;</text:p>
          </table:table-cell>
          <table:table-cell table:formula="of:=IF([$org.A99]&lt;&gt;&quot;&quot;;CONCATENATE(&quot;'&quot;;[$org.E99];&quot;',&quot;);[$org.E99])" office:value-type="string" office:string-value="'Information on the N queens problem'," calcext:value-type="string">
            <text:p>'Information on the N queens problem',</text:p>
          </table:table-cell>
        </table:table-row>
        <table:table-row table:style-name="ro1">
          <table:table-cell table:formula="of:=IF([$org.A100]&lt;&gt;&quot;&quot;;[$org.A100];&quot;&quot;)" office:value-type="float" office:value="87" calcext:value-type="float">
            <text:p>87</text:p>
          </table:table-cell>
          <table:table-cell table:formula="of:=IF([$org.A100]&lt;&gt;&quot;&quot;;CONCATENATE([$org.B100];&quot; = &quot;;[$org.B99];&quot; + 1;&quot;);[$org.B100])" office:value-type="string" office:string-value="rsInfoNDamen1 = rsInfoNDamen0 + 1;" calcext:value-type="string">
            <text:p>rsInfoNDamen1 = rsInfoNDamen0 + 1;</text:p>
          </table:table-cell>
          <table:table-cell table:formula="of:=IF([$org.A100]&lt;&gt;&quot;&quot;;CONCATENATE(&quot;'&quot;;[$org.E100];&quot;',&quot;);[$org.E100])" office:value-type="string" office:string-value="'The program uses the backtracking algorithm to try to place N queens on a board of size NxN in such a way that no queen can capture another according to the rules of chess.'," calcext:value-type="string">
            <text:p>'The program uses the backtracking algorithm to try to place N queens on a board of size NxN in such a way that no queen can capture another according to the rules of chess.',</text:p>
          </table:table-cell>
        </table:table-row>
        <table:table-row table:style-name="ro1">
          <table:table-cell table:formula="of:=IF([$org.A101]&lt;&gt;&quot;&quot;;[$org.A101];&quot;&quot;)" office:value-type="float" office:value="88" calcext:value-type="float">
            <text:p>88</text:p>
          </table:table-cell>
          <table:table-cell table:formula="of:=IF([$org.A101]&lt;&gt;&quot;&quot;;CONCATENATE([$org.B101];&quot; = &quot;;[$org.B100];&quot; + 1;&quot;);[$org.B101])" office:value-type="string" office:string-value="rsInfoNDamen2 = rsInfoNDamen1 + 1;" calcext:value-type="string">
            <text:p>rsInfoNDamen2 = rsInfoNDamen1 + 1;</text:p>
          </table:table-cell>
          <table:table-cell table:formula="of:=IF([$org.A101]&lt;&gt;&quot;&quot;;CONCATENATE(&quot;'&quot;;[$org.E101];&quot;',&quot;);[$org.E101])" office:value-type="string" office:string-value="'The field size n (1&lt;=n&lt;=16) can be freely determined.'," calcext:value-type="string">
            <text:p>'The field size n (1&lt;=n&lt;=16) can be freely determined.',</text:p>
          </table:table-cell>
        </table:table-row>
        <table:table-row table:style-name="ro1">
          <table:table-cell table:formula="of:=IF([$org.A102]&lt;&gt;&quot;&quot;;[$org.A102];&quot;&quot;)" office:value-type="float" office:value="89" calcext:value-type="float">
            <text:p>89</text:p>
          </table:table-cell>
          <table:table-cell table:formula="of:=IF([$org.A102]&lt;&gt;&quot;&quot;;CONCATENATE([$org.B102];&quot; = &quot;;[$org.B101];&quot; + 1;&quot;);[$org.B102])" office:value-type="string" office:string-value="rsInfoNDamen3 = rsInfoNDamen2 + 1;" calcext:value-type="string">
            <text:p>rsInfoNDamen3 = rsInfoNDamen2 + 1;</text:p>
          </table:table-cell>
          <table:table-cell table:formula="of:=IF([$org.A102]&lt;&gt;&quot;&quot;;CONCATENATE(&quot;'&quot;;[$org.E102];&quot;',&quot;);[$org.E102])" office:value-type="string" office:string-value="'Independent solutions are those that cannot be transformed into each other by axis symmetry or rotations.'," calcext:value-type="string">
            <text:p>'Independent solutions are those that cannot be transformed into each other by axis symmetry or rotations.',</text:p>
          </table:table-cell>
        </table:table-row>
        <table:table-row table:style-name="ro1">
          <table:table-cell table:formula="of:=IF([$org.A103]&lt;&gt;&quot;&quot;;[$org.A103];&quot;&quot;)" office:value-type="float" office:value="90" calcext:value-type="float">
            <text:p>90</text:p>
          </table:table-cell>
          <table:table-cell table:formula="of:=IF([$org.A103]&lt;&gt;&quot;&quot;;CONCATENATE([$org.B103];&quot; = &quot;;[$org.B102];&quot; + 1;&quot;);[$org.B103])" office:value-type="string" office:string-value="rsInfoNDamen4 = rsInfoNDamen3 + 1;" calcext:value-type="string">
            <text:p>rsInfoNDamen4 = rsInfoNDamen3 + 1;</text:p>
          </table:table-cell>
          <table:table-cell table:formula="of:=IF([$org.A103]&lt;&gt;&quot;&quot;;CONCATENATE(&quot;'&quot;;[$org.E103];&quot;',&quot;);[$org.E103])" office:value-type="string" office:string-value="'Click on a solution to display it in the graphic.'," calcext:value-type="string">
            <text:p>'Click on a solution to display it in the graphic.',</text:p>
          </table:table-cell>
        </table:table-row>
        <table:table-row table:style-name="ro1">
          <table:table-cell table:formula="of:=IF([$org.A104]&lt;&gt;&quot;&quot;;[$org.A104];&quot;&quot;)" office:value-type="float" office:value="91" calcext:value-type="float">
            <text:p>91</text:p>
          </table:table-cell>
          <table:table-cell table:formula="of:=IF([$org.A104]&lt;&gt;&quot;&quot;;CONCATENATE([$org.B104];&quot; = &quot;;[$org.B103];&quot; + 1;&quot;);[$org.B104])" office:value-type="string" office:string-value="rsInfoSpringer0 = rsInfoNDamen4 + 1;" calcext:value-type="string">
            <text:p>rsInfoSpringer0 = rsInfoNDamen4 + 1;</text:p>
          </table:table-cell>
          <table:table-cell table:formula="of:=IF([$org.A104]&lt;&gt;&quot;&quot;;CONCATENATE(&quot;'&quot;;[$org.E104];&quot;',&quot;);[$org.E104])" office:value-type="string" office:string-value="'Information on the round trip of the knight'," calcext:value-type="string">
            <text:p>'Information on the round trip of the knight',</text:p>
          </table:table-cell>
        </table:table-row>
        <table:table-row table:style-name="ro1">
          <table:table-cell table:formula="of:=IF([$org.A105]&lt;&gt;&quot;&quot;;[$org.A105];&quot;&quot;)" office:value-type="float" office:value="92" calcext:value-type="float">
            <text:p>92</text:p>
          </table:table-cell>
          <table:table-cell table:formula="of:=IF([$org.A105]&lt;&gt;&quot;&quot;;CONCATENATE([$org.B105];&quot; = &quot;;[$org.B104];&quot; + 1;&quot;);[$org.B105])" office:value-type="string" office:string-value="rsInfoSpringer1 = rsInfoSpringer0 + 1;" calcext:value-type="string">
            <text:p>rsInfoSpringer1 = rsInfoSpringer0 + 1;</text:p>
          </table:table-cell>
          <table:table-cell table:formula="of:=IF([$org.A105]&lt;&gt;&quot;&quot;;CONCATENATE(&quot;'&quot;;[$org.E105];&quot;',&quot;);[$org.E105])" office:value-type="string" office:string-value="'The program tries to find a path for the knight from a given starting position so that each square is visited exactly once. The rules of the knight's move apply.'," calcext:value-type="string">
            <text:p>'The program tries to find a path for the knight from a given starting position so that each square is visited exactly once. The rules of the knight's move apply.',</text:p>
          </table:table-cell>
        </table:table-row>
        <table:table-row table:style-name="ro1">
          <table:table-cell table:formula="of:=IF([$org.A106]&lt;&gt;&quot;&quot;;[$org.A106];&quot;&quot;)" office:value-type="float" office:value="93" calcext:value-type="float">
            <text:p>93</text:p>
          </table:table-cell>
          <table:table-cell table:formula="of:=IF([$org.A106]&lt;&gt;&quot;&quot;;CONCATENATE([$org.B106];&quot; = &quot;;[$org.B105];&quot; + 1;&quot;);[$org.B106])" office:value-type="string" office:string-value="rsSiehe = rsInfoSpringer1 + 1;" calcext:value-type="string">
            <text:p>rsSiehe = rsInfoSpringer1 + 1;</text:p>
          </table:table-cell>
          <table:table-cell table:formula="of:=IF([$org.A106]&lt;&gt;&quot;&quot;;CONCATENATE(&quot;'&quot;;[$org.E106];&quot;',&quot;);[$org.E106])" office:value-type="string" office:string-value="'see'," calcext:value-type="string">
            <text:p>'see',</text:p>
          </table:table-cell>
        </table:table-row>
        <table:table-row table:style-name="ro1">
          <table:table-cell table:formula="of:=IF([$org.A107]&lt;&gt;&quot;&quot;;[$org.A107];&quot;&quot;)" office:value-type="float" office:value="94" calcext:value-type="float">
            <text:p>94</text:p>
          </table:table-cell>
          <table:table-cell table:formula="of:=IF([$org.A107]&lt;&gt;&quot;&quot;;CONCATENATE([$org.B107];&quot; = &quot;;[$org.B106];&quot; + 1;&quot;);[$org.B107])" office:value-type="string" office:string-value="rsAchtung = rsSiehe + 1;" calcext:value-type="string">
            <text:p>rsAchtung = rsSiehe + 1;</text:p>
          </table:table-cell>
          <table:table-cell table:formula="of:=IF([$org.A107]&lt;&gt;&quot;&quot;;CONCATENATE(&quot;'&quot;;[$org.E107];&quot;',&quot;);[$org.E107])" office:value-type="string" office:string-value="'Caution: '," calcext:value-type="string">
            <text:p>'Caution: ',</text:p>
          </table:table-cell>
        </table:table-row>
        <table:table-row table:style-name="ro1">
          <table:table-cell table:formula="of:=IF([$org.A108]&lt;&gt;&quot;&quot;;[$org.A108];&quot;&quot;)" office:value-type="float" office:value="95" calcext:value-type="float">
            <text:p>95</text:p>
          </table:table-cell>
          <table:table-cell table:formula="of:=IF([$org.A108]&lt;&gt;&quot;&quot;;CONCATENATE([$org.B108];&quot; = &quot;;[$org.B107];&quot; + 1;&quot;);[$org.B108])" office:value-type="string" office:string-value="rsInfoSpringer2 = rsAchtung + 1;" calcext:value-type="string">
            <text:p>rsInfoSpringer2 = rsAchtung + 1;</text:p>
          </table:table-cell>
          <table:table-cell table:formula="of:=IF([$org.A108]&lt;&gt;&quot;&quot;;CONCATENATE(&quot;'&quot;;[$org.E108];&quot;',&quot;);[$org.E108])" office:value-type="string" office:string-value="'The search can take a very long time! Therefore only select small fields!'," calcext:value-type="string">
            <text:p>'The search can take a very long time! Therefore only select small fields!',</text:p>
          </table:table-cell>
        </table:table-row>
        <table:table-row table:style-name="ro1">
          <table:table-cell table:formula="of:=IF([$org.A109]&lt;&gt;&quot;&quot;;[$org.A109];&quot;&quot;)" office:value-type="float" office:value="96" calcext:value-type="float">
            <text:p>96</text:p>
          </table:table-cell>
          <table:table-cell table:formula="of:=IF([$org.A109]&lt;&gt;&quot;&quot;;CONCATENATE([$org.B109];&quot; = &quot;;[$org.B108];&quot; + 1;&quot;);[$org.B109])" office:value-type="string" office:string-value="rsInfoSpringer3 = rsInfoSpringer2 + 1;" calcext:value-type="string">
            <text:p>rsInfoSpringer3 = rsInfoSpringer2 + 1;</text:p>
          </table:table-cell>
          <table:table-cell table:formula="of:=IF([$org.A109]&lt;&gt;&quot;&quot;;CONCATENATE(&quot;'&quot;;[$org.E109];&quot;',&quot;);[$org.E109])" office:value-type="string" office:string-value="'When you click on a solution with the mouse, the jumpers are animated in the graphic.'," calcext:value-type="string">
            <text:p>'When you click on a solution with the mouse, the jumpers are animated in the graphic.',</text:p>
          </table:table-cell>
        </table:table-row>
        <table:table-row table:style-name="ro1">
          <table:table-cell table:formula="of:=IF([$org.A110]&lt;&gt;&quot;&quot;;[$org.A110];&quot;&quot;)" office:value-type="float" office:value="97" calcext:value-type="float">
            <text:p>97</text:p>
          </table:table-cell>
          <table:table-cell table:formula="of:=IF([$org.A110]&lt;&gt;&quot;&quot;;CONCATENATE([$org.B110];&quot; = &quot;;[$org.B109];&quot; + 1;&quot;);[$org.B110])" office:value-type="string" office:string-value="rsInfoSalesmanA0 = rsInfoSpringer3 + 1;" calcext:value-type="string">
            <text:p>rsInfoSalesmanA0 = rsInfoSpringer3 + 1;</text:p>
          </table:table-cell>
          <table:table-cell table:formula="of:=IF([$org.A110]&lt;&gt;&quot;&quot;;CONCATENATE(&quot;'&quot;;[$org.E110];&quot;',&quot;);[$org.E110])" office:value-type="string" office:string-value="'Information on the circuit of the traveling salesman I'," calcext:value-type="string">
            <text:p>'Information on the circuit of the traveling salesman I',</text:p>
          </table:table-cell>
        </table:table-row>
        <table:table-row table:style-name="ro1">
          <table:table-cell table:formula="of:=IF([$org.A111]&lt;&gt;&quot;&quot;;[$org.A111];&quot;&quot;)" office:value-type="float" office:value="98" calcext:value-type="float">
            <text:p>98</text:p>
          </table:table-cell>
          <table:table-cell table:formula="of:=IF([$org.A111]&lt;&gt;&quot;&quot;;CONCATENATE([$org.B111];&quot; = &quot;;[$org.B110];&quot; + 1;&quot;);[$org.B111])" office:value-type="string" office:string-value="rsInfoSalesmanA1 = rsInfoSalesmanA0 + 1;" calcext:value-type="string">
            <text:p>rsInfoSalesmanA1 = rsInfoSalesmanA0 + 1;</text:p>
          </table:table-cell>
          <table:table-cell table:formula="of:=IF([$org.A111]&lt;&gt;&quot;&quot;;CONCATENATE(&quot;'&quot;;[$org.E111];&quot;',&quot;);[$org.E111])" office:value-type="string" office:string-value="'The program attempts to determine a circular route in such a way that each location is only visited once and the route is as short as possible. It is assumed that all locations are connected!'," calcext:value-type="string">
            <text:p>'The program attempts to determine a circular route in such a way that each location is only visited once and the route is as short as possible. It is assumed that all locations are connected!',</text:p>
          </table:table-cell>
        </table:table-row>
        <table:table-row table:style-name="ro1">
          <table:table-cell table:formula="of:=IF([$org.A112]&lt;&gt;&quot;&quot;;[$org.A112];&quot;&quot;)" office:value-type="float" office:value="99" calcext:value-type="float">
            <text:p>99</text:p>
          </table:table-cell>
          <table:table-cell table:formula="of:=IF([$org.A112]&lt;&gt;&quot;&quot;;CONCATENATE([$org.B112];&quot; = &quot;;[$org.B111];&quot; + 1;&quot;);[$org.B112])" office:value-type="string" office:string-value="rsInfoSalesmanA2 = rsInfoSalesmanA1 + 1;" calcext:value-type="string">
            <text:p>rsInfoSalesmanA2 = rsInfoSalesmanA1 + 1;</text:p>
          </table:table-cell>
          <table:table-cell table:formula="of:=IF([$org.A112]&lt;&gt;&quot;&quot;;CONCATENATE(&quot;'&quot;;[$org.E112];&quot;',&quot;);[$org.E112])" office:value-type="string" office:string-value="'In addition to the backtracking method (complete search), two algorithms are implemented which do not use backtracking and do not always provide the shortest route. But they are much faster'," calcext:value-type="string">
            <text:p>'In addition to the backtracking method (complete search), two algorithms are implemented which do not use backtracking and do not always provide the shortest route. But they are much faster',</text:p>
          </table:table-cell>
        </table:table-row>
        <table:table-row table:style-name="ro1">
          <table:table-cell table:formula="of:=IF([$org.A113]&lt;&gt;&quot;&quot;;[$org.A113];&quot;&quot;)" office:value-type="float" office:value="100" calcext:value-type="float">
            <text:p>100</text:p>
          </table:table-cell>
          <table:table-cell table:formula="of:=IF([$org.A113]&lt;&gt;&quot;&quot;;CONCATENATE([$org.B113];&quot; = &quot;;[$org.B112];&quot; + 1;&quot;);[$org.B113])" office:value-type="string" office:string-value="rsSieheCtJannuar1994 = rsInfoSalesmanA2 + 1;" calcext:value-type="string">
            <text:p>rsSieheCtJannuar1994 = rsInfoSalesmanA2 + 1;</text:p>
          </table:table-cell>
          <table:table-cell table:formula="of:=IF([$org.A113]&lt;&gt;&quot;&quot;;CONCATENATE(&quot;'&quot;;[$org.E113];&quot;',&quot;);[$org.E113])" office:value-type="string" office:string-value="'see c't January 1994'," calcext:value-type="string">
            <text:p>'see c't January 1994',</text:p>
          </table:table-cell>
        </table:table-row>
        <table:table-row table:style-name="ro1">
          <table:table-cell table:formula="of:=IF([$org.A114]&lt;&gt;&quot;&quot;;[$org.A114];&quot;&quot;)" office:value-type="float" office:value="101" calcext:value-type="float">
            <text:p>101</text:p>
          </table:table-cell>
          <table:table-cell table:formula="of:=IF([$org.A114]&lt;&gt;&quot;&quot;;CONCATENATE([$org.B114];&quot; = &quot;;[$org.B113];&quot; + 1;&quot;);[$org.B114])" office:value-type="string" office:string-value="rsInfoSAAlgorithmus0 = rsSieheCtJannuar1994 + 1;" calcext:value-type="string">
            <text:p>rsInfoSAAlgorithmus0 = rsSieheCtJannuar1994 + 1;</text:p>
          </table:table-cell>
          <table:table-cell table:formula="of:=IF([$org.A114]&lt;&gt;&quot;&quot;;CONCATENATE(&quot;'&quot;;[$org.E114];&quot;',&quot;);[$org.E114])" office:value-type="string" office:string-value="'Algorithms derived from the behavior of a melt during solidification.'," calcext:value-type="string">
            <text:p>'Algorithms derived from the behavior of a melt during solidification.',</text:p>
          </table:table-cell>
        </table:table-row>
        <table:table-row table:style-name="ro1">
          <table:table-cell table:formula="of:=IF([$org.A115]&lt;&gt;&quot;&quot;;[$org.A115];&quot;&quot;)" office:value-type="float" office:value="102" calcext:value-type="float">
            <text:p>102</text:p>
          </table:table-cell>
          <table:table-cell table:formula="of:=IF([$org.A115]&lt;&gt;&quot;&quot;;CONCATENATE([$org.B115];&quot; = &quot;;[$org.B114];&quot; + 1;&quot;);[$org.B115])" office:value-type="string" office:string-value="rsInfoSAAlgorithmus1 = rsInfoSAAlgorithmus0 + 1;" calcext:value-type="string">
            <text:p>rsInfoSAAlgorithmus1 = rsInfoSAAlgorithmus0 + 1;</text:p>
          </table:table-cell>
          <table:table-cell table:formula="of:=IF([$org.A115]&lt;&gt;&quot;&quot;;CONCATENATE(&quot;'&quot;;[$org.E115];&quot;',&quot;);[$org.E115])" office:value-type="string" office:string-value="'SA - Simulated Annealing Algorithm; Simulated Solidification (1983; IBM)'," calcext:value-type="string">
            <text:p>'SA - Simulated Annealing Algorithm; Simulated Solidification (1983; IBM)',</text:p>
          </table:table-cell>
        </table:table-row>
        <table:table-row table:style-name="ro1">
          <table:table-cell table:formula="of:=IF([$org.A116]&lt;&gt;&quot;&quot;;[$org.A116];&quot;&quot;)" office:value-type="float" office:value="103" calcext:value-type="float">
            <text:p>103</text:p>
          </table:table-cell>
          <table:table-cell table:formula="of:=IF([$org.A116]&lt;&gt;&quot;&quot;;CONCATENATE([$org.B116];&quot; = &quot;;[$org.B115];&quot; + 1;&quot;);[$org.B116])" office:value-type="string" office:string-value="rsInfoTAAlgoritmus = rsInfoSAAlgorithmus1 + 1;" calcext:value-type="string">
            <text:p>rsInfoTAAlgoritmus = rsInfoSAAlgorithmus1 + 1;</text:p>
          </table:table-cell>
          <table:table-cell table:formula="of:=IF([$org.A116]&lt;&gt;&quot;&quot;;CONCATENATE(&quot;'&quot;;[$org.E116];&quot;',&quot;);[$org.E116])" office:value-type="string" office:string-value="'TA - Threshold-Accepting-Algorithm'," calcext:value-type="string">
            <text:p>'TA - Threshold-Accepting-Algorithm',</text:p>
          </table:table-cell>
        </table:table-row>
        <table:table-row table:style-name="ro1">
          <table:table-cell table:formula="of:=IF([$org.A117]&lt;&gt;&quot;&quot;;[$org.A117];&quot;&quot;)" office:value-type="float" office:value="104" calcext:value-type="float">
            <text:p>104</text:p>
          </table:table-cell>
          <table:table-cell table:formula="of:=IF([$org.A117]&lt;&gt;&quot;&quot;;CONCATENATE([$org.B117];&quot; = &quot;;[$org.B116];&quot; + 1;&quot;);[$org.B117])" office:value-type="string" office:string-value="rsSchwellenakzeptanz = rsInfoTAAlgoritmus + 1;" calcext:value-type="string">
            <text:p>rsSchwellenakzeptanz = rsInfoTAAlgoritmus + 1;</text:p>
          </table:table-cell>
          <table:table-cell table:formula="of:=IF([$org.A117]&lt;&gt;&quot;&quot;;CONCATENATE(&quot;'&quot;;[$org.E117];&quot;',&quot;);[$org.E117])" office:value-type="string" office:string-value="'Threshold acceptance (1990; IBM, Dueck, Scheuer) '," calcext:value-type="string">
            <text:p>'Threshold acceptance (1990; IBM, Dueck, Scheuer) ',</text:p>
          </table:table-cell>
        </table:table-row>
        <table:table-row table:style-name="ro1">
          <table:table-cell table:formula="of:=IF([$org.A118]&lt;&gt;&quot;&quot;;[$org.A118];&quot;&quot;)" office:value-type="float" office:value="105" calcext:value-type="float">
            <text:p>105</text:p>
          </table:table-cell>
          <table:table-cell table:formula="of:=IF([$org.A118]&lt;&gt;&quot;&quot;;CONCATENATE([$org.B118];&quot; = &quot;;[$org.B117];&quot; + 1;&quot;);[$org.B118])" office:value-type="string" office:string-value="rsBEGINNESA = rsSchwellenakzeptanz + 1;" calcext:value-type="string">
            <text:p>rsBEGINNESA = rsSchwellenakzeptanz + 1;</text:p>
          </table:table-cell>
          <table:table-cell table:formula="of:=IF([$org.A118]&lt;&gt;&quot;&quot;;CONCATENATE(&quot;'&quot;;[$org.E118];&quot;',&quot;);[$org.E118])" office:value-type="string" office:string-value="'BEGIN {SA or TA for minimization}'," calcext:value-type="string">
            <text:p>'BEGIN {SA or TA for minimization}',</text:p>
          </table:table-cell>
        </table:table-row>
        <table:table-row table:style-name="ro1">
          <table:table-cell table:formula="of:=IF([$org.A119]&lt;&gt;&quot;&quot;;[$org.A119];&quot;&quot;)" office:value-type="float" office:value="106" calcext:value-type="float">
            <text:p>106</text:p>
          </table:table-cell>
          <table:table-cell table:formula="of:=IF([$org.A119]&lt;&gt;&quot;&quot;;CONCATENATE([$org.B119];&quot; = &quot;;[$org.B118];&quot; + 1;&quot;);[$org.B119])" office:value-type="string" office:string-value="rsWaehleKonfiguration = rsBEGINNESA + 1;" calcext:value-type="string">
            <text:p>rsWaehleKonfiguration = rsBEGINNESA + 1;</text:p>
          </table:table-cell>
          <table:table-cell table:formula="of:=IF([$org.A119]&lt;&gt;&quot;&quot;;CONCATENATE(&quot;'&quot;;[$org.E119];&quot;',&quot;);[$org.E119])" office:value-type="string" office:string-value="'select an initial configuration;'," calcext:value-type="string">
            <text:p>'select an initial configuration;',</text:p>
          </table:table-cell>
        </table:table-row>
        <table:table-row table:style-name="ro1">
          <table:table-cell table:formula="of:=IF([$org.A120]&lt;&gt;&quot;&quot;;[$org.A120];&quot;&quot;)" office:value-type="float" office:value="107" calcext:value-type="float">
            <text:p>107</text:p>
          </table:table-cell>
          <table:table-cell table:formula="of:=IF([$org.A120]&lt;&gt;&quot;&quot;;CONCATENATE([$org.B120];&quot; = &quot;;[$org.B119];&quot; + 1;&quot;);[$org.B120])" office:value-type="string" office:string-value="rsWaehleAnfangswert = rsWaehleKonfiguration + 1;" calcext:value-type="string">
            <text:p>rsWaehleAnfangswert = rsWaehleKonfiguration + 1;</text:p>
          </table:table-cell>
          <table:table-cell table:formula="of:=IF([$org.A120]&lt;&gt;&quot;&quot;;CONCATENATE(&quot;'&quot;;[$org.E120];&quot;',&quot;);[$org.E120])" office:value-type="string" office:string-value="'choose an initial value T&gt;0;'," calcext:value-type="string">
            <text:p>'choose an initial value T&gt;0;',</text:p>
          </table:table-cell>
        </table:table-row>
        <table:table-row table:style-name="ro1">
          <table:table-cell table:formula="of:=IF([$org.A121]&lt;&gt;&quot;&quot;;[$org.A121];&quot;&quot;)" office:value-type="float" office:value="108" calcext:value-type="float">
            <text:p>108</text:p>
          </table:table-cell>
          <table:table-cell table:formula="of:=IF([$org.A121]&lt;&gt;&quot;&quot;;CONCATENATE([$org.B121];&quot; = &quot;;[$org.B120];&quot; + 1;&quot;);[$org.B121])" office:value-type="string" office:string-value="rsWIEDERHOLE = rsWaehleAnfangswert + 1;" calcext:value-type="string">
            <text:p>rsWIEDERHOLE = rsWaehleAnfangswert + 1;</text:p>
          </table:table-cell>
          <table:table-cell table:formula="of:=IF([$org.A121]&lt;&gt;&quot;&quot;;CONCATENATE(&quot;'&quot;;[$org.E121];&quot;',&quot;);[$org.E121])" office:value-type="string" office:string-value="'REPEAT'," calcext:value-type="string">
            <text:p>'REPEAT',</text:p>
          </table:table-cell>
        </table:table-row>
        <table:table-row table:style-name="ro1">
          <table:table-cell table:formula="of:=IF([$org.A122]&lt;&gt;&quot;&quot;;[$org.A122];&quot;&quot;)" office:value-type="float" office:value="109" calcext:value-type="float">
            <text:p>109</text:p>
          </table:table-cell>
          <table:table-cell table:formula="of:=IF([$org.A122]&lt;&gt;&quot;&quot;;CONCATENATE([$org.B122];&quot; = &quot;;[$org.B121];&quot; + 1;&quot;);[$org.B122])" office:value-type="string" office:string-value="rsWIEDERHOLE1 = rsWIEDERHOLE + 1;" calcext:value-type="string">
            <text:p>rsWIEDERHOLE1 = rsWIEDERHOLE + 1;</text:p>
          </table:table-cell>
          <table:table-cell table:formula="of:=IF([$org.A122]&lt;&gt;&quot;&quot;;CONCATENATE(&quot;'&quot;;[$org.E122];&quot;',&quot;);[$org.E122])" office:value-type="string" office:string-value="'  REPEAT'," calcext:value-type="string">
            <text:p>' <text:s/>REPEAT',</text:p>
          </table:table-cell>
        </table:table-row>
        <table:table-row table:style-name="ro1">
          <table:table-cell table:formula="of:=IF([$org.A123]&lt;&gt;&quot;&quot;;[$org.A123];&quot;&quot;)" office:value-type="float" office:value="110" calcext:value-type="float">
            <text:p>110</text:p>
          </table:table-cell>
          <table:table-cell table:formula="of:=IF([$org.A123]&lt;&gt;&quot;&quot;;CONCATENATE([$org.B123];&quot; = &quot;;[$org.B122];&quot; + 1;&quot;);[$org.B123])" office:value-type="string" office:string-value="rsWaehleNeueKonfig = rsWIEDERHOLE1 + 1;" calcext:value-type="string">
            <text:p>rsWaehleNeueKonfig = rsWIEDERHOLE1 + 1;</text:p>
          </table:table-cell>
          <table:table-cell table:formula="of:=IF([$org.A123]&lt;&gt;&quot;&quot;;CONCATENATE(&quot;'&quot;;[$org.E123];&quot;',&quot;);[$org.E123])" office:value-type="string" office:string-value="'    select a new configuration, which is a small change of the'," calcext:value-type="string">
            <text:p>' <text:s text:c="3"/>select a new configuration, which is a small change of the',</text:p>
          </table:table-cell>
        </table:table-row>
        <table:table-row table:style-name="ro1">
          <table:table-cell table:formula="of:=IF([$org.A124]&lt;&gt;&quot;&quot;;[$org.A124];&quot;&quot;)" office:value-type="float" office:value="111" calcext:value-type="float">
            <text:p>111</text:p>
          </table:table-cell>
          <table:table-cell table:formula="of:=IF([$org.A124]&lt;&gt;&quot;&quot;;CONCATENATE([$org.B124];&quot; = &quot;;[$org.B123];&quot; + 1;&quot;);[$org.B124])" office:value-type="string" office:string-value="rsAltenKonfiguration = rsWaehleNeueKonfig + 1;" calcext:value-type="string">
            <text:p>rsAltenKonfiguration = rsWaehleNeueKonfig + 1;</text:p>
          </table:table-cell>
          <table:table-cell table:formula="of:=IF([$org.A124]&lt;&gt;&quot;&quot;;CONCATENATE(&quot;'&quot;;[$org.E124];&quot;',&quot;);[$org.E124])" office:value-type="string" office:string-value="'    old configuration;'," calcext:value-type="string">
            <text:p>' <text:s text:c="3"/>old configuration;',</text:p>
          </table:table-cell>
        </table:table-row>
        <table:table-row table:style-name="ro1">
          <table:table-cell table:formula="of:=IF([$org.A125]&lt;&gt;&quot;&quot;;[$org.A125];&quot;&quot;)" office:value-type="float" office:value="112" calcext:value-type="float">
            <text:p>112</text:p>
          </table:table-cell>
          <table:table-cell table:formula="of:=IF([$org.A125]&lt;&gt;&quot;&quot;;CONCATENATE([$org.B125];&quot; = &quot;;[$org.B124];&quot; + 1;&quot;);[$org.B125])" office:value-type="string" office:string-value="rsBerechneQualitaetsfkt = rsAltenKonfiguration + 1;" calcext:value-type="string">
            <text:p>rsBerechneQualitaetsfkt = rsAltenKonfiguration + 1;</text:p>
          </table:table-cell>
          <table:table-cell table:formula="of:=IF([$org.A125]&lt;&gt;&quot;&quot;;CONCATENATE(&quot;'&quot;;[$org.E125];&quot;',&quot;);[$org.E125])" office:value-type="string" office:string-value="'    calculate the quality function Q of the new configuration;'," calcext:value-type="string">
            <text:p>' <text:s text:c="3"/>calculate the quality function Q of the new configuration;',</text:p>
          </table:table-cell>
        </table:table-row>
        <table:table-row table:style-name="ro1">
          <table:table-cell table:formula="of:=IF([$org.A126]&lt;&gt;&quot;&quot;;[$org.A126];&quot;&quot;)" office:value-type="float" office:value="113" calcext:value-type="float">
            <text:p>113</text:p>
          </table:table-cell>
          <table:table-cell table:formula="of:=IF([$org.A126]&lt;&gt;&quot;&quot;;CONCATENATE([$org.B126];&quot; = &quot;;[$org.B125];&quot; + 1;&quot;);[$org.B126])" office:value-type="string" office:string-value="rsDEQneuQalt = rsBerechneQualitaetsfkt + 1;" calcext:value-type="string">
            <text:p>rsDEQneuQalt = rsBerechneQualitaetsfkt + 1;</text:p>
          </table:table-cell>
          <table:table-cell table:formula="of:=IF([$org.A126]&lt;&gt;&quot;&quot;;CONCATENATE(&quot;'&quot;;[$org.E126];&quot;',&quot;);[$org.E126])" office:value-type="string" office:string-value="'    DE:=Q(new)-Q(old);'," calcext:value-type="string">
            <text:p>' <text:s text:c="3"/>DE:=Q(new)-Q(old);',</text:p>
          </table:table-cell>
        </table:table-row>
        <table:table-row table:style-name="ro1">
          <table:table-cell table:formula="of:=IF([$org.A127]&lt;&gt;&quot;&quot;;[$org.A127];&quot;&quot;)" office:value-type="float" office:value="114" calcext:value-type="float">
            <text:p>114</text:p>
          </table:table-cell>
          <table:table-cell table:formula="of:=IF([$org.A127]&lt;&gt;&quot;&quot;;CONCATENATE([$org.B127];&quot; = &quot;;[$org.B126];&quot; + 1;&quot;);[$org.B127])" office:value-type="string" office:string-value="rsWENNDE0 = rsDEQneuQalt + 1;" calcext:value-type="string">
            <text:p>rsWENNDE0 = rsDEQneuQalt + 1;</text:p>
          </table:table-cell>
          <table:table-cell table:formula="of:=IF([$org.A127]&lt;&gt;&quot;&quot;;CONCATENATE(&quot;'&quot;;[$org.E127];&quot;',&quot;);[$org.E127])" office:value-type="string" office:string-value="'    IF DE&lt;0'," calcext:value-type="string">
            <text:p>' <text:s text:c="3"/>IF DE&lt;0',</text:p>
          </table:table-cell>
        </table:table-row>
        <table:table-row table:style-name="ro1">
          <table:table-cell table:formula="of:=IF([$org.A128]&lt;&gt;&quot;&quot;;[$org.A128];&quot;&quot;)" office:value-type="float" office:value="115" calcext:value-type="float">
            <text:p>115</text:p>
          </table:table-cell>
          <table:table-cell table:formula="of:=IF([$org.A128]&lt;&gt;&quot;&quot;;CONCATENATE([$org.B128];&quot; = &quot;;[$org.B127];&quot; + 1;&quot;);[$org.B128])" office:value-type="string" office:string-value="rsDANNAlteKonfigneueKonfig = rsWENNDE0 + 1;" calcext:value-type="string">
            <text:p>rsDANNAlteKonfigneueKonfig = rsWENNDE0 + 1;</text:p>
          </table:table-cell>
          <table:table-cell table:formula="of:=IF([$org.A128]&lt;&gt;&quot;&quot;;CONCATENATE(&quot;'&quot;;[$org.E128];&quot;',&quot;);[$org.E128])" office:value-type="string" office:string-value="'       THEN old configuration:=new configuration'," calcext:value-type="string">
            <text:p>' <text:s text:c="6"/>THEN old configuration:=new configuration',</text:p>
          </table:table-cell>
        </table:table-row>
        <table:table-row table:style-name="ro1">
          <table:table-cell table:formula="of:=IF([$org.A129]&lt;&gt;&quot;&quot;;[$org.A129];&quot;&quot;)" office:value-type="float" office:value="116" calcext:value-type="float">
            <text:p>116</text:p>
          </table:table-cell>
          <table:table-cell table:formula="of:=IF([$org.A129]&lt;&gt;&quot;&quot;;CONCATENATE([$org.B129];&quot; = &quot;;[$org.B128];&quot; + 1;&quot;);[$org.B129])" office:value-type="string" office:string-value="rsSONSTWENNZufallszahlexpDEkT = rsDANNAlteKonfigneueKonfig + 1;" calcext:value-type="string">
            <text:p>rsSONSTWENNZufallszahlexpDEkT = rsDANNAlteKonfigneueKonfig + 1;</text:p>
          </table:table-cell>
          <table:table-cell table:formula="of:=IF([$org.A129]&lt;&gt;&quot;&quot;;CONCATENATE(&quot;'&quot;;[$org.E129];&quot;',&quot;);[$org.E129])" office:value-type="string" office:string-value="'       OTHERWISE IF random number&lt;exp(-DE/(kT))'," calcext:value-type="string">
            <text:p>' <text:s text:c="6"/>OTHERWISE IF random number&lt;exp(-DE/(kT))',</text:p>
          </table:table-cell>
        </table:table-row>
        <table:table-row table:style-name="ro1">
          <table:table-cell table:formula="of:=IF([$org.A130]&lt;&gt;&quot;&quot;;[$org.A130];&quot;&quot;)" office:value-type="float" office:value="117" calcext:value-type="float">
            <text:p>117</text:p>
          </table:table-cell>
          <table:table-cell table:formula="of:=IF([$org.A130]&lt;&gt;&quot;&quot;;CONCATENATE([$org.B130];&quot; = &quot;;[$org.B129];&quot; + 1;&quot;);[$org.B130])" office:value-type="string" office:string-value="rsDANNAlteKonfigneueKonfig1 = rsSONSTWENNZufallszahlexpDEkT + 1;" calcext:value-type="string">
            <text:p>rsDANNAlteKonfigneueKonfig1 = rsSONSTWENNZufallszahlexpDEkT + 1;</text:p>
          </table:table-cell>
          <table:table-cell table:formula="of:=IF([$org.A130]&lt;&gt;&quot;&quot;;CONCATENATE(&quot;'&quot;;[$org.E130];&quot;',&quot;);[$org.E130])" office:value-type="string" office:string-value="'             THEN old configuration:=new configuration'," calcext:value-type="string">
            <text:p>' <text:s text:c="12"/>THEN old configuration:=new configuration',</text:p>
          </table:table-cell>
        </table:table-row>
        <table:table-row table:style-name="ro1">
          <table:table-cell table:formula="of:=IF([$org.A131]&lt;&gt;&quot;&quot;;[$org.A131];&quot;&quot;)" office:value-type="float" office:value="118" calcext:value-type="float">
            <text:p>118</text:p>
          </table:table-cell>
          <table:table-cell table:formula="of:=IF([$org.A131]&lt;&gt;&quot;&quot;;CONCATENATE([$org.B131];&quot; = &quot;;[$org.B130];&quot; + 1;&quot;);[$org.B131])" office:value-type="string" office:string-value="rsWENNDET = rsDANNAlteKonfigneueKonfig1 + 1;" calcext:value-type="string">
            <text:p>rsWENNDET = rsDANNAlteKonfigneueKonfig1 + 1;</text:p>
          </table:table-cell>
          <table:table-cell table:formula="of:=IF([$org.A131]&lt;&gt;&quot;&quot;;CONCATENATE(&quot;'&quot;;[$org.E131];&quot;',&quot;);[$org.E131])" office:value-type="string" office:string-value="'    IF DE&lt;T'," calcext:value-type="string">
            <text:p>' <text:s text:c="3"/>IF DE&lt;T',</text:p>
          </table:table-cell>
        </table:table-row>
        <table:table-row table:style-name="ro1">
          <table:table-cell table:formula="of:=IF([$org.A132]&lt;&gt;&quot;&quot;;[$org.A132];&quot;&quot;)" office:value-type="float" office:value="119" calcext:value-type="float">
            <text:p>119</text:p>
          </table:table-cell>
          <table:table-cell table:formula="of:=IF([$org.A132]&lt;&gt;&quot;&quot;;CONCATENATE([$org.B132];&quot; = &quot;;[$org.B131];&quot; + 1;&quot;);[$org.B132])" office:value-type="string" office:string-value="rsDANNAlteKonfigneueKonfig2 = rsWENNDET + 1;" calcext:value-type="string">
            <text:p>rsDANNAlteKonfigneueKonfig2 = rsWENNDET + 1;</text:p>
          </table:table-cell>
          <table:table-cell table:formula="of:=IF([$org.A132]&lt;&gt;&quot;&quot;;CONCATENATE(&quot;'&quot;;[$org.E132];&quot;',&quot;);[$org.E132])" office:value-type="string" office:string-value="'       THEN old configuration:=new configuration '," calcext:value-type="string">
            <text:p>' <text:s text:c="6"/>THEN old configuration:=new configuration ',</text:p>
          </table:table-cell>
        </table:table-row>
        <table:table-row table:style-name="ro1">
          <table:table-cell table:formula="of:=IF([$org.A133]&lt;&gt;&quot;&quot;;[$org.A133];&quot;&quot;)" office:value-type="float" office:value="120" calcext:value-type="float">
            <text:p>120</text:p>
          </table:table-cell>
          <table:table-cell table:formula="of:=IF([$org.A133]&lt;&gt;&quot;&quot;;CONCATENATE([$org.B133];&quot; = &quot;;[$org.B132];&quot; + 1;&quot;);[$org.B133])" office:value-type="string" office:string-value="rsBISrQualitaetOk = rsDANNAlteKonfigneueKonfig2 + 1;" calcext:value-type="string">
            <text:p>rsBISrQualitaetOk = rsDANNAlteKonfigneueKonfig2 + 1;</text:p>
          </table:table-cell>
          <table:table-cell table:formula="of:=IF([$org.A133]&lt;&gt;&quot;&quot;;CONCATENATE(&quot;'&quot;;[$org.E133];&quot;',&quot;);[$org.E133])" office:value-type="string" office:string-value="'  UNTIL long no reduction in quality;'," calcext:value-type="string">
            <text:p>' <text:s/>UNTIL long no reduction in quality;',</text:p>
          </table:table-cell>
        </table:table-row>
        <table:table-row table:style-name="ro1">
          <table:table-cell table:formula="of:=IF([$org.A134]&lt;&gt;&quot;&quot;;[$org.A134];&quot;&quot;)" office:value-type="float" office:value="121" calcext:value-type="float">
            <text:p>121</text:p>
          </table:table-cell>
          <table:table-cell table:formula="of:=IF([$org.A134]&lt;&gt;&quot;&quot;;CONCATENATE([$org.B134];&quot; = &quot;;[$org.B133];&quot; + 1;&quot;);[$org.B134])" office:value-type="string" office:string-value="rsVerringereT = rsBISrQualitaetOk + 1;" calcext:value-type="string">
            <text:p>rsVerringereT = rsBISrQualitaetOk + 1;</text:p>
          </table:table-cell>
          <table:table-cell table:formula="of:=IF([$org.A134]&lt;&gt;&quot;&quot;;CONCATENATE(&quot;'&quot;;[$org.E134];&quot;',&quot;);[$org.E134])" office:value-type="string" office:string-value="'  reduce T;'," calcext:value-type="string">
            <text:p>' <text:s/>reduce T;',</text:p>
          </table:table-cell>
        </table:table-row>
        <table:table-row table:style-name="ro1">
          <table:table-cell table:formula="of:=IF([$org.A135]&lt;&gt;&quot;&quot;;[$org.A135];&quot;&quot;)" office:value-type="float" office:value="122" calcext:value-type="float">
            <text:p>122</text:p>
          </table:table-cell>
          <table:table-cell table:formula="of:=IF([$org.A135]&lt;&gt;&quot;&quot;;CONCATENATE([$org.B135];&quot; = &quot;;[$org.B134];&quot; + 1;&quot;);[$org.B135])" office:value-type="string" office:string-value="rsBISQualitaetsfktKonst = rsVerringereT + 1;" calcext:value-type="string">
            <text:p>rsBISQualitaetsfktKonst = rsVerringereT + 1;</text:p>
          </table:table-cell>
          <table:table-cell table:formula="of:=IF([$org.A135]&lt;&gt;&quot;&quot;;CONCATENATE(&quot;'&quot;;[$org.E135];&quot;',&quot;);[$org.E135])" office:value-type="string" office:string-value="'UNTIL no further reduction of the quality function at all;'," calcext:value-type="string">
            <text:p>'UNTIL no further reduction of the quality function at all;',</text:p>
          </table:table-cell>
        </table:table-row>
        <table:table-row table:style-name="ro1">
          <table:table-cell table:formula="of:=IF([$org.A136]&lt;&gt;&quot;&quot;;[$org.A136];&quot;&quot;)" office:value-type="float" office:value="123" calcext:value-type="float">
            <text:p>123</text:p>
          </table:table-cell>
          <table:table-cell table:formula="of:=IF([$org.A136]&lt;&gt;&quot;&quot;;CONCATENATE([$org.B136];&quot; = &quot;;[$org.B135];&quot; + 1;&quot;);[$org.B136])" office:value-type="string" office:string-value="rsENDE = rsBISQualitaetsfktKonst + 1;" calcext:value-type="string">
            <text:p>rsENDE = rsBISQualitaetsfktKonst + 1;</text:p>
          </table:table-cell>
          <table:table-cell table:formula="of:=IF([$org.A136]&lt;&gt;&quot;&quot;;CONCATENATE(&quot;'&quot;;[$org.E136];&quot;',&quot;);[$org.E136])" office:value-type="string" office:string-value="'END.'," calcext:value-type="string">
            <text:p>'END.',</text:p>
          </table:table-cell>
        </table:table-row>
        <table:table-row table:style-name="ro1">
          <table:table-cell table:formula="of:=IF([$org.A137]&lt;&gt;&quot;&quot;;[$org.A137];&quot;&quot;)" office:value-type="float" office:value="124" calcext:value-type="float">
            <text:p>124</text:p>
          </table:table-cell>
          <table:table-cell table:formula="of:=IF([$org.A137]&lt;&gt;&quot;&quot;;CONCATENATE([$org.B137];&quot; = &quot;;[$org.B136];&quot; + 1;&quot;);[$org.B137])" office:value-type="string" office:string-value="rsKlickZwischenloesung = rsENDE + 1;" calcext:value-type="string">
            <text:p>rsKlickZwischenloesung = rsENDE + 1;</text:p>
          </table:table-cell>
          <table:table-cell table:formula="of:=IF([$org.A137]&lt;&gt;&quot;&quot;;CONCATENATE(&quot;'&quot;;[$org.E137];&quot;',&quot;);[$org.E137])" office:value-type="string" office:string-value="'After clicking on an intermediate solution, the circular route is animated in the graphic.'," calcext:value-type="string">
            <text:p>'After clicking on an intermediate solution, the circular route is animated in the graphic.',</text:p>
          </table:table-cell>
        </table:table-row>
        <table:table-row table:style-name="ro1">
          <table:table-cell table:formula="of:=IF([$org.A138]&lt;&gt;&quot;&quot;;[$org.A138];&quot;&quot;)" office:value-type="float" office:value="125" calcext:value-type="float">
            <text:p>125</text:p>
          </table:table-cell>
          <table:table-cell table:formula="of:=IF([$org.A138]&lt;&gt;&quot;&quot;;CONCATENATE([$org.B138];&quot; = &quot;;[$org.B137];&quot; + 1;&quot;);[$org.B138])" office:value-type="string" office:string-value="rsInfoSalesmanB0 = rsKlickZwischenloesung + 1;" calcext:value-type="string">
            <text:p>rsInfoSalesmanB0 = rsKlickZwischenloesung + 1;</text:p>
          </table:table-cell>
          <table:table-cell table:formula="of:=IF([$org.A138]&lt;&gt;&quot;&quot;;CONCATENATE(&quot;'&quot;;[$org.E138];&quot;',&quot;);[$org.E138])" office:value-type="string" office:string-value="'Information on the circular route of the traveling salesman II'," calcext:value-type="string">
            <text:p>'Information on the circular route of the traveling salesman II',</text:p>
          </table:table-cell>
        </table:table-row>
        <table:table-row table:style-name="ro1">
          <table:table-cell table:formula="of:=IF([$org.A139]&lt;&gt;&quot;&quot;;[$org.A139];&quot;&quot;)" office:value-type="float" office:value="126" calcext:value-type="float">
            <text:p>126</text:p>
          </table:table-cell>
          <table:table-cell table:formula="of:=IF([$org.A139]&lt;&gt;&quot;&quot;;CONCATENATE([$org.B139];&quot; = &quot;;[$org.B138];&quot; + 1;&quot;);[$org.B139])" office:value-type="string" office:string-value="rsInfoSalesmanB1 = rsInfoSalesmanB0 + 1;" calcext:value-type="string">
            <text:p>rsInfoSalesmanB1 = rsInfoSalesmanB0 + 1;</text:p>
          </table:table-cell>
          <table:table-cell table:formula="of:=IF([$org.A139]&lt;&gt;&quot;&quot;;CONCATENATE(&quot;'&quot;;[$org.E139];&quot;',&quot;);[$org.E139])" office:value-type="string" office:string-value="'The program attempts to determine a circular route in such a way that the travel distance is as short as possible. Places may be visited several times and roads may be traveled in both directions.'," calcext:value-type="string">
            <text:p>'The program attempts to determine a circular route in such a way that the travel distance is as short as possible. Places may be visited several times and roads may be traveled in both directions.',</text:p>
          </table:table-cell>
        </table:table-row>
        <table:table-row table:style-name="ro1">
          <table:table-cell table:formula="of:=IF([$org.A140]&lt;&gt;&quot;&quot;;[$org.A140];&quot;&quot;)" office:value-type="float" office:value="127" calcext:value-type="float">
            <text:p>127</text:p>
          </table:table-cell>
          <table:table-cell table:formula="of:=IF([$org.A140]&lt;&gt;&quot;&quot;;CONCATENATE([$org.B140];&quot; = &quot;;[$org.B139];&quot; + 1;&quot;);[$org.B140])" office:value-type="string" office:string-value="rsInfoSalesmanB2 = rsInfoSalesmanB1 + 1;" calcext:value-type="string">
            <text:p>rsInfoSalesmanB2 = rsInfoSalesmanB1 + 1;</text:p>
          </table:table-cell>
          <table:table-cell table:formula="of:=IF([$org.A140]&lt;&gt;&quot;&quot;;CONCATENATE(&quot;'&quot;;[$org.E140];&quot;',&quot;);[$org.E140])" office:value-type="string" office:string-value="'The locations and distances can be freely selected.'," calcext:value-type="string">
            <text:p>'The locations and distances can be freely selected.',</text:p>
          </table:table-cell>
        </table:table-row>
        <table:table-row table:style-name="ro1">
          <table:table-cell table:formula="of:=IF([$org.A141]&lt;&gt;&quot;&quot;;[$org.A141];&quot;&quot;)" office:value-type="float" office:value="128" calcext:value-type="float">
            <text:p>128</text:p>
          </table:table-cell>
          <table:table-cell table:formula="of:=IF([$org.A141]&lt;&gt;&quot;&quot;;CONCATENATE([$org.B141];&quot; = &quot;;[$org.B140];&quot; + 1;&quot;);[$org.B141])" office:value-type="string" office:string-value="rsInfoSalesmanB3 = rsInfoSalesmanB2 + 1;" calcext:value-type="string">
            <text:p>rsInfoSalesmanB3 = rsInfoSalesmanB2 + 1;</text:p>
          </table:table-cell>
          <table:table-cell table:formula="of:=IF([$org.A141]&lt;&gt;&quot;&quot;;CONCATENATE(&quot;'&quot;;[$org.E141];&quot;',&quot;);[$org.E141])" office:value-type="string" office:string-value="'An empty field or 0 in the distance matrix means: no connection.'," calcext:value-type="string">
            <text:p>'An empty field or 0 in the distance matrix means: no connection.',</text:p>
          </table:table-cell>
        </table:table-row>
        <table:table-row table:style-name="ro1">
          <table:table-cell table:formula="of:=IF([$org.A142]&lt;&gt;&quot;&quot;;[$org.A142];&quot;&quot;)" office:value-type="float" office:value="129" calcext:value-type="float">
            <text:p>129</text:p>
          </table:table-cell>
          <table:table-cell table:formula="of:=IF([$org.A142]&lt;&gt;&quot;&quot;;CONCATENATE([$org.B142];&quot; = &quot;;[$org.B141];&quot; + 1;&quot;);[$org.B142])" office:value-type="string" office:string-value="rsInfoSalesmanB4 = rsInfoSalesmanB3 + 1;" calcext:value-type="string">
            <text:p>rsInfoSalesmanB4 = rsInfoSalesmanB3 + 1;</text:p>
          </table:table-cell>
          <table:table-cell table:formula="of:=IF([$org.A142]&lt;&gt;&quot;&quot;;CONCATENATE(&quot;'&quot;;[$org.E142];&quot;',&quot;);[$org.E142])" office:value-type="string" office:string-value="'One-way streets are shown in yellow or aqua, depending on the direction.'," calcext:value-type="string">
            <text:p>'One-way streets are shown in yellow or aqua, depending on the direction.',</text:p>
          </table:table-cell>
        </table:table-row>
        <table:table-row table:style-name="ro1">
          <table:table-cell table:formula="of:=IF([$org.A143]&lt;&gt;&quot;&quot;;[$org.A143];&quot;&quot;)" office:value-type="float" office:value="130" calcext:value-type="float">
            <text:p>130</text:p>
          </table:table-cell>
          <table:table-cell table:formula="of:=IF([$org.A143]&lt;&gt;&quot;&quot;;CONCATENATE([$org.B143];&quot; = &quot;;[$org.B142];&quot; + 1;&quot;);[$org.B143])" office:value-type="string" office:string-value="rsInfoZahlenraetsel0 = rsInfoSalesmanB4 + 1;" calcext:value-type="string">
            <text:p>rsInfoZahlenraetsel0 = rsInfoSalesmanB4 + 1;</text:p>
          </table:table-cell>
          <table:table-cell table:formula="of:=IF([$org.A143]&lt;&gt;&quot;&quot;;CONCATENATE(&quot;'&quot;;[$org.E143];&quot;',&quot;);[$org.E143])" office:value-type="string" office:string-value="'Information on solving the number puzzle'," calcext:value-type="string">
            <text:p>'Information on solving the number puzzle',</text:p>
          </table:table-cell>
        </table:table-row>
        <table:table-row table:style-name="ro1">
          <table:table-cell table:formula="of:=IF([$org.A144]&lt;&gt;&quot;&quot;;[$org.A144];&quot;&quot;)" office:value-type="float" office:value="131" calcext:value-type="float">
            <text:p>131</text:p>
          </table:table-cell>
          <table:table-cell table:formula="of:=IF([$org.A144]&lt;&gt;&quot;&quot;;CONCATENATE([$org.B144];&quot; = &quot;;[$org.B143];&quot; + 1;&quot;);[$org.B144])" office:value-type="string" office:string-value="rsInfoZahlenraetsel1 = rsInfoZahlenraetsel0 + 1;" calcext:value-type="string">
            <text:p>rsInfoZahlenraetsel1 = rsInfoZahlenraetsel0 + 1;</text:p>
          </table:table-cell>
          <table:table-cell table:formula="of:=IF([$org.A144]&lt;&gt;&quot;&quot;;CONCATENATE(&quot;'&quot;;[$org.E144];&quot;',&quot;);[$org.E144])" office:value-type="string" office:string-value="'As is usual with number puzzles, each letter represents a digit.'," calcext:value-type="string">
            <text:p>'As is usual with number puzzles, each letter represents a digit.',</text:p>
          </table:table-cell>
        </table:table-row>
        <table:table-row table:style-name="ro1">
          <table:table-cell table:formula="of:=IF([$org.A145]&lt;&gt;&quot;&quot;;[$org.A145];&quot;&quot;)" office:value-type="float" office:value="132" calcext:value-type="float">
            <text:p>132</text:p>
          </table:table-cell>
          <table:table-cell table:formula="of:=IF([$org.A145]&lt;&gt;&quot;&quot;;CONCATENATE([$org.B145];&quot; = &quot;;[$org.B144];&quot; + 1;&quot;);[$org.B145])" office:value-type="string" office:string-value="rsInfoZahlenraetsel2 = rsInfoZahlenraetsel1 + 1;" calcext:value-type="string">
            <text:p>rsInfoZahlenraetsel2 = rsInfoZahlenraetsel1 + 1;</text:p>
          </table:table-cell>
          <table:table-cell table:formula="of:=IF([$org.A145]&lt;&gt;&quot;&quot;;CONCATENATE(&quot;'&quot;;[$org.E145];&quot;',&quot;);[$org.E145])" office:value-type="string" office:string-value="'The program searches for all solutions by trial and error.'," calcext:value-type="string">
            <text:p>'The program searches for all solutions by trial and error.',</text:p>
          </table:table-cell>
        </table:table-row>
        <table:table-row table:style-name="ro1">
          <table:table-cell table:formula="of:=IF([$org.A146]&lt;&gt;&quot;&quot;;[$org.A146];&quot;&quot;)" office:value-type="float" office:value="133" calcext:value-type="float">
            <text:p>133</text:p>
          </table:table-cell>
          <table:table-cell table:formula="of:=IF([$org.A146]&lt;&gt;&quot;&quot;;CONCATENATE([$org.B146];&quot; = &quot;;[$org.B145];&quot; + 1;&quot;);[$org.B146])" office:value-type="string" office:string-value="rsInfoHausVomNikolaus0 = rsInfoZahlenraetsel2 + 1;" calcext:value-type="string">
            <text:p>rsInfoHausVomNikolaus0 = rsInfoZahlenraetsel2 + 1;</text:p>
          </table:table-cell>
          <table:table-cell table:formula="of:=IF([$org.A146]&lt;&gt;&quot;&quot;;CONCATENATE(&quot;'&quot;;[$org.E146];&quot;',&quot;);[$org.E146])" office:value-type="string" office:string-value="'Information about Santa's house'," calcext:value-type="string">
            <text:p>'Information about Santa's house',</text:p>
          </table:table-cell>
        </table:table-row>
        <table:table-row table:style-name="ro1">
          <table:table-cell table:formula="of:=IF([$org.A147]&lt;&gt;&quot;&quot;;[$org.A147];&quot;&quot;)" office:value-type="float" office:value="134" calcext:value-type="float">
            <text:p>134</text:p>
          </table:table-cell>
          <table:table-cell table:formula="of:=IF([$org.A147]&lt;&gt;&quot;&quot;;CONCATENATE([$org.B147];&quot; = &quot;;[$org.B146];&quot; + 1;&quot;);[$org.B147])" office:value-type="string" office:string-value="rsInfoHausVomNikolaus1 = rsInfoHausVomNikolaus0 + 1;" calcext:value-type="string">
            <text:p>rsInfoHausVomNikolaus1 = rsInfoHausVomNikolaus0 + 1;</text:p>
          </table:table-cell>
          <table:table-cell table:formula="of:=IF([$org.A147]&lt;&gt;&quot;&quot;;CONCATENATE(&quot;'&quot;;[$org.E147];&quot;',&quot;);[$org.E147])" office:value-type="string" office:string-value="'The program can find all solutions to the known problem'," calcext:value-type="string">
            <text:p>'The program can find all solutions to the known problem',</text:p>
          </table:table-cell>
        </table:table-row>
        <table:table-row table:style-name="ro1">
          <table:table-cell table:formula="of:=IF([$org.A148]&lt;&gt;&quot;&quot;;[$org.A148];&quot;&quot;)" office:value-type="float" office:value="135" calcext:value-type="float">
            <text:p>135</text:p>
          </table:table-cell>
          <table:table-cell table:formula="of:=IF([$org.A148]&lt;&gt;&quot;&quot;;CONCATENATE([$org.B148];&quot; = &quot;;[$org.B147];&quot; + 1;&quot;);[$org.B148])" office:value-type="string" office:string-value="rsInfoHausVomNikolaus2 = rsInfoHausVomNikolaus1 + 1;" calcext:value-type="string">
            <text:p>rsInfoHausVomNikolaus2 = rsInfoHausVomNikolaus1 + 1;</text:p>
          </table:table-cell>
          <table:table-cell table:formula="of:=IF([$org.A148]&lt;&gt;&quot;&quot;;CONCATENATE(&quot;'&quot;;[$org.E148];&quot;',&quot;);[$org.E148])" office:value-type="string" office:string-value="'The starting point is freely selectable'," calcext:value-type="string">
            <text:p>'The starting point is freely selectable',</text:p>
          </table:table-cell>
        </table:table-row>
        <table:table-row table:style-name="ro1">
          <table:table-cell table:formula="of:=IF([$org.A149]&lt;&gt;&quot;&quot;;[$org.A149];&quot;&quot;)" office:value-type="float" office:value="136" calcext:value-type="float">
            <text:p>136</text:p>
          </table:table-cell>
          <table:table-cell table:formula="of:=IF([$org.A149]&lt;&gt;&quot;&quot;;CONCATENATE([$org.B149];&quot; = &quot;;[$org.B148];&quot; + 1;&quot;);[$org.B149])" office:value-type="string" office:string-value="rsKlickLoesung = rsInfoHausVomNikolaus2 + 1;" calcext:value-type="string">
            <text:p>rsKlickLoesung = rsInfoHausVomNikolaus2 + 1;</text:p>
          </table:table-cell>
          <table:table-cell table:formula="of:=IF([$org.A149]&lt;&gt;&quot;&quot;;CONCATENATE(&quot;'&quot;;[$org.E149];&quot;',&quot;);[$org.E149])" office:value-type="string" office:string-value="'After clicking on a solution, it is displayed animated in the graphic.'," calcext:value-type="string">
            <text:p>'After clicking on a solution, it is displayed animated in the graphic.',</text:p>
          </table:table-cell>
        </table:table-row>
        <table:table-row table:style-name="ro1">
          <table:table-cell table:formula="of:=IF([$org.A150]&lt;&gt;&quot;&quot;;[$org.A150];&quot;&quot;)" office:value-type="float" office:value="137" calcext:value-type="float">
            <text:p>137</text:p>
          </table:table-cell>
          <table:table-cell table:formula="of:=IF([$org.A150]&lt;&gt;&quot;&quot;;CONCATENATE([$org.B150];&quot; = &quot;;[$org.B149];&quot; + 1;&quot;);[$org.B150])" office:value-type="string" office:string-value="rsInfoAutorouting0 = rsKlickLoesung + 1;" calcext:value-type="string">
            <text:p>rsInfoAutorouting0 = rsKlickLoesung + 1;</text:p>
          </table:table-cell>
          <table:table-cell table:formula="of:=IF([$org.A150]&lt;&gt;&quot;&quot;;CONCATENATE(&quot;'&quot;;[$org.E150];&quot;',&quot;);[$org.E150])" office:value-type="string" office:string-value="'Autorouting according to the Lee algorithm'," calcext:value-type="string">
            <text:p>'Autorouting according to the Lee algorithm',</text:p>
          </table:table-cell>
        </table:table-row>
        <table:table-row table:style-name="ro1">
          <table:table-cell table:formula="of:=IF([$org.A151]&lt;&gt;&quot;&quot;;[$org.A151];&quot;&quot;)" office:value-type="float" office:value="138" calcext:value-type="float">
            <text:p>138</text:p>
          </table:table-cell>
          <table:table-cell table:formula="of:=IF([$org.A151]&lt;&gt;&quot;&quot;;CONCATENATE([$org.B151];&quot; = &quot;;[$org.B150];&quot; + 1;&quot;);[$org.B151])" office:value-type="string" office:string-value="rsInfoAutorouting1 = rsInfoAutorouting0 + 1;" calcext:value-type="string">
            <text:p>rsInfoAutorouting1 = rsInfoAutorouting0 + 1;</text:p>
          </table:table-cell>
          <table:table-cell table:formula="of:=IF([$org.A151]&lt;&gt;&quot;&quot;;CONCATENATE(&quot;'&quot;;[$org.E151];&quot;',&quot;);[$org.E151])" office:value-type="string" office:string-value="'The program attempts to connect a number of points without crossing them.'," calcext:value-type="string">
            <text:p>'The program attempts to connect a number of points without crossing them.',</text:p>
          </table:table-cell>
        </table:table-row>
        <table:table-row table:style-name="ro1">
          <table:table-cell table:formula="of:=IF([$org.A152]&lt;&gt;&quot;&quot;;[$org.A152];&quot;&quot;)" office:value-type="float" office:value="139" calcext:value-type="float">
            <text:p>139</text:p>
          </table:table-cell>
          <table:table-cell table:formula="of:=IF([$org.A152]&lt;&gt;&quot;&quot;;CONCATENATE([$org.B152];&quot; = &quot;;[$org.B151];&quot; + 1;&quot;);[$org.B152])" office:value-type="string" office:string-value="rsInfoAutorouting2 = rsInfoAutorouting1 + 1;" calcext:value-type="string">
            <text:p>rsInfoAutorouting2 = rsInfoAutorouting1 + 1;</text:p>
          </table:table-cell>
          <table:table-cell table:formula="of:=IF([$org.A152]&lt;&gt;&quot;&quot;;CONCATENATE(&quot;'&quot;;[$org.E152];&quot;',&quot;);[$org.E152])" office:value-type="string" office:string-value="'Practical background is e.g. the creation of a circuit board.'," calcext:value-type="string">
            <text:p>'Practical background is e.g. the creation of a circuit board.',</text:p>
          </table:table-cell>
        </table:table-row>
        <table:table-row table:style-name="ro1">
          <table:table-cell table:formula="of:=IF([$org.A153]&lt;&gt;&quot;&quot;;[$org.A153];&quot;&quot;)" office:value-type="float" office:value="140" calcext:value-type="float">
            <text:p>140</text:p>
          </table:table-cell>
          <table:table-cell table:formula="of:=IF([$org.A153]&lt;&gt;&quot;&quot;;CONCATENATE([$org.B153];&quot; = &quot;;[$org.B152];&quot; + 1;&quot;);[$org.B153])" office:value-type="string" office:string-value="rsInfoLeeAlgo0 = rsInfoAutorouting2 + 1;" calcext:value-type="string">
            <text:p>rsInfoLeeAlgo0 = rsInfoAutorouting2 + 1;</text:p>
          </table:table-cell>
          <table:table-cell table:formula="of:=IF([$org.A153]&lt;&gt;&quot;&quot;;CONCATENATE(&quot;'&quot;;[$org.E153];&quot;',&quot;);[$org.E153])" office:value-type="string" office:string-value="'Waves are sent out from the starting point until the end point is reached or no new wave front can be generated.'," calcext:value-type="string">
            <text:p>'Waves are sent out from the starting point until the end point is reached or no new wave front can be generated.',</text:p>
          </table:table-cell>
        </table:table-row>
        <table:table-row table:style-name="ro1">
          <table:table-cell table:formula="of:=IF([$org.A154]&lt;&gt;&quot;&quot;;[$org.A154];&quot;&quot;)" office:value-type="float" office:value="141" calcext:value-type="float">
            <text:p>141</text:p>
          </table:table-cell>
          <table:table-cell table:formula="of:=IF([$org.A154]&lt;&gt;&quot;&quot;;CONCATENATE([$org.B154];&quot; = &quot;;[$org.B153];&quot; + 1;&quot;);[$org.B154])" office:value-type="string" office:string-value="rsInfoLeeAlgo1 = rsInfoLeeAlgo0 + 1;" calcext:value-type="string">
            <text:p>rsInfoLeeAlgo1 = rsInfoLeeAlgo0 + 1;</text:p>
          </table:table-cell>
          <table:table-cell table:formula="of:=IF([$org.A154]&lt;&gt;&quot;&quot;;CONCATENATE(&quot;'&quot;;[$org.E154];&quot;',&quot;);[$org.E154])" office:value-type="string" office:string-value="'In the first case, the path from the end point is traced back to the starting point (Lee algorithm). This is also the shortest path that can be generated.'," calcext:value-type="string">
            <text:p>'In the first case, the path from the end point is traced back to the starting point (Lee algorithm). This is also the shortest path that can be generated.',</text:p>
          </table:table-cell>
        </table:table-row>
        <table:table-row table:style-name="ro1">
          <table:table-cell table:formula="of:=IF([$org.A155]&lt;&gt;&quot;&quot;;[$org.A155];&quot;&quot;)" office:value-type="float" office:value="142" calcext:value-type="float">
            <text:p>142</text:p>
          </table:table-cell>
          <table:table-cell table:formula="of:=IF([$org.A155]&lt;&gt;&quot;&quot;;CONCATENATE([$org.B155];&quot; = &quot;;[$org.B154];&quot; + 1;&quot;);[$org.B155])" office:value-type="string" office:string-value="rsInfoLeeAlgo2 = rsInfoLeeAlgo1 + 1;" calcext:value-type="string">
            <text:p>rsInfoLeeAlgo2 = rsInfoLeeAlgo1 + 1;</text:p>
          </table:table-cell>
          <table:table-cell table:formula="of:=IF([$org.A155]&lt;&gt;&quot;&quot;;CONCATENATE(&quot;'&quot;;[$org.E155];&quot;',&quot;);[$org.E155])" office:value-type="string" office:string-value="'In the 2nd case - the end point was not reached - a previously determined path is deleted and a new attempt is started. (backtracking)'," calcext:value-type="string">
            <text:p>'In the 2nd case - the end point was not reached - a previously determined path is deleted and a new attempt is started. (backtracking)',</text:p>
          </table:table-cell>
        </table:table-row>
        <table:table-row table:style-name="ro1">
          <table:table-cell table:formula="of:=IF([$org.A156]&lt;&gt;&quot;&quot;;[$org.A156];&quot;&quot;)" office:value-type="float" office:value="143" calcext:value-type="float">
            <text:p>143</text:p>
          </table:table-cell>
          <table:table-cell table:formula="of:=IF([$org.A156]&lt;&gt;&quot;&quot;;CONCATENATE([$org.B156];&quot; = &quot;;[$org.B155];&quot; + 1;&quot;);[$org.B156])" office:value-type="string" office:string-value="rsSZBCt390Seite240 = rsInfoLeeAlgo2 + 1;" calcext:value-type="string">
            <text:p>rsSZBCt390Seite240 = rsInfoLeeAlgo2 + 1;</text:p>
          </table:table-cell>
          <table:table-cell table:formula="of:=IF([$org.A156]&lt;&gt;&quot;&quot;;CONCATENATE(&quot;'&quot;;[$org.E156];&quot;',&quot;);[$org.E156])" office:value-type="string" office:string-value="'(see e.g. c't 3/90 page 240)'," calcext:value-type="string">
            <text:p>'(see e.g. c't 3/90 page 240)',</text:p>
          </table:table-cell>
        </table:table-row>
        <table:table-row table:style-name="ro1">
          <table:table-cell table:formula="of:=IF([$org.A157]&lt;&gt;&quot;&quot;;[$org.A157];&quot;&quot;)" office:value-type="float" office:value="144" calcext:value-type="float">
            <text:p>144</text:p>
          </table:table-cell>
          <table:table-cell table:formula="of:=IF([$org.A157]&lt;&gt;&quot;&quot;;CONCATENATE([$org.B157];&quot; = &quot;;[$org.B156];&quot; + 1;&quot;);[$org.B157])" office:value-type="string" office:string-value="rsInfoAutorouting3 = rsSZBCt390Seite240 + 1;" calcext:value-type="string">
            <text:p>rsInfoAutorouting3 = rsSZBCt390Seite240 + 1;</text:p>
          </table:table-cell>
          <table:table-cell table:formula="of:=IF([$org.A157]&lt;&gt;&quot;&quot;;CONCATENATE(&quot;'&quot;;[$org.E157];&quot;',&quot;);[$org.E157])" office:value-type="string" office:string-value="'The second algorithm tries to find the path directly. Solutions are not always found! In addition, the time behavior is also worse.'," calcext:value-type="string">
            <text:p>'The second algorithm tries to find the path directly. Solutions are not always found! In addition, the time behavior is also worse.',</text:p>
          </table:table-cell>
        </table:table-row>
        <table:table-row table:style-name="ro1">
          <table:table-cell table:formula="of:=IF([$org.A158]&lt;&gt;&quot;&quot;;[$org.A158];&quot;&quot;)" office:value-type="float" office:value="145" calcext:value-type="float">
            <text:p>145</text:p>
          </table:table-cell>
          <table:table-cell table:formula="of:=IF([$org.A158]&lt;&gt;&quot;&quot;;CONCATENATE([$org.B158];&quot; = &quot;;[$org.B157];&quot; + 1;&quot;);[$org.B158])" office:value-type="string" office:string-value="rsVierFarbenProblem0 = rsInfoAutorouting3 + 1;" calcext:value-type="string">
            <text:p>rsVierFarbenProblem0 = rsInfoAutorouting3 + 1;</text:p>
          </table:table-cell>
          <table:table-cell table:formula="of:=IF([$org.A158]&lt;&gt;&quot;&quot;;CONCATENATE(&quot;'&quot;;[$org.E158];&quot;',&quot;);[$org.E158])" office:value-type="string" office:string-value="'Four-color problem'," calcext:value-type="string">
            <text:p>'Four-color problem',</text:p>
          </table:table-cell>
        </table:table-row>
        <table:table-row table:style-name="ro1">
          <table:table-cell table:formula="of:=IF([$org.A159]&lt;&gt;&quot;&quot;;[$org.A159];&quot;&quot;)" office:value-type="float" office:value="146" calcext:value-type="float">
            <text:p>146</text:p>
          </table:table-cell>
          <table:table-cell table:formula="of:=IF([$org.A159]&lt;&gt;&quot;&quot;;CONCATENATE([$org.B159];&quot; = &quot;;[$org.B158];&quot; + 1;&quot;);[$org.B159])" office:value-type="string" office:string-value="rsVierFarbenProblem1 = rsVierFarbenProblem0 + 1;" calcext:value-type="string">
            <text:p>rsVierFarbenProblem1 = rsVierFarbenProblem0 + 1;</text:p>
          </table:table-cell>
          <table:table-cell table:formula="of:=IF([$org.A159]&lt;&gt;&quot;&quot;;CONCATENATE(&quot;'&quot;;[$org.E159];&quot;',&quot;);[$org.E159])" office:value-type="string" office:string-value="'The program tries to color a number of areas with as few colors as possible in such a way that areas with a common border do not have the same color.'," calcext:value-type="string">
            <text:p>'The program tries to color a number of areas with as few colors as possible in such a way that areas with a common border do not have the same color.',</text:p>
          </table:table-cell>
        </table:table-row>
        <table:table-row table:style-name="ro1">
          <table:table-cell table:formula="of:=IF([$org.A160]&lt;&gt;&quot;&quot;;[$org.A160];&quot;&quot;)" office:value-type="float" office:value="147" calcext:value-type="float">
            <text:p>147</text:p>
          </table:table-cell>
          <table:table-cell table:formula="of:=IF([$org.A160]&lt;&gt;&quot;&quot;;CONCATENATE([$org.B160];&quot; = &quot;;[$org.B159];&quot; + 1;&quot;);[$org.B160])" office:value-type="string" office:string-value="rsVierFarbenProblem2 = rsVierFarbenProblem1 + 1;" calcext:value-type="string">
            <text:p>rsVierFarbenProblem2 = rsVierFarbenProblem1 + 1;</text:p>
          </table:table-cell>
          <table:table-cell table:formula="of:=IF([$org.A160]&lt;&gt;&quot;&quot;;CONCATENATE(&quot;'&quot;;[$org.E160];&quot;',&quot;);[$org.E160])" office:value-type="string" office:string-value="'Practical background is e.g. the creation of atlases (political maps).'," calcext:value-type="string">
            <text:p>'Practical background is e.g. the creation of atlases (political maps).',</text:p>
          </table:table-cell>
        </table:table-row>
        <table:table-row table:style-name="ro1">
          <table:table-cell table:formula="of:=IF([$org.A161]&lt;&gt;&quot;&quot;;[$org.A161];&quot;&quot;)" office:value-type="float" office:value="148" calcext:value-type="float">
            <text:p>148</text:p>
          </table:table-cell>
          <table:table-cell table:formula="of:=IF([$org.A161]&lt;&gt;&quot;&quot;;CONCATENATE([$org.B161];&quot; = &quot;;[$org.B160];&quot; + 1;&quot;);[$org.B161])" office:value-type="string" office:string-value="rsVierFarbenProblem3 = rsVierFarbenProblem2 + 1;" calcext:value-type="string">
            <text:p>rsVierFarbenProblem3 = rsVierFarbenProblem2 + 1;</text:p>
          </table:table-cell>
          <table:table-cell table:formula="of:=IF([$org.A161]&lt;&gt;&quot;&quot;;CONCATENATE(&quot;'&quot;;[$org.E161];&quot;',&quot;);[$org.E161])" office:value-type="string" office:string-value="'The underlying four-color problem was proven mathematically correct only some time ago.'," calcext:value-type="string">
            <text:p>'The underlying four-color problem was proven mathematically correct only some time ago.',</text:p>
          </table:table-cell>
        </table:table-row>
        <table:table-row table:style-name="ro1">
          <table:table-cell table:formula="of:=IF([$org.A162]&lt;&gt;&quot;&quot;;[$org.A162];&quot;&quot;)" office:value-type="float" office:value="149" calcext:value-type="float">
            <text:p>149</text:p>
          </table:table-cell>
          <table:table-cell table:formula="of:=IF([$org.A162]&lt;&gt;&quot;&quot;;CONCATENATE([$org.B162];&quot; = &quot;;[$org.B161];&quot; + 1;&quot;);[$org.B162])" office:value-type="string" office:string-value="rsVierFarbenProblem4 = rsVierFarbenProblem3 + 1;" calcext:value-type="string">
            <text:p>rsVierFarbenProblem4 = rsVierFarbenProblem3 + 1;</text:p>
          </table:table-cell>
          <table:table-cell table:formula="of:=IF([$org.A162]&lt;&gt;&quot;&quot;;CONCATENATE(&quot;'&quot;;[$org.E162];&quot;',&quot;);[$org.E162])" office:value-type="string" office:string-value="'A maximum of 20 rectangular areas can be nested in the program. The condition is, however, that the areas remain contiguous.'," calcext:value-type="string">
            <text:p>'A maximum of 20 rectangular areas can be nested in the program. The condition is, however, that the areas remain contiguous.',</text:p>
          </table:table-cell>
        </table:table-row>
        <table:table-row table:style-name="ro1">
          <table:table-cell table:formula="of:=IF([$org.A163]&lt;&gt;&quot;&quot;;[$org.A163];&quot;&quot;)" office:value-type="float" office:value="150" calcext:value-type="float">
            <text:p>150</text:p>
          </table:table-cell>
          <table:table-cell table:formula="of:=IF([$org.A163]&lt;&gt;&quot;&quot;;CONCATENATE([$org.B163];&quot; = &quot;;[$org.B162];&quot; + 1;&quot;);[$org.B163])" office:value-type="string" office:string-value="rsRucksackProblem0 = rsVierFarbenProblem4 + 1;" calcext:value-type="string">
            <text:p>rsRucksackProblem0 = rsVierFarbenProblem4 + 1;</text:p>
          </table:table-cell>
          <table:table-cell table:formula="of:=IF([$org.A163]&lt;&gt;&quot;&quot;;CONCATENATE(&quot;'&quot;;[$org.E163];&quot;',&quot;);[$org.E163])" office:value-type="string" office:string-value="'Backpack problem'," calcext:value-type="string">
            <text:p>'Backpack problem',</text:p>
          </table:table-cell>
        </table:table-row>
        <table:table-row table:style-name="ro1">
          <table:table-cell table:formula="of:=IF([$org.A164]&lt;&gt;&quot;&quot;;[$org.A164];&quot;&quot;)" office:value-type="float" office:value="151" calcext:value-type="float">
            <text:p>151</text:p>
          </table:table-cell>
          <table:table-cell table:formula="of:=IF([$org.A164]&lt;&gt;&quot;&quot;;CONCATENATE([$org.B164];&quot; = &quot;;[$org.B163];&quot; + 1;&quot;);[$org.B164])" office:value-type="string" office:string-value="rsRucksackProblem1 = rsRucksackProblem0 + 1;" calcext:value-type="string">
            <text:p>rsRucksackProblem1 = rsRucksackProblem0 + 1;</text:p>
          </table:table-cell>
          <table:table-cell table:formula="of:=IF([$org.A164]&lt;&gt;&quot;&quot;;CONCATENATE(&quot;'&quot;;[$org.E164];&quot;',&quot;);[$org.E164])" office:value-type="string" office:string-value="'The program tries to pack a number of objects into a rucksack so that the total value of the objects is as large as possible for a given weight limit.'," calcext:value-type="string">
            <text:p>'The program tries to pack a number of objects into a rucksack so that the total value of the objects is as large as possible for a given weight limit.',</text:p>
          </table:table-cell>
        </table:table-row>
        <table:table-row table:style-name="ro1">
          <table:table-cell table:formula="of:=IF([$org.A165]&lt;&gt;&quot;&quot;;[$org.A165];&quot;&quot;)" office:value-type="float" office:value="152" calcext:value-type="float">
            <text:p>152</text:p>
          </table:table-cell>
          <table:table-cell table:formula="of:=IF([$org.A165]&lt;&gt;&quot;&quot;;CONCATENATE([$org.B165];&quot; = &quot;;[$org.B164];&quot; + 1;&quot;);[$org.B165])" office:value-type="string" office:string-value="rsRucksackProblem2 = rsRucksackProblem1 + 1;" calcext:value-type="string">
            <text:p>rsRucksackProblem2 = rsRucksackProblem1 + 1;</text:p>
          </table:table-cell>
          <table:table-cell table:formula="of:=IF([$org.A165]&lt;&gt;&quot;&quot;;CONCATENATE(&quot;'&quot;;[$org.E165];&quot;',&quot;);[$org.E165])" office:value-type="string" office:string-value="'Practical background is e.g. putting together a (flight) cargo.'," calcext:value-type="string">
            <text:p>'Practical background is e.g. putting together a (flight) cargo.',</text:p>
          </table:table-cell>
        </table:table-row>
        <table:table-row table:style-name="ro1">
          <table:table-cell table:formula="of:=IF([$org.A166]&lt;&gt;&quot;&quot;;[$org.A166];&quot;&quot;)" office:value-type="float" office:value="153" calcext:value-type="float">
            <text:p>153</text:p>
          </table:table-cell>
          <table:table-cell table:formula="of:=IF([$org.A166]&lt;&gt;&quot;&quot;;CONCATENATE([$org.B166];&quot; = &quot;;[$org.B165];&quot; + 1;&quot;);[$org.B166])" office:value-type="string" office:string-value="rsRucksackProblem3 = rsRucksackProblem2 + 1;" calcext:value-type="string">
            <text:p>rsRucksackProblem3 = rsRucksackProblem2 + 1;</text:p>
          </table:table-cell>
          <table:table-cell table:formula="of:=IF([$org.A166]&lt;&gt;&quot;&quot;;CONCATENATE(&quot;'&quot;;[$org.E166];&quot;',&quot;);[$org.E166])" office:value-type="string" office:string-value="'The solution can be found by an exhaustive search.'," calcext:value-type="string">
            <text:p>'The solution can be found by an exhaustive search.',</text:p>
          </table:table-cell>
        </table:table-row>
        <table:table-row table:style-name="ro1">
          <table:table-cell table:formula="of:=IF([$org.A167]&lt;&gt;&quot;&quot;;[$org.A167];&quot;&quot;)" office:value-type="float" office:value="154" calcext:value-type="float">
            <text:p>154</text:p>
          </table:table-cell>
          <table:table-cell table:formula="of:=IF([$org.A167]&lt;&gt;&quot;&quot;;CONCATENATE([$org.B167];&quot; = &quot;;[$org.B166];&quot; + 1;&quot;);[$org.B167])" office:value-type="string" office:string-value="rsRucksackProblem4 = rsRucksackProblem3 + 1;" calcext:value-type="string">
            <text:p>rsRucksackProblem4 = rsRucksackProblem3 + 1;</text:p>
          </table:table-cell>
          <table:table-cell table:formula="of:=IF([$org.A167]&lt;&gt;&quot;&quot;;CONCATENATE(&quot;'&quot;;[$org.E167];&quot;',&quot;);[$org.E167])" office:value-type="string" office:string-value="'A maximum of 20 items with different weights and values can be specified in the program. '," calcext:value-type="string">
            <text:p>'A maximum of 20 items with different weights and values can be specified in the program. ',</text:p>
          </table:table-cell>
        </table:table-row>
        <table:table-row table:style-name="ro1">
          <table:table-cell table:formula="of:=IF([$org.A168]&lt;&gt;&quot;&quot;;[$org.A168];&quot;&quot;)" office:value-type="float" office:value="155" calcext:value-type="float">
            <text:p>155</text:p>
          </table:table-cell>
          <table:table-cell table:formula="of:=IF([$org.A168]&lt;&gt;&quot;&quot;;CONCATENATE([$org.B168];&quot; = &quot;;[$org.B167];&quot; + 1;&quot;);[$org.B168])" office:value-type="string" office:string-value="rsRucksackProblem5 = rsRucksackProblem4 + 1;" calcext:value-type="string">
            <text:p>rsRucksackProblem5 = rsRucksackProblem4 + 1;</text:p>
          </table:table-cell>
          <table:table-cell table:formula="of:=IF([$org.A168]&lt;&gt;&quot;&quot;;CONCATENATE(&quot;'&quot;;[$org.E168];&quot;',&quot;);[$org.E168])" office:value-type="string" office:string-value="'The yellow rectangles represent the value, the red ones the weight.'," calcext:value-type="string">
            <text:p>'The yellow rectangles represent the value, the red ones the weight.',</text:p>
          </table:table-cell>
        </table:table-row>
        <table:table-row table:style-name="ro1">
          <table:table-cell table:formula="of:=IF([$org.A169]&lt;&gt;&quot;&quot;;[$org.A169];&quot;&quot;)" office:value-type="float" office:value="156" calcext:value-type="float">
            <text:p>156</text:p>
          </table:table-cell>
          <table:table-cell table:formula="of:=IF([$org.A169]&lt;&gt;&quot;&quot;;CONCATENATE([$org.B169];&quot; = &quot;;[$org.B168];&quot; + 1;&quot;);[$org.B169])" office:value-type="string" office:string-value="rsWegAusLabyrinth0 = rsRucksackProblem5 + 1;" calcext:value-type="string">
            <text:p>rsWegAusLabyrinth0 = rsRucksackProblem5 + 1;</text:p>
          </table:table-cell>
          <table:table-cell table:formula="of:=IF([$org.A169]&lt;&gt;&quot;&quot;;CONCATENATE(&quot;'&quot;;[$org.E169];&quot;',&quot;);[$org.E169])" office:value-type="string" office:string-value="'Way out of the labyrinth'," calcext:value-type="string">
            <text:p>'Way out of the labyrinth',</text:p>
          </table:table-cell>
        </table:table-row>
        <table:table-row table:style-name="ro1">
          <table:table-cell table:formula="of:=IF([$org.A170]&lt;&gt;&quot;&quot;;[$org.A170];&quot;&quot;)" office:value-type="float" office:value="157" calcext:value-type="float">
            <text:p>157</text:p>
          </table:table-cell>
          <table:table-cell table:formula="of:=IF([$org.A170]&lt;&gt;&quot;&quot;;CONCATENATE([$org.B170];&quot; = &quot;;[$org.B169];&quot; + 1;&quot;);[$org.B170])" office:value-type="string" office:string-value="rsWegAusLabyrinth1 = rsWegAusLabyrinth0 + 1;" calcext:value-type="string">
            <text:p>rsWegAusLabyrinth1 = rsWegAusLabyrinth0 + 1;</text:p>
          </table:table-cell>
          <table:table-cell table:formula="of:=IF([$org.A170]&lt;&gt;&quot;&quot;;CONCATENATE(&quot;'&quot;;[$org.E170];&quot;',&quot;);[$org.E170])" office:value-type="string" office:string-value="'The program tries to find a way out of a maze. The starting position is shown in red, the exit in green'," calcext:value-type="string">
            <text:p>'The program tries to find a way out of a maze. The starting position is shown in red, the exit in green',</text:p>
          </table:table-cell>
        </table:table-row>
        <table:table-row table:style-name="ro1">
          <table:table-cell table:formula="of:=IF([$org.A171]&lt;&gt;&quot;&quot;;[$org.A171];&quot;&quot;)" office:value-type="float" office:value="158" calcext:value-type="float">
            <text:p>158</text:p>
          </table:table-cell>
          <table:table-cell table:formula="of:=IF([$org.A171]&lt;&gt;&quot;&quot;;CONCATENATE([$org.B171];&quot; = &quot;;[$org.B170];&quot; + 1;&quot;);[$org.B171])" office:value-type="string" office:string-value="rsWegAusLabyrinth2 = rsWegAusLabyrinth1 + 1;" calcext:value-type="string">
            <text:p>rsWegAusLabyrinth2 = rsWegAusLabyrinth1 + 1;</text:p>
          </table:table-cell>
          <table:table-cell table:formula="of:=IF([$org.A171]&lt;&gt;&quot;&quot;;CONCATENATE(&quot;'&quot;;[$org.E171];&quot;',&quot;);[$org.E171])" office:value-type="string" office:string-value="'The solution to the problem is attempted using both the backtracking method and the Lee algorithm. Solutions can also be found where the &quot;always keep right&quot; method fails, e.g. if the starting position is in the maze, or more precisely in a room that can be walked around.'," calcext:value-type="string">
            <text:p>'The solution to the problem is attempted using both the backtracking method and the Lee algorithm. Solutions can also be found where the "always keep right" method fails, e.g. if the starting position is in the maze, or more precisely in a room that can be walked around.',</text:p>
          </table:table-cell>
        </table:table-row>
        <table:table-row table:style-name="ro1">
          <table:table-cell table:formula="of:=IF([$org.A172]&lt;&gt;&quot;&quot;;[$org.A172];&quot;&quot;)" office:value-type="float" office:value="159" calcext:value-type="float">
            <text:p>159</text:p>
          </table:table-cell>
          <table:table-cell table:formula="of:=IF([$org.A172]&lt;&gt;&quot;&quot;;CONCATENATE([$org.B172];&quot; = &quot;;[$org.B171];&quot; + 1;&quot;);[$org.B172])" office:value-type="string" office:string-value="rsWegAusLabyrinth3 = rsWegAusLabyrinth2 + 1;" calcext:value-type="string">
            <text:p>rsWegAusLabyrinth3 = rsWegAusLabyrinth2 + 1;</text:p>
          </table:table-cell>
          <table:table-cell table:formula="of:=IF([$org.A172]&lt;&gt;&quot;&quot;;CONCATENATE(&quot;'&quot;;[$org.E172];&quot;',&quot;);[$org.E172])" office:value-type="string" office:string-value="'The backtracking algorithm is not as efficient as a direct comparison shows - especially if the path length is to be minimized! The time behavior is again dramatically worse if the corridors are made more than one unit wide.'," calcext:value-type="string">
            <text:p>'The backtracking algorithm is not as efficient as a direct comparison shows - especially if the path length is to be minimized! The time behavior is again dramatically worse if the corridors are made more than one unit wide.',</text:p>
          </table:table-cell>
        </table:table-row>
        <table:table-row table:style-name="ro1">
          <table:table-cell table:formula="of:=IF([$org.A173]&lt;&gt;&quot;&quot;;[$org.A173];&quot;&quot;)" office:value-type="float" office:value="160" calcext:value-type="float">
            <text:p>160</text:p>
          </table:table-cell>
          <table:table-cell table:formula="of:=IF([$org.A173]&lt;&gt;&quot;&quot;;CONCATENATE([$org.B173];&quot; = &quot;;[$org.B172];&quot; + 1;&quot;);[$org.B173])" office:value-type="string" office:string-value="rsHinweisLeeAlgo0 = rsWegAusLabyrinth3 + 1;" calcext:value-type="string">
            <text:p>rsHinweisLeeAlgo0 = rsWegAusLabyrinth3 + 1;</text:p>
          </table:table-cell>
          <table:table-cell table:formula="of:=IF([$org.A173]&lt;&gt;&quot;&quot;;CONCATENATE(&quot;'&quot;;[$org.E173];&quot;',&quot;);[$org.E173])" office:value-type="string" office:string-value="'Note on the Lee algorithm:'," calcext:value-type="string">
            <text:p>'Note on the Lee algorithm:',</text:p>
          </table:table-cell>
        </table:table-row>
        <table:table-row table:style-name="ro1">
          <table:table-cell table:formula="of:=IF([$org.A174]&lt;&gt;&quot;&quot;;[$org.A174];&quot;&quot;)" office:value-type="float" office:value="161" calcext:value-type="float">
            <text:p>161</text:p>
          </table:table-cell>
          <table:table-cell table:formula="of:=IF([$org.A174]&lt;&gt;&quot;&quot;;CONCATENATE([$org.B174];&quot; = &quot;;[$org.B173];&quot; + 1;&quot;);[$org.B174])" office:value-type="string" office:string-value="rsHinweisLeeAlgo1 = rsHinweisLeeAlgo0 + 1;" calcext:value-type="string">
            <text:p>rsHinweisLeeAlgo1 = rsHinweisLeeAlgo0 + 1;</text:p>
          </table:table-cell>
          <table:table-cell table:formula="of:=IF([$org.A174]&lt;&gt;&quot;&quot;;CONCATENATE(&quot;'&quot;;[$org.E174];&quot;',&quot;);[$org.E174])" office:value-type="string" office:string-value="'Waves are allowed to emanate from the start position until the output/end point is reached or no new wave front can be generated.'," calcext:value-type="string">
            <text:p>'Waves are allowed to emanate from the start position until the output/end point is reached or no new wave front can be generated.',</text:p>
          </table:table-cell>
        </table:table-row>
        <table:table-row table:style-name="ro1">
          <table:table-cell table:formula="of:=IF([$org.A175]&lt;&gt;&quot;&quot;;[$org.A175];&quot;&quot;)" office:value-type="float" office:value="162" calcext:value-type="float">
            <text:p>162</text:p>
          </table:table-cell>
          <table:table-cell table:formula="of:=IF([$org.A175]&lt;&gt;&quot;&quot;;CONCATENATE([$org.B175];&quot; = &quot;;[$org.B174];&quot; + 1;&quot;);[$org.B175])" office:value-type="string" office:string-value="rsHinweisLeeAlgo2 = rsHinweisLeeAlgo1 + 1;" calcext:value-type="string">
            <text:p>rsHinweisLeeAlgo2 = rsHinweisLeeAlgo1 + 1;</text:p>
          </table:table-cell>
          <table:table-cell table:formula="of:=IF([$org.A175]&lt;&gt;&quot;&quot;;CONCATENATE(&quot;'&quot;;[$org.E175];&quot;',&quot;);[$org.E175])" office:value-type="string" office:string-value="'In the first case, the path from the start/end point to the start position is retraced (Lee algorithm). This is also the shortest path that can be generated.'," calcext:value-type="string">
            <text:p>'In the first case, the path from the start/end point to the start position is retraced (Lee algorithm). This is also the shortest path that can be generated.',</text:p>
          </table:table-cell>
        </table:table-row>
        <table:table-row table:style-name="ro1">
          <table:table-cell table:formula="of:=IF([$org.A176]&lt;&gt;&quot;&quot;;[$org.A176];&quot;&quot;)" office:value-type="float" office:value="163" calcext:value-type="float">
            <text:p>163</text:p>
          </table:table-cell>
          <table:table-cell table:formula="of:=IF([$org.A176]&lt;&gt;&quot;&quot;;CONCATENATE([$org.B176];&quot; = &quot;;[$org.B175];&quot; + 1;&quot;);[$org.B176])" office:value-type="string" office:string-value="rsHinweisLeeAlgo3 = rsHinweisLeeAlgo2 + 1;" calcext:value-type="string">
            <text:p>rsHinweisLeeAlgo3 = rsHinweisLeeAlgo2 + 1;</text:p>
          </table:table-cell>
          <table:table-cell table:formula="of:=IF([$org.A176]&lt;&gt;&quot;&quot;;CONCATENATE(&quot;'&quot;;[$org.E176];&quot;',&quot;);[$org.E176])" office:value-type="string" office:string-value="'In the 2nd case - the exit was not reached - there is no solution.'," calcext:value-type="string">
            <text:p>'In the 2nd case - the exit was not reached - there is no solution.',</text:p>
          </table:table-cell>
        </table:table-row>
        <table:table-row table:style-name="ro1">
          <table:table-cell table:formula="of:=IF([$org.A177]&lt;&gt;&quot;&quot;;[$org.A177];&quot;&quot;)" office:value-type="float" office:value="164" calcext:value-type="float">
            <text:p>164</text:p>
          </table:table-cell>
          <table:table-cell table:formula="of:=IF([$org.A177]&lt;&gt;&quot;&quot;;CONCATENATE([$org.B177];&quot; = &quot;;[$org.B176];&quot; + 1;&quot;);[$org.B177])" office:value-type="string" office:string-value="rsWegAusLabyrinth4 = rsHinweisLeeAlgo3 + 1;" calcext:value-type="string">
            <text:p>rsWegAusLabyrinth4 = rsHinweisLeeAlgo3 + 1;</text:p>
          </table:table-cell>
          <table:table-cell table:formula="of:=IF([$org.A177]&lt;&gt;&quot;&quot;;CONCATENATE(&quot;'&quot;;[$org.E177];&quot;',&quot;);[$org.E177])" office:value-type="string" office:string-value="'Obstacles can be drawn with the left mouse button and dragging; obstacles can be removed with the right mouse button and dragging. Double-clicking on a free field places the starting point in this field; double-clicking on an obstacle creates the new exit/end point there.'," calcext:value-type="string">
            <text:p>'Obstacles can be drawn with the left mouse button and dragging; obstacles can be removed with the right mouse button and dragging. Double-clicking on a free field places the starting point in this field; double-clicking on an obstacle creates the new exit/end point there.',</text:p>
          </table:table-cell>
        </table:table-row>
        <table:table-row table:style-name="ro1">
          <table:table-cell table:formula="of:=IF([$org.A178]&lt;&gt;&quot;&quot;;[$org.A178];&quot;&quot;)" office:value-type="float" office:value="165" calcext:value-type="float">
            <text:p>165</text:p>
          </table:table-cell>
          <table:table-cell table:formula="of:=IF([$org.A178]&lt;&gt;&quot;&quot;;CONCATENATE([$org.B178];&quot; = &quot;;[$org.B177];&quot; + 1;&quot;);[$org.B178])" office:value-type="string" office:string-value="rsSolitaerProblem0 = rsWegAusLabyrinth4 + 1;" calcext:value-type="string">
            <text:p>rsSolitaerProblem0 = rsWegAusLabyrinth4 + 1;</text:p>
          </table:table-cell>
          <table:table-cell table:formula="of:=IF([$org.A178]&lt;&gt;&quot;&quot;;CONCATENATE(&quot;'&quot;;[$org.E178];&quot;',&quot;);[$org.E178])" office:value-type="string" office:string-value="'Solitaire problem'," calcext:value-type="string">
            <text:p>'Solitaire problem',</text:p>
          </table:table-cell>
        </table:table-row>
        <table:table-row table:style-name="ro1">
          <table:table-cell table:formula="of:=IF([$org.A179]&lt;&gt;&quot;&quot;;[$org.A179];&quot;&quot;)" office:value-type="float" office:value="166" calcext:value-type="float">
            <text:p>166</text:p>
          </table:table-cell>
          <table:table-cell table:formula="of:=IF([$org.A179]&lt;&gt;&quot;&quot;;CONCATENATE([$org.B179];&quot; = &quot;;[$org.B178];&quot; + 1;&quot;);[$org.B179])" office:value-type="string" office:string-value="rsSolitaerProblem1 = rsSolitaerProblem0 + 1;" calcext:value-type="string">
            <text:p>rsSolitaerProblem1 = rsSolitaerProblem0 + 1;</text:p>
          </table:table-cell>
          <table:table-cell table:formula="of:=IF([$org.A179]&lt;&gt;&quot;&quot;;CONCATENATE(&quot;'&quot;;[$org.E179];&quot;',&quot;);[$org.E179])" office:value-type="string" office:string-value="'The program tries to solve the board game &quot;Solitaire&quot; or some modifications. Without appropriate algorithms, the pure brute force methods take a lot of time.'," calcext:value-type="string">
            <text:p>'The program tries to solve the board game "Solitaire" or some modifications. Without appropriate algorithms, the pure brute force methods take a lot of time.',</text:p>
          </table:table-cell>
        </table:table-row>
        <table:table-row table:style-name="ro1">
          <table:table-cell table:formula="of:=IF([$org.A180]&lt;&gt;&quot;&quot;;[$org.A180];&quot;&quot;)" office:value-type="float" office:value="167" calcext:value-type="float">
            <text:p>167</text:p>
          </table:table-cell>
          <table:table-cell table:formula="of:=IF([$org.A180]&lt;&gt;&quot;&quot;;CONCATENATE([$org.B180];&quot; = &quot;;[$org.B179];&quot; + 1;&quot;);[$org.B180])" office:value-type="string" office:string-value="rsSolitaerProblem2 = rsSolitaerProblem1 + 1;" calcext:value-type="string">
            <text:p>rsSolitaerProblem2 = rsSolitaerProblem1 + 1;</text:p>
          </table:table-cell>
          <table:table-cell table:formula="of:=IF([$org.A180]&lt;&gt;&quot;&quot;;CONCATENATE(&quot;'&quot;;[$org.E180];&quot;',&quot;);[$org.E180])" office:value-type="string" office:string-value="'You can also try to find a solution manually'," calcext:value-type="string">
            <text:p>'You can also try to find a solution manually',</text:p>
          </table:table-cell>
        </table:table-row>
        <table:table-row table:style-name="ro1">
          <table:table-cell table:formula="of:=IF([$org.A181]&lt;&gt;&quot;&quot;;[$org.A181];&quot;&quot;)" office:value-type="float" office:value="168" calcext:value-type="float">
            <text:p>168</text:p>
          </table:table-cell>
          <table:table-cell table:formula="of:=IF([$org.A181]&lt;&gt;&quot;&quot;;CONCATENATE([$org.B181];&quot; = &quot;;[$org.B180];&quot; + 1;&quot;);[$org.B181])" office:value-type="string" office:string-value="rsSolitaerProblem3 = rsSolitaerProblem2 + 1;" calcext:value-type="string">
            <text:p>rsSolitaerProblem3 = rsSolitaerProblem2 + 1;</text:p>
          </table:table-cell>
          <table:table-cell table:formula="of:=IF([$org.A181]&lt;&gt;&quot;&quot;;CONCATENATE(&quot;'&quot;;[$org.E181];&quot;',&quot;);[$org.E181])" office:value-type="string" office:string-value="'If you move the mouse over a tile, it is colored green if a clear move is possible. Clicking on the tile then executes this move. If several moves are possible, the tile is colored red. You must then click on it and then click on the jump target'," calcext:value-type="string">
            <text:p>'If you move the mouse over a tile, it is colored green if a clear move is possible. Clicking on the tile then executes this move. If several moves are possible, the tile is colored red. You must then click on it and then click on the jump target',</text:p>
          </table:table-cell>
        </table:table-row>
        <table:table-row table:style-name="ro1">
          <table:table-cell table:formula="of:=IF([$org.A182]&lt;&gt;&quot;&quot;;[$org.A182];&quot;&quot;)" office:value-type="float" office:value="169" calcext:value-type="float">
            <text:p>169</text:p>
          </table:table-cell>
          <table:table-cell table:formula="of:=IF([$org.A182]&lt;&gt;&quot;&quot;;CONCATENATE([$org.B182];&quot; = &quot;;[$org.B181];&quot; + 1;&quot;);[$org.B182])" office:value-type="string" office:string-value="rsSolitaerProblem4 = rsSolitaerProblem3 + 1;" calcext:value-type="string">
            <text:p>rsSolitaerProblem4 = rsSolitaerProblem3 + 1;</text:p>
          </table:table-cell>
          <table:table-cell table:formula="of:=IF([$org.A182]&lt;&gt;&quot;&quot;;CONCATENATE(&quot;'&quot;;[$org.E182];&quot;',&quot;);[$org.E182])" office:value-type="string" office:string-value="'The field outlined in red is the target field on which the last stone must be located.'," calcext:value-type="string">
            <text:p>'The field outlined in red is the target field on which the last stone must be located.',</text:p>
          </table:table-cell>
        </table:table-row>
        <table:table-row table:style-name="ro1">
          <table:table-cell table:formula="of:=IF([$org.A183]&lt;&gt;&quot;&quot;;[$org.A183];&quot;&quot;)" office:value-type="float" office:value="170" calcext:value-type="float">
            <text:p>170</text:p>
          </table:table-cell>
          <table:table-cell table:formula="of:=IF([$org.A183]&lt;&gt;&quot;&quot;;CONCATENATE([$org.B183];&quot; = &quot;;[$org.B182];&quot; + 1;&quot;);[$org.B183])" office:value-type="string" office:string-value="rsSolitaerProblem5 = rsSolitaerProblem4 + 1;" calcext:value-type="string">
            <text:p>rsSolitaerProblem5 = rsSolitaerProblem4 + 1;</text:p>
          </table:table-cell>
          <table:table-cell table:formula="of:=IF([$org.A183]&lt;&gt;&quot;&quot;;CONCATENATE(&quot;'&quot;;[$org.E183];&quot;',&quot;);[$org.E183])" office:value-type="string" office:string-value="'Attention: the solution of Solitaire 2 requires almost 2 billion test moves with the most effective methods of this program!'," calcext:value-type="string">
            <text:p>'Attention: the solution of Solitaire 2 requires almost 2 billion test moves with the most effective methods of this program!',</text:p>
          </table:table-cell>
        </table:table-row>
        <table:table-row table:style-name="ro1">
          <table:table-cell table:formula="of:=IF([$org.A184]&lt;&gt;&quot;&quot;;[$org.A184];&quot;&quot;)" office:value-type="float" office:value="171" calcext:value-type="float">
            <text:p>171</text:p>
          </table:table-cell>
          <table:table-cell table:formula="of:=IF([$org.A184]&lt;&gt;&quot;&quot;;CONCATENATE([$org.B184];&quot; = &quot;;[$org.B183];&quot; + 1;&quot;);[$org.B184])" office:value-type="string" office:string-value="rsLoesungVonDavidDirkse0 = rsSolitaerProblem5 + 1;" calcext:value-type="string">
            <text:p>rsLoesungVonDavidDirkse0 = rsSolitaerProblem5 + 1;</text:p>
          </table:table-cell>
          <table:table-cell table:formula="of:=IF([$org.A184]&lt;&gt;&quot;&quot;;CONCATENATE(&quot;'&quot;;[$org.E184];&quot;',&quot;);[$org.E184])" office:value-type="string" office:string-value="'The solution algorithms were based on the solution by David Dirkse.'," calcext:value-type="string">
            <text:p>'The solution algorithms were based on the solution by David Dirkse.',</text:p>
          </table:table-cell>
        </table:table-row>
        <table:table-row table:style-name="ro1">
          <table:table-cell table:formula="of:=IF([$org.A185]&lt;&gt;&quot;&quot;;[$org.A185];&quot;&quot;)" office:value-type="float" office:value="172" calcext:value-type="float">
            <text:p>172</text:p>
          </table:table-cell>
          <table:table-cell table:formula="of:=IF([$org.A185]&lt;&gt;&quot;&quot;;CONCATENATE([$org.B185];&quot; = &quot;;[$org.B184];&quot; + 1;&quot;);[$org.B185])" office:value-type="string" office:string-value="rsLoesungVonDavidDirkse1 = rsLoesungVonDavidDirkse0 + 1;" calcext:value-type="string">
            <text:p>rsLoesungVonDavidDirkse1 = rsLoesungVonDavidDirkse0 + 1;</text:p>
          </table:table-cell>
          <table:table-cell table:formula="of:=IF([$org.A185]&lt;&gt;&quot;&quot;;CONCATENATE(&quot;'&quot;;[$org.E185];&quot;',&quot;);[$org.E185])" office:value-type="string" office:string-value="'see:  David Dirkse, solitaire version 2, july, 2010, http://www.davdata.nl/math/peg-solitaire.html'," calcext:value-type="string">
            <text:p>'see: <text:s/>David Dirkse, solitaire version 2, july, 2010, http://www.davdata.nl/math/peg-solitaire.html',</text:p>
          </table:table-cell>
        </table:table-row>
        <table:table-row table:style-name="ro1">
          <table:table-cell table:formula="of:=IF([$org.A186]&lt;&gt;&quot;&quot;;[$org.A186];&quot;&quot;)" office:value-type="float" office:value="173" calcext:value-type="float">
            <text:p>173</text:p>
          </table:table-cell>
          <table:table-cell table:formula="of:=IF([$org.A186]&lt;&gt;&quot;&quot;;CONCATENATE([$org.B186];&quot; = &quot;;[$org.B185];&quot; + 1;&quot;);[$org.B186])" office:value-type="string" office:string-value="rsLoesungVonDavidDirkse2 = rsLoesungVonDavidDirkse1 + 1;" calcext:value-type="string">
            <text:p>rsLoesungVonDavidDirkse2 = rsLoesungVonDavidDirkse1 + 1;</text:p>
          </table:table-cell>
          <table:table-cell table:formula="of:=IF([$org.A186]&lt;&gt;&quot;&quot;;CONCATENATE(&quot;'&quot;;[$org.E186];&quot;',&quot;);[$org.E186])" office:value-type="string" office:string-value="'The first filter attempts to identify repetitive move sequences that cannot lead to the goal and thus to avoid them.'," calcext:value-type="string">
            <text:p>'The first filter attempts to identify repetitive move sequences that cannot lead to the goal and thus to avoid them.',</text:p>
          </table:table-cell>
        </table:table-row>
        <table:table-row table:style-name="ro1">
          <table:table-cell table:formula="of:=IF([$org.A187]&lt;&gt;&quot;&quot;;[$org.A187];&quot;&quot;)" office:value-type="float" office:value="174" calcext:value-type="float">
            <text:p>174</text:p>
          </table:table-cell>
          <table:table-cell table:formula="of:=IF([$org.A187]&lt;&gt;&quot;&quot;;CONCATENATE([$org.B187];&quot; = &quot;;[$org.B186];&quot; + 1;&quot;);[$org.B187])" office:value-type="string" office:string-value="rsLoesungVonDavidDirkse3 = rsLoesungVonDavidDirkse2 + 1;" calcext:value-type="string">
            <text:p>rsLoesungVonDavidDirkse3 = rsLoesungVonDavidDirkse2 + 1;</text:p>
          </table:table-cell>
          <table:table-cell table:formula="of:=IF([$org.A187]&lt;&gt;&quot;&quot;;CONCATENATE(&quot;'&quot;;[$org.E187];&quot;',&quot;);[$org.E187])" office:value-type="string" office:string-value="'The second filter evaluates the position. For example, no solution is possible if you have no more pieces with which you could jump to the end square.'," calcext:value-type="string">
            <text:p>'The second filter evaluates the position. For example, no solution is possible if you have no more pieces with which you could jump to the end square.',</text:p>
          </table:table-cell>
        </table:table-row>
        <table:table-row table:style-name="ro1">
          <table:table-cell table:formula="of:=IF([$org.A188]&lt;&gt;&quot;&quot;;[$org.A188];&quot;&quot;)" office:value-type="float" office:value="175" calcext:value-type="float">
            <text:p>175</text:p>
          </table:table-cell>
          <table:table-cell table:formula="of:=IF([$org.A188]&lt;&gt;&quot;&quot;;CONCATENATE([$org.B188];&quot; = &quot;;[$org.B187];&quot; + 1;&quot;);[$org.B188])" office:value-type="string" office:string-value="rsScrambleSquarePuzzle0 = rsLoesungVonDavidDirkse3 + 1;" calcext:value-type="string">
            <text:p>rsScrambleSquarePuzzle0 = rsLoesungVonDavidDirkse3 + 1;</text:p>
          </table:table-cell>
          <table:table-cell table:formula="of:=IF([$org.A188]&lt;&gt;&quot;&quot;;CONCATENATE(&quot;'&quot;;[$org.E188];&quot;',&quot;);[$org.E188])" office:value-type="string" office:string-value="'The program tries to solve a 3x3 Scramble Square™ puzzle. A very effective algorithm was presented in the computer magazine c''t 17/2023 page 130 ff. This is the basis for the demo program'," calcext:value-type="string">
            <text:p>'The program tries to solve a 3x3 Scramble Square™ puzzle. A very effective algorithm was presented in the computer magazine c''t 17/2023 page 130 ff. This is the basis for the demo program',</text:p>
          </table:table-cell>
        </table:table-row>
        <table:table-row table:style-name="ro1">
          <table:table-cell table:formula="of:=IF([$org.A189]&lt;&gt;&quot;&quot;;[$org.A189];&quot;&quot;)" office:value-type="float" office:value="176" calcext:value-type="float">
            <text:p>176</text:p>
          </table:table-cell>
          <table:table-cell table:formula="of:=IF([$org.A189]&lt;&gt;&quot;&quot;;CONCATENATE([$org.B189];&quot; = &quot;;[$org.B188];&quot; + 1;&quot;);[$org.B189])" office:value-type="string" office:string-value="rsScrambleSquarePuzzle2 = rsScrambleSquarePuzzle0 + 1;" calcext:value-type="string">
            <text:p>rsScrambleSquarePuzzle2 = rsScrambleSquarePuzzle0 + 1;</text:p>
          </table:table-cell>
          <table:table-cell table:formula="of:=IF([$org.A189]&lt;&gt;&quot;&quot;;CONCATENATE(&quot;'&quot;;[$org.E189];&quot;',&quot;);[$org.E189])" office:value-type="string" office:string-value="'The images can be moved to a position in the square using drag and drop. (From there also back into the image bar). If you press the right mouse button, the image in the square under the mouse is rotated by 90°.'," calcext:value-type="string">
            <text:p>'The images can be moved to a position in the square using drag and drop. (From there also back into the image bar). If you press the right mouse button, the image in the square under the mouse is rotated by 90°.',</text:p>
          </table:table-cell>
        </table:table-row>
        <table:table-row table:style-name="ro1">
          <table:table-cell table:formula="of:=IF([$org.A190]&lt;&gt;&quot;&quot;;[$org.A190];&quot;&quot;)" office:value-type="float" office:value="177" calcext:value-type="float">
            <text:p>177</text:p>
          </table:table-cell>
          <table:table-cell table:formula="of:=IF([$org.A190]&lt;&gt;&quot;&quot;;CONCATENATE([$org.B190];&quot; = &quot;;[$org.B189];&quot; + 1;&quot;);[$org.B190])" office:value-type="string" office:string-value="rsSudoku1 = rsScrambleSquarePuzzle2 + 1;" calcext:value-type="string">
            <text:p>rsSudoku1 = rsScrambleSquarePuzzle2 + 1;</text:p>
          </table:table-cell>
          <table:table-cell table:formula="of:=IF([$org.A190]&lt;&gt;&quot;&quot;;CONCATENATE(&quot;'&quot;;[$org.E190];&quot;',&quot;);[$org.E190])" office:value-type="string" office:string-value="'The program tries to solve a Sudoku. In addition to the brute force approach, other improved approaches are available: An optimization where you start with the rows that have the most entries. a second optimization where the places for which there is only one possibility are treated first.'," calcext:value-type="string">
            <text:p>'The program tries to solve a Sudoku. In addition to the brute force approach, other improved approaches are available: An optimization where you start with the rows that have the most entries. a second optimization where the places for which there is only one possibility are treated first.',</text:p>
          </table:table-cell>
        </table:table-row>
        <table:table-row table:style-name="ro1">
          <table:table-cell table:formula="of:=IF([$org.A191]&lt;&gt;&quot;&quot;;[$org.A191];&quot;&quot;)" office:value-type="float" office:value="178" calcext:value-type="float">
            <text:p>178</text:p>
          </table:table-cell>
          <table:table-cell table:formula="of:=IF([$org.A191]&lt;&gt;&quot;&quot;;CONCATENATE([$org.B191];&quot; = &quot;;[$org.B190];&quot; + 1;&quot;);[$org.B191])" office:value-type="string" office:string-value="rsSudoku2 = rsSudoku1 + 1;" calcext:value-type="string">
            <text:p>rsSudoku2 = rsSudoku1 + 1;</text:p>
          </table:table-cell>
          <table:table-cell table:formula="of:=IF([$org.A191]&lt;&gt;&quot;&quot;;CONCATENATE(&quot;'&quot;;[$org.E191];&quot;',&quot;);[$org.E191])" office:value-type="string" office:string-value="' A fourth possibility is to solve the Sudoku by means of logic considerations (does not always provide a solution)'," calcext:value-type="string">
            <text:p>' A fourth possibility is to solve the Sudoku by means of logic considerations (does not always provide a solution)',</text:p>
          </table:table-cell>
        </table:table-row>
        <table:table-row table:style-name="ro1">
          <table:table-cell table:formula="of:=IF([$org.A192]&lt;&gt;&quot;&quot;;[$org.A192];&quot;&quot;)" office:value-type="float" office:value="179" calcext:value-type="float">
            <text:p>179</text:p>
          </table:table-cell>
          <table:table-cell table:formula="of:=IF([$org.A192]&lt;&gt;&quot;&quot;;CONCATENATE([$org.B192];&quot; = &quot;;[$org.B191];&quot; + 1;&quot;);[$org.B192])" office:value-type="string" office:string-value="rsSudoku4 = rsSudoku2 + 1;" calcext:value-type="string">
            <text:p>rsSudoku4 = rsSudoku2 + 1;</text:p>
          </table:table-cell>
          <table:table-cell table:formula="of:=IF([$org.A192]&lt;&gt;&quot;&quot;;CONCATENATE(&quot;'&quot;;[$org.E192];&quot;',&quot;);[$org.E192])" office:value-type="string" office:string-value="'In addition to the given examples, other Sudokus can also be entered'," calcext:value-type="string">
            <text:p>'In addition to the given examples, other Sudokus can also be entered',</text:p>
          </table:table-cell>
        </table:table-row>
        <table:table-row table:style-name="ro1">
          <table:table-cell table:formula="of:=IF([$org.A193]&lt;&gt;&quot;&quot;;[$org.A193];&quot;&quot;)">
            <text:p/>
          </table:table-cell>
          <table:table-cell table:formula="of:=IF([$org.A193]&lt;&gt;&quot;&quot;;CONCATENATE([$org.B193];&quot; = &quot;;[$org.B192];&quot; + 1;&quot;);[$org.B193])" office:value-type="string" office:string-value="// RouteLee.pas" calcext:value-type="string">
            <text:p>// RouteLee.pas</text:p>
          </table:table-cell>
          <table:table-cell table:formula="of:=IF([$org.A193]&lt;&gt;&quot;&quot;;CONCATENATE(&quot;'&quot;;[$org.E193];&quot;',&quot;);[$org.E193])" office:value-type="string" office:string-value="//  RouteLee.pas" calcext:value-type="string">
            <text:p>// <text:s/>RouteLee.pas</text:p>
          </table:table-cell>
        </table:table-row>
        <table:table-row table:style-name="ro1">
          <table:table-cell table:formula="of:=IF([$org.A194]&lt;&gt;&quot;&quot;;[$org.A194];&quot;&quot;)" office:value-type="float" office:value="180" calcext:value-type="float">
            <text:p>180</text:p>
          </table:table-cell>
          <table:table-cell table:formula="of:=IF([$org.A194]&lt;&gt;&quot;&quot;;CONCATENATE([$org.B194];&quot; = &quot;;[$org.B192];&quot; + 1;&quot;);[$org.B194])" office:value-type="string" office:string-value="rsStelleVerbindungenHer = rsSudoku4 + 1;" calcext:value-type="string">
            <text:p>rsStelleVerbindungenHer = rsSudoku4 + 1;</text:p>
          </table:table-cell>
          <table:table-cell table:formula="of:=IF([$org.A194]&lt;&gt;&quot;&quot;;CONCATENATE(&quot;'&quot;;[$org.E194];&quot;',&quot;);[$org.E194])" office:value-type="string" office:string-value="'Make connections'," calcext:value-type="string">
            <text:p>'Make connections',</text:p>
          </table:table-cell>
        </table:table-row>
        <table:table-row table:style-name="ro1">
          <table:table-cell table:formula="of:=IF([$org.A195]&lt;&gt;&quot;&quot;;[$org.A195];&quot;&quot;)" office:value-type="float" office:value="181" calcext:value-type="float">
            <text:p>181</text:p>
          </table:table-cell>
          <table:table-cell table:formula="of:=IF([$org.A195]&lt;&gt;&quot;&quot;;CONCATENATE([$org.B195];&quot; = &quot;;[$org.B194];&quot; + 1;&quot;);[$org.B195])" office:value-type="string" office:string-value="rsVerbindungenMarkieren = rsStelleVerbindungenHer + 1;" calcext:value-type="string">
            <text:p>rsVerbindungenMarkieren = rsStelleVerbindungenHer + 1;</text:p>
          </table:table-cell>
          <table:table-cell table:formula="of:=IF([$org.A195]&lt;&gt;&quot;&quot;;CONCATENATE(&quot;'&quot;;[$org.E195];&quot;',&quot;);[$org.E195])" office:value-type="string" office:string-value="'Mark connections'," calcext:value-type="string">
            <text:p>'Mark connections',</text:p>
          </table:table-cell>
        </table:table-row>
        <table:table-row table:style-name="ro1">
          <table:table-cell table:formula="of:=IF([$org.A196]&lt;&gt;&quot;&quot;;[$org.A196];&quot;&quot;)" office:value-type="float" office:value="182" calcext:value-type="float">
            <text:p>182</text:p>
          </table:table-cell>
          <table:table-cell table:formula="of:=IF([$org.A196]&lt;&gt;&quot;&quot;;CONCATENATE([$org.B196];&quot; = &quot;;[$org.B195];&quot; + 1;&quot;);[$org.B196])" office:value-type="string" office:string-value="rsSortierePunkte = rsVerbindungenMarkieren + 1;" calcext:value-type="string">
            <text:p>rsSortierePunkte = rsVerbindungenMarkieren + 1;</text:p>
          </table:table-cell>
          <table:table-cell table:formula="of:=IF([$org.A196]&lt;&gt;&quot;&quot;;CONCATENATE(&quot;'&quot;;[$org.E196];&quot;',&quot;);[$org.E196])" office:value-type="string" office:string-value="'Sort points by connection path length'," calcext:value-type="string">
            <text:p>'Sort points by connection path length',</text:p>
          </table:table-cell>
        </table:table-row>
        <table:table-row table:style-name="ro1">
          <table:table-cell table:formula="of:=IF([$org.A197]&lt;&gt;&quot;&quot;;[$org.A197];&quot;&quot;)">
            <text:p/>
          </table:table-cell>
          <table:table-cell table:formula="of:=IF([$org.A197]&lt;&gt;&quot;&quot;;CONCATENATE([$org.B197];&quot; = &quot;;[$org.B196];&quot; + 1;&quot;);[$org.B197])" office:value-type="string" office:string-value="// RouteLee.lfm" calcext:value-type="string">
            <text:p>// RouteLee.lfm</text:p>
          </table:table-cell>
          <table:table-cell table:formula="of:=IF([$org.A197]&lt;&gt;&quot;&quot;;CONCATENATE(&quot;'&quot;;[$org.E197];&quot;',&quot;);[$org.E197])" office:value-type="string" office:string-value="//  RouteLee.lfm" calcext:value-type="string">
            <text:p>// <text:s/>RouteLee.lfm</text:p>
          </table:table-cell>
        </table:table-row>
        <table:table-row table:style-name="ro1">
          <table:table-cell table:formula="of:=IF([$org.A198]&lt;&gt;&quot;&quot;;[$org.A198];&quot;&quot;)" office:value-type="float" office:value="183" calcext:value-type="float">
            <text:p>183</text:p>
          </table:table-cell>
          <table:table-cell table:formula="of:=IF([$org.A198]&lt;&gt;&quot;&quot;;CONCATENATE([$org.B198];&quot; = &quot;;[$org.B196];&quot; + 1;&quot;);[$org.B198])" office:value-type="string" office:string-value="rsRouterMitLeeAlgorithmus1 = rsSortierePunkte + 1;" calcext:value-type="string">
            <text:p>rsRouterMitLeeAlgorithmus1 = rsSortierePunkte + 1;</text:p>
          </table:table-cell>
          <table:table-cell table:formula="of:=IF([$org.A198]&lt;&gt;&quot;&quot;;CONCATENATE(&quot;'&quot;;[$org.E198];&quot;',&quot;);[$org.E198])" office:value-type="string" office:string-value="'Router ( with Lee algorithm )'," calcext:value-type="string">
            <text:p>'Router ( with Lee algorithm )',</text:p>
          </table:table-cell>
        </table:table-row>
        <table:table-row table:style-name="ro1">
          <table:table-cell table:formula="of:=IF([$org.A199]&lt;&gt;&quot;&quot;;[$org.A199];&quot;&quot;)" office:value-type="float" office:value="184" calcext:value-type="float">
            <text:p>184</text:p>
          </table:table-cell>
          <table:table-cell table:formula="of:=IF([$org.A199]&lt;&gt;&quot;&quot;;CONCATENATE([$org.B199];&quot; = &quot;;[$org.B198];&quot; + 1;&quot;);[$org.B199])" office:value-type="string" office:string-value="rsAnzahlPunkteAuswahl = rsRouterMitLeeAlgorithmus1 + 1;" calcext:value-type="string">
            <text:p>rsAnzahlPunkteAuswahl = rsRouterMitLeeAlgorithmus1 + 1;</text:p>
          </table:table-cell>
          <table:table-cell table:formula="of:=IF([$org.A199]&lt;&gt;&quot;&quot;;CONCATENATE(&quot;'&quot;;[$org.E199];&quot;',&quot;);[$org.E199])" office:value-type="string" office:string-value="'Number of points to select'," calcext:value-type="string">
            <text:p>'Number of points to select',</text:p>
          </table:table-cell>
        </table:table-row>
        <table:table-row table:style-name="ro1">
          <table:table-cell table:formula="of:=IF([$org.A200]&lt;&gt;&quot;&quot;;[$org.A200];&quot;&quot;)" office:value-type="float" office:value="185" calcext:value-type="float">
            <text:p>185</text:p>
          </table:table-cell>
          <table:table-cell table:formula="of:=IF([$org.A200]&lt;&gt;&quot;&quot;;CONCATENATE([$org.B200];&quot; = &quot;;[$org.B199];&quot; + 1;&quot;);[$org.B200])" office:value-type="string" office:string-value="rsAnzahlVerbindungen = rsAnzahlPunkteAuswahl + 1;" calcext:value-type="string">
            <text:p>rsAnzahlVerbindungen = rsAnzahlPunkteAuswahl + 1;</text:p>
          </table:table-cell>
          <table:table-cell table:formula="of:=IF([$org.A200]&lt;&gt;&quot;&quot;;CONCATENATE(&quot;'&quot;;[$org.E200];&quot;',&quot;);[$org.E200])" office:value-type="string" office:string-value="'Number of connections'," calcext:value-type="string">
            <text:p>'Number of connections',</text:p>
          </table:table-cell>
        </table:table-row>
        <table:table-row table:style-name="ro1">
          <table:table-cell table:formula="of:=IF([$org.A201]&lt;&gt;&quot;&quot;;[$org.A201];&quot;&quot;)" office:value-type="float" office:value="186" calcext:value-type="float">
            <text:p>186</text:p>
          </table:table-cell>
          <table:table-cell table:formula="of:=IF([$org.A201]&lt;&gt;&quot;&quot;;CONCATENATE([$org.B201];&quot; = &quot;;[$org.B200];&quot; + 1;&quot;);[$org.B201])" office:value-type="string" office:string-value="rsZufallsbeispiel = rsAnzahlVerbindungen + 1;" calcext:value-type="string">
            <text:p>rsZufallsbeispiel = rsAnzahlVerbindungen + 1;</text:p>
          </table:table-cell>
          <table:table-cell table:formula="of:=IF([$org.A201]&lt;&gt;&quot;&quot;;CONCATENATE(&quot;'&quot;;[$org.E201];&quot;',&quot;);[$org.E201])" office:value-type="string" office:string-value="'Random example '," calcext:value-type="string">
            <text:p>'Random example ',</text:p>
          </table:table-cell>
        </table:table-row>
        <table:table-row table:style-name="ro1">
          <table:table-cell table:formula="of:=IF([$org.A202]&lt;&gt;&quot;&quot;;[$org.A202];&quot;&quot;)" office:value-type="float" office:value="187" calcext:value-type="float">
            <text:p>187</text:p>
          </table:table-cell>
          <table:table-cell table:formula="of:=IF([$org.A202]&lt;&gt;&quot;&quot;;CONCATENATE([$org.B202];&quot; = &quot;;[$org.B201];&quot; + 1;&quot;);[$org.B202])" office:value-type="string" office:string-value="rsLeeAlgorithmus = rsZufallsbeispiel + 1;" calcext:value-type="string">
            <text:p>rsLeeAlgorithmus = rsZufallsbeispiel + 1;</text:p>
          </table:table-cell>
          <table:table-cell table:formula="of:=IF([$org.A202]&lt;&gt;&quot;&quot;;CONCATENATE(&quot;'&quot;;[$org.E202];&quot;',&quot;);[$org.E202])" office:value-type="string" office:string-value="'Lee-Algorithm'," calcext:value-type="string">
            <text:p>'Lee-Algorithm',</text:p>
          </table:table-cell>
        </table:table-row>
        <table:table-row table:style-name="ro1">
          <table:table-cell table:formula="of:=IF([$org.A203]&lt;&gt;&quot;&quot;;[$org.A203];&quot;&quot;)">
            <text:p/>
          </table:table-cell>
          <table:table-cell table:formula="of:=IF([$org.A203]&lt;&gt;&quot;&quot;;CONCATENATE([$org.B203];&quot; = &quot;;[$org.B202];&quot; + 1;&quot;);[$org.B203])" office:value-type="string" office:string-value="// rundweg.pas" calcext:value-type="string">
            <text:p>// rundweg.pas</text:p>
          </table:table-cell>
          <table:table-cell table:formula="of:=IF([$org.A203]&lt;&gt;&quot;&quot;;CONCATENATE(&quot;'&quot;;[$org.E203];&quot;',&quot;);[$org.E203])" office:value-type="string" office:string-value="//  rundweg2.pas" calcext:value-type="string">
            <text:p>// <text:s/>rundweg2.pas</text:p>
          </table:table-cell>
        </table:table-row>
        <table:table-row table:style-name="ro1">
          <table:table-cell table:formula="of:=IF([$org.A204]&lt;&gt;&quot;&quot;;[$org.A204];&quot;&quot;)" office:value-type="float" office:value="188" calcext:value-type="float">
            <text:p>188</text:p>
          </table:table-cell>
          <table:table-cell table:formula="of:=IF([$org.A204]&lt;&gt;&quot;&quot;;CONCATENATE([$org.B204];&quot; = &quot;;[$org.B202];&quot; + 1;&quot;);[$org.B204])" office:value-type="string" office:string-value="rsSucheAbgebrochen = rsLeeAlgorithmus + 1;" calcext:value-type="string">
            <text:p>rsSucheAbgebrochen = rsLeeAlgorithmus + 1;</text:p>
          </table:table-cell>
          <table:table-cell table:formula="of:=IF([$org.A204]&lt;&gt;&quot;&quot;;CONCATENATE(&quot;'&quot;;[$org.E204];&quot;',&quot;);[$org.E204])" office:value-type="string" office:string-value="'Search canceled'," calcext:value-type="string">
            <text:p>'Search canceled',</text:p>
          </table:table-cell>
        </table:table-row>
        <table:table-row table:style-name="ro1">
          <table:table-cell table:formula="of:=IF([$org.A205]&lt;&gt;&quot;&quot;;[$org.A205];&quot;&quot;)" office:value-type="float" office:value="189" calcext:value-type="float">
            <text:p>189</text:p>
          </table:table-cell>
          <table:table-cell table:formula="of:=IF([$org.A205]&lt;&gt;&quot;&quot;;CONCATENATE([$org.B205];&quot; = &quot;;[$org.B204];&quot; + 1;&quot;);[$org.B205])" office:value-type="string" office:string-value="rsRundwegKleinsteLaenge = rsSucheAbgebrochen + 1;" calcext:value-type="string">
            <text:p>rsRundwegKleinsteLaenge = rsSucheAbgebrochen + 1;</text:p>
          </table:table-cell>
          <table:table-cell table:formula="of:=IF([$org.A205]&lt;&gt;&quot;&quot;;CONCATENATE(&quot;'&quot;;[$org.E205];&quot;',&quot;);[$org.E205])" office:value-type="string" office:string-value="'Circular route with shortest length: '," calcext:value-type="string">
            <text:p>'Circular route with shortest length: ',</text:p>
          </table:table-cell>
        </table:table-row>
        <table:table-row table:style-name="ro1">
          <table:table-cell table:formula="of:=IF([$org.A206]&lt;&gt;&quot;&quot;;[$org.A206];&quot;&quot;)" office:value-type="float" office:value="190" calcext:value-type="float">
            <text:p>190</text:p>
          </table:table-cell>
          <table:table-cell table:formula="of:=IF([$org.A206]&lt;&gt;&quot;&quot;;CONCATENATE([$org.B206];&quot; = &quot;;[$org.B205];&quot; + 1;&quot;);[$org.B206])" office:value-type="string" office:string-value="rsKeinenRundwegGefunden = rsRundwegKleinsteLaenge + 1;" calcext:value-type="string">
            <text:p>rsKeinenRundwegGefunden = rsRundwegKleinsteLaenge + 1;</text:p>
          </table:table-cell>
          <table:table-cell table:formula="of:=IF([$org.A206]&lt;&gt;&quot;&quot;;CONCATENATE(&quot;'&quot;;[$org.E206];&quot;',&quot;);[$org.E206])" office:value-type="string" office:string-value="'No circular route found'," calcext:value-type="string">
            <text:p>'No circular route found',</text:p>
          </table:table-cell>
        </table:table-row>
        <table:table-row table:style-name="ro1">
          <table:table-cell table:formula="of:=IF([$org.A207]&lt;&gt;&quot;&quot;;[$org.A207];&quot;&quot;)" office:value-type="float" office:value="191" calcext:value-type="float">
            <text:p>191</text:p>
          </table:table-cell>
          <table:table-cell table:formula="of:=IF([$org.A207]&lt;&gt;&quot;&quot;;CONCATENATE([$org.B207];&quot; = &quot;;[$org.B206];&quot; + 1;&quot;);[$org.B207])" office:value-type="string" office:string-value="rsUngueltigerWertAnzahlStaedte = rsKeinenRundwegGefunden + 1;" calcext:value-type="string">
            <text:p>rsUngueltigerWertAnzahlStaedte = rsKeinenRundwegGefunden + 1;</text:p>
          </table:table-cell>
          <table:table-cell table:formula="of:=IF([$org.A207]&lt;&gt;&quot;&quot;;CONCATENATE(&quot;'&quot;;[$org.E207];&quot;',&quot;);[$org.E207])" office:value-type="string" office:string-value="'Invalid value for number of cities'," calcext:value-type="string">
            <text:p>'Invalid value for number of cities',</text:p>
          </table:table-cell>
        </table:table-row>
        <table:table-row table:style-name="ro1">
          <table:table-cell table:formula="of:=IF([$org.A208]&lt;&gt;&quot;&quot;;[$org.A208];&quot;&quot;)">
            <text:p/>
          </table:table-cell>
          <table:table-cell table:formula="of:=IF([$org.A208]&lt;&gt;&quot;&quot;;CONCATENATE([$org.B208];&quot; = &quot;;[$org.B207];&quot; + 1;&quot;);[$org.B208])" office:value-type="string" office:string-value="// rundweg.lfm" calcext:value-type="string">
            <text:p>// rundweg.lfm</text:p>
          </table:table-cell>
          <table:table-cell table:formula="of:=IF([$org.A208]&lt;&gt;&quot;&quot;;CONCATENATE(&quot;'&quot;;[$org.E208];&quot;',&quot;);[$org.E208])" office:value-type="string" office:string-value="//  rundweg2.lfm" calcext:value-type="string">
            <text:p>// <text:s/>rundweg2.lfm</text:p>
          </table:table-cell>
        </table:table-row>
        <table:table-row table:style-name="ro1">
          <table:table-cell table:formula="of:=IF([$org.A209]&lt;&gt;&quot;&quot;;[$org.A209];&quot;&quot;)" office:value-type="float" office:value="192" calcext:value-type="float">
            <text:p>192</text:p>
          </table:table-cell>
          <table:table-cell table:formula="of:=IF([$org.A209]&lt;&gt;&quot;&quot;;CONCATENATE([$org.B209];&quot; = &quot;;[$org.B207];&quot; + 1;&quot;);[$org.B209])" office:value-type="string" office:string-value="rsWegSalesmanB = rsUngueltigerWertAnzahlStaedte + 1;" calcext:value-type="string">
            <text:p>rsWegSalesmanB = rsUngueltigerWertAnzahlStaedte + 1;</text:p>
          </table:table-cell>
          <table:table-cell table:formula="of:=IF([$org.A209]&lt;&gt;&quot;&quot;;CONCATENATE(&quot;'&quot;;[$org.E209];&quot;',&quot;);[$org.E209])" office:value-type="string" office:string-value="'Itinerary of the traveling salesman II ( each city can be visited several times )'," calcext:value-type="string">
            <text:p>'Itinerary of the traveling salesman II ( each city can be visited several times )',</text:p>
          </table:table-cell>
        </table:table-row>
        <table:table-row table:style-name="ro1">
          <table:table-cell table:formula="of:=IF([$org.A210]&lt;&gt;&quot;&quot;;[$org.A210];&quot;&quot;)" office:value-type="float" office:value="193" calcext:value-type="float">
            <text:p>193</text:p>
          </table:table-cell>
          <table:table-cell table:formula="of:=IF([$org.A210]&lt;&gt;&quot;&quot;;CONCATENATE([$org.B210];&quot; = &quot;;[$org.B209];&quot; + 1;&quot;);[$org.B210])" office:value-type="string" office:string-value="rsEntfernungenEingeben = rsWegSalesmanB + 1;" calcext:value-type="string">
            <text:p>rsEntfernungenEingeben = rsWegSalesmanB + 1;</text:p>
          </table:table-cell>
          <table:table-cell table:formula="of:=IF([$org.A210]&lt;&gt;&quot;&quot;;CONCATENATE(&quot;'&quot;;[$org.E210];&quot;',&quot;);[$org.E210])" office:value-type="string" office:string-value="'Enter distances'," calcext:value-type="string">
            <text:p>'Enter distances',</text:p>
          </table:table-cell>
        </table:table-row>
        <table:table-row table:style-name="ro1">
          <table:table-cell table:formula="of:=IF([$org.A211]&lt;&gt;&quot;&quot;;[$org.A211];&quot;&quot;)">
            <text:p/>
          </table:table-cell>
          <table:table-cell table:formula="of:=IF([$org.A211]&lt;&gt;&quot;&quot;;CONCATENATE([$org.B211];&quot; = &quot;;[$org.B210];&quot; + 1;&quot;);[$org.B211])" office:value-type="string" office:string-value="// Rucksack.pas" calcext:value-type="string">
            <text:p>// Rucksack.pas</text:p>
          </table:table-cell>
          <table:table-cell table:formula="of:=IF([$org.A211]&lt;&gt;&quot;&quot;;CONCATENATE(&quot;'&quot;;[$org.E211];&quot;',&quot;);[$org.E211])" office:value-type="string" office:string-value="//  Rucksack.pas" calcext:value-type="string">
            <text:p>// <text:s/>Rucksack.pas</text:p>
          </table:table-cell>
        </table:table-row>
        <table:table-row table:style-name="ro1">
          <table:table-cell table:formula="of:=IF([$org.A212]&lt;&gt;&quot;&quot;;[$org.A212];&quot;&quot;)" office:value-type="float" office:value="194" calcext:value-type="float">
            <text:p>194</text:p>
          </table:table-cell>
          <table:table-cell table:formula="of:=IF([$org.A212]&lt;&gt;&quot;&quot;;CONCATENATE([$org.B212];&quot; = &quot;;[$org.B210];&quot; + 1;&quot;);[$org.B212])" office:value-type="string" office:string-value="rsWert1 = rsEntfernungenEingeben + 1;" calcext:value-type="string">
            <text:p>rsWert1 = rsEntfernungenEingeben + 1;</text:p>
          </table:table-cell>
          <table:table-cell table:formula="of:=IF([$org.A212]&lt;&gt;&quot;&quot;;CONCATENATE(&quot;'&quot;;[$org.E212];&quot;',&quot;);[$org.E212])" office:value-type="string" office:string-value="'Value: '," calcext:value-type="string">
            <text:p>'Value: ',</text:p>
          </table:table-cell>
        </table:table-row>
        <table:table-row table:style-name="ro1">
          <table:table-cell table:formula="of:=IF([$org.A213]&lt;&gt;&quot;&quot;;[$org.A213];&quot;&quot;)" office:value-type="float" office:value="195" calcext:value-type="float">
            <text:p>195</text:p>
          </table:table-cell>
          <table:table-cell table:formula="of:=IF([$org.A213]&lt;&gt;&quot;&quot;;CONCATENATE([$org.B213];&quot; = &quot;;[$org.B212];&quot; + 1;&quot;);[$org.B213])" office:value-type="string" office:string-value="rsGewicht = rsWert1 + 1;" calcext:value-type="string">
            <text:p>rsGewicht = rsWert1 + 1;</text:p>
          </table:table-cell>
          <table:table-cell table:formula="of:=IF([$org.A213]&lt;&gt;&quot;&quot;;CONCATENATE(&quot;'&quot;;[$org.E213];&quot;',&quot;);[$org.E213])" office:value-type="string" office:string-value="'  Weight: '," calcext:value-type="string">
            <text:p>' <text:s/>Weight: ',</text:p>
          </table:table-cell>
        </table:table-row>
        <table:table-row table:style-name="ro1">
          <table:table-cell table:formula="of:=IF([$org.A214]&lt;&gt;&quot;&quot;;[$org.A214];&quot;&quot;)" office:value-type="float" office:value="196" calcext:value-type="float">
            <text:p>196</text:p>
          </table:table-cell>
          <table:table-cell table:formula="of:=IF([$org.A214]&lt;&gt;&quot;&quot;;CONCATENATE([$org.B214];&quot; = &quot;;[$org.B213];&quot; + 1;&quot;);[$org.B214])" office:value-type="string" office:string-value="rsBesteLoesung = rsGewicht + 1;" calcext:value-type="string">
            <text:p>rsBesteLoesung = rsGewicht + 1;</text:p>
          </table:table-cell>
          <table:table-cell table:formula="of:=IF([$org.A214]&lt;&gt;&quot;&quot;;CONCATENATE(&quot;'&quot;;[$org.E214];&quot;',&quot;);[$org.E214])" office:value-type="string" office:string-value="'Best solution: '," calcext:value-type="string">
            <text:p>'Best solution: ',</text:p>
          </table:table-cell>
        </table:table-row>
        <table:table-row table:style-name="ro1">
          <table:table-cell table:formula="of:=IF([$org.A215]&lt;&gt;&quot;&quot;;[$org.A215];&quot;&quot;)" office:value-type="float" office:value="197" calcext:value-type="float">
            <text:p>197</text:p>
          </table:table-cell>
          <table:table-cell table:formula="of:=IF([$org.A215]&lt;&gt;&quot;&quot;;CONCATENATE([$org.B215];&quot; = &quot;;[$org.B214];&quot; + 1;&quot;);[$org.B215])" office:value-type="string" office:string-value="rsLoesungenerste = rsBesteLoesung + 1;" calcext:value-type="string">
            <text:p>rsLoesungenerste = rsBesteLoesung + 1;</text:p>
          </table:table-cell>
          <table:table-cell table:formula="of:=IF([$org.A215]&lt;&gt;&quot;&quot;;CONCATENATE(&quot;'&quot;;[$org.E215];&quot;',&quot;);[$org.E215])" office:value-type="string" office:string-value="' Solutions (first): '," calcext:value-type="string">
            <text:p>' Solutions (first): ',</text:p>
          </table:table-cell>
        </table:table-row>
        <table:table-row table:style-name="ro1">
          <table:table-cell table:formula="of:=IF([$org.A216]&lt;&gt;&quot;&quot;;[$org.A216];&quot;&quot;)" office:value-type="float" office:value="198" calcext:value-type="float">
            <text:p>198</text:p>
          </table:table-cell>
          <table:table-cell table:formula="of:=IF([$org.A216]&lt;&gt;&quot;&quot;;CONCATENATE([$org.B216];&quot; = &quot;;[$org.B215];&quot; + 1;&quot;);[$org.B216])" office:value-type="string" office:string-value="rsNr = rsLoesungenerste + 1;" calcext:value-type="string">
            <text:p>rsNr = rsLoesungenerste + 1;</text:p>
          </table:table-cell>
          <table:table-cell table:formula="of:=IF([$org.A216]&lt;&gt;&quot;&quot;;CONCATENATE(&quot;'&quot;;[$org.E216];&quot;',&quot;);[$org.E216])" office:value-type="string" office:string-value="'No'," calcext:value-type="string">
            <text:p>'No',</text:p>
          </table:table-cell>
        </table:table-row>
        <table:table-row table:style-name="ro1">
          <table:table-cell table:formula="of:=IF([$org.A217]&lt;&gt;&quot;&quot;;[$org.A217];&quot;&quot;)" office:value-type="float" office:value="199" calcext:value-type="float">
            <text:p>199</text:p>
          </table:table-cell>
          <table:table-cell table:formula="of:=IF([$org.A217]&lt;&gt;&quot;&quot;;CONCATENATE([$org.B217];&quot; = &quot;;[$org.B216];&quot; + 1;&quot;);[$org.B217])" office:value-type="string" office:string-value="rsGewicht1 = rsNr + 1;" calcext:value-type="string">
            <text:p>rsGewicht1 = rsNr + 1;</text:p>
          </table:table-cell>
          <table:table-cell table:formula="of:=IF([$org.A217]&lt;&gt;&quot;&quot;;CONCATENATE(&quot;'&quot;;[$org.E217];&quot;',&quot;);[$org.E217])" office:value-type="string" office:string-value="'weight'," calcext:value-type="string">
            <text:p>'weight',</text:p>
          </table:table-cell>
        </table:table-row>
        <table:table-row table:style-name="ro1">
          <table:table-cell table:formula="of:=IF([$org.A218]&lt;&gt;&quot;&quot;;[$org.A218];&quot;&quot;)" office:value-type="float" office:value="200" calcext:value-type="float">
            <text:p>200</text:p>
          </table:table-cell>
          <table:table-cell table:formula="of:=IF([$org.A218]&lt;&gt;&quot;&quot;;CONCATENATE([$org.B218];&quot; = &quot;;[$org.B217];&quot; + 1;&quot;);[$org.B218])" office:value-type="string" office:string-value="rsTeileEingeben = rsGewicht1 + 1;" calcext:value-type="string">
            <text:p>rsTeileEingeben = rsGewicht1 + 1;</text:p>
          </table:table-cell>
          <table:table-cell table:formula="of:=IF([$org.A218]&lt;&gt;&quot;&quot;;CONCATENATE(&quot;'&quot;;[$org.E218];&quot;',&quot;);[$org.E218])" office:value-type="string" office:string-value="'Enter parts'," calcext:value-type="string">
            <text:p>'Enter parts',</text:p>
          </table:table-cell>
        </table:table-row>
        <table:table-row table:style-name="ro1">
          <table:table-cell table:formula="of:=IF([$org.A219]&lt;&gt;&quot;&quot;;[$org.A219];&quot;&quot;)">
            <text:p/>
          </table:table-cell>
          <table:table-cell table:formula="of:=IF([$org.A219]&lt;&gt;&quot;&quot;;CONCATENATE([$org.B219];&quot; = &quot;;[$org.B218];&quot; + 1;&quot;);[$org.B219])" office:value-type="string" office:string-value="// Rucksack.lfm" calcext:value-type="string">
            <text:p>// Rucksack.lfm</text:p>
          </table:table-cell>
          <table:table-cell table:formula="of:=IF([$org.A219]&lt;&gt;&quot;&quot;;CONCATENATE(&quot;'&quot;;[$org.E219];&quot;',&quot;);[$org.E219])" office:value-type="string" office:string-value="//  Rucksack.lfm" calcext:value-type="string">
            <text:p>// <text:s/>Rucksack.lfm</text:p>
          </table:table-cell>
        </table:table-row>
        <table:table-row table:style-name="ro1">
          <table:table-cell table:formula="of:=IF([$org.A220]&lt;&gt;&quot;&quot;;[$org.A220];&quot;&quot;)" office:value-type="float" office:value="201" calcext:value-type="float">
            <text:p>201</text:p>
          </table:table-cell>
          <table:table-cell table:formula="of:=IF([$org.A220]&lt;&gt;&quot;&quot;;CONCATENATE([$org.B220];&quot; = &quot;;[$org.B218];&quot; + 1;&quot;);[$org.B220])" office:value-type="string" office:string-value="rsRucksack = rsTeileEingeben + 1;" calcext:value-type="string">
            <text:p>rsRucksack = rsTeileEingeben + 1;</text:p>
          </table:table-cell>
          <table:table-cell table:formula="of:=IF([$org.A220]&lt;&gt;&quot;&quot;;CONCATENATE(&quot;'&quot;;[$org.E220];&quot;',&quot;);[$org.E220])" office:value-type="string" office:string-value="'Backpack'," calcext:value-type="string">
            <text:p>'Backpack',</text:p>
          </table:table-cell>
        </table:table-row>
        <table:table-row table:style-name="ro1">
          <table:table-cell table:formula="of:=IF([$org.A221]&lt;&gt;&quot;&quot;;[$org.A221];&quot;&quot;)" office:value-type="float" office:value="202" calcext:value-type="float">
            <text:p>202</text:p>
          </table:table-cell>
          <table:table-cell table:formula="of:=IF([$org.A221]&lt;&gt;&quot;&quot;;CONCATENATE([$org.B221];&quot; = &quot;;[$org.B220];&quot; + 1;&quot;);[$org.B221])" office:value-type="string" office:string-value="rsAnzahlDerTeile = rsRucksack + 1;" calcext:value-type="string">
            <text:p>rsAnzahlDerTeile = rsRucksack + 1;</text:p>
          </table:table-cell>
          <table:table-cell table:formula="of:=IF([$org.A221]&lt;&gt;&quot;&quot;;CONCATENATE(&quot;'&quot;;[$org.E221];&quot;',&quot;);[$org.E221])" office:value-type="string" office:string-value="'Number of parts: '," calcext:value-type="string">
            <text:p>'Number of parts: ',</text:p>
          </table:table-cell>
        </table:table-row>
        <table:table-row table:style-name="ro1">
          <table:table-cell table:formula="of:=IF([$org.A222]&lt;&gt;&quot;&quot;;[$org.A222];&quot;&quot;)" office:value-type="float" office:value="203" calcext:value-type="float">
            <text:p>203</text:p>
          </table:table-cell>
          <table:table-cell table:formula="of:=IF([$org.A222]&lt;&gt;&quot;&quot;;CONCATENATE([$org.B222];&quot; = &quot;;[$org.B221];&quot; + 1;&quot;);[$org.B222])" office:value-type="string" office:string-value="rsGesamtgewicht = rsAnzahlDerTeile + 1;" calcext:value-type="string">
            <text:p>rsGesamtgewicht = rsAnzahlDerTeile + 1;</text:p>
          </table:table-cell>
          <table:table-cell table:formula="of:=IF([$org.A222]&lt;&gt;&quot;&quot;;CONCATENATE(&quot;'&quot;;[$org.E222];&quot;',&quot;);[$org.E222])" office:value-type="string" office:string-value="'Total weight'," calcext:value-type="string">
            <text:p>'Total weight',</text:p>
          </table:table-cell>
        </table:table-row>
        <table:table-row table:style-name="ro1">
          <table:table-cell table:formula="of:=IF([$org.A223]&lt;&gt;&quot;&quot;;[$org.A223];&quot;&quot;)">
            <text:p/>
          </table:table-cell>
          <table:table-cell table:formula="of:=IF([$org.A223]&lt;&gt;&quot;&quot;;CONCATENATE([$org.B223];&quot; = &quot;;[$org.B222];&quot; + 1;&quot;);[$org.B223])" office:value-type="string" office:string-value="// vierfarb.pas" calcext:value-type="string">
            <text:p>// vierfarb.pas</text:p>
          </table:table-cell>
          <table:table-cell table:formula="of:=IF([$org.A223]&lt;&gt;&quot;&quot;;CONCATENATE(&quot;'&quot;;[$org.E223];&quot;',&quot;);[$org.E223])" office:value-type="string" office:string-value="//  vierfarb.pas" calcext:value-type="string">
            <text:p>// <text:s/>vierfarb.pas</text:p>
          </table:table-cell>
        </table:table-row>
        <table:table-row table:style-name="ro1">
          <table:table-cell table:formula="of:=IF([$org.A224]&lt;&gt;&quot;&quot;;[$org.A224];&quot;&quot;)" office:value-type="float" office:value="204" calcext:value-type="float">
            <text:p>204</text:p>
          </table:table-cell>
          <table:table-cell table:formula="of:=IF([$org.A224]&lt;&gt;&quot;&quot;;CONCATENATE([$org.B224];&quot; = &quot;;[$org.B222];&quot; + 1;&quot;);[$org.B224])" office:value-type="string" office:string-value="rsLaenderMarkieren = rsGesamtgewicht + 1;" calcext:value-type="string">
            <text:p>rsLaenderMarkieren = rsGesamtgewicht + 1;</text:p>
          </table:table-cell>
          <table:table-cell table:formula="of:=IF([$org.A224]&lt;&gt;&quot;&quot;;CONCATENATE(&quot;'&quot;;[$org.E224];&quot;',&quot;);[$org.E224])" office:value-type="string" office:string-value="'Mark country rectangles with the mouse in the upper part.'," calcext:value-type="string">
            <text:p>'Mark country rectangles with the mouse in the upper part.',</text:p>
          </table:table-cell>
        </table:table-row>
        <table:table-row table:style-name="ro1">
          <table:table-cell table:formula="of:=IF([$org.A225]&lt;&gt;&quot;&quot;;[$org.A225];&quot;&quot;)" office:value-type="float" office:value="205" calcext:value-type="float">
            <text:p>205</text:p>
          </table:table-cell>
          <table:table-cell table:formula="of:=IF([$org.A225]&lt;&gt;&quot;&quot;;CONCATENATE([$org.B225];&quot; = &quot;;[$org.B224];&quot; + 1;&quot;);[$org.B225])" office:value-type="string" office:string-value="rsEinfaerben = rsLaenderMarkieren + 1;" calcext:value-type="string">
            <text:p>rsEinfaerben = rsLaenderMarkieren + 1;</text:p>
          </table:table-cell>
          <table:table-cell table:formula="of:=IF([$org.A225]&lt;&gt;&quot;&quot;;CONCATENATE(&quot;'&quot;;[$org.E225];&quot;',&quot;);[$org.E225])" office:value-type="string" office:string-value="'Colorize'," calcext:value-type="string">
            <text:p>'Colorize',</text:p>
          </table:table-cell>
        </table:table-row>
        <table:table-row table:style-name="ro1">
          <table:table-cell table:formula="of:=IF([$org.A226]&lt;&gt;&quot;&quot;;[$org.A226];&quot;&quot;)" office:value-type="float" office:value="206" calcext:value-type="float">
            <text:p>206</text:p>
          </table:table-cell>
          <table:table-cell table:formula="of:=IF([$org.A226]&lt;&gt;&quot;&quot;;CONCATENATE([$org.B226];&quot; = &quot;;[$org.B225];&quot; + 1;&quot;);[$org.B226])" office:value-type="string" office:string-value="rsFaerbungGefunden = rsEinfaerben + 1;" calcext:value-type="string">
            <text:p>rsFaerbungGefunden = rsEinfaerben + 1;</text:p>
          </table:table-cell>
          <table:table-cell table:formula="of:=IF([$org.A226]&lt;&gt;&quot;&quot;;CONCATENATE(&quot;'&quot;;[$org.E226];&quot;',&quot;);[$org.E226])" office:value-type="string" office:string-value="'Coloring found'," calcext:value-type="string">
            <text:p>'Coloring found',</text:p>
          </table:table-cell>
        </table:table-row>
        <table:table-row table:style-name="ro1">
          <table:table-cell table:formula="of:=IF([$org.A227]&lt;&gt;&quot;&quot;;[$org.A227];&quot;&quot;)" office:value-type="float" office:value="207" calcext:value-type="float">
            <text:p>207</text:p>
          </table:table-cell>
          <table:table-cell table:formula="of:=IF([$org.A227]&lt;&gt;&quot;&quot;;CONCATENATE([$org.B227];&quot; = &quot;;[$org.B226];&quot; + 1;&quot;);[$org.B227])" office:value-type="string" office:string-value="rsKeineFaerbungGefunden = rsFaerbungGefunden + 1;" calcext:value-type="string">
            <text:p>rsKeineFaerbungGefunden = rsFaerbungGefunden + 1;</text:p>
          </table:table-cell>
          <table:table-cell table:formula="of:=IF([$org.A227]&lt;&gt;&quot;&quot;;CONCATENATE(&quot;'&quot;;[$org.E227];&quot;',&quot;);[$org.E227])" office:value-type="string" office:string-value="'No coloring found: the algorithm is obviously faulty'," calcext:value-type="string">
            <text:p>'No coloring found: the algorithm is obviously faulty',</text:p>
          </table:table-cell>
        </table:table-row>
        <table:table-row table:style-name="ro1">
          <table:table-cell table:formula="of:=IF([$org.A228]&lt;&gt;&quot;&quot;;[$org.A228];&quot;&quot;)" office:value-type="float" office:value="208" calcext:value-type="float">
            <text:p>208</text:p>
          </table:table-cell>
          <table:table-cell table:formula="of:=IF([$org.A228]&lt;&gt;&quot;&quot;;CONCATENATE([$org.B228];&quot; = &quot;;[$org.B227];&quot; + 1;&quot;);[$org.B228])" office:value-type="string" office:string-value="rsLand = rsKeineFaerbungGefunden + 1;" calcext:value-type="string">
            <text:p>rsLand = rsKeineFaerbungGefunden + 1;</text:p>
          </table:table-cell>
          <table:table-cell table:formula="of:=IF([$org.A228]&lt;&gt;&quot;&quot;;CONCATENATE(&quot;'&quot;;[$org.E228];&quot;',&quot;);[$org.E228])" office:value-type="string" office:string-value="'Country '," calcext:value-type="string">
            <text:p>'Country ',</text:p>
          </table:table-cell>
        </table:table-row>
        <table:table-row table:style-name="ro1">
          <table:table-cell table:formula="of:=IF([$org.A229]&lt;&gt;&quot;&quot;;[$org.A229];&quot;&quot;)" office:value-type="float" office:value="209" calcext:value-type="float">
            <text:p>209</text:p>
          </table:table-cell>
          <table:table-cell table:formula="of:=IF([$org.A229]&lt;&gt;&quot;&quot;;CONCATENATE([$org.B229];&quot; = &quot;;[$org.B228];&quot; + 1;&quot;);[$org.B229])" office:value-type="string" office:string-value="rsFarbe = rsLand + 1;" calcext:value-type="string">
            <text:p>rsFarbe = rsLand + 1;</text:p>
          </table:table-cell>
          <table:table-cell table:formula="of:=IF([$org.A229]&lt;&gt;&quot;&quot;;CONCATENATE(&quot;'&quot;;[$org.E229];&quot;',&quot;);[$org.E229])" office:value-type="string" office:string-value="'color'," calcext:value-type="string">
            <text:p>'color',</text:p>
          </table:table-cell>
        </table:table-row>
        <table:table-row table:style-name="ro1">
          <table:table-cell table:formula="of:=IF([$org.A230]&lt;&gt;&quot;&quot;;[$org.A230];&quot;&quot;)" office:value-type="float" office:value="210" calcext:value-type="float">
            <text:p>210</text:p>
          </table:table-cell>
          <table:table-cell table:formula="of:=IF([$org.A230]&lt;&gt;&quot;&quot;;CONCATENATE([$org.B230];&quot; = &quot;;[$org.B229];&quot; + 1;&quot;);[$org.B230])" office:value-type="string" office:string-value="rsSucheUmrandungFuerLand = rsFarbe + 1;" calcext:value-type="string">
            <text:p>rsSucheUmrandungFuerLand = rsFarbe + 1;</text:p>
          </table:table-cell>
          <table:table-cell table:formula="of:=IF([$org.A230]&lt;&gt;&quot;&quot;;CONCATENATE(&quot;'&quot;;[$org.E230];&quot;',&quot;);[$org.E230])" office:value-type="string" office:string-value="'Search border for country '," calcext:value-type="string">
            <text:p>'Search border for country ',</text:p>
          </table:table-cell>
        </table:table-row>
        <table:table-row table:style-name="ro1">
          <table:table-cell table:formula="of:=IF([$org.A231]&lt;&gt;&quot;&quot;;[$org.A231];&quot;&quot;)" office:value-type="float" office:value="211" calcext:value-type="float">
            <text:p>211</text:p>
          </table:table-cell>
          <table:table-cell table:formula="of:=IF([$org.A231]&lt;&gt;&quot;&quot;;CONCATENATE([$org.B231];&quot; = &quot;;[$org.B230];&quot; + 1;&quot;);[$org.B231])" office:value-type="string" office:string-value="rsKannFuerLand = rsSucheUmrandungFuerLand + 1;" calcext:value-type="string">
            <text:p>rsKannFuerLand = rsSucheUmrandungFuerLand + 1;</text:p>
          </table:table-cell>
          <table:table-cell table:formula="of:=IF([$org.A231]&lt;&gt;&quot;&quot;;CONCATENATE(&quot;'&quot;;[$org.E231];&quot;',&quot;);[$org.E231])" office:value-type="string" office:string-value="'Cannot create border for country '," calcext:value-type="string">
            <text:p>'Cannot create border for country ',</text:p>
          </table:table-cell>
        </table:table-row>
        <table:table-row table:style-name="ro1">
          <table:table-cell table:formula="of:=IF([$org.A232]&lt;&gt;&quot;&quot;;[$org.A232];&quot;&quot;)" office:value-type="float" office:value="212" calcext:value-type="float">
            <text:p>212</text:p>
          </table:table-cell>
          <table:table-cell table:formula="of:=IF([$org.A232]&lt;&gt;&quot;&quot;;CONCATENATE([$org.B232];&quot; = &quot;;[$org.B231];&quot; + 1;&quot;);[$org.B232])" office:value-type="string" office:string-value="rsKeineGrenzeErstellen = rsKannFuerLand + 1;" calcext:value-type="string">
            <text:p>rsKeineGrenzeErstellen = rsKannFuerLand + 1;</text:p>
          </table:table-cell>
          <table:table-cell table:formula="of:=IF([$org.A232]&lt;&gt;&quot;&quot;;CONCATENATE(&quot;'&quot;;[$org.E232];&quot;',&quot;);[$org.E232])" office:value-type="string" office:string-value="' cannot create a border'," calcext:value-type="string">
            <text:p>' cannot create a border',</text:p>
          </table:table-cell>
        </table:table-row>
        <table:table-row table:style-name="ro1">
          <table:table-cell table:formula="of:=IF([$org.A233]&lt;&gt;&quot;&quot;;[$org.A233];&quot;&quot;)" office:value-type="float" office:value="213" calcext:value-type="float">
            <text:p>213</text:p>
          </table:table-cell>
          <table:table-cell table:formula="of:=IF([$org.A233]&lt;&gt;&quot;&quot;;CONCATENATE([$org.B233];&quot; = &quot;;[$org.B232];&quot; + 1;&quot;);[$org.B233])" office:value-type="string" office:string-value="rsSucheNachUmrandungenBeendet = rsKeineGrenzeErstellen + 1;" calcext:value-type="string">
            <text:p>rsSucheNachUmrandungenBeendet = rsKeineGrenzeErstellen + 1;</text:p>
          </table:table-cell>
          <table:table-cell table:formula="of:=IF([$org.A233]&lt;&gt;&quot;&quot;;CONCATENATE(&quot;'&quot;;[$org.E233];&quot;',&quot;);[$org.E233])" office:value-type="string" office:string-value="'Search for borders finished'," calcext:value-type="string">
            <text:p>'Search for borders finished',</text:p>
          </table:table-cell>
        </table:table-row>
        <table:table-row table:style-name="ro1">
          <table:table-cell table:formula="of:=IF([$org.A234]&lt;&gt;&quot;&quot;;[$org.A234];&quot;&quot;)" office:value-type="float" office:value="214" calcext:value-type="float">
            <text:p>214</text:p>
          </table:table-cell>
          <table:table-cell table:formula="of:=IF([$org.A234]&lt;&gt;&quot;&quot;;CONCATENATE([$org.B234];&quot; = &quot;;[$org.B233];&quot; + 1;&quot;);[$org.B234])" office:value-type="string" office:string-value="rsSucheGrenzenUndNachbarn = rsSucheNachUmrandungenBeendet + 1;" calcext:value-type="string">
            <text:p>rsSucheGrenzenUndNachbarn = rsSucheNachUmrandungenBeendet + 1;</text:p>
          </table:table-cell>
          <table:table-cell table:formula="of:=IF([$org.A234]&lt;&gt;&quot;&quot;;CONCATENATE(&quot;'&quot;;[$org.E234];&quot;',&quot;);[$org.E234])" office:value-type="string" office:string-value="'Search borders and neighbors'," calcext:value-type="string">
            <text:p>'Search borders and neighbors',</text:p>
          </table:table-cell>
        </table:table-row>
        <table:table-row table:style-name="ro1">
          <table:table-cell table:formula="of:=IF([$org.A235]&lt;&gt;&quot;&quot;;[$org.A235];&quot;&quot;)">
            <text:p/>
          </table:table-cell>
          <table:table-cell table:formula="of:=IF([$org.A235]&lt;&gt;&quot;&quot;;CONCATENATE([$org.B235];&quot; = &quot;;[#REF!];&quot; + 1;&quot;);[$org.B235])" office:value-type="string" office:string-value="// vierfarb.lfm" calcext:value-type="string">
            <text:p>// vierfarb.lfm</text:p>
          </table:table-cell>
          <table:table-cell table:formula="of:=IF([$org.A235]&lt;&gt;&quot;&quot;;CONCATENATE(&quot;'&quot;;[$org.E235];&quot;',&quot;);[$org.E235])" office:value-type="string" office:string-value="//  vierfarb.lfm" calcext:value-type="string">
            <text:p>// <text:s/>vierfarb.lfm</text:p>
          </table:table-cell>
        </table:table-row>
        <table:table-row table:style-name="ro1">
          <table:table-cell table:formula="of:=IF([$org.A236]&lt;&gt;&quot;&quot;;[$org.A236];&quot;&quot;)" office:value-type="float" office:value="215" calcext:value-type="float">
            <text:p>215</text:p>
          </table:table-cell>
          <table:table-cell table:formula="of:=IF([$org.A236]&lt;&gt;&quot;&quot;;CONCATENATE([$org.B236];&quot; = &quot;;[$org.B234];&quot; + 1;&quot;);[$org.B236])" office:value-type="string" office:string-value="rsVierFarb = rsSucheGrenzenUndNachbarn + 1;" calcext:value-type="string">
            <text:p>rsVierFarb = rsSucheGrenzenUndNachbarn + 1;</text:p>
          </table:table-cell>
          <table:table-cell table:formula="of:=IF([$org.A236]&lt;&gt;&quot;&quot;;CONCATENATE(&quot;'&quot;;[$org.E236];&quot;',&quot;);[$org.E236])" office:value-type="string" office:string-value="'4 color problem'," calcext:value-type="string">
            <text:p>'4 color problem',</text:p>
          </table:table-cell>
        </table:table-row>
        <table:table-row table:style-name="ro1">
          <table:table-cell table:formula="of:=IF([$org.A237]&lt;&gt;&quot;&quot;;[$org.A237];&quot;&quot;)" office:value-type="float" office:value="216" calcext:value-type="float">
            <text:p>216</text:p>
          </table:table-cell>
          <table:table-cell table:formula="of:=IF([$org.A237]&lt;&gt;&quot;&quot;;CONCATENATE([$org.B237];&quot; = &quot;;[$org.B236];&quot; + 1;&quot;);[$org.B237])" office:value-type="string" office:string-value="rsNeueEingabe = rsVierFarb + 1;" calcext:value-type="string">
            <text:p>rsNeueEingabe = rsVierFarb + 1;</text:p>
          </table:table-cell>
          <table:table-cell table:formula="of:=IF([$org.A237]&lt;&gt;&quot;&quot;;CONCATENATE(&quot;'&quot;;[$org.E237];&quot;',&quot;);[$org.E237])" office:value-type="string" office:string-value="'New input'," calcext:value-type="string">
            <text:p>'New input',</text:p>
          </table:table-cell>
        </table:table-row>
        <table:table-row table:style-name="ro1">
          <table:table-cell table:formula="of:=IF([$org.A238]&lt;&gt;&quot;&quot;;[$org.A238];&quot;&quot;)" office:value-type="float" office:value="217" calcext:value-type="float">
            <text:p>217</text:p>
          </table:table-cell>
          <table:table-cell table:formula="of:=IF([$org.A238]&lt;&gt;&quot;&quot;;CONCATENATE([$org.B238];&quot; = &quot;;[$org.B237];&quot; + 1;&quot;);[$org.B238])" office:value-type="string" office:string-value="rsVierLaender = rsNeueEingabe + 1;" calcext:value-type="string">
            <text:p>rsVierLaender = rsNeueEingabe + 1;</text:p>
          </table:table-cell>
          <table:table-cell table:formula="of:=IF([$org.A238]&lt;&gt;&quot;&quot;;CONCATENATE(&quot;'&quot;;[$org.E238];&quot;',&quot;);[$org.E238])" office:value-type="string" office:string-value="'4 new countries'," calcext:value-type="string">
            <text:p>'4 new countries',</text:p>
          </table:table-cell>
        </table:table-row>
        <table:table-row table:style-name="ro1">
          <table:table-cell table:formula="of:=IF([$org.A239]&lt;&gt;&quot;&quot;;[$org.A239];&quot;&quot;)" office:value-type="float" office:value="218" calcext:value-type="float">
            <text:p>218</text:p>
          </table:table-cell>
          <table:table-cell table:formula="of:=IF([$org.A239]&lt;&gt;&quot;&quot;;CONCATENATE([$org.B239];&quot; = &quot;;[$org.B238];&quot; + 1;&quot;);[$org.B239])" office:value-type="string" office:string-value="rsAnzahlDerLaender = rsVierLaender + 1;" calcext:value-type="string">
            <text:p>rsAnzahlDerLaender = rsVierLaender + 1;</text:p>
          </table:table-cell>
          <table:table-cell table:formula="of:=IF([$org.A239]&lt;&gt;&quot;&quot;;CONCATENATE(&quot;'&quot;;[$org.E239];&quot;',&quot;);[$org.E239])" office:value-type="string" office:string-value="'Number of countries: '," calcext:value-type="string">
            <text:p>'Number of countries: ',</text:p>
          </table:table-cell>
        </table:table-row>
        <table:table-row table:style-name="ro1">
          <table:table-cell table:formula="of:=IF([$org.A240]&lt;&gt;&quot;&quot;;[$org.A240];&quot;&quot;)" office:value-type="float" office:value="219" calcext:value-type="float">
            <text:p>219</text:p>
          </table:table-cell>
          <table:table-cell table:formula="of:=IF([$org.A240]&lt;&gt;&quot;&quot;;CONCATENATE([$org.B240];&quot; = &quot;;[$org.B239];&quot; + 1;&quot;);[$org.B240])" office:value-type="string" office:string-value="rsLandZufuegen = rsAnzahlDerLaender + 1;" calcext:value-type="string">
            <text:p>rsLandZufuegen = rsAnzahlDerLaender + 1;</text:p>
          </table:table-cell>
          <table:table-cell table:formula="of:=IF([$org.A240]&lt;&gt;&quot;&quot;;CONCATENATE(&quot;'&quot;;[$org.E240];&quot;',&quot;);[$org.E240])" office:value-type="string" office:string-value="'Add country'," calcext:value-type="string">
            <text:p>'Add country',</text:p>
          </table:table-cell>
        </table:table-row>
        <table:table-row table:style-name="ro1">
          <table:table-cell table:formula="of:=IF([$org.A241]&lt;&gt;&quot;&quot;;[$org.A241];&quot;&quot;)" office:value-type="float" office:value="220" calcext:value-type="float">
            <text:p>220</text:p>
          </table:table-cell>
          <table:table-cell table:formula="of:=IF([$org.A241]&lt;&gt;&quot;&quot;;CONCATENATE([$org.B241];&quot; = &quot;;[$org.B240];&quot; + 1;&quot;);[$org.B241])" office:value-type="string" office:string-value="rsLandEntfernen = rsLandZufuegen + 1;" calcext:value-type="string">
            <text:p>rsLandEntfernen = rsLandZufuegen + 1;</text:p>
          </table:table-cell>
          <table:table-cell table:formula="of:=IF([$org.A241]&lt;&gt;&quot;&quot;;CONCATENATE(&quot;'&quot;;[$org.E241];&quot;',&quot;);[$org.E241])" office:value-type="string" office:string-value="'Remove country'," calcext:value-type="string">
            <text:p>'Remove country',</text:p>
          </table:table-cell>
        </table:table-row>
        <table:table-row table:style-name="ro1">
          <table:table-cell table:formula="of:=IF([$org.A242]&lt;&gt;&quot;&quot;;[$org.A242];&quot;&quot;)">
            <text:p/>
          </table:table-cell>
          <table:table-cell table:formula="of:=IF([$org.A242]&lt;&gt;&quot;&quot;;CONCATENATE([$org.B242];&quot; = &quot;;[$org.B241];&quot; + 1;&quot;);[$org.B242])" office:value-type="string" office:string-value="// backtrackinfo.lfm" calcext:value-type="string">
            <text:p>// backtrackinfo.lfm</text:p>
          </table:table-cell>
          <table:table-cell table:formula="of:=IF([$org.A242]&lt;&gt;&quot;&quot;;CONCATENATE(&quot;'&quot;;[$org.E242];&quot;',&quot;);[$org.E242])" office:value-type="string" office:string-value="//  backtrackinfo.lfm" calcext:value-type="string">
            <text:p>// <text:s/>backtrackinfo.lfm</text:p>
          </table:table-cell>
        </table:table-row>
        <table:table-row table:style-name="ro1">
          <table:table-cell table:formula="of:=IF([$org.A243]&lt;&gt;&quot;&quot;;[$org.A243];&quot;&quot;)" office:value-type="float" office:value="221" calcext:value-type="float">
            <text:p>221</text:p>
          </table:table-cell>
          <table:table-cell table:formula="of:=IF([$org.A243]&lt;&gt;&quot;&quot;;CONCATENATE([$org.B243];&quot; = &quot;;[$org.B241];&quot; + 1;&quot;);[$org.B243])" office:value-type="string" office:string-value="rsInfo = rsLandEntfernen + 1;" calcext:value-type="string">
            <text:p>rsInfo = rsLandEntfernen + 1;</text:p>
          </table:table-cell>
          <table:table-cell table:formula="of:=IF([$org.A243]&lt;&gt;&quot;&quot;;CONCATENATE(&quot;'&quot;;[$org.E243];&quot;',&quot;);[$org.E243])" office:value-type="string" office:string-value="'info'," calcext:value-type="string">
            <text:p>'info',</text:p>
          </table:table-cell>
        </table:table-row>
        <table:table-row table:style-name="ro1">
          <table:table-cell table:formula="of:=IF([$org.A244]&lt;&gt;&quot;&quot;;[$org.A244];&quot;&quot;)" office:value-type="float" office:value="222" calcext:value-type="float">
            <text:p>222</text:p>
          </table:table-cell>
          <table:table-cell table:formula="of:=IF([$org.A244]&lt;&gt;&quot;&quot;;CONCATENATE([$org.B244];&quot; = &quot;;[$org.B243];&quot; + 1;&quot;);[$org.B244])" office:value-type="string" office:string-value="rsVersion = rsInfo + 1;" calcext:value-type="string">
            <text:p>rsVersion = rsInfo + 1;</text:p>
          </table:table-cell>
          <table:table-cell table:formula="of:=IF([$org.A244]&lt;&gt;&quot;&quot;;CONCATENATE(&quot;'&quot;;[$org.E244];&quot;',&quot;);[$org.E244])" office:value-type="string" office:string-value="'Version 1.7 from 15.12.2023'," calcext:value-type="string">
            <text:p>'Version 1.7 from 15.12.2023',</text:p>
          </table:table-cell>
        </table:table-row>
        <table:table-row table:style-name="ro1">
          <table:table-cell table:formula="of:=IF([$org.A245]&lt;&gt;&quot;&quot;;[$org.A245];&quot;&quot;)" office:value-type="float" office:value="223" calcext:value-type="float">
            <text:p>223</text:p>
          </table:table-cell>
          <table:table-cell table:formula="of:=IF([$org.A245]&lt;&gt;&quot;&quot;;CONCATENATE([$org.B245];&quot; = &quot;;[$org.B244];&quot; + 1;&quot;);[$org.B245])" office:value-type="string" office:string-value="rsDemosZuBacktrack = rsVersion + 1;" calcext:value-type="string">
            <text:p>rsDemosZuBacktrack = rsVersion + 1;</text:p>
          </table:table-cell>
          <table:table-cell table:formula="of:=IF([$org.A245]&lt;&gt;&quot;&quot;;CONCATENATE(&quot;'&quot;;[$org.E245];&quot;',&quot;);[$org.E245])" office:value-type="string" office:string-value="'A collection of 13 demonstration programs for backtracking algorithms'," calcext:value-type="string">
            <text:p>'A collection of 13 demonstration programs for backtracking algorithms',</text:p>
          </table:table-cell>
        </table:table-row>
        <table:table-row table:style-name="ro1">
          <table:table-cell table:formula="of:=IF([$org.A246]&lt;&gt;&quot;&quot;;[$org.A246];&quot;&quot;)" office:value-type="float" office:value="224" calcext:value-type="float">
            <text:p>224</text:p>
          </table:table-cell>
          <table:table-cell table:formula="of:=IF([$org.A246]&lt;&gt;&quot;&quot;;CONCATENATE([$org.B246];&quot; = &quot;;[$org.B245];&quot; + 1;&quot;);[$org.B246])" office:value-type="string" office:string-value="rsOK = rsDemosZuBacktrack + 1;" calcext:value-type="string">
            <text:p>rsOK = rsDemosZuBacktrack + 1;</text:p>
          </table:table-cell>
          <table:table-cell table:formula="of:=IF([$org.A246]&lt;&gt;&quot;&quot;;CONCATENATE(&quot;'&quot;;[$org.E246];&quot;',&quot;);[$org.E246])" office:value-type="string" office:string-value="'OK'," calcext:value-type="string">
            <text:p>'OK',</text:p>
          </table:table-cell>
        </table:table-row>
        <table:table-row table:style-name="ro1">
          <table:table-cell table:formula="of:=IF([$org.A247]&lt;&gt;&quot;&quot;;[$org.A247];&quot;&quot;)">
            <text:p/>
          </table:table-cell>
          <table:table-cell table:formula="of:=IF([$org.A247]&lt;&gt;&quot;&quot;;CONCATENATE([$org.B247];&quot; = &quot;;[$org.B246];&quot; + 1;&quot;);[$org.B247])" office:value-type="string" office:string-value="// Labyrinth.pas" calcext:value-type="string">
            <text:p>// Labyrinth.pas</text:p>
          </table:table-cell>
          <table:table-cell table:formula="of:=IF([$org.A247]&lt;&gt;&quot;&quot;;CONCATENATE(&quot;'&quot;;[$org.E247];&quot;',&quot;);[$org.E247])" office:value-type="string" office:string-value="//  Labyrinth.pas" calcext:value-type="string">
            <text:p>// <text:s/>Labyrinth.pas</text:p>
          </table:table-cell>
        </table:table-row>
        <table:table-row table:style-name="ro1">
          <table:table-cell table:formula="of:=IF([$org.A248]&lt;&gt;&quot;&quot;;[$org.A248];&quot;&quot;)" office:value-type="float" office:value="225" calcext:value-type="float">
            <text:p>225</text:p>
          </table:table-cell>
          <table:table-cell table:formula="of:=IF([$org.A248]&lt;&gt;&quot;&quot;;CONCATENATE([$org.B248];&quot; = &quot;;[$org.B246];&quot; + 1;&quot;);[$org.B248])" office:value-type="string" office:string-value="rsWeglaenge = rsOK + 1;" calcext:value-type="string">
            <text:p>rsWeglaenge = rsOK + 1;</text:p>
          </table:table-cell>
          <table:table-cell table:formula="of:=IF([$org.A248]&lt;&gt;&quot;&quot;;CONCATENATE(&quot;'&quot;;[$org.E248];&quot;',&quot;);[$org.E248])" office:value-type="string" office:string-value="'Path length: '," calcext:value-type="string">
            <text:p>'Path length: ',</text:p>
          </table:table-cell>
        </table:table-row>
        <table:table-row table:style-name="ro1">
          <table:table-cell table:formula="of:=IF([$org.A249]&lt;&gt;&quot;&quot;;[$org.A249];&quot;&quot;)">
            <text:p/>
          </table:table-cell>
          <table:table-cell table:formula="of:=IF([$org.A249]&lt;&gt;&quot;&quot;;CONCATENATE([$org.B249];&quot; = &quot;;[$org.B248];&quot; + 1;&quot;);[$org.B249])" office:value-type="string" office:string-value="// Labyrinth.lfm" calcext:value-type="string">
            <text:p>// Labyrinth.lfm</text:p>
          </table:table-cell>
          <table:table-cell table:formula="of:=IF([$org.A249]&lt;&gt;&quot;&quot;;CONCATENATE(&quot;'&quot;;[$org.E249];&quot;',&quot;);[$org.E249])" office:value-type="string" office:string-value="//  Labyrinth.lfm" calcext:value-type="string">
            <text:p>// <text:s/>Labyrinth.lfm</text:p>
          </table:table-cell>
        </table:table-row>
        <table:table-row table:style-name="ro1">
          <table:table-cell table:formula="of:=IF([$org.A250]&lt;&gt;&quot;&quot;;[$org.A250];&quot;&quot;)" office:value-type="float" office:value="226" calcext:value-type="float">
            <text:p>226</text:p>
          </table:table-cell>
          <table:table-cell table:formula="of:=IF([$org.A250]&lt;&gt;&quot;&quot;;CONCATENATE([$org.B250];&quot; = &quot;;[$org.B248];&quot; + 1;&quot;);[$org.B250])" office:value-type="string" office:string-value="rsAusgang = rsWeglaenge + 1;" calcext:value-type="string">
            <text:p>rsAusgang = rsWeglaenge + 1;</text:p>
          </table:table-cell>
          <table:table-cell table:formula="of:=IF([$org.A250]&lt;&gt;&quot;&quot;;CONCATENATE(&quot;'&quot;;[$org.E250];&quot;',&quot;);[$org.E250])" office:value-type="string" office:string-value="'Exit '," calcext:value-type="string">
            <text:p>'Exit ',</text:p>
          </table:table-cell>
        </table:table-row>
        <table:table-row table:style-name="ro1">
          <table:table-cell table:formula="of:=IF([$org.A251]&lt;&gt;&quot;&quot;;[$org.A251];&quot;&quot;)" office:value-type="float" office:value="227" calcext:value-type="float">
            <text:p>227</text:p>
          </table:table-cell>
          <table:table-cell table:formula="of:=IF([$org.A251]&lt;&gt;&quot;&quot;;CONCATENATE([$org.B251];&quot; = &quot;;[$org.B250];&quot; + 1;&quot;);[$org.B251])" office:value-type="string" office:string-value="rsStartrichtung = rsAusgang + 1;" calcext:value-type="string">
            <text:p>rsStartrichtung = rsAusgang + 1;</text:p>
          </table:table-cell>
          <table:table-cell table:formula="of:=IF([$org.A251]&lt;&gt;&quot;&quot;;CONCATENATE(&quot;'&quot;;[$org.E251];&quot;',&quot;);[$org.E251])" office:value-type="string" office:string-value="'Start direction:'," calcext:value-type="string">
            <text:p>'Start direction:',</text:p>
          </table:table-cell>
        </table:table-row>
        <table:table-row table:style-name="ro1">
          <table:table-cell table:formula="of:=IF([$org.A252]&lt;&gt;&quot;&quot;;[$org.A252];&quot;&quot;)" office:value-type="float" office:value="228" calcext:value-type="float">
            <text:p>228</text:p>
          </table:table-cell>
          <table:table-cell table:formula="of:=IF([$org.A252]&lt;&gt;&quot;&quot;;CONCATENATE([$org.B252];&quot; = &quot;;[$org.B251];&quot; + 1;&quot;);[$org.B252])" office:value-type="string" office:string-value="rsVerfahren = rsStartrichtung + 1;" calcext:value-type="string">
            <text:p>rsVerfahren = rsStartrichtung + 1;</text:p>
          </table:table-cell>
          <table:table-cell table:formula="of:=IF([$org.A252]&lt;&gt;&quot;&quot;;CONCATENATE(&quot;'&quot;;[$org.E252];&quot;',&quot;);[$org.E252])" office:value-type="string" office:string-value="'Procedure'," calcext:value-type="string">
            <text:p>'Procedure',</text:p>
          </table:table-cell>
        </table:table-row>
        <table:table-row table:style-name="ro1">
          <table:table-cell table:formula="of:=IF([$org.A253]&lt;&gt;&quot;&quot;;[$org.A253];&quot;&quot;)" office:value-type="float" office:value="229" calcext:value-type="float">
            <text:p>229</text:p>
          </table:table-cell>
          <table:table-cell table:formula="of:=IF([$org.A253]&lt;&gt;&quot;&quot;;CONCATENATE([$org.B253];&quot; = &quot;;[$org.B252];&quot; + 1;&quot;);[$org.B253])" office:value-type="string" office:string-value="rsBacktrackingGeradeaus = rsVerfahren + 1;" calcext:value-type="string">
            <text:p>rsBacktrackingGeradeaus = rsVerfahren + 1;</text:p>
          </table:table-cell>
          <table:table-cell table:formula="of:=IF([$org.A253]&lt;&gt;&quot;&quot;;CONCATENATE(&quot;'&quot;;[$org.E253];&quot;',&quot;);[$org.E253])" office:value-type="string" office:string-value="'Backtracking - straight ahead'," calcext:value-type="string">
            <text:p>'Backtracking - straight ahead',</text:p>
          </table:table-cell>
        </table:table-row>
        <table:table-row table:style-name="ro1">
          <table:table-cell table:formula="of:=IF([$org.A254]&lt;&gt;&quot;&quot;;[$org.A254];&quot;&quot;)" office:value-type="float" office:value="230" calcext:value-type="float">
            <text:p>230</text:p>
          </table:table-cell>
          <table:table-cell table:formula="of:=IF([$org.A254]&lt;&gt;&quot;&quot;;CONCATENATE([$org.B254];&quot; = &quot;;[$org.B253];&quot; + 1;&quot;);[$org.B254])" office:value-type="string" office:string-value="rsBacktrackingErstRechts = rsBacktrackingGeradeaus + 1;" calcext:value-type="string">
            <text:p>rsBacktrackingErstRechts = rsBacktrackingGeradeaus + 1;</text:p>
          </table:table-cell>
          <table:table-cell table:formula="of:=IF([$org.A254]&lt;&gt;&quot;&quot;;CONCATENATE(&quot;'&quot;;[$org.E254];&quot;',&quot;);[$org.E254])" office:value-type="string" office:string-value="'Backtracking - first right'," calcext:value-type="string">
            <text:p>'Backtracking - first right',</text:p>
          </table:table-cell>
        </table:table-row>
        <table:table-row table:style-name="ro1">
          <table:table-cell table:formula="of:=IF([$org.A255]&lt;&gt;&quot;&quot;;[$org.A255];&quot;&quot;)" office:value-type="float" office:value="231" calcext:value-type="float">
            <text:p>231</text:p>
          </table:table-cell>
          <table:table-cell table:formula="of:=IF([$org.A255]&lt;&gt;&quot;&quot;;CONCATENATE([$org.B255];&quot; = &quot;;[$org.B254];&quot; + 1;&quot;);[$org.B255])" office:value-type="string" office:string-value="rsBacktrackingZufaellig = rsBacktrackingErstRechts + 1;" calcext:value-type="string">
            <text:p>rsBacktrackingZufaellig = rsBacktrackingErstRechts + 1;</text:p>
          </table:table-cell>
          <table:table-cell table:formula="of:=IF([$org.A255]&lt;&gt;&quot;&quot;;CONCATENATE(&quot;'&quot;;[$org.E255];&quot;',&quot;);[$org.E255])" office:value-type="string" office:string-value="'Backtracking - random'," calcext:value-type="string">
            <text:p>'Backtracking - random',</text:p>
          </table:table-cell>
        </table:table-row>
        <table:table-row table:style-name="ro1">
          <table:table-cell table:formula="of:=IF([$org.A256]&lt;&gt;&quot;&quot;;[$org.A256];&quot;&quot;)" office:value-type="float" office:value="232" calcext:value-type="float">
            <text:p>232</text:p>
          </table:table-cell>
          <table:table-cell table:formula="of:=IF([$org.A256]&lt;&gt;&quot;&quot;;CONCATENATE([$org.B256];&quot; = &quot;;[$org.B255];&quot; + 1;&quot;);[$org.B256])" office:value-type="string" office:string-value="rsBesteLoesungSuchen = rsBacktrackingZufaellig + 1;" calcext:value-type="string">
            <text:p>rsBesteLoesungSuchen = rsBacktrackingZufaellig + 1;</text:p>
          </table:table-cell>
          <table:table-cell table:formula="of:=IF([$org.A256]&lt;&gt;&quot;&quot;;CONCATENATE(&quot;'&quot;;[$org.E256];&quot;',&quot;);[$org.E256])" office:value-type="string" office:string-value="'Search for best solution'," calcext:value-type="string">
            <text:p>'Search for best solution',</text:p>
          </table:table-cell>
        </table:table-row>
        <table:table-row table:style-name="ro1">
          <table:table-cell table:formula="of:=IF([$org.A257]&lt;&gt;&quot;&quot;;[$org.A257];&quot;&quot;)" office:value-type="float" office:value="233" calcext:value-type="float">
            <text:p>233</text:p>
          </table:table-cell>
          <table:table-cell table:formula="of:=IF([$org.A257]&lt;&gt;&quot;&quot;;CONCATENATE([$org.B257];&quot; = &quot;;[$org.B256];&quot; + 1;&quot;);[$org.B257])" office:value-type="string" office:string-value="rsHindernisLinksZiehen = rsBesteLoesungSuchen + 1;" calcext:value-type="string">
            <text:p>rsHindernisLinksZiehen = rsBesteLoesungSuchen + 1;</text:p>
          </table:table-cell>
          <table:table-cell table:formula="of:=IF([$org.A257]&lt;&gt;&quot;&quot;;CONCATENATE(&quot;'&quot;;[$org.E257];&quot;',&quot;);[$org.E257])" office:value-type="string" office:string-value="'Obstacle - left mouse button and drag'," calcext:value-type="string">
            <text:p>'Obstacle - left mouse button and drag',</text:p>
          </table:table-cell>
        </table:table-row>
        <table:table-row table:style-name="ro1">
          <table:table-cell table:formula="of:=IF([$org.A258]&lt;&gt;&quot;&quot;;[$org.A258];&quot;&quot;)" office:value-type="float" office:value="234" calcext:value-type="float">
            <text:p>234</text:p>
          </table:table-cell>
          <table:table-cell table:formula="of:=IF([$org.A258]&lt;&gt;&quot;&quot;;CONCATENATE([$org.B258];&quot; = &quot;;[$org.B257];&quot; + 1;&quot;);[$org.B258])" office:value-type="string" office:string-value="rsFreiesFeldRechtsZiehen = rsHindernisLinksZiehen + 1;" calcext:value-type="string">
            <text:p>rsFreiesFeldRechtsZiehen = rsHindernisLinksZiehen + 1;</text:p>
          </table:table-cell>
          <table:table-cell table:formula="of:=IF([$org.A258]&lt;&gt;&quot;&quot;;CONCATENATE(&quot;'&quot;;[$org.E258];&quot;',&quot;);[$org.E258])" office:value-type="string" office:string-value="'free field - right mouse button and drag'," calcext:value-type="string">
            <text:p>'free field - right mouse button and drag',</text:p>
          </table:table-cell>
        </table:table-row>
        <table:table-row table:style-name="ro1">
          <table:table-cell table:formula="of:=IF([$org.A259]&lt;&gt;&quot;&quot;;[$org.A259];&quot;&quot;)" office:value-type="float" office:value="235" calcext:value-type="float">
            <text:p>235</text:p>
          </table:table-cell>
          <table:table-cell table:formula="of:=IF([$org.A259]&lt;&gt;&quot;&quot;;CONCATENATE([$org.B259];&quot; = &quot;;[$org.B258];&quot; + 1;&quot;);[$org.B259])" office:value-type="string" office:string-value="rsStartDoppelclickFreiesFeld = rsFreiesFeldRechtsZiehen + 1;" calcext:value-type="string">
            <text:p>rsStartDoppelclickFreiesFeld = rsFreiesFeldRechtsZiehen + 1;</text:p>
          </table:table-cell>
          <table:table-cell table:formula="of:=IF([$org.A259]&lt;&gt;&quot;&quot;;CONCATENATE(&quot;'&quot;;[$org.E259];&quot;',&quot;);[$org.E259])" office:value-type="string" office:string-value="'Start - double-click on free field'," calcext:value-type="string">
            <text:p>'Start - double-click on free field',</text:p>
          </table:table-cell>
        </table:table-row>
        <table:table-row table:style-name="ro1">
          <table:table-cell table:formula="of:=IF([$org.A260]&lt;&gt;&quot;&quot;;[$org.A260];&quot;&quot;)" office:value-type="float" office:value="236" calcext:value-type="float">
            <text:p>236</text:p>
          </table:table-cell>
          <table:table-cell table:formula="of:=IF([$org.A260]&lt;&gt;&quot;&quot;;CONCATENATE([$org.B260];&quot; = &quot;;[$org.B259];&quot; + 1;&quot;);[$org.B260])" office:value-type="string" office:string-value="rsAusgangDoppelclickHindernis = rsStartDoppelclickFreiesFeld + 1;" calcext:value-type="string">
            <text:p>rsAusgangDoppelclickHindernis = rsStartDoppelclickFreiesFeld + 1;</text:p>
          </table:table-cell>
          <table:table-cell table:formula="of:=IF([$org.A260]&lt;&gt;&quot;&quot;;CONCATENATE(&quot;'&quot;;[$org.E260];&quot;',&quot;);[$org.E260])" office:value-type="string" office:string-value="'Exit - double-click on obstacle'," calcext:value-type="string">
            <text:p>'Exit - double-click on obstacle',</text:p>
          </table:table-cell>
        </table:table-row>
        <table:table-row table:style-name="ro1">
          <table:table-cell table:formula="of:=IF([$org.A261]&lt;&gt;&quot;&quot;;[$org.A261];&quot;&quot;)" office:value-type="float" office:value="237" calcext:value-type="float">
            <text:p>237</text:p>
          </table:table-cell>
          <table:table-cell table:formula="of:=IF([$org.A261]&lt;&gt;&quot;&quot;;CONCATENATE([$org.B261];&quot; = &quot;;[$org.B260];&quot; + 1;&quot;);[$org.B261])" office:value-type="string" office:string-value="rsNeuStart = rsAusgangDoppelclickHindernis + 1;" calcext:value-type="string">
            <text:p>rsNeuStart = rsAusgangDoppelclickHindernis + 1;</text:p>
          </table:table-cell>
          <table:table-cell table:formula="of:=IF([$org.A261]&lt;&gt;&quot;&quot;;CONCATENATE(&quot;'&quot;;[$org.E261];&quot;',&quot;);[$org.E261])" office:value-type="string" office:string-value="'NewStart'," calcext:value-type="string">
            <text:p>'NewStart',</text:p>
          </table:table-cell>
        </table:table-row>
        <table:table-row table:style-name="ro1">
          <table:table-cell table:formula="of:=IF([$org.A262]&lt;&gt;&quot;&quot;;[$org.A262];&quot;&quot;)">
            <text:p/>
          </table:table-cell>
          <table:table-cell table:formula="of:=IF([$org.A262]&lt;&gt;&quot;&quot;;CONCATENATE([$org.B262];&quot; = &quot;;[$org.B261];&quot; + 1;&quot;);[$org.B262])" office:value-type="string" office:string-value="// solitaer.pas" calcext:value-type="string">
            <text:p>// solitaer.pas</text:p>
          </table:table-cell>
          <table:table-cell table:formula="of:=IF([$org.A262]&lt;&gt;&quot;&quot;;CONCATENATE(&quot;'&quot;;[$org.E262];&quot;',&quot;);[$org.E262])" office:value-type="string" office:string-value="//  solitaer.pas" calcext:value-type="string">
            <text:p>// <text:s/>solitaer.pas</text:p>
          </table:table-cell>
        </table:table-row>
        <table:table-row table:style-name="ro1">
          <table:table-cell table:formula="of:=IF([$org.A263]&lt;&gt;&quot;&quot;;[$org.A263];&quot;&quot;)" office:value-type="float" office:value="238" calcext:value-type="float">
            <text:p>238</text:p>
          </table:table-cell>
          <table:table-cell table:formula="of:=IF([$org.A263]&lt;&gt;&quot;&quot;;CONCATENATE([$org.B263];&quot; = &quot;;[$org.B261];&quot; + 1;&quot;);[$org.B263])" office:value-type="string" office:string-value="rsAbbruchSpeichern = rsNeuStart + 1;" calcext:value-type="string">
            <text:p>rsAbbruchSpeichern = rsNeuStart + 1;</text:p>
          </table:table-cell>
          <table:table-cell table:formula="of:=IF([$org.A263]&lt;&gt;&quot;&quot;;CONCATENATE(&quot;'&quot;;[$org.E263];&quot;',&quot;);[$org.E263])" office:value-type="string" office:string-value="'Cancel+Save'," calcext:value-type="string">
            <text:p>'Cancel+Save',</text:p>
          </table:table-cell>
        </table:table-row>
        <table:table-row table:style-name="ro1">
          <table:table-cell table:formula="of:=IF([$org.A264]&lt;&gt;&quot;&quot;;[$org.A264];&quot;&quot;)" office:value-type="float" office:value="239" calcext:value-type="float">
            <text:p>239</text:p>
          </table:table-cell>
          <table:table-cell table:formula="of:=IF([$org.A264]&lt;&gt;&quot;&quot;;CONCATENATE([$org.B264];&quot; = &quot;;[$org.B263];&quot; + 1;&quot;);[$org.B264])" office:value-type="string" office:string-value="rsSpielBeenden = rsAbbruchSpeichern + 1;" calcext:value-type="string">
            <text:p>rsSpielBeenden = rsAbbruchSpeichern + 1;</text:p>
          </table:table-cell>
          <table:table-cell table:formula="of:=IF([$org.A264]&lt;&gt;&quot;&quot;;CONCATENATE(&quot;'&quot;;[$org.E264];&quot;',&quot;);[$org.E264])" office:value-type="string" office:string-value="'End game'," calcext:value-type="string">
            <text:p>'End game',</text:p>
          </table:table-cell>
        </table:table-row>
        <table:table-row table:style-name="ro1">
          <table:table-cell table:formula="of:=IF([$org.A265]&lt;&gt;&quot;&quot;;[$org.A265];&quot;&quot;)" office:value-type="float" office:value="240" calcext:value-type="float">
            <text:p>240</text:p>
          </table:table-cell>
          <table:table-cell table:formula="of:=IF([$org.A265]&lt;&gt;&quot;&quot;;CONCATENATE([$org.B265];&quot; = &quot;;[$org.B264];&quot; + 1;&quot;);[$org.B265])" office:value-type="string" office:string-value="rsManuell = rsSpielBeenden + 1;" calcext:value-type="string">
            <text:p>rsManuell = rsSpielBeenden + 1;</text:p>
          </table:table-cell>
          <table:table-cell table:formula="of:=IF([$org.A265]&lt;&gt;&quot;&quot;;CONCATENATE(&quot;'&quot;;[$org.E265];&quot;',&quot;);[$org.E265])" office:value-type="string" office:string-value="'Manual'," calcext:value-type="string">
            <text:p>'Manual',</text:p>
          </table:table-cell>
        </table:table-row>
        <table:table-row table:style-name="ro1">
          <table:table-cell table:formula="of:=IF([$org.A266]&lt;&gt;&quot;&quot;;[$org.A266];&quot;&quot;)" office:value-type="float" office:value="241" calcext:value-type="float">
            <text:p>241</text:p>
          </table:table-cell>
          <table:table-cell table:formula="of:=IF([$org.A266]&lt;&gt;&quot;&quot;;CONCATENATE([$org.B266];&quot; = &quot;;[$org.B265];&quot; + 1;&quot;);[$org.B266])" office:value-type="string" office:string-value="rsFortsetzen = rsManuell + 1;" calcext:value-type="string">
            <text:p>rsFortsetzen = rsManuell + 1;</text:p>
          </table:table-cell>
          <table:table-cell table:formula="of:=IF([$org.A266]&lt;&gt;&quot;&quot;;CONCATENATE(&quot;'&quot;;[$org.E266];&quot;',&quot;);[$org.E266])" office:value-type="string" office:string-value="'Continue'," calcext:value-type="string">
            <text:p>'Continue',</text:p>
          </table:table-cell>
        </table:table-row>
        <table:table-row table:style-name="ro1">
          <table:table-cell table:formula="of:=IF([$org.A267]&lt;&gt;&quot;&quot;;[$org.A267];&quot;&quot;)" office:value-type="float" office:value="242" calcext:value-type="float">
            <text:p>242</text:p>
          </table:table-cell>
          <table:table-cell table:formula="of:=IF([$org.A267]&lt;&gt;&quot;&quot;;CONCATENATE([$org.B267];&quot; = &quot;;[$org.B266];&quot; + 1;&quot;);[$org.B267])" office:value-type="string" office:string-value="rsZeit = rsFortsetzen + 1;" calcext:value-type="string">
            <text:p>rsZeit = rsFortsetzen + 1;</text:p>
          </table:table-cell>
          <table:table-cell table:formula="of:=IF([$org.A267]&lt;&gt;&quot;&quot;;CONCATENATE(&quot;'&quot;;[$org.E267];&quot;',&quot;);[$org.E267])" office:value-type="string" office:string-value="'time: '," calcext:value-type="string">
            <text:p>'time: ',</text:p>
          </table:table-cell>
        </table:table-row>
        <table:table-row table:style-name="ro1">
          <table:table-cell table:formula="of:=IF([$org.A268]&lt;&gt;&quot;&quot;;[$org.A268];&quot;&quot;)" office:value-type="float" office:value="243" calcext:value-type="float">
            <text:p>243</text:p>
          </table:table-cell>
          <table:table-cell table:formula="of:=IF([$org.A268]&lt;&gt;&quot;&quot;;CONCATENATE([$org.B268];&quot; = &quot;;[$org.B267];&quot; + 1;&quot;);[$org.B268])" office:value-type="string" office:string-value="rsMs = rsZeit + 1;" calcext:value-type="string">
            <text:p>rsMs = rsZeit + 1;</text:p>
          </table:table-cell>
          <table:table-cell table:formula="of:=IF([$org.A268]&lt;&gt;&quot;&quot;;CONCATENATE(&quot;'&quot;;[$org.E268];&quot;',&quot;);[$org.E268])" office:value-type="string" office:string-value="' ms'," calcext:value-type="string">
            <text:p>' ms',</text:p>
          </table:table-cell>
        </table:table-row>
        <table:table-row table:style-name="ro1">
          <table:table-cell table:formula="of:=IF([$org.A269]&lt;&gt;&quot;&quot;;[$org.A269];&quot;&quot;)" office:value-type="float" office:value="244" calcext:value-type="float">
            <text:p>244</text:p>
          </table:table-cell>
          <table:table-cell table:formula="of:=IF([$org.A269]&lt;&gt;&quot;&quot;;CONCATENATE([$org.B269];&quot; = &quot;;[$org.B268];&quot; + 1;&quot;);[$org.B269])" office:value-type="string" office:string-value="rsBisher = rsMs + 1;" calcext:value-type="string">
            <text:p>rsBisher = rsMs + 1;</text:p>
          </table:table-cell>
          <table:table-cell table:formula="of:=IF([$org.A269]&lt;&gt;&quot;&quot;;CONCATENATE(&quot;'&quot;;[$org.E269];&quot;',&quot;);[$org.E269])" office:value-type="string" office:string-value="'so far '," calcext:value-type="string">
            <text:p>'so far ',</text:p>
          </table:table-cell>
        </table:table-row>
        <table:table-row table:style-name="ro1">
          <table:table-cell table:formula="of:=IF([$org.A280]&lt;&gt;&quot;&quot;;[$org.A280];&quot;&quot;)" office:value-type="float" office:value="254" calcext:value-type="float">
            <text:p>254</text:p>
          </table:table-cell>
          <table:table-cell table:formula="of:=IF([$org.A280]&lt;&gt;&quot;&quot;;CONCATENATE([$org.B280];&quot; = &quot;;[$org.B269];&quot; + 1;&quot;);[$org.B280])" office:value-type="string" office:string-value="rsRechtsObenLinksUnten = rsBisher + 1;" calcext:value-type="string">
            <text:p>rsRechtsObenLinksUnten = rsBisher + 1;</text:p>
          </table:table-cell>
          <table:table-cell table:formula="of:=IF([$org.A270]&lt;&gt;&quot;&quot;;CONCATENATE(&quot;'&quot;;[$org.E270];&quot;',&quot;);[$org.E270])" office:value-type="string" office:string-value="//  solitaer.lfm" calcext:value-type="string">
            <text:p>// <text:s/>solitaer.lfm</text:p>
          </table:table-cell>
        </table:table-row>
        <table:table-row table:style-name="ro1">
          <table:table-cell table:formula="of:=IF([$org.A271]&lt;&gt;&quot;&quot;;[$org.A271];&quot;&quot;)" office:value-type="float" office:value="245" calcext:value-type="float">
            <text:p>245</text:p>
          </table:table-cell>
          <table:table-cell table:formula="of:=IF([$org.A271]&lt;&gt;&quot;&quot;;CONCATENATE([$org.B271];&quot; = &quot;;[$org.B269];&quot; + 1;&quot;);[$org.B271])" office:value-type="string" office:string-value="rsBruteForceRekursiv = rsBisher + 1;" calcext:value-type="string">
            <text:p>rsBruteForceRekursiv = rsBisher + 1;</text:p>
          </table:table-cell>
          <table:table-cell table:formula="of:=IF([$org.A271]&lt;&gt;&quot;&quot;;CONCATENATE(&quot;'&quot;;[$org.E271];&quot;',&quot;);[$org.E271])" office:value-type="string" office:string-value="'BruteForce recursive'," calcext:value-type="string">
            <text:p>'BruteForce recursive',</text:p>
          </table:table-cell>
        </table:table-row>
        <table:table-row table:style-name="ro1">
          <table:table-cell table:formula="of:=IF([$org.A272]&lt;&gt;&quot;&quot;;[$org.A272];&quot;&quot;)" office:value-type="float" office:value="246" calcext:value-type="float">
            <text:p>246</text:p>
          </table:table-cell>
          <table:table-cell table:formula="of:=IF([$org.A272]&lt;&gt;&quot;&quot;;CONCATENATE([$org.B272];&quot; = &quot;;[$org.B271];&quot; + 1;&quot;);[$org.B272])" office:value-type="string" office:string-value="rsBruteForceOptimiert = rsBruteForceRekursiv + 1;" calcext:value-type="string">
            <text:p>rsBruteForceOptimiert = rsBruteForceRekursiv + 1;</text:p>
          </table:table-cell>
          <table:table-cell table:formula="of:=IF([$org.A272]&lt;&gt;&quot;&quot;;CONCATENATE(&quot;'&quot;;[$org.E272];&quot;',&quot;);[$org.E272])" office:value-type="string" office:string-value="'BruteForce recursively optimized'," calcext:value-type="string">
            <text:p>'BruteForce recursively optimized',</text:p>
          </table:table-cell>
        </table:table-row>
        <table:table-row table:style-name="ro1">
          <table:table-cell table:formula="of:=IF([$org.A273]&lt;&gt;&quot;&quot;;[$org.A273];&quot;&quot;)" office:value-type="float" office:value="247" calcext:value-type="float">
            <text:p>247</text:p>
          </table:table-cell>
          <table:table-cell table:formula="of:=IF([$org.A273]&lt;&gt;&quot;&quot;;CONCATENATE([$org.B273];&quot; = &quot;;[$org.B272];&quot; + 1;&quot;);[$org.B273])" office:value-type="string" office:string-value="rsBruteForceIterativ = rsBruteForceOptimiert + 1;" calcext:value-type="string">
            <text:p>rsBruteForceIterativ = rsBruteForceOptimiert + 1;</text:p>
          </table:table-cell>
          <table:table-cell table:formula="of:=IF([$org.A273]&lt;&gt;&quot;&quot;;CONCATENATE(&quot;'&quot;;[$org.E273];&quot;',&quot;);[$org.E273])" office:value-type="string" office:string-value="'BruteForce iterative'," calcext:value-type="string">
            <text:p>'BruteForce iterative',</text:p>
          </table:table-cell>
        </table:table-row>
        <table:table-row table:style-name="ro1">
          <table:table-cell table:formula="of:=IF([$org.A274]&lt;&gt;&quot;&quot;;[$org.A274];&quot;&quot;)" office:value-type="float" office:value="248" calcext:value-type="float">
            <text:p>248</text:p>
          </table:table-cell>
          <table:table-cell table:formula="of:=IF([$org.A274]&lt;&gt;&quot;&quot;;CONCATENATE([$org.B274];&quot; = &quot;;[$org.B273];&quot; + 1;&quot;);[$org.B274])" office:value-type="string" office:string-value="rsBruteForceMitFilter1 = rsBruteForceIterativ + 1;" calcext:value-type="string">
            <text:p>rsBruteForceMitFilter1 = rsBruteForceIterativ + 1;</text:p>
          </table:table-cell>
          <table:table-cell table:formula="of:=IF([$org.A274]&lt;&gt;&quot;&quot;;CONCATENATE(&quot;'&quot;;[$org.E274];&quot;',&quot;);[$org.E274])" office:value-type="string" office:string-value="'BruteForce iterative with filter1'," calcext:value-type="string">
            <text:p>'BruteForce iterative with filter1',</text:p>
          </table:table-cell>
        </table:table-row>
        <table:table-row table:style-name="ro1">
          <table:table-cell table:formula="of:=IF([$org.A275]&lt;&gt;&quot;&quot;;[$org.A275];&quot;&quot;)" office:value-type="float" office:value="249" calcext:value-type="float">
            <text:p>249</text:p>
          </table:table-cell>
          <table:table-cell table:formula="of:=IF([$org.A275]&lt;&gt;&quot;&quot;;CONCATENATE([$org.B275];&quot; = &quot;;[$org.B274];&quot; + 1;&quot;);[$org.B275])" office:value-type="string" office:string-value="rsBruteForceMitFilter2 = rsBruteForceMitFilter1 + 1;" calcext:value-type="string">
            <text:p>rsBruteForceMitFilter2 = rsBruteForceMitFilter1 + 1;</text:p>
          </table:table-cell>
          <table:table-cell table:formula="of:=IF([$org.A275]&lt;&gt;&quot;&quot;;CONCATENATE(&quot;'&quot;;[$org.E275];&quot;',&quot;);[$org.E275])" office:value-type="string" office:string-value="'BruteForce iterative with filter2'," calcext:value-type="string">
            <text:p>'BruteForce iterative with filter2',</text:p>
          </table:table-cell>
        </table:table-row>
        <table:table-row table:style-name="ro1">
          <table:table-cell table:formula="of:=IF([$org.A276]&lt;&gt;&quot;&quot;;[$org.A276];&quot;&quot;)" office:value-type="float" office:value="250" calcext:value-type="float">
            <text:p>250</text:p>
          </table:table-cell>
          <table:table-cell table:formula="of:=IF([$org.A276]&lt;&gt;&quot;&quot;;CONCATENATE([$org.B276];&quot; = &quot;;[$org.B275];&quot; + 1;&quot;);[$org.B276])" office:value-type="string" office:string-value="rsBruteForceBeideFilter = rsBruteForceMitFilter2 + 1;" calcext:value-type="string">
            <text:p>rsBruteForceBeideFilter = rsBruteForceMitFilter2 + 1;</text:p>
          </table:table-cell>
          <table:table-cell table:formula="of:=IF([$org.A276]&lt;&gt;&quot;&quot;;CONCATENATE(&quot;'&quot;;[$org.E276];&quot;',&quot;);[$org.E276])" office:value-type="string" office:string-value="'BruteForce iterative, both filters'," calcext:value-type="string">
            <text:p>'BruteForce iterative, both filters',</text:p>
          </table:table-cell>
        </table:table-row>
        <table:table-row table:style-name="ro1">
          <table:table-cell table:formula="of:=IF([$org.A277]&lt;&gt;&quot;&quot;;[$org.A277];&quot;&quot;)" office:value-type="float" office:value="251" calcext:value-type="float">
            <text:p>251</text:p>
          </table:table-cell>
          <table:table-cell table:formula="of:=IF([$org.A277]&lt;&gt;&quot;&quot;;CONCATENATE([$org.B277];&quot; = &quot;;[$org.B276];&quot; + 1;&quot;);[$org.B277])" office:value-type="string" office:string-value="rsNormal = rsBruteForceBeideFilter + 1;" calcext:value-type="string">
            <text:p>rsNormal = rsBruteForceBeideFilter + 1;</text:p>
          </table:table-cell>
          <table:table-cell table:formula="of:=IF([$org.A277]&lt;&gt;&quot;&quot;;CONCATENATE(&quot;'&quot;;[$org.E277];&quot;',&quot;);[$org.E277])" office:value-type="string" office:string-value="'normal'," calcext:value-type="string">
            <text:p>'normal',</text:p>
          </table:table-cell>
        </table:table-row>
        <table:table-row table:style-name="ro1">
          <table:table-cell table:formula="of:=IF([$org.A278]&lt;&gt;&quot;&quot;;[$org.A278];&quot;&quot;)" office:value-type="float" office:value="252" calcext:value-type="float">
            <text:p>252</text:p>
          </table:table-cell>
          <table:table-cell table:formula="of:=IF([$org.A278]&lt;&gt;&quot;&quot;;CONCATENATE([$org.B278];&quot; = &quot;;[$org.B277];&quot; + 1;&quot;);[$org.B278])" office:value-type="string" office:string-value="rsSpiralfoermig = rsNormal + 1;" calcext:value-type="string">
            <text:p>rsSpiralfoermig = rsNormal + 1;</text:p>
          </table:table-cell>
          <table:table-cell table:formula="of:=IF([$org.A278]&lt;&gt;&quot;&quot;;CONCATENATE(&quot;'&quot;;[$org.E278];&quot;',&quot;);[$org.E278])" office:value-type="string" office:string-value="'spiral'," calcext:value-type="string">
            <text:p>'spiral',</text:p>
          </table:table-cell>
        </table:table-row>
        <table:table-row table:style-name="ro1">
          <table:table-cell table:formula="of:=IF([$org.A279]&lt;&gt;&quot;&quot;;[$org.A279];&quot;&quot;)" office:value-type="float" office:value="253" calcext:value-type="float">
            <text:p>253</text:p>
          </table:table-cell>
          <table:table-cell table:formula="of:=IF([$org.A279]&lt;&gt;&quot;&quot;;CONCATENATE([$org.B279];&quot; = &quot;;[$org.B278];&quot; + 1;&quot;);[$org.B279])" office:value-type="string" office:string-value="rsBlockweise = rsSpiralfoermig + 1;" calcext:value-type="string">
            <text:p>rsBlockweise = rsSpiralfoermig + 1;</text:p>
          </table:table-cell>
          <table:table-cell table:formula="of:=IF([$org.A279]&lt;&gt;&quot;&quot;;CONCATENATE(&quot;'&quot;;[$org.E279];&quot;',&quot;);[$org.E279])" office:value-type="string" office:string-value="'blockwise'," calcext:value-type="string">
            <text:p>'blockwise',</text:p>
          </table:table-cell>
        </table:table-row>
        <table:table-row table:style-name="ro1">
          <table:table-cell table:formula="of:=IF([$org.A280]&lt;&gt;&quot;&quot;;[$org.A280];&quot;&quot;)" office:value-type="float" office:value="254" calcext:value-type="float">
            <text:p>254</text:p>
          </table:table-cell>
          <table:table-cell table:formula="of:=IF([$org.A280]&lt;&gt;&quot;&quot;;CONCATENATE([$org.B280];&quot; = &quot;;[$org.B279];&quot; + 1;&quot;);[$org.B280])" office:value-type="string" office:string-value="rsRechtsObenLinksUnten = rsBlockweise + 1;" calcext:value-type="string">
            <text:p>rsRechtsObenLinksUnten = rsBlockweise + 1;</text:p>
          </table:table-cell>
          <table:table-cell table:formula="of:=IF([$org.A280]&lt;&gt;&quot;&quot;;CONCATENATE(&quot;'&quot;;[$org.E280];&quot;',&quot;);[$org.E280])" office:value-type="string" office:string-value="'right - top - left - bottom'," calcext:value-type="string">
            <text:p>'right - top - left - bottom',</text:p>
          </table:table-cell>
        </table:table-row>
        <table:table-row table:style-name="ro1">
          <table:table-cell table:formula="of:=IF([$org.A281]&lt;&gt;&quot;&quot;;[$org.A281];&quot;&quot;)" office:value-type="float" office:value="255" calcext:value-type="float">
            <text:p>255</text:p>
          </table:table-cell>
          <table:table-cell table:formula="of:=IF([$org.A281]&lt;&gt;&quot;&quot;;CONCATENATE([$org.B281];&quot; = &quot;;[$org.B280];&quot; + 1;&quot;);[$org.B281])" office:value-type="string" office:string-value="rsObenLinksUntenRechts = rsRechtsObenLinksUnten + 1;" calcext:value-type="string">
            <text:p>rsObenLinksUntenRechts = rsRechtsObenLinksUnten + 1;</text:p>
          </table:table-cell>
          <table:table-cell table:formula="of:=IF([$org.A281]&lt;&gt;&quot;&quot;;CONCATENATE(&quot;'&quot;;[$org.E281];&quot;',&quot;);[$org.E281])" office:value-type="string" office:string-value="'top - left - bottom - right '," calcext:value-type="string">
            <text:p>'top - left - bottom - right ',</text:p>
          </table:table-cell>
        </table:table-row>
        <table:table-row table:style-name="ro1">
          <table:table-cell table:formula="of:=IF([$org.A282]&lt;&gt;&quot;&quot;;[$org.A282];&quot;&quot;)" office:value-type="float" office:value="256" calcext:value-type="float">
            <text:p>256</text:p>
          </table:table-cell>
          <table:table-cell table:formula="of:=IF([$org.A282]&lt;&gt;&quot;&quot;;CONCATENATE([$org.B282];&quot; = &quot;;[$org.B281];&quot; + 1;&quot;);[$org.B282])" office:value-type="string" office:string-value="rsLinksUntenRechtsOben = rsObenLinksUntenRechts + 1;" calcext:value-type="string">
            <text:p>rsLinksUntenRechtsOben = rsObenLinksUntenRechts + 1;</text:p>
          </table:table-cell>
          <table:table-cell table:formula="of:=IF([$org.A282]&lt;&gt;&quot;&quot;;CONCATENATE(&quot;'&quot;;[$org.E282];&quot;',&quot;);[$org.E282])" office:value-type="string" office:string-value="'left - down - right - up '," calcext:value-type="string">
            <text:p>'left - down - right - up ',</text:p>
          </table:table-cell>
        </table:table-row>
        <table:table-row table:style-name="ro1">
          <table:table-cell table:formula="of:=IF([$org.A283]&lt;&gt;&quot;&quot;;[$org.A283];&quot;&quot;)" office:value-type="float" office:value="257" calcext:value-type="float">
            <text:p>257</text:p>
          </table:table-cell>
          <table:table-cell table:formula="of:=IF([$org.A283]&lt;&gt;&quot;&quot;;CONCATENATE([$org.B283];&quot; = &quot;;[$org.B282];&quot; + 1;&quot;);[$org.B283])" office:value-type="string" office:string-value="rsUntenRechtsObenLinks = rsLinksUntenRechtsOben + 1;" calcext:value-type="string">
            <text:p>rsUntenRechtsObenLinks = rsLinksUntenRechtsOben + 1;</text:p>
          </table:table-cell>
          <table:table-cell table:formula="of:=IF([$org.A283]&lt;&gt;&quot;&quot;;CONCATENATE(&quot;'&quot;;[$org.E283];&quot;',&quot;);[$org.E283])" office:value-type="string" office:string-value="'bottom - right - top - left'," calcext:value-type="string">
            <text:p>'bottom - right - top - left',</text:p>
          </table:table-cell>
        </table:table-row>
        <table:table-row table:style-name="ro1">
          <table:table-cell table:formula="of:=IF([$org.A284]&lt;&gt;&quot;&quot;;[$org.A284];&quot;&quot;)" office:value-type="float" office:value="258" calcext:value-type="float">
            <text:p>258</text:p>
          </table:table-cell>
          <table:table-cell table:formula="of:=IF([$org.A284]&lt;&gt;&quot;&quot;;CONCATENATE([$org.B284];&quot; = &quot;;[$org.B283];&quot; + 1;&quot;);[$org.B284])" office:value-type="string" office:string-value="rsReihenfolge = rsUntenRechtsObenLinks + 1;" calcext:value-type="string">
            <text:p>rsReihenfolge = rsUntenRechtsObenLinks + 1;</text:p>
          </table:table-cell>
          <table:table-cell table:formula="of:=IF([$org.A284]&lt;&gt;&quot;&quot;;CONCATENATE(&quot;'&quot;;[$org.E284];&quot;',&quot;);[$org.E284])" office:value-type="string" office:string-value="'Sequence'," calcext:value-type="string">
            <text:p>'Sequence',</text:p>
          </table:table-cell>
        </table:table-row>
        <table:table-row table:style-name="ro1">
          <table:table-cell table:formula="of:=IF([$org.A285]&lt;&gt;&quot;&quot;;[$org.A285];&quot;&quot;)" office:value-type="float" office:value="259" calcext:value-type="float">
            <text:p>259</text:p>
          </table:table-cell>
          <table:table-cell table:formula="of:=IF([$org.A285]&lt;&gt;&quot;&quot;;CONCATENATE([$org.B285];&quot; = &quot;;[$org.B284];&quot; + 1;&quot;);[$org.B285])" office:value-type="string" office:string-value="rsZaehlung = rsReihenfolge + 1;" calcext:value-type="string">
            <text:p>rsZaehlung = rsReihenfolge + 1;</text:p>
          </table:table-cell>
          <table:table-cell table:formula="of:=IF([$org.A285]&lt;&gt;&quot;&quot;;CONCATENATE(&quot;'&quot;;[$org.E285];&quot;',&quot;);[$org.E285])" office:value-type="string" office:string-value="'Counting'," calcext:value-type="string">
            <text:p>'Counting',</text:p>
          </table:table-cell>
        </table:table-row>
        <table:table-row table:style-name="ro1">
          <table:table-cell table:formula="of:=IF([$org.A286]&lt;&gt;&quot;&quot;;[$org.A286];&quot;&quot;)" office:value-type="float" office:value="260" calcext:value-type="float">
            <text:p>260</text:p>
          </table:table-cell>
          <table:table-cell table:formula="of:=IF([$org.A286]&lt;&gt;&quot;&quot;;CONCATENATE([$org.B286];&quot; = &quot;;[$org.B285];&quot; + 1;&quot;);[$org.B286])" office:value-type="string" office:string-value="rsAusgangsbelegung = rsZaehlung + 1;" calcext:value-type="string">
            <text:p>rsAusgangsbelegung = rsZaehlung + 1;</text:p>
          </table:table-cell>
          <table:table-cell table:formula="of:=IF([$org.A286]&lt;&gt;&quot;&quot;;CONCATENATE(&quot;'&quot;;[$org.E286];&quot;',&quot;);[$org.E286])" office:value-type="string" office:string-value="'Output assignment'," calcext:value-type="string">
            <text:p>'Output assignment',</text:p>
          </table:table-cell>
        </table:table-row>
        <table:table-row table:style-name="ro1">
          <table:table-cell table:formula="of:=IF([$org.A287]&lt;&gt;&quot;&quot;;[$org.A287];&quot;&quot;)" office:value-type="float" office:value="261" calcext:value-type="float">
            <text:p>261</text:p>
          </table:table-cell>
          <table:table-cell table:formula="of:=IF([$org.A287]&lt;&gt;&quot;&quot;;CONCATENATE([$org.B287];&quot; = &quot;;[$org.B286];&quot; + 1;&quot;);[$org.B287])" office:value-type="string" office:string-value="rsGetestet = rsAusgangsbelegung + 1;" calcext:value-type="string">
            <text:p>rsGetestet = rsAusgangsbelegung + 1;</text:p>
          </table:table-cell>
          <table:table-cell table:formula="of:=IF([$org.A287]&lt;&gt;&quot;&quot;;CONCATENATE(&quot;'&quot;;[$org.E287];&quot;',&quot;);[$org.E287])" office:value-type="string" office:string-value="'tested:'," calcext:value-type="string">
            <text:p>'tested:',</text:p>
          </table:table-cell>
        </table:table-row>
        <table:table-row table:style-name="ro1">
          <table:table-cell table:formula="of:=IF([$org.A288]&lt;&gt;&quot;&quot;;[$org.A288];&quot;&quot;)" office:value-type="float" office:value="262" calcext:value-type="float">
            <text:p>262</text:p>
          </table:table-cell>
          <table:table-cell table:formula="of:=IF([$org.A288]&lt;&gt;&quot;&quot;;CONCATENATE([$org.B288];&quot; = &quot;;[$org.B287];&quot; + 1;&quot;);[$org.B288])" office:value-type="string" office:string-value="rsErgebnis = rsGetestet + 1;" calcext:value-type="string">
            <text:p>rsErgebnis = rsGetestet + 1;</text:p>
          </table:table-cell>
          <table:table-cell table:formula="of:=IF([$org.A288]&lt;&gt;&quot;&quot;;CONCATENATE(&quot;'&quot;;[$org.E288];&quot;',&quot;);[$org.E288])" office:value-type="string" office:string-value="'Result'," calcext:value-type="string">
            <text:p>'Result',</text:p>
          </table:table-cell>
        </table:table-row>
        <table:table-row table:style-name="ro1">
          <table:table-cell table:formula="of:=IF([$org.A289]&lt;&gt;&quot;&quot;;[$org.A289];&quot;&quot;)" office:value-type="float" office:value="263" calcext:value-type="float">
            <text:p>263</text:p>
          </table:table-cell>
          <table:table-cell table:formula="of:=IF([$org.A289]&lt;&gt;&quot;&quot;;CONCATENATE([$org.B289];&quot; = &quot;;[$org.B288];&quot; + 1;&quot;);[$org.B289])" office:value-type="string" office:string-value="rsZeigeZwischenstand = rsErgebnis + 1;" calcext:value-type="string">
            <text:p>rsZeigeZwischenstand = rsErgebnis + 1;</text:p>
          </table:table-cell>
          <table:table-cell table:formula="of:=IF([$org.A289]&lt;&gt;&quot;&quot;;CONCATENATE(&quot;'&quot;;[$org.E289];&quot;',&quot;);[$org.E289])" office:value-type="string" office:string-value="'show intermediate status'," calcext:value-type="string">
            <text:p>'show intermediate status',</text:p>
          </table:table-cell>
        </table:table-row>
        <table:table-row table:style-name="ro1">
          <table:table-cell table:formula="of:=IF([$org.A290]&lt;&gt;&quot;&quot;;[$org.A290];&quot;&quot;)" office:value-type="float" office:value="264" calcext:value-type="float">
            <text:p>264</text:p>
          </table:table-cell>
          <table:table-cell table:formula="of:=IF([$org.A290]&lt;&gt;&quot;&quot;;CONCATENATE([$org.B290];&quot; = &quot;;[$org.B289];&quot; + 1;&quot;);[$org.B290])" office:value-type="string" office:string-value="rsZeigeZugFolge = rsZeigeZwischenstand + 1;" calcext:value-type="string">
            <text:p>rsZeigeZugFolge = rsZeigeZwischenstand + 1;</text:p>
          </table:table-cell>
          <table:table-cell table:formula="of:=IF([$org.A290]&lt;&gt;&quot;&quot;;CONCATENATE(&quot;'&quot;;[$org.E290];&quot;',&quot;);[$org.E290])" office:value-type="string" office:string-value="'show move sequence'," calcext:value-type="string">
            <text:p>'show move sequence',</text:p>
          </table:table-cell>
        </table:table-row>
        <table:table-row table:style-name="ro1">
          <table:table-cell table:formula="of:=IF([$org.A291]&lt;&gt;&quot;&quot;;[$org.A291];&quot;&quot;)" office:value-type="float" office:value="265" calcext:value-type="float">
            <text:p>265</text:p>
          </table:table-cell>
          <table:table-cell table:formula="of:=IF([$org.A291]&lt;&gt;&quot;&quot;;CONCATENATE([$org.B291];&quot; = &quot;;[$org.B290];&quot; + 1;&quot;);[$org.B291])" office:value-type="string" office:string-value="rsZugZuruecknehmen = rsZeigeZugFolge + 1;" calcext:value-type="string">
            <text:p>rsZugZuruecknehmen = rsZeigeZugFolge + 1;</text:p>
          </table:table-cell>
          <table:table-cell table:formula="of:=IF([$org.A291]&lt;&gt;&quot;&quot;;CONCATENATE(&quot;'&quot;;[$org.E291];&quot;',&quot;);[$org.E291])" office:value-type="string" office:string-value="'Undo move'," calcext:value-type="string">
            <text:p>'Undo move',</text:p>
          </table:table-cell>
        </table:table-row>
        <table:table-row table:style-name="ro1">
          <table:table-cell table:formula="of:=IF([$org.A292]&lt;&gt;&quot;&quot;;[$org.A292];&quot;&quot;)">
            <text:p/>
          </table:table-cell>
          <table:table-cell table:formula="of:=IF([$org.A292]&lt;&gt;&quot;&quot;;CONCATENATE([$org.B292];&quot; = &quot;;[$org.B291];&quot; + 1;&quot;);[$org.B292])" office:value-type="string" office:string-value="// pausensteuerung.pas" calcext:value-type="string">
            <text:p>// pausensteuerung.pas</text:p>
          </table:table-cell>
          <table:table-cell table:formula="of:=IF([$org.A292]&lt;&gt;&quot;&quot;;CONCATENATE(&quot;'&quot;;[$org.E292];&quot;',&quot;);[$org.E292])" office:value-type="string" office:string-value="//  pausensteuerung.pas" calcext:value-type="string">
            <text:p>// <text:s/>pausensteuerung.pas</text:p>
          </table:table-cell>
        </table:table-row>
        <table:table-row table:style-name="ro1">
          <table:table-cell table:formula="of:=IF([$org.A293]&lt;&gt;&quot;&quot;;[$org.A293];&quot;&quot;)" office:value-type="float" office:value="266" calcext:value-type="float">
            <text:p>266</text:p>
          </table:table-cell>
          <table:table-cell table:formula="of:=IF([$org.A293]&lt;&gt;&quot;&quot;;CONCATENATE([$org.B293];&quot; = &quot;;[$org.B291];&quot; + 1;&quot;);[$org.B293])" office:value-type="string" office:string-value="rsKeinePause = rsZugZuruecknehmen + 1;" calcext:value-type="string">
            <text:p>rsKeinePause = rsZugZuruecknehmen + 1;</text:p>
          </table:table-cell>
          <table:table-cell table:formula="of:=IF([$org.A293]&lt;&gt;&quot;&quot;;CONCATENATE(&quot;'&quot;;[$org.E293];&quot;',&quot;);[$org.E293])" office:value-type="string" office:string-value="'no pause'," calcext:value-type="string">
            <text:p>'no pause',</text:p>
          </table:table-cell>
        </table:table-row>
        <table:table-row table:style-name="ro1">
          <table:table-cell table:formula="of:=IF([$org.A294]&lt;&gt;&quot;&quot;;[$org.A294];&quot;&quot;)" office:value-type="float" office:value="267" calcext:value-type="float">
            <text:p>267</text:p>
          </table:table-cell>
          <table:table-cell table:formula="of:=IF([$org.A294]&lt;&gt;&quot;&quot;;CONCATENATE([$org.B294];&quot; = &quot;;[$org.B293];&quot; + 1;&quot;);[$org.B294])" office:value-type="string" office:string-value="rsVerzoegerung = rsKeinePause + 1;" calcext:value-type="string">
            <text:p>rsVerzoegerung = rsKeinePause + 1;</text:p>
          </table:table-cell>
          <table:table-cell table:formula="of:=IF([$org.A294]&lt;&gt;&quot;&quot;;CONCATENATE(&quot;'&quot;;[$org.E294];&quot;',&quot;);[$org.E294])" office:value-type="string" office:string-value="'delay '," calcext:value-type="string">
            <text:p>'delay ',</text:p>
          </table:table-cell>
        </table:table-row>
        <table:table-row table:style-name="ro1">
          <table:table-cell table:formula="of:=IF([$org.A295]&lt;&gt;&quot;&quot;;[$org.A295];&quot;&quot;)" office:value-type="float" office:value="268" calcext:value-type="float">
            <text:p>268</text:p>
          </table:table-cell>
          <table:table-cell table:formula="of:=IF([$org.A295]&lt;&gt;&quot;&quot;;CONCATENATE([$org.B295];&quot; = &quot;;[$org.B294];&quot; + 1;&quot;);[$org.B295])" office:value-type="string" office:string-value="rsPausenlaenge = rsVerzoegerung + 1;" calcext:value-type="string">
            <text:p>rsPausenlaenge = rsVerzoegerung + 1;</text:p>
          </table:table-cell>
          <table:table-cell table:formula="of:=IF([$org.A295]&lt;&gt;&quot;&quot;;CONCATENATE(&quot;'&quot;;[$org.E295];&quot;',&quot;);[$org.E295])" office:value-type="string" office:string-value="'Pause length '," calcext:value-type="string">
            <text:p>'Pause length ',</text:p>
          </table:table-cell>
        </table:table-row>
        <table:table-row table:style-name="ro1">
          <table:table-cell table:formula="of:=IF([$org.A296]&lt;&gt;&quot;&quot;;[$org.A296];&quot;&quot;)" office:value-type="float" office:value="269" calcext:value-type="float">
            <text:p>269</text:p>
          </table:table-cell>
          <table:table-cell table:formula="of:=IF([$org.A296]&lt;&gt;&quot;&quot;;CONCATENATE([$org.B296];&quot; = &quot;;[$org.B295];&quot; + 1;&quot;);[$org.B296])" office:value-type="string" office:string-value="rsVerkleinern = rsPausenlaenge + 1;" calcext:value-type="string">
            <text:p>rsVerkleinern = rsPausenlaenge + 1;</text:p>
          </table:table-cell>
          <table:table-cell table:formula="of:=IF([$org.A296]&lt;&gt;&quot;&quot;;CONCATENATE(&quot;'&quot;;[$org.E296];&quot;',&quot;);[$org.E296])" office:value-type="string" office:string-value="'decrease'," calcext:value-type="string">
            <text:p>'decrease',</text:p>
          </table:table-cell>
        </table:table-row>
        <table:table-row table:style-name="ro1">
          <table:table-cell table:formula="of:=IF([$org.A297]&lt;&gt;&quot;&quot;;[$org.A297];&quot;&quot;)" office:value-type="float" office:value="270" calcext:value-type="float">
            <text:p>270</text:p>
          </table:table-cell>
          <table:table-cell table:formula="of:=IF([$org.A297]&lt;&gt;&quot;&quot;;CONCATENATE([$org.B297];&quot; = &quot;;[$org.B296];&quot; + 1;&quot;);[$org.B297])" office:value-type="string" office:string-value="rsVergroessern = rsVerkleinern + 1;" calcext:value-type="string">
            <text:p>rsVergroessern = rsVerkleinern + 1;</text:p>
          </table:table-cell>
          <table:table-cell table:formula="of:=IF([$org.A297]&lt;&gt;&quot;&quot;;CONCATENATE(&quot;'&quot;;[$org.E297];&quot;',&quot;);[$org.E297])" office:value-type="string" office:string-value="'increase'," calcext:value-type="string">
            <text:p>'increase',</text:p>
          </table:table-cell>
        </table:table-row>
        <table:table-row table:style-name="ro1">
          <table:table-cell table:formula="of:=IF([$org.A298]&lt;&gt;&quot;&quot;;[$org.A298];&quot;&quot;)" office:value-type="float" office:value="271" calcext:value-type="float">
            <text:p>271</text:p>
          </table:table-cell>
          <table:table-cell table:formula="of:=IF([$org.A298]&lt;&gt;&quot;&quot;;CONCATENATE([$org.B298];&quot; = &quot;;[$org.B297];&quot; + 1;&quot;);[$org.B298])" office:value-type="string" office:string-value="rsHalbieren = rsVergroessern + 1;" calcext:value-type="string">
            <text:p>rsHalbieren = rsVergroessern + 1;</text:p>
          </table:table-cell>
          <table:table-cell table:formula="of:=IF([$org.A298]&lt;&gt;&quot;&quot;;CONCATENATE(&quot;'&quot;;[$org.E298];&quot;',&quot;);[$org.E298])" office:value-type="string" office:string-value="'halve'," calcext:value-type="string">
            <text:p>'halve',</text:p>
          </table:table-cell>
        </table:table-row>
        <table:table-row table:style-name="ro1">
          <table:table-cell table:formula="of:=IF([$org.A299]&lt;&gt;&quot;&quot;;[$org.A299];&quot;&quot;)" office:value-type="float" office:value="272" calcext:value-type="float">
            <text:p>272</text:p>
          </table:table-cell>
          <table:table-cell table:formula="of:=IF([$org.A299]&lt;&gt;&quot;&quot;;CONCATENATE([$org.B299];&quot; = &quot;;[$org.B298];&quot; + 1;&quot;);[$org.B299])" office:value-type="string" office:string-value="rsVerdoppeln = rsHalbieren + 1;" calcext:value-type="string">
            <text:p>rsVerdoppeln = rsHalbieren + 1;</text:p>
          </table:table-cell>
          <table:table-cell table:formula="of:=IF([$org.A299]&lt;&gt;&quot;&quot;;CONCATENATE(&quot;'&quot;;[$org.E299];&quot;',&quot;);[$org.E299])" office:value-type="string" office:string-value="'double'," calcext:value-type="string">
            <text:p>'double',</text:p>
          </table:table-cell>
        </table:table-row>
        <table:table-row table:style-name="ro1">
          <table:table-cell table:formula="of:=IF([$org.A300]&lt;&gt;&quot;&quot;;[$org.A300];&quot;&quot;)">
            <text:p/>
          </table:table-cell>
          <table:table-cell table:formula="of:=IF([$org.A300]&lt;&gt;&quot;&quot;;CONCATENATE([$org.B300];&quot; = &quot;;[$org.B299];&quot; + 1;&quot;);[$org.B300])" office:value-type="string" office:string-value="// pausensteuerung.lfm" calcext:value-type="string">
            <text:p>// pausensteuerung.lfm</text:p>
          </table:table-cell>
          <table:table-cell table:formula="of:=IF([$org.A300]&lt;&gt;&quot;&quot;;CONCATENATE(&quot;'&quot;;[$org.E300];&quot;',&quot;);[$org.E300])" office:value-type="string" office:string-value="//  pausensteuerung.lfm" calcext:value-type="string">
            <text:p>// <text:s/>pausensteuerung.lfm</text:p>
          </table:table-cell>
        </table:table-row>
        <table:table-row table:style-name="ro1">
          <table:table-cell table:formula="of:=IF([$org.A301]&lt;&gt;&quot;&quot;;[$org.A301];&quot;&quot;)" office:value-type="float" office:value="273" calcext:value-type="float">
            <text:p>273</text:p>
          </table:table-cell>
          <table:table-cell table:formula="of:=IF([$org.A301]&lt;&gt;&quot;&quot;;CONCATENATE([$org.B301];&quot; = &quot;;[$org.B299];&quot; + 1;&quot;);[$org.B301])" office:value-type="string" office:string-value="rsPause256Ms = rsVerdoppeln + 1;" calcext:value-type="string">
            <text:p>rsPause256Ms = rsVerdoppeln + 1;</text:p>
          </table:table-cell>
          <table:table-cell table:formula="of:=IF([$org.A301]&lt;&gt;&quot;&quot;;CONCATENATE(&quot;'&quot;;[$org.E301];&quot;',&quot;);[$org.E301])" office:value-type="string" office:string-value="'Pause length 256 ms'," calcext:value-type="string">
            <text:p>'Pause length 256 ms',</text:p>
          </table:table-cell>
        </table:table-row>
        <table:table-row table:style-name="ro1">
          <table:table-cell table:formula="of:=IF([$org.A302]&lt;&gt;&quot;&quot;;[$org.A302];&quot;&quot;)" office:value-type="float" office:value="274" calcext:value-type="float">
            <text:p>274</text:p>
          </table:table-cell>
          <table:table-cell table:formula="of:=IF([$org.A302]&lt;&gt;&quot;&quot;;CONCATENATE([$org.B302];&quot; = &quot;;[$org.B301];&quot; + 1;&quot;);[$org.B302])" office:value-type="string" office:string-value="rsAbbruch = rsPause256Ms + 1;" calcext:value-type="string">
            <text:p>rsAbbruch = rsPause256Ms + 1;</text:p>
          </table:table-cell>
          <table:table-cell table:formula="of:=IF([$org.A302]&lt;&gt;&quot;&quot;;CONCATENATE(&quot;'&quot;;[$org.E302];&quot;',&quot;);[$org.E302])" office:value-type="string" office:string-value="'Abort'," calcext:value-type="string">
            <text:p>'Abort',</text:p>
          </table:table-cell>
        </table:table-row>
        <table:table-row table:style-name="ro1">
          <table:table-cell table:formula="of:=IF([$org.A303]&lt;&gt;&quot;&quot;;[$org.A303];&quot;&quot;)" office:value-type="float" office:value="275" calcext:value-type="float">
            <text:p>275</text:p>
          </table:table-cell>
          <table:table-cell table:formula="of:=IF([$org.A303]&lt;&gt;&quot;&quot;;CONCATENATE([$org.B303];&quot; = &quot;;[$org.B302];&quot; + 1;&quot;);[$org.B303])" office:value-type="string" office:string-value="rsVorgabe = rsAbbruch + 1;" calcext:value-type="string">
            <text:p>rsVorgabe = rsAbbruch + 1;</text:p>
          </table:table-cell>
          <table:table-cell table:formula="of:=IF([$org.A303]&lt;&gt;&quot;&quot;;CONCATENATE(&quot;'&quot;;[$org.E303];&quot;',&quot;);[$org.E303])" office:value-type="string" office:string-value="'Default'," calcext:value-type="string">
            <text:p>'Default',</text:p>
          </table:table-cell>
        </table:table-row>
        <table:table-row table:style-name="ro1">
          <table:table-cell table:formula="of:=IF([$org.A304]&lt;&gt;&quot;&quot;;[$org.A304];&quot;&quot;)" office:value-type="float" office:value="276" calcext:value-type="float">
            <text:p>276</text:p>
          </table:table-cell>
          <table:table-cell table:formula="of:=IF([$org.A304]&lt;&gt;&quot;&quot;;CONCATENATE([$org.B304];&quot; = &quot;;[$org.B303];&quot; + 1;&quot;);[$org.B304])" office:value-type="string" office:string-value="rsKeine = rsVorgabe + 1;" calcext:value-type="string">
            <text:p>rsKeine = rsVorgabe + 1;</text:p>
          </table:table-cell>
          <table:table-cell table:formula="of:=IF([$org.A304]&lt;&gt;&quot;&quot;;CONCATENATE(&quot;'&quot;;[$org.E304];&quot;',&quot;);[$org.E304])" office:value-type="string" office:string-value="'none'," calcext:value-type="string">
            <text:p>'none',</text:p>
          </table:table-cell>
        </table:table-row>
        <table:table-row table:style-name="ro1">
          <table:table-cell table:formula="of:=IF([$org.A305]&lt;&gt;&quot;&quot;;[$org.A305];&quot;&quot;)">
            <text:p/>
          </table:table-cell>
          <table:table-cell table:formula="of:=IF([$org.A305]&lt;&gt;&quot;&quot;;CONCATENATE([$org.B305];&quot; = &quot;;[$org.B304];&quot; + 1;&quot;);[$org.B305])" office:value-type="string" office:string-value="// puzzle3x3.pas" calcext:value-type="string">
            <text:p>// puzzle3x3.pas</text:p>
          </table:table-cell>
          <table:table-cell table:formula="of:=IF([$org.A305]&lt;&gt;&quot;&quot;;CONCATENATE(&quot;'&quot;;[$org.E305];&quot;',&quot;);[$org.E305])" office:value-type="string" office:string-value="//  puzzle3x3.pas" calcext:value-type="string">
            <text:p>// <text:s/>puzzle3x3.pas</text:p>
          </table:table-cell>
        </table:table-row>
        <table:table-row table:style-name="ro1">
          <table:table-cell table:formula="of:=IF([$org.A306]&lt;&gt;&quot;&quot;;[$org.A306];&quot;&quot;)" office:value-type="float" office:value="277" calcext:value-type="float">
            <text:p>277</text:p>
          </table:table-cell>
          <table:table-cell table:formula="of:=IF([$org.A306]&lt;&gt;&quot;&quot;;CONCATENATE([$org.B306];&quot; = &quot;;[$org.B304];&quot; + 1;&quot;);[$org.B306])" office:value-type="string" office:string-value="rsEineLsg = rsKeine + 1;" calcext:value-type="string">
            <text:p>rsEineLsg = rsKeine + 1;</text:p>
          </table:table-cell>
          <table:table-cell table:formula="of:=IF([$org.A306]&lt;&gt;&quot;&quot;;CONCATENATE(&quot;'&quot;;[$org.E306];&quot;',&quot;);[$org.E306])" office:value-type="string" office:string-value="'1 solution found'," calcext:value-type="string">
            <text:p>'1 solution found',</text:p>
          </table:table-cell>
        </table:table-row>
        <table:table-row table:style-name="ro1">
          <table:table-cell table:formula="of:=IF([$org.A307]&lt;&gt;&quot;&quot;;[$org.A307];&quot;&quot;)" office:value-type="float" office:value="278" calcext:value-type="float">
            <text:p>278</text:p>
          </table:table-cell>
          <table:table-cell table:formula="of:=IF([$org.A307]&lt;&gt;&quot;&quot;;CONCATENATE([$org.B307];&quot; = &quot;;[$org.B306];&quot; + 1;&quot;);[$org.B307])" office:value-type="string" office:string-value="rsTeileNr = rsEineLsg + 1;" calcext:value-type="string">
            <text:p>rsTeileNr = rsEineLsg + 1;</text:p>
          </table:table-cell>
          <table:table-cell table:formula="of:=IF([$org.A307]&lt;&gt;&quot;&quot;;CONCATENATE(&quot;'&quot;;[$org.E307];&quot;',&quot;);[$org.E307])" office:value-type="string" office:string-value="'Part no.'," calcext:value-type="string">
            <text:p>'Part no.',</text:p>
          </table:table-cell>
        </table:table-row>
        <table:table-row table:style-name="ro1">
          <table:table-cell table:formula="of:=IF([$org.A308]&lt;&gt;&quot;&quot;;[$org.A308];&quot;&quot;)" office:value-type="float" office:value="279" calcext:value-type="float">
            <text:p>279</text:p>
          </table:table-cell>
          <table:table-cell table:formula="of:=IF([$org.A308]&lt;&gt;&quot;&quot;;CONCATENATE([$org.B308];&quot; = &quot;;[$org.B307];&quot; + 1;&quot;);[$org.B308])" office:value-type="string" office:string-value="rsDrehung = rsTeileNr + 1;" calcext:value-type="string">
            <text:p>rsDrehung = rsTeileNr + 1;</text:p>
          </table:table-cell>
          <table:table-cell table:formula="of:=IF([$org.A308]&lt;&gt;&quot;&quot;;CONCATENATE(&quot;'&quot;;[$org.E308];&quot;',&quot;);[$org.E308])" office:value-type="string" office:string-value="'Rotation'," calcext:value-type="string">
            <text:p>'Rotation',</text:p>
          </table:table-cell>
        </table:table-row>
        <table:table-row table:style-name="ro1">
          <table:table-cell table:formula="of:=IF([$org.A309]&lt;&gt;&quot;&quot;;[$org.A309];&quot;&quot;)">
            <text:p/>
          </table:table-cell>
          <table:table-cell table:formula="of:=IF([$org.A309]&lt;&gt;&quot;&quot;;CONCATENATE([$org.B309];&quot; = &quot;;[$org.B308];&quot; + 1;&quot;);[$org.B309])" office:value-type="string" office:string-value="// puzzle3x3.lfm" calcext:value-type="string">
            <text:p>// puzzle3x3.lfm</text:p>
          </table:table-cell>
          <table:table-cell table:formula="of:=IF([$org.A309]&lt;&gt;&quot;&quot;;CONCATENATE(&quot;'&quot;;[$org.E309];&quot;',&quot;);[$org.E309])" office:value-type="string" office:string-value="//  puzzle3x3.lfm" calcext:value-type="string">
            <text:p>// <text:s/>puzzle3x3.lfm</text:p>
          </table:table-cell>
        </table:table-row>
        <table:table-row table:style-name="ro1">
          <table:table-cell table:formula="of:=IF([$org.A310]&lt;&gt;&quot;&quot;;[$org.A310];&quot;&quot;)" office:value-type="float" office:value="280" calcext:value-type="float">
            <text:p>280</text:p>
          </table:table-cell>
          <table:table-cell table:formula="of:=IF([$org.A310]&lt;&gt;&quot;&quot;;CONCATENATE([$org.B310];&quot; = &quot;;[$org.B308];&quot; + 1;&quot;);[$org.B310])" office:value-type="string" office:string-value="rsUmschaltenDunkelhell = rsDrehung + 1;" calcext:value-type="string">
            <text:p>rsUmschaltenDunkelhell = rsDrehung + 1;</text:p>
          </table:table-cell>
          <table:table-cell table:formula="of:=IF([$org.A310]&lt;&gt;&quot;&quot;;CONCATENATE(&quot;'&quot;;[$org.E310];&quot;',&quot;);[$org.E310])" office:value-type="string" office:string-value="'Switch dark/light'," calcext:value-type="string">
            <text:p>'Switch dark/light',</text:p>
          </table:table-cell>
        </table:table-row>
        <table:table-row table:style-name="ro1">
          <table:table-cell table:formula="of:=IF([$org.A311]&lt;&gt;&quot;&quot;;[$org.A311];&quot;&quot;)" office:value-type="float" office:value="281" calcext:value-type="float">
            <text:p>281</text:p>
          </table:table-cell>
          <table:table-cell table:formula="of:=IF([$org.A311]&lt;&gt;&quot;&quot;;CONCATENATE([$org.B311];&quot; = &quot;;[$org.B310];&quot; + 1;&quot;);[$org.B311])" office:value-type="string" office:string-value="rsBeispiel2 = rsUmschaltenDunkelhell + 1;" calcext:value-type="string">
            <text:p>rsBeispiel2 = rsUmschaltenDunkelhell + 1;</text:p>
          </table:table-cell>
          <table:table-cell table:formula="of:=IF([$org.A311]&lt;&gt;&quot;&quot;;CONCATENATE(&quot;'&quot;;[$org.E311];&quot;',&quot;);[$org.E311])" office:value-type="string" office:string-value="'Example 2'," calcext:value-type="string">
            <text:p>'Example 2',</text:p>
          </table:table-cell>
        </table:table-row>
        <table:table-row table:style-name="ro1">
          <table:table-cell table:formula="of:=IF([$org.A312]&lt;&gt;&quot;&quot;;[$org.A312];&quot;&quot;)" office:value-type="float" office:value="282" calcext:value-type="float">
            <text:p>282</text:p>
          </table:table-cell>
          <table:table-cell table:formula="of:=IF([$org.A312]&lt;&gt;&quot;&quot;;CONCATENATE([$org.B312];&quot; = &quot;;[$org.B311];&quot; + 1;&quot;);[$org.B312])" office:value-type="string" office:string-value="rsLoesungen = rsBeispiel2 + 1;" calcext:value-type="string">
            <text:p>rsLoesungen = rsBeispiel2 + 1;</text:p>
          </table:table-cell>
          <table:table-cell table:formula="of:=IF([$org.A312]&lt;&gt;&quot;&quot;;CONCATENATE(&quot;'&quot;;[$org.E312];&quot;',&quot;);[$org.E312])" office:value-type="string" office:string-value="'Solutions:'," calcext:value-type="string">
            <text:p>'Solutions:',</text:p>
          </table:table-cell>
        </table:table-row>
        <table:table-row table:style-name="ro1">
          <table:table-cell table:formula="of:=IF([$org.A313]&lt;&gt;&quot;&quot;;[$org.A313];&quot;&quot;)" office:value-type="float" office:value="283" calcext:value-type="float">
            <text:p>283</text:p>
          </table:table-cell>
          <table:table-cell table:formula="of:=IF([$org.A313]&lt;&gt;&quot;&quot;;CONCATENATE([$org.B313];&quot; = &quot;;[$org.B312];&quot; + 1;&quot;);[$org.B313])" office:value-type="string" office:string-value="rsLoesungZeigen = rsLoesungen + 1;" calcext:value-type="string">
            <text:p>rsLoesungZeigen = rsLoesungen + 1;</text:p>
          </table:table-cell>
          <table:table-cell table:formula="of:=IF([$org.A313]&lt;&gt;&quot;&quot;;CONCATENATE(&quot;'&quot;;[$org.E313];&quot;',&quot;);[$org.E313])" office:value-type="string" office:string-value="'Show solution'," calcext:value-type="string">
            <text:p>'Show solution',</text:p>
          </table:table-cell>
        </table:table-row>
        <table:table-row table:style-name="ro1">
          <table:table-cell table:formula="of:=IF([$org.A314]&lt;&gt;&quot;&quot;;[$org.A314];&quot;&quot;)">
            <text:p/>
          </table:table-cell>
          <table:table-cell table:formula="of:=IF([$org.A314]&lt;&gt;&quot;&quot;;CONCATENATE([$org.B314];&quot; = &quot;;[$org.B313];&quot; + 1;&quot;);[$org.B314])" office:value-type="string" office:string-value="// sudoku.pas" calcext:value-type="string">
            <text:p>// sudoku.pas</text:p>
          </table:table-cell>
          <table:table-cell table:formula="of:=IF([$org.A314]&lt;&gt;&quot;&quot;;CONCATENATE(&quot;'&quot;;[$org.E314];&quot;',&quot;);[$org.E314])" office:value-type="string" office:string-value="//  sudoku.pas" calcext:value-type="string">
            <text:p>// <text:s/>sudoku.pas</text:p>
          </table:table-cell>
        </table:table-row>
        <table:table-row table:style-name="ro1">
          <table:table-cell table:formula="of:=IF([$org.A315]&lt;&gt;&quot;&quot;;[$org.A315];&quot;&quot;)" office:value-type="float" office:value="284" calcext:value-type="float">
            <text:p>284</text:p>
          </table:table-cell>
          <table:table-cell table:formula="of:=IF([$org.A315]&lt;&gt;&quot;&quot;;CONCATENATE([$org.B315];&quot; = &quot;;[$org.B313];&quot; + 1;&quot;);[$org.B315])" office:value-type="string" office:string-value="rsBacktrackingbruteForce = rsLoesungZeigen + 1;" calcext:value-type="string">
            <text:p>rsBacktrackingbruteForce = rsLoesungZeigen + 1;</text:p>
          </table:table-cell>
          <table:table-cell table:formula="of:=IF([$org.A315]&lt;&gt;&quot;&quot;;CONCATENATE(&quot;'&quot;;[$org.E315];&quot;',&quot;);[$org.E315])" office:value-type="string" office:string-value="'Backtracking (brute force):'," calcext:value-type="string">
            <text:p>'Backtracking (brute force):',</text:p>
          </table:table-cell>
        </table:table-row>
        <table:table-row table:style-name="ro1">
          <table:table-cell table:formula="of:=IF([$org.A316]&lt;&gt;&quot;&quot;;[$org.A316];&quot;&quot;)" office:value-type="float" office:value="285" calcext:value-type="float">
            <text:p>285</text:p>
          </table:table-cell>
          <table:table-cell table:formula="of:=IF([$org.A316]&lt;&gt;&quot;&quot;;CONCATENATE([$org.B316];&quot; = &quot;;[$org.B315];&quot; + 1;&quot;);[$org.B316])" office:value-type="string" office:string-value="rsBacktrackingBFOptimiert = rsBacktrackingbruteForce + 1;" calcext:value-type="string">
            <text:p>rsBacktrackingBFOptimiert = rsBacktrackingbruteForce + 1;</text:p>
          </table:table-cell>
          <table:table-cell table:formula="of:=IF([$org.A316]&lt;&gt;&quot;&quot;;CONCATENATE(&quot;'&quot;;[$org.E316];&quot;',&quot;);[$org.E316])" office:value-type="string" office:string-value="'Backtracking (brute force: sequence of lines optimized):'," calcext:value-type="string">
            <text:p>'Backtracking (brute force: sequence of lines optimized):',</text:p>
          </table:table-cell>
        </table:table-row>
        <table:table-row table:style-name="ro1">
          <table:table-cell table:formula="of:=IF([$org.A317]&lt;&gt;&quot;&quot;;[$org.A317];&quot;&quot;)" office:value-type="float" office:value="286" calcext:value-type="float">
            <text:p>286</text:p>
          </table:table-cell>
          <table:table-cell table:formula="of:=IF([$org.A317]&lt;&gt;&quot;&quot;;CONCATENATE([$org.B317];&quot; = &quot;;[$org.B316];&quot; + 1;&quot;);[$org.B317])" office:value-type="string" office:string-value="rsBacktrackingErstZwangsbelegung = rsBacktrackingBFOptimiert + 1;" calcext:value-type="string">
            <text:p>rsBacktrackingErstZwangsbelegung = rsBacktrackingBFOptimiert + 1;</text:p>
          </table:table-cell>
          <table:table-cell table:formula="of:=IF([$org.A317]&lt;&gt;&quot;&quot;;CONCATENATE(&quot;'&quot;;[$org.E317];&quot;',&quot;);[$org.E317])" office:value-type="string" office:string-value="'Backtracking (search brute force first):'," calcext:value-type="string">
            <text:p>'Backtracking (search brute force first):',</text:p>
          </table:table-cell>
        </table:table-row>
        <table:table-row table:style-name="ro1">
          <table:table-cell table:formula="of:=IF([$org.A318]&lt;&gt;&quot;&quot;;[$org.A318];&quot;&quot;)" office:value-type="float" office:value="287" calcext:value-type="float">
            <text:p>287</text:p>
          </table:table-cell>
          <table:table-cell table:formula="of:=IF([$org.A318]&lt;&gt;&quot;&quot;;CONCATENATE([$org.B318];&quot; = &quot;;[$org.B317];&quot; + 1;&quot;);[$org.B318])" office:value-type="string" office:string-value="rsAbgebrochen = rsBacktrackingErstZwangsbelegung + 1;" calcext:value-type="string">
            <text:p>rsAbgebrochen = rsBacktrackingErstZwangsbelegung + 1;</text:p>
          </table:table-cell>
          <table:table-cell table:formula="of:=IF([$org.A318]&lt;&gt;&quot;&quot;;CONCATENATE(&quot;'&quot;;[$org.E318];&quot;',&quot;);[$org.E318])" office:value-type="string" office:string-value="'canceled'," calcext:value-type="string">
            <text:p>'canceled',</text:p>
          </table:table-cell>
        </table:table-row>
        <table:table-row table:style-name="ro1">
          <table:table-cell table:formula="of:=IF([$org.A319]&lt;&gt;&quot;&quot;;[$org.A319];&quot;&quot;)" office:value-type="float" office:value="288" calcext:value-type="float">
            <text:p>288</text:p>
          </table:table-cell>
          <table:table-cell table:formula="of:=IF([$org.A319]&lt;&gt;&quot;&quot;;CONCATENATE([$org.B319];&quot; = &quot;;[$org.B318];&quot; + 1;&quot;);[$org.B319])" office:value-type="string" office:string-value="rsGeloest = rsAbgebrochen + 1;" calcext:value-type="string">
            <text:p>rsGeloest = rsAbgebrochen + 1;</text:p>
          </table:table-cell>
          <table:table-cell table:formula="of:=IF([$org.A319]&lt;&gt;&quot;&quot;;CONCATENATE(&quot;'&quot;;[$org.E319];&quot;',&quot;);[$org.E319])" office:value-type="string" office:string-value="'solved !!!'," calcext:value-type="string">
            <text:p>'solved !!!',</text:p>
          </table:table-cell>
        </table:table-row>
        <table:table-row table:style-name="ro1">
          <table:table-cell table:formula="of:=IF([$org.A320]&lt;&gt;&quot;&quot;;[$org.A320];&quot;&quot;)" office:value-type="float" office:value="289" calcext:value-type="float">
            <text:p>289</text:p>
          </table:table-cell>
          <table:table-cell table:formula="of:=IF([$org.A320]&lt;&gt;&quot;&quot;;CONCATENATE([$org.B320];&quot; = &quot;;[$org.B319];&quot; + 1;&quot;);[$org.B320])" office:value-type="string" office:string-value="rsLoesungenGefunden2 = rsGeloest + 1;" calcext:value-type="string">
            <text:p>rsLoesungenGefunden2 = rsGeloest + 1;</text:p>
          </table:table-cell>
          <table:table-cell table:formula="of:=IF([$org.A320]&lt;&gt;&quot;&quot;;CONCATENATE(&quot;'&quot;;[$org.E320];&quot;',&quot;);[$org.E320])" office:value-type="string" office:string-value="' Solutions found !!!'," calcext:value-type="string">
            <text:p>' Solutions found !!!',</text:p>
          </table:table-cell>
        </table:table-row>
        <table:table-row table:style-name="ro1">
          <table:table-cell table:formula="of:=IF([$org.A321]&lt;&gt;&quot;&quot;;[$org.A321];&quot;&quot;)" office:value-type="float" office:value="290" calcext:value-type="float">
            <text:p>290</text:p>
          </table:table-cell>
          <table:table-cell table:formula="of:=IF([$org.A321]&lt;&gt;&quot;&quot;;CONCATENATE([$org.B321];&quot; = &quot;;[$org.B320];&quot; + 1;&quot;);[$org.B321])" office:value-type="string" office:string-value="rsLogik = rsLoesungenGefunden2 + 1;" calcext:value-type="string">
            <text:p>rsLogik = rsLoesungenGefunden2 + 1;</text:p>
          </table:table-cell>
          <table:table-cell table:formula="of:=IF([$org.A321]&lt;&gt;&quot;&quot;;CONCATENATE(&quot;'&quot;;[$org.E321];&quot;',&quot;);[$org.E321])" office:value-type="string" office:string-value="'Logic:'," calcext:value-type="string">
            <text:p>'Logic:',</text:p>
          </table:table-cell>
        </table:table-row>
        <table:table-row table:style-name="ro1">
          <table:table-cell table:formula="of:=IF([$org.A322]&lt;&gt;&quot;&quot;;[$org.A322];&quot;&quot;)" office:value-type="float" office:value="291" calcext:value-type="float">
            <text:p>291</text:p>
          </table:table-cell>
          <table:table-cell table:formula="of:=IF([$org.A322]&lt;&gt;&quot;&quot;;CONCATENATE([$org.B322];&quot; = &quot;;[$org.B321];&quot; + 1;&quot;);[$org.B322])" office:value-type="string" office:string-value="rsEindeutigeWerteSetzen = rsLogik + 1;" calcext:value-type="string">
            <text:p>rsEindeutigeWerteSetzen = rsLogik + 1;</text:p>
          </table:table-cell>
          <table:table-cell table:formula="of:=IF([$org.A322]&lt;&gt;&quot;&quot;;CONCATENATE(&quot;'&quot;;[$org.E322];&quot;',&quot;);[$org.E322])" office:value-type="string" office:string-value="'Search for and set clearly defined values'," calcext:value-type="string">
            <text:p>'Search for and set clearly defined values',</text:p>
          </table:table-cell>
        </table:table-row>
        <table:table-row table:style-name="ro1">
          <table:table-cell table:formula="of:=IF([$org.A323]&lt;&gt;&quot;&quot;;[$org.A323];&quot;&quot;)" office:value-type="float" office:value="292" calcext:value-type="float">
            <text:p>292</text:p>
          </table:table-cell>
          <table:table-cell table:formula="of:=IF([$org.A323]&lt;&gt;&quot;&quot;;CONCATENATE([$org.B323];&quot; = &quot;;[$org.B322];&quot; + 1;&quot;);[$org.B323])" office:value-type="string" office:string-value="rsMoeglichkeitenReduzieren = rsEindeutigeWerteSetzen + 1;" calcext:value-type="string">
            <text:p>rsMoeglichkeitenReduzieren = rsEindeutigeWerteSetzen + 1;</text:p>
          </table:table-cell>
          <table:table-cell table:formula="of:=IF([$org.A323]&lt;&gt;&quot;&quot;;CONCATENATE(&quot;'&quot;;[$org.E323];&quot;',&quot;);[$org.E323])" office:value-type="string" office:string-value="'Reduce possibilities'," calcext:value-type="string">
            <text:p>'Reduce possibilities',</text:p>
          </table:table-cell>
        </table:table-row>
        <table:table-row table:style-name="ro1">
          <table:table-cell table:formula="of:=IF([$org.A324]&lt;&gt;&quot;&quot;;[$org.A324];&quot;&quot;)" office:value-type="float" office:value="293" calcext:value-type="float">
            <text:p>293</text:p>
          </table:table-cell>
          <table:table-cell table:formula="of:=IF([$org.A324]&lt;&gt;&quot;&quot;;CONCATENATE([$org.B324];&quot; = &quot;;[$org.B323];&quot; + 1;&quot;);[$org.B324])" office:value-type="string" office:string-value="rsDublettenBehandeln = rsMoeglichkeitenReduzieren + 1;" calcext:value-type="string">
            <text:p>rsDublettenBehandeln = rsMoeglichkeitenReduzieren + 1;</text:p>
          </table:table-cell>
          <table:table-cell table:formula="of:=IF([$org.A324]&lt;&gt;&quot;&quot;;CONCATENATE(&quot;'&quot;;[$org.E324];&quot;',&quot;);[$org.E324])" office:value-type="string" office:string-value="'Handle duplicates'," calcext:value-type="string">
            <text:p>'Handle duplicates',</text:p>
          </table:table-cell>
        </table:table-row>
        <table:table-row table:style-name="ro1">
          <table:table-cell table:formula="of:=IF([$org.A325]&lt;&gt;&quot;&quot;;[$org.A325];&quot;&quot;)">
            <text:p/>
          </table:table-cell>
          <table:table-cell table:formula="of:=IF([$org.A325]&lt;&gt;&quot;&quot;;CONCATENATE([$org.B325];&quot; = &quot;;[$org.B324];&quot; + 1;&quot;);[$org.B325])" office:value-type="string" office:string-value="// sudoku.lfm" calcext:value-type="string">
            <text:p>// sudoku.lfm</text:p>
          </table:table-cell>
          <table:table-cell table:formula="of:=IF([$org.A325]&lt;&gt;&quot;&quot;;CONCATENATE(&quot;'&quot;;[$org.E325];&quot;',&quot;);[$org.E325])" office:value-type="string" office:string-value="//  sudoku.lfm" calcext:value-type="string">
            <text:p>// <text:s/>sudoku.lfm</text:p>
          </table:table-cell>
        </table:table-row>
        <table:table-row table:style-name="ro1">
          <table:table-cell table:formula="of:=IF([$org.A326]&lt;&gt;&quot;&quot;;[$org.A326];&quot;&quot;)" office:value-type="float" office:value="294" calcext:value-type="float">
            <text:p>294</text:p>
          </table:table-cell>
          <table:table-cell table:formula="of:=IF([$org.A326]&lt;&gt;&quot;&quot;;CONCATENATE([$org.B326];&quot; = &quot;;[$org.B324];&quot; + 1;&quot;);[$org.B326])" office:value-type="string" office:string-value="rsSudokuLoesungen = rsDublettenBehandeln + 1;" calcext:value-type="string">
            <text:p>rsSudokuLoesungen = rsDublettenBehandeln + 1;</text:p>
          </table:table-cell>
          <table:table-cell table:formula="of:=IF([$org.A326]&lt;&gt;&quot;&quot;;CONCATENATE(&quot;'&quot;;[$org.E326];&quot;',&quot;);[$org.E326])" office:value-type="string" office:string-value="'Sudoku - automatic and manual solutions'," calcext:value-type="string">
            <text:p>'Sudoku - automatic and manual solutions',</text:p>
          </table:table-cell>
        </table:table-row>
        <table:table-row table:style-name="ro1">
          <table:table-cell table:formula="of:=IF([$org.A327]&lt;&gt;&quot;&quot;;[$org.A327];&quot;&quot;)" office:value-type="float" office:value="295" calcext:value-type="float">
            <text:p>295</text:p>
          </table:table-cell>
          <table:table-cell table:formula="of:=IF([$org.A327]&lt;&gt;&quot;&quot;;CONCATENATE([$org.B327];&quot; = &quot;;[$org.B326];&quot; + 1;&quot;);[$org.B327])" office:value-type="string" office:string-value="rsBeispiel = rsSudokuLoesungen + 1;" calcext:value-type="string">
            <text:p>rsBeispiel = rsSudokuLoesungen + 1;</text:p>
          </table:table-cell>
          <table:table-cell table:formula="of:=IF([$org.A327]&lt;&gt;&quot;&quot;;CONCATENATE(&quot;'&quot;;[$org.E327];&quot;',&quot;);[$org.E327])" office:value-type="string" office:string-value="'Example of'," calcext:value-type="string">
            <text:p>'Example of',</text:p>
          </table:table-cell>
        </table:table-row>
        <table:table-row table:style-name="ro1">
          <table:table-cell table:formula="of:=IF([$org.A328]&lt;&gt;&quot;&quot;;[$org.A328];&quot;&quot;)" office:value-type="float" office:value="296" calcext:value-type="float">
            <text:p>296</text:p>
          </table:table-cell>
          <table:table-cell table:formula="of:=IF([$org.A328]&lt;&gt;&quot;&quot;;CONCATENATE([$org.B328];&quot; = &quot;;[$org.B327];&quot; + 1;&quot;);[$org.B328])" office:value-type="string" office:string-value="rsBacktrackingBruteForce1 = rsBeispiel + 1;" calcext:value-type="string">
            <text:p>rsBacktrackingBruteForce1 = rsBeispiel + 1;</text:p>
          </table:table-cell>
          <table:table-cell table:formula="of:=IF([$org.A328]&lt;&gt;&quot;&quot;;CONCATENATE(&quot;'&quot;;[$org.E328];&quot;',&quot;);[$org.E328])" office:value-type="string" office:string-value="'Backtracking (Brute Force)'," calcext:value-type="string">
            <text:p>'Backtracking (Brute Force)',</text:p>
          </table:table-cell>
        </table:table-row>
        <table:table-row table:style-name="ro1">
          <table:table-cell table:formula="of:=IF([$org.A329]&lt;&gt;&quot;&quot;;[$org.A329];&quot;&quot;)" office:value-type="float" office:value="297" calcext:value-type="float">
            <text:p>297</text:p>
          </table:table-cell>
          <table:table-cell table:formula="of:=IF([$org.A329]&lt;&gt;&quot;&quot;;CONCATENATE([$org.B329];&quot; = &quot;;[$org.B328];&quot; + 1;&quot;);[$org.B329])" office:value-type="string" office:string-value="rsBacktrackingBruteForceOpimiert = rsBacktrackingBruteForce1 + 1;" calcext:value-type="string">
            <text:p>rsBacktrackingBruteForceOpimiert = rsBacktrackingBruteForce1 + 1;</text:p>
          </table:table-cell>
          <table:table-cell table:formula="of:=IF([$org.A329]&lt;&gt;&quot;&quot;;CONCATENATE(&quot;'&quot;;[$org.E329];&quot;',&quot;);[$org.E329])" office:value-type="string" office:string-value="'Backtracking (brute force optimized)'," calcext:value-type="string">
            <text:p>'Backtracking (brute force optimized)',</text:p>
          </table:table-cell>
        </table:table-row>
        <table:table-row table:style-name="ro1">
          <table:table-cell table:formula="of:=IF([$org.A330]&lt;&gt;&quot;&quot;;[$org.A330];&quot;&quot;)" office:value-type="float" office:value="298" calcext:value-type="float">
            <text:p>298</text:p>
          </table:table-cell>
          <table:table-cell table:formula="of:=IF([$org.A330]&lt;&gt;&quot;&quot;;CONCATENATE([$org.B330];&quot; = &quot;;[$org.B329];&quot; + 1;&quot;);[$org.B330])" office:value-type="string" office:string-value="rsBacktrackingerstZwangsbelegung1 = rsBacktrackingBruteForceOpimiert + 1;" calcext:value-type="string">
            <text:p>rsBacktrackingerstZwangsbelegung1 = rsBacktrackingBruteForceOpimiert + 1;</text:p>
          </table:table-cell>
          <table:table-cell table:formula="of:=IF([$org.A330]&lt;&gt;&quot;&quot;;CONCATENATE(&quot;'&quot;;[$org.E330];&quot;',&quot;);[$org.E330])" office:value-type="string" office:string-value="'Backtracking (brute force first)'," calcext:value-type="string">
            <text:p>'Backtracking (brute force first)',</text:p>
          </table:table-cell>
        </table:table-row>
        <table:table-row table:style-name="ro1">
          <table:table-cell table:formula="of:=IF([$org.A331]&lt;&gt;&quot;&quot;;[$org.A331];&quot;&quot;)" office:value-type="float" office:value="299" calcext:value-type="float">
            <text:p>299</text:p>
          </table:table-cell>
          <table:table-cell table:formula="of:=IF([$org.A331]&lt;&gt;&quot;&quot;;CONCATENATE([$org.B331];&quot; = &quot;;[$org.B330];&quot; + 1;&quot;);[$org.B331])" office:value-type="string" office:string-value="rsLogikTest = rsBacktrackingerstZwangsbelegung1 + 1;" calcext:value-type="string">
            <text:p>rsLogikTest = rsBacktrackingerstZwangsbelegung1 + 1;</text:p>
          </table:table-cell>
          <table:table-cell table:formula="of:=IF([$org.A331]&lt;&gt;&quot;&quot;;CONCATENATE(&quot;'&quot;;[$org.E331];&quot;',&quot;);[$org.E331])" office:value-type="string" office:string-value="'Logic test'," calcext:value-type="string">
            <text:p>'Logic test',</text:p>
          </table:table-cell>
        </table:table-row>
        <table:table-row table:style-name="ro1">
          <table:table-cell table:formula="of:=IF([$org.A332]&lt;&gt;&quot;&quot;;[$org.A332];&quot;&quot;)" office:value-type="float" office:value="300" calcext:value-type="float">
            <text:p>300</text:p>
          </table:table-cell>
          <table:table-cell table:formula="of:=IF([$org.A332]&lt;&gt;&quot;&quot;;CONCATENATE([$org.B332];&quot; = &quot;;[$org.B331];&quot; + 1;&quot;);[$org.B332])" office:value-type="string" office:string-value="rsUserEingabe = rsLogikTest + 1;" calcext:value-type="string">
            <text:p>rsUserEingabe = rsLogikTest + 1;</text:p>
          </table:table-cell>
          <table:table-cell table:formula="of:=IF([$org.A332]&lt;&gt;&quot;&quot;;CONCATENATE(&quot;'&quot;;[$org.E332];&quot;',&quot;);[$org.E332])" office:value-type="string" office:string-value="'User input'," calcext:value-type="string">
            <text:p>'User input',</text:p>
          </table:table-cell>
        </table:table-row>
        <table:table-row table:style-name="ro1">
          <table:table-cell table:formula="of:=IF([$org.A333]&lt;&gt;&quot;&quot;;[$org.A333];&quot;&quot;)" office:value-type="float" office:value="301" calcext:value-type="float">
            <text:p>301</text:p>
          </table:table-cell>
          <table:table-cell table:formula="of:=IF([$org.A333]&lt;&gt;&quot;&quot;;CONCATENATE([$org.B333];&quot; = &quot;;[$org.B332];&quot; + 1;&quot;);[$org.B333])" office:value-type="string" office:string-value="rsZeigeZwangsbelegung = rsUserEingabe + 1;" calcext:value-type="string">
            <text:p>rsZeigeZwangsbelegung = rsUserEingabe + 1;</text:p>
          </table:table-cell>
          <table:table-cell table:formula="of:=IF([$org.A333]&lt;&gt;&quot;&quot;;CONCATENATE(&quot;'&quot;;[$org.E333];&quot;',&quot;);[$org.E333])" office:value-type="string" office:string-value="'Show forced assignment'," calcext:value-type="string">
            <text:p>'Show forced assignment',</text:p>
          </table:table-cell>
        </table:table-row>
        <table:table-row table:style-name="ro1">
          <table:table-cell table:formula="of:=IF([$org.A334]&lt;&gt;&quot;&quot;;[$org.A334];&quot;&quot;)" office:value-type="float" office:value="302" calcext:value-type="float">
            <text:p>302</text:p>
          </table:table-cell>
          <table:table-cell table:formula="of:=IF([$org.A334]&lt;&gt;&quot;&quot;;CONCATENATE([$org.B334];&quot; = &quot;;[$org.B333];&quot; + 1;&quot;);[$org.B334])" office:value-type="string" office:string-value="rsZeigeHilfen = rsZeigeZwangsbelegung + 1;" calcext:value-type="string">
            <text:p>rsZeigeHilfen = rsZeigeZwangsbelegung + 1;</text:p>
          </table:table-cell>
          <table:table-cell table:formula="of:=IF([$org.A334]&lt;&gt;&quot;&quot;;CONCATENATE(&quot;'&quot;;[$org.E334];&quot;',&quot;);[$org.E334])" office:value-type="string" office:string-value="'show help'," calcext:value-type="string">
            <text:p>'show help',</text:p>
          </table:table-cell>
        </table:table-row>
        <table:table-row table:style-name="ro1">
          <table:table-cell table:formula="of:=IF([$org.A335]&lt;&gt;&quot;&quot;;[$org.A335];&quot;&quot;)" office:value-type="float" office:value="303" calcext:value-type="float">
            <text:p>303</text:p>
          </table:table-cell>
          <table:table-cell table:formula="of:=IF([$org.A335]&lt;&gt;&quot;&quot;;CONCATENATE([$org.B335];&quot; = &quot;;[$org.B334];&quot; + 1;&quot;);[$org.B335])" office:value-type="string" office:string-value="rsVerbergeHilfen = rsZeigeHilfen + 1;" calcext:value-type="string">
            <text:p>rsVerbergeHilfen = rsZeigeHilfen + 1;</text:p>
          </table:table-cell>
          <table:table-cell table:formula="of:=IF([$org.A335]&lt;&gt;&quot;&quot;;CONCATENATE(&quot;'&quot;;[$org.E335];&quot;',&quot;);[$org.E335])" office:value-type="string" office:string-value="'hide help'," calcext:value-type="string">
            <text:p>'hide help',</text:p>
          </table:table-cell>
        </table:table-row>
        <table:table-row table:style-name="ro1">
          <table:table-cell table:formula="of:=IF([$org.A336]&lt;&gt;&quot;&quot;;[$org.A336];&quot;&quot;)" office:value-type="float" office:value="304" calcext:value-type="float">
            <text:p>304</text:p>
          </table:table-cell>
          <table:table-cell table:formula="of:=IF([$org.A336]&lt;&gt;&quot;&quot;;CONCATENATE([$org.B336];&quot; = &quot;;[$org.B335];&quot; + 1;&quot;);[$org.B336])" office:value-type="string" office:string-value="rsAktualisiereHilfe = rsVerbergeHilfen + 1;" calcext:value-type="string">
            <text:p>rsAktualisiereHilfe = rsVerbergeHilfen + 1;</text:p>
          </table:table-cell>
          <table:table-cell table:formula="of:=IF([$org.A336]&lt;&gt;&quot;&quot;;CONCATENATE(&quot;'&quot;;[$org.E336];&quot;',&quot;);[$org.E336])" office:value-type="string" office:string-value="'update help'," calcext:value-type="string">
            <text:p>'update help',</text:p>
          </table:table-cell>
        </table:table-row>
        <table:table-row table:style-name="ro1">
          <table:table-cell table:formula="of:=IF([$org.A337]&lt;&gt;&quot;&quot;;[$org.A337];&quot;&quot;)" office:value-type="float" office:value="305" calcext:value-type="float">
            <text:p>305</text:p>
          </table:table-cell>
          <table:table-cell table:formula="of:=IF([$org.A337]&lt;&gt;&quot;&quot;;CONCATENATE([$org.B337];&quot; = &quot;;[$org.B336];&quot; + 1;&quot;);[$org.B337])" office:value-type="string" office:string-value="rsInitialisieren = rsAktualisiereHilfe + 1;" calcext:value-type="string">
            <text:p>rsInitialisieren = rsAktualisiereHilfe + 1;</text:p>
          </table:table-cell>
          <table:table-cell table:formula="of:=IF([$org.A337]&lt;&gt;&quot;&quot;;CONCATENATE(&quot;'&quot;;[$org.E337];&quot;',&quot;);[$org.E337])" office:value-type="string" office:string-value="'Initialize'," calcext:value-type="string">
            <text:p>'Initialize',</text:p>
          </table:table-cell>
        </table:table-row>
        <table:table-row table:style-name="ro1">
          <table:table-cell table:formula="of:=IF([$org.A338]&lt;&gt;&quot;&quot;;[$org.A338];&quot;&quot;)" office:value-type="float" office:value="306" calcext:value-type="float">
            <text:p>306</text:p>
          </table:table-cell>
          <table:table-cell table:formula="of:=IF([$org.A338]&lt;&gt;&quot;&quot;;CONCATENATE([$org.B338];&quot; = &quot;;[$org.B337];&quot; + 1;&quot;);[$org.B338])" office:value-type="string" office:string-value="rsLeeresFeld = rsInitialisieren + 1;" calcext:value-type="string">
            <text:p>rsLeeresFeld = rsInitialisieren + 1;</text:p>
          </table:table-cell>
          <table:table-cell table:formula="of:=IF([$org.A338]&lt;&gt;&quot;&quot;;CONCATENATE(&quot;'&quot;;[$org.E338];&quot;',&quot;);[$org.E338])" office:value-type="string" office:string-value="'Empty field'," calcext:value-type="string">
            <text:p>'Empty field',</text:p>
          </table:table-cell>
        </table:table-row>
        <table:table-row table:style-name="ro1">
          <table:table-cell table:formula="of:=IF([$org.A339]&lt;&gt;&quot;&quot;;[$org.A339];&quot;&quot;)" office:value-type="float" office:value="307" calcext:value-type="float">
            <text:p>307</text:p>
          </table:table-cell>
          <table:table-cell table:formula="of:=IF([$org.A339]&lt;&gt;&quot;&quot;;CONCATENATE([$org.B339];&quot; = &quot;;[$org.B338];&quot; + 1;&quot;);[$org.B339])" office:value-type="string" office:string-value="rsManuellenModusVerlassen = rsLeeresFeld + 1;" calcext:value-type="string">
            <text:p>rsManuellenModusVerlassen = rsLeeresFeld + 1;</text:p>
          </table:table-cell>
          <table:table-cell table:formula="of:=IF([$org.A339]&lt;&gt;&quot;&quot;;CONCATENATE(&quot;'&quot;;[$org.E339];&quot;',&quot;);[$org.E339])" office:value-type="string" office:string-value="'Exit manual mode'," calcext:value-type="string">
            <text:p>'Exit manual mode',</text:p>
          </table:table-cell>
        </table:table-row>
      </table:table>
      <table:table table:name="FRA" table:style-name="ta1">
        <table:table-column table:style-name="co11" table:default-cell-style-name="Default"/>
        <table:table-column table:style-name="co12" table:default-cell-style-name="Default"/>
        <table:table-column table:style-name="co13" table:default-cell-style-name="Default"/>
        <table:table-row table:style-name="ro1">
          <table:table-cell table:formula="of:=IF([$org.A1]&lt;&gt;&quot;&quot;;[$org.A1];&quot;&quot;)" office:value-type="float" office:value="0" calcext:value-type="float">
            <text:p>0</text:p>
          </table:table-cell>
          <table:table-cell table:formula="of:=CONCATENATE([$org.B1])" office:value-type="string" office:string-value="rsSprachName" calcext:value-type="string">
            <text:p>rsSprachName</text:p>
          </table:table-cell>
          <table:table-cell table:formula="of:=IF([$org.A1]&lt;&gt;&quot;&quot;;CONCATENATE(&quot;'&quot;;[$org.F1];&quot;',&quot;);[$org.F1])" office:value-type="string" office:string-value="'Français  Traduit avec DeepL.com (version gratuite)'," calcext:value-type="string">
            <text:p>'Français <text:s/>Traduit avec DeepL.com (version gratuite)',</text:p>
          </table:table-cell>
        </table:table-row>
        <table:table-row table:style-name="ro1">
          <table:table-cell table:formula="of:=IF([$org.A2]&lt;&gt;&quot;&quot;;[$org.A2];&quot;&quot;)" office:value-type="float" office:value="1" calcext:value-type="float">
            <text:p>1</text:p>
          </table:table-cell>
          <table:table-cell table:formula="of:=IF([$org.A2]&lt;&gt;&quot;&quot;;CONCATENATE([$org.B2];&quot; = &quot;;[$org.B1];&quot; + 1;&quot;);[$org.B2])" office:value-type="string" office:string-value="rsKreuz = rsSprachName + 1;" calcext:value-type="string">
            <text:p>rsKreuz = rsSprachName + 1;</text:p>
          </table:table-cell>
          <table:table-cell table:formula="of:=IF([$org.A2]&lt;&gt;&quot;&quot;;CONCATENATE(&quot;'&quot;;[$org.F2];&quot;',&quot;);[$org.F2])" office:value-type="string" office:string-value="'Croix'," calcext:value-type="string">
            <text:p>'Croix',</text:p>
          </table:table-cell>
        </table:table-row>
        <table:table-row table:style-name="ro1">
          <table:table-cell table:formula="of:=IF([$org.A3]&lt;&gt;&quot;&quot;;[$org.A3];&quot;&quot;)" office:value-type="float" office:value="2" calcext:value-type="float">
            <text:p>2</text:p>
          </table:table-cell>
          <table:table-cell table:formula="of:=IF([$org.A3]&lt;&gt;&quot;&quot;;CONCATENATE([$org.B3];&quot; = &quot;;[$org.B2];&quot; + 1;&quot;);[$org.B3])" office:value-type="string" office:string-value="rsPlus = rsKreuz + 1;" calcext:value-type="string">
            <text:p>rsPlus = rsKreuz + 1;</text:p>
          </table:table-cell>
          <table:table-cell table:formula="of:=IF([$org.A3]&lt;&gt;&quot;&quot;;CONCATENATE(&quot;'&quot;;[$org.F3];&quot;',&quot;);[$org.F3])" office:value-type="string" office:string-value="'Plus'," calcext:value-type="string">
            <text:p>'Plus',</text:p>
          </table:table-cell>
        </table:table-row>
        <table:table-row table:style-name="ro1">
          <table:table-cell table:formula="of:=IF([$org.A4]&lt;&gt;&quot;&quot;;[$org.A4];&quot;&quot;)" office:value-type="float" office:value="3" calcext:value-type="float">
            <text:p>3</text:p>
          </table:table-cell>
          <table:table-cell table:formula="of:=IF([$org.A4]&lt;&gt;&quot;&quot;;CONCATENATE([$org.B4];&quot; = &quot;;[$org.B3];&quot; + 1;&quot;);[$org.B4])" office:value-type="string" office:string-value="rsKamin = rsPlus + 1;" calcext:value-type="string">
            <text:p>rsKamin = rsPlus + 1;</text:p>
          </table:table-cell>
          <table:table-cell table:formula="of:=IF([$org.A4]&lt;&gt;&quot;&quot;;CONCATENATE(&quot;'&quot;;[$org.F4];&quot;',&quot;);[$org.F4])" office:value-type="string" office:string-value="'Cheminée'," calcext:value-type="string">
            <text:p>'Cheminée',</text:p>
          </table:table-cell>
        </table:table-row>
        <table:table-row table:style-name="ro1">
          <table:table-cell table:formula="of:=IF([$org.A5]&lt;&gt;&quot;&quot;;[$org.A5];&quot;&quot;)" office:value-type="float" office:value="4" calcext:value-type="float">
            <text:p>4</text:p>
          </table:table-cell>
          <table:table-cell table:formula="of:=IF([$org.A5]&lt;&gt;&quot;&quot;;CONCATENATE([$org.B5];&quot; = &quot;;[$org.B4];&quot; + 1;&quot;);[$org.B5])" office:value-type="string" office:string-value="rsAcht = rsKamin + 1;" calcext:value-type="string">
            <text:p>rsAcht = rsKamin + 1;</text:p>
          </table:table-cell>
          <table:table-cell table:formula="of:=IF([$org.A5]&lt;&gt;&quot;&quot;;CONCATENATE(&quot;'&quot;;[$org.F5];&quot;',&quot;);[$org.F5])" office:value-type="string" office:string-value="'Huit'," calcext:value-type="string">
            <text:p>'Huit',</text:p>
          </table:table-cell>
        </table:table-row>
        <table:table-row table:style-name="ro1">
          <table:table-cell table:formula="of:=IF([$org.A6]&lt;&gt;&quot;&quot;;[$org.A6];&quot;&quot;)" office:value-type="float" office:value="5" calcext:value-type="float">
            <text:p>5</text:p>
          </table:table-cell>
          <table:table-cell table:formula="of:=IF([$org.A6]&lt;&gt;&quot;&quot;;CONCATENATE([$org.B6];&quot; = &quot;;[$org.B5];&quot; + 1;&quot;);[$org.B6])" office:value-type="string" office:string-value="rsPyramide = rsAcht + 1;" calcext:value-type="string">
            <text:p>rsPyramide = rsAcht + 1;</text:p>
          </table:table-cell>
          <table:table-cell table:formula="of:=IF([$org.A6]&lt;&gt;&quot;&quot;;CONCATENATE(&quot;'&quot;;[$org.F6];&quot;',&quot;);[$org.F6])" office:value-type="string" office:string-value="'Pyramide'," calcext:value-type="string">
            <text:p>'Pyramide',</text:p>
          </table:table-cell>
        </table:table-row>
        <table:table-row table:style-name="ro1">
          <table:table-cell table:formula="of:=IF([$org.A7]&lt;&gt;&quot;&quot;;[$org.A7];&quot;&quot;)" office:value-type="float" office:value="6" calcext:value-type="float">
            <text:p>6</text:p>
          </table:table-cell>
          <table:table-cell table:formula="of:=IF([$org.A7]&lt;&gt;&quot;&quot;;CONCATENATE([$org.B7];&quot; = &quot;;[$org.B6];&quot; + 1;&quot;);[$org.B7])" office:value-type="string" office:string-value="rsPfeil1 = rsPyramide + 1;" calcext:value-type="string">
            <text:p>rsPfeil1 = rsPyramide + 1;</text:p>
          </table:table-cell>
          <table:table-cell table:formula="of:=IF([$org.A7]&lt;&gt;&quot;&quot;;CONCATENATE(&quot;'&quot;;[$org.F7];&quot;',&quot;);[$org.F7])" office:value-type="string" office:string-value="'Flèche-1'," calcext:value-type="string">
            <text:p>'Flèche-1',</text:p>
          </table:table-cell>
        </table:table-row>
        <table:table-row table:style-name="ro1">
          <table:table-cell table:formula="of:=IF([$org.A8]&lt;&gt;&quot;&quot;;[$org.A8];&quot;&quot;)" office:value-type="float" office:value="7" calcext:value-type="float">
            <text:p>7</text:p>
          </table:table-cell>
          <table:table-cell table:formula="of:=IF([$org.A8]&lt;&gt;&quot;&quot;;CONCATENATE([$org.B8];&quot; = &quot;;[$org.B7];&quot; + 1;&quot;);[$org.B8])" office:value-type="string" office:string-value="rsHerkules = rsPfeil1 + 1;" calcext:value-type="string">
            <text:p>rsHerkules = rsPfeil1 + 1;</text:p>
          </table:table-cell>
          <table:table-cell table:formula="of:=IF([$org.A8]&lt;&gt;&quot;&quot;;CONCATENATE(&quot;'&quot;;[$org.F8];&quot;',&quot;);[$org.F8])" office:value-type="string" office:string-value="'Hercule'," calcext:value-type="string">
            <text:p>'Hercule',</text:p>
          </table:table-cell>
        </table:table-row>
        <table:table-row table:style-name="ro1">
          <table:table-cell table:formula="of:=IF([$org.A9]&lt;&gt;&quot;&quot;;[$org.A9];&quot;&quot;)" office:value-type="float" office:value="8" calcext:value-type="float">
            <text:p>8</text:p>
          </table:table-cell>
          <table:table-cell table:formula="of:=IF([$org.A9]&lt;&gt;&quot;&quot;;CONCATENATE([$org.B9];&quot; = &quot;;[$org.B8];&quot; + 1;&quot;);[$org.B9])" office:value-type="string" office:string-value="rsSpiegel = rsHerkules + 1;" calcext:value-type="string">
            <text:p>rsSpiegel = rsHerkules + 1;</text:p>
          </table:table-cell>
          <table:table-cell table:formula="of:=IF([$org.A9]&lt;&gt;&quot;&quot;;CONCATENATE(&quot;'&quot;;[$org.F9];&quot;',&quot;);[$org.F9])" office:value-type="string" office:string-value="'Miroir'," calcext:value-type="string">
            <text:p>'Miroir',</text:p>
          </table:table-cell>
        </table:table-row>
        <table:table-row table:style-name="ro1">
          <table:table-cell table:formula="of:=IF([$org.A10]&lt;&gt;&quot;&quot;;[$org.A10];&quot;&quot;)" office:value-type="float" office:value="9" calcext:value-type="float">
            <text:p>9</text:p>
          </table:table-cell>
          <table:table-cell table:formula="of:=IF([$org.A10]&lt;&gt;&quot;&quot;;CONCATENATE([$org.B10];&quot; = &quot;;[$org.B9];&quot; + 1;&quot;);[$org.B10])" office:value-type="string" office:string-value="rsPfeil2 = rsSpiegel + 1;" calcext:value-type="string">
            <text:p>rsPfeil2 = rsSpiegel + 1;</text:p>
          </table:table-cell>
          <table:table-cell table:formula="of:=IF([$org.A10]&lt;&gt;&quot;&quot;;CONCATENATE(&quot;'&quot;;[$org.F10];&quot;',&quot;);[$org.F10])" office:value-type="string" office:string-value="'Flèche-2'," calcext:value-type="string">
            <text:p>'Flèche-2',</text:p>
          </table:table-cell>
        </table:table-row>
        <table:table-row table:style-name="ro1">
          <table:table-cell table:formula="of:=IF([$org.A11]&lt;&gt;&quot;&quot;;[$org.A11];&quot;&quot;)" office:value-type="float" office:value="10" calcext:value-type="float">
            <text:p>10</text:p>
          </table:table-cell>
          <table:table-cell table:formula="of:=IF([$org.A11]&lt;&gt;&quot;&quot;;CONCATENATE([$org.B11];&quot; = &quot;;[$org.B10];&quot; + 1;&quot;);[$org.B11])" office:value-type="string" office:string-value="rsDiamant = rsPfeil2 + 1;" calcext:value-type="string">
            <text:p>rsDiamant = rsPfeil2 + 1;</text:p>
          </table:table-cell>
          <table:table-cell table:formula="of:=IF([$org.A11]&lt;&gt;&quot;&quot;;CONCATENATE(&quot;'&quot;;[$org.F11];&quot;',&quot;);[$org.F11])" office:value-type="string" office:string-value="'Diamant'," calcext:value-type="string">
            <text:p>'Diamant',</text:p>
          </table:table-cell>
        </table:table-row>
        <table:table-row table:style-name="ro1">
          <table:table-cell table:formula="of:=IF([$org.A12]&lt;&gt;&quot;&quot;;[$org.A12];&quot;&quot;)" office:value-type="float" office:value="11" calcext:value-type="float">
            <text:p>11</text:p>
          </table:table-cell>
          <table:table-cell table:formula="of:=IF([$org.A12]&lt;&gt;&quot;&quot;;CONCATENATE([$org.B12];&quot; = &quot;;[$org.B11];&quot; + 1;&quot;);[$org.B12])" office:value-type="string" office:string-value="rsSolitaer = rsDiamant + 1;" calcext:value-type="string">
            <text:p>rsSolitaer = rsDiamant + 1;</text:p>
          </table:table-cell>
          <table:table-cell table:formula="of:=IF([$org.A12]&lt;&gt;&quot;&quot;;CONCATENATE(&quot;'&quot;;[$org.F12];&quot;',&quot;);[$org.F12])" office:value-type="string" office:string-value="'Solitaire'," calcext:value-type="string">
            <text:p>'Solitaire',</text:p>
          </table:table-cell>
        </table:table-row>
        <table:table-row table:style-name="ro1">
          <table:table-cell table:formula="of:=IF([$org.A13]&lt;&gt;&quot;&quot;;[$org.A13];&quot;&quot;)" office:value-type="float" office:value="12" calcext:value-type="float">
            <text:p>12</text:p>
          </table:table-cell>
          <table:table-cell table:formula="of:=IF([$org.A13]&lt;&gt;&quot;&quot;;CONCATENATE([$org.B13];&quot; = &quot;;[$org.B12];&quot; + 1;&quot;);[$org.B13])" office:value-type="string" office:string-value="rsSolitaer2 = rsSolitaer + 1;" calcext:value-type="string">
            <text:p>rsSolitaer2 = rsSolitaer + 1;</text:p>
          </table:table-cell>
          <table:table-cell table:formula="of:=IF([$org.A13]&lt;&gt;&quot;&quot;;CONCATENATE(&quot;'&quot;;[$org.F13];&quot;',&quot;);[$org.F13])" office:value-type="string" office:string-value="'Solitaire 2'," calcext:value-type="string">
            <text:p>'Solitaire 2',</text:p>
          </table:table-cell>
        </table:table-row>
        <table:table-row table:style-name="ro1">
          <table:table-cell table:formula="of:=IF([$org.A14]&lt;&gt;&quot;&quot;;[$org.A14];&quot;&quot;)">
            <text:p/>
          </table:table-cell>
          <table:table-cell table:formula="of:=IF([$org.A14]&lt;&gt;&quot;&quot;;CONCATENATE([$org.B14];&quot; = &quot;;[$org.B13];&quot; + 1;&quot;);[$org.B14])" office:value-type="string" office:string-value="// BackMain.lfm" calcext:value-type="string">
            <text:p>// BackMain.lfm</text:p>
          </table:table-cell>
          <table:table-cell table:formula="of:=IF([$org.A14]&lt;&gt;&quot;&quot;;CONCATENATE(&quot;'&quot;;[$org.F14];&quot;',&quot;);[$org.F14])" office:value-type="string" office:string-value="// BackMain.lfm" calcext:value-type="string">
            <text:p>// BackMain.lfm</text:p>
          </table:table-cell>
        </table:table-row>
        <table:table-row table:style-name="ro1">
          <table:table-cell table:formula="of:=IF([$org.A15]&lt;&gt;&quot;&quot;;[$org.A15];&quot;&quot;)" office:value-type="float" office:value="13" calcext:value-type="float">
            <text:p>13</text:p>
          </table:table-cell>
          <table:table-cell table:formula="of:=IF([$org.A15]&lt;&gt;&quot;&quot;;CONCATENATE([$org.B15];&quot; = &quot;;[$org.B13];&quot; + 1;&quot;);[$org.B15])" office:value-type="string" office:string-value="rsBacktrackingBeispiele = rsSolitaer2 + 1;" calcext:value-type="string">
            <text:p>rsBacktrackingBeispiele = rsSolitaer2 + 1;</text:p>
          </table:table-cell>
          <table:table-cell table:formula="of:=IF([$org.A15]&lt;&gt;&quot;&quot;;CONCATENATE(&quot;'&quot;;[$org.F15];&quot;',&quot;);[$org.F15])" office:value-type="string" office:string-value="'Exemples de backtracking'," calcext:value-type="string">
            <text:p>'Exemples de backtracking',</text:p>
          </table:table-cell>
        </table:table-row>
        <table:table-row table:style-name="ro1">
          <table:table-cell table:formula="of:=IF([$org.A16]&lt;&gt;&quot;&quot;;[$org.A16];&quot;&quot;)" office:value-type="float" office:value="14" calcext:value-type="float">
            <text:p>14</text:p>
          </table:table-cell>
          <table:table-cell table:formula="of:=IF([$org.A16]&lt;&gt;&quot;&quot;;CONCATENATE([$org.B16];&quot; = &quot;;[$org.B15];&quot; + 1;&quot;);[$org.B16])" office:value-type="string" office:string-value="rsNDamenProblem = rsBacktrackingBeispiele + 1;" calcext:value-type="string">
            <text:p>rsNDamenProblem = rsBacktrackingBeispiele + 1;</text:p>
          </table:table-cell>
          <table:table-cell table:formula="of:=IF([$org.A16]&lt;&gt;&quot;&quot;;CONCATENATE(&quot;'&quot;;[$org.F16];&quot;',&quot;);[$org.F16])" office:value-type="string" office:string-value="'N - Problème de dames'," calcext:value-type="string">
            <text:p>'N - Problème de dames',</text:p>
          </table:table-cell>
        </table:table-row>
        <table:table-row table:style-name="ro1">
          <table:table-cell table:formula="of:=IF([$org.A17]&lt;&gt;&quot;&quot;;[$org.A17];&quot;&quot;)" office:value-type="float" office:value="15" calcext:value-type="float">
            <text:p>15</text:p>
          </table:table-cell>
          <table:table-cell table:formula="of:=IF([$org.A17]&lt;&gt;&quot;&quot;;CONCATENATE([$org.B17];&quot; = &quot;;[$org.B16];&quot; + 1;&quot;);[$org.B17])" office:value-type="string" office:string-value="rsWegDesSpringers = rsNDamenProblem + 1;" calcext:value-type="string">
            <text:p>rsWegDesSpringers = rsNDamenProblem + 1;</text:p>
          </table:table-cell>
          <table:table-cell table:formula="of:=IF([$org.A17]&lt;&gt;&quot;&quot;;CONCATENATE(&quot;'&quot;;[$org.F17];&quot;',&quot;);[$org.F17])" office:value-type="string" office:string-value="'Chemin du cavalier'," calcext:value-type="string">
            <text:p>'Chemin du cavalier',</text:p>
          </table:table-cell>
        </table:table-row>
        <table:table-row table:style-name="ro1">
          <table:table-cell table:formula="of:=IF([$org.A18]&lt;&gt;&quot;&quot;;[$org.A18];&quot;&quot;)" office:value-type="float" office:value="16" calcext:value-type="float">
            <text:p>16</text:p>
          </table:table-cell>
          <table:table-cell table:formula="of:=IF([$org.A18]&lt;&gt;&quot;&quot;;CONCATENATE([$org.B18];&quot; = &quot;;[$org.B17];&quot; + 1;&quot;);[$org.B18])" office:value-type="string" office:string-value="rsProblemSalesmanA = rsWegDesSpringers + 1;" calcext:value-type="string">
            <text:p>rsProblemSalesmanA = rsWegDesSpringers + 1;</text:p>
          </table:table-cell>
          <table:table-cell table:formula="of:=IF([$org.A18]&lt;&gt;&quot;&quot;;CONCATENATE(&quot;'&quot;;[$org.F18];&quot;',&quot;);[$org.F18])" office:value-type="string" office:string-value="'Problème du voyageur d'action I'," calcext:value-type="string">
            <text:p>'Problème du voyageur d'action I',</text:p>
          </table:table-cell>
        </table:table-row>
        <table:table-row table:style-name="ro1">
          <table:table-cell table:formula="of:=IF([$org.A19]&lt;&gt;&quot;&quot;;[$org.A19];&quot;&quot;)" office:value-type="float" office:value="17" calcext:value-type="float">
            <text:p>17</text:p>
          </table:table-cell>
          <table:table-cell table:formula="of:=IF([$org.A19]&lt;&gt;&quot;&quot;;CONCATENATE([$org.B19];&quot; = &quot;;[$org.B18];&quot; + 1;&quot;);[$org.B19])" office:value-type="string" office:string-value="rsZahlenraetsel = rsProblemSalesmanA + 1;" calcext:value-type="string">
            <text:p>rsZahlenraetsel = rsProblemSalesmanA + 1;</text:p>
          </table:table-cell>
          <table:table-cell table:formula="of:=IF([$org.A19]&lt;&gt;&quot;&quot;;CONCATENATE(&quot;'&quot;;[$org.F19];&quot;',&quot;);[$org.F19])" office:value-type="string" office:string-value="'Casse-tête de chiffres'," calcext:value-type="string">
            <text:p>'Casse-tête de chiffres',</text:p>
          </table:table-cell>
        </table:table-row>
        <table:table-row table:style-name="ro1">
          <table:table-cell table:formula="of:=IF([$org.A20]&lt;&gt;&quot;&quot;;[$org.A20];&quot;&quot;)" office:value-type="float" office:value="18" calcext:value-type="float">
            <text:p>18</text:p>
          </table:table-cell>
          <table:table-cell table:formula="of:=IF([$org.A20]&lt;&gt;&quot;&quot;;CONCATENATE([$org.B20];&quot; = &quot;;[$org.B19];&quot; + 1;&quot;);[$org.B20])" office:value-type="string" office:string-value="rsHausVomNikolaus = rsZahlenraetsel + 1;" calcext:value-type="string">
            <text:p>rsHausVomNikolaus = rsZahlenraetsel + 1;</text:p>
          </table:table-cell>
          <table:table-cell table:formula="of:=IF([$org.A20]&lt;&gt;&quot;&quot;;CONCATENATE(&quot;'&quot;;[$org.F20];&quot;',&quot;);[$org.F20])" office:value-type="string" office:string-value="'Maison du Père Noël'," calcext:value-type="string">
            <text:p>'Maison du Père Noël',</text:p>
          </table:table-cell>
        </table:table-row>
        <table:table-row table:style-name="ro1">
          <table:table-cell table:formula="of:=IF([$org.A21]&lt;&gt;&quot;&quot;;[$org.A21];&quot;&quot;)" office:value-type="float" office:value="19" calcext:value-type="float">
            <text:p>19</text:p>
          </table:table-cell>
          <table:table-cell table:formula="of:=IF([$org.A21]&lt;&gt;&quot;&quot;;CONCATENATE([$org.B21];&quot; = &quot;;[$org.B20];&quot; + 1;&quot;);[$org.B21])" office:value-type="string" office:string-value="rsSchliessen = rsHausVomNikolaus + 1;" calcext:value-type="string">
            <text:p>rsSchliessen = rsHausVomNikolaus + 1;</text:p>
          </table:table-cell>
          <table:table-cell table:formula="of:=IF([$org.A21]&lt;&gt;&quot;&quot;;CONCATENATE(&quot;'&quot;;[$org.F21];&quot;',&quot;);[$org.F21])" office:value-type="string" office:string-value="'Fermer'," calcext:value-type="string">
            <text:p>'Fermer',</text:p>
          </table:table-cell>
        </table:table-row>
        <table:table-row table:style-name="ro1">
          <table:table-cell table:formula="of:=IF([$org.A22]&lt;&gt;&quot;&quot;;[$org.A22];&quot;&quot;)" office:value-type="float" office:value="20" calcext:value-type="float">
            <text:p>20</text:p>
          </table:table-cell>
          <table:table-cell table:formula="of:=IF([$org.A22]&lt;&gt;&quot;&quot;;CONCATENATE([$org.B22];&quot; = &quot;;[$org.B21];&quot; + 1;&quot;);[$org.B22])" office:value-type="string" office:string-value="rsRouterMitLee = rsSchliessen + 1;" calcext:value-type="string">
            <text:p>rsRouterMitLee = rsSchliessen + 1;</text:p>
          </table:table-cell>
          <table:table-cell table:formula="of:=IF([$org.A22]&lt;&gt;&quot;&quot;;CONCATENATE(&quot;'&quot;;[$org.F22];&quot;',&quot;);[$org.F22])" office:value-type="string" office:string-value="'Routeur avec algorithme de Lee'," calcext:value-type="string">
            <text:p>'Routeur avec algorithme de Lee',</text:p>
          </table:table-cell>
        </table:table-row>
        <table:table-row table:style-name="ro1">
          <table:table-cell table:formula="of:=IF([$org.A23]&lt;&gt;&quot;&quot;;[$org.A23];&quot;&quot;)" office:value-type="float" office:value="21" calcext:value-type="float">
            <text:p>21</text:p>
          </table:table-cell>
          <table:table-cell table:formula="of:=IF([$org.A23]&lt;&gt;&quot;&quot;;CONCATENATE([$org.B23];&quot; = &quot;;[$org.B22];&quot; + 1;&quot;);[$org.B23])" office:value-type="string" office:string-value="rsProblemSalesmanB = rsRouterMitLee + 1;" calcext:value-type="string">
            <text:p>rsProblemSalesmanB = rsRouterMitLee + 1;</text:p>
          </table:table-cell>
          <table:table-cell table:formula="of:=IF([$org.A23]&lt;&gt;&quot;&quot;;CONCATENATE(&quot;'&quot;;[$org.F23];&quot;',&quot;);[$org.F23])" office:value-type="string" office:string-value="'Problème du voyageur d'action II'," calcext:value-type="string">
            <text:p>'Problème du voyageur d'action II',</text:p>
          </table:table-cell>
        </table:table-row>
        <table:table-row table:style-name="ro1">
          <table:table-cell table:formula="of:=IF([$org.A24]&lt;&gt;&quot;&quot;;[$org.A24];&quot;&quot;)" office:value-type="float" office:value="22" calcext:value-type="float">
            <text:p>22</text:p>
          </table:table-cell>
          <table:table-cell table:formula="of:=IF([$org.A24]&lt;&gt;&quot;&quot;;CONCATENATE([$org.B24];&quot; = &quot;;[$org.B23];&quot; + 1;&quot;);[$org.B24])" office:value-type="string" office:string-value="rsRucksackPacken = rsProblemSalesmanB + 1;" calcext:value-type="string">
            <text:p>rsRucksackPacken = rsProblemSalesmanB + 1;</text:p>
          </table:table-cell>
          <table:table-cell table:formula="of:=IF([$org.A24]&lt;&gt;&quot;&quot;;CONCATENATE(&quot;'&quot;;[$org.F24];&quot;',&quot;);[$org.F24])" office:value-type="string" office:string-value="'Faire son sac à dos'," calcext:value-type="string">
            <text:p>'Faire son sac à dos',</text:p>
          </table:table-cell>
        </table:table-row>
        <table:table-row table:style-name="ro1">
          <table:table-cell table:formula="of:=IF([$org.A25]&lt;&gt;&quot;&quot;;[$org.A25];&quot;&quot;)" office:value-type="float" office:value="23" calcext:value-type="float">
            <text:p>23</text:p>
          </table:table-cell>
          <table:table-cell table:formula="of:=IF([$org.A25]&lt;&gt;&quot;&quot;;CONCATENATE([$org.B25];&quot; = &quot;;[$org.B24];&quot; + 1;&quot;);[$org.B25])" office:value-type="string" office:string-value="rsVierfarbenproblem = rsRucksackPacken + 1;" calcext:value-type="string">
            <text:p>rsVierfarbenproblem = rsRucksackPacken + 1;</text:p>
          </table:table-cell>
          <table:table-cell table:formula="of:=IF([$org.A25]&lt;&gt;&quot;&quot;;CONCATENATE(&quot;'&quot;;[$org.F25];&quot;',&quot;);[$org.F25])" office:value-type="string" office:string-value="'Problème des quatre couleurs'," calcext:value-type="string">
            <text:p>'Problème des quatre couleurs',</text:p>
          </table:table-cell>
        </table:table-row>
        <table:table-row table:style-name="ro1">
          <table:table-cell table:formula="of:=IF([$org.A26]&lt;&gt;&quot;&quot;;[$org.A26];&quot;&quot;)" office:value-type="float" office:value="24" calcext:value-type="float">
            <text:p>24</text:p>
          </table:table-cell>
          <table:table-cell table:formula="of:=IF([$org.A26]&lt;&gt;&quot;&quot;;CONCATENATE([$org.B26];&quot; = &quot;;[$org.B25];&quot; + 1;&quot;);[$org.B26])" office:value-type="string" office:string-value="rsProgrammInfo = rsVierfarbenproblem + 1;" calcext:value-type="string">
            <text:p>rsProgrammInfo = rsVierfarbenproblem + 1;</text:p>
          </table:table-cell>
          <table:table-cell table:formula="of:=IF([$org.A26]&lt;&gt;&quot;&quot;;CONCATENATE(&quot;'&quot;;[$org.F26];&quot;',&quot;);[$org.F26])" office:value-type="string" office:string-value="'&amp;ProgrammeInfo'," calcext:value-type="string">
            <text:p>'&amp;ProgrammeInfo',</text:p>
          </table:table-cell>
        </table:table-row>
        <table:table-row table:style-name="ro1">
          <table:table-cell table:formula="of:=IF([$org.A27]&lt;&gt;&quot;&quot;;[$org.A27];&quot;&quot;)" office:value-type="float" office:value="25" calcext:value-type="float">
            <text:p>25</text:p>
          </table:table-cell>
          <table:table-cell table:formula="of:=IF([$org.A27]&lt;&gt;&quot;&quot;;CONCATENATE([$org.B27];&quot; = &quot;;[$org.B26];&quot; + 1;&quot;);[$org.B27])" office:value-type="string" office:string-value="rsLabyrinth = rsProgrammInfo + 1;" calcext:value-type="string">
            <text:p>rsLabyrinth = rsProgrammInfo + 1;</text:p>
          </table:table-cell>
          <table:table-cell table:formula="of:=IF([$org.A27]&lt;&gt;&quot;&quot;;CONCATENATE(&quot;'&quot;;[$org.F27];&quot;',&quot;);[$org.F27])" office:value-type="string" office:string-value="'Labyrinthe'," calcext:value-type="string">
            <text:p>'Labyrinthe',</text:p>
          </table:table-cell>
        </table:table-row>
        <table:table-row table:style-name="ro1">
          <table:table-cell table:formula="of:=IF([$org.A28]&lt;&gt;&quot;&quot;;[$org.A28];&quot;&quot;)" office:value-type="float" office:value="26" calcext:value-type="float">
            <text:p>26</text:p>
          </table:table-cell>
          <table:table-cell table:formula="of:=IF([$org.A28]&lt;&gt;&quot;&quot;;CONCATENATE([$org.B28];&quot; = &quot;;[$org.B27];&quot; + 1;&quot;);[$org.B28])" office:value-type="string" office:string-value="rsSudoku = rsLabyrinth + 1;" calcext:value-type="string">
            <text:p>rsSudoku = rsLabyrinth + 1;</text:p>
          </table:table-cell>
          <table:table-cell table:formula="of:=IF([$org.A28]&lt;&gt;&quot;&quot;;CONCATENATE(&quot;'&quot;;[$org.F28];&quot;',&quot;);[$org.F28])" office:value-type="string" office:string-value="'Sudoku'," calcext:value-type="string">
            <text:p>'Sudoku',</text:p>
          </table:table-cell>
        </table:table-row>
        <table:table-row table:style-name="ro1">
          <table:table-cell table:formula="of:=IF([$org.A29]&lt;&gt;&quot;&quot;;[$org.A29];&quot;&quot;)">
            <text:p/>
          </table:table-cell>
          <table:table-cell table:formula="of:=IF([$org.A29]&lt;&gt;&quot;&quot;;CONCATENATE([$org.B29];&quot; = &quot;;[$org.B28];&quot; + 1;&quot;);[$org.B29])" office:value-type="string" office:string-value="// n_Damen.pas" calcext:value-type="string">
            <text:p>// n_Damen.pas</text:p>
          </table:table-cell>
          <table:table-cell table:formula="of:=IF([$org.A29]&lt;&gt;&quot;&quot;;CONCATENATE(&quot;'&quot;;[$org.F29];&quot;',&quot;);[$org.F29])" office:value-type="string" office:string-value="// n_Damen.pas" calcext:value-type="string">
            <text:p>// n_Damen.pas</text:p>
          </table:table-cell>
        </table:table-row>
        <table:table-row table:style-name="ro1">
          <table:table-cell table:formula="of:=IF([$org.A30]&lt;&gt;&quot;&quot;;[$org.A30];&quot;&quot;)" office:value-type="float" office:value="27" calcext:value-type="float">
            <text:p>27</text:p>
          </table:table-cell>
          <table:table-cell table:formula="of:=IF([$org.A30]&lt;&gt;&quot;&quot;;CONCATENATE([$org.B30];&quot; = &quot;;[$org.B28];&quot; + 1;&quot;);[$org.B30])" office:value-type="string" office:string-value="rsLoesungenZu = rsSudoku + 1;" calcext:value-type="string">
            <text:p>rsLoesungenZu = rsSudoku + 1;</text:p>
          </table:table-cell>
          <table:table-cell table:formula="of:=IF([$org.A30]&lt;&gt;&quot;&quot;;CONCATENATE(&quot;'&quot;;[$org.F30];&quot;',&quot;);[$org.F30])" office:value-type="string" office:string-value="'Solution(s) à '," calcext:value-type="string">
            <text:p>'Solution(s) à ',</text:p>
          </table:table-cell>
        </table:table-row>
        <table:table-row table:style-name="ro1">
          <table:table-cell table:formula="of:=IF([$org.A31]&lt;&gt;&quot;&quot;;[$org.A31];&quot;&quot;)" office:value-type="float" office:value="28" calcext:value-type="float">
            <text:p>28</text:p>
          </table:table-cell>
          <table:table-cell table:formula="of:=IF([$org.A31]&lt;&gt;&quot;&quot;;CONCATENATE([$org.B31];&quot; = &quot;;[$org.B30];&quot; + 1;&quot;);[$org.B31])" office:value-type="string" office:string-value="rsKeineLoesung = rsLoesungenZu + 1;" calcext:value-type="string">
            <text:p>rsKeineLoesung = rsLoesungenZu + 1;</text:p>
          </table:table-cell>
          <table:table-cell table:formula="of:=IF([$org.A31]&lt;&gt;&quot;&quot;;CONCATENATE(&quot;'&quot;;[$org.F31];&quot;',&quot;);[$org.F31])" office:value-type="string" office:string-value="'aucune solution trouvée'," calcext:value-type="string">
            <text:p>'aucune solution trouvée',</text:p>
          </table:table-cell>
        </table:table-row>
        <table:table-row table:style-name="ro1">
          <table:table-cell table:formula="of:=IF([$org.A32]&lt;&gt;&quot;&quot;;[$org.A32];&quot;&quot;)" office:value-type="float" office:value="29" calcext:value-type="float">
            <text:p>29</text:p>
          </table:table-cell>
          <table:table-cell table:formula="of:=IF([$org.A32]&lt;&gt;&quot;&quot;;CONCATENATE([$org.B32];&quot; = &quot;;[$org.B31];&quot; + 1;&quot;);[$org.B32])" office:value-type="string" office:string-value="rsLoesungenErmittelt = rsKeineLoesung + 1;" calcext:value-type="string">
            <text:p>rsLoesungenErmittelt = rsKeineLoesung + 1;</text:p>
          </table:table-cell>
          <table:table-cell table:formula="of:=IF([$org.A32]&lt;&gt;&quot;&quot;;CONCATENATE(&quot;'&quot;;[$org.F32];&quot;',&quot;);[$org.F32])" office:value-type="string" office:string-value="' Solutions trouvées'," calcext:value-type="string">
            <text:p>' Solutions trouvées',</text:p>
          </table:table-cell>
        </table:table-row>
        <table:table-row table:style-name="ro1">
          <table:table-cell table:formula="of:=IF([$org.A33]&lt;&gt;&quot;&quot;;[$org.A33];&quot;&quot;)" office:value-type="float" office:value="30" calcext:value-type="float">
            <text:p>30</text:p>
          </table:table-cell>
          <table:table-cell table:formula="of:=IF([$org.A33]&lt;&gt;&quot;&quot;;CONCATENATE([$org.B33];&quot; = &quot;;[$org.B32];&quot; + 1;&quot;);[$org.B33])" office:value-type="string" office:string-value="rsEsGibt = rsLoesungenErmittelt + 1;" calcext:value-type="string">
            <text:p>rsEsGibt = rsLoesungenErmittelt + 1;</text:p>
          </table:table-cell>
          <table:table-cell table:formula="of:=IF([$org.A33]&lt;&gt;&quot;&quot;;CONCATENATE(&quot;'&quot;;[$org.F33];&quot;',&quot;);[$org.F33])" office:value-type="string" office:string-value="'Il y a '," calcext:value-type="string">
            <text:p>'Il y a ',</text:p>
          </table:table-cell>
        </table:table-row>
        <table:table-row table:style-name="ro1">
          <table:table-cell table:formula="of:=IF([$org.A34]&lt;&gt;&quot;&quot;;[$org.A34];&quot;&quot;)" office:value-type="float" office:value="31" calcext:value-type="float">
            <text:p>31</text:p>
          </table:table-cell>
          <table:table-cell table:formula="of:=IF([$org.A34]&lt;&gt;&quot;&quot;;CONCATENATE([$org.B34];&quot; = &quot;;[$org.B33];&quot; + 1;&quot;);[$org.B34])" office:value-type="string" office:string-value="rsUnabhLoesungen = rsEsGibt + 1;" calcext:value-type="string">
            <text:p>rsUnabhLoesungen = rsEsGibt + 1;</text:p>
          </table:table-cell>
          <table:table-cell table:formula="of:=IF([$org.A34]&lt;&gt;&quot;&quot;;CONCATENATE(&quot;'&quot;;[$org.F34];&quot;',&quot;);[$org.F34])" office:value-type="string" office:string-value="' solutions indépendantes'," calcext:value-type="string">
            <text:p>' solutions indépendantes',</text:p>
          </table:table-cell>
        </table:table-row>
        <table:table-row table:style-name="ro1">
          <table:table-cell table:formula="of:=IF([$org.A35]&lt;&gt;&quot;&quot;;[$org.A35];&quot;&quot;)" office:value-type="float" office:value="32" calcext:value-type="float">
            <text:p>32</text:p>
          </table:table-cell>
          <table:table-cell table:formula="of:=IF([$org.A35]&lt;&gt;&quot;&quot;;CONCATENATE([$org.B35];&quot; = &quot;;[$org.B34];&quot; + 1;&quot;);[$org.B35])" office:value-type="string" office:string-value="rsEsWurden = rsUnabhLoesungen + 1;" calcext:value-type="string">
            <text:p>rsEsWurden = rsUnabhLoesungen + 1;</text:p>
          </table:table-cell>
          <table:table-cell table:formula="of:=IF([$org.A35]&lt;&gt;&quot;&quot;;CONCATENATE(&quot;'&quot;;[$org.F35];&quot;',&quot;);[$org.F35])" office:value-type="string" office:string-value="'Des solutions ont été '," calcext:value-type="string">
            <text:p>'Des solutions ont été ',</text:p>
          </table:table-cell>
        </table:table-row>
        <table:table-row table:style-name="ro1">
          <table:table-cell table:formula="of:=IF([$org.A36]&lt;&gt;&quot;&quot;;[$org.A36];&quot;&quot;)" office:value-type="float" office:value="33" calcext:value-type="float">
            <text:p>33</text:p>
          </table:table-cell>
          <table:table-cell table:formula="of:=IF([$org.A36]&lt;&gt;&quot;&quot;;CONCATENATE([$org.B36];&quot; = &quot;;[$org.B35];&quot; + 1;&quot;);[$org.B36])" office:value-type="string" office:string-value="rsMax = rsEsWurden + 1;" calcext:value-type="string">
            <text:p>rsMax = rsEsWurden + 1;</text:p>
          </table:table-cell>
          <table:table-cell table:formula="of:=IF([$org.A36]&lt;&gt;&quot;&quot;;CONCATENATE(&quot;'&quot;;[$org.F36];&quot;',&quot;);[$org.F36])" office:value-type="string" office:string-value="' (max. '," calcext:value-type="string">
            <text:p>' (max. ',</text:p>
          </table:table-cell>
        </table:table-row>
        <table:table-row table:style-name="ro1">
          <table:table-cell table:formula="of:=IF([$org.A37]&lt;&gt;&quot;&quot;;[$org.A37];&quot;&quot;)" office:value-type="float" office:value="34" calcext:value-type="float">
            <text:p>34</text:p>
          </table:table-cell>
          <table:table-cell table:formula="of:=IF([$org.A37]&lt;&gt;&quot;&quot;;CONCATENATE([$org.B37];&quot; = &quot;;[$org.B36];&quot; + 1;&quot;);[$org.B37])" office:value-type="string" office:string-value="rsEntfernSymLoesung = rsMax + 1;" calcext:value-type="string">
            <text:p>rsEntfernSymLoesung = rsMax + 1;</text:p>
          </table:table-cell>
          <table:table-cell table:formula="of:=IF([$org.A37]&lt;&gt;&quot;&quot;;CONCATENATE(&quot;'&quot;;[$org.F37];&quot;',&quot;);[$org.F37])" office:value-type="string" office:string-value="'Supprimez toutes les solutions symétriques par rapport à l'axe. '," calcext:value-type="string">
            <text:p>'Supprimez toutes les solutions symétriques par rapport à l'axe. ',</text:p>
          </table:table-cell>
        </table:table-row>
        <table:table-row table:style-name="ro1">
          <table:table-cell table:formula="of:=IF([$org.A38]&lt;&gt;&quot;&quot;;[$org.A38];&quot;&quot;)" office:value-type="float" office:value="35" calcext:value-type="float">
            <text:p>35</text:p>
          </table:table-cell>
          <table:table-cell table:formula="of:=IF([$org.A38]&lt;&gt;&quot;&quot;;CONCATENATE([$org.B38];&quot; = &quot;;[$org.B37];&quot; + 1;&quot;);[$org.B38])" office:value-type="string" office:string-value="rsAchseWO = rsEntfernSymLoesung + 1;" calcext:value-type="string">
            <text:p>rsAchseWO = rsEntfernSymLoesung + 1;</text:p>
          </table:table-cell>
          <table:table-cell table:formula="of:=IF([$org.A38]&lt;&gt;&quot;&quot;;CONCATENATE(&quot;'&quot;;[$org.F38];&quot;',&quot;);[$org.F38])" office:value-type="string" office:string-value="'de l'axe W-O'," calcext:value-type="string">
            <text:p>'de l'axe W-O',</text:p>
          </table:table-cell>
        </table:table-row>
        <table:table-row table:style-name="ro1">
          <table:table-cell table:formula="of:=IF([$org.A39]&lt;&gt;&quot;&quot;;[$org.A39];&quot;&quot;)" office:value-type="float" office:value="36" calcext:value-type="float">
            <text:p>36</text:p>
          </table:table-cell>
          <table:table-cell table:formula="of:=IF([$org.A39]&lt;&gt;&quot;&quot;;CONCATENATE([$org.B39];&quot; = &quot;;[$org.B38];&quot; + 1;&quot;);[$org.B39])" office:value-type="string" office:string-value="rsAchseNWSO = rsAchseWO + 1;" calcext:value-type="string">
            <text:p>rsAchseNWSO = rsAchseWO + 1;</text:p>
          </table:table-cell>
          <table:table-cell table:formula="of:=IF([$org.A39]&lt;&gt;&quot;&quot;;CONCATENATE(&quot;'&quot;;[$org.F39];&quot;',&quot;);[$org.F39])" office:value-type="string" office:string-value="'de l'axe NO-SE'," calcext:value-type="string">
            <text:p>'de l'axe NO-SE',</text:p>
          </table:table-cell>
        </table:table-row>
        <table:table-row table:style-name="ro1">
          <table:table-cell table:formula="of:=IF([$org.A40]&lt;&gt;&quot;&quot;;[$org.A40];&quot;&quot;)" office:value-type="float" office:value="37" calcext:value-type="float">
            <text:p>37</text:p>
          </table:table-cell>
          <table:table-cell table:formula="of:=IF([$org.A40]&lt;&gt;&quot;&quot;;CONCATENATE([$org.B40];&quot; = &quot;;[$org.B39];&quot; + 1;&quot;);[$org.B40])" office:value-type="string" office:string-value="rsAchseNS = rsAchseNWSO + 1;" calcext:value-type="string">
            <text:p>rsAchseNS = rsAchseNWSO + 1;</text:p>
          </table:table-cell>
          <table:table-cell table:formula="of:=IF([$org.A40]&lt;&gt;&quot;&quot;;CONCATENATE(&quot;'&quot;;[$org.F40];&quot;',&quot;);[$org.F40])" office:value-type="string" office:string-value="'de l'axe N-S'," calcext:value-type="string">
            <text:p>'de l'axe N-S',</text:p>
          </table:table-cell>
        </table:table-row>
        <table:table-row table:style-name="ro1">
          <table:table-cell table:formula="of:=IF([$org.A41]&lt;&gt;&quot;&quot;;[$org.A41];&quot;&quot;)" office:value-type="float" office:value="38" calcext:value-type="float">
            <text:p>38</text:p>
          </table:table-cell>
          <table:table-cell table:formula="of:=IF([$org.A41]&lt;&gt;&quot;&quot;;CONCATENATE([$org.B41];&quot; = &quot;;[$org.B40];&quot; + 1;&quot;);[$org.B41])" office:value-type="string" office:string-value="rsAchseSWNO = rsAchseNS + 1;" calcext:value-type="string">
            <text:p>rsAchseSWNO = rsAchseNS + 1;</text:p>
          </table:table-cell>
          <table:table-cell table:formula="of:=IF([$org.A41]&lt;&gt;&quot;&quot;;CONCATENATE(&quot;'&quot;;[$org.F41];&quot;',&quot;);[$org.F41])" office:value-type="string" office:string-value="'de l'axe SW-NO'," calcext:value-type="string">
            <text:p>'de l'axe SW-NO',</text:p>
          </table:table-cell>
        </table:table-row>
        <table:table-row table:style-name="ro1">
          <table:table-cell table:formula="of:=IF([$org.A42]&lt;&gt;&quot;&quot;;[$org.A42];&quot;&quot;)" office:value-type="float" office:value="39" calcext:value-type="float">
            <text:p>39</text:p>
          </table:table-cell>
          <table:table-cell table:formula="of:=IF([$org.A42]&lt;&gt;&quot;&quot;;CONCATENATE([$org.B42];&quot; = &quot;;[$org.B41];&quot; + 1;&quot;);[$org.B42])" office:value-type="string" office:string-value="rsDrehungUm90 = rsAchseSWNO + 1;" calcext:value-type="string">
            <text:p>rsDrehungUm90 = rsAchseSWNO + 1;</text:p>
          </table:table-cell>
          <table:table-cell table:formula="of:=IF([$org.A42]&lt;&gt;&quot;&quot;;CONCATENATE(&quot;'&quot;;[$org.F42];&quot;',&quot;);[$org.F42])" office:value-type="string" office:string-value="'de la rotation de +90'," calcext:value-type="string">
            <text:p>'de la rotation de +90',</text:p>
          </table:table-cell>
        </table:table-row>
        <table:table-row table:style-name="ro1">
          <table:table-cell table:formula="of:=IF([$org.A43]&lt;&gt;&quot;&quot;;[$org.A43];&quot;&quot;)" office:value-type="float" office:value="40" calcext:value-type="float">
            <text:p>40</text:p>
          </table:table-cell>
          <table:table-cell table:formula="of:=IF([$org.A43]&lt;&gt;&quot;&quot;;CONCATENATE([$org.B43];&quot; = &quot;;[$org.B42];&quot; + 1;&quot;);[$org.B43])" office:value-type="string" office:string-value="rsDrehungUm180 = rsDrehungUm90 + 1;" calcext:value-type="string">
            <text:p>rsDrehungUm180 = rsDrehungUm90 + 1;</text:p>
          </table:table-cell>
          <table:table-cell table:formula="of:=IF([$org.A43]&lt;&gt;&quot;&quot;;CONCATENATE(&quot;'&quot;;[$org.F43];&quot;',&quot;);[$org.F43])" office:value-type="string" office:string-value="'de la rotation de 180'," calcext:value-type="string">
            <text:p>'de la rotation de 180',</text:p>
          </table:table-cell>
        </table:table-row>
        <table:table-row table:style-name="ro1">
          <table:table-cell table:formula="of:=IF([$org.A44]&lt;&gt;&quot;&quot;;[$org.A44];&quot;&quot;)" office:value-type="float" office:value="41" calcext:value-type="float">
            <text:p>41</text:p>
          </table:table-cell>
          <table:table-cell table:formula="of:=IF([$org.A44]&lt;&gt;&quot;&quot;;CONCATENATE([$org.B44];&quot; = &quot;;[$org.B43];&quot; + 1;&quot;);[$org.B44])" office:value-type="string" office:string-value="rsDrehungUm270 = rsDrehungUm180 + 1;" calcext:value-type="string">
            <text:p>rsDrehungUm270 = rsDrehungUm180 + 1;</text:p>
          </table:table-cell>
          <table:table-cell table:formula="of:=IF([$org.A44]&lt;&gt;&quot;&quot;;CONCATENATE(&quot;'&quot;;[$org.F44];&quot;',&quot;);[$org.F44])" office:value-type="string" office:string-value="'de la rotation de 270'," calcext:value-type="string">
            <text:p>'de la rotation de 270',</text:p>
          </table:table-cell>
        </table:table-row>
        <table:table-row table:style-name="ro1">
          <table:table-cell table:formula="of:=IF([$org.A45]&lt;&gt;&quot;&quot;;[$org.A45];&quot;&quot;)" office:value-type="float" office:value="42" calcext:value-type="float">
            <text:p>42</text:p>
          </table:table-cell>
          <table:table-cell table:formula="of:=IF([$org.A45]&lt;&gt;&quot;&quot;;CONCATENATE([$org.B45];&quot; = &quot;;[$org.B44];&quot; + 1;&quot;);[$org.B45])" office:value-type="string" office:string-value="rsNoch = rsDrehungUm270 + 1;" calcext:value-type="string">
            <text:p>rsNoch = rsDrehungUm270 + 1;</text:p>
          </table:table-cell>
          <table:table-cell table:formula="of:=IF([$org.A45]&lt;&gt;&quot;&quot;;CONCATENATE(&quot;'&quot;;[$org.F45];&quot;',&quot;);[$org.F45])" office:value-type="string" office:string-value="'ni '," calcext:value-type="string">
            <text:p>'ni ',</text:p>
          </table:table-cell>
        </table:table-row>
        <table:table-row table:style-name="ro1">
          <table:table-cell table:formula="of:=IF([$org.A46]&lt;&gt;&quot;&quot;;[$org.A46];&quot;&quot;)" office:value-type="float" office:value="43" calcext:value-type="float">
            <text:p>43</text:p>
          </table:table-cell>
          <table:table-cell table:formula="of:=IF([$org.A46]&lt;&gt;&quot;&quot;;CONCATENATE([$org.B46];&quot; = &quot;;[$org.B45];&quot; + 1;&quot;);[$org.B46])" office:value-type="string" office:string-value="rsLoesung = rsNoch + 1;" calcext:value-type="string">
            <text:p>rsLoesung = rsNoch + 1;</text:p>
          </table:table-cell>
          <table:table-cell table:formula="of:=IF([$org.A46]&lt;&gt;&quot;&quot;;CONCATENATE(&quot;'&quot;;[$org.F46];&quot;',&quot;);[$org.F46])" office:value-type="string" office:string-value="' Solution'," calcext:value-type="string">
            <text:p>' Solution',</text:p>
          </table:table-cell>
        </table:table-row>
        <table:table-row table:style-name="ro1">
          <table:table-cell table:formula="of:=IF([$org.A47]&lt;&gt;&quot;&quot;;[$org.A47];&quot;&quot;)" office:value-type="float" office:value="44" calcext:value-type="float">
            <text:p>44</text:p>
          </table:table-cell>
          <table:table-cell table:formula="of:=IF([$org.A47]&lt;&gt;&quot;&quot;;CONCATENATE([$org.B47];&quot; = &quot;;[$org.B46];&quot; + 1;&quot;);[$org.B47])" office:value-type="string" office:string-value="rsEn = rsLoesung + 1;" calcext:value-type="string">
            <text:p>rsEn = rsLoesung + 1;</text:p>
          </table:table-cell>
          <table:table-cell table:formula="of:=IF([$org.A47]&lt;&gt;&quot;&quot;;CONCATENATE(&quot;'&quot;;[$org.F47];&quot;',&quot;);[$org.F47])" office:value-type="string" office:string-value="'en '," calcext:value-type="string">
            <text:p>'en ',</text:p>
          </table:table-cell>
        </table:table-row>
        <table:table-row table:style-name="ro1">
          <table:table-cell table:formula="of:=IF([$org.A48]&lt;&gt;&quot;&quot;;[$org.A48];&quot;&quot;)">
            <text:p/>
          </table:table-cell>
          <table:table-cell table:formula="of:=IF([$org.A48]&lt;&gt;&quot;&quot;;CONCATENATE([$org.B48];&quot; = &quot;;[$org.B47];&quot; + 1;&quot;);[$org.B48])" office:value-type="string" office:string-value="// n_Damen.lfm" calcext:value-type="string">
            <text:p>// n_Damen.lfm</text:p>
          </table:table-cell>
          <table:table-cell table:formula="of:=IF([$org.A48]&lt;&gt;&quot;&quot;;CONCATENATE(&quot;'&quot;;[$org.F48];&quot;',&quot;);[$org.F48])" office:value-type="string" office:string-value="// n_Damen.lfm" calcext:value-type="string">
            <text:p>// n_Damen.lfm</text:p>
          </table:table-cell>
        </table:table-row>
        <table:table-row table:style-name="ro1">
          <table:table-cell table:formula="of:=IF([$org.A49]&lt;&gt;&quot;&quot;;[$org.A49];&quot;&quot;)" office:value-type="float" office:value="45" calcext:value-type="float">
            <text:p>45</text:p>
          </table:table-cell>
          <table:table-cell table:formula="of:=IF([$org.A49]&lt;&gt;&quot;&quot;;CONCATENATE([$org.B49];&quot; = &quot;;[$org.B47];&quot; + 1;&quot;);[$org.B49])" office:value-type="string" office:string-value="rsNDamen = rsEn + 1;" calcext:value-type="string">
            <text:p>rsNDamen = rsEn + 1;</text:p>
          </table:table-cell>
          <table:table-cell table:formula="of:=IF([$org.A49]&lt;&gt;&quot;&quot;;CONCATENATE(&quot;'&quot;;[$org.F49];&quot;',&quot;);[$org.F49])" office:value-type="string" office:string-value="'n-Dames'," calcext:value-type="string">
            <text:p>'n-Dames',</text:p>
          </table:table-cell>
        </table:table-row>
        <table:table-row table:style-name="ro1">
          <table:table-cell table:formula="of:=IF([$org.A50]&lt;&gt;&quot;&quot;;[$org.A50];&quot;&quot;)" office:value-type="float" office:value="46" calcext:value-type="float">
            <text:p>46</text:p>
          </table:table-cell>
          <table:table-cell table:formula="of:=IF([$org.A50]&lt;&gt;&quot;&quot;;CONCATENATE([$org.B50];&quot; = &quot;;[$org.B49];&quot; + 1;&quot;);[$org.B50])" office:value-type="string" office:string-value="rsUnabhLoesungenBestimmen = rsNDamen + 1;" calcext:value-type="string">
            <text:p>rsUnabhLoesungenBestimmen = rsNDamen + 1;</text:p>
          </table:table-cell>
          <table:table-cell table:formula="of:=IF([$org.A50]&lt;&gt;&quot;&quot;;CONCATENATE(&quot;'&quot;;[$org.F50];&quot;',&quot;);[$org.F50])" office:value-type="string" office:string-value="'déterminer des solutions indépendantes'," calcext:value-type="string">
            <text:p>'déterminer des solutions indépendantes',</text:p>
          </table:table-cell>
        </table:table-row>
        <table:table-row table:style-name="ro1">
          <table:table-cell table:formula="of:=IF([$org.A51]&lt;&gt;&quot;&quot;;[$org.A51];&quot;&quot;)" office:value-type="float" office:value="47" calcext:value-type="float">
            <text:p>47</text:p>
          </table:table-cell>
          <table:table-cell table:formula="of:=IF([$org.A51]&lt;&gt;&quot;&quot;;CONCATENATE([$org.B51];&quot; = &quot;;[$org.B50];&quot; + 1;&quot;);[$org.B51])" office:value-type="string" office:string-value="rsNeuerTest = rsUnabhLoesungenBestimmen + 1;" calcext:value-type="string">
            <text:p>rsNeuerTest = rsUnabhLoesungenBestimmen + 1;</text:p>
          </table:table-cell>
          <table:table-cell table:formula="of:=IF([$org.A51]&lt;&gt;&quot;&quot;;CONCATENATE(&quot;'&quot;;[$org.F51];&quot;',&quot;);[$org.F51])" office:value-type="string" office:string-value="'nouveau test'," calcext:value-type="string">
            <text:p>'nouveau test',</text:p>
          </table:table-cell>
        </table:table-row>
        <table:table-row table:style-name="ro1">
          <table:table-cell table:formula="of:=IF([$org.A52]&lt;&gt;&quot;&quot;;[$org.A52];&quot;&quot;)" office:value-type="float" office:value="48" calcext:value-type="float">
            <text:p>48</text:p>
          </table:table-cell>
          <table:table-cell table:formula="of:=IF([$org.A52]&lt;&gt;&quot;&quot;;CONCATENATE([$org.B52];&quot; = &quot;;[$org.B51];&quot; + 1;&quot;);[$org.B52])" office:value-type="string" office:string-value="rsAnzahlDamen = rsNeuerTest + 1;" calcext:value-type="string">
            <text:p>rsAnzahlDamen = rsNeuerTest + 1;</text:p>
          </table:table-cell>
          <table:table-cell table:formula="of:=IF([$org.A52]&lt;&gt;&quot;&quot;;CONCATENATE(&quot;'&quot;;[$org.F52];&quot;',&quot;);[$org.F52])" office:value-type="string" office:string-value="'Nombre de dames : '," calcext:value-type="string">
            <text:p>'Nombre de dames : ',</text:p>
          </table:table-cell>
        </table:table-row>
        <table:table-row table:style-name="ro1">
          <table:table-cell table:formula="of:=IF([$org.A53]&lt;&gt;&quot;&quot;;[$org.A53];&quot;&quot;)" office:value-type="float" office:value="49" calcext:value-type="float">
            <text:p>49</text:p>
          </table:table-cell>
          <table:table-cell table:formula="of:=IF([$org.A53]&lt;&gt;&quot;&quot;;CONCATENATE([$org.B53];&quot; = &quot;;[$org.B52];&quot; + 1;&quot;);[$org.B53])" office:value-type="string" office:string-value="rsAlleLoesungenSuchen = rsAnzahlDamen + 1;" calcext:value-type="string">
            <text:p>rsAlleLoesungenSuchen = rsAnzahlDamen + 1;</text:p>
          </table:table-cell>
          <table:table-cell table:formula="of:=IF([$org.A53]&lt;&gt;&quot;&quot;;CONCATENATE(&quot;'&quot;;[$org.F53];&quot;',&quot;);[$org.F53])" office:value-type="string" office:string-value="'chercher toutes les solutions'," calcext:value-type="string">
            <text:p>'chercher toutes les solutions',</text:p>
          </table:table-cell>
        </table:table-row>
        <table:table-row table:style-name="ro1">
          <table:table-cell table:formula="of:=IF([$org.A54]&lt;&gt;&quot;&quot;;[$org.A54];&quot;&quot;)" office:value-type="float" office:value="50" calcext:value-type="float">
            <text:p>50</text:p>
          </table:table-cell>
          <table:table-cell table:formula="of:=IF([$org.A54]&lt;&gt;&quot;&quot;;CONCATENATE([$org.B54];&quot; = &quot;;[$org.B53];&quot; + 1;&quot;);[$org.B54])" office:value-type="string" office:string-value="rsZwischenschritteZeigen = rsAlleLoesungenSuchen + 1;" calcext:value-type="string">
            <text:p>rsZwischenschritteZeigen = rsAlleLoesungenSuchen + 1;</text:p>
          </table:table-cell>
          <table:table-cell table:formula="of:=IF([$org.A54]&lt;&gt;&quot;&quot;;CONCATENATE(&quot;'&quot;;[$org.F54];&quot;',&quot;);[$org.F54])" office:value-type="string" office:string-value="'montrer les étapes intermédiaires'," calcext:value-type="string">
            <text:p>'montrer les étapes intermédiaires',</text:p>
          </table:table-cell>
        </table:table-row>
        <table:table-row table:style-name="ro1">
          <table:table-cell table:formula="of:=IF([$org.A55]&lt;&gt;&quot;&quot;;[$org.A55];&quot;&quot;)" office:value-type="float" office:value="51" calcext:value-type="float">
            <text:p>51</text:p>
          </table:table-cell>
          <table:table-cell table:formula="of:=IF([$org.A55]&lt;&gt;&quot;&quot;;CONCATENATE([$org.B55];&quot; = &quot;;[$org.B54];&quot; + 1;&quot;);[$org.B55])" office:value-type="string" office:string-value="rsStarten = rsZwischenschritteZeigen + 1;" calcext:value-type="string">
            <text:p>rsStarten = rsZwischenschritteZeigen + 1;</text:p>
          </table:table-cell>
          <table:table-cell table:formula="of:=IF([$org.A55]&lt;&gt;&quot;&quot;;CONCATENATE(&quot;'&quot;;[$org.F55];&quot;',&quot;);[$org.F55])" office:value-type="string" office:string-value="'démarrer'," calcext:value-type="string">
            <text:p>'démarrer',</text:p>
          </table:table-cell>
        </table:table-row>
        <table:table-row table:style-name="ro1">
          <table:table-cell table:formula="of:=IF([$org.A56]&lt;&gt;&quot;&quot;;[$org.A56];&quot;&quot;)" office:value-type="float" office:value="52" calcext:value-type="float">
            <text:p>52</text:p>
          </table:table-cell>
          <table:table-cell table:formula="of:=IF([$org.A56]&lt;&gt;&quot;&quot;;CONCATENATE([$org.B56];&quot; = &quot;;[$org.B55];&quot; + 1;&quot;);[$org.B56])" office:value-type="string" office:string-value="rsBeenden = rsStarten + 1;" calcext:value-type="string">
            <text:p>rsBeenden = rsStarten + 1;</text:p>
          </table:table-cell>
          <table:table-cell table:formula="of:=IF([$org.A56]&lt;&gt;&quot;&quot;;CONCATENATE(&quot;'&quot;;[$org.F56];&quot;',&quot;);[$org.F56])" office:value-type="string" office:string-value="'terminer'," calcext:value-type="string">
            <text:p>'terminer',</text:p>
          </table:table-cell>
        </table:table-row>
        <table:table-row table:style-name="ro1">
          <table:table-cell table:formula="of:=IF([$org.A57]&lt;&gt;&quot;&quot;;[$org.A57];&quot;&quot;)">
            <text:p/>
          </table:table-cell>
          <table:table-cell table:formula="of:=IF([$org.A57]&lt;&gt;&quot;&quot;;CONCATENATE([$org.B57];&quot; = &quot;;[$org.B56];&quot; + 1;&quot;);[$org.B57])" office:value-type="string" office:string-value="// springer.pas" calcext:value-type="string">
            <text:p>// springer.pas</text:p>
          </table:table-cell>
          <table:table-cell table:formula="of:=IF([$org.A57]&lt;&gt;&quot;&quot;;CONCATENATE(&quot;'&quot;;[$org.F57];&quot;',&quot;);[$org.F57])" office:value-type="string" office:string-value="// springer.pas" calcext:value-type="string">
            <text:p>// springer.pas</text:p>
          </table:table-cell>
        </table:table-row>
        <table:table-row table:style-name="ro1">
          <table:table-cell table:formula="of:=IF([$org.A58]&lt;&gt;&quot;&quot;;[$org.A58];&quot;&quot;)" office:value-type="float" office:value="53" calcext:value-type="float">
            <text:p>53</text:p>
          </table:table-cell>
          <table:table-cell table:formula="of:=IF([$org.A58]&lt;&gt;&quot;&quot;;CONCATENATE([$org.B58];&quot; = &quot;;[$org.B56];&quot; + 1;&quot;);[$org.B58])" office:value-type="string" office:string-value="rsLsg = rsBeenden + 1;" calcext:value-type="string">
            <text:p>rsLsg = rsBeenden + 1;</text:p>
          </table:table-cell>
          <table:table-cell table:formula="of:=IF([$org.A58]&lt;&gt;&quot;&quot;;CONCATENATE(&quot;'&quot;;[$org.F58];&quot;',&quot;);[$org.F58])" office:value-type="string" office:string-value="'. Lsg'," calcext:value-type="string">
            <text:p>'. Lsg',</text:p>
          </table:table-cell>
        </table:table-row>
        <table:table-row table:style-name="ro1">
          <table:table-cell table:formula="of:=IF([$org.A59]&lt;&gt;&quot;&quot;;[$org.A59];&quot;&quot;)" office:value-type="float" office:value="54" calcext:value-type="float">
            <text:p>54</text:p>
          </table:table-cell>
          <table:table-cell table:formula="of:=IF([$org.A59]&lt;&gt;&quot;&quot;;CONCATENATE([$org.B59];&quot; = &quot;;[$org.B58];&quot; + 1;&quot;);[$org.B59])" office:value-type="string" office:string-value="rsEineLoesungGefunden = rsLsg + 1;" calcext:value-type="string">
            <text:p>rsEineLoesungGefunden = rsLsg + 1;</text:p>
          </table:table-cell>
          <table:table-cell table:formula="of:=IF([$org.A59]&lt;&gt;&quot;&quot;;CONCATENATE(&quot;'&quot;;[$org.F59];&quot;',&quot;);[$org.F59])" office:value-type="string" office:string-value="'trouvé une solution'," calcext:value-type="string">
            <text:p>'trouvé une solution',</text:p>
          </table:table-cell>
        </table:table-row>
        <table:table-row table:style-name="ro1">
          <table:table-cell table:formula="of:=IF([$org.A60]&lt;&gt;&quot;&quot;;[$org.A60];&quot;&quot;)" office:value-type="float" office:value="55" calcext:value-type="float">
            <text:p>55</text:p>
          </table:table-cell>
          <table:table-cell table:formula="of:=IF([$org.A60]&lt;&gt;&quot;&quot;;CONCATENATE([$org.B60];&quot; = &quot;;[$org.B59];&quot; + 1;&quot;);[$org.B60])" office:value-type="string" office:string-value="rsLoesungenGefunden = rsEineLoesungGefunden + 1;" calcext:value-type="string">
            <text:p>rsLoesungenGefunden = rsEineLoesungGefunden + 1;</text:p>
          </table:table-cell>
          <table:table-cell table:formula="of:=IF([$org.A60]&lt;&gt;&quot;&quot;;CONCATENATE(&quot;'&quot;;[$org.F60];&quot;',&quot;);[$org.F60])" office:value-type="string" office:string-value="' Solutions trouvées'," calcext:value-type="string">
            <text:p>' Solutions trouvées',</text:p>
          </table:table-cell>
        </table:table-row>
        <table:table-row table:style-name="ro1">
          <table:table-cell table:formula="of:=IF([$org.A61]&lt;&gt;&quot;&quot;;[$org.A61];&quot;&quot;)" office:value-type="float" office:value="56" calcext:value-type="float">
            <text:p>56</text:p>
          </table:table-cell>
          <table:table-cell table:formula="of:=IF([$org.A61]&lt;&gt;&quot;&quot;;CONCATENATE([$org.B61];&quot; = &quot;;[$org.B60];&quot; + 1;&quot;);[$org.B61])" office:value-type="string" office:string-value="rsLoesungNr = rsLoesungenGefunden + 1;" calcext:value-type="string">
            <text:p>rsLoesungNr = rsLoesungenGefunden + 1;</text:p>
          </table:table-cell>
          <table:table-cell table:formula="of:=IF([$org.A61]&lt;&gt;&quot;&quot;;CONCATENATE(&quot;'&quot;;[$org.F61];&quot;',&quot;);[$org.F61])" office:value-type="string" office:string-value="'Solution no. '," calcext:value-type="string">
            <text:p>'Solution no. ',</text:p>
          </table:table-cell>
        </table:table-row>
        <table:table-row table:style-name="ro1">
          <table:table-cell table:formula="of:=IF([$org.A62]&lt;&gt;&quot;&quot;;[$org.A62];&quot;&quot;)">
            <text:p/>
          </table:table-cell>
          <table:table-cell table:formula="of:=IF([$org.A62]&lt;&gt;&quot;&quot;;CONCATENATE([$org.B62];&quot; = &quot;;[$org.B61];&quot; + 1;&quot;);[$org.B62])" office:value-type="string" office:string-value="// springer.lfm" calcext:value-type="string">
            <text:p>// springer.lfm</text:p>
          </table:table-cell>
          <table:table-cell table:formula="of:=IF([$org.A62]&lt;&gt;&quot;&quot;;CONCATENATE(&quot;'&quot;;[$org.F62];&quot;',&quot;);[$org.F62])" office:value-type="string" office:string-value="// springer.lfm" calcext:value-type="string">
            <text:p>// springer.lfm</text:p>
          </table:table-cell>
        </table:table-row>
        <table:table-row table:style-name="ro1">
          <table:table-cell table:formula="of:=IF([$org.A63]&lt;&gt;&quot;&quot;;[$org.A63];&quot;&quot;)" office:value-type="float" office:value="57" calcext:value-type="float">
            <text:p>57</text:p>
          </table:table-cell>
          <table:table-cell table:formula="of:=IF([$org.A63]&lt;&gt;&quot;&quot;;CONCATENATE([$org.B63];&quot; = &quot;;[$org.B61];&quot; + 1;&quot;);[$org.B63])" office:value-type="string" office:string-value="rsStartPos = rsLoesungNr + 1;" calcext:value-type="string">
            <text:p>rsStartPos = rsLoesungNr + 1;</text:p>
          </table:table-cell>
          <table:table-cell table:formula="of:=IF([$org.A63]&lt;&gt;&quot;&quot;;CONCATENATE(&quot;'&quot;;[$org.F63];&quot;',&quot;);[$org.F63])" office:value-type="string" office:string-value="'Position de départ :'," calcext:value-type="string">
            <text:p>'Position de départ :',</text:p>
          </table:table-cell>
        </table:table-row>
        <table:table-row table:style-name="ro1">
          <table:table-cell table:formula="of:=IF([$org.A64]&lt;&gt;&quot;&quot;;[$org.A64];&quot;&quot;)" office:value-type="float" office:value="58" calcext:value-type="float">
            <text:p>58</text:p>
          </table:table-cell>
          <table:table-cell table:formula="of:=IF([$org.A64]&lt;&gt;&quot;&quot;;CONCATENATE([$org.B64];&quot; = &quot;;[$org.B63];&quot; + 1;&quot;);[$org.B64])" office:value-type="string" office:string-value="rsSpalteX = rsStartPos + 1;" calcext:value-type="string">
            <text:p>rsSpalteX = rsStartPos + 1;</text:p>
          </table:table-cell>
          <table:table-cell table:formula="of:=IF([$org.A64]&lt;&gt;&quot;&quot;;CONCATENATE(&quot;'&quot;;[$org.F64];&quot;',&quot;);[$org.F64])" office:value-type="string" office:string-value="'Colonne x'," calcext:value-type="string">
            <text:p>'Colonne x',</text:p>
          </table:table-cell>
        </table:table-row>
        <table:table-row table:style-name="ro1">
          <table:table-cell table:formula="of:=IF([$org.A65]&lt;&gt;&quot;&quot;;[$org.A65];&quot;&quot;)" office:value-type="float" office:value="59" calcext:value-type="float">
            <text:p>59</text:p>
          </table:table-cell>
          <table:table-cell table:formula="of:=IF([$org.A65]&lt;&gt;&quot;&quot;;CONCATENATE([$org.B65];&quot; = &quot;;[$org.B64];&quot; + 1;&quot;);[$org.B65])" office:value-type="string" office:string-value="rsZeileY = rsSpalteX + 1;" calcext:value-type="string">
            <text:p>rsZeileY = rsSpalteX + 1;</text:p>
          </table:table-cell>
          <table:table-cell table:formula="of:=IF([$org.A65]&lt;&gt;&quot;&quot;;CONCATENATE(&quot;'&quot;;[$org.F65];&quot;',&quot;);[$org.F65])" office:value-type="string" office:string-value="'Ligne y'," calcext:value-type="string">
            <text:p>'Ligne y',</text:p>
          </table:table-cell>
        </table:table-row>
        <table:table-row table:style-name="ro1">
          <table:table-cell table:formula="of:=IF([$org.A66]&lt;&gt;&quot;&quot;;[$org.A66];&quot;&quot;)" office:value-type="float" office:value="60" calcext:value-type="float">
            <text:p>60</text:p>
          </table:table-cell>
          <table:table-cell table:formula="of:=IF([$org.A66]&lt;&gt;&quot;&quot;;CONCATENATE([$org.B66];&quot; = &quot;;[$org.B65];&quot; + 1;&quot;);[$org.B66])" office:value-type="string" office:string-value="rsGroesseSchachbretts = rsZeileY + 1;" calcext:value-type="string">
            <text:p>rsGroesseSchachbretts = rsZeileY + 1;</text:p>
          </table:table-cell>
          <table:table-cell table:formula="of:=IF([$org.A66]&lt;&gt;&quot;&quot;;CONCATENATE(&quot;'&quot;;[$org.F66];&quot;',&quot;);[$org.F66])" office:value-type="string" office:string-value="'Taille de l'échiquier'," calcext:value-type="string">
            <text:p>'Taille de l'échiquier',</text:p>
          </table:table-cell>
        </table:table-row>
        <table:table-row table:style-name="ro1">
          <table:table-cell table:formula="of:=IF([$org.A67]&lt;&gt;&quot;&quot;;[$org.A67];&quot;&quot;)">
            <text:p/>
          </table:table-cell>
          <table:table-cell table:formula="of:=IF([$org.A67]&lt;&gt;&quot;&quot;;CONCATENATE([$org.B67];&quot; = &quot;;[$org.B66];&quot; + 1;&quot;);[$org.B67])" office:value-type="string" office:string-value="// nikolaus.pas" calcext:value-type="string">
            <text:p>// nikolaus.pas</text:p>
          </table:table-cell>
          <table:table-cell table:formula="of:=IF([$org.A67]&lt;&gt;&quot;&quot;;CONCATENATE(&quot;'&quot;;[$org.F67];&quot;',&quot;);[$org.F67])" office:value-type="string" office:string-value="// nikolaus.pas" calcext:value-type="string">
            <text:p>// nikolaus.pas</text:p>
          </table:table-cell>
        </table:table-row>
        <table:table-row table:style-name="ro1">
          <table:table-cell table:formula="of:=IF([$org.A68]&lt;&gt;&quot;&quot;;[$org.A68];&quot;&quot;)" office:value-type="float" office:value="61" calcext:value-type="float">
            <text:p>61</text:p>
          </table:table-cell>
          <table:table-cell table:formula="of:=IF([$org.A68]&lt;&gt;&quot;&quot;;CONCATENATE([$org.B68];&quot; = &quot;;[$org.B66];&quot; + 1;&quot;);[$org.B68])" office:value-type="string" office:string-value="rsLoesungSuchen = rsGroesseSchachbretts + 1;" calcext:value-type="string">
            <text:p>rsLoesungSuchen = rsGroesseSchachbretts + 1;</text:p>
          </table:table-cell>
          <table:table-cell table:formula="of:=IF([$org.A68]&lt;&gt;&quot;&quot;;CONCATENATE(&quot;'&quot;;[$org.F68];&quot;',&quot;);[$org.F68])" office:value-type="string" office:string-value="'Chercher une solution ...'," calcext:value-type="string">
            <text:p>'Chercher une solution ...',</text:p>
          </table:table-cell>
        </table:table-row>
        <table:table-row table:style-name="ro1">
          <table:table-cell table:formula="of:=IF([$org.A69]&lt;&gt;&quot;&quot;;[$org.A69];&quot;&quot;)" office:value-type="float" office:value="62" calcext:value-type="float">
            <text:p>62</text:p>
          </table:table-cell>
          <table:table-cell table:formula="of:=IF([$org.A69]&lt;&gt;&quot;&quot;;CONCATENATE([$org.B69];&quot; = &quot;;[$org.B68];&quot; + 1;&quot;);[$org.B69])" office:value-type="string" office:string-value="rsLoesungenSuchen = rsLoesungSuchen + 1;" calcext:value-type="string">
            <text:p>rsLoesungenSuchen = rsLoesungSuchen + 1;</text:p>
          </table:table-cell>
          <table:table-cell table:formula="of:=IF([$org.A69]&lt;&gt;&quot;&quot;;CONCATENATE(&quot;'&quot;;[$org.F69];&quot;',&quot;);[$org.F69])" office:value-type="string" office:string-value="'Chercher des solutions ...'," calcext:value-type="string">
            <text:p>'Chercher des solutions ...',</text:p>
          </table:table-cell>
        </table:table-row>
        <table:table-row table:style-name="ro1">
          <table:table-cell table:formula="of:=IF([$org.A70]&lt;&gt;&quot;&quot;;[$org.A70];&quot;&quot;)" office:value-type="float" office:value="63" calcext:value-type="float">
            <text:p>63</text:p>
          </table:table-cell>
          <table:table-cell table:formula="of:=IF([$org.A70]&lt;&gt;&quot;&quot;;CONCATENATE([$org.B70];&quot; = &quot;;[$org.B69];&quot; + 1;&quot;);[$org.B70])" office:value-type="string" office:string-value="rsEineLoesungGefunden1 = rsLoesungenSuchen + 1;" calcext:value-type="string">
            <text:p>rsEineLoesungGefunden1 = rsLoesungenSuchen + 1;</text:p>
          </table:table-cell>
          <table:table-cell table:formula="of:=IF([$org.A70]&lt;&gt;&quot;&quot;;CONCATENATE(&quot;'&quot;;[$org.F70];&quot;',&quot;);[$org.F70])" office:value-type="string" office:string-value="'(une) solution trouvée !'," calcext:value-type="string">
            <text:p>'(une) solution trouvée !',</text:p>
          </table:table-cell>
        </table:table-row>
        <table:table-row table:style-name="ro1">
          <table:table-cell table:formula="of:=IF([$org.A71]&lt;&gt;&quot;&quot;;[$org.A71];&quot;&quot;)">
            <text:p/>
          </table:table-cell>
          <table:table-cell table:formula="of:=IF([$org.A71]&lt;&gt;&quot;&quot;;CONCATENATE([$org.B71];&quot; = &quot;;[$org.B70];&quot; + 1;&quot;);[$org.B71])" office:value-type="string" office:string-value="// nikolaus.lfm" calcext:value-type="string">
            <text:p>// nikolaus.lfm</text:p>
          </table:table-cell>
          <table:table-cell table:formula="of:=IF([$org.A71]&lt;&gt;&quot;&quot;;CONCATENATE(&quot;'&quot;;[$org.F71];&quot;',&quot;);[$org.F71])" office:value-type="string" office:string-value="// nikolaus.lfm" calcext:value-type="string">
            <text:p>// nikolaus.lfm</text:p>
          </table:table-cell>
        </table:table-row>
        <table:table-row table:style-name="ro1">
          <table:table-cell table:formula="of:=IF([$org.A72]&lt;&gt;&quot;&quot;;[$org.A72];&quot;&quot;)" office:value-type="float" office:value="64" calcext:value-type="float">
            <text:p>64</text:p>
          </table:table-cell>
          <table:table-cell table:formula="of:=IF([$org.A72]&lt;&gt;&quot;&quot;;CONCATENATE([$org.B72];&quot; = &quot;;[$org.B70];&quot; + 1;&quot;);[$org.B72])" office:value-type="string" office:string-value="rsDasHausVomNikolaus = rsEineLoesungGefunden1 + 1;" calcext:value-type="string">
            <text:p>rsDasHausVomNikolaus = rsEineLoesungGefunden1 + 1;</text:p>
          </table:table-cell>
          <table:table-cell table:formula="of:=IF([$org.A72]&lt;&gt;&quot;&quot;;CONCATENATE(&quot;'&quot;;[$org.F72];&quot;',&quot;);[$org.F72])" office:value-type="string" office:string-value="'La maison de Nicolas'," calcext:value-type="string">
            <text:p>'La maison de Nicolas',</text:p>
          </table:table-cell>
        </table:table-row>
        <table:table-row table:style-name="ro1">
          <table:table-cell table:formula="of:=IF([$org.A73]&lt;&gt;&quot;&quot;;[$org.A73];&quot;&quot;)" office:value-type="float" office:value="65" calcext:value-type="float">
            <text:p>65</text:p>
          </table:table-cell>
          <table:table-cell table:formula="of:=IF([$org.A73]&lt;&gt;&quot;&quot;;CONCATENATE([$org.B73];&quot; = &quot;;[$org.B72];&quot; + 1;&quot;);[$org.B73])" office:value-type="string" office:string-value="rsLinienNachfahren = rsDasHausVomNikolaus + 1;" calcext:value-type="string">
            <text:p>rsLinienNachfahren = rsDasHausVomNikolaus + 1;</text:p>
          </table:table-cell>
          <table:table-cell table:formula="of:=IF([$org.A73]&lt;&gt;&quot;&quot;;CONCATENATE(&quot;'&quot;;[$org.F73];&quot;',&quot;);[$org.F73])" office:value-type="string" office:string-value="'Tracer des lignes'," calcext:value-type="string">
            <text:p>'Tracer des lignes',</text:p>
          </table:table-cell>
        </table:table-row>
        <table:table-row table:style-name="ro1">
          <table:table-cell table:formula="of:=IF([$org.A74]&lt;&gt;&quot;&quot;;[$org.A74];&quot;&quot;)">
            <text:p/>
          </table:table-cell>
          <table:table-cell table:formula="of:=IF([$org.A74]&lt;&gt;&quot;&quot;;CONCATENATE([$org.B74];&quot; = &quot;;[$org.B73];&quot; + 1;&quot;);[$org.B74])" office:value-type="string" office:string-value="// rundreise.pas" calcext:value-type="string">
            <text:p>// rundreise.pas</text:p>
          </table:table-cell>
          <table:table-cell table:formula="of:=IF([$org.A74]&lt;&gt;&quot;&quot;;CONCATENATE(&quot;'&quot;;[$org.F74];&quot;',&quot;);[$org.F74])" office:value-type="string" office:string-value="// ronde.pas" calcext:value-type="string">
            <text:p>// ronde.pas</text:p>
          </table:table-cell>
        </table:table-row>
        <table:table-row table:style-name="ro1">
          <table:table-cell table:formula="of:=IF([$org.A75]&lt;&gt;&quot;&quot;;[$org.A75];&quot;&quot;)" office:value-type="float" office:value="66" calcext:value-type="float">
            <text:p>66</text:p>
          </table:table-cell>
          <table:table-cell table:formula="of:=IF([$org.A75]&lt;&gt;&quot;&quot;;CONCATENATE([$org.B75];&quot; = &quot;;[$org.B73];&quot; + 1;&quot;);[$org.B75])" office:value-type="string" office:string-value="rsPunkteEingeben = rsLinienNachfahren + 1;" calcext:value-type="string">
            <text:p>rsPunkteEingeben = rsLinienNachfahren + 1;</text:p>
          </table:table-cell>
          <table:table-cell table:formula="of:=IF([$org.A75]&lt;&gt;&quot;&quot;;CONCATENATE(&quot;'&quot;;[$org.F75];&quot;',&quot;);[$org.F75])" office:value-type="string" office:string-value="'Saisir les points'," calcext:value-type="string">
            <text:p>'Saisir les points',</text:p>
          </table:table-cell>
        </table:table-row>
        <table:table-row table:style-name="ro1">
          <table:table-cell table:formula="of:=IF([$org.A76]&lt;&gt;&quot;&quot;;[$org.A76];&quot;&quot;)" office:value-type="float" office:value="67" calcext:value-type="float">
            <text:p>67</text:p>
          </table:table-cell>
          <table:table-cell table:formula="of:=IF([$org.A76]&lt;&gt;&quot;&quot;;CONCATENATE([$org.B76];&quot; = &quot;;[$org.B75];&quot; + 1;&quot;);[$org.B76])" office:value-type="string" office:string-value="rsAktuellKleinsteLaenge = rsPunkteEingeben + 1;" calcext:value-type="string">
            <text:p>rsAktuellKleinsteLaenge = rsPunkteEingeben + 1;</text:p>
          </table:table-cell>
          <table:table-cell table:formula="of:=IF([$org.A76]&lt;&gt;&quot;&quot;;CONCATENATE(&quot;'&quot;;[$org.F76];&quot;',&quot;);[$org.F76])" office:value-type="string" office:string-value="'longueur actuelle la plus petite : %7.4f'," calcext:value-type="string">
            <text:p>'longueur actuelle la plus petite : %7.4f',</text:p>
          </table:table-cell>
        </table:table-row>
        <table:table-row table:style-name="ro1">
          <table:table-cell table:formula="of:=IF([$org.A77]&lt;&gt;&quot;&quot;;[$org.A77];&quot;&quot;)" office:value-type="float" office:value="68" calcext:value-type="float">
            <text:p>68</text:p>
          </table:table-cell>
          <table:table-cell table:formula="of:=IF([$org.A77]&lt;&gt;&quot;&quot;;CONCATENATE([$org.B77];&quot; = &quot;;[$org.B76];&quot; + 1;&quot;);[$org.B77])" office:value-type="string" office:string-value="rsGrenze = rsAktuellKleinsteLaenge + 1;" calcext:value-type="string">
            <text:p>rsGrenze = rsAktuellKleinsteLaenge + 1;</text:p>
          </table:table-cell>
          <table:table-cell table:formula="of:=IF([$org.A77]&lt;&gt;&quot;&quot;;CONCATENATE(&quot;'&quot;;[$org.F77];&quot;',&quot;);[$org.F77])" office:value-type="string" office:string-value="'Limite'," calcext:value-type="string">
            <text:p>'Limite',</text:p>
          </table:table-cell>
        </table:table-row>
        <table:table-row table:style-name="ro1">
          <table:table-cell table:formula="of:=IF([$org.A78]&lt;&gt;&quot;&quot;;[$org.A78];&quot;&quot;)" office:value-type="float" office:value="69" calcext:value-type="float">
            <text:p>69</text:p>
          </table:table-cell>
          <table:table-cell table:formula="of:=IF([$org.A78]&lt;&gt;&quot;&quot;;CONCATENATE([$org.B78];&quot; = &quot;;[$org.B77];&quot; + 1;&quot;);[$org.B78])" office:value-type="string" office:string-value="rsLaenge = rsGrenze + 1;" calcext:value-type="string">
            <text:p>rsLaenge = rsGrenze + 1;</text:p>
          </table:table-cell>
          <table:table-cell table:formula="of:=IF([$org.A78]&lt;&gt;&quot;&quot;;CONCATENATE(&quot;'&quot;;[$org.F78];&quot;',&quot;);[$org.F78])" office:value-type="string" office:string-value="'Longueur'," calcext:value-type="string">
            <text:p>'Longueur',</text:p>
          </table:table-cell>
        </table:table-row>
        <table:table-row table:style-name="ro1">
          <table:table-cell table:formula="of:=IF([$org.A79]&lt;&gt;&quot;&quot;;[$org.A79];&quot;&quot;)" office:value-type="float" office:value="70" calcext:value-type="float">
            <text:p>70</text:p>
          </table:table-cell>
          <table:table-cell table:formula="of:=IF([$org.A79]&lt;&gt;&quot;&quot;;CONCATENATE([$org.B79];&quot; = &quot;;[$org.B78];&quot; + 1;&quot;);[$org.B79])" office:value-type="string" office:string-value="rsAnfangsUndEndlaenge = rsLaenge + 1;" calcext:value-type="string">
            <text:p>rsAnfangsUndEndlaenge = rsLaenge + 1;</text:p>
          </table:table-cell>
          <table:table-cell table:formula="of:=IF([$org.A79]&lt;&gt;&quot;&quot;;CONCATENATE(&quot;'&quot;;[$org.F79];&quot;',&quot;);[$org.F79])" office:value-type="string" office:string-value="'Longueur initiale : %7.4f Longueur finale : %7.4f'," calcext:value-type="string">
            <text:p>'Longueur initiale : %7.4f Longueur finale : %7.4f',</text:p>
          </table:table-cell>
        </table:table-row>
        <table:table-row table:style-name="ro1">
          <table:table-cell table:formula="of:=IF([$org.A80]&lt;&gt;&quot;&quot;;[$org.A80];&quot;&quot;)">
            <text:p/>
          </table:table-cell>
          <table:table-cell table:formula="of:=IF([$org.A80]&lt;&gt;&quot;&quot;;CONCATENATE([$org.B80];&quot; = &quot;;[$org.B79];&quot; + 1;&quot;);[$org.B80])" office:value-type="string" office:string-value="// rundreise.lfm" calcext:value-type="string">
            <text:p>// rundreise.lfm</text:p>
          </table:table-cell>
          <table:table-cell table:formula="of:=IF([$org.A80]&lt;&gt;&quot;&quot;;CONCATENATE(&quot;'&quot;;[$org.F80];&quot;',&quot;);[$org.F80])" office:value-type="string" office:string-value="// voyage circulaire.lfm" calcext:value-type="string">
            <text:p>// voyage circulaire.lfm</text:p>
          </table:table-cell>
        </table:table-row>
        <table:table-row table:style-name="ro1">
          <table:table-cell table:formula="of:=IF([$org.A81]&lt;&gt;&quot;&quot;;[$org.A81];&quot;&quot;)" office:value-type="float" office:value="71" calcext:value-type="float">
            <text:p>71</text:p>
          </table:table-cell>
          <table:table-cell table:formula="of:=IF([$org.A81]&lt;&gt;&quot;&quot;;CONCATENATE([$org.B81];&quot; = &quot;;[$org.B79];&quot; + 1;&quot;);[$org.B81])" office:value-type="string" office:string-value="rsWegSalesmanA = rsAnfangsUndEndlaenge + 1;" calcext:value-type="string">
            <text:p>rsWegSalesmanA = rsAnfangsUndEndlaenge + 1;</text:p>
          </table:table-cell>
          <table:table-cell table:formula="of:=IF([$org.A81]&lt;&gt;&quot;&quot;;CONCATENATE(&quot;'&quot;;[$org.F81];&quot;',&quot;);[$org.F81])" office:value-type="string" office:string-value="'Itinéraire du voyageur de commerce I ( ne visiter chaque ville qu'une seule fois )'," calcext:value-type="string">
            <text:p>'Itinéraire du voyageur de commerce I ( ne visiter chaque ville qu'une seule fois )',</text:p>
          </table:table-cell>
        </table:table-row>
        <table:table-row table:style-name="ro1">
          <table:table-cell table:formula="of:=IF([$org.A82]&lt;&gt;&quot;&quot;;[$org.A82];&quot;&quot;)" office:value-type="float" office:value="72" calcext:value-type="float">
            <text:p>72</text:p>
          </table:table-cell>
          <table:table-cell table:formula="of:=IF([$org.A82]&lt;&gt;&quot;&quot;;CONCATENATE([$org.B82];&quot; = &quot;;[$org.B81];&quot; + 1;&quot;);[$org.B82])" office:value-type="string" office:string-value="rsAnzahlDerStaedte = rsWegSalesmanA + 1;" calcext:value-type="string">
            <text:p>rsAnzahlDerStaedte = rsWegSalesmanA + 1;</text:p>
          </table:table-cell>
          <table:table-cell table:formula="of:=IF([$org.A82]&lt;&gt;&quot;&quot;;CONCATENATE(&quot;'&quot;;[$org.F82];&quot;',&quot;);[$org.F82])" office:value-type="string" office:string-value="'Nombre de villes à visiter : '," calcext:value-type="string">
            <text:p>'Nombre de villes à visiter : ',</text:p>
          </table:table-cell>
        </table:table-row>
        <table:table-row table:style-name="ro1">
          <table:table-cell table:formula="of:=IF([$org.A83]&lt;&gt;&quot;&quot;;[$org.A83];&quot;&quot;)" office:value-type="float" office:value="73" calcext:value-type="float">
            <text:p>73</text:p>
          </table:table-cell>
          <table:table-cell table:formula="of:=IF([$org.A83]&lt;&gt;&quot;&quot;;CONCATENATE([$org.B83];&quot; = &quot;;[$org.B82];&quot; + 1;&quot;);[$org.B83])" office:value-type="string" office:string-value="rsMethode = rsAnzahlDerStaedte + 1;" calcext:value-type="string">
            <text:p>rsMethode = rsAnzahlDerStaedte + 1;</text:p>
          </table:table-cell>
          <table:table-cell table:formula="of:=IF([$org.A83]&lt;&gt;&quot;&quot;;CONCATENATE(&quot;'&quot;;[$org.F83];&quot;',&quot;);[$org.F83])" office:value-type="string" office:string-value="'Méthode'," calcext:value-type="string">
            <text:p>'Méthode',</text:p>
          </table:table-cell>
        </table:table-row>
        <table:table-row table:style-name="ro1">
          <table:table-cell table:formula="of:=IF([$org.A84]&lt;&gt;&quot;&quot;;[$org.A84];&quot;&quot;)" office:value-type="float" office:value="74" calcext:value-type="float">
            <text:p>74</text:p>
          </table:table-cell>
          <table:table-cell table:formula="of:=IF([$org.A84]&lt;&gt;&quot;&quot;;CONCATENATE([$org.B84];&quot; = &quot;;[$org.B83];&quot; + 1;&quot;);[$org.B84])" office:value-type="string" office:string-value="rsTAMethode = rsMethode + 1;" calcext:value-type="string">
            <text:p>rsTAMethode = rsMethode + 1;</text:p>
          </table:table-cell>
          <table:table-cell table:formula="of:=IF([$org.A84]&lt;&gt;&quot;&quot;;CONCATENATE(&quot;'&quot;;[$org.F84];&quot;',&quot;);[$org.F84])" office:value-type="string" office:string-value="'Méthode TA'," calcext:value-type="string">
            <text:p>'Méthode TA',</text:p>
          </table:table-cell>
        </table:table-row>
        <table:table-row table:style-name="ro1">
          <table:table-cell table:formula="of:=IF([$org.A85]&lt;&gt;&quot;&quot;;[$org.A85];&quot;&quot;)" office:value-type="float" office:value="75" calcext:value-type="float">
            <text:p>75</text:p>
          </table:table-cell>
          <table:table-cell table:formula="of:=IF([$org.A85]&lt;&gt;&quot;&quot;;CONCATENATE([$org.B85];&quot; = &quot;;[$org.B84];&quot; + 1;&quot;);[$org.B85])" office:value-type="string" office:string-value="rsSAMethode = rsTAMethode + 1;" calcext:value-type="string">
            <text:p>rsSAMethode = rsTAMethode + 1;</text:p>
          </table:table-cell>
          <table:table-cell table:formula="of:=IF([$org.A85]&lt;&gt;&quot;&quot;;CONCATENATE(&quot;'&quot;;[$org.F85];&quot;',&quot;);[$org.F85])" office:value-type="string" office:string-value="'Méthode SA'," calcext:value-type="string">
            <text:p>'Méthode SA',</text:p>
          </table:table-cell>
        </table:table-row>
        <table:table-row table:style-name="ro1">
          <table:table-cell table:formula="of:=IF([$org.A86]&lt;&gt;&quot;&quot;;[$org.A86];&quot;&quot;)" office:value-type="float" office:value="76" calcext:value-type="float">
            <text:p>76</text:p>
          </table:table-cell>
          <table:table-cell table:formula="of:=IF([$org.A86]&lt;&gt;&quot;&quot;;CONCATENATE([$org.B86];&quot; = &quot;;[$org.B85];&quot; + 1;&quot;);[$org.B86])" office:value-type="string" office:string-value="rsVollstaendigeSuche = rsSAMethode + 1;" calcext:value-type="string">
            <text:p>rsVollstaendigeSuche = rsSAMethode + 1;</text:p>
          </table:table-cell>
          <table:table-cell table:formula="of:=IF([$org.A86]&lt;&gt;&quot;&quot;;CONCATENATE(&quot;'&quot;;[$org.F86];&quot;',&quot;);[$org.F86])" office:value-type="string" office:string-value="'recherche complète'," calcext:value-type="string">
            <text:p>'recherche complète',</text:p>
          </table:table-cell>
        </table:table-row>
        <table:table-row table:style-name="ro1">
          <table:table-cell table:formula="of:=IF([$org.A87]&lt;&gt;&quot;&quot;;[$org.A87];&quot;&quot;)" office:value-type="float" office:value="77" calcext:value-type="float">
            <text:p>77</text:p>
          </table:table-cell>
          <table:table-cell table:formula="of:=IF([$org.A87]&lt;&gt;&quot;&quot;;CONCATENATE([$org.B87];&quot; = &quot;;[$org.B86];&quot; + 1;&quot;);[$org.B87])" office:value-type="string" office:string-value="rsStaedteEingeben = rsVollstaendigeSuche + 1;" calcext:value-type="string">
            <text:p>rsStaedteEingeben = rsVollstaendigeSuche + 1;</text:p>
          </table:table-cell>
          <table:table-cell table:formula="of:=IF([$org.A87]&lt;&gt;&quot;&quot;;CONCATENATE(&quot;'&quot;;[$org.F87];&quot;',&quot;);[$org.F87])" office:value-type="string" office:string-value="'Saisir les villes'," calcext:value-type="string">
            <text:p>'Saisir les villes',</text:p>
          </table:table-cell>
        </table:table-row>
        <table:table-row table:style-name="ro1">
          <table:table-cell table:formula="of:=IF([$org.A88]&lt;&gt;&quot;&quot;;[$org.A88];&quot;&quot;)" office:value-type="float" office:value="78" calcext:value-type="float">
            <text:p>78</text:p>
          </table:table-cell>
          <table:table-cell table:formula="of:=IF([$org.A88]&lt;&gt;&quot;&quot;;CONCATENATE([$org.B88];&quot; = &quot;;[$org.B87];&quot; + 1;&quot;);[$org.B88])" office:value-type="string" office:string-value="rsEntfernungen = rsStaedteEingeben + 1;" calcext:value-type="string">
            <text:p>rsEntfernungen = rsStaedteEingeben + 1;</text:p>
          </table:table-cell>
          <table:table-cell table:formula="of:=IF([$org.A88]&lt;&gt;&quot;&quot;;CONCATENATE(&quot;'&quot;;[$org.F88];&quot;',&quot;);[$org.F88])" office:value-type="string" office:string-value="'Distances'," calcext:value-type="string">
            <text:p>'Distances',</text:p>
          </table:table-cell>
        </table:table-row>
        <table:table-row table:style-name="ro1">
          <table:table-cell table:formula="of:=IF([$org.A89]&lt;&gt;&quot;&quot;;[$org.A89];&quot;&quot;)">
            <text:p/>
          </table:table-cell>
          <table:table-cell table:formula="of:=IF([$org.A89]&lt;&gt;&quot;&quot;;CONCATENATE([$org.B89];&quot; = &quot;;[$org.B88];&quot; + 1;&quot;);[$org.B89])" office:value-type="string" office:string-value="// zahlraet.pas" calcext:value-type="string">
            <text:p>// zahlraet.pas</text:p>
          </table:table-cell>
          <table:table-cell table:formula="of:=IF([$org.A89]&lt;&gt;&quot;&quot;;CONCATENATE(&quot;'&quot;;[$org.F89];&quot;',&quot;);[$org.F89])" office:value-type="string" office:string-value="// zahlraet.pas" calcext:value-type="string">
            <text:p>// zahlraet.pas</text:p>
          </table:table-cell>
        </table:table-row>
        <table:table-row table:style-name="ro1">
          <table:table-cell table:formula="of:=IF([$org.A90]&lt;&gt;&quot;&quot;;[$org.A90];&quot;&quot;)" office:value-type="float" office:value="79" calcext:value-type="float">
            <text:p>79</text:p>
          </table:table-cell>
          <table:table-cell table:formula="of:=IF([$org.A90]&lt;&gt;&quot;&quot;;CONCATENATE([$org.B90];&quot; = &quot;;[$org.B88];&quot; + 1;&quot;);[$org.B90])" office:value-type="string" office:string-value="rsWert = rsEntfernungen + 1;" calcext:value-type="string">
            <text:p>rsWert = rsEntfernungen + 1;</text:p>
          </table:table-cell>
          <table:table-cell table:formula="of:=IF([$org.A90]&lt;&gt;&quot;&quot;;CONCATENATE(&quot;'&quot;;[$org.F90];&quot;',&quot;);[$org.F90])" office:value-type="string" office:string-value="'Valeur'," calcext:value-type="string">
            <text:p>'Valeur',</text:p>
          </table:table-cell>
        </table:table-row>
        <table:table-row table:style-name="ro1">
          <table:table-cell table:formula="of:=IF([$org.A91]&lt;&gt;&quot;&quot;;[$org.A91];&quot;&quot;)" office:value-type="float" office:value="80" calcext:value-type="float">
            <text:p>80</text:p>
          </table:table-cell>
          <table:table-cell table:formula="of:=IF([$org.A91]&lt;&gt;&quot;&quot;;CONCATENATE([$org.B91];&quot; = &quot;;[$org.B90];&quot; + 1;&quot;);[$org.B91])" office:value-type="string" office:string-value="rsLoesungenGefunden1 = rsWert + 1;" calcext:value-type="string">
            <text:p>rsLoesungenGefunden1 = rsWert + 1;</text:p>
          </table:table-cell>
          <table:table-cell table:formula="of:=IF([$org.A91]&lt;&gt;&quot;&quot;;CONCATENATE(&quot;'&quot;;[$org.F91];&quot;',&quot;);[$org.F91])" office:value-type="string" office:string-value="' Solution(s) trouvée(s)'," calcext:value-type="string">
            <text:p>' Solution(s) trouvée(s)',</text:p>
          </table:table-cell>
        </table:table-row>
        <table:table-row table:style-name="ro1">
          <table:table-cell table:formula="of:=IF([$org.A92]&lt;&gt;&quot;&quot;;[$org.A92];&quot;&quot;)" office:value-type="float" office:value="81" calcext:value-type="float">
            <text:p>81</text:p>
          </table:table-cell>
          <table:table-cell table:formula="of:=IF([$org.A92]&lt;&gt;&quot;&quot;;CONCATENATE([$org.B92];&quot; = &quot;;[$org.B91];&quot; + 1;&quot;);[$org.B92])" office:value-type="string" office:string-value="rsUnzulaessigesZeichen = rsLoesungenGefunden1 + 1;" calcext:value-type="string">
            <text:p>rsUnzulaessigesZeichen = rsLoesungenGefunden1 + 1;</text:p>
          </table:table-cell>
          <table:table-cell table:formula="of:=IF([$org.A92]&lt;&gt;&quot;&quot;;CONCATENATE(&quot;'&quot;;[$org.F92];&quot;',&quot;);[$org.F92])" office:value-type="string" office:string-value="'caractère non autorisé'," calcext:value-type="string">
            <text:p>'caractère non autorisé',</text:p>
          </table:table-cell>
        </table:table-row>
        <table:table-row table:style-name="ro1">
          <table:table-cell table:formula="of:=IF([$org.A93]&lt;&gt;&quot;&quot;;[$org.A93];&quot;&quot;)" office:value-type="float" office:value="82" calcext:value-type="float">
            <text:p>82</text:p>
          </table:table-cell>
          <table:table-cell table:formula="of:=IF([$org.A93]&lt;&gt;&quot;&quot;;CONCATENATE([$org.B93];&quot; = &quot;;[$org.B92];&quot; + 1;&quot;);[$org.B93])" office:value-type="string" office:string-value="rsUnzulaessigerOperator = rsUnzulaessigesZeichen + 1;" calcext:value-type="string">
            <text:p>rsUnzulaessigerOperator = rsUnzulaessigesZeichen + 1;</text:p>
          </table:table-cell>
          <table:table-cell table:formula="of:=IF([$org.A93]&lt;&gt;&quot;&quot;;CONCATENATE(&quot;'&quot;;[$org.F93];&quot;',&quot;);[$org.F93])" office:value-type="string" office:string-value="'opérateur non autorisé'," calcext:value-type="string">
            <text:p>'opérateur non autorisé',</text:p>
          </table:table-cell>
        </table:table-row>
        <table:table-row table:style-name="ro1">
          <table:table-cell table:formula="of:=IF([$org.A94]&lt;&gt;&quot;&quot;;[$org.A94];&quot;&quot;)" office:value-type="float" office:value="83" calcext:value-type="float">
            <text:p>83</text:p>
          </table:table-cell>
          <table:table-cell table:formula="of:=IF([$org.A94]&lt;&gt;&quot;&quot;;CONCATENATE([$org.B94];&quot; = &quot;;[$org.B93];&quot; + 1;&quot;);[$org.B94])" office:value-type="string" office:string-value="rsZuvieleSymbole = rsUnzulaessigerOperator + 1;" calcext:value-type="string">
            <text:p>rsZuvieleSymbole = rsUnzulaessigerOperator + 1;</text:p>
          </table:table-cell>
          <table:table-cell table:formula="of:=IF([$org.A94]&lt;&gt;&quot;&quot;;CONCATENATE(&quot;'&quot;;[$org.F94];&quot;',&quot;);[$org.F94])" office:value-type="string" office:string-value="'trop de symboles : ('," calcext:value-type="string">
            <text:p>'trop de symboles : (',</text:p>
          </table:table-cell>
        </table:table-row>
        <table:table-row table:style-name="ro1">
          <table:table-cell table:formula="of:=IF([$org.A95]&lt;&gt;&quot;&quot;;[$org.A95];&quot;&quot;)">
            <text:p/>
          </table:table-cell>
          <table:table-cell table:formula="of:=IF([$org.A95]&lt;&gt;&quot;&quot;;CONCATENATE([$org.B95];&quot; = &quot;;[$org.B94];&quot; + 1;&quot;);[$org.B95])" office:value-type="string" office:string-value="// zahlraet.lfm" calcext:value-type="string">
            <text:p>// zahlraet.lfm</text:p>
          </table:table-cell>
          <table:table-cell table:formula="of:=IF([$org.A95]&lt;&gt;&quot;&quot;;CONCATENATE(&quot;'&quot;;[$org.F95];&quot;',&quot;);[$org.F95])" office:value-type="string" office:string-value="// zahlraet.lfm" calcext:value-type="string">
            <text:p>// zahlraet.lfm</text:p>
          </table:table-cell>
        </table:table-row>
        <table:table-row table:style-name="ro1">
          <table:table-cell table:formula="of:=IF([$org.A96]&lt;&gt;&quot;&quot;;[$org.A96];&quot;&quot;)" office:value-type="float" office:value="84" calcext:value-type="float">
            <text:p>84</text:p>
          </table:table-cell>
          <table:table-cell table:formula="of:=IF([$org.A96]&lt;&gt;&quot;&quot;;CONCATENATE([$org.B96];&quot; = &quot;;[$org.B94];&quot; + 1;&quot;);[$org.B96])" office:value-type="string" office:string-value="rsOptimierteSuche = rsZuvieleSymbole + 1;" calcext:value-type="string">
            <text:p>rsOptimierteSuche = rsZuvieleSymbole + 1;</text:p>
          </table:table-cell>
          <table:table-cell table:formula="of:=IF([$org.A96]&lt;&gt;&quot;&quot;;CONCATENATE(&quot;'&quot;;[$org.F96];&quot;',&quot;);[$org.F96])" office:value-type="string" office:string-value="'recherche optimisée'," calcext:value-type="string">
            <text:p>'recherche optimisée',</text:p>
          </table:table-cell>
        </table:table-row>
        <table:table-row table:style-name="ro1">
          <table:table-cell table:formula="of:=IF([$org.A97]&lt;&gt;&quot;&quot;;[$org.A97];&quot;&quot;)" office:value-type="float" office:value="85" calcext:value-type="float">
            <text:p>85</text:p>
          </table:table-cell>
          <table:table-cell table:formula="of:=IF([$org.A97]&lt;&gt;&quot;&quot;;CONCATENATE([$org.B97];&quot; = &quot;;[$org.B96];&quot; + 1;&quot;);[$org.B97])" office:value-type="string" office:string-value="rsEingabe = rsOptimierteSuche + 1;" calcext:value-type="string">
            <text:p>rsEingabe = rsOptimierteSuche + 1;</text:p>
          </table:table-cell>
          <table:table-cell table:formula="of:=IF([$org.A97]&lt;&gt;&quot;&quot;;CONCATENATE(&quot;'&quot;;[$org.F97];&quot;',&quot;);[$org.F97])" office:value-type="string" office:string-value="'Entrée'," calcext:value-type="string">
            <text:p>'Entrée',</text:p>
          </table:table-cell>
        </table:table-row>
        <table:table-row table:style-name="ro1">
          <table:table-cell table:formula="of:=IF([$org.A98]&lt;&gt;&quot;&quot;;[$org.A98];&quot;&quot;)">
            <text:p/>
          </table:table-cell>
          <table:table-cell table:formula="of:=IF([$org.A98]&lt;&gt;&quot;&quot;;CONCATENATE([$org.B98];&quot; = &quot;;[$org.B97];&quot; + 1;&quot;);[$org.B98])" office:value-type="string" office:string-value="// AlgoInfo.pas" calcext:value-type="string">
            <text:p>// AlgoInfo.pas</text:p>
          </table:table-cell>
          <table:table-cell table:formula="of:=IF([$org.A98]&lt;&gt;&quot;&quot;;CONCATENATE(&quot;'&quot;;[$org.F98];&quot;',&quot;);[$org.F98])" office:value-type="string" office:string-value="// AlgoInfo.pas" calcext:value-type="string">
            <text:p>// AlgoInfo.pas</text:p>
          </table:table-cell>
        </table:table-row>
        <table:table-row table:style-name="ro1">
          <table:table-cell table:formula="of:=IF([$org.A99]&lt;&gt;&quot;&quot;;[$org.A99];&quot;&quot;)" office:value-type="float" office:value="86" calcext:value-type="float">
            <text:p>86</text:p>
          </table:table-cell>
          <table:table-cell table:formula="of:=IF([$org.A99]&lt;&gt;&quot;&quot;;CONCATENATE([$org.B99];&quot; = &quot;;[$org.B97];&quot; + 1;&quot;);[$org.B99])" office:value-type="string" office:string-value="rsInfoNDamen0 = rsEingabe + 1;" calcext:value-type="string">
            <text:p>rsInfoNDamen0 = rsEingabe + 1;</text:p>
          </table:table-cell>
          <table:table-cell table:formula="of:=IF([$org.A99]&lt;&gt;&quot;&quot;;CONCATENATE(&quot;'&quot;;[$org.F99];&quot;',&quot;);[$org.F99])" office:value-type="string" office:string-value="'Informations sur le problème des N dames'," calcext:value-type="string">
            <text:p>'Informations sur le problème des N dames',</text:p>
          </table:table-cell>
        </table:table-row>
        <table:table-row table:style-name="ro1">
          <table:table-cell table:formula="of:=IF([$org.A100]&lt;&gt;&quot;&quot;;[$org.A100];&quot;&quot;)" office:value-type="float" office:value="87" calcext:value-type="float">
            <text:p>87</text:p>
          </table:table-cell>
          <table:table-cell table:formula="of:=IF([$org.A100]&lt;&gt;&quot;&quot;;CONCATENATE([$org.B100];&quot; = &quot;;[$org.B99];&quot; + 1;&quot;);[$org.B100])" office:value-type="string" office:string-value="rsInfoNDamen1 = rsInfoNDamen0 + 1;" calcext:value-type="string">
            <text:p>rsInfoNDamen1 = rsInfoNDamen0 + 1;</text:p>
          </table:table-cell>
          <table:table-cell table:formula="of:=IF([$org.A100]&lt;&gt;&quot;&quot;;CONCATENATE(&quot;'&quot;;[$org.F100];&quot;',&quot;);[$org.F100])" office:value-type="string" office:string-value="'Le programme tente, selon l'algorithme de traçabilité (backtracking), de placer N dames sur un terrain de taille NxN de telle sorte qu'aucune dame ne puisse en capturer une autre selon les règles des échecs.'," calcext:value-type="string">
            <text:p>'Le programme tente, selon l'algorithme de traçabilité (backtracking), de placer N dames sur un terrain de taille NxN de telle sorte qu'aucune dame ne puisse en capturer une autre selon les règles des échecs.',</text:p>
          </table:table-cell>
        </table:table-row>
        <table:table-row table:style-name="ro1">
          <table:table-cell table:formula="of:=IF([$org.A101]&lt;&gt;&quot;&quot;;[$org.A101];&quot;&quot;)" office:value-type="float" office:value="88" calcext:value-type="float">
            <text:p>88</text:p>
          </table:table-cell>
          <table:table-cell table:formula="of:=IF([$org.A101]&lt;&gt;&quot;&quot;;CONCATENATE([$org.B101];&quot; = &quot;;[$org.B100];&quot; + 1;&quot;);[$org.B101])" office:value-type="string" office:string-value="rsInfoNDamen2 = rsInfoNDamen1 + 1;" calcext:value-type="string">
            <text:p>rsInfoNDamen2 = rsInfoNDamen1 + 1;</text:p>
          </table:table-cell>
          <table:table-cell table:formula="of:=IF([$org.A101]&lt;&gt;&quot;&quot;;CONCATENATE(&quot;'&quot;;[$org.F101];&quot;',&quot;);[$org.F101])" office:value-type="string" office:string-value="'La taille du champ n (1&lt;=n&lt;=16) peut être déterminée librement.'," calcext:value-type="string">
            <text:p>'La taille du champ n (1&lt;=n&lt;=16) peut être déterminée librement.',</text:p>
          </table:table-cell>
        </table:table-row>
        <table:table-row table:style-name="ro1">
          <table:table-cell table:formula="of:=IF([$org.A102]&lt;&gt;&quot;&quot;;[$org.A102];&quot;&quot;)" office:value-type="float" office:value="89" calcext:value-type="float">
            <text:p>89</text:p>
          </table:table-cell>
          <table:table-cell table:formula="of:=IF([$org.A102]&lt;&gt;&quot;&quot;;CONCATENATE([$org.B102];&quot; = &quot;;[$org.B101];&quot; + 1;&quot;);[$org.B102])" office:value-type="string" office:string-value="rsInfoNDamen3 = rsInfoNDamen2 + 1;" calcext:value-type="string">
            <text:p>rsInfoNDamen3 = rsInfoNDamen2 + 1;</text:p>
          </table:table-cell>
          <table:table-cell table:formula="of:=IF([$org.A102]&lt;&gt;&quot;&quot;;CONCATENATE(&quot;'&quot;;[$org.F102];&quot;',&quot;);[$org.F102])" office:value-type="string" office:string-value="'Les solutions indépendantes sont celles qui ne peuvent pas être converties l'une en l'autre par symétrie axiale ou par rotation.'," calcext:value-type="string">
            <text:p>'Les solutions indépendantes sont celles qui ne peuvent pas être converties l'une en l'autre par symétrie axiale ou par rotation.',</text:p>
          </table:table-cell>
        </table:table-row>
        <table:table-row table:style-name="ro1">
          <table:table-cell table:formula="of:=IF([$org.A103]&lt;&gt;&quot;&quot;;[$org.A103];&quot;&quot;)" office:value-type="float" office:value="90" calcext:value-type="float">
            <text:p>90</text:p>
          </table:table-cell>
          <table:table-cell table:formula="of:=IF([$org.A103]&lt;&gt;&quot;&quot;;CONCATENATE([$org.B103];&quot; = &quot;;[$org.B102];&quot; + 1;&quot;);[$org.B103])" office:value-type="string" office:string-value="rsInfoNDamen4 = rsInfoNDamen3 + 1;" calcext:value-type="string">
            <text:p>rsInfoNDamen4 = rsInfoNDamen3 + 1;</text:p>
          </table:table-cell>
          <table:table-cell table:formula="of:=IF([$org.A103]&lt;&gt;&quot;&quot;;CONCATENATE(&quot;'&quot;;[$org.F103];&quot;',&quot;);[$org.F103])" office:value-type="string" office:string-value="'Après un clic de souris sur une solution, celle-ci est représentée dans le graphique.'," calcext:value-type="string">
            <text:p>'Après un clic de souris sur une solution, celle-ci est représentée dans le graphique.',</text:p>
          </table:table-cell>
        </table:table-row>
        <table:table-row table:style-name="ro1">
          <table:table-cell table:formula="of:=IF([$org.A104]&lt;&gt;&quot;&quot;;[$org.A104];&quot;&quot;)" office:value-type="float" office:value="91" calcext:value-type="float">
            <text:p>91</text:p>
          </table:table-cell>
          <table:table-cell table:formula="of:=IF([$org.A104]&lt;&gt;&quot;&quot;;CONCATENATE([$org.B104];&quot; = &quot;;[$org.B103];&quot; + 1;&quot;);[$org.B104])" office:value-type="string" office:string-value="rsInfoSpringer0 = rsInfoNDamen4 + 1;" calcext:value-type="string">
            <text:p>rsInfoSpringer0 = rsInfoNDamen4 + 1;</text:p>
          </table:table-cell>
          <table:table-cell table:formula="of:=IF([$org.A104]&lt;&gt;&quot;&quot;;CONCATENATE(&quot;'&quot;;[$org.F104];&quot;',&quot;);[$org.F104])" office:value-type="string" office:string-value="'Informations sur le circuit du sauteur'," calcext:value-type="string">
            <text:p>'Informations sur le circuit du sauteur',</text:p>
          </table:table-cell>
        </table:table-row>
        <table:table-row table:style-name="ro1">
          <table:table-cell table:formula="of:=IF([$org.A105]&lt;&gt;&quot;&quot;;[$org.A105];&quot;&quot;)" office:value-type="float" office:value="92" calcext:value-type="float">
            <text:p>92</text:p>
          </table:table-cell>
          <table:table-cell table:formula="of:=IF([$org.A105]&lt;&gt;&quot;&quot;;CONCATENATE([$org.B105];&quot; = &quot;;[$org.B104];&quot; + 1;&quot;);[$org.B105])" office:value-type="string" office:string-value="rsInfoSpringer1 = rsInfoSpringer0 + 1;" calcext:value-type="string">
            <text:p>rsInfoSpringer1 = rsInfoSpringer0 + 1;</text:p>
          </table:table-cell>
          <table:table-cell table:formula="of:=IF([$org.A105]&lt;&gt;&quot;&quot;;CONCATENATE(&quot;'&quot;;[$org.F105];&quot;',&quot;);[$org.F105])" office:value-type="string" office:string-value="'Le programme essaie de trouver un chemin pour le cavalier à partir d'une position de départ donnée, de sorte que chaque case soit visitée exactement une fois. Les règles du tour du cavalier s'appliquent.'," calcext:value-type="string">
            <text:p>'Le programme essaie de trouver un chemin pour le cavalier à partir d'une position de départ donnée, de sorte que chaque case soit visitée exactement une fois. Les règles du tour du cavalier s'appliquent.',</text:p>
          </table:table-cell>
        </table:table-row>
        <table:table-row table:style-name="ro1">
          <table:table-cell table:formula="of:=IF([$org.A106]&lt;&gt;&quot;&quot;;[$org.A106];&quot;&quot;)" office:value-type="float" office:value="93" calcext:value-type="float">
            <text:p>93</text:p>
          </table:table-cell>
          <table:table-cell table:formula="of:=IF([$org.A106]&lt;&gt;&quot;&quot;;CONCATENATE([$org.B106];&quot; = &quot;;[$org.B105];&quot; + 1;&quot;);[$org.B106])" office:value-type="string" office:string-value="rsSiehe = rsInfoSpringer1 + 1;" calcext:value-type="string">
            <text:p>rsSiehe = rsInfoSpringer1 + 1;</text:p>
          </table:table-cell>
          <table:table-cell table:formula="of:=IF([$org.A106]&lt;&gt;&quot;&quot;;CONCATENATE(&quot;'&quot;;[$org.F106];&quot;',&quot;);[$org.F106])" office:value-type="string" office:string-value="'voir :'," calcext:value-type="string">
            <text:p>'voir :',</text:p>
          </table:table-cell>
        </table:table-row>
        <table:table-row table:style-name="ro1">
          <table:table-cell table:formula="of:=IF([$org.A107]&lt;&gt;&quot;&quot;;[$org.A107];&quot;&quot;)" office:value-type="float" office:value="94" calcext:value-type="float">
            <text:p>94</text:p>
          </table:table-cell>
          <table:table-cell table:formula="of:=IF([$org.A107]&lt;&gt;&quot;&quot;;CONCATENATE([$org.B107];&quot; = &quot;;[$org.B106];&quot; + 1;&quot;);[$org.B107])" office:value-type="string" office:string-value="rsAchtung = rsSiehe + 1;" calcext:value-type="string">
            <text:p>rsAchtung = rsSiehe + 1;</text:p>
          </table:table-cell>
          <table:table-cell table:formula="of:=IF([$org.A107]&lt;&gt;&quot;&quot;;CONCATENATE(&quot;'&quot;;[$org.F107];&quot;',&quot;);[$org.F107])" office:value-type="string" office:string-value="'Attention : '," calcext:value-type="string">
            <text:p>'Attention : ',</text:p>
          </table:table-cell>
        </table:table-row>
        <table:table-row table:style-name="ro1">
          <table:table-cell table:formula="of:=IF([$org.A108]&lt;&gt;&quot;&quot;;[$org.A108];&quot;&quot;)" office:value-type="float" office:value="95" calcext:value-type="float">
            <text:p>95</text:p>
          </table:table-cell>
          <table:table-cell table:formula="of:=IF([$org.A108]&lt;&gt;&quot;&quot;;CONCATENATE([$org.B108];&quot; = &quot;;[$org.B107];&quot; + 1;&quot;);[$org.B108])" office:value-type="string" office:string-value="rsInfoSpringer2 = rsAchtung + 1;" calcext:value-type="string">
            <text:p>rsInfoSpringer2 = rsAchtung + 1;</text:p>
          </table:table-cell>
          <table:table-cell table:formula="of:=IF([$org.A108]&lt;&gt;&quot;&quot;;CONCATENATE(&quot;'&quot;;[$org.F108];&quot;',&quot;);[$org.F108])" office:value-type="string" office:string-value="'La recherche peut durer très longtemps ! C'est pourquoi il ne faut choisir que des petites cases !'," calcext:value-type="string">
            <text:p>'La recherche peut durer très longtemps ! C'est pourquoi il ne faut choisir que des petites cases !',</text:p>
          </table:table-cell>
        </table:table-row>
        <table:table-row table:style-name="ro1">
          <table:table-cell table:formula="of:=IF([$org.A109]&lt;&gt;&quot;&quot;;[$org.A109];&quot;&quot;)" office:value-type="float" office:value="96" calcext:value-type="float">
            <text:p>96</text:p>
          </table:table-cell>
          <table:table-cell table:formula="of:=IF([$org.A109]&lt;&gt;&quot;&quot;;CONCATENATE([$org.B109];&quot; = &quot;;[$org.B108];&quot; + 1;&quot;);[$org.B109])" office:value-type="string" office:string-value="rsInfoSpringer3 = rsInfoSpringer2 + 1;" calcext:value-type="string">
            <text:p>rsInfoSpringer3 = rsInfoSpringer2 + 1;</text:p>
          </table:table-cell>
          <table:table-cell table:formula="of:=IF([$org.A109]&lt;&gt;&quot;&quot;;CONCATENATE(&quot;'&quot;;[$org.F109];&quot;',&quot;);[$org.F109])" office:value-type="string" office:string-value="'Après un clic de souris sur une solution, les coups du cavalier sont animés dans le graphique.'," calcext:value-type="string">
            <text:p>'Après un clic de souris sur une solution, les coups du cavalier sont animés dans le graphique.',</text:p>
          </table:table-cell>
        </table:table-row>
        <table:table-row table:style-name="ro1">
          <table:table-cell table:formula="of:=IF([$org.A110]&lt;&gt;&quot;&quot;;[$org.A110];&quot;&quot;)" office:value-type="float" office:value="97" calcext:value-type="float">
            <text:p>97</text:p>
          </table:table-cell>
          <table:table-cell table:formula="of:=IF([$org.A110]&lt;&gt;&quot;&quot;;CONCATENATE([$org.B110];&quot; = &quot;;[$org.B109];&quot; + 1;&quot;);[$org.B110])" office:value-type="string" office:string-value="rsInfoSalesmanA0 = rsInfoSpringer3 + 1;" calcext:value-type="string">
            <text:p>rsInfoSalesmanA0 = rsInfoSpringer3 + 1;</text:p>
          </table:table-cell>
          <table:table-cell table:formula="of:=IF([$org.A110]&lt;&gt;&quot;&quot;;CONCATENATE(&quot;'&quot;;[$org.F110];&quot;',&quot;);[$org.F110])" office:value-type="string" office:string-value="'Informations sur le circuit du voyageur de commerce I'," calcext:value-type="string">
            <text:p>'Informations sur le circuit du voyageur de commerce I',</text:p>
          </table:table-cell>
        </table:table-row>
        <table:table-row table:style-name="ro1">
          <table:table-cell table:formula="of:=IF([$org.A111]&lt;&gt;&quot;&quot;;[$org.A111];&quot;&quot;)" office:value-type="float" office:value="98" calcext:value-type="float">
            <text:p>98</text:p>
          </table:table-cell>
          <table:table-cell table:formula="of:=IF([$org.A111]&lt;&gt;&quot;&quot;;CONCATENATE([$org.B111];&quot; = &quot;;[$org.B110];&quot; + 1;&quot;);[$org.B111])" office:value-type="string" office:string-value="rsInfoSalesmanA1 = rsInfoSalesmanA0 + 1;" calcext:value-type="string">
            <text:p>rsInfoSalesmanA1 = rsInfoSalesmanA0 + 1;</text:p>
          </table:table-cell>
          <table:table-cell table:formula="of:=IF([$org.A111]&lt;&gt;&quot;&quot;;CONCATENATE(&quot;'&quot;;[$org.F111];&quot;',&quot;);[$org.F111])" office:value-type="string" office:string-value="'Le programme essaie de déterminer un circuit de manière à ce que chaque lieu ne soit visité qu'une seule fois et que la distance parcourue soit la plus petite possible. Il est supposé que tous les lieux sont reliés entre eux !'," calcext:value-type="string">
            <text:p>'Le programme essaie de déterminer un circuit de manière à ce que chaque lieu ne soit visité qu'une seule fois et que la distance parcourue soit la plus petite possible. Il est supposé que tous les lieux sont reliés entre eux !',</text:p>
          </table:table-cell>
        </table:table-row>
        <table:table-row table:style-name="ro1">
          <table:table-cell table:formula="of:=IF([$org.A112]&lt;&gt;&quot;&quot;;[$org.A112];&quot;&quot;)" office:value-type="float" office:value="99" calcext:value-type="float">
            <text:p>99</text:p>
          </table:table-cell>
          <table:table-cell table:formula="of:=IF([$org.A112]&lt;&gt;&quot;&quot;;CONCATENATE([$org.B112];&quot; = &quot;;[$org.B111];&quot; + 1;&quot;);[$org.B112])" office:value-type="string" office:string-value="rsInfoSalesmanA2 = rsInfoSalesmanA1 + 1;" calcext:value-type="string">
            <text:p>rsInfoSalesmanA2 = rsInfoSalesmanA1 + 1;</text:p>
          </table:table-cell>
          <table:table-cell table:formula="of:=IF([$org.A112]&lt;&gt;&quot;&quot;;CONCATENATE(&quot;'&quot;;[$org.F112];&quot;',&quot;);[$org.F112])" office:value-type="string" office:string-value="'Outre la méthode de backtracking (recherche complète), deux autres algorithmes sont implémentés, qui n'utilisent pas le backtracking et ne fournissent pas toujours la plus petite distance parcourue. En revanche, ils sont beaucoup plus rapides'," calcext:value-type="string">
            <text:p>'Outre la méthode de backtracking (recherche complète), deux autres algorithmes sont implémentés, qui n'utilisent pas le backtracking et ne fournissent pas toujours la plus petite distance parcourue. En revanche, ils sont beaucoup plus rapides',</text:p>
          </table:table-cell>
        </table:table-row>
        <table:table-row table:style-name="ro1">
          <table:table-cell table:formula="of:=IF([$org.A113]&lt;&gt;&quot;&quot;;[$org.A113];&quot;&quot;)" office:value-type="float" office:value="100" calcext:value-type="float">
            <text:p>100</text:p>
          </table:table-cell>
          <table:table-cell table:formula="of:=IF([$org.A113]&lt;&gt;&quot;&quot;;CONCATENATE([$org.B113];&quot; = &quot;;[$org.B112];&quot; + 1;&quot;);[$org.B113])" office:value-type="string" office:string-value="rsSieheCtJannuar1994 = rsInfoSalesmanA2 + 1;" calcext:value-type="string">
            <text:p>rsSieheCtJannuar1994 = rsInfoSalesmanA2 + 1;</text:p>
          </table:table-cell>
          <table:table-cell table:formula="of:=IF([$org.A113]&lt;&gt;&quot;&quot;;CONCATENATE(&quot;'&quot;;[$org.F113];&quot;',&quot;);[$org.F113])" office:value-type="string" office:string-value="'voir c''t janvier 1994'," calcext:value-type="string">
            <text:p>'voir c''t janvier 1994',</text:p>
          </table:table-cell>
        </table:table-row>
        <table:table-row table:style-name="ro1">
          <table:table-cell table:formula="of:=IF([$org.A114]&lt;&gt;&quot;&quot;;[$org.A114];&quot;&quot;)" office:value-type="float" office:value="101" calcext:value-type="float">
            <text:p>101</text:p>
          </table:table-cell>
          <table:table-cell table:formula="of:=IF([$org.A114]&lt;&gt;&quot;&quot;;CONCATENATE([$org.B114];&quot; = &quot;;[$org.B113];&quot; + 1;&quot;);[$org.B114])" office:value-type="string" office:string-value="rsInfoSAAlgorithmus0 = rsSieheCtJannuar1994 + 1;" calcext:value-type="string">
            <text:p>rsInfoSAAlgorithmus0 = rsSieheCtJannuar1994 + 1;</text:p>
          </table:table-cell>
          <table:table-cell table:formula="of:=IF([$org.A114]&lt;&gt;&quot;&quot;;CONCATENATE(&quot;'&quot;;[$org.F114];&quot;',&quot;);[$org.F114])" office:value-type="string" office:string-value="'Algorithmes dérivés du comportement d'une masse fondue lors de la solidification.'," calcext:value-type="string">
            <text:p>'Algorithmes dérivés du comportement d'une masse fondue lors de la solidification.',</text:p>
          </table:table-cell>
        </table:table-row>
        <table:table-row table:style-name="ro1">
          <table:table-cell table:formula="of:=IF([$org.A115]&lt;&gt;&quot;&quot;;[$org.A115];&quot;&quot;)" office:value-type="float" office:value="102" calcext:value-type="float">
            <text:p>102</text:p>
          </table:table-cell>
          <table:table-cell table:formula="of:=IF([$org.A115]&lt;&gt;&quot;&quot;;CONCATENATE([$org.B115];&quot; = &quot;;[$org.B114];&quot; + 1;&quot;);[$org.B115])" office:value-type="string" office:string-value="rsInfoSAAlgorithmus1 = rsInfoSAAlgorithmus0 + 1;" calcext:value-type="string">
            <text:p>rsInfoSAAlgorithmus1 = rsInfoSAAlgorithmus0 + 1;</text:p>
          </table:table-cell>
          <table:table-cell table:formula="of:=IF([$org.A115]&lt;&gt;&quot;&quot;;CONCATENATE(&quot;'&quot;;[$org.F115];&quot;',&quot;);[$org.F115])" office:value-type="string" office:string-value="'SA - Simulated-Annealing-Algorithmus ; solidification simulée (1983 ; IBM)'," calcext:value-type="string">
            <text:p>'SA - Simulated-Annealing-Algorithmus ; solidification simulée (1983 ; IBM)',</text:p>
          </table:table-cell>
        </table:table-row>
        <table:table-row table:style-name="ro1">
          <table:table-cell table:formula="of:=IF([$org.A116]&lt;&gt;&quot;&quot;;[$org.A116];&quot;&quot;)" office:value-type="float" office:value="103" calcext:value-type="float">
            <text:p>103</text:p>
          </table:table-cell>
          <table:table-cell table:formula="of:=IF([$org.A116]&lt;&gt;&quot;&quot;;CONCATENATE([$org.B116];&quot; = &quot;;[$org.B115];&quot; + 1;&quot;);[$org.B116])" office:value-type="string" office:string-value="rsInfoTAAlgoritmus = rsInfoSAAlgorithmus1 + 1;" calcext:value-type="string">
            <text:p>rsInfoTAAlgoritmus = rsInfoSAAlgorithmus1 + 1;</text:p>
          </table:table-cell>
          <table:table-cell table:formula="of:=IF([$org.A116]&lt;&gt;&quot;&quot;;CONCATENATE(&quot;'&quot;;[$org.F116];&quot;',&quot;);[$org.F116])" office:value-type="string" office:string-value="'TA - Algorithme d'acceptation des seuils.'," calcext:value-type="string">
            <text:p>'TA - Algorithme d'acceptation des seuils.',</text:p>
          </table:table-cell>
        </table:table-row>
        <table:table-row table:style-name="ro1">
          <table:table-cell table:formula="of:=IF([$org.A117]&lt;&gt;&quot;&quot;;[$org.A117];&quot;&quot;)" office:value-type="float" office:value="104" calcext:value-type="float">
            <text:p>104</text:p>
          </table:table-cell>
          <table:table-cell table:formula="of:=IF([$org.A117]&lt;&gt;&quot;&quot;;CONCATENATE([$org.B117];&quot; = &quot;;[$org.B116];&quot; + 1;&quot;);[$org.B117])" office:value-type="string" office:string-value="rsSchwellenakzeptanz = rsInfoTAAlgoritmus + 1;" calcext:value-type="string">
            <text:p>rsSchwellenakzeptanz = rsInfoTAAlgoritmus + 1;</text:p>
          </table:table-cell>
          <table:table-cell table:formula="of:=IF([$org.A117]&lt;&gt;&quot;&quot;;CONCATENATE(&quot;'&quot;;[$org.F117];&quot;',&quot;);[$org.F117])" office:value-type="string" office:string-value="'Acceptation du seuil (1990 ; IBM, Dueck, Scheuer) '," calcext:value-type="string">
            <text:p>'Acceptation du seuil (1990 ; IBM, Dueck, Scheuer) ',</text:p>
          </table:table-cell>
        </table:table-row>
        <table:table-row table:style-name="ro1">
          <table:table-cell table:formula="of:=IF([$org.A118]&lt;&gt;&quot;&quot;;[$org.A118];&quot;&quot;)" office:value-type="float" office:value="105" calcext:value-type="float">
            <text:p>105</text:p>
          </table:table-cell>
          <table:table-cell table:formula="of:=IF([$org.A118]&lt;&gt;&quot;&quot;;CONCATENATE([$org.B118];&quot; = &quot;;[$org.B117];&quot; + 1;&quot;);[$org.B118])" office:value-type="string" office:string-value="rsBEGINNESA = rsSchwellenakzeptanz + 1;" calcext:value-type="string">
            <text:p>rsBEGINNESA = rsSchwellenakzeptanz + 1;</text:p>
          </table:table-cell>
          <table:table-cell table:formula="of:=IF([$org.A118]&lt;&gt;&quot;&quot;;CONCATENATE(&quot;'&quot;;[$org.F118];&quot;',&quot;);[$org.F118])" office:value-type="string" office:string-value="'COMMENCER {SA ou TA pour minimiser}'," calcext:value-type="string">
            <text:p>'COMMENCER {SA ou TA pour minimiser}',</text:p>
          </table:table-cell>
        </table:table-row>
        <table:table-row table:style-name="ro1">
          <table:table-cell table:formula="of:=IF([$org.A119]&lt;&gt;&quot;&quot;;[$org.A119];&quot;&quot;)" office:value-type="float" office:value="106" calcext:value-type="float">
            <text:p>106</text:p>
          </table:table-cell>
          <table:table-cell table:formula="of:=IF([$org.A119]&lt;&gt;&quot;&quot;;CONCATENATE([$org.B119];&quot; = &quot;;[$org.B118];&quot; + 1;&quot;);[$org.B119])" office:value-type="string" office:string-value="rsWaehleKonfiguration = rsBEGINNESA + 1;" calcext:value-type="string">
            <text:p>rsWaehleKonfiguration = rsBEGINNESA + 1;</text:p>
          </table:table-cell>
          <table:table-cell table:formula="of:=IF([$org.A119]&lt;&gt;&quot;&quot;;CONCATENATE(&quot;'&quot;;[$org.F119];&quot;',&quot;);[$org.F119])" office:value-type="string" office:string-value="'choisis une configuration de sortie ;'," calcext:value-type="string">
            <text:p>'choisis une configuration de sortie ;',</text:p>
          </table:table-cell>
        </table:table-row>
        <table:table-row table:style-name="ro1">
          <table:table-cell table:formula="of:=IF([$org.A120]&lt;&gt;&quot;&quot;;[$org.A120];&quot;&quot;)" office:value-type="float" office:value="107" calcext:value-type="float">
            <text:p>107</text:p>
          </table:table-cell>
          <table:table-cell table:formula="of:=IF([$org.A120]&lt;&gt;&quot;&quot;;CONCATENATE([$org.B120];&quot; = &quot;;[$org.B119];&quot; + 1;&quot;);[$org.B120])" office:value-type="string" office:string-value="rsWaehleAnfangswert = rsWaehleKonfiguration + 1;" calcext:value-type="string">
            <text:p>rsWaehleAnfangswert = rsWaehleKonfiguration + 1;</text:p>
          </table:table-cell>
          <table:table-cell table:formula="of:=IF([$org.A120]&lt;&gt;&quot;&quot;;CONCATENATE(&quot;'&quot;;[$org.F120];&quot;',&quot;);[$org.F120])" office:value-type="string" office:string-value="'choisis une valeur initiale T&gt;0 ;'," calcext:value-type="string">
            <text:p>'choisis une valeur initiale T&gt;0 ;',</text:p>
          </table:table-cell>
        </table:table-row>
        <table:table-row table:style-name="ro1">
          <table:table-cell table:formula="of:=IF([$org.A121]&lt;&gt;&quot;&quot;;[$org.A121];&quot;&quot;)" office:value-type="float" office:value="108" calcext:value-type="float">
            <text:p>108</text:p>
          </table:table-cell>
          <table:table-cell table:formula="of:=IF([$org.A121]&lt;&gt;&quot;&quot;;CONCATENATE([$org.B121];&quot; = &quot;;[$org.B120];&quot; + 1;&quot;);[$org.B121])" office:value-type="string" office:string-value="rsWIEDERHOLE = rsWaehleAnfangswert + 1;" calcext:value-type="string">
            <text:p>rsWIEDERHOLE = rsWaehleAnfangswert + 1;</text:p>
          </table:table-cell>
          <table:table-cell table:formula="of:=IF([$org.A121]&lt;&gt;&quot;&quot;;CONCATENATE(&quot;'&quot;;[$org.F121];&quot;',&quot;);[$org.F121])" office:value-type="string" office:string-value="'RÉPÉTEZ'," calcext:value-type="string">
            <text:p>'RÉPÉTEZ',</text:p>
          </table:table-cell>
        </table:table-row>
        <table:table-row table:style-name="ro1">
          <table:table-cell table:formula="of:=IF([$org.A122]&lt;&gt;&quot;&quot;;[$org.A122];&quot;&quot;)" office:value-type="float" office:value="109" calcext:value-type="float">
            <text:p>109</text:p>
          </table:table-cell>
          <table:table-cell table:formula="of:=IF([$org.A122]&lt;&gt;&quot;&quot;;CONCATENATE([$org.B122];&quot; = &quot;;[$org.B121];&quot; + 1;&quot;);[$org.B122])" office:value-type="string" office:string-value="rsWIEDERHOLE1 = rsWIEDERHOLE + 1;" calcext:value-type="string">
            <text:p>rsWIEDERHOLE1 = rsWIEDERHOLE + 1;</text:p>
          </table:table-cell>
          <table:table-cell table:formula="of:=IF([$org.A122]&lt;&gt;&quot;&quot;;CONCATENATE(&quot;'&quot;;[$org.F122];&quot;',&quot;);[$org.F122])" office:value-type="string" office:string-value="'  REPETITION'," calcext:value-type="string">
            <text:p>' <text:s/>REPETITION',</text:p>
          </table:table-cell>
        </table:table-row>
        <table:table-row table:style-name="ro1">
          <table:table-cell table:formula="of:=IF([$org.A123]&lt;&gt;&quot;&quot;;[$org.A123];&quot;&quot;)" office:value-type="float" office:value="110" calcext:value-type="float">
            <text:p>110</text:p>
          </table:table-cell>
          <table:table-cell table:formula="of:=IF([$org.A123]&lt;&gt;&quot;&quot;;CONCATENATE([$org.B123];&quot; = &quot;;[$org.B122];&quot; + 1;&quot;);[$org.B123])" office:value-type="string" office:string-value="rsWaehleNeueKonfig = rsWIEDERHOLE1 + 1;" calcext:value-type="string">
            <text:p>rsWaehleNeueKonfig = rsWIEDERHOLE1 + 1;</text:p>
          </table:table-cell>
          <table:table-cell table:formula="of:=IF([$org.A123]&lt;&gt;&quot;&quot;;CONCATENATE(&quot;'&quot;;[$org.F123];&quot;',&quot;);[$org.F123])" office:value-type="string" office:string-value="'    choisissez une nouvelle configuration, qui est une petite modification de la'," calcext:value-type="string">
            <text:p>' <text:s text:c="3"/>choisissez une nouvelle configuration, qui est une petite modification de la',</text:p>
          </table:table-cell>
        </table:table-row>
        <table:table-row table:style-name="ro1">
          <table:table-cell table:formula="of:=IF([$org.A124]&lt;&gt;&quot;&quot;;[$org.A124];&quot;&quot;)" office:value-type="float" office:value="111" calcext:value-type="float">
            <text:p>111</text:p>
          </table:table-cell>
          <table:table-cell table:formula="of:=IF([$org.A124]&lt;&gt;&quot;&quot;;CONCATENATE([$org.B124];&quot; = &quot;;[$org.B123];&quot; + 1;&quot;);[$org.B124])" office:value-type="string" office:string-value="rsAltenKonfiguration = rsWaehleNeueKonfig + 1;" calcext:value-type="string">
            <text:p>rsAltenKonfiguration = rsWaehleNeueKonfig + 1;</text:p>
          </table:table-cell>
          <table:table-cell table:formula="of:=IF([$org.A124]&lt;&gt;&quot;&quot;;CONCATENATE(&quot;'&quot;;[$org.F124];&quot;',&quot;);[$org.F124])" office:value-type="string" office:string-value="'    ancienne configuration ;'," calcext:value-type="string">
            <text:p>' <text:s text:c="3"/>ancienne configuration ;',</text:p>
          </table:table-cell>
        </table:table-row>
        <table:table-row table:style-name="ro1">
          <table:table-cell table:formula="of:=IF([$org.A125]&lt;&gt;&quot;&quot;;[$org.A125];&quot;&quot;)" office:value-type="float" office:value="112" calcext:value-type="float">
            <text:p>112</text:p>
          </table:table-cell>
          <table:table-cell table:formula="of:=IF([$org.A125]&lt;&gt;&quot;&quot;;CONCATENATE([$org.B125];&quot; = &quot;;[$org.B124];&quot; + 1;&quot;);[$org.B125])" office:value-type="string" office:string-value="rsBerechneQualitaetsfkt = rsAltenKonfiguration + 1;" calcext:value-type="string">
            <text:p>rsBerechneQualitaetsfkt = rsAltenKonfiguration + 1;</text:p>
          </table:table-cell>
          <table:table-cell table:formula="of:=IF([$org.A125]&lt;&gt;&quot;&quot;;CONCATENATE(&quot;'&quot;;[$org.F125];&quot;',&quot;);[$org.F125])" office:value-type="string" office:string-value="'    calcule la fonction de qualité Q de la nouvelle configuration ;'," calcext:value-type="string">
            <text:p>' <text:s text:c="3"/>calcule la fonction de qualité Q de la nouvelle configuration ;',</text:p>
          </table:table-cell>
        </table:table-row>
        <table:table-row table:style-name="ro1">
          <table:table-cell table:formula="of:=IF([$org.A126]&lt;&gt;&quot;&quot;;[$org.A126];&quot;&quot;)" office:value-type="float" office:value="113" calcext:value-type="float">
            <text:p>113</text:p>
          </table:table-cell>
          <table:table-cell table:formula="of:=IF([$org.A126]&lt;&gt;&quot;&quot;;CONCATENATE([$org.B126];&quot; = &quot;;[$org.B125];&quot; + 1;&quot;);[$org.B126])" office:value-type="string" office:string-value="rsDEQneuQalt = rsBerechneQualitaetsfkt + 1;" calcext:value-type="string">
            <text:p>rsDEQneuQalt = rsBerechneQualitaetsfkt + 1;</text:p>
          </table:table-cell>
          <table:table-cell table:formula="of:=IF([$org.A126]&lt;&gt;&quot;&quot;;CONCATENATE(&quot;'&quot;;[$org.F126];&quot;',&quot;);[$org.F126])" office:value-type="string" office:string-value="'    DE:=Q(nouveau)-Q(ancien) ;'," calcext:value-type="string">
            <text:p>' <text:s text:c="3"/>DE:=Q(nouveau)-Q(ancien) ;',</text:p>
          </table:table-cell>
        </table:table-row>
        <table:table-row table:style-name="ro1">
          <table:table-cell table:formula="of:=IF([$org.A127]&lt;&gt;&quot;&quot;;[$org.A127];&quot;&quot;)" office:value-type="float" office:value="114" calcext:value-type="float">
            <text:p>114</text:p>
          </table:table-cell>
          <table:table-cell table:formula="of:=IF([$org.A127]&lt;&gt;&quot;&quot;;CONCATENATE([$org.B127];&quot; = &quot;;[$org.B126];&quot; + 1;&quot;);[$org.B127])" office:value-type="string" office:string-value="rsWENNDE0 = rsDEQneuQalt + 1;" calcext:value-type="string">
            <text:p>rsWENNDE0 = rsDEQneuQalt + 1;</text:p>
          </table:table-cell>
          <table:table-cell table:formula="of:=IF([$org.A127]&lt;&gt;&quot;&quot;;CONCATENATE(&quot;'&quot;;[$org.F127];&quot;',&quot;);[$org.F127])" office:value-type="string" office:string-value="'    SI DE&lt;0'," calcext:value-type="string">
            <text:p>' <text:s text:c="3"/>SI DE&lt;0',</text:p>
          </table:table-cell>
        </table:table-row>
        <table:table-row table:style-name="ro1">
          <table:table-cell table:formula="of:=IF([$org.A128]&lt;&gt;&quot;&quot;;[$org.A128];&quot;&quot;)" office:value-type="float" office:value="115" calcext:value-type="float">
            <text:p>115</text:p>
          </table:table-cell>
          <table:table-cell table:formula="of:=IF([$org.A128]&lt;&gt;&quot;&quot;;CONCATENATE([$org.B128];&quot; = &quot;;[$org.B127];&quot; + 1;&quot;);[$org.B128])" office:value-type="string" office:string-value="rsDANNAlteKonfigneueKonfig = rsWENNDE0 + 1;" calcext:value-type="string">
            <text:p>rsDANNAlteKonfigneueKonfig = rsWENNDE0 + 1;</text:p>
          </table:table-cell>
          <table:table-cell table:formula="of:=IF([$org.A128]&lt;&gt;&quot;&quot;;CONCATENATE(&quot;'&quot;;[$org.F128];&quot;',&quot;);[$org.F128])" office:value-type="string" office:string-value="'       ALORS ancienne configuration:=nouvelle configuration'," calcext:value-type="string">
            <text:p>' <text:s text:c="6"/>ALORS ancienne configuration:=nouvelle configuration',</text:p>
          </table:table-cell>
        </table:table-row>
        <table:table-row table:style-name="ro1">
          <table:table-cell table:formula="of:=IF([$org.A129]&lt;&gt;&quot;&quot;;[$org.A129];&quot;&quot;)" office:value-type="float" office:value="116" calcext:value-type="float">
            <text:p>116</text:p>
          </table:table-cell>
          <table:table-cell table:formula="of:=IF([$org.A129]&lt;&gt;&quot;&quot;;CONCATENATE([$org.B129];&quot; = &quot;;[$org.B128];&quot; + 1;&quot;);[$org.B129])" office:value-type="string" office:string-value="rsSONSTWENNZufallszahlexpDEkT = rsDANNAlteKonfigneueKonfig + 1;" calcext:value-type="string">
            <text:p>rsSONSTWENNZufallszahlexpDEkT = rsDANNAlteKonfigneueKonfig + 1;</text:p>
          </table:table-cell>
          <table:table-cell table:formula="of:=IF([$org.A129]&lt;&gt;&quot;&quot;;CONCATENATE(&quot;'&quot;;[$org.F129];&quot;',&quot;);[$org.F129])" office:value-type="string" office:string-value="'       SI nombre aléatoire&lt;exp(-DE/(kT))'," calcext:value-type="string">
            <text:p>' <text:s text:c="6"/>SI nombre aléatoire&lt;exp(-DE/(kT))',</text:p>
          </table:table-cell>
        </table:table-row>
        <table:table-row table:style-name="ro1">
          <table:table-cell table:formula="of:=IF([$org.A130]&lt;&gt;&quot;&quot;;[$org.A130];&quot;&quot;)" office:value-type="float" office:value="117" calcext:value-type="float">
            <text:p>117</text:p>
          </table:table-cell>
          <table:table-cell table:formula="of:=IF([$org.A130]&lt;&gt;&quot;&quot;;CONCATENATE([$org.B130];&quot; = &quot;;[$org.B129];&quot; + 1;&quot;);[$org.B130])" office:value-type="string" office:string-value="rsDANNAlteKonfigneueKonfig1 = rsSONSTWENNZufallszahlexpDEkT + 1;" calcext:value-type="string">
            <text:p>rsDANNAlteKonfigneueKonfig1 = rsSONSTWENNZufallszahlexpDEkT + 1;</text:p>
          </table:table-cell>
          <table:table-cell table:formula="of:=IF([$org.A130]&lt;&gt;&quot;&quot;;CONCATENATE(&quot;'&quot;;[$org.F130];&quot;',&quot;);[$org.F130])" office:value-type="string" office:string-value="'             ALORS ancienne configuration:=nouvelle configuration'," calcext:value-type="string">
            <text:p>' <text:s text:c="12"/>ALORS ancienne configuration:=nouvelle configuration',</text:p>
          </table:table-cell>
        </table:table-row>
        <table:table-row table:style-name="ro1">
          <table:table-cell table:formula="of:=IF([$org.A131]&lt;&gt;&quot;&quot;;[$org.A131];&quot;&quot;)" office:value-type="float" office:value="118" calcext:value-type="float">
            <text:p>118</text:p>
          </table:table-cell>
          <table:table-cell table:formula="of:=IF([$org.A131]&lt;&gt;&quot;&quot;;CONCATENATE([$org.B131];&quot; = &quot;;[$org.B130];&quot; + 1;&quot;);[$org.B131])" office:value-type="string" office:string-value="rsWENNDET = rsDANNAlteKonfigneueKonfig1 + 1;" calcext:value-type="string">
            <text:p>rsWENNDET = rsDANNAlteKonfigneueKonfig1 + 1;</text:p>
          </table:table-cell>
          <table:table-cell table:formula="of:=IF([$org.A131]&lt;&gt;&quot;&quot;;CONCATENATE(&quot;'&quot;;[$org.F131];&quot;',&quot;);[$org.F131])" office:value-type="string" office:string-value="'    SI DE&lt;T'," calcext:value-type="string">
            <text:p>' <text:s text:c="3"/>SI DE&lt;T',</text:p>
          </table:table-cell>
        </table:table-row>
        <table:table-row table:style-name="ro1">
          <table:table-cell table:formula="of:=IF([$org.A132]&lt;&gt;&quot;&quot;;[$org.A132];&quot;&quot;)" office:value-type="float" office:value="119" calcext:value-type="float">
            <text:p>119</text:p>
          </table:table-cell>
          <table:table-cell table:formula="of:=IF([$org.A132]&lt;&gt;&quot;&quot;;CONCATENATE([$org.B132];&quot; = &quot;;[$org.B131];&quot; + 1;&quot;);[$org.B132])" office:value-type="string" office:string-value="rsDANNAlteKonfigneueKonfig2 = rsWENNDET + 1;" calcext:value-type="string">
            <text:p>rsDANNAlteKonfigneueKonfig2 = rsWENNDET + 1;</text:p>
          </table:table-cell>
          <table:table-cell table:formula="of:=IF([$org.A132]&lt;&gt;&quot;&quot;;CONCATENATE(&quot;'&quot;;[$org.F132];&quot;',&quot;);[$org.F132])" office:value-type="string" office:string-value="'       ALORS ancienne configuration:=nouvelle configuration '," calcext:value-type="string">
            <text:p>' <text:s text:c="6"/>ALORS ancienne configuration:=nouvelle configuration ',</text:p>
          </table:table-cell>
        </table:table-row>
        <table:table-row table:style-name="ro1">
          <table:table-cell table:formula="of:=IF([$org.A133]&lt;&gt;&quot;&quot;;[$org.A133];&quot;&quot;)" office:value-type="float" office:value="120" calcext:value-type="float">
            <text:p>120</text:p>
          </table:table-cell>
          <table:table-cell table:formula="of:=IF([$org.A133]&lt;&gt;&quot;&quot;;CONCATENATE([$org.B133];&quot; = &quot;;[$org.B132];&quot; + 1;&quot;);[$org.B133])" office:value-type="string" office:string-value="rsBISrQualitaetOk = rsDANNAlteKonfigneueKonfig2 + 1;" calcext:value-type="string">
            <text:p>rsBISrQualitaetOk = rsDANNAlteKonfigneueKonfig2 + 1;</text:p>
          </table:table-cell>
          <table:table-cell table:formula="of:=IF([$org.A133]&lt;&gt;&quot;&quot;;CONCATENATE(&quot;'&quot;;[$org.F133];&quot;',&quot;);[$org.F133])" office:value-type="string" office:string-value="'  BIS longtemps pas de dégradation de la qualité ;'," calcext:value-type="string">
            <text:p>' <text:s/>BIS longtemps pas de dégradation de la qualité ;',</text:p>
          </table:table-cell>
        </table:table-row>
        <table:table-row table:style-name="ro1">
          <table:table-cell table:formula="of:=IF([$org.A134]&lt;&gt;&quot;&quot;;[$org.A134];&quot;&quot;)" office:value-type="float" office:value="121" calcext:value-type="float">
            <text:p>121</text:p>
          </table:table-cell>
          <table:table-cell table:formula="of:=IF([$org.A134]&lt;&gt;&quot;&quot;;CONCATENATE([$org.B134];&quot; = &quot;;[$org.B133];&quot; + 1;&quot;);[$org.B134])" office:value-type="string" office:string-value="rsVerringereT = rsBISrQualitaetOk + 1;" calcext:value-type="string">
            <text:p>rsVerringereT = rsBISrQualitaetOk + 1;</text:p>
          </table:table-cell>
          <table:table-cell table:formula="of:=IF([$org.A134]&lt;&gt;&quot;&quot;;CONCATENATE(&quot;'&quot;;[$org.F134];&quot;',&quot;);[$org.F134])" office:value-type="string" office:string-value="'  diminution de T ;'," calcext:value-type="string">
            <text:p>' <text:s/>diminution de T ;',</text:p>
          </table:table-cell>
        </table:table-row>
        <table:table-row table:style-name="ro1">
          <table:table-cell table:formula="of:=IF([$org.A135]&lt;&gt;&quot;&quot;;[$org.A135];&quot;&quot;)" office:value-type="float" office:value="122" calcext:value-type="float">
            <text:p>122</text:p>
          </table:table-cell>
          <table:table-cell table:formula="of:=IF([$org.A135]&lt;&gt;&quot;&quot;;CONCATENATE([$org.B135];&quot; = &quot;;[$org.B134];&quot; + 1;&quot;);[$org.B135])" office:value-type="string" office:string-value="rsBISQualitaetsfktKonst = rsVerringereT + 1;" calcext:value-type="string">
            <text:p>rsBISQualitaetsfktKonst = rsVerringereT + 1;</text:p>
          </table:table-cell>
          <table:table-cell table:formula="of:=IF([$org.A135]&lt;&gt;&quot;&quot;;CONCATENATE(&quot;'&quot;;[$org.F135];&quot;',&quot;);[$org.F135])" office:value-type="string" office:string-value="'JUSQU'A plus du tout de diminution de la fonction qualité ;'," calcext:value-type="string">
            <text:p>'JUSQU'A plus du tout de diminution de la fonction qualité ;',</text:p>
          </table:table-cell>
        </table:table-row>
        <table:table-row table:style-name="ro1">
          <table:table-cell table:formula="of:=IF([$org.A136]&lt;&gt;&quot;&quot;;[$org.A136];&quot;&quot;)" office:value-type="float" office:value="123" calcext:value-type="float">
            <text:p>123</text:p>
          </table:table-cell>
          <table:table-cell table:formula="of:=IF([$org.A136]&lt;&gt;&quot;&quot;;CONCATENATE([$org.B136];&quot; = &quot;;[$org.B135];&quot; + 1;&quot;);[$org.B136])" office:value-type="string" office:string-value="rsENDE = rsBISQualitaetsfktKonst + 1;" calcext:value-type="string">
            <text:p>rsENDE = rsBISQualitaetsfktKonst + 1;</text:p>
          </table:table-cell>
          <table:table-cell table:formula="of:=IF([$org.A136]&lt;&gt;&quot;&quot;;CONCATENATE(&quot;'&quot;;[$org.F136];&quot;',&quot;);[$org.F136])" office:value-type="string" office:string-value="'FIN.'," calcext:value-type="string">
            <text:p>'FIN.',</text:p>
          </table:table-cell>
        </table:table-row>
        <table:table-row table:style-name="ro1">
          <table:table-cell table:formula="of:=IF([$org.A137]&lt;&gt;&quot;&quot;;[$org.A137];&quot;&quot;)" office:value-type="float" office:value="124" calcext:value-type="float">
            <text:p>124</text:p>
          </table:table-cell>
          <table:table-cell table:formula="of:=IF([$org.A137]&lt;&gt;&quot;&quot;;CONCATENATE([$org.B137];&quot; = &quot;;[$org.B136];&quot; + 1;&quot;);[$org.B137])" office:value-type="string" office:string-value="rsKlickZwischenloesung = rsENDE + 1;" calcext:value-type="string">
            <text:p>rsKlickZwischenloesung = rsENDE + 1;</text:p>
          </table:table-cell>
          <table:table-cell table:formula="of:=IF([$org.A137]&lt;&gt;&quot;&quot;;CONCATENATE(&quot;'&quot;;[$org.F137];&quot;',&quot;);[$org.F137])" office:value-type="string" office:string-value="'Après avoir cliqué avec la souris sur une solution intermédiaire, le circuit s'anime dans le graphique.'," calcext:value-type="string">
            <text:p>'Après avoir cliqué avec la souris sur une solution intermédiaire, le circuit s'anime dans le graphique.',</text:p>
          </table:table-cell>
        </table:table-row>
        <table:table-row table:style-name="ro1">
          <table:table-cell table:formula="of:=IF([$org.A138]&lt;&gt;&quot;&quot;;[$org.A138];&quot;&quot;)" office:value-type="float" office:value="125" calcext:value-type="float">
            <text:p>125</text:p>
          </table:table-cell>
          <table:table-cell table:formula="of:=IF([$org.A138]&lt;&gt;&quot;&quot;;CONCATENATE([$org.B138];&quot; = &quot;;[$org.B137];&quot; + 1;&quot;);[$org.B138])" office:value-type="string" office:string-value="rsInfoSalesmanB0 = rsKlickZwischenloesung + 1;" calcext:value-type="string">
            <text:p>rsInfoSalesmanB0 = rsKlickZwischenloesung + 1;</text:p>
          </table:table-cell>
          <table:table-cell table:formula="of:=IF([$org.A138]&lt;&gt;&quot;&quot;;CONCATENATE(&quot;'&quot;;[$org.F138];&quot;',&quot;);[$org.F138])" office:value-type="string" office:string-value="'Informations sur le circuit du voyageur de commerce II'," calcext:value-type="string">
            <text:p>'Informations sur le circuit du voyageur de commerce II',</text:p>
          </table:table-cell>
        </table:table-row>
        <table:table-row table:style-name="ro1">
          <table:table-cell table:formula="of:=IF([$org.A139]&lt;&gt;&quot;&quot;;[$org.A139];&quot;&quot;)" office:value-type="float" office:value="126" calcext:value-type="float">
            <text:p>126</text:p>
          </table:table-cell>
          <table:table-cell table:formula="of:=IF([$org.A139]&lt;&gt;&quot;&quot;;CONCATENATE([$org.B139];&quot; = &quot;;[$org.B138];&quot; + 1;&quot;);[$org.B139])" office:value-type="string" office:string-value="rsInfoSalesmanB1 = rsInfoSalesmanB0 + 1;" calcext:value-type="string">
            <text:p>rsInfoSalesmanB1 = rsInfoSalesmanB0 + 1;</text:p>
          </table:table-cell>
          <table:table-cell table:formula="of:=IF([$org.A139]&lt;&gt;&quot;&quot;;CONCATENATE(&quot;'&quot;;[$org.F139];&quot;',&quot;);[$org.F139])" office:value-type="string" office:string-value="'Le programme essaie de déterminer un circuit de manière à ce que la distance parcourue soit la plus petite possible. Les lieux peuvent être visités plusieurs fois et les routes peuvent parfois être traversées dans les deux sens.'," calcext:value-type="string">
            <text:p>'Le programme essaie de déterminer un circuit de manière à ce que la distance parcourue soit la plus petite possible. Les lieux peuvent être visités plusieurs fois et les routes peuvent parfois être traversées dans les deux sens.',</text:p>
          </table:table-cell>
        </table:table-row>
        <table:table-row table:style-name="ro1">
          <table:table-cell table:formula="of:=IF([$org.A140]&lt;&gt;&quot;&quot;;[$org.A140];&quot;&quot;)" office:value-type="float" office:value="127" calcext:value-type="float">
            <text:p>127</text:p>
          </table:table-cell>
          <table:table-cell table:formula="of:=IF([$org.A140]&lt;&gt;&quot;&quot;;CONCATENATE([$org.B140];&quot; = &quot;;[$org.B139];&quot; + 1;&quot;);[$org.B140])" office:value-type="string" office:string-value="rsInfoSalesmanB2 = rsInfoSalesmanB1 + 1;" calcext:value-type="string">
            <text:p>rsInfoSalesmanB2 = rsInfoSalesmanB1 + 1;</text:p>
          </table:table-cell>
          <table:table-cell table:formula="of:=IF([$org.A140]&lt;&gt;&quot;&quot;;CONCATENATE(&quot;'&quot;;[$org.F140];&quot;',&quot;);[$org.F140])" office:value-type="string" office:string-value="'Les lieux et les distances peuvent être choisis librement.'," calcext:value-type="string">
            <text:p>'Les lieux et les distances peuvent être choisis librement.',</text:p>
          </table:table-cell>
        </table:table-row>
        <table:table-row table:style-name="ro1">
          <table:table-cell table:formula="of:=IF([$org.A141]&lt;&gt;&quot;&quot;;[$org.A141];&quot;&quot;)" office:value-type="float" office:value="128" calcext:value-type="float">
            <text:p>128</text:p>
          </table:table-cell>
          <table:table-cell table:formula="of:=IF([$org.A141]&lt;&gt;&quot;&quot;;CONCATENATE([$org.B141];&quot; = &quot;;[$org.B140];&quot; + 1;&quot;);[$org.B141])" office:value-type="string" office:string-value="rsInfoSalesmanB3 = rsInfoSalesmanB2 + 1;" calcext:value-type="string">
            <text:p>rsInfoSalesmanB3 = rsInfoSalesmanB2 + 1;</text:p>
          </table:table-cell>
          <table:table-cell table:formula="of:=IF([$org.A141]&lt;&gt;&quot;&quot;;CONCATENATE(&quot;'&quot;;[$org.F141];&quot;',&quot;);[$org.F141])" office:value-type="string" office:string-value="'Une case vide ou un 0 dans la matrice des distances signifie : pas de liaison.'," calcext:value-type="string">
            <text:p>'Une case vide ou un 0 dans la matrice des distances signifie : pas de liaison.',</text:p>
          </table:table-cell>
        </table:table-row>
        <table:table-row table:style-name="ro1">
          <table:table-cell table:formula="of:=IF([$org.A142]&lt;&gt;&quot;&quot;;[$org.A142];&quot;&quot;)" office:value-type="float" office:value="129" calcext:value-type="float">
            <text:p>129</text:p>
          </table:table-cell>
          <table:table-cell table:formula="of:=IF([$org.A142]&lt;&gt;&quot;&quot;;CONCATENATE([$org.B142];&quot; = &quot;;[$org.B141];&quot; + 1;&quot;);[$org.B142])" office:value-type="string" office:string-value="rsInfoSalesmanB4 = rsInfoSalesmanB3 + 1;" calcext:value-type="string">
            <text:p>rsInfoSalesmanB4 = rsInfoSalesmanB3 + 1;</text:p>
          </table:table-cell>
          <table:table-cell table:formula="of:=IF([$org.A142]&lt;&gt;&quot;&quot;;CONCATENATE(&quot;'&quot;;[$org.F142];&quot;',&quot;);[$org.F142])" office:value-type="string" office:string-value="'Les rues à sens unique sont représentées en jaune ou en aqua selon la direction.'," calcext:value-type="string">
            <text:p>'Les rues à sens unique sont représentées en jaune ou en aqua selon la direction.',</text:p>
          </table:table-cell>
        </table:table-row>
        <table:table-row table:style-name="ro1">
          <table:table-cell table:formula="of:=IF([$org.A143]&lt;&gt;&quot;&quot;;[$org.A143];&quot;&quot;)" office:value-type="float" office:value="130" calcext:value-type="float">
            <text:p>130</text:p>
          </table:table-cell>
          <table:table-cell table:formula="of:=IF([$org.A143]&lt;&gt;&quot;&quot;;CONCATENATE([$org.B143];&quot; = &quot;;[$org.B142];&quot; + 1;&quot;);[$org.B143])" office:value-type="string" office:string-value="rsInfoZahlenraetsel0 = rsInfoSalesmanB4 + 1;" calcext:value-type="string">
            <text:p>rsInfoZahlenraetsel0 = rsInfoSalesmanB4 + 1;</text:p>
          </table:table-cell>
          <table:table-cell table:formula="of:=IF([$org.A143]&lt;&gt;&quot;&quot;;CONCATENATE(&quot;'&quot;;[$org.F143];&quot;',&quot;);[$org.F143])" office:value-type="string" office:string-value="'Informations sur la solution de l'énigme numérique'," calcext:value-type="string">
            <text:p>'Informations sur la solution de l'énigme numérique',</text:p>
          </table:table-cell>
        </table:table-row>
        <table:table-row table:style-name="ro1">
          <table:table-cell table:formula="of:=IF([$org.A144]&lt;&gt;&quot;&quot;;[$org.A144];&quot;&quot;)" office:value-type="float" office:value="131" calcext:value-type="float">
            <text:p>131</text:p>
          </table:table-cell>
          <table:table-cell table:formula="of:=IF([$org.A144]&lt;&gt;&quot;&quot;;CONCATENATE([$org.B144];&quot; = &quot;;[$org.B143];&quot; + 1;&quot;);[$org.B144])" office:value-type="string" office:string-value="rsInfoZahlenraetsel1 = rsInfoZahlenraetsel0 + 1;" calcext:value-type="string">
            <text:p>rsInfoZahlenraetsel1 = rsInfoZahlenraetsel0 + 1;</text:p>
          </table:table-cell>
          <table:table-cell table:formula="of:=IF([$org.A144]&lt;&gt;&quot;&quot;;CONCATENATE(&quot;'&quot;;[$org.F144];&quot;',&quot;);[$org.F144])" office:value-type="string" office:string-value="'Comme il est d'usage pour les énigmes numériques, chaque lettre représente un chiffre.'," calcext:value-type="string">
            <text:p>'Comme il est d'usage pour les énigmes numériques, chaque lettre représente un chiffre.',</text:p>
          </table:table-cell>
        </table:table-row>
        <table:table-row table:style-name="ro1">
          <table:table-cell table:formula="of:=IF([$org.A145]&lt;&gt;&quot;&quot;;[$org.A145];&quot;&quot;)" office:value-type="float" office:value="132" calcext:value-type="float">
            <text:p>132</text:p>
          </table:table-cell>
          <table:table-cell table:formula="of:=IF([$org.A145]&lt;&gt;&quot;&quot;;CONCATENATE([$org.B145];&quot; = &quot;;[$org.B144];&quot; + 1;&quot;);[$org.B145])" office:value-type="string" office:string-value="rsInfoZahlenraetsel2 = rsInfoZahlenraetsel1 + 1;" calcext:value-type="string">
            <text:p>rsInfoZahlenraetsel2 = rsInfoZahlenraetsel1 + 1;</text:p>
          </table:table-cell>
          <table:table-cell table:formula="of:=IF([$org.A145]&lt;&gt;&quot;&quot;;CONCATENATE(&quot;'&quot;;[$org.F145];&quot;',&quot;);[$org.F145])" office:value-type="string" office:string-value="'Le programme recherche toutes les solutions par tâtonnement.'," calcext:value-type="string">
            <text:p>'Le programme recherche toutes les solutions par tâtonnement.',</text:p>
          </table:table-cell>
        </table:table-row>
        <table:table-row table:style-name="ro1">
          <table:table-cell table:formula="of:=IF([$org.A146]&lt;&gt;&quot;&quot;;[$org.A146];&quot;&quot;)" office:value-type="float" office:value="133" calcext:value-type="float">
            <text:p>133</text:p>
          </table:table-cell>
          <table:table-cell table:formula="of:=IF([$org.A146]&lt;&gt;&quot;&quot;;CONCATENATE([$org.B146];&quot; = &quot;;[$org.B145];&quot; + 1;&quot;);[$org.B146])" office:value-type="string" office:string-value="rsInfoHausVomNikolaus0 = rsInfoZahlenraetsel2 + 1;" calcext:value-type="string">
            <text:p>rsInfoHausVomNikolaus0 = rsInfoZahlenraetsel2 + 1;</text:p>
          </table:table-cell>
          <table:table-cell table:formula="of:=IF([$org.A146]&lt;&gt;&quot;&quot;;CONCATENATE(&quot;'&quot;;[$org.F146];&quot;',&quot;);[$org.F146])" office:value-type="string" office:string-value="'Informations sur la maison du Père Noël'," calcext:value-type="string">
            <text:p>'Informations sur la maison du Père Noël',</text:p>
          </table:table-cell>
        </table:table-row>
        <table:table-row table:style-name="ro1">
          <table:table-cell table:formula="of:=IF([$org.A147]&lt;&gt;&quot;&quot;;[$org.A147];&quot;&quot;)" office:value-type="float" office:value="134" calcext:value-type="float">
            <text:p>134</text:p>
          </table:table-cell>
          <table:table-cell table:formula="of:=IF([$org.A147]&lt;&gt;&quot;&quot;;CONCATENATE([$org.B147];&quot; = &quot;;[$org.B146];&quot; + 1;&quot;);[$org.B147])" office:value-type="string" office:string-value="rsInfoHausVomNikolaus1 = rsInfoHausVomNikolaus0 + 1;" calcext:value-type="string">
            <text:p>rsInfoHausVomNikolaus1 = rsInfoHausVomNikolaus0 + 1;</text:p>
          </table:table-cell>
          <table:table-cell table:formula="of:=IF([$org.A147]&lt;&gt;&quot;&quot;;CONCATENATE(&quot;'&quot;;[$org.F147];&quot;',&quot;);[$org.F147])" office:value-type="string" office:string-value="'Le programme peut trouver toutes les solutions du problème connu.'," calcext:value-type="string">
            <text:p>'Le programme peut trouver toutes les solutions du problème connu.',</text:p>
          </table:table-cell>
        </table:table-row>
        <table:table-row table:style-name="ro1">
          <table:table-cell table:formula="of:=IF([$org.A148]&lt;&gt;&quot;&quot;;[$org.A148];&quot;&quot;)" office:value-type="float" office:value="135" calcext:value-type="float">
            <text:p>135</text:p>
          </table:table-cell>
          <table:table-cell table:formula="of:=IF([$org.A148]&lt;&gt;&quot;&quot;;CONCATENATE([$org.B148];&quot; = &quot;;[$org.B147];&quot; + 1;&quot;);[$org.B148])" office:value-type="string" office:string-value="rsInfoHausVomNikolaus2 = rsInfoHausVomNikolaus1 + 1;" calcext:value-type="string">
            <text:p>rsInfoHausVomNikolaus2 = rsInfoHausVomNikolaus1 + 1;</text:p>
          </table:table-cell>
          <table:table-cell table:formula="of:=IF([$org.A148]&lt;&gt;&quot;&quot;;CONCATENATE(&quot;'&quot;;[$org.F148];&quot;',&quot;);[$org.F148])" office:value-type="string" office:string-value="'Le point de départ peut être choisi librement'," calcext:value-type="string">
            <text:p>'Le point de départ peut être choisi librement',</text:p>
          </table:table-cell>
        </table:table-row>
        <table:table-row table:style-name="ro1">
          <table:table-cell table:formula="of:=IF([$org.A149]&lt;&gt;&quot;&quot;;[$org.A149];&quot;&quot;)" office:value-type="float" office:value="136" calcext:value-type="float">
            <text:p>136</text:p>
          </table:table-cell>
          <table:table-cell table:formula="of:=IF([$org.A149]&lt;&gt;&quot;&quot;;CONCATENATE([$org.B149];&quot; = &quot;;[$org.B148];&quot; + 1;&quot;);[$org.B149])" office:value-type="string" office:string-value="rsKlickLoesung = rsInfoHausVomNikolaus2 + 1;" calcext:value-type="string">
            <text:p>rsKlickLoesung = rsInfoHausVomNikolaus2 + 1;</text:p>
          </table:table-cell>
          <table:table-cell table:formula="of:=IF([$org.A149]&lt;&gt;&quot;&quot;;CONCATENATE(&quot;'&quot;;[$org.F149];&quot;',&quot;);[$org.F149])" office:value-type="string" office:string-value="'Après un clic de souris sur une solution, celle-ci est représentée de manière animée dans le graphique.'," calcext:value-type="string">
            <text:p>'Après un clic de souris sur une solution, celle-ci est représentée de manière animée dans le graphique.',</text:p>
          </table:table-cell>
        </table:table-row>
        <table:table-row table:style-name="ro1">
          <table:table-cell table:formula="of:=IF([$org.A150]&lt;&gt;&quot;&quot;;[$org.A150];&quot;&quot;)" office:value-type="float" office:value="137" calcext:value-type="float">
            <text:p>137</text:p>
          </table:table-cell>
          <table:table-cell table:formula="of:=IF([$org.A150]&lt;&gt;&quot;&quot;;CONCATENATE([$org.B150];&quot; = &quot;;[$org.B149];&quot; + 1;&quot;);[$org.B150])" office:value-type="string" office:string-value="rsInfoAutorouting0 = rsKlickLoesung + 1;" calcext:value-type="string">
            <text:p>rsInfoAutorouting0 = rsKlickLoesung + 1;</text:p>
          </table:table-cell>
          <table:table-cell table:formula="of:=IF([$org.A150]&lt;&gt;&quot;&quot;;CONCATENATE(&quot;'&quot;;[$org.F150];&quot;',&quot;);[$org.F150])" office:value-type="string" office:string-value="'Autorouting selon l'algorithme de Lee'," calcext:value-type="string">
            <text:p>'Autorouting selon l'algorithme de Lee',</text:p>
          </table:table-cell>
        </table:table-row>
        <table:table-row table:style-name="ro1">
          <table:table-cell table:formula="of:=IF([$org.A151]&lt;&gt;&quot;&quot;;[$org.A151];&quot;&quot;)" office:value-type="float" office:value="138" calcext:value-type="float">
            <text:p>138</text:p>
          </table:table-cell>
          <table:table-cell table:formula="of:=IF([$org.A151]&lt;&gt;&quot;&quot;;CONCATENATE([$org.B151];&quot; = &quot;;[$org.B150];&quot; + 1;&quot;);[$org.B151])" office:value-type="string" office:string-value="rsInfoAutorouting1 = rsInfoAutorouting0 + 1;" calcext:value-type="string">
            <text:p>rsInfoAutorouting1 = rsInfoAutorouting0 + 1;</text:p>
          </table:table-cell>
          <table:table-cell table:formula="of:=IF([$org.A151]&lt;&gt;&quot;&quot;;CONCATENATE(&quot;'&quot;;[$org.F151];&quot;',&quot;);[$org.F151])" office:value-type="string" office:string-value="'Le programme essaie de relier un certain nombre de points sans les croiser.'," calcext:value-type="string">
            <text:p>'Le programme essaie de relier un certain nombre de points sans les croiser.',</text:p>
          </table:table-cell>
        </table:table-row>
        <table:table-row table:style-name="ro1">
          <table:table-cell table:formula="of:=IF([$org.A152]&lt;&gt;&quot;&quot;;[$org.A152];&quot;&quot;)" office:value-type="float" office:value="139" calcext:value-type="float">
            <text:p>139</text:p>
          </table:table-cell>
          <table:table-cell table:formula="of:=IF([$org.A152]&lt;&gt;&quot;&quot;;CONCATENATE([$org.B152];&quot; = &quot;;[$org.B151];&quot; + 1;&quot;);[$org.B152])" office:value-type="string" office:string-value="rsInfoAutorouting2 = rsInfoAutorouting1 + 1;" calcext:value-type="string">
            <text:p>rsInfoAutorouting2 = rsInfoAutorouting1 + 1;</text:p>
          </table:table-cell>
          <table:table-cell table:formula="of:=IF([$org.A152]&lt;&gt;&quot;&quot;;CONCATENATE(&quot;'&quot;;[$org.F152];&quot;',&quot;);[$org.F152])" office:value-type="string" office:string-value="'L'arrière-plan pratique est par exemple la création d'un circuit imprimé.'," calcext:value-type="string">
            <text:p>'L'arrière-plan pratique est par exemple la création d'un circuit imprimé.',</text:p>
          </table:table-cell>
        </table:table-row>
        <table:table-row table:style-name="ro1">
          <table:table-cell table:formula="of:=IF([$org.A153]&lt;&gt;&quot;&quot;;[$org.A153];&quot;&quot;)" office:value-type="float" office:value="140" calcext:value-type="float">
            <text:p>140</text:p>
          </table:table-cell>
          <table:table-cell table:formula="of:=IF([$org.A153]&lt;&gt;&quot;&quot;;CONCATENATE([$org.B153];&quot; = &quot;;[$org.B152];&quot; + 1;&quot;);[$org.B153])" office:value-type="string" office:string-value="rsInfoLeeAlgo0 = rsInfoAutorouting2 + 1;" calcext:value-type="string">
            <text:p>rsInfoLeeAlgo0 = rsInfoAutorouting2 + 1;</text:p>
          </table:table-cell>
          <table:table-cell table:formula="of:=IF([$org.A153]&lt;&gt;&quot;&quot;;CONCATENATE(&quot;'&quot;;[$org.F153];&quot;',&quot;);[$org.F153])" office:value-type="string" office:string-value="'On laisse partir des ondes du point de départ jusqu'à ce que le point final soit atteint ou qu'il ne soit plus possible de générer un nouveau front d'onde.'," calcext:value-type="string">
            <text:p>'On laisse partir des ondes du point de départ jusqu'à ce que le point final soit atteint ou qu'il ne soit plus possible de générer un nouveau front d'onde.',</text:p>
          </table:table-cell>
        </table:table-row>
        <table:table-row table:style-name="ro1">
          <table:table-cell table:formula="of:=IF([$org.A154]&lt;&gt;&quot;&quot;;[$org.A154];&quot;&quot;)" office:value-type="float" office:value="141" calcext:value-type="float">
            <text:p>141</text:p>
          </table:table-cell>
          <table:table-cell table:formula="of:=IF([$org.A154]&lt;&gt;&quot;&quot;;CONCATENATE([$org.B154];&quot; = &quot;;[$org.B153];&quot; + 1;&quot;);[$org.B154])" office:value-type="string" office:string-value="rsInfoLeeAlgo1 = rsInfoLeeAlgo0 + 1;" calcext:value-type="string">
            <text:p>rsInfoLeeAlgo1 = rsInfoLeeAlgo0 + 1;</text:p>
          </table:table-cell>
          <table:table-cell table:formula="of:=IF([$org.A154]&lt;&gt;&quot;&quot;;CONCATENATE(&quot;'&quot;;[$org.F154];&quot;',&quot;);[$org.F154])" office:value-type="string" office:string-value="'Dans le premier cas, on retrace le chemin du point final au point initial (algorithme de Lee). Il s'agit également du chemin le plus court qui peut être généré.'," calcext:value-type="string">
            <text:p>'Dans le premier cas, on retrace le chemin du point final au point initial (algorithme de Lee). Il s'agit également du chemin le plus court qui peut être généré.',</text:p>
          </table:table-cell>
        </table:table-row>
        <table:table-row table:style-name="ro1">
          <table:table-cell table:formula="of:=IF([$org.A155]&lt;&gt;&quot;&quot;;[$org.A155];&quot;&quot;)" office:value-type="float" office:value="142" calcext:value-type="float">
            <text:p>142</text:p>
          </table:table-cell>
          <table:table-cell table:formula="of:=IF([$org.A155]&lt;&gt;&quot;&quot;;CONCATENATE([$org.B155];&quot; = &quot;;[$org.B154];&quot; + 1;&quot;);[$org.B155])" office:value-type="string" office:string-value="rsInfoLeeAlgo2 = rsInfoLeeAlgo1 + 1;" calcext:value-type="string">
            <text:p>rsInfoLeeAlgo2 = rsInfoLeeAlgo1 + 1;</text:p>
          </table:table-cell>
          <table:table-cell table:formula="of:=IF([$org.A155]&lt;&gt;&quot;&quot;;CONCATENATE(&quot;'&quot;;[$org.F155];&quot;',&quot;);[$org.F155])" office:value-type="string" office:string-value="'Dans le 2e cas - le point final n'a pas été atteint - un chemin déterminé précédemment est effacé et une nouvelle tentative est lancée. (Backtracking)'," calcext:value-type="string">
            <text:p>'Dans le 2e cas - le point final n'a pas été atteint - un chemin déterminé précédemment est effacé et une nouvelle tentative est lancée. (Backtracking)',</text:p>
          </table:table-cell>
        </table:table-row>
        <table:table-row table:style-name="ro1">
          <table:table-cell table:formula="of:=IF([$org.A156]&lt;&gt;&quot;&quot;;[$org.A156];&quot;&quot;)" office:value-type="float" office:value="143" calcext:value-type="float">
            <text:p>143</text:p>
          </table:table-cell>
          <table:table-cell table:formula="of:=IF([$org.A156]&lt;&gt;&quot;&quot;;CONCATENATE([$org.B156];&quot; = &quot;;[$org.B155];&quot; + 1;&quot;);[$org.B156])" office:value-type="string" office:string-value="rsSZBCt390Seite240 = rsInfoLeeAlgo2 + 1;" calcext:value-type="string">
            <text:p>rsSZBCt390Seite240 = rsInfoLeeAlgo2 + 1;</text:p>
          </table:table-cell>
          <table:table-cell table:formula="of:=IF([$org.A156]&lt;&gt;&quot;&quot;;CONCATENATE(&quot;'&quot;;[$org.F156];&quot;',&quot;);[$org.F156])" office:value-type="string" office:string-value="'(voir par exemple c''t 3/90 page 240).'," calcext:value-type="string">
            <text:p>'(voir par exemple c''t 3/90 page 240).',</text:p>
          </table:table-cell>
        </table:table-row>
        <table:table-row table:style-name="ro1">
          <table:table-cell table:formula="of:=IF([$org.A157]&lt;&gt;&quot;&quot;;[$org.A157];&quot;&quot;)" office:value-type="float" office:value="144" calcext:value-type="float">
            <text:p>144</text:p>
          </table:table-cell>
          <table:table-cell table:formula="of:=IF([$org.A157]&lt;&gt;&quot;&quot;;CONCATENATE([$org.B157];&quot; = &quot;;[$org.B156];&quot; + 1;&quot;);[$org.B157])" office:value-type="string" office:string-value="rsInfoAutorouting3 = rsSZBCt390Seite240 + 1;" calcext:value-type="string">
            <text:p>rsInfoAutorouting3 = rsSZBCt390Seite240 + 1;</text:p>
          </table:table-cell>
          <table:table-cell table:formula="of:=IF([$org.A157]&lt;&gt;&quot;&quot;;CONCATENATE(&quot;'&quot;;[$org.F157];&quot;',&quot;);[$org.F157])" office:value-type="string" office:string-value="'Le deuxième algorithme essaie de trouver le chemin directement. Il ne trouve pas toujours de solutions ! En outre, le comportement temporel est également moins bon.'," calcext:value-type="string">
            <text:p>'Le deuxième algorithme essaie de trouver le chemin directement. Il ne trouve pas toujours de solutions ! En outre, le comportement temporel est également moins bon.',</text:p>
          </table:table-cell>
        </table:table-row>
        <table:table-row table:style-name="ro1">
          <table:table-cell table:formula="of:=IF([$org.A158]&lt;&gt;&quot;&quot;;[$org.A158];&quot;&quot;)" office:value-type="float" office:value="145" calcext:value-type="float">
            <text:p>145</text:p>
          </table:table-cell>
          <table:table-cell table:formula="of:=IF([$org.A158]&lt;&gt;&quot;&quot;;CONCATENATE([$org.B158];&quot; = &quot;;[$org.B157];&quot; + 1;&quot;);[$org.B158])" office:value-type="string" office:string-value="rsVierFarbenProblem0 = rsInfoAutorouting3 + 1;" calcext:value-type="string">
            <text:p>rsVierFarbenProblem0 = rsInfoAutorouting3 + 1;</text:p>
          </table:table-cell>
          <table:table-cell table:formula="of:=IF([$org.A158]&lt;&gt;&quot;&quot;;CONCATENATE(&quot;'&quot;;[$org.F158];&quot;',&quot;);[$org.F158])" office:value-type="string" office:string-value="'Problème des quatre couleurs'," calcext:value-type="string">
            <text:p>'Problème des quatre couleurs',</text:p>
          </table:table-cell>
        </table:table-row>
        <table:table-row table:style-name="ro1">
          <table:table-cell table:formula="of:=IF([$org.A159]&lt;&gt;&quot;&quot;;[$org.A159];&quot;&quot;)" office:value-type="float" office:value="146" calcext:value-type="float">
            <text:p>146</text:p>
          </table:table-cell>
          <table:table-cell table:formula="of:=IF([$org.A159]&lt;&gt;&quot;&quot;;CONCATENATE([$org.B159];&quot; = &quot;;[$org.B158];&quot; + 1;&quot;);[$org.B159])" office:value-type="string" office:string-value="rsVierFarbenProblem1 = rsVierFarbenProblem0 + 1;" calcext:value-type="string">
            <text:p>rsVierFarbenProblem1 = rsVierFarbenProblem0 + 1;</text:p>
          </table:table-cell>
          <table:table-cell table:formula="of:=IF([$org.A159]&lt;&gt;&quot;&quot;;CONCATENATE(&quot;'&quot;;[$org.F159];&quot;',&quot;);[$org.F159])" office:value-type="string" office:string-value="'Le programme essaie de colorer un certain nombre de surfaces avec le moins de couleurs possible, de manière à ce que les surfaces ayant une limite commune n'aient pas la même couleur.'," calcext:value-type="string">
            <text:p>'Le programme essaie de colorer un certain nombre de surfaces avec le moins de couleurs possible, de manière à ce que les surfaces ayant une limite commune n'aient pas la même couleur.',</text:p>
          </table:table-cell>
        </table:table-row>
        <table:table-row table:style-name="ro1">
          <table:table-cell table:formula="of:=IF([$org.A160]&lt;&gt;&quot;&quot;;[$org.A160];&quot;&quot;)" office:value-type="float" office:value="147" calcext:value-type="float">
            <text:p>147</text:p>
          </table:table-cell>
          <table:table-cell table:formula="of:=IF([$org.A160]&lt;&gt;&quot;&quot;;CONCATENATE([$org.B160];&quot; = &quot;;[$org.B159];&quot; + 1;&quot;);[$org.B160])" office:value-type="string" office:string-value="rsVierFarbenProblem2 = rsVierFarbenProblem1 + 1;" calcext:value-type="string">
            <text:p>rsVierFarbenProblem2 = rsVierFarbenProblem1 + 1;</text:p>
          </table:table-cell>
          <table:table-cell table:formula="of:=IF([$org.A160]&lt;&gt;&quot;&quot;;CONCATENATE(&quot;'&quot;;[$org.F160];&quot;',&quot;);[$org.F160])" office:value-type="string" office:string-value="'Le contexte pratique est par exemple la création d'atlas (cartes politiques).'," calcext:value-type="string">
            <text:p>'Le contexte pratique est par exemple la création d'atlas (cartes politiques).',</text:p>
          </table:table-cell>
        </table:table-row>
        <table:table-row table:style-name="ro1">
          <table:table-cell table:formula="of:=IF([$org.A161]&lt;&gt;&quot;&quot;;[$org.A161];&quot;&quot;)" office:value-type="float" office:value="148" calcext:value-type="float">
            <text:p>148</text:p>
          </table:table-cell>
          <table:table-cell table:formula="of:=IF([$org.A161]&lt;&gt;&quot;&quot;;CONCATENATE([$org.B161];&quot; = &quot;;[$org.B160];&quot; + 1;&quot;);[$org.B161])" office:value-type="string" office:string-value="rsVierFarbenProblem3 = rsVierFarbenProblem2 + 1;" calcext:value-type="string">
            <text:p>rsVierFarbenProblem3 = rsVierFarbenProblem2 + 1;</text:p>
          </table:table-cell>
          <table:table-cell table:formula="of:=IF([$org.A161]&lt;&gt;&quot;&quot;;CONCATENATE(&quot;'&quot;;[$org.F161];&quot;',&quot;);[$org.F161])" office:value-type="string" office:string-value="'Le problème sous-jacent des quatre couleurs n'a été correctement démontré mathématiquement qu'il y a quelque temps.'," calcext:value-type="string">
            <text:p>'Le problème sous-jacent des quatre couleurs n'a été correctement démontré mathématiquement qu'il y a quelque temps.',</text:p>
          </table:table-cell>
        </table:table-row>
        <table:table-row table:style-name="ro1">
          <table:table-cell table:formula="of:=IF([$org.A162]&lt;&gt;&quot;&quot;;[$org.A162];&quot;&quot;)" office:value-type="float" office:value="149" calcext:value-type="float">
            <text:p>149</text:p>
          </table:table-cell>
          <table:table-cell table:formula="of:=IF([$org.A162]&lt;&gt;&quot;&quot;;CONCATENATE([$org.B162];&quot; = &quot;;[$org.B161];&quot; + 1;&quot;);[$org.B162])" office:value-type="string" office:string-value="rsVierFarbenProblem4 = rsVierFarbenProblem3 + 1;" calcext:value-type="string">
            <text:p>rsVierFarbenProblem4 = rsVierFarbenProblem3 + 1;</text:p>
          </table:table-cell>
          <table:table-cell table:formula="of:=IF([$org.A162]&lt;&gt;&quot;&quot;;CONCATENATE(&quot;'&quot;;[$org.F162];&quot;',&quot;);[$org.F162])" office:value-type="string" office:string-value="'Dans le programme, 20 surfaces rectangulaires au maximum peuvent être imbriquées les unes dans les autres à volonté. La condition est toutefois que les surfaces restent contiguës.'," calcext:value-type="string">
            <text:p>'Dans le programme, 20 surfaces rectangulaires au maximum peuvent être imbriquées les unes dans les autres à volonté. La condition est toutefois que les surfaces restent contiguës.',</text:p>
          </table:table-cell>
        </table:table-row>
        <table:table-row table:style-name="ro1">
          <table:table-cell table:formula="of:=IF([$org.A163]&lt;&gt;&quot;&quot;;[$org.A163];&quot;&quot;)" office:value-type="float" office:value="150" calcext:value-type="float">
            <text:p>150</text:p>
          </table:table-cell>
          <table:table-cell table:formula="of:=IF([$org.A163]&lt;&gt;&quot;&quot;;CONCATENATE([$org.B163];&quot; = &quot;;[$org.B162];&quot; + 1;&quot;);[$org.B163])" office:value-type="string" office:string-value="rsRucksackProblem0 = rsVierFarbenProblem4 + 1;" calcext:value-type="string">
            <text:p>rsRucksackProblem0 = rsVierFarbenProblem4 + 1;</text:p>
          </table:table-cell>
          <table:table-cell table:formula="of:=IF([$org.A163]&lt;&gt;&quot;&quot;;CONCATENATE(&quot;'&quot;;[$org.F163];&quot;',&quot;);[$org.F163])" office:value-type="string" office:string-value="'Problème du sac à dos'," calcext:value-type="string">
            <text:p>'Problème du sac à dos',</text:p>
          </table:table-cell>
        </table:table-row>
        <table:table-row table:style-name="ro1">
          <table:table-cell table:formula="of:=IF([$org.A164]&lt;&gt;&quot;&quot;;[$org.A164];&quot;&quot;)" office:value-type="float" office:value="151" calcext:value-type="float">
            <text:p>151</text:p>
          </table:table-cell>
          <table:table-cell table:formula="of:=IF([$org.A164]&lt;&gt;&quot;&quot;;CONCATENATE([$org.B164];&quot; = &quot;;[$org.B163];&quot; + 1;&quot;);[$org.B164])" office:value-type="string" office:string-value="rsRucksackProblem1 = rsRucksackProblem0 + 1;" calcext:value-type="string">
            <text:p>rsRucksackProblem1 = rsRucksackProblem0 + 1;</text:p>
          </table:table-cell>
          <table:table-cell table:formula="of:=IF([$org.A164]&lt;&gt;&quot;&quot;;CONCATENATE(&quot;'&quot;;[$org.F164];&quot;',&quot;);[$org.F164])" office:value-type="string" office:string-value="'Le programme essaie de placer un certain nombre d'objets dans un sac à dos de manière à ce que la valeur totale des objets soit la plus grande possible pour une limite de poids donnée.'," calcext:value-type="string">
            <text:p>'Le programme essaie de placer un certain nombre d'objets dans un sac à dos de manière à ce que la valeur totale des objets soit la plus grande possible pour une limite de poids donnée.',</text:p>
          </table:table-cell>
        </table:table-row>
        <table:table-row table:style-name="ro1">
          <table:table-cell table:formula="of:=IF([$org.A165]&lt;&gt;&quot;&quot;;[$org.A165];&quot;&quot;)" office:value-type="float" office:value="152" calcext:value-type="float">
            <text:p>152</text:p>
          </table:table-cell>
          <table:table-cell table:formula="of:=IF([$org.A165]&lt;&gt;&quot;&quot;;CONCATENATE([$org.B165];&quot; = &quot;;[$org.B164];&quot; + 1;&quot;);[$org.B165])" office:value-type="string" office:string-value="rsRucksackProblem2 = rsRucksackProblem1 + 1;" calcext:value-type="string">
            <text:p>rsRucksackProblem2 = rsRucksackProblem1 + 1;</text:p>
          </table:table-cell>
          <table:table-cell table:formula="of:=IF([$org.A165]&lt;&gt;&quot;&quot;;CONCATENATE(&quot;'&quot;;[$org.F165];&quot;',&quot;);[$org.F165])" office:value-type="string" office:string-value="'L'arrière-plan pratique est par exemple la composition d'une cargaison (d'avion).'," calcext:value-type="string">
            <text:p>'L'arrière-plan pratique est par exemple la composition d'une cargaison (d'avion).',</text:p>
          </table:table-cell>
        </table:table-row>
        <table:table-row table:style-name="ro1">
          <table:table-cell table:formula="of:=IF([$org.A166]&lt;&gt;&quot;&quot;;[$org.A166];&quot;&quot;)" office:value-type="float" office:value="153" calcext:value-type="float">
            <text:p>153</text:p>
          </table:table-cell>
          <table:table-cell table:formula="of:=IF([$org.A166]&lt;&gt;&quot;&quot;;CONCATENATE([$org.B166];&quot; = &quot;;[$org.B165];&quot; + 1;&quot;);[$org.B166])" office:value-type="string" office:string-value="rsRucksackProblem3 = rsRucksackProblem2 + 1;" calcext:value-type="string">
            <text:p>rsRucksackProblem3 = rsRucksackProblem2 + 1;</text:p>
          </table:table-cell>
          <table:table-cell table:formula="of:=IF([$org.A166]&lt;&gt;&quot;&quot;;CONCATENATE(&quot;'&quot;;[$org.F166];&quot;',&quot;);[$org.F166])" office:value-type="string" office:string-value="'La solution peut être trouvée par une recherche exhaustive.'," calcext:value-type="string">
            <text:p>'La solution peut être trouvée par une recherche exhaustive.',</text:p>
          </table:table-cell>
        </table:table-row>
        <table:table-row table:style-name="ro1">
          <table:table-cell table:formula="of:=IF([$org.A167]&lt;&gt;&quot;&quot;;[$org.A167];&quot;&quot;)" office:value-type="float" office:value="154" calcext:value-type="float">
            <text:p>154</text:p>
          </table:table-cell>
          <table:table-cell table:formula="of:=IF([$org.A167]&lt;&gt;&quot;&quot;;CONCATENATE([$org.B167];&quot; = &quot;;[$org.B166];&quot; + 1;&quot;);[$org.B167])" office:value-type="string" office:string-value="rsRucksackProblem4 = rsRucksackProblem3 + 1;" calcext:value-type="string">
            <text:p>rsRucksackProblem4 = rsRucksackProblem3 + 1;</text:p>
          </table:table-cell>
          <table:table-cell table:formula="of:=IF([$org.A167]&lt;&gt;&quot;&quot;;CONCATENATE(&quot;'&quot;;[$org.F167];&quot;',&quot;);[$org.F167])" office:value-type="string" office:string-value="'Dans le programme, 20 pièces au maximum peuvent être prédéfinies avec des poids et des valeurs différents. '," calcext:value-type="string">
            <text:p>'Dans le programme, 20 pièces au maximum peuvent être prédéfinies avec des poids et des valeurs différents. ',</text:p>
          </table:table-cell>
        </table:table-row>
        <table:table-row table:style-name="ro1">
          <table:table-cell table:formula="of:=IF([$org.A168]&lt;&gt;&quot;&quot;;[$org.A168];&quot;&quot;)" office:value-type="float" office:value="155" calcext:value-type="float">
            <text:p>155</text:p>
          </table:table-cell>
          <table:table-cell table:formula="of:=IF([$org.A168]&lt;&gt;&quot;&quot;;CONCATENATE([$org.B168];&quot; = &quot;;[$org.B167];&quot; + 1;&quot;);[$org.B168])" office:value-type="string" office:string-value="rsRucksackProblem5 = rsRucksackProblem4 + 1;" calcext:value-type="string">
            <text:p>rsRucksackProblem5 = rsRucksackProblem4 + 1;</text:p>
          </table:table-cell>
          <table:table-cell table:formula="of:=IF([$org.A168]&lt;&gt;&quot;&quot;;CONCATENATE(&quot;'&quot;;[$org.F168];&quot;',&quot;);[$org.F168])" office:value-type="string" office:string-value="'Les rectangles jaunes représentent la valeur, les rouges le poids.'," calcext:value-type="string">
            <text:p>'Les rectangles jaunes représentent la valeur, les rouges le poids.',</text:p>
          </table:table-cell>
        </table:table-row>
        <table:table-row table:style-name="ro1">
          <table:table-cell table:formula="of:=IF([$org.A169]&lt;&gt;&quot;&quot;;[$org.A169];&quot;&quot;)" office:value-type="float" office:value="156" calcext:value-type="float">
            <text:p>156</text:p>
          </table:table-cell>
          <table:table-cell table:formula="of:=IF([$org.A169]&lt;&gt;&quot;&quot;;CONCATENATE([$org.B169];&quot; = &quot;;[$org.B168];&quot; + 1;&quot;);[$org.B169])" office:value-type="string" office:string-value="rsWegAusLabyrinth0 = rsRucksackProblem5 + 1;" calcext:value-type="string">
            <text:p>rsWegAusLabyrinth0 = rsRucksackProblem5 + 1;</text:p>
          </table:table-cell>
          <table:table-cell table:formula="of:=IF([$org.A169]&lt;&gt;&quot;&quot;;CONCATENATE(&quot;'&quot;;[$org.F169];&quot;',&quot;);[$org.F169])" office:value-type="string" office:string-value="'Sortir du labyrinthe'," calcext:value-type="string">
            <text:p>'Sortir du labyrinthe',</text:p>
          </table:table-cell>
        </table:table-row>
        <table:table-row table:style-name="ro1">
          <table:table-cell table:formula="of:=IF([$org.A170]&lt;&gt;&quot;&quot;;[$org.A170];&quot;&quot;)" office:value-type="float" office:value="157" calcext:value-type="float">
            <text:p>157</text:p>
          </table:table-cell>
          <table:table-cell table:formula="of:=IF([$org.A170]&lt;&gt;&quot;&quot;;CONCATENATE([$org.B170];&quot; = &quot;;[$org.B169];&quot; + 1;&quot;);[$org.B170])" office:value-type="string" office:string-value="rsWegAusLabyrinth1 = rsWegAusLabyrinth0 + 1;" calcext:value-type="string">
            <text:p>rsWegAusLabyrinth1 = rsWegAusLabyrinth0 + 1;</text:p>
          </table:table-cell>
          <table:table-cell table:formula="of:=IF([$org.A170]&lt;&gt;&quot;&quot;;CONCATENATE(&quot;'&quot;;[$org.F170];&quot;',&quot;);[$org.F170])" office:value-type="string" office:string-value="'Le programme tente de trouver un chemin pour sortir d'un labyrinthe. La position de départ est représentée en rouge, la sortie en vert.'," calcext:value-type="string">
            <text:p>'Le programme tente de trouver un chemin pour sortir d'un labyrinthe. La position de départ est représentée en rouge, la sortie en vert.',</text:p>
          </table:table-cell>
        </table:table-row>
        <table:table-row table:style-name="ro1">
          <table:table-cell table:formula="of:=IF([$org.A171]&lt;&gt;&quot;&quot;;[$org.A171];&quot;&quot;)" office:value-type="float" office:value="158" calcext:value-type="float">
            <text:p>158</text:p>
          </table:table-cell>
          <table:table-cell table:formula="of:=IF([$org.A171]&lt;&gt;&quot;&quot;;CONCATENATE([$org.B171];&quot; = &quot;;[$org.B170];&quot; + 1;&quot;);[$org.B171])" office:value-type="string" office:string-value="rsWegAusLabyrinth2 = rsWegAusLabyrinth1 + 1;" calcext:value-type="string">
            <text:p>rsWegAusLabyrinth2 = rsWegAusLabyrinth1 + 1;</text:p>
          </table:table-cell>
          <table:table-cell table:formula="of:=IF([$org.A171]&lt;&gt;&quot;&quot;;CONCATENATE(&quot;'&quot;;[$org.F171];&quot;',&quot;);[$org.F171])" office:value-type="string" office:string-value="'La solution du problème est tentée d'une part par le procédé de rétrotracking, mais d'autre part aussi par l'algorithme Lee. Il est également possible de trouver des solutions lorsque la méthode &quot;toujours rester à droite&quot; échoue, par exemple lorsque la position de départ se trouve dans le labyrinthe, plus précisément dans une pièce dont on peut faire le tour.'," calcext:value-type="string">
            <text:p>'La solution du problème est tentée d'une part par le procédé de rétrotracking, mais d'autre part aussi par l'algorithme Lee. Il est également possible de trouver des solutions lorsque la méthode "toujours rester à droite" échoue, par exemple lorsque la position de départ se trouve dans le labyrinthe, plus précisément dans une pièce dont on peut faire le tour.',</text:p>
          </table:table-cell>
        </table:table-row>
        <table:table-row table:style-name="ro1">
          <table:table-cell table:formula="of:=IF([$org.A172]&lt;&gt;&quot;&quot;;[$org.A172];&quot;&quot;)" office:value-type="float" office:value="159" calcext:value-type="float">
            <text:p>159</text:p>
          </table:table-cell>
          <table:table-cell table:formula="of:=IF([$org.A172]&lt;&gt;&quot;&quot;;CONCATENATE([$org.B172];&quot; = &quot;;[$org.B171];&quot; + 1;&quot;);[$org.B172])" office:value-type="string" office:string-value="rsWegAusLabyrinth3 = rsWegAusLabyrinth2 + 1;" calcext:value-type="string">
            <text:p>rsWegAusLabyrinth3 = rsWegAusLabyrinth2 + 1;</text:p>
          </table:table-cell>
          <table:table-cell table:formula="of:=IF([$org.A172]&lt;&gt;&quot;&quot;;CONCATENATE(&quot;'&quot;;[$org.F172];&quot;',&quot;);[$org.F172])" office:value-type="string" office:string-value="'L'algorithme de backtracking n'est pas aussi efficace, comme le montre une comparaison directe - en particulier lorsque la longueur du trajet doit être minimale ! Le comportement temporel se dégrade encore de manière dramatique lorsque les couloirs sont rendus plus larges qu'une unité.'," calcext:value-type="string">
            <text:p>'L'algorithme de backtracking n'est pas aussi efficace, comme le montre une comparaison directe - en particulier lorsque la longueur du trajet doit être minimale ! Le comportement temporel se dégrade encore de manière dramatique lorsque les couloirs sont rendus plus larges qu'une unité.',</text:p>
          </table:table-cell>
        </table:table-row>
        <table:table-row table:style-name="ro1">
          <table:table-cell table:formula="of:=IF([$org.A173]&lt;&gt;&quot;&quot;;[$org.A173];&quot;&quot;)" office:value-type="float" office:value="160" calcext:value-type="float">
            <text:p>160</text:p>
          </table:table-cell>
          <table:table-cell table:formula="of:=IF([$org.A173]&lt;&gt;&quot;&quot;;CONCATENATE([$org.B173];&quot; = &quot;;[$org.B172];&quot; + 1;&quot;);[$org.B173])" office:value-type="string" office:string-value="rsHinweisLeeAlgo0 = rsWegAusLabyrinth3 + 1;" calcext:value-type="string">
            <text:p>rsHinweisLeeAlgo0 = rsWegAusLabyrinth3 + 1;</text:p>
          </table:table-cell>
          <table:table-cell table:formula="of:=IF([$org.A173]&lt;&gt;&quot;&quot;;CONCATENATE(&quot;'&quot;;[$org.F173];&quot;',&quot;);[$org.F173])" office:value-type="string" office:string-value="'Remarque sur l'algorithme de Lee :'," calcext:value-type="string">
            <text:p>'Remarque sur l'algorithme de Lee :',</text:p>
          </table:table-cell>
        </table:table-row>
        <table:table-row table:style-name="ro1">
          <table:table-cell table:formula="of:=IF([$org.A174]&lt;&gt;&quot;&quot;;[$org.A174];&quot;&quot;)" office:value-type="float" office:value="161" calcext:value-type="float">
            <text:p>161</text:p>
          </table:table-cell>
          <table:table-cell table:formula="of:=IF([$org.A174]&lt;&gt;&quot;&quot;;CONCATENATE([$org.B174];&quot; = &quot;;[$org.B173];&quot; + 1;&quot;);[$org.B174])" office:value-type="string" office:string-value="rsHinweisLeeAlgo1 = rsHinweisLeeAlgo0 + 1;" calcext:value-type="string">
            <text:p>rsHinweisLeeAlgo1 = rsHinweisLeeAlgo0 + 1;</text:p>
          </table:table-cell>
          <table:table-cell table:formula="of:=IF([$org.A174]&lt;&gt;&quot;&quot;;CONCATENATE(&quot;'&quot;;[$org.F174];&quot;',&quot;);[$org.F174])" office:value-type="string" office:string-value="'On laisse partir les ondes de la position de départ jusqu'à ce que la sortie/le point final soit atteint(e) ou qu'aucun nouveau front d'onde ne puisse être généré.'," calcext:value-type="string">
            <text:p>'On laisse partir les ondes de la position de départ jusqu'à ce que la sortie/le point final soit atteint(e) ou qu'aucun nouveau front d'onde ne puisse être généré.',</text:p>
          </table:table-cell>
        </table:table-row>
        <table:table-row table:style-name="ro1">
          <table:table-cell table:formula="of:=IF([$org.A175]&lt;&gt;&quot;&quot;;[$org.A175];&quot;&quot;)" office:value-type="float" office:value="162" calcext:value-type="float">
            <text:p>162</text:p>
          </table:table-cell>
          <table:table-cell table:formula="of:=IF([$org.A175]&lt;&gt;&quot;&quot;;CONCATENATE([$org.B175];&quot; = &quot;;[$org.B174];&quot; + 1;&quot;);[$org.B175])" office:value-type="string" office:string-value="rsHinweisLeeAlgo2 = rsHinweisLeeAlgo1 + 1;" calcext:value-type="string">
            <text:p>rsHinweisLeeAlgo2 = rsHinweisLeeAlgo1 + 1;</text:p>
          </table:table-cell>
          <table:table-cell table:formula="of:=IF([$org.A175]&lt;&gt;&quot;&quot;;CONCATENATE(&quot;'&quot;;[$org.F175];&quot;',&quot;);[$org.F175])" office:value-type="string" office:string-value="'Dans le premier cas, on retrace le chemin de la sortie/du point final à la position de départ (algorithme de Lee). Il s'agit également du chemin le plus court qui peut être généré.'," calcext:value-type="string">
            <text:p>'Dans le premier cas, on retrace le chemin de la sortie/du point final à la position de départ (algorithme de Lee). Il s'agit également du chemin le plus court qui peut être généré.',</text:p>
          </table:table-cell>
        </table:table-row>
        <table:table-row table:style-name="ro1">
          <table:table-cell table:formula="of:=IF([$org.A176]&lt;&gt;&quot;&quot;;[$org.A176];&quot;&quot;)" office:value-type="float" office:value="163" calcext:value-type="float">
            <text:p>163</text:p>
          </table:table-cell>
          <table:table-cell table:formula="of:=IF([$org.A176]&lt;&gt;&quot;&quot;;CONCATENATE([$org.B176];&quot; = &quot;;[$org.B175];&quot; + 1;&quot;);[$org.B176])" office:value-type="string" office:string-value="rsHinweisLeeAlgo3 = rsHinweisLeeAlgo2 + 1;" calcext:value-type="string">
            <text:p>rsHinweisLeeAlgo3 = rsHinweisLeeAlgo2 + 1;</text:p>
          </table:table-cell>
          <table:table-cell table:formula="of:=IF([$org.A176]&lt;&gt;&quot;&quot;;CONCATENATE(&quot;'&quot;;[$org.F176];&quot;',&quot;);[$org.F176])" office:value-type="string" office:string-value="'Dans le 2e cas - la sortie n'a pas été atteinte - il n'y a pas de solution.'," calcext:value-type="string">
            <text:p>'Dans le 2e cas - la sortie n'a pas été atteinte - il n'y a pas de solution.',</text:p>
          </table:table-cell>
        </table:table-row>
        <table:table-row table:style-name="ro1">
          <table:table-cell table:formula="of:=IF([$org.A177]&lt;&gt;&quot;&quot;;[$org.A177];&quot;&quot;)" office:value-type="float" office:value="164" calcext:value-type="float">
            <text:p>164</text:p>
          </table:table-cell>
          <table:table-cell table:formula="of:=IF([$org.A177]&lt;&gt;&quot;&quot;;CONCATENATE([$org.B177];&quot; = &quot;;[$org.B176];&quot; + 1;&quot;);[$org.B177])" office:value-type="string" office:string-value="rsWegAusLabyrinth4 = rsHinweisLeeAlgo3 + 1;" calcext:value-type="string">
            <text:p>rsWegAusLabyrinth4 = rsHinweisLeeAlgo3 + 1;</text:p>
          </table:table-cell>
          <table:table-cell table:formula="of:=IF([$org.A177]&lt;&gt;&quot;&quot;;CONCATENATE(&quot;'&quot;;[$org.F177];&quot;',&quot;);[$org.F177])" office:value-type="string" office:string-value="'Le bouton gauche de la souris et le glisser permettent de dessiner des obstacles ; le bouton droit de la souris et le glisser permettent d'éliminer des obstacles. Un double clic sur une case libre place le point de départ dans cette case, en cas de double clic sur un obstacle, on y obtient la nouvelle sortie/point final.'," calcext:value-type="string">
            <text:p>'Le bouton gauche de la souris et le glisser permettent de dessiner des obstacles ; le bouton droit de la souris et le glisser permettent d'éliminer des obstacles. Un double clic sur une case libre place le point de départ dans cette case, en cas de double clic sur un obstacle, on y obtient la nouvelle sortie/point final.',</text:p>
          </table:table-cell>
        </table:table-row>
        <table:table-row table:style-name="ro1">
          <table:table-cell table:formula="of:=IF([$org.A178]&lt;&gt;&quot;&quot;;[$org.A178];&quot;&quot;)" office:value-type="float" office:value="165" calcext:value-type="float">
            <text:p>165</text:p>
          </table:table-cell>
          <table:table-cell table:formula="of:=IF([$org.A178]&lt;&gt;&quot;&quot;;CONCATENATE([$org.B178];&quot; = &quot;;[$org.B177];&quot; + 1;&quot;);[$org.B178])" office:value-type="string" office:string-value="rsSolitaerProblem0 = rsWegAusLabyrinth4 + 1;" calcext:value-type="string">
            <text:p>rsSolitaerProblem0 = rsWegAusLabyrinth4 + 1;</text:p>
          </table:table-cell>
          <table:table-cell table:formula="of:=IF([$org.A178]&lt;&gt;&quot;&quot;;CONCATENATE(&quot;'&quot;;[$org.F178];&quot;',&quot;);[$org.F178])" office:value-type="string" office:string-value="'Problème du solitaire'," calcext:value-type="string">
            <text:p>'Problème du solitaire',</text:p>
          </table:table-cell>
        </table:table-row>
        <table:table-row table:style-name="ro1">
          <table:table-cell table:formula="of:=IF([$org.A179]&lt;&gt;&quot;&quot;;[$org.A179];&quot;&quot;)" office:value-type="float" office:value="166" calcext:value-type="float">
            <text:p>166</text:p>
          </table:table-cell>
          <table:table-cell table:formula="of:=IF([$org.A179]&lt;&gt;&quot;&quot;;CONCATENATE([$org.B179];&quot; = &quot;;[$org.B178];&quot; + 1;&quot;);[$org.B179])" office:value-type="string" office:string-value="rsSolitaerProblem1 = rsSolitaerProblem0 + 1;" calcext:value-type="string">
            <text:p>rsSolitaerProblem1 = rsSolitaerProblem0 + 1;</text:p>
          </table:table-cell>
          <table:table-cell table:formula="of:=IF([$org.A179]&lt;&gt;&quot;&quot;;CONCATENATE(&quot;'&quot;;[$org.F179];&quot;',&quot;);[$org.F179])" office:value-type="string" office:string-value="'Le programme tente de résoudre le jeu de société &quot;Solitaire&quot; ou certaines de ses modifications. Sans algorithmes appropriés, les méthodes de force brute pures prennent beaucoup de temps.'," calcext:value-type="string">
            <text:p>'Le programme tente de résoudre le jeu de société "Solitaire" ou certaines de ses modifications. Sans algorithmes appropriés, les méthodes de force brute pures prennent beaucoup de temps.',</text:p>
          </table:table-cell>
        </table:table-row>
        <table:table-row table:style-name="ro1">
          <table:table-cell table:formula="of:=IF([$org.A180]&lt;&gt;&quot;&quot;;[$org.A180];&quot;&quot;)" office:value-type="float" office:value="167" calcext:value-type="float">
            <text:p>167</text:p>
          </table:table-cell>
          <table:table-cell table:formula="of:=IF([$org.A180]&lt;&gt;&quot;&quot;;CONCATENATE([$org.B180];&quot; = &quot;;[$org.B179];&quot; + 1;&quot;);[$org.B180])" office:value-type="string" office:string-value="rsSolitaerProblem2 = rsSolitaerProblem1 + 1;" calcext:value-type="string">
            <text:p>rsSolitaerProblem2 = rsSolitaerProblem1 + 1;</text:p>
          </table:table-cell>
          <table:table-cell table:formula="of:=IF([$org.A180]&lt;&gt;&quot;&quot;;CONCATENATE(&quot;'&quot;;[$org.F180];&quot;',&quot;);[$org.F180])" office:value-type="string" office:string-value="'On peut aussi essayer de trouver une solution manuellement.'," calcext:value-type="string">
            <text:p>'On peut aussi essayer de trouver une solution manuellement.',</text:p>
          </table:table-cell>
        </table:table-row>
        <table:table-row table:style-name="ro1">
          <table:table-cell table:formula="of:=IF([$org.A181]&lt;&gt;&quot;&quot;;[$org.A181];&quot;&quot;)" office:value-type="float" office:value="168" calcext:value-type="float">
            <text:p>168</text:p>
          </table:table-cell>
          <table:table-cell table:formula="of:=IF([$org.A181]&lt;&gt;&quot;&quot;;CONCATENATE([$org.B181];&quot; = &quot;;[$org.B180];&quot; + 1;&quot;);[$org.B181])" office:value-type="string" office:string-value="rsSolitaerProblem3 = rsSolitaerProblem2 + 1;" calcext:value-type="string">
            <text:p>rsSolitaerProblem3 = rsSolitaerProblem2 + 1;</text:p>
          </table:table-cell>
          <table:table-cell table:formula="of:=IF([$org.A181]&lt;&gt;&quot;&quot;;CONCATENATE(&quot;'&quot;;[$org.F181];&quot;',&quot;);[$org.F181])" office:value-type="string" office:string-value="'Si l'on passe la souris sur un pion, celui-ci est coloré en vert lorsqu'un coup clair est possible. Un clic sur la pierre permet alors d'effectuer ce déplacement. Si plusieurs coups sont possibles, la pierre est colorée en rouge. Il faut alors cliquer dessus et ensuite effectuer un clic sur la cible du saut.'," calcext:value-type="string">
            <text:p>'Si l'on passe la souris sur un pion, celui-ci est coloré en vert lorsqu'un coup clair est possible. Un clic sur la pierre permet alors d'effectuer ce déplacement. Si plusieurs coups sont possibles, la pierre est colorée en rouge. Il faut alors cliquer dessus et ensuite effectuer un clic sur la cible du saut.',</text:p>
          </table:table-cell>
        </table:table-row>
        <table:table-row table:style-name="ro1">
          <table:table-cell table:formula="of:=IF([$org.A182]&lt;&gt;&quot;&quot;;[$org.A182];&quot;&quot;)" office:value-type="float" office:value="169" calcext:value-type="float">
            <text:p>169</text:p>
          </table:table-cell>
          <table:table-cell table:formula="of:=IF([$org.A182]&lt;&gt;&quot;&quot;;CONCATENATE([$org.B182];&quot; = &quot;;[$org.B181];&quot; + 1;&quot;);[$org.B182])" office:value-type="string" office:string-value="rsSolitaerProblem4 = rsSolitaerProblem3 + 1;" calcext:value-type="string">
            <text:p>rsSolitaerProblem4 = rsSolitaerProblem3 + 1;</text:p>
          </table:table-cell>
          <table:table-cell table:formula="of:=IF([$org.A182]&lt;&gt;&quot;&quot;;CONCATENATE(&quot;'&quot;;[$org.F182];&quot;',&quot;);[$org.F182])" office:value-type="string" office:string-value="'La case entourée en rouge est la case d'arrivée sur laquelle doit se trouver le dernier pion.'," calcext:value-type="string">
            <text:p>'La case entourée en rouge est la case d'arrivée sur laquelle doit se trouver le dernier pion.',</text:p>
          </table:table-cell>
        </table:table-row>
        <table:table-row table:style-name="ro1">
          <table:table-cell table:formula="of:=IF([$org.A183]&lt;&gt;&quot;&quot;;[$org.A183];&quot;&quot;)" office:value-type="float" office:value="170" calcext:value-type="float">
            <text:p>170</text:p>
          </table:table-cell>
          <table:table-cell table:formula="of:=IF([$org.A183]&lt;&gt;&quot;&quot;;CONCATENATE([$org.B183];&quot; = &quot;;[$org.B182];&quot; + 1;&quot;);[$org.B183])" office:value-type="string" office:string-value="rsSolitaerProblem5 = rsSolitaerProblem4 + 1;" calcext:value-type="string">
            <text:p>rsSolitaerProblem5 = rsSolitaerProblem4 + 1;</text:p>
          </table:table-cell>
          <table:table-cell table:formula="of:=IF([$org.A183]&lt;&gt;&quot;&quot;;CONCATENATE(&quot;'&quot;;[$org.F183];&quot;',&quot;);[$org.F183])" office:value-type="string" office:string-value="'Attention : la solution du Solitaire 2 nécessite près de 2 milliards de coups d'essai avec les méthodes les plus efficaces de ce programme !'," calcext:value-type="string">
            <text:p>'Attention : la solution du Solitaire 2 nécessite près de 2 milliards de coups d'essai avec les méthodes les plus efficaces de ce programme !',</text:p>
          </table:table-cell>
        </table:table-row>
        <table:table-row table:style-name="ro1">
          <table:table-cell table:formula="of:=IF([$org.A184]&lt;&gt;&quot;&quot;;[$org.A184];&quot;&quot;)" office:value-type="float" office:value="171" calcext:value-type="float">
            <text:p>171</text:p>
          </table:table-cell>
          <table:table-cell table:formula="of:=IF([$org.A184]&lt;&gt;&quot;&quot;;CONCATENATE([$org.B184];&quot; = &quot;;[$org.B183];&quot; + 1;&quot;);[$org.B184])" office:value-type="string" office:string-value="rsLoesungVonDavidDirkse0 = rsSolitaerProblem5 + 1;" calcext:value-type="string">
            <text:p>rsLoesungVonDavidDirkse0 = rsSolitaerProblem5 + 1;</text:p>
          </table:table-cell>
          <table:table-cell table:formula="of:=IF([$org.A184]&lt;&gt;&quot;&quot;;CONCATENATE(&quot;'&quot;;[$org.F184];&quot;',&quot;);[$org.F184])" office:value-type="string" office:string-value="'La solution de David Dirkse a servi de modèle pour les algorithmes de résolution.'," calcext:value-type="string">
            <text:p>'La solution de David Dirkse a servi de modèle pour les algorithmes de résolution.',</text:p>
          </table:table-cell>
        </table:table-row>
        <table:table-row table:style-name="ro1">
          <table:table-cell table:formula="of:=IF([$org.A185]&lt;&gt;&quot;&quot;;[$org.A185];&quot;&quot;)" office:value-type="float" office:value="172" calcext:value-type="float">
            <text:p>172</text:p>
          </table:table-cell>
          <table:table-cell table:formula="of:=IF([$org.A185]&lt;&gt;&quot;&quot;;CONCATENATE([$org.B185];&quot; = &quot;;[$org.B184];&quot; + 1;&quot;);[$org.B185])" office:value-type="string" office:string-value="rsLoesungVonDavidDirkse1 = rsLoesungVonDavidDirkse0 + 1;" calcext:value-type="string">
            <text:p>rsLoesungVonDavidDirkse1 = rsLoesungVonDavidDirkse0 + 1;</text:p>
          </table:table-cell>
          <table:table-cell table:formula="of:=IF([$org.A185]&lt;&gt;&quot;&quot;;CONCATENATE(&quot;'&quot;;[$org.F185];&quot;',&quot;);[$org.F185])" office:value-type="string" office:string-value="'voir :  David Dirkse, solitaire version 2, july, 2010, http://www.davdata.nl/math/peg-solitaire.html'," calcext:value-type="string">
            <text:p>'voir : <text:s/>David Dirkse, solitaire version 2, july, 2010, http://www.davdata.nl/math/peg-solitaire.html',</text:p>
          </table:table-cell>
        </table:table-row>
        <table:table-row table:style-name="ro1">
          <table:table-cell table:formula="of:=IF([$org.A186]&lt;&gt;&quot;&quot;;[$org.A186];&quot;&quot;)" office:value-type="float" office:value="173" calcext:value-type="float">
            <text:p>173</text:p>
          </table:table-cell>
          <table:table-cell table:formula="of:=IF([$org.A186]&lt;&gt;&quot;&quot;;CONCATENATE([$org.B186];&quot; = &quot;;[$org.B185];&quot; + 1;&quot;);[$org.B186])" office:value-type="string" office:string-value="rsLoesungVonDavidDirkse2 = rsLoesungVonDavidDirkse1 + 1;" calcext:value-type="string">
            <text:p>rsLoesungVonDavidDirkse2 = rsLoesungVonDavidDirkse1 + 1;</text:p>
          </table:table-cell>
          <table:table-cell table:formula="of:=IF([$org.A186]&lt;&gt;&quot;&quot;;CONCATENATE(&quot;'&quot;;[$org.F186];&quot;',&quot;);[$org.F186])" office:value-type="string" office:string-value="'Dans le premier filtre, on essaie d'identifier et donc d'éviter les suites de coups répétitifs qui ne peuvent pas mener au but.'," calcext:value-type="string">
            <text:p>'Dans le premier filtre, on essaie d'identifier et donc d'éviter les suites de coups répétitifs qui ne peuvent pas mener au but.',</text:p>
          </table:table-cell>
        </table:table-row>
        <table:table-row table:style-name="ro1">
          <table:table-cell table:formula="of:=IF([$org.A187]&lt;&gt;&quot;&quot;;[$org.A187];&quot;&quot;)" office:value-type="float" office:value="174" calcext:value-type="float">
            <text:p>174</text:p>
          </table:table-cell>
          <table:table-cell table:formula="of:=IF([$org.A187]&lt;&gt;&quot;&quot;;CONCATENATE([$org.B187];&quot; = &quot;;[$org.B186];&quot; + 1;&quot;);[$org.B187])" office:value-type="string" office:string-value="rsLoesungVonDavidDirkse3 = rsLoesungVonDavidDirkse2 + 1;" calcext:value-type="string">
            <text:p>rsLoesungVonDavidDirkse3 = rsLoesungVonDavidDirkse2 + 1;</text:p>
          </table:table-cell>
          <table:table-cell table:formula="of:=IF([$org.A187]&lt;&gt;&quot;&quot;;CONCATENATE(&quot;'&quot;;[$org.F187];&quot;',&quot;);[$org.F187])" office:value-type="string" office:string-value="'Avec le deuxième filtre, on procède à une évaluation de la position. Par exemple, aucune solution n'est possible si l'on n'a plus de pion avec lequel on pourrait sauter jusqu'à la case finale.'," calcext:value-type="string">
            <text:p>'Avec le deuxième filtre, on procède à une évaluation de la position. Par exemple, aucune solution n'est possible si l'on n'a plus de pion avec lequel on pourrait sauter jusqu'à la case finale.',</text:p>
          </table:table-cell>
        </table:table-row>
        <table:table-row table:style-name="ro1">
          <table:table-cell table:formula="of:=IF([$org.A188]&lt;&gt;&quot;&quot;;[$org.A188];&quot;&quot;)" office:value-type="float" office:value="175" calcext:value-type="float">
            <text:p>175</text:p>
          </table:table-cell>
          <table:table-cell table:formula="of:=IF([$org.A188]&lt;&gt;&quot;&quot;;CONCATENATE([$org.B188];&quot; = &quot;;[$org.B187];&quot; + 1;&quot;);[$org.B188])" office:value-type="string" office:string-value="rsScrambleSquarePuzzle0 = rsLoesungVonDavidDirkse3 + 1;" calcext:value-type="string">
            <text:p>rsScrambleSquarePuzzle0 = rsLoesungVonDavidDirkse3 + 1;</text:p>
          </table:table-cell>
          <table:table-cell table:formula="of:=IF([$org.A188]&lt;&gt;&quot;&quot;;CONCATENATE(&quot;'&quot;;[$org.F188];&quot;',&quot;);[$org.F188])" office:value-type="string" office:string-value="'Le programme tente de résoudre un puzzle Scramble Square™ 3x3. Un algorithme très efficace a été présenté dans le magazine informatique c't 17/2023 page 130 et suivantes. Il constitue la base du programme de démonstration'," calcext:value-type="string">
            <text:p>'Le programme tente de résoudre un puzzle Scramble Square™ 3x3. Un algorithme très efficace a été présenté dans le magazine informatique c't 17/2023 page 130 et suivantes. Il constitue la base du programme de démonstration',</text:p>
          </table:table-cell>
        </table:table-row>
        <table:table-row table:style-name="ro1">
          <table:table-cell table:formula="of:=IF([$org.A189]&lt;&gt;&quot;&quot;;[$org.A189];&quot;&quot;)" office:value-type="float" office:value="176" calcext:value-type="float">
            <text:p>176</text:p>
          </table:table-cell>
          <table:table-cell table:formula="of:=IF([$org.A189]&lt;&gt;&quot;&quot;;CONCATENATE([$org.B189];&quot; = &quot;;[$org.B188];&quot; + 1;&quot;);[$org.B189])" office:value-type="string" office:string-value="rsScrambleSquarePuzzle2 = rsScrambleSquarePuzzle0 + 1;" calcext:value-type="string">
            <text:p>rsScrambleSquarePuzzle2 = rsScrambleSquarePuzzle0 + 1;</text:p>
          </table:table-cell>
          <table:table-cell table:formula="of:=IF([$org.A189]&lt;&gt;&quot;&quot;;CONCATENATE(&quot;'&quot;;[$org.F189];&quot;',&quot;);[$org.F189])" office:value-type="string" office:string-value="'Les images peuvent être déplacées par glisser-déposer à un endroit du carré. (De là, également dans la barre d'images). Si l'on appuie sur le bouton droit de la souris, l'image sous la souris est tournée de 90° dans le carré.'," calcext:value-type="string">
            <text:p>'Les images peuvent être déplacées par glisser-déposer à un endroit du carré. (De là, également dans la barre d'images). Si l'on appuie sur le bouton droit de la souris, l'image sous la souris est tournée de 90° dans le carré.',</text:p>
          </table:table-cell>
        </table:table-row>
        <table:table-row table:style-name="ro1">
          <table:table-cell table:formula="of:=IF([$org.A190]&lt;&gt;&quot;&quot;;[$org.A190];&quot;&quot;)" office:value-type="float" office:value="177" calcext:value-type="float">
            <text:p>177</text:p>
          </table:table-cell>
          <table:table-cell table:formula="of:=IF([$org.A190]&lt;&gt;&quot;&quot;;CONCATENATE([$org.B190];&quot; = &quot;;[$org.B189];&quot; + 1;&quot;);[$org.B190])" office:value-type="string" office:string-value="rsSudoku1 = rsScrambleSquarePuzzle2 + 1;" calcext:value-type="string">
            <text:p>rsSudoku1 = rsScrambleSquarePuzzle2 + 1;</text:p>
          </table:table-cell>
          <table:table-cell table:formula="of:=IF([$org.A190]&lt;&gt;&quot;&quot;;CONCATENATE(&quot;'&quot;;[$org.F190];&quot;',&quot;);[$org.F190])" office:value-type="string" office:string-value="'Le programme tente de résoudre un sudoku. Outre l'approche par force brute, d'autres approches améliorées sont mises à disposition : Une optimisation dans laquelle on commence par les lignes qui ont le plus d'entrées. Une deuxième optimisation dans laquelle on traite d'abord les endroits pour lesquels il n'y a qu'une seule possibilité.'," calcext:value-type="string">
            <text:p>'Le programme tente de résoudre un sudoku. Outre l'approche par force brute, d'autres approches améliorées sont mises à disposition : Une optimisation dans laquelle on commence par les lignes qui ont le plus d'entrées. Une deuxième optimisation dans laquelle on traite d'abord les endroits pour lesquels il n'y a qu'une seule possibilité.',</text:p>
          </table:table-cell>
        </table:table-row>
        <table:table-row table:style-name="ro1">
          <table:table-cell table:formula="of:=IF([$org.A191]&lt;&gt;&quot;&quot;;[$org.A191];&quot;&quot;)" office:value-type="float" office:value="178" calcext:value-type="float">
            <text:p>178</text:p>
          </table:table-cell>
          <table:table-cell table:formula="of:=IF([$org.A191]&lt;&gt;&quot;&quot;;CONCATENATE([$org.B191];&quot; = &quot;;[$org.B190];&quot; + 1;&quot;);[$org.B191])" office:value-type="string" office:string-value="rsSudoku2 = rsSudoku1 + 1;" calcext:value-type="string">
            <text:p>rsSudoku2 = rsSudoku1 + 1;</text:p>
          </table:table-cell>
          <table:table-cell table:formula="of:=IF([$org.A191]&lt;&gt;&quot;&quot;;CONCATENATE(&quot;'&quot;;[$org.F191];&quot;',&quot;);[$org.F191])" office:value-type="string" office:string-value="' Une 4ème possibilité est de résoudre le sudoku par des considérations logiques (ne fournit pas toujours une solution).'," calcext:value-type="string">
            <text:p>' Une 4ème possibilité est de résoudre le sudoku par des considérations logiques (ne fournit pas toujours une solution).',</text:p>
          </table:table-cell>
        </table:table-row>
        <table:table-row table:style-name="ro1">
          <table:table-cell table:formula="of:=IF([$org.A192]&lt;&gt;&quot;&quot;;[$org.A192];&quot;&quot;)" office:value-type="float" office:value="179" calcext:value-type="float">
            <text:p>179</text:p>
          </table:table-cell>
          <table:table-cell table:formula="of:=IF([$org.A192]&lt;&gt;&quot;&quot;;CONCATENATE([$org.B192];&quot; = &quot;;[$org.B191];&quot; + 1;&quot;);[$org.B192])" office:value-type="string" office:string-value="rsSudoku4 = rsSudoku2 + 1;" calcext:value-type="string">
            <text:p>rsSudoku4 = rsSudoku2 + 1;</text:p>
          </table:table-cell>
          <table:table-cell table:formula="of:=IF([$org.A192]&lt;&gt;&quot;&quot;;CONCATENATE(&quot;'&quot;;[$org.F192];&quot;',&quot;);[$org.F192])" office:value-type="string" office:string-value="'En plus des exemples proposés, il est possible de saisir un autre sudoku.'," calcext:value-type="string">
            <text:p>'En plus des exemples proposés, il est possible de saisir un autre sudoku.',</text:p>
          </table:table-cell>
        </table:table-row>
        <table:table-row table:style-name="ro1">
          <table:table-cell table:formula="of:=IF([$org.A193]&lt;&gt;&quot;&quot;;[$org.A193];&quot;&quot;)">
            <text:p/>
          </table:table-cell>
          <table:table-cell table:formula="of:=IF([$org.A193]&lt;&gt;&quot;&quot;;CONCATENATE([$org.B193];&quot; = &quot;;[$org.B192];&quot; + 1;&quot;);[$org.B193])" office:value-type="string" office:string-value="// RouteLee.pas" calcext:value-type="string">
            <text:p>// RouteLee.pas</text:p>
          </table:table-cell>
          <table:table-cell table:formula="of:=IF([$org.A193]&lt;&gt;&quot;&quot;;CONCATENATE(&quot;'&quot;;[$org.F193];&quot;',&quot;);[$org.F193])" office:value-type="string" office:string-value="// RouteLee.pas" calcext:value-type="string">
            <text:p>// RouteLee.pas</text:p>
          </table:table-cell>
        </table:table-row>
        <table:table-row table:style-name="ro1">
          <table:table-cell table:formula="of:=IF([$org.A194]&lt;&gt;&quot;&quot;;[$org.A194];&quot;&quot;)" office:value-type="float" office:value="180" calcext:value-type="float">
            <text:p>180</text:p>
          </table:table-cell>
          <table:table-cell table:formula="of:=IF([$org.A194]&lt;&gt;&quot;&quot;;CONCATENATE([$org.B194];&quot; = &quot;;[$org.B192];&quot; + 1;&quot;);[$org.B194])" office:value-type="string" office:string-value="rsStelleVerbindungenHer = rsSudoku4 + 1;" calcext:value-type="string">
            <text:p>rsStelleVerbindungenHer = rsSudoku4 + 1;</text:p>
          </table:table-cell>
          <table:table-cell table:formula="of:=IF([$org.A194]&lt;&gt;&quot;&quot;;CONCATENATE(&quot;'&quot;;[$org.F194];&quot;',&quot;);[$org.F194])" office:value-type="string" office:string-value="'Établir des liens'," calcext:value-type="string">
            <text:p>'Établir des liens',</text:p>
          </table:table-cell>
        </table:table-row>
        <table:table-row table:style-name="ro1">
          <table:table-cell table:formula="of:=IF([$org.A195]&lt;&gt;&quot;&quot;;[$org.A195];&quot;&quot;)" office:value-type="float" office:value="181" calcext:value-type="float">
            <text:p>181</text:p>
          </table:table-cell>
          <table:table-cell table:formula="of:=IF([$org.A195]&lt;&gt;&quot;&quot;;CONCATENATE([$org.B195];&quot; = &quot;;[$org.B194];&quot; + 1;&quot;);[$org.B195])" office:value-type="string" office:string-value="rsVerbindungenMarkieren = rsStelleVerbindungenHer + 1;" calcext:value-type="string">
            <text:p>rsVerbindungenMarkieren = rsStelleVerbindungenHer + 1;</text:p>
          </table:table-cell>
          <table:table-cell table:formula="of:=IF([$org.A195]&lt;&gt;&quot;&quot;;CONCATENATE(&quot;'&quot;;[$org.F195];&quot;',&quot;);[$org.F195])" office:value-type="string" office:string-value="'Marquer les liaisons'," calcext:value-type="string">
            <text:p>'Marquer les liaisons',</text:p>
          </table:table-cell>
        </table:table-row>
        <table:table-row table:style-name="ro1">
          <table:table-cell table:formula="of:=IF([$org.A196]&lt;&gt;&quot;&quot;;[$org.A196];&quot;&quot;)" office:value-type="float" office:value="182" calcext:value-type="float">
            <text:p>182</text:p>
          </table:table-cell>
          <table:table-cell table:formula="of:=IF([$org.A196]&lt;&gt;&quot;&quot;;CONCATENATE([$org.B196];&quot; = &quot;;[$org.B195];&quot; + 1;&quot;);[$org.B196])" office:value-type="string" office:string-value="rsSortierePunkte = rsVerbindungenMarkieren + 1;" calcext:value-type="string">
            <text:p>rsSortierePunkte = rsVerbindungenMarkieren + 1;</text:p>
          </table:table-cell>
          <table:table-cell table:formula="of:=IF([$org.A196]&lt;&gt;&quot;&quot;;CONCATENATE(&quot;'&quot;;[$org.F196];&quot;',&quot;);[$org.F196])" office:value-type="string" office:string-value="'Trier les points selon la longueur de la liaison'," calcext:value-type="string">
            <text:p>'Trier les points selon la longueur de la liaison',</text:p>
          </table:table-cell>
        </table:table-row>
        <table:table-row table:style-name="ro1">
          <table:table-cell table:formula="of:=IF([$org.A197]&lt;&gt;&quot;&quot;;[$org.A197];&quot;&quot;)">
            <text:p/>
          </table:table-cell>
          <table:table-cell table:formula="of:=IF([$org.A197]&lt;&gt;&quot;&quot;;CONCATENATE([$org.B197];&quot; = &quot;;[$org.B196];&quot; + 1;&quot;);[$org.B197])" office:value-type="string" office:string-value="// RouteLee.lfm" calcext:value-type="string">
            <text:p>// RouteLee.lfm</text:p>
          </table:table-cell>
          <table:table-cell table:formula="of:=IF([$org.A197]&lt;&gt;&quot;&quot;;CONCATENATE(&quot;'&quot;;[$org.F197];&quot;',&quot;);[$org.F197])" office:value-type="string" office:string-value="// RouteLee.lfm" calcext:value-type="string">
            <text:p>// RouteLee.lfm</text:p>
          </table:table-cell>
        </table:table-row>
        <table:table-row table:style-name="ro1">
          <table:table-cell table:formula="of:=IF([$org.A198]&lt;&gt;&quot;&quot;;[$org.A198];&quot;&quot;)" office:value-type="float" office:value="183" calcext:value-type="float">
            <text:p>183</text:p>
          </table:table-cell>
          <table:table-cell table:formula="of:=IF([$org.A198]&lt;&gt;&quot;&quot;;CONCATENATE([$org.B198];&quot; = &quot;;[$org.B196];&quot; + 1;&quot;);[$org.B198])" office:value-type="string" office:string-value="rsRouterMitLeeAlgorithmus1 = rsSortierePunkte + 1;" calcext:value-type="string">
            <text:p>rsRouterMitLeeAlgorithmus1 = rsSortierePunkte + 1;</text:p>
          </table:table-cell>
          <table:table-cell table:formula="of:=IF([$org.A198]&lt;&gt;&quot;&quot;;CONCATENATE(&quot;'&quot;;[$org.F198];&quot;',&quot;);[$org.F198])" office:value-type="string" office:string-value="'Routeur ( avec algorithme Lee )'," calcext:value-type="string">
            <text:p>'Routeur ( avec algorithme Lee )',</text:p>
          </table:table-cell>
        </table:table-row>
        <table:table-row table:style-name="ro1">
          <table:table-cell table:formula="of:=IF([$org.A199]&lt;&gt;&quot;&quot;;[$org.A199];&quot;&quot;)" office:value-type="float" office:value="184" calcext:value-type="float">
            <text:p>184</text:p>
          </table:table-cell>
          <table:table-cell table:formula="of:=IF([$org.A199]&lt;&gt;&quot;&quot;;CONCATENATE([$org.B199];&quot; = &quot;;[$org.B198];&quot; + 1;&quot;);[$org.B199])" office:value-type="string" office:string-value="rsAnzahlPunkteAuswahl = rsRouterMitLeeAlgorithmus1 + 1;" calcext:value-type="string">
            <text:p>rsAnzahlPunkteAuswahl = rsRouterMitLeeAlgorithmus1 + 1;</text:p>
          </table:table-cell>
          <table:table-cell table:formula="of:=IF([$org.A199]&lt;&gt;&quot;&quot;;CONCATENATE(&quot;'&quot;;[$org.F199];&quot;',&quot;);[$org.F199])" office:value-type="string" office:string-value="'Nombre de points à sélectionner'," calcext:value-type="string">
            <text:p>'Nombre de points à sélectionner',</text:p>
          </table:table-cell>
        </table:table-row>
        <table:table-row table:style-name="ro1">
          <table:table-cell table:formula="of:=IF([$org.A200]&lt;&gt;&quot;&quot;;[$org.A200];&quot;&quot;)" office:value-type="float" office:value="185" calcext:value-type="float">
            <text:p>185</text:p>
          </table:table-cell>
          <table:table-cell table:formula="of:=IF([$org.A200]&lt;&gt;&quot;&quot;;CONCATENATE([$org.B200];&quot; = &quot;;[$org.B199];&quot; + 1;&quot;);[$org.B200])" office:value-type="string" office:string-value="rsAnzahlVerbindungen = rsAnzahlPunkteAuswahl + 1;" calcext:value-type="string">
            <text:p>rsAnzahlVerbindungen = rsAnzahlPunkteAuswahl + 1;</text:p>
          </table:table-cell>
          <table:table-cell table:formula="of:=IF([$org.A200]&lt;&gt;&quot;&quot;;CONCATENATE(&quot;'&quot;;[$org.F200];&quot;',&quot;);[$org.F200])" office:value-type="string" office:string-value="'Nombre de liaisons'," calcext:value-type="string">
            <text:p>'Nombre de liaisons',</text:p>
          </table:table-cell>
        </table:table-row>
        <table:table-row table:style-name="ro1">
          <table:table-cell table:formula="of:=IF([$org.A201]&lt;&gt;&quot;&quot;;[$org.A201];&quot;&quot;)" office:value-type="float" office:value="186" calcext:value-type="float">
            <text:p>186</text:p>
          </table:table-cell>
          <table:table-cell table:formula="of:=IF([$org.A201]&lt;&gt;&quot;&quot;;CONCATENATE([$org.B201];&quot; = &quot;;[$org.B200];&quot; + 1;&quot;);[$org.B201])" office:value-type="string" office:string-value="rsZufallsbeispiel = rsAnzahlVerbindungen + 1;" calcext:value-type="string">
            <text:p>rsZufallsbeispiel = rsAnzahlVerbindungen + 1;</text:p>
          </table:table-cell>
          <table:table-cell table:formula="of:=IF([$org.A201]&lt;&gt;&quot;&quot;;CONCATENATE(&quot;'&quot;;[$org.F201];&quot;',&quot;);[$org.F201])" office:value-type="string" office:string-value="'Exemple aléatoire '," calcext:value-type="string">
            <text:p>'Exemple aléatoire ',</text:p>
          </table:table-cell>
        </table:table-row>
        <table:table-row table:style-name="ro1">
          <table:table-cell table:formula="of:=IF([$org.A202]&lt;&gt;&quot;&quot;;[$org.A202];&quot;&quot;)" office:value-type="float" office:value="187" calcext:value-type="float">
            <text:p>187</text:p>
          </table:table-cell>
          <table:table-cell table:formula="of:=IF([$org.A202]&lt;&gt;&quot;&quot;;CONCATENATE([$org.B202];&quot; = &quot;;[$org.B201];&quot; + 1;&quot;);[$org.B202])" office:value-type="string" office:string-value="rsLeeAlgorithmus = rsZufallsbeispiel + 1;" calcext:value-type="string">
            <text:p>rsLeeAlgorithmus = rsZufallsbeispiel + 1;</text:p>
          </table:table-cell>
          <table:table-cell table:formula="of:=IF([$org.A202]&lt;&gt;&quot;&quot;;CONCATENATE(&quot;'&quot;;[$org.F202];&quot;',&quot;);[$org.F202])" office:value-type="string" office:string-value="'Algorithme de Lee'," calcext:value-type="string">
            <text:p>'Algorithme de Lee',</text:p>
          </table:table-cell>
        </table:table-row>
        <table:table-row table:style-name="ro1">
          <table:table-cell table:formula="of:=IF([$org.A203]&lt;&gt;&quot;&quot;;[$org.A203];&quot;&quot;)">
            <text:p/>
          </table:table-cell>
          <table:table-cell table:formula="of:=IF([$org.A203]&lt;&gt;&quot;&quot;;CONCATENATE([$org.B203];&quot; = &quot;;[$org.B202];&quot; + 1;&quot;);[$org.B203])" office:value-type="string" office:string-value="// rundweg.pas" calcext:value-type="string">
            <text:p>// rundweg.pas</text:p>
          </table:table-cell>
          <table:table-cell table:formula="of:=IF([$org.A203]&lt;&gt;&quot;&quot;;CONCATENATE(&quot;'&quot;;[$org.F203];&quot;',&quot;);[$org.F203])" office:value-type="string" office:string-value="// rundweg.pas" calcext:value-type="string">
            <text:p>// rundweg.pas</text:p>
          </table:table-cell>
        </table:table-row>
        <table:table-row table:style-name="ro1">
          <table:table-cell table:formula="of:=IF([$org.A204]&lt;&gt;&quot;&quot;;[$org.A204];&quot;&quot;)" office:value-type="float" office:value="188" calcext:value-type="float">
            <text:p>188</text:p>
          </table:table-cell>
          <table:table-cell table:formula="of:=IF([$org.A204]&lt;&gt;&quot;&quot;;CONCATENATE([$org.B204];&quot; = &quot;;[$org.B202];&quot; + 1;&quot;);[$org.B204])" office:value-type="string" office:string-value="rsSucheAbgebrochen = rsLeeAlgorithmus + 1;" calcext:value-type="string">
            <text:p>rsSucheAbgebrochen = rsLeeAlgorithmus + 1;</text:p>
          </table:table-cell>
          <table:table-cell table:formula="of:=IF([$org.A204]&lt;&gt;&quot;&quot;;CONCATENATE(&quot;'&quot;;[$org.F204];&quot;',&quot;);[$org.F204])" office:value-type="string" office:string-value="'Recherche interrompue'," calcext:value-type="string">
            <text:p>'Recherche interrompue',</text:p>
          </table:table-cell>
        </table:table-row>
        <table:table-row table:style-name="ro1">
          <table:table-cell table:formula="of:=IF([$org.A205]&lt;&gt;&quot;&quot;;[$org.A205];&quot;&quot;)" office:value-type="float" office:value="189" calcext:value-type="float">
            <text:p>189</text:p>
          </table:table-cell>
          <table:table-cell table:formula="of:=IF([$org.A205]&lt;&gt;&quot;&quot;;CONCATENATE([$org.B205];&quot; = &quot;;[$org.B204];&quot; + 1;&quot;);[$org.B205])" office:value-type="string" office:string-value="rsRundwegKleinsteLaenge = rsSucheAbgebrochen + 1;" calcext:value-type="string">
            <text:p>rsRundwegKleinsteLaenge = rsSucheAbgebrochen + 1;</text:p>
          </table:table-cell>
          <table:table-cell table:formula="of:=IF([$org.A205]&lt;&gt;&quot;&quot;;CONCATENATE(&quot;'&quot;;[$org.F205];&quot;',&quot;);[$org.F205])" office:value-type="string" office:string-value="'Circuit avec la plus petite longueur : '," calcext:value-type="string">
            <text:p>'Circuit avec la plus petite longueur : ',</text:p>
          </table:table-cell>
        </table:table-row>
        <table:table-row table:style-name="ro1">
          <table:table-cell table:formula="of:=IF([$org.A206]&lt;&gt;&quot;&quot;;[$org.A206];&quot;&quot;)" office:value-type="float" office:value="190" calcext:value-type="float">
            <text:p>190</text:p>
          </table:table-cell>
          <table:table-cell table:formula="of:=IF([$org.A206]&lt;&gt;&quot;&quot;;CONCATENATE([$org.B206];&quot; = &quot;;[$org.B205];&quot; + 1;&quot;);[$org.B206])" office:value-type="string" office:string-value="rsKeinenRundwegGefunden = rsRundwegKleinsteLaenge + 1;" calcext:value-type="string">
            <text:p>rsKeinenRundwegGefunden = rsRundwegKleinsteLaenge + 1;</text:p>
          </table:table-cell>
          <table:table-cell table:formula="of:=IF([$org.A206]&lt;&gt;&quot;&quot;;CONCATENATE(&quot;'&quot;;[$org.F206];&quot;',&quot;);[$org.F206])" office:value-type="string" office:string-value="'Pas de circuit trouvé'," calcext:value-type="string">
            <text:p>'Pas de circuit trouvé',</text:p>
          </table:table-cell>
        </table:table-row>
        <table:table-row table:style-name="ro1">
          <table:table-cell table:formula="of:=IF([$org.A207]&lt;&gt;&quot;&quot;;[$org.A207];&quot;&quot;)" office:value-type="float" office:value="191" calcext:value-type="float">
            <text:p>191</text:p>
          </table:table-cell>
          <table:table-cell table:formula="of:=IF([$org.A207]&lt;&gt;&quot;&quot;;CONCATENATE([$org.B207];&quot; = &quot;;[$org.B206];&quot; + 1;&quot;);[$org.B207])" office:value-type="string" office:string-value="rsUngueltigerWertAnzahlStaedte = rsKeinenRundwegGefunden + 1;" calcext:value-type="string">
            <text:p>rsUngueltigerWertAnzahlStaedte = rsKeinenRundwegGefunden + 1;</text:p>
          </table:table-cell>
          <table:table-cell table:formula="of:=IF([$org.A207]&lt;&gt;&quot;&quot;;CONCATENATE(&quot;'&quot;;[$org.F207];&quot;',&quot;);[$org.F207])" office:value-type="string" office:string-value="'valeur non valide pour le nombre de villes'," calcext:value-type="string">
            <text:p>'valeur non valide pour le nombre de villes',</text:p>
          </table:table-cell>
        </table:table-row>
        <table:table-row table:style-name="ro1">
          <table:table-cell table:formula="of:=IF([$org.A208]&lt;&gt;&quot;&quot;;[$org.A208];&quot;&quot;)">
            <text:p/>
          </table:table-cell>
          <table:table-cell table:formula="of:=IF([$org.A208]&lt;&gt;&quot;&quot;;CONCATENATE([$org.B208];&quot; = &quot;;[$org.B207];&quot; + 1;&quot;);[$org.B208])" office:value-type="string" office:string-value="// rundweg.lfm" calcext:value-type="string">
            <text:p>// rundweg.lfm</text:p>
          </table:table-cell>
          <table:table-cell table:formula="of:=IF([$org.A208]&lt;&gt;&quot;&quot;;CONCATENATE(&quot;'&quot;;[$org.F208];&quot;',&quot;);[$org.F208])" office:value-type="string" office:string-value="// rundweg.lfm" calcext:value-type="string">
            <text:p>// rundweg.lfm</text:p>
          </table:table-cell>
        </table:table-row>
        <table:table-row table:style-name="ro1">
          <table:table-cell table:formula="of:=IF([$org.A209]&lt;&gt;&quot;&quot;;[$org.A209];&quot;&quot;)" office:value-type="float" office:value="192" calcext:value-type="float">
            <text:p>192</text:p>
          </table:table-cell>
          <table:table-cell table:formula="of:=IF([$org.A209]&lt;&gt;&quot;&quot;;CONCATENATE([$org.B209];&quot; = &quot;;[$org.B207];&quot; + 1;&quot;);[$org.B209])" office:value-type="string" office:string-value="rsWegSalesmanB = rsUngueltigerWertAnzahlStaedte + 1;" calcext:value-type="string">
            <text:p>rsWegSalesmanB = rsUngueltigerWertAnzahlStaedte + 1;</text:p>
          </table:table-cell>
          <table:table-cell table:formula="of:=IF([$org.A209]&lt;&gt;&quot;&quot;;CONCATENATE(&quot;'&quot;;[$org.F209];&quot;',&quot;);[$org.F209])" office:value-type="string" office:string-value="'Chemin du voyageur de commerce II ( chaque ville peut être visitée plusieurs fois ).'," calcext:value-type="string">
            <text:p>'Chemin du voyageur de commerce II ( chaque ville peut être visitée plusieurs fois ).',</text:p>
          </table:table-cell>
        </table:table-row>
        <table:table-row table:style-name="ro1">
          <table:table-cell table:formula="of:=IF([$org.A210]&lt;&gt;&quot;&quot;;[$org.A210];&quot;&quot;)" office:value-type="float" office:value="193" calcext:value-type="float">
            <text:p>193</text:p>
          </table:table-cell>
          <table:table-cell table:formula="of:=IF([$org.A210]&lt;&gt;&quot;&quot;;CONCATENATE([$org.B210];&quot; = &quot;;[$org.B209];&quot; + 1;&quot;);[$org.B210])" office:value-type="string" office:string-value="rsEntfernungenEingeben = rsWegSalesmanB + 1;" calcext:value-type="string">
            <text:p>rsEntfernungenEingeben = rsWegSalesmanB + 1;</text:p>
          </table:table-cell>
          <table:table-cell table:formula="of:=IF([$org.A210]&lt;&gt;&quot;&quot;;CONCATENATE(&quot;'&quot;;[$org.F210];&quot;',&quot;);[$org.F210])" office:value-type="string" office:string-value="'Saisir les distances'," calcext:value-type="string">
            <text:p>'Saisir les distances',</text:p>
          </table:table-cell>
        </table:table-row>
        <table:table-row table:style-name="ro1">
          <table:table-cell table:formula="of:=IF([$org.A211]&lt;&gt;&quot;&quot;;[$org.A211];&quot;&quot;)">
            <text:p/>
          </table:table-cell>
          <table:table-cell table:formula="of:=IF([$org.A211]&lt;&gt;&quot;&quot;;CONCATENATE([$org.B211];&quot; = &quot;;[$org.B210];&quot; + 1;&quot;);[$org.B211])" office:value-type="string" office:string-value="// Rucksack.pas" calcext:value-type="string">
            <text:p>// Rucksack.pas</text:p>
          </table:table-cell>
          <table:table-cell table:formula="of:=IF([$org.A211]&lt;&gt;&quot;&quot;;CONCATENATE(&quot;'&quot;;[$org.F211];&quot;',&quot;);[$org.F211])" office:value-type="string" office:string-value="// Sac à dos.pas" calcext:value-type="string">
            <text:p>// Sac à dos.pas</text:p>
          </table:table-cell>
        </table:table-row>
        <table:table-row table:style-name="ro1">
          <table:table-cell table:formula="of:=IF([$org.A212]&lt;&gt;&quot;&quot;;[$org.A212];&quot;&quot;)" office:value-type="float" office:value="194" calcext:value-type="float">
            <text:p>194</text:p>
          </table:table-cell>
          <table:table-cell table:formula="of:=IF([$org.A212]&lt;&gt;&quot;&quot;;CONCATENATE([$org.B212];&quot; = &quot;;[$org.B210];&quot; + 1;&quot;);[$org.B212])" office:value-type="string" office:string-value="rsWert1 = rsEntfernungenEingeben + 1;" calcext:value-type="string">
            <text:p>rsWert1 = rsEntfernungenEingeben + 1;</text:p>
          </table:table-cell>
          <table:table-cell table:formula="of:=IF([$org.A212]&lt;&gt;&quot;&quot;;CONCATENATE(&quot;'&quot;;[$org.F212];&quot;',&quot;);[$org.F212])" office:value-type="string" office:string-value="'Valeur : '," calcext:value-type="string">
            <text:p>'Valeur : ',</text:p>
          </table:table-cell>
        </table:table-row>
        <table:table-row table:style-name="ro1">
          <table:table-cell table:formula="of:=IF([$org.A213]&lt;&gt;&quot;&quot;;[$org.A213];&quot;&quot;)" office:value-type="float" office:value="195" calcext:value-type="float">
            <text:p>195</text:p>
          </table:table-cell>
          <table:table-cell table:formula="of:=IF([$org.A213]&lt;&gt;&quot;&quot;;CONCATENATE([$org.B213];&quot; = &quot;;[$org.B212];&quot; + 1;&quot;);[$org.B213])" office:value-type="string" office:string-value="rsGewicht = rsWert1 + 1;" calcext:value-type="string">
            <text:p>rsGewicht = rsWert1 + 1;</text:p>
          </table:table-cell>
          <table:table-cell table:formula="of:=IF([$org.A213]&lt;&gt;&quot;&quot;;CONCATENATE(&quot;'&quot;;[$org.F213];&quot;',&quot;);[$org.F213])" office:value-type="string" office:string-value="'  Poids : '," calcext:value-type="string">
            <text:p>' <text:s/>Poids : ',</text:p>
          </table:table-cell>
        </table:table-row>
        <table:table-row table:style-name="ro1">
          <table:table-cell table:formula="of:=IF([$org.A214]&lt;&gt;&quot;&quot;;[$org.A214];&quot;&quot;)" office:value-type="float" office:value="196" calcext:value-type="float">
            <text:p>196</text:p>
          </table:table-cell>
          <table:table-cell table:formula="of:=IF([$org.A214]&lt;&gt;&quot;&quot;;CONCATENATE([$org.B214];&quot; = &quot;;[$org.B213];&quot; + 1;&quot;);[$org.B214])" office:value-type="string" office:string-value="rsBesteLoesung = rsGewicht + 1;" calcext:value-type="string">
            <text:p>rsBesteLoesung = rsGewicht + 1;</text:p>
          </table:table-cell>
          <table:table-cell table:formula="of:=IF([$org.A214]&lt;&gt;&quot;&quot;;CONCATENATE(&quot;'&quot;;[$org.F214];&quot;',&quot;);[$org.F214])" office:value-type="string" office:string-value="'Meilleure solution : '," calcext:value-type="string">
            <text:p>'Meilleure solution : ',</text:p>
          </table:table-cell>
        </table:table-row>
        <table:table-row table:style-name="ro1">
          <table:table-cell table:formula="of:=IF([$org.A215]&lt;&gt;&quot;&quot;;[$org.A215];&quot;&quot;)" office:value-type="float" office:value="197" calcext:value-type="float">
            <text:p>197</text:p>
          </table:table-cell>
          <table:table-cell table:formula="of:=IF([$org.A215]&lt;&gt;&quot;&quot;;CONCATENATE([$org.B215];&quot; = &quot;;[$org.B214];&quot; + 1;&quot;);[$org.B215])" office:value-type="string" office:string-value="rsLoesungenerste = rsBesteLoesung + 1;" calcext:value-type="string">
            <text:p>rsLoesungenerste = rsBesteLoesung + 1;</text:p>
          </table:table-cell>
          <table:table-cell table:formula="of:=IF([$org.A215]&lt;&gt;&quot;&quot;;CONCATENATE(&quot;'&quot;;[$org.F215];&quot;',&quot;);[$org.F215])" office:value-type="string" office:string-value="' Solutions (premières) : '," calcext:value-type="string">
            <text:p>' Solutions (premières) : ',</text:p>
          </table:table-cell>
        </table:table-row>
        <table:table-row table:style-name="ro1">
          <table:table-cell table:formula="of:=IF([$org.A216]&lt;&gt;&quot;&quot;;[$org.A216];&quot;&quot;)" office:value-type="float" office:value="198" calcext:value-type="float">
            <text:p>198</text:p>
          </table:table-cell>
          <table:table-cell table:formula="of:=IF([$org.A216]&lt;&gt;&quot;&quot;;CONCATENATE([$org.B216];&quot; = &quot;;[$org.B215];&quot; + 1;&quot;);[$org.B216])" office:value-type="string" office:string-value="rsNr = rsLoesungenerste + 1;" calcext:value-type="string">
            <text:p>rsNr = rsLoesungenerste + 1;</text:p>
          </table:table-cell>
          <table:table-cell table:formula="of:=IF([$org.A216]&lt;&gt;&quot;&quot;;CONCATENATE(&quot;'&quot;;[$org.F216];&quot;',&quot;);[$org.F216])" office:value-type="string" office:string-value="'N°'," calcext:value-type="string">
            <text:p>'N°',</text:p>
          </table:table-cell>
        </table:table-row>
        <table:table-row table:style-name="ro1">
          <table:table-cell table:formula="of:=IF([$org.A217]&lt;&gt;&quot;&quot;;[$org.A217];&quot;&quot;)" office:value-type="float" office:value="199" calcext:value-type="float">
            <text:p>199</text:p>
          </table:table-cell>
          <table:table-cell table:formula="of:=IF([$org.A217]&lt;&gt;&quot;&quot;;CONCATENATE([$org.B217];&quot; = &quot;;[$org.B216];&quot; + 1;&quot;);[$org.B217])" office:value-type="string" office:string-value="rsGewicht1 = rsNr + 1;" calcext:value-type="string">
            <text:p>rsGewicht1 = rsNr + 1;</text:p>
          </table:table-cell>
          <table:table-cell table:formula="of:=IF([$org.A217]&lt;&gt;&quot;&quot;;CONCATENATE(&quot;'&quot;;[$org.F217];&quot;',&quot;);[$org.F217])" office:value-type="string" office:string-value="'Poids'," calcext:value-type="string">
            <text:p>'Poids',</text:p>
          </table:table-cell>
        </table:table-row>
        <table:table-row table:style-name="ro1">
          <table:table-cell table:formula="of:=IF([$org.A218]&lt;&gt;&quot;&quot;;[$org.A218];&quot;&quot;)" office:value-type="float" office:value="200" calcext:value-type="float">
            <text:p>200</text:p>
          </table:table-cell>
          <table:table-cell table:formula="of:=IF([$org.A218]&lt;&gt;&quot;&quot;;CONCATENATE([$org.B218];&quot; = &quot;;[$org.B217];&quot; + 1;&quot;);[$org.B218])" office:value-type="string" office:string-value="rsTeileEingeben = rsGewicht1 + 1;" calcext:value-type="string">
            <text:p>rsTeileEingeben = rsGewicht1 + 1;</text:p>
          </table:table-cell>
          <table:table-cell table:formula="of:=IF([$org.A218]&lt;&gt;&quot;&quot;;CONCATENATE(&quot;'&quot;;[$org.F218];&quot;',&quot;);[$org.F218])" office:value-type="string" office:string-value="'Saisir les pièces'," calcext:value-type="string">
            <text:p>'Saisir les pièces',</text:p>
          </table:table-cell>
        </table:table-row>
        <table:table-row table:style-name="ro1">
          <table:table-cell table:formula="of:=IF([$org.A219]&lt;&gt;&quot;&quot;;[$org.A219];&quot;&quot;)">
            <text:p/>
          </table:table-cell>
          <table:table-cell table:formula="of:=IF([$org.A219]&lt;&gt;&quot;&quot;;CONCATENATE([$org.B219];&quot; = &quot;;[$org.B218];&quot; + 1;&quot;);[$org.B219])" office:value-type="string" office:string-value="// Rucksack.lfm" calcext:value-type="string">
            <text:p>// Rucksack.lfm</text:p>
          </table:table-cell>
          <table:table-cell table:formula="of:=IF([$org.A219]&lt;&gt;&quot;&quot;;CONCATENATE(&quot;'&quot;;[$org.F219];&quot;',&quot;);[$org.F219])" office:value-type="string" office:string-value="//  Rucksack.lfm" calcext:value-type="string">
            <text:p>// <text:s/>Rucksack.lfm</text:p>
          </table:table-cell>
        </table:table-row>
        <table:table-row table:style-name="ro1">
          <table:table-cell table:formula="of:=IF([$org.A220]&lt;&gt;&quot;&quot;;[$org.A220];&quot;&quot;)" office:value-type="float" office:value="201" calcext:value-type="float">
            <text:p>201</text:p>
          </table:table-cell>
          <table:table-cell table:formula="of:=IF([$org.A220]&lt;&gt;&quot;&quot;;CONCATENATE([$org.B220];&quot; = &quot;;[$org.B218];&quot; + 1;&quot;);[$org.B220])" office:value-type="string" office:string-value="rsRucksack = rsTeileEingeben + 1;" calcext:value-type="string">
            <text:p>rsRucksack = rsTeileEingeben + 1;</text:p>
          </table:table-cell>
          <table:table-cell table:formula="of:=IF([$org.A220]&lt;&gt;&quot;&quot;;CONCATENATE(&quot;'&quot;;[$org.F220];&quot;',&quot;);[$org.F220])" office:value-type="string" office:string-value="'Sac à dos'," calcext:value-type="string">
            <text:p>'Sac à dos',</text:p>
          </table:table-cell>
        </table:table-row>
        <table:table-row table:style-name="ro1">
          <table:table-cell table:formula="of:=IF([$org.A221]&lt;&gt;&quot;&quot;;[$org.A221];&quot;&quot;)" office:value-type="float" office:value="202" calcext:value-type="float">
            <text:p>202</text:p>
          </table:table-cell>
          <table:table-cell table:formula="of:=IF([$org.A221]&lt;&gt;&quot;&quot;;CONCATENATE([$org.B221];&quot; = &quot;;[$org.B220];&quot; + 1;&quot;);[$org.B221])" office:value-type="string" office:string-value="rsAnzahlDerTeile = rsRucksack + 1;" calcext:value-type="string">
            <text:p>rsAnzahlDerTeile = rsRucksack + 1;</text:p>
          </table:table-cell>
          <table:table-cell table:formula="of:=IF([$org.A221]&lt;&gt;&quot;&quot;;CONCATENATE(&quot;'&quot;;[$org.F221];&quot;',&quot;);[$org.F221])" office:value-type="string" office:string-value="'Nombre de pièces : '," calcext:value-type="string">
            <text:p>'Nombre de pièces : ',</text:p>
          </table:table-cell>
        </table:table-row>
        <table:table-row table:style-name="ro1">
          <table:table-cell table:formula="of:=IF([$org.A222]&lt;&gt;&quot;&quot;;[$org.A222];&quot;&quot;)" office:value-type="float" office:value="203" calcext:value-type="float">
            <text:p>203</text:p>
          </table:table-cell>
          <table:table-cell table:formula="of:=IF([$org.A222]&lt;&gt;&quot;&quot;;CONCATENATE([$org.B222];&quot; = &quot;;[$org.B221];&quot; + 1;&quot;);[$org.B222])" office:value-type="string" office:string-value="rsGesamtgewicht = rsAnzahlDerTeile + 1;" calcext:value-type="string">
            <text:p>rsGesamtgewicht = rsAnzahlDerTeile + 1;</text:p>
          </table:table-cell>
          <table:table-cell table:formula="of:=IF([$org.A222]&lt;&gt;&quot;&quot;;CONCATENATE(&quot;'&quot;;[$org.F222];&quot;',&quot;);[$org.F222])" office:value-type="string" office:string-value="'Poids total'," calcext:value-type="string">
            <text:p>'Poids total',</text:p>
          </table:table-cell>
        </table:table-row>
        <table:table-row table:style-name="ro1">
          <table:table-cell table:formula="of:=IF([$org.A223]&lt;&gt;&quot;&quot;;[$org.A223];&quot;&quot;)">
            <text:p/>
          </table:table-cell>
          <table:table-cell table:formula="of:=IF([$org.A223]&lt;&gt;&quot;&quot;;CONCATENATE([$org.B223];&quot; = &quot;;[$org.B222];&quot; + 1;&quot;);[$org.B223])" office:value-type="string" office:string-value="// vierfarb.pas" calcext:value-type="string">
            <text:p>// vierfarb.pas</text:p>
          </table:table-cell>
          <table:table-cell table:formula="of:=IF([$org.A223]&lt;&gt;&quot;&quot;;CONCATENATE(&quot;'&quot;;[$org.F223];&quot;',&quot;);[$org.F223])" office:value-type="string" office:string-value="// vierfarb.pas" calcext:value-type="string">
            <text:p>// vierfarb.pas</text:p>
          </table:table-cell>
        </table:table-row>
        <table:table-row table:style-name="ro1">
          <table:table-cell table:formula="of:=IF([$org.A224]&lt;&gt;&quot;&quot;;[$org.A224];&quot;&quot;)" office:value-type="float" office:value="204" calcext:value-type="float">
            <text:p>204</text:p>
          </table:table-cell>
          <table:table-cell table:formula="of:=IF([$org.A224]&lt;&gt;&quot;&quot;;CONCATENATE([$org.B224];&quot; = &quot;;[$org.B222];&quot; + 1;&quot;);[$org.B224])" office:value-type="string" office:string-value="rsLaenderMarkieren = rsGesamtgewicht + 1;" calcext:value-type="string">
            <text:p>rsLaenderMarkieren = rsGesamtgewicht + 1;</text:p>
          </table:table-cell>
          <table:table-cell table:formula="of:=IF([$org.A224]&lt;&gt;&quot;&quot;;CONCATENATE(&quot;'&quot;;[$org.F224];&quot;',&quot;);[$org.F224])" office:value-type="string" office:string-value="'Marquer les rectangles des pays avec la souris dans la partie supérieure.'," calcext:value-type="string">
            <text:p>'Marquer les rectangles des pays avec la souris dans la partie supérieure.',</text:p>
          </table:table-cell>
        </table:table-row>
        <table:table-row table:style-name="ro1">
          <table:table-cell table:formula="of:=IF([$org.A225]&lt;&gt;&quot;&quot;;[$org.A225];&quot;&quot;)" office:value-type="float" office:value="205" calcext:value-type="float">
            <text:p>205</text:p>
          </table:table-cell>
          <table:table-cell table:formula="of:=IF([$org.A225]&lt;&gt;&quot;&quot;;CONCATENATE([$org.B225];&quot; = &quot;;[$org.B224];&quot; + 1;&quot;);[$org.B225])" office:value-type="string" office:string-value="rsEinfaerben = rsLaenderMarkieren + 1;" calcext:value-type="string">
            <text:p>rsEinfaerben = rsLaenderMarkieren + 1;</text:p>
          </table:table-cell>
          <table:table-cell table:formula="of:=IF([$org.A225]&lt;&gt;&quot;&quot;;CONCATENATE(&quot;'&quot;;[$org.F225];&quot;',&quot;);[$org.F225])" office:value-type="string" office:string-value="'Coloriage'," calcext:value-type="string">
            <text:p>'Coloriage',</text:p>
          </table:table-cell>
        </table:table-row>
        <table:table-row table:style-name="ro1">
          <table:table-cell table:formula="of:=IF([$org.A226]&lt;&gt;&quot;&quot;;[$org.A226];&quot;&quot;)" office:value-type="float" office:value="206" calcext:value-type="float">
            <text:p>206</text:p>
          </table:table-cell>
          <table:table-cell table:formula="of:=IF([$org.A226]&lt;&gt;&quot;&quot;;CONCATENATE([$org.B226];&quot; = &quot;;[$org.B225];&quot; + 1;&quot;);[$org.B226])" office:value-type="string" office:string-value="rsFaerbungGefunden = rsEinfaerben + 1;" calcext:value-type="string">
            <text:p>rsFaerbungGefunden = rsEinfaerben + 1;</text:p>
          </table:table-cell>
          <table:table-cell table:formula="of:=IF([$org.A226]&lt;&gt;&quot;&quot;;CONCATENATE(&quot;'&quot;;[$org.F226];&quot;',&quot;);[$org.F226])" office:value-type="string" office:string-value="'coloration trouvée'," calcext:value-type="string">
            <text:p>'coloration trouvée',</text:p>
          </table:table-cell>
        </table:table-row>
        <table:table-row table:style-name="ro1">
          <table:table-cell table:formula="of:=IF([$org.A227]&lt;&gt;&quot;&quot;;[$org.A227];&quot;&quot;)" office:value-type="float" office:value="207" calcext:value-type="float">
            <text:p>207</text:p>
          </table:table-cell>
          <table:table-cell table:formula="of:=IF([$org.A227]&lt;&gt;&quot;&quot;;CONCATENATE([$org.B227];&quot; = &quot;;[$org.B226];&quot; + 1;&quot;);[$org.B227])" office:value-type="string" office:string-value="rsKeineFaerbungGefunden = rsFaerbungGefunden + 1;" calcext:value-type="string">
            <text:p>rsKeineFaerbungGefunden = rsFaerbungGefunden + 1;</text:p>
          </table:table-cell>
          <table:table-cell table:formula="of:=IF([$org.A227]&lt;&gt;&quot;&quot;;CONCATENATE(&quot;'&quot;;[$org.F227];&quot;',&quot;);[$org.F227])" office:value-type="string" office:string-value="'pas de coloration trouvée : l'algorithme est manifestement erroné'," calcext:value-type="string">
            <text:p>'pas de coloration trouvée : l'algorithme est manifestement erroné',</text:p>
          </table:table-cell>
        </table:table-row>
        <table:table-row table:style-name="ro1">
          <table:table-cell table:formula="of:=IF([$org.A228]&lt;&gt;&quot;&quot;;[$org.A228];&quot;&quot;)" office:value-type="float" office:value="208" calcext:value-type="float">
            <text:p>208</text:p>
          </table:table-cell>
          <table:table-cell table:formula="of:=IF([$org.A228]&lt;&gt;&quot;&quot;;CONCATENATE([$org.B228];&quot; = &quot;;[$org.B227];&quot; + 1;&quot;);[$org.B228])" office:value-type="string" office:string-value="rsLand = rsKeineFaerbungGefunden + 1;" calcext:value-type="string">
            <text:p>rsLand = rsKeineFaerbungGefunden + 1;</text:p>
          </table:table-cell>
          <table:table-cell table:formula="of:=IF([$org.A228]&lt;&gt;&quot;&quot;;CONCATENATE(&quot;'&quot;;[$org.F228];&quot;',&quot;);[$org.F228])" office:value-type="string" office:string-value="'Pays '," calcext:value-type="string">
            <text:p>'Pays ',</text:p>
          </table:table-cell>
        </table:table-row>
        <table:table-row table:style-name="ro1">
          <table:table-cell table:formula="of:=IF([$org.A229]&lt;&gt;&quot;&quot;;[$org.A229];&quot;&quot;)" office:value-type="float" office:value="209" calcext:value-type="float">
            <text:p>209</text:p>
          </table:table-cell>
          <table:table-cell table:formula="of:=IF([$org.A229]&lt;&gt;&quot;&quot;;CONCATENATE([$org.B229];&quot; = &quot;;[$org.B228];&quot; + 1;&quot;);[$org.B229])" office:value-type="string" office:string-value="rsFarbe = rsLand + 1;" calcext:value-type="string">
            <text:p>rsFarbe = rsLand + 1;</text:p>
          </table:table-cell>
          <table:table-cell table:formula="of:=IF([$org.A229]&lt;&gt;&quot;&quot;;CONCATENATE(&quot;'&quot;;[$org.F229];&quot;',&quot;);[$org.F229])" office:value-type="string" office:string-value="'Couleur'," calcext:value-type="string">
            <text:p>'Couleur',</text:p>
          </table:table-cell>
        </table:table-row>
        <table:table-row table:style-name="ro1">
          <table:table-cell table:formula="of:=IF([$org.A230]&lt;&gt;&quot;&quot;;[$org.A230];&quot;&quot;)" office:value-type="float" office:value="210" calcext:value-type="float">
            <text:p>210</text:p>
          </table:table-cell>
          <table:table-cell table:formula="of:=IF([$org.A230]&lt;&gt;&quot;&quot;;CONCATENATE([$org.B230];&quot; = &quot;;[$org.B229];&quot; + 1;&quot;);[$org.B230])" office:value-type="string" office:string-value="rsSucheUmrandungFuerLand = rsFarbe + 1;" calcext:value-type="string">
            <text:p>rsSucheUmrandungFuerLand = rsFarbe + 1;</text:p>
          </table:table-cell>
          <table:table-cell table:formula="of:=IF([$org.A230]&lt;&gt;&quot;&quot;;CONCATENATE(&quot;'&quot;;[$org.F230];&quot;',&quot;);[$org.F230])" office:value-type="string" office:string-value="'Recherche bordure pour pays '," calcext:value-type="string">
            <text:p>'Recherche bordure pour pays ',</text:p>
          </table:table-cell>
        </table:table-row>
        <table:table-row table:style-name="ro1">
          <table:table-cell table:formula="of:=IF([$org.A231]&lt;&gt;&quot;&quot;;[$org.A231];&quot;&quot;)" office:value-type="float" office:value="211" calcext:value-type="float">
            <text:p>211</text:p>
          </table:table-cell>
          <table:table-cell table:formula="of:=IF([$org.A231]&lt;&gt;&quot;&quot;;CONCATENATE([$org.B231];&quot; = &quot;;[$org.B230];&quot; + 1;&quot;);[$org.B231])" office:value-type="string" office:string-value="rsKannFuerLand = rsSucheUmrandungFuerLand + 1;" calcext:value-type="string">
            <text:p>rsKannFuerLand = rsSucheUmrandungFuerLand + 1;</text:p>
          </table:table-cell>
          <table:table-cell table:formula="of:=IF([$org.A231]&lt;&gt;&quot;&quot;;CONCATENATE(&quot;'&quot;;[$org.F231];&quot;',&quot;);[$org.F231])" office:value-type="string" office:string-value="'Peut créer une bordure pour le pays '," calcext:value-type="string">
            <text:p>'Peut créer une bordure pour le pays ',</text:p>
          </table:table-cell>
        </table:table-row>
        <table:table-row table:style-name="ro1">
          <table:table-cell table:formula="of:=IF([$org.A232]&lt;&gt;&quot;&quot;;[$org.A232];&quot;&quot;)" office:value-type="float" office:value="212" calcext:value-type="float">
            <text:p>212</text:p>
          </table:table-cell>
          <table:table-cell table:formula="of:=IF([$org.A232]&lt;&gt;&quot;&quot;;CONCATENATE([$org.B232];&quot; = &quot;;[$org.B231];&quot; + 1;&quot;);[$org.B232])" office:value-type="string" office:string-value="rsKeineGrenzeErstellen = rsKannFuerLand + 1;" calcext:value-type="string">
            <text:p>rsKeineGrenzeErstellen = rsKannFuerLand + 1;</text:p>
          </table:table-cell>
          <table:table-cell table:formula="of:=IF([$org.A232]&lt;&gt;&quot;&quot;;CONCATENATE(&quot;'&quot;;[$org.F232];&quot;',&quot;);[$org.F232])" office:value-type="string" office:string-value="' Ne peut pas créer de frontière'," calcext:value-type="string">
            <text:p>' Ne peut pas créer de frontière',</text:p>
          </table:table-cell>
        </table:table-row>
        <table:table-row table:style-name="ro1">
          <table:table-cell table:formula="of:=IF([$org.A233]&lt;&gt;&quot;&quot;;[$org.A233];&quot;&quot;)" office:value-type="float" office:value="213" calcext:value-type="float">
            <text:p>213</text:p>
          </table:table-cell>
          <table:table-cell table:formula="of:=IF([$org.A233]&lt;&gt;&quot;&quot;;CONCATENATE([$org.B233];&quot; = &quot;;[$org.B232];&quot; + 1;&quot;);[$org.B233])" office:value-type="string" office:string-value="rsSucheNachUmrandungenBeendet = rsKeineGrenzeErstellen + 1;" calcext:value-type="string">
            <text:p>rsSucheNachUmrandungenBeendet = rsKeineGrenzeErstellen + 1;</text:p>
          </table:table-cell>
          <table:table-cell table:formula="of:=IF([$org.A233]&lt;&gt;&quot;&quot;;CONCATENATE(&quot;'&quot;;[$org.F233];&quot;',&quot;);[$org.F233])" office:value-type="string" office:string-value="'Recherche de bordures terminée'," calcext:value-type="string">
            <text:p>'Recherche de bordures terminée',</text:p>
          </table:table-cell>
        </table:table-row>
        <table:table-row table:style-name="ro1">
          <table:table-cell table:formula="of:=IF([$org.A234]&lt;&gt;&quot;&quot;;[$org.A234];&quot;&quot;)" office:value-type="float" office:value="214" calcext:value-type="float">
            <text:p>214</text:p>
          </table:table-cell>
          <table:table-cell table:formula="of:=IF([$org.A234]&lt;&gt;&quot;&quot;;CONCATENATE([$org.B234];&quot; = &quot;;[$org.B233];&quot; + 1;&quot;);[$org.B234])" office:value-type="string" office:string-value="rsSucheGrenzenUndNachbarn = rsSucheNachUmrandungenBeendet + 1;" calcext:value-type="string">
            <text:p>rsSucheGrenzenUndNachbarn = rsSucheNachUmrandungenBeendet + 1;</text:p>
          </table:table-cell>
          <table:table-cell table:formula="of:=IF([$org.A234]&lt;&gt;&quot;&quot;;CONCATENATE(&quot;'&quot;;[$org.F234];&quot;',&quot;);[$org.F234])" office:value-type="string" office:string-value="'Recherche frontières et voisins'," calcext:value-type="string">
            <text:p>'Recherche frontières et voisins',</text:p>
          </table:table-cell>
        </table:table-row>
        <table:table-row table:style-name="ro1">
          <table:table-cell table:formula="of:=IF([$org.A235]&lt;&gt;&quot;&quot;;[$org.A235];&quot;&quot;)">
            <text:p/>
          </table:table-cell>
          <table:table-cell table:formula="of:=IF([$org.A235]&lt;&gt;&quot;&quot;;CONCATENATE([$org.B235];&quot; = &quot;;[#REF!];&quot; + 1;&quot;);[$org.B235])" office:value-type="string" office:string-value="// vierfarb.lfm" calcext:value-type="string">
            <text:p>// vierfarb.lfm</text:p>
          </table:table-cell>
          <table:table-cell table:formula="of:=IF([$org.A235]&lt;&gt;&quot;&quot;;CONCATENATE(&quot;'&quot;;[$org.F235];&quot;',&quot;);[$org.F235])" office:value-type="string" office:string-value="//  vierfarb.lfm" calcext:value-type="string">
            <text:p>// <text:s/>vierfarb.lfm</text:p>
          </table:table-cell>
        </table:table-row>
        <table:table-row table:style-name="ro1">
          <table:table-cell table:formula="of:=IF([$org.A236]&lt;&gt;&quot;&quot;;[$org.A236];&quot;&quot;)" office:value-type="float" office:value="215" calcext:value-type="float">
            <text:p>215</text:p>
          </table:table-cell>
          <table:table-cell table:formula="of:=IF([$org.A236]&lt;&gt;&quot;&quot;;CONCATENATE([$org.B236];&quot; = &quot;;[$org.B234];&quot; + 1;&quot;);[$org.B236])" office:value-type="string" office:string-value="rsVierFarb = rsSucheGrenzenUndNachbarn + 1;" calcext:value-type="string">
            <text:p>rsVierFarb = rsSucheGrenzenUndNachbarn + 1;</text:p>
          </table:table-cell>
          <table:table-cell table:formula="of:=IF([$org.A236]&lt;&gt;&quot;&quot;;CONCATENATE(&quot;'&quot;;[$org.F236];&quot;',&quot;);[$org.F236])" office:value-type="string" office:string-value="'Problème des 4 couleurs'," calcext:value-type="string">
            <text:p>'Problème des 4 couleurs',</text:p>
          </table:table-cell>
        </table:table-row>
        <table:table-row table:style-name="ro1">
          <table:table-cell table:formula="of:=IF([$org.A237]&lt;&gt;&quot;&quot;;[$org.A237];&quot;&quot;)" office:value-type="float" office:value="216" calcext:value-type="float">
            <text:p>216</text:p>
          </table:table-cell>
          <table:table-cell table:formula="of:=IF([$org.A237]&lt;&gt;&quot;&quot;;CONCATENATE([$org.B237];&quot; = &quot;;[$org.B236];&quot; + 1;&quot;);[$org.B237])" office:value-type="string" office:string-value="rsNeueEingabe = rsVierFarb + 1;" calcext:value-type="string">
            <text:p>rsNeueEingabe = rsVierFarb + 1;</text:p>
          </table:table-cell>
          <table:table-cell table:formula="of:=IF([$org.A237]&lt;&gt;&quot;&quot;;CONCATENATE(&quot;'&quot;;[$org.F237];&quot;',&quot;);[$org.F237])" office:value-type="string" office:string-value="'Nouvelle entrée'," calcext:value-type="string">
            <text:p>'Nouvelle entrée',</text:p>
          </table:table-cell>
        </table:table-row>
        <table:table-row table:style-name="ro1">
          <table:table-cell table:formula="of:=IF([$org.A238]&lt;&gt;&quot;&quot;;[$org.A238];&quot;&quot;)" office:value-type="float" office:value="217" calcext:value-type="float">
            <text:p>217</text:p>
          </table:table-cell>
          <table:table-cell table:formula="of:=IF([$org.A238]&lt;&gt;&quot;&quot;;CONCATENATE([$org.B238];&quot; = &quot;;[$org.B237];&quot; + 1;&quot;);[$org.B238])" office:value-type="string" office:string-value="rsVierLaender = rsNeueEingabe + 1;" calcext:value-type="string">
            <text:p>rsVierLaender = rsNeueEingabe + 1;</text:p>
          </table:table-cell>
          <table:table-cell table:formula="of:=IF([$org.A238]&lt;&gt;&quot;&quot;;CONCATENATE(&quot;'&quot;;[$org.F238];&quot;',&quot;);[$org.F238])" office:value-type="string" office:string-value="'4 nouveaux pays'," calcext:value-type="string">
            <text:p>'4 nouveaux pays',</text:p>
          </table:table-cell>
        </table:table-row>
        <table:table-row table:style-name="ro1">
          <table:table-cell table:formula="of:=IF([$org.A239]&lt;&gt;&quot;&quot;;[$org.A239];&quot;&quot;)" office:value-type="float" office:value="218" calcext:value-type="float">
            <text:p>218</text:p>
          </table:table-cell>
          <table:table-cell table:formula="of:=IF([$org.A239]&lt;&gt;&quot;&quot;;CONCATENATE([$org.B239];&quot; = &quot;;[$org.B238];&quot; + 1;&quot;);[$org.B239])" office:value-type="string" office:string-value="rsAnzahlDerLaender = rsVierLaender + 1;" calcext:value-type="string">
            <text:p>rsAnzahlDerLaender = rsVierLaender + 1;</text:p>
          </table:table-cell>
          <table:table-cell table:formula="of:=IF([$org.A239]&lt;&gt;&quot;&quot;;CONCATENATE(&quot;'&quot;;[$org.F239];&quot;',&quot;);[$org.F239])" office:value-type="string" office:string-value="'Nombre de pays : '," calcext:value-type="string">
            <text:p>'Nombre de pays : ',</text:p>
          </table:table-cell>
        </table:table-row>
        <table:table-row table:style-name="ro1">
          <table:table-cell table:formula="of:=IF([$org.A240]&lt;&gt;&quot;&quot;;[$org.A240];&quot;&quot;)" office:value-type="float" office:value="219" calcext:value-type="float">
            <text:p>219</text:p>
          </table:table-cell>
          <table:table-cell table:formula="of:=IF([$org.A240]&lt;&gt;&quot;&quot;;CONCATENATE([$org.B240];&quot; = &quot;;[$org.B239];&quot; + 1;&quot;);[$org.B240])" office:value-type="string" office:string-value="rsLandZufuegen = rsAnzahlDerLaender + 1;" calcext:value-type="string">
            <text:p>rsLandZufuegen = rsAnzahlDerLaender + 1;</text:p>
          </table:table-cell>
          <table:table-cell table:formula="of:=IF([$org.A240]&lt;&gt;&quot;&quot;;CONCATENATE(&quot;'&quot;;[$org.F240];&quot;',&quot;);[$org.F240])" office:value-type="string" office:string-value="'Ajouter un pays'," calcext:value-type="string">
            <text:p>'Ajouter un pays',</text:p>
          </table:table-cell>
        </table:table-row>
        <table:table-row table:style-name="ro1">
          <table:table-cell table:formula="of:=IF([$org.A241]&lt;&gt;&quot;&quot;;[$org.A241];&quot;&quot;)" office:value-type="float" office:value="220" calcext:value-type="float">
            <text:p>220</text:p>
          </table:table-cell>
          <table:table-cell table:formula="of:=IF([$org.A241]&lt;&gt;&quot;&quot;;CONCATENATE([$org.B241];&quot; = &quot;;[$org.B240];&quot; + 1;&quot;);[$org.B241])" office:value-type="string" office:string-value="rsLandEntfernen = rsLandZufuegen + 1;" calcext:value-type="string">
            <text:p>rsLandEntfernen = rsLandZufuegen + 1;</text:p>
          </table:table-cell>
          <table:table-cell table:formula="of:=IF([$org.A241]&lt;&gt;&quot;&quot;;CONCATENATE(&quot;'&quot;;[$org.F241];&quot;',&quot;);[$org.F241])" office:value-type="string" office:string-value="'Supprimer un pays'," calcext:value-type="string">
            <text:p>'Supprimer un pays',</text:p>
          </table:table-cell>
        </table:table-row>
        <table:table-row table:style-name="ro1">
          <table:table-cell table:formula="of:=IF([$org.A242]&lt;&gt;&quot;&quot;;[$org.A242];&quot;&quot;)">
            <text:p/>
          </table:table-cell>
          <table:table-cell table:formula="of:=IF([$org.A242]&lt;&gt;&quot;&quot;;CONCATENATE([$org.B242];&quot; = &quot;;[$org.B241];&quot; + 1;&quot;);[$org.B242])" office:value-type="string" office:string-value="// backtrackinfo.lfm" calcext:value-type="string">
            <text:p>// backtrackinfo.lfm</text:p>
          </table:table-cell>
          <table:table-cell table:formula="of:=IF([$org.A242]&lt;&gt;&quot;&quot;;CONCATENATE(&quot;'&quot;;[$org.F242];&quot;',&quot;);[$org.F242])" office:value-type="string" office:string-value="// backtrackinfo.lfm" calcext:value-type="string">
            <text:p>// backtrackinfo.lfm</text:p>
          </table:table-cell>
        </table:table-row>
        <table:table-row table:style-name="ro1">
          <table:table-cell table:formula="of:=IF([$org.A243]&lt;&gt;&quot;&quot;;[$org.A243];&quot;&quot;)" office:value-type="float" office:value="221" calcext:value-type="float">
            <text:p>221</text:p>
          </table:table-cell>
          <table:table-cell table:formula="of:=IF([$org.A243]&lt;&gt;&quot;&quot;;CONCATENATE([$org.B243];&quot; = &quot;;[$org.B241];&quot; + 1;&quot;);[$org.B243])" office:value-type="string" office:string-value="rsInfo = rsLandEntfernen + 1;" calcext:value-type="string">
            <text:p>rsInfo = rsLandEntfernen + 1;</text:p>
          </table:table-cell>
          <table:table-cell table:formula="of:=IF([$org.A243]&lt;&gt;&quot;&quot;;CONCATENATE(&quot;'&quot;;[$org.F243];&quot;',&quot;);[$org.F243])" office:value-type="string" office:string-value="'Info'," calcext:value-type="string">
            <text:p>'Info',</text:p>
          </table:table-cell>
        </table:table-row>
        <table:table-row table:style-name="ro1">
          <table:table-cell table:formula="of:=IF([$org.A244]&lt;&gt;&quot;&quot;;[$org.A244];&quot;&quot;)" office:value-type="float" office:value="222" calcext:value-type="float">
            <text:p>222</text:p>
          </table:table-cell>
          <table:table-cell table:formula="of:=IF([$org.A244]&lt;&gt;&quot;&quot;;CONCATENATE([$org.B244];&quot; = &quot;;[$org.B243];&quot; + 1;&quot;);[$org.B244])" office:value-type="string" office:string-value="rsVersion = rsInfo + 1;" calcext:value-type="string">
            <text:p>rsVersion = rsInfo + 1;</text:p>
          </table:table-cell>
          <table:table-cell table:formula="of:=IF([$org.A244]&lt;&gt;&quot;&quot;;CONCATENATE(&quot;'&quot;;[$org.F244];&quot;',&quot;);[$org.F244])" office:value-type="string" office:string-value="'Version 1.7 du 15.12.2023'," calcext:value-type="string">
            <text:p>'Version 1.7 du 15.12.2023',</text:p>
          </table:table-cell>
        </table:table-row>
        <table:table-row table:style-name="ro1">
          <table:table-cell table:formula="of:=IF([$org.A245]&lt;&gt;&quot;&quot;;[$org.A245];&quot;&quot;)" office:value-type="float" office:value="223" calcext:value-type="float">
            <text:p>223</text:p>
          </table:table-cell>
          <table:table-cell table:formula="of:=IF([$org.A245]&lt;&gt;&quot;&quot;;CONCATENATE([$org.B245];&quot; = &quot;;[$org.B244];&quot; + 1;&quot;);[$org.B245])" office:value-type="string" office:string-value="rsDemosZuBacktrack = rsVersion + 1;" calcext:value-type="string">
            <text:p>rsDemosZuBacktrack = rsVersion + 1;</text:p>
          </table:table-cell>
          <table:table-cell table:formula="of:=IF([$org.A245]&lt;&gt;&quot;&quot;;CONCATENATE(&quot;'&quot;;[$org.F245];&quot;',&quot;);[$org.F245])" office:value-type="string" office:string-value="'Une collection de 13 programmes de démonstration sur les algorithmes de backtracking.'," calcext:value-type="string">
            <text:p>'Une collection de 13 programmes de démonstration sur les algorithmes de backtracking.',</text:p>
          </table:table-cell>
        </table:table-row>
        <table:table-row table:style-name="ro1">
          <table:table-cell table:formula="of:=IF([$org.A246]&lt;&gt;&quot;&quot;;[$org.A246];&quot;&quot;)" office:value-type="float" office:value="224" calcext:value-type="float">
            <text:p>224</text:p>
          </table:table-cell>
          <table:table-cell table:formula="of:=IF([$org.A246]&lt;&gt;&quot;&quot;;CONCATENATE([$org.B246];&quot; = &quot;;[$org.B245];&quot; + 1;&quot;);[$org.B246])" office:value-type="string" office:string-value="rsOK = rsDemosZuBacktrack + 1;" calcext:value-type="string">
            <text:p>rsOK = rsDemosZuBacktrack + 1;</text:p>
          </table:table-cell>
          <table:table-cell table:formula="of:=IF([$org.A246]&lt;&gt;&quot;&quot;;CONCATENATE(&quot;'&quot;;[$org.F246];&quot;',&quot;);[$org.F246])" office:value-type="string" office:string-value="'OK'," calcext:value-type="string">
            <text:p>'OK',</text:p>
          </table:table-cell>
        </table:table-row>
        <table:table-row table:style-name="ro1">
          <table:table-cell table:formula="of:=IF([$org.A247]&lt;&gt;&quot;&quot;;[$org.A247];&quot;&quot;)">
            <text:p/>
          </table:table-cell>
          <table:table-cell table:formula="of:=IF([$org.A247]&lt;&gt;&quot;&quot;;CONCATENATE([$org.B247];&quot; = &quot;;[$org.B246];&quot; + 1;&quot;);[$org.B247])" office:value-type="string" office:string-value="// Labyrinth.pas" calcext:value-type="string">
            <text:p>// Labyrinth.pas</text:p>
          </table:table-cell>
          <table:table-cell table:formula="of:=IF([$org.A247]&lt;&gt;&quot;&quot;;CONCATENATE(&quot;'&quot;;[$org.F247];&quot;',&quot;);[$org.F247])" office:value-type="string" office:string-value="// Labyrinth.pas" calcext:value-type="string">
            <text:p>// Labyrinth.pas</text:p>
          </table:table-cell>
        </table:table-row>
        <table:table-row table:style-name="ro1">
          <table:table-cell table:formula="of:=IF([$org.A248]&lt;&gt;&quot;&quot;;[$org.A248];&quot;&quot;)" office:value-type="float" office:value="225" calcext:value-type="float">
            <text:p>225</text:p>
          </table:table-cell>
          <table:table-cell table:formula="of:=IF([$org.A248]&lt;&gt;&quot;&quot;;CONCATENATE([$org.B248];&quot; = &quot;;[$org.B246];&quot; + 1;&quot;);[$org.B248])" office:value-type="string" office:string-value="rsWeglaenge = rsOK + 1;" calcext:value-type="string">
            <text:p>rsWeglaenge = rsOK + 1;</text:p>
          </table:table-cell>
          <table:table-cell table:formula="of:=IF([$org.A248]&lt;&gt;&quot;&quot;;CONCATENATE(&quot;'&quot;;[$org.F248];&quot;',&quot;);[$org.F248])" office:value-type="string" office:string-value="'Longueur du chemin : '," calcext:value-type="string">
            <text:p>'Longueur du chemin : ',</text:p>
          </table:table-cell>
        </table:table-row>
        <table:table-row table:style-name="ro1">
          <table:table-cell table:formula="of:=IF([$org.A249]&lt;&gt;&quot;&quot;;[$org.A249];&quot;&quot;)">
            <text:p/>
          </table:table-cell>
          <table:table-cell table:formula="of:=IF([$org.A249]&lt;&gt;&quot;&quot;;CONCATENATE([$org.B249];&quot; = &quot;;[$org.B248];&quot; + 1;&quot;);[$org.B249])" office:value-type="string" office:string-value="// Labyrinth.lfm" calcext:value-type="string">
            <text:p>// Labyrinth.lfm</text:p>
          </table:table-cell>
          <table:table-cell table:formula="of:=IF([$org.A249]&lt;&gt;&quot;&quot;;CONCATENATE(&quot;'&quot;;[$org.F249];&quot;',&quot;);[$org.F249])" office:value-type="string" office:string-value="// Labyrinth.lfm" calcext:value-type="string">
            <text:p>// Labyrinth.lfm</text:p>
          </table:table-cell>
        </table:table-row>
        <table:table-row table:style-name="ro1">
          <table:table-cell table:formula="of:=IF([$org.A250]&lt;&gt;&quot;&quot;;[$org.A250];&quot;&quot;)" office:value-type="float" office:value="226" calcext:value-type="float">
            <text:p>226</text:p>
          </table:table-cell>
          <table:table-cell table:formula="of:=IF([$org.A250]&lt;&gt;&quot;&quot;;CONCATENATE([$org.B250];&quot; = &quot;;[$org.B248];&quot; + 1;&quot;);[$org.B250])" office:value-type="string" office:string-value="rsAusgang = rsWeglaenge + 1;" calcext:value-type="string">
            <text:p>rsAusgang = rsWeglaenge + 1;</text:p>
          </table:table-cell>
          <table:table-cell table:formula="of:=IF([$org.A250]&lt;&gt;&quot;&quot;;CONCATENATE(&quot;'&quot;;[$org.F250];&quot;',&quot;);[$org.F250])" office:value-type="string" office:string-value="'Sortie'," calcext:value-type="string">
            <text:p>'Sortie',</text:p>
          </table:table-cell>
        </table:table-row>
        <table:table-row table:style-name="ro1">
          <table:table-cell table:formula="of:=IF([$org.A251]&lt;&gt;&quot;&quot;;[$org.A251];&quot;&quot;)" office:value-type="float" office:value="227" calcext:value-type="float">
            <text:p>227</text:p>
          </table:table-cell>
          <table:table-cell table:formula="of:=IF([$org.A251]&lt;&gt;&quot;&quot;;CONCATENATE([$org.B251];&quot; = &quot;;[$org.B250];&quot; + 1;&quot;);[$org.B251])" office:value-type="string" office:string-value="rsStartrichtung = rsAusgang + 1;" calcext:value-type="string">
            <text:p>rsStartrichtung = rsAusgang + 1;</text:p>
          </table:table-cell>
          <table:table-cell table:formula="of:=IF([$org.A251]&lt;&gt;&quot;&quot;;CONCATENATE(&quot;'&quot;;[$org.F251];&quot;',&quot;);[$org.F251])" office:value-type="string" office:string-value="'Direction de départ :'," calcext:value-type="string">
            <text:p>'Direction de départ :',</text:p>
          </table:table-cell>
        </table:table-row>
        <table:table-row table:style-name="ro1">
          <table:table-cell table:formula="of:=IF([$org.A252]&lt;&gt;&quot;&quot;;[$org.A252];&quot;&quot;)" office:value-type="float" office:value="228" calcext:value-type="float">
            <text:p>228</text:p>
          </table:table-cell>
          <table:table-cell table:formula="of:=IF([$org.A252]&lt;&gt;&quot;&quot;;CONCATENATE([$org.B252];&quot; = &quot;;[$org.B251];&quot; + 1;&quot;);[$org.B252])" office:value-type="string" office:string-value="rsVerfahren = rsStartrichtung + 1;" calcext:value-type="string">
            <text:p>rsVerfahren = rsStartrichtung + 1;</text:p>
          </table:table-cell>
          <table:table-cell table:formula="of:=IF([$org.A252]&lt;&gt;&quot;&quot;;CONCATENATE(&quot;'&quot;;[$org.F252];&quot;',&quot;);[$org.F252])" office:value-type="string" office:string-value="'Procédure'," calcext:value-type="string">
            <text:p>'Procédure',</text:p>
          </table:table-cell>
        </table:table-row>
        <table:table-row table:style-name="ro1">
          <table:table-cell table:formula="of:=IF([$org.A253]&lt;&gt;&quot;&quot;;[$org.A253];&quot;&quot;)" office:value-type="float" office:value="229" calcext:value-type="float">
            <text:p>229</text:p>
          </table:table-cell>
          <table:table-cell table:formula="of:=IF([$org.A253]&lt;&gt;&quot;&quot;;CONCATENATE([$org.B253];&quot; = &quot;;[$org.B252];&quot; + 1;&quot;);[$org.B253])" office:value-type="string" office:string-value="rsBacktrackingGeradeaus = rsVerfahren + 1;" calcext:value-type="string">
            <text:p>rsBacktrackingGeradeaus = rsVerfahren + 1;</text:p>
          </table:table-cell>
          <table:table-cell table:formula="of:=IF([$org.A253]&lt;&gt;&quot;&quot;;CONCATENATE(&quot;'&quot;;[$org.F253];&quot;',&quot;);[$org.F253])" office:value-type="string" office:string-value="'Backtracking - tout droit'," calcext:value-type="string">
            <text:p>'Backtracking - tout droit',</text:p>
          </table:table-cell>
        </table:table-row>
        <table:table-row table:style-name="ro1">
          <table:table-cell table:formula="of:=IF([$org.A254]&lt;&gt;&quot;&quot;;[$org.A254];&quot;&quot;)" office:value-type="float" office:value="230" calcext:value-type="float">
            <text:p>230</text:p>
          </table:table-cell>
          <table:table-cell table:formula="of:=IF([$org.A254]&lt;&gt;&quot;&quot;;CONCATENATE([$org.B254];&quot; = &quot;;[$org.B253];&quot; + 1;&quot;);[$org.B254])" office:value-type="string" office:string-value="rsBacktrackingErstRechts = rsBacktrackingGeradeaus + 1;" calcext:value-type="string">
            <text:p>rsBacktrackingErstRechts = rsBacktrackingGeradeaus + 1;</text:p>
          </table:table-cell>
          <table:table-cell table:formula="of:=IF([$org.A254]&lt;&gt;&quot;&quot;;CONCATENATE(&quot;'&quot;;[$org.F254];&quot;',&quot;);[$org.F254])" office:value-type="string" office:string-value="'Backtracking - d'abord à droite'," calcext:value-type="string">
            <text:p>'Backtracking - d'abord à droite',</text:p>
          </table:table-cell>
        </table:table-row>
        <table:table-row table:style-name="ro1">
          <table:table-cell table:formula="of:=IF([$org.A255]&lt;&gt;&quot;&quot;;[$org.A255];&quot;&quot;)" office:value-type="float" office:value="231" calcext:value-type="float">
            <text:p>231</text:p>
          </table:table-cell>
          <table:table-cell table:formula="of:=IF([$org.A255]&lt;&gt;&quot;&quot;;CONCATENATE([$org.B255];&quot; = &quot;;[$org.B254];&quot; + 1;&quot;);[$org.B255])" office:value-type="string" office:string-value="rsBacktrackingZufaellig = rsBacktrackingErstRechts + 1;" calcext:value-type="string">
            <text:p>rsBacktrackingZufaellig = rsBacktrackingErstRechts + 1;</text:p>
          </table:table-cell>
          <table:table-cell table:formula="of:=IF([$org.A255]&lt;&gt;&quot;&quot;;CONCATENATE(&quot;'&quot;;[$org.F255];&quot;',&quot;);[$org.F255])" office:value-type="string" office:string-value="'Backtracking - aléatoire'," calcext:value-type="string">
            <text:p>'Backtracking - aléatoire',</text:p>
          </table:table-cell>
        </table:table-row>
        <table:table-row table:style-name="ro1">
          <table:table-cell table:formula="of:=IF([$org.A256]&lt;&gt;&quot;&quot;;[$org.A256];&quot;&quot;)" office:value-type="float" office:value="232" calcext:value-type="float">
            <text:p>232</text:p>
          </table:table-cell>
          <table:table-cell table:formula="of:=IF([$org.A256]&lt;&gt;&quot;&quot;;CONCATENATE([$org.B256];&quot; = &quot;;[$org.B255];&quot; + 1;&quot;);[$org.B256])" office:value-type="string" office:string-value="rsBesteLoesungSuchen = rsBacktrackingZufaellig + 1;" calcext:value-type="string">
            <text:p>rsBesteLoesungSuchen = rsBacktrackingZufaellig + 1;</text:p>
          </table:table-cell>
          <table:table-cell table:formula="of:=IF([$org.A256]&lt;&gt;&quot;&quot;;CONCATENATE(&quot;'&quot;;[$org.F256];&quot;',&quot;);[$org.F256])" office:value-type="string" office:string-value="'chercher la meilleure solution'," calcext:value-type="string">
            <text:p>'chercher la meilleure solution',</text:p>
          </table:table-cell>
        </table:table-row>
        <table:table-row table:style-name="ro1">
          <table:table-cell table:formula="of:=IF([$org.A257]&lt;&gt;&quot;&quot;;[$org.A257];&quot;&quot;)" office:value-type="float" office:value="233" calcext:value-type="float">
            <text:p>233</text:p>
          </table:table-cell>
          <table:table-cell table:formula="of:=IF([$org.A257]&lt;&gt;&quot;&quot;;CONCATENATE([$org.B257];&quot; = &quot;;[$org.B256];&quot; + 1;&quot;);[$org.B257])" office:value-type="string" office:string-value="rsHindernisLinksZiehen = rsBesteLoesungSuchen + 1;" calcext:value-type="string">
            <text:p>rsHindernisLinksZiehen = rsBesteLoesungSuchen + 1;</text:p>
          </table:table-cell>
          <table:table-cell table:formula="of:=IF([$org.A257]&lt;&gt;&quot;&quot;;CONCATENATE(&quot;'&quot;;[$org.F257];&quot;',&quot;);[$org.F257])" office:value-type="string" office:string-value="'obstacle - bouton gauche de la souris et glisser'," calcext:value-type="string">
            <text:p>'obstacle - bouton gauche de la souris et glisser',</text:p>
          </table:table-cell>
        </table:table-row>
        <table:table-row table:style-name="ro1">
          <table:table-cell table:formula="of:=IF([$org.A258]&lt;&gt;&quot;&quot;;[$org.A258];&quot;&quot;)" office:value-type="float" office:value="234" calcext:value-type="float">
            <text:p>234</text:p>
          </table:table-cell>
          <table:table-cell table:formula="of:=IF([$org.A258]&lt;&gt;&quot;&quot;;CONCATENATE([$org.B258];&quot; = &quot;;[$org.B257];&quot; + 1;&quot;);[$org.B258])" office:value-type="string" office:string-value="rsFreiesFeldRechtsZiehen = rsHindernisLinksZiehen + 1;" calcext:value-type="string">
            <text:p>rsFreiesFeldRechtsZiehen = rsHindernisLinksZiehen + 1;</text:p>
          </table:table-cell>
          <table:table-cell table:formula="of:=IF([$org.A258]&lt;&gt;&quot;&quot;;CONCATENATE(&quot;'&quot;;[$org.F258];&quot;',&quot;);[$org.F258])" office:value-type="string" office:string-value="'champ libre - bouton droit de la souris et glisser'," calcext:value-type="string">
            <text:p>'champ libre - bouton droit de la souris et glisser',</text:p>
          </table:table-cell>
        </table:table-row>
        <table:table-row table:style-name="ro1">
          <table:table-cell table:formula="of:=IF([$org.A259]&lt;&gt;&quot;&quot;;[$org.A259];&quot;&quot;)" office:value-type="float" office:value="235" calcext:value-type="float">
            <text:p>235</text:p>
          </table:table-cell>
          <table:table-cell table:formula="of:=IF([$org.A259]&lt;&gt;&quot;&quot;;CONCATENATE([$org.B259];&quot; = &quot;;[$org.B258];&quot; + 1;&quot;);[$org.B259])" office:value-type="string" office:string-value="rsStartDoppelclickFreiesFeld = rsFreiesFeldRechtsZiehen + 1;" calcext:value-type="string">
            <text:p>rsStartDoppelclickFreiesFeld = rsFreiesFeldRechtsZiehen + 1;</text:p>
          </table:table-cell>
          <table:table-cell table:formula="of:=IF([$org.A259]&lt;&gt;&quot;&quot;;CONCATENATE(&quot;'&quot;;[$org.F259];&quot;',&quot;);[$org.F259])" office:value-type="string" office:string-value="'Départ - double-clic sur champ libre'," calcext:value-type="string">
            <text:p>'Départ - double-clic sur champ libre',</text:p>
          </table:table-cell>
        </table:table-row>
        <table:table-row table:style-name="ro1">
          <table:table-cell table:formula="of:=IF([$org.A260]&lt;&gt;&quot;&quot;;[$org.A260];&quot;&quot;)" office:value-type="float" office:value="236" calcext:value-type="float">
            <text:p>236</text:p>
          </table:table-cell>
          <table:table-cell table:formula="of:=IF([$org.A260]&lt;&gt;&quot;&quot;;CONCATENATE([$org.B260];&quot; = &quot;;[$org.B259];&quot; + 1;&quot;);[$org.B260])" office:value-type="string" office:string-value="rsAusgangDoppelclickHindernis = rsStartDoppelclickFreiesFeld + 1;" calcext:value-type="string">
            <text:p>rsAusgangDoppelclickHindernis = rsStartDoppelclickFreiesFeld + 1;</text:p>
          </table:table-cell>
          <table:table-cell table:formula="of:=IF([$org.A260]&lt;&gt;&quot;&quot;;CONCATENATE(&quot;'&quot;;[$org.F260];&quot;',&quot;);[$org.F260])" office:value-type="string" office:string-value="'sortie - double clic sur l'obstacle'," calcext:value-type="string">
            <text:p>'sortie - double clic sur l'obstacle',</text:p>
          </table:table-cell>
        </table:table-row>
        <table:table-row table:style-name="ro1">
          <table:table-cell table:formula="of:=IF([$org.A261]&lt;&gt;&quot;&quot;;[$org.A261];&quot;&quot;)" office:value-type="float" office:value="237" calcext:value-type="float">
            <text:p>237</text:p>
          </table:table-cell>
          <table:table-cell table:formula="of:=IF([$org.A261]&lt;&gt;&quot;&quot;;CONCATENATE([$org.B261];&quot; = &quot;;[$org.B260];&quot; + 1;&quot;);[$org.B261])" office:value-type="string" office:string-value="rsNeuStart = rsAusgangDoppelclickHindernis + 1;" calcext:value-type="string">
            <text:p>rsNeuStart = rsAusgangDoppelclickHindernis + 1;</text:p>
          </table:table-cell>
          <table:table-cell table:formula="of:=IF([$org.A261]&lt;&gt;&quot;&quot;;CONCATENATE(&quot;'&quot;;[$org.F261];&quot;',&quot;);[$org.F261])" office:value-type="string" office:string-value="'NouveauDépart'," calcext:value-type="string">
            <text:p>'NouveauDépart',</text:p>
          </table:table-cell>
        </table:table-row>
        <table:table-row table:style-name="ro1">
          <table:table-cell table:formula="of:=IF([$org.A262]&lt;&gt;&quot;&quot;;[$org.A262];&quot;&quot;)">
            <text:p/>
          </table:table-cell>
          <table:table-cell table:formula="of:=IF([$org.A262]&lt;&gt;&quot;&quot;;CONCATENATE([$org.B262];&quot; = &quot;;[$org.B261];&quot; + 1;&quot;);[$org.B262])" office:value-type="string" office:string-value="// solitaer.pas" calcext:value-type="string">
            <text:p>// solitaer.pas</text:p>
          </table:table-cell>
          <table:table-cell table:formula="of:=IF([$org.A262]&lt;&gt;&quot;&quot;;CONCATENATE(&quot;'&quot;;[$org.F262];&quot;',&quot;);[$org.F262])" office:value-type="string" office:string-value="// solitaer.pas" calcext:value-type="string">
            <text:p>// solitaer.pas</text:p>
          </table:table-cell>
        </table:table-row>
        <table:table-row table:style-name="ro1">
          <table:table-cell table:formula="of:=IF([$org.A263]&lt;&gt;&quot;&quot;;[$org.A263];&quot;&quot;)" office:value-type="float" office:value="238" calcext:value-type="float">
            <text:p>238</text:p>
          </table:table-cell>
          <table:table-cell table:formula="of:=IF([$org.A263]&lt;&gt;&quot;&quot;;CONCATENATE([$org.B263];&quot; = &quot;;[$org.B261];&quot; + 1;&quot;);[$org.B263])" office:value-type="string" office:string-value="rsAbbruchSpeichern = rsNeuStart + 1;" calcext:value-type="string">
            <text:p>rsAbbruchSpeichern = rsNeuStart + 1;</text:p>
          </table:table-cell>
          <table:table-cell table:formula="of:=IF([$org.A263]&lt;&gt;&quot;&quot;;CONCATENATE(&quot;'&quot;;[$org.F263];&quot;',&quot;);[$org.F263])" office:value-type="string" office:string-value="'Abandonner+enregistrer'," calcext:value-type="string">
            <text:p>'Abandonner+enregistrer',</text:p>
          </table:table-cell>
        </table:table-row>
        <table:table-row table:style-name="ro1">
          <table:table-cell table:formula="of:=IF([$org.A264]&lt;&gt;&quot;&quot;;[$org.A264];&quot;&quot;)" office:value-type="float" office:value="239" calcext:value-type="float">
            <text:p>239</text:p>
          </table:table-cell>
          <table:table-cell table:formula="of:=IF([$org.A264]&lt;&gt;&quot;&quot;;CONCATENATE([$org.B264];&quot; = &quot;;[$org.B263];&quot; + 1;&quot;);[$org.B264])" office:value-type="string" office:string-value="rsSpielBeenden = rsAbbruchSpeichern + 1;" calcext:value-type="string">
            <text:p>rsSpielBeenden = rsAbbruchSpeichern + 1;</text:p>
          </table:table-cell>
          <table:table-cell table:formula="of:=IF([$org.A264]&lt;&gt;&quot;&quot;;CONCATENATE(&quot;'&quot;;[$org.F264];&quot;',&quot;);[$org.F264])" office:value-type="string" office:string-value="'Terminer le jeu'," calcext:value-type="string">
            <text:p>'Terminer le jeu',</text:p>
          </table:table-cell>
        </table:table-row>
        <table:table-row table:style-name="ro1">
          <table:table-cell table:formula="of:=IF([$org.A265]&lt;&gt;&quot;&quot;;[$org.A265];&quot;&quot;)" office:value-type="float" office:value="240" calcext:value-type="float">
            <text:p>240</text:p>
          </table:table-cell>
          <table:table-cell table:formula="of:=IF([$org.A265]&lt;&gt;&quot;&quot;;CONCATENATE([$org.B265];&quot; = &quot;;[$org.B264];&quot; + 1;&quot;);[$org.B265])" office:value-type="string" office:string-value="rsManuell = rsSpielBeenden + 1;" calcext:value-type="string">
            <text:p>rsManuell = rsSpielBeenden + 1;</text:p>
          </table:table-cell>
          <table:table-cell table:formula="of:=IF([$org.A265]&lt;&gt;&quot;&quot;;CONCATENATE(&quot;'&quot;;[$org.F265];&quot;',&quot;);[$org.F265])" office:value-type="string" office:string-value="'Manuel'," calcext:value-type="string">
            <text:p>'Manuel',</text:p>
          </table:table-cell>
        </table:table-row>
        <table:table-row table:style-name="ro1">
          <table:table-cell table:formula="of:=IF([$org.A266]&lt;&gt;&quot;&quot;;[$org.A266];&quot;&quot;)" office:value-type="float" office:value="241" calcext:value-type="float">
            <text:p>241</text:p>
          </table:table-cell>
          <table:table-cell table:formula="of:=IF([$org.A266]&lt;&gt;&quot;&quot;;CONCATENATE([$org.B266];&quot; = &quot;;[$org.B265];&quot; + 1;&quot;);[$org.B266])" office:value-type="string" office:string-value="rsFortsetzen = rsManuell + 1;" calcext:value-type="string">
            <text:p>rsFortsetzen = rsManuell + 1;</text:p>
          </table:table-cell>
          <table:table-cell table:formula="of:=IF([$org.A266]&lt;&gt;&quot;&quot;;CONCATENATE(&quot;'&quot;;[$org.F266];&quot;',&quot;);[$org.F266])" office:value-type="string" office:string-value="'Reprendre'," calcext:value-type="string">
            <text:p>'Reprendre',</text:p>
          </table:table-cell>
        </table:table-row>
        <table:table-row table:style-name="ro1">
          <table:table-cell table:formula="of:=IF([$org.A267]&lt;&gt;&quot;&quot;;[$org.A267];&quot;&quot;)" office:value-type="float" office:value="242" calcext:value-type="float">
            <text:p>242</text:p>
          </table:table-cell>
          <table:table-cell table:formula="of:=IF([$org.A267]&lt;&gt;&quot;&quot;;CONCATENATE([$org.B267];&quot; = &quot;;[$org.B266];&quot; + 1;&quot;);[$org.B267])" office:value-type="string" office:string-value="rsZeit = rsFortsetzen + 1;" calcext:value-type="string">
            <text:p>rsZeit = rsFortsetzen + 1;</text:p>
          </table:table-cell>
          <table:table-cell table:formula="of:=IF([$org.A267]&lt;&gt;&quot;&quot;;CONCATENATE(&quot;'&quot;;[$org.F267];&quot;',&quot;);[$org.F267])" office:value-type="string" office:string-value="'Temps : '," calcext:value-type="string">
            <text:p>'Temps : ',</text:p>
          </table:table-cell>
        </table:table-row>
        <table:table-row table:style-name="ro1">
          <table:table-cell table:formula="of:=IF([$org.A268]&lt;&gt;&quot;&quot;;[$org.A268];&quot;&quot;)" office:value-type="float" office:value="243" calcext:value-type="float">
            <text:p>243</text:p>
          </table:table-cell>
          <table:table-cell table:formula="of:=IF([$org.A268]&lt;&gt;&quot;&quot;;CONCATENATE([$org.B268];&quot; = &quot;;[$org.B267];&quot; + 1;&quot;);[$org.B268])" office:value-type="string" office:string-value="rsMs = rsZeit + 1;" calcext:value-type="string">
            <text:p>rsMs = rsZeit + 1;</text:p>
          </table:table-cell>
          <table:table-cell table:formula="of:=IF([$org.A268]&lt;&gt;&quot;&quot;;CONCATENATE(&quot;'&quot;;[$org.F268];&quot;',&quot;);[$org.F268])" office:value-type="string" office:string-value="' ms'," calcext:value-type="string">
            <text:p>' ms',</text:p>
          </table:table-cell>
        </table:table-row>
        <table:table-row table:style-name="ro1">
          <table:table-cell table:formula="of:=IF([$org.A269]&lt;&gt;&quot;&quot;;[$org.A269];&quot;&quot;)" office:value-type="float" office:value="244" calcext:value-type="float">
            <text:p>244</text:p>
          </table:table-cell>
          <table:table-cell table:formula="of:=IF([$org.A269]&lt;&gt;&quot;&quot;;CONCATENATE([$org.B269];&quot; = &quot;;[$org.B268];&quot; + 1;&quot;);[$org.B269])" office:value-type="string" office:string-value="rsBisher = rsMs + 1;" calcext:value-type="string">
            <text:p>rsBisher = rsMs + 1;</text:p>
          </table:table-cell>
          <table:table-cell table:formula="of:=IF([$org.A269]&lt;&gt;&quot;&quot;;CONCATENATE(&quot;'&quot;;[$org.F269];&quot;',&quot;);[$org.F269])" office:value-type="string" office:string-value="'jusqu'à présent '," calcext:value-type="string">
            <text:p>'jusqu'à présent ',</text:p>
          </table:table-cell>
        </table:table-row>
        <table:table-row table:style-name="ro1">
          <table:table-cell table:formula="of:=IF([$org.A280]&lt;&gt;&quot;&quot;;[$org.A280];&quot;&quot;)" office:value-type="float" office:value="254" calcext:value-type="float">
            <text:p>254</text:p>
          </table:table-cell>
          <table:table-cell table:formula="of:=IF([$org.A280]&lt;&gt;&quot;&quot;;CONCATENATE([$org.B280];&quot; = &quot;;[$org.B269];&quot; + 1;&quot;);[$org.B280])" office:value-type="string" office:string-value="rsRechtsObenLinksUnten = rsBisher + 1;" calcext:value-type="string">
            <text:p>rsRechtsObenLinksUnten = rsBisher + 1;</text:p>
          </table:table-cell>
          <table:table-cell table:formula="of:=IF([$org.A270]&lt;&gt;&quot;&quot;;CONCATENATE(&quot;'&quot;;[$org.F270];&quot;',&quot;);[$org.F270])" office:value-type="string" office:string-value="// solitaer.lfm" calcext:value-type="string">
            <text:p>// solitaer.lfm</text:p>
          </table:table-cell>
        </table:table-row>
        <table:table-row table:style-name="ro1">
          <table:table-cell table:formula="of:=IF([$org.A271]&lt;&gt;&quot;&quot;;[$org.A271];&quot;&quot;)" office:value-type="float" office:value="245" calcext:value-type="float">
            <text:p>245</text:p>
          </table:table-cell>
          <table:table-cell table:formula="of:=IF([$org.A271]&lt;&gt;&quot;&quot;;CONCATENATE([$org.B271];&quot; = &quot;;[$org.B269];&quot; + 1;&quot;);[$org.B271])" office:value-type="string" office:string-value="rsBruteForceRekursiv = rsBisher + 1;" calcext:value-type="string">
            <text:p>rsBruteForceRekursiv = rsBisher + 1;</text:p>
          </table:table-cell>
          <table:table-cell table:formula="of:=IF([$org.A271]&lt;&gt;&quot;&quot;;CONCATENATE(&quot;'&quot;;[$org.F271];&quot;',&quot;);[$org.F271])" office:value-type="string" office:string-value="'BruteForce récursif'," calcext:value-type="string">
            <text:p>'BruteForce récursif',</text:p>
          </table:table-cell>
        </table:table-row>
        <table:table-row table:style-name="ro1">
          <table:table-cell table:formula="of:=IF([$org.A272]&lt;&gt;&quot;&quot;;[$org.A272];&quot;&quot;)" office:value-type="float" office:value="246" calcext:value-type="float">
            <text:p>246</text:p>
          </table:table-cell>
          <table:table-cell table:formula="of:=IF([$org.A272]&lt;&gt;&quot;&quot;;CONCATENATE([$org.B272];&quot; = &quot;;[$org.B271];&quot; + 1;&quot;);[$org.B272])" office:value-type="string" office:string-value="rsBruteForceOptimiert = rsBruteForceRekursiv + 1;" calcext:value-type="string">
            <text:p>rsBruteForceOptimiert = rsBruteForceRekursiv + 1;</text:p>
          </table:table-cell>
          <table:table-cell table:formula="of:=IF([$org.A272]&lt;&gt;&quot;&quot;;CONCATENATE(&quot;'&quot;;[$org.F272];&quot;',&quot;);[$org.F272])" office:value-type="string" office:string-value="'BruteForce optimisé récursivement'," calcext:value-type="string">
            <text:p>'BruteForce optimisé récursivement',</text:p>
          </table:table-cell>
        </table:table-row>
        <table:table-row table:style-name="ro1">
          <table:table-cell table:formula="of:=IF([$org.A273]&lt;&gt;&quot;&quot;;[$org.A273];&quot;&quot;)" office:value-type="float" office:value="247" calcext:value-type="float">
            <text:p>247</text:p>
          </table:table-cell>
          <table:table-cell table:formula="of:=IF([$org.A273]&lt;&gt;&quot;&quot;;CONCATENATE([$org.B273];&quot; = &quot;;[$org.B272];&quot; + 1;&quot;);[$org.B273])" office:value-type="string" office:string-value="rsBruteForceIterativ = rsBruteForceOptimiert + 1;" calcext:value-type="string">
            <text:p>rsBruteForceIterativ = rsBruteForceOptimiert + 1;</text:p>
          </table:table-cell>
          <table:table-cell table:formula="of:=IF([$org.A273]&lt;&gt;&quot;&quot;;CONCATENATE(&quot;'&quot;;[$org.F273];&quot;',&quot;);[$org.F273])" office:value-type="string" office:string-value="'BruteForce itératif'," calcext:value-type="string">
            <text:p>'BruteForce itératif',</text:p>
          </table:table-cell>
        </table:table-row>
        <table:table-row table:style-name="ro1">
          <table:table-cell table:formula="of:=IF([$org.A274]&lt;&gt;&quot;&quot;;[$org.A274];&quot;&quot;)" office:value-type="float" office:value="248" calcext:value-type="float">
            <text:p>248</text:p>
          </table:table-cell>
          <table:table-cell table:formula="of:=IF([$org.A274]&lt;&gt;&quot;&quot;;CONCATENATE([$org.B274];&quot; = &quot;;[$org.B273];&quot; + 1;&quot;);[$org.B274])" office:value-type="string" office:string-value="rsBruteForceMitFilter1 = rsBruteForceIterativ + 1;" calcext:value-type="string">
            <text:p>rsBruteForceMitFilter1 = rsBruteForceIterativ + 1;</text:p>
          </table:table-cell>
          <table:table-cell table:formula="of:=IF([$org.A274]&lt;&gt;&quot;&quot;;CONCATENATE(&quot;'&quot;;[$org.F274];&quot;',&quot;);[$org.F274])" office:value-type="string" office:string-value="'BruteForce itératif avec filtre1'," calcext:value-type="string">
            <text:p>'BruteForce itératif avec filtre1',</text:p>
          </table:table-cell>
        </table:table-row>
        <table:table-row table:style-name="ro1">
          <table:table-cell table:formula="of:=IF([$org.A275]&lt;&gt;&quot;&quot;;[$org.A275];&quot;&quot;)" office:value-type="float" office:value="249" calcext:value-type="float">
            <text:p>249</text:p>
          </table:table-cell>
          <table:table-cell table:formula="of:=IF([$org.A275]&lt;&gt;&quot;&quot;;CONCATENATE([$org.B275];&quot; = &quot;;[$org.B274];&quot; + 1;&quot;);[$org.B275])" office:value-type="string" office:string-value="rsBruteForceMitFilter2 = rsBruteForceMitFilter1 + 1;" calcext:value-type="string">
            <text:p>rsBruteForceMitFilter2 = rsBruteForceMitFilter1 + 1;</text:p>
          </table:table-cell>
          <table:table-cell table:formula="of:=IF([$org.A275]&lt;&gt;&quot;&quot;;CONCATENATE(&quot;'&quot;;[$org.F275];&quot;',&quot;);[$org.F275])" office:value-type="string" office:string-value="'BruteForce itératif avec filtre2'," calcext:value-type="string">
            <text:p>'BruteForce itératif avec filtre2',</text:p>
          </table:table-cell>
        </table:table-row>
        <table:table-row table:style-name="ro1">
          <table:table-cell table:formula="of:=IF([$org.A276]&lt;&gt;&quot;&quot;;[$org.A276];&quot;&quot;)" office:value-type="float" office:value="250" calcext:value-type="float">
            <text:p>250</text:p>
          </table:table-cell>
          <table:table-cell table:formula="of:=IF([$org.A276]&lt;&gt;&quot;&quot;;CONCATENATE([$org.B276];&quot; = &quot;;[$org.B275];&quot; + 1;&quot;);[$org.B276])" office:value-type="string" office:string-value="rsBruteForceBeideFilter = rsBruteForceMitFilter2 + 1;" calcext:value-type="string">
            <text:p>rsBruteForceBeideFilter = rsBruteForceMitFilter2 + 1;</text:p>
          </table:table-cell>
          <table:table-cell table:formula="of:=IF([$org.A276]&lt;&gt;&quot;&quot;;CONCATENATE(&quot;'&quot;;[$org.F276];&quot;',&quot;);[$org.F276])" office:value-type="string" office:string-value="'BruteForce itératif, les deux filtres'," calcext:value-type="string">
            <text:p>'BruteForce itératif, les deux filtres',</text:p>
          </table:table-cell>
        </table:table-row>
        <table:table-row table:style-name="ro1">
          <table:table-cell table:formula="of:=IF([$org.A277]&lt;&gt;&quot;&quot;;[$org.A277];&quot;&quot;)" office:value-type="float" office:value="251" calcext:value-type="float">
            <text:p>251</text:p>
          </table:table-cell>
          <table:table-cell table:formula="of:=IF([$org.A277]&lt;&gt;&quot;&quot;;CONCATENATE([$org.B277];&quot; = &quot;;[$org.B276];&quot; + 1;&quot;);[$org.B277])" office:value-type="string" office:string-value="rsNormal = rsBruteForceBeideFilter + 1;" calcext:value-type="string">
            <text:p>rsNormal = rsBruteForceBeideFilter + 1;</text:p>
          </table:table-cell>
          <table:table-cell table:formula="of:=IF([$org.A277]&lt;&gt;&quot;&quot;;CONCATENATE(&quot;'&quot;;[$org.F277];&quot;',&quot;);[$org.F277])" office:value-type="string" office:string-value="'normal'," calcext:value-type="string">
            <text:p>'normal',</text:p>
          </table:table-cell>
        </table:table-row>
        <table:table-row table:style-name="ro1">
          <table:table-cell table:formula="of:=IF([$org.A278]&lt;&gt;&quot;&quot;;[$org.A278];&quot;&quot;)" office:value-type="float" office:value="252" calcext:value-type="float">
            <text:p>252</text:p>
          </table:table-cell>
          <table:table-cell table:formula="of:=IF([$org.A278]&lt;&gt;&quot;&quot;;CONCATENATE([$org.B278];&quot; = &quot;;[$org.B277];&quot; + 1;&quot;);[$org.B278])" office:value-type="string" office:string-value="rsSpiralfoermig = rsNormal + 1;" calcext:value-type="string">
            <text:p>rsSpiralfoermig = rsNormal + 1;</text:p>
          </table:table-cell>
          <table:table-cell table:formula="of:=IF([$org.A278]&lt;&gt;&quot;&quot;;CONCATENATE(&quot;'&quot;;[$org.F278];&quot;',&quot;);[$org.F278])" office:value-type="string" office:string-value="'en spirale'," calcext:value-type="string">
            <text:p>'en spirale',</text:p>
          </table:table-cell>
        </table:table-row>
        <table:table-row table:style-name="ro1">
          <table:table-cell table:formula="of:=IF([$org.A279]&lt;&gt;&quot;&quot;;[$org.A279];&quot;&quot;)" office:value-type="float" office:value="253" calcext:value-type="float">
            <text:p>253</text:p>
          </table:table-cell>
          <table:table-cell table:formula="of:=IF([$org.A279]&lt;&gt;&quot;&quot;;CONCATENATE([$org.B279];&quot; = &quot;;[$org.B278];&quot; + 1;&quot;);[$org.B279])" office:value-type="string" office:string-value="rsBlockweise = rsSpiralfoermig + 1;" calcext:value-type="string">
            <text:p>rsBlockweise = rsSpiralfoermig + 1;</text:p>
          </table:table-cell>
          <table:table-cell table:formula="of:=IF([$org.A279]&lt;&gt;&quot;&quot;;CONCATENATE(&quot;'&quot;;[$org.F279];&quot;',&quot;);[$org.F279])" office:value-type="string" office:string-value="'par blocs'," calcext:value-type="string">
            <text:p>'par blocs',</text:p>
          </table:table-cell>
        </table:table-row>
        <table:table-row table:style-name="ro1">
          <table:table-cell table:formula="of:=IF([$org.A280]&lt;&gt;&quot;&quot;;[$org.A280];&quot;&quot;)" office:value-type="float" office:value="254" calcext:value-type="float">
            <text:p>254</text:p>
          </table:table-cell>
          <table:table-cell table:formula="of:=IF([$org.A280]&lt;&gt;&quot;&quot;;CONCATENATE([$org.B280];&quot; = &quot;;[$org.B279];&quot; + 1;&quot;);[$org.B280])" office:value-type="string" office:string-value="rsRechtsObenLinksUnten = rsBlockweise + 1;" calcext:value-type="string">
            <text:p>rsRechtsObenLinksUnten = rsBlockweise + 1;</text:p>
          </table:table-cell>
          <table:table-cell table:formula="of:=IF([$org.A280]&lt;&gt;&quot;&quot;;CONCATENATE(&quot;'&quot;;[$org.F280];&quot;',&quot;);[$org.F280])" office:value-type="string" office:string-value="'droite - haut - gauche - bas'," calcext:value-type="string">
            <text:p>'droite - haut - gauche - bas',</text:p>
          </table:table-cell>
        </table:table-row>
        <table:table-row table:style-name="ro1">
          <table:table-cell table:formula="of:=IF([$org.A281]&lt;&gt;&quot;&quot;;[$org.A281];&quot;&quot;)" office:value-type="float" office:value="255" calcext:value-type="float">
            <text:p>255</text:p>
          </table:table-cell>
          <table:table-cell table:formula="of:=IF([$org.A281]&lt;&gt;&quot;&quot;;CONCATENATE([$org.B281];&quot; = &quot;;[$org.B280];&quot; + 1;&quot;);[$org.B281])" office:value-type="string" office:string-value="rsObenLinksUntenRechts = rsRechtsObenLinksUnten + 1;" calcext:value-type="string">
            <text:p>rsObenLinksUntenRechts = rsRechtsObenLinksUnten + 1;</text:p>
          </table:table-cell>
          <table:table-cell table:formula="of:=IF([$org.A281]&lt;&gt;&quot;&quot;;CONCATENATE(&quot;'&quot;;[$org.F281];&quot;',&quot;);[$org.F281])" office:value-type="string" office:string-value="'haut - gauche - bas - droite '," calcext:value-type="string">
            <text:p>'haut - gauche - bas - droite ',</text:p>
          </table:table-cell>
        </table:table-row>
        <table:table-row table:style-name="ro1">
          <table:table-cell table:formula="of:=IF([$org.A282]&lt;&gt;&quot;&quot;;[$org.A282];&quot;&quot;)" office:value-type="float" office:value="256" calcext:value-type="float">
            <text:p>256</text:p>
          </table:table-cell>
          <table:table-cell table:formula="of:=IF([$org.A282]&lt;&gt;&quot;&quot;;CONCATENATE([$org.B282];&quot; = &quot;;[$org.B281];&quot; + 1;&quot;);[$org.B282])" office:value-type="string" office:string-value="rsLinksUntenRechtsOben = rsObenLinksUntenRechts + 1;" calcext:value-type="string">
            <text:p>rsLinksUntenRechtsOben = rsObenLinksUntenRechts + 1;</text:p>
          </table:table-cell>
          <table:table-cell table:formula="of:=IF([$org.A282]&lt;&gt;&quot;&quot;;CONCATENATE(&quot;'&quot;;[$org.F282];&quot;',&quot;);[$org.F282])" office:value-type="string" office:string-value="'gauche - bas - droite - haut '," calcext:value-type="string">
            <text:p>'gauche - bas - droite - haut ',</text:p>
          </table:table-cell>
        </table:table-row>
        <table:table-row table:style-name="ro1">
          <table:table-cell table:formula="of:=IF([$org.A283]&lt;&gt;&quot;&quot;;[$org.A283];&quot;&quot;)" office:value-type="float" office:value="257" calcext:value-type="float">
            <text:p>257</text:p>
          </table:table-cell>
          <table:table-cell table:formula="of:=IF([$org.A283]&lt;&gt;&quot;&quot;;CONCATENATE([$org.B283];&quot; = &quot;;[$org.B282];&quot; + 1;&quot;);[$org.B283])" office:value-type="string" office:string-value="rsUntenRechtsObenLinks = rsLinksUntenRechtsOben + 1;" calcext:value-type="string">
            <text:p>rsUntenRechtsObenLinks = rsLinksUntenRechtsOben + 1;</text:p>
          </table:table-cell>
          <table:table-cell table:formula="of:=IF([$org.A283]&lt;&gt;&quot;&quot;;CONCATENATE(&quot;'&quot;;[$org.F283];&quot;',&quot;);[$org.F283])" office:value-type="string" office:string-value="'en bas - à droite - en haut - à gauche'," calcext:value-type="string">
            <text:p>'en bas - à droite - en haut - à gauche',</text:p>
          </table:table-cell>
        </table:table-row>
        <table:table-row table:style-name="ro1">
          <table:table-cell table:formula="of:=IF([$org.A284]&lt;&gt;&quot;&quot;;[$org.A284];&quot;&quot;)" office:value-type="float" office:value="258" calcext:value-type="float">
            <text:p>258</text:p>
          </table:table-cell>
          <table:table-cell table:formula="of:=IF([$org.A284]&lt;&gt;&quot;&quot;;CONCATENATE([$org.B284];&quot; = &quot;;[$org.B283];&quot; + 1;&quot;);[$org.B284])" office:value-type="string" office:string-value="rsReihenfolge = rsUntenRechtsObenLinks + 1;" calcext:value-type="string">
            <text:p>rsReihenfolge = rsUntenRechtsObenLinks + 1;</text:p>
          </table:table-cell>
          <table:table-cell table:formula="of:=IF([$org.A284]&lt;&gt;&quot;&quot;;CONCATENATE(&quot;'&quot;;[$org.F284];&quot;',&quot;);[$org.F284])" office:value-type="string" office:string-value="'Ordre'," calcext:value-type="string">
            <text:p>'Ordre',</text:p>
          </table:table-cell>
        </table:table-row>
        <table:table-row table:style-name="ro1">
          <table:table-cell table:formula="of:=IF([$org.A285]&lt;&gt;&quot;&quot;;[$org.A285];&quot;&quot;)" office:value-type="float" office:value="259" calcext:value-type="float">
            <text:p>259</text:p>
          </table:table-cell>
          <table:table-cell table:formula="of:=IF([$org.A285]&lt;&gt;&quot;&quot;;CONCATENATE([$org.B285];&quot; = &quot;;[$org.B284];&quot; + 1;&quot;);[$org.B285])" office:value-type="string" office:string-value="rsZaehlung = rsReihenfolge + 1;" calcext:value-type="string">
            <text:p>rsZaehlung = rsReihenfolge + 1;</text:p>
          </table:table-cell>
          <table:table-cell table:formula="of:=IF([$org.A285]&lt;&gt;&quot;&quot;;CONCATENATE(&quot;'&quot;;[$org.F285];&quot;',&quot;);[$org.F285])" office:value-type="string" office:string-value="'Comptage'," calcext:value-type="string">
            <text:p>'Comptage',</text:p>
          </table:table-cell>
        </table:table-row>
        <table:table-row table:style-name="ro1">
          <table:table-cell table:formula="of:=IF([$org.A286]&lt;&gt;&quot;&quot;;[$org.A286];&quot;&quot;)" office:value-type="float" office:value="260" calcext:value-type="float">
            <text:p>260</text:p>
          </table:table-cell>
          <table:table-cell table:formula="of:=IF([$org.A286]&lt;&gt;&quot;&quot;;CONCATENATE([$org.B286];&quot; = &quot;;[$org.B285];&quot; + 1;&quot;);[$org.B286])" office:value-type="string" office:string-value="rsAusgangsbelegung = rsZaehlung + 1;" calcext:value-type="string">
            <text:p>rsAusgangsbelegung = rsZaehlung + 1;</text:p>
          </table:table-cell>
          <table:table-cell table:formula="of:=IF([$org.A286]&lt;&gt;&quot;&quot;;CONCATENATE(&quot;'&quot;;[$org.F286];&quot;',&quot;);[$org.F286])" office:value-type="string" office:string-value="'Affectation des sorties'," calcext:value-type="string">
            <text:p>'Affectation des sorties',</text:p>
          </table:table-cell>
        </table:table-row>
        <table:table-row table:style-name="ro1">
          <table:table-cell table:formula="of:=IF([$org.A287]&lt;&gt;&quot;&quot;;[$org.A287];&quot;&quot;)" office:value-type="float" office:value="261" calcext:value-type="float">
            <text:p>261</text:p>
          </table:table-cell>
          <table:table-cell table:formula="of:=IF([$org.A287]&lt;&gt;&quot;&quot;;CONCATENATE([$org.B287];&quot; = &quot;;[$org.B286];&quot; + 1;&quot;);[$org.B287])" office:value-type="string" office:string-value="rsGetestet = rsAusgangsbelegung + 1;" calcext:value-type="string">
            <text:p>rsGetestet = rsAusgangsbelegung + 1;</text:p>
          </table:table-cell>
          <table:table-cell table:formula="of:=IF([$org.A287]&lt;&gt;&quot;&quot;;CONCATENATE(&quot;'&quot;;[$org.F287];&quot;',&quot;);[$org.F287])" office:value-type="string" office:string-value="'testé, en fonction de l'état d'avancement :'," calcext:value-type="string">
            <text:p>'testé, en fonction de l'état d'avancement :',</text:p>
          </table:table-cell>
        </table:table-row>
        <table:table-row table:style-name="ro1">
          <table:table-cell table:formula="of:=IF([$org.A288]&lt;&gt;&quot;&quot;;[$org.A288];&quot;&quot;)" office:value-type="float" office:value="262" calcext:value-type="float">
            <text:p>262</text:p>
          </table:table-cell>
          <table:table-cell table:formula="of:=IF([$org.A288]&lt;&gt;&quot;&quot;;CONCATENATE([$org.B288];&quot; = &quot;;[$org.B287];&quot; + 1;&quot;);[$org.B288])" office:value-type="string" office:string-value="rsErgebnis = rsGetestet + 1;" calcext:value-type="string">
            <text:p>rsErgebnis = rsGetestet + 1;</text:p>
          </table:table-cell>
          <table:table-cell table:formula="of:=IF([$org.A288]&lt;&gt;&quot;&quot;;CONCATENATE(&quot;'&quot;;[$org.F288];&quot;',&quot;);[$org.F288])" office:value-type="string" office:string-value="'Résultat'," calcext:value-type="string">
            <text:p>'Résultat',</text:p>
          </table:table-cell>
        </table:table-row>
        <table:table-row table:style-name="ro1">
          <table:table-cell table:formula="of:=IF([$org.A289]&lt;&gt;&quot;&quot;;[$org.A289];&quot;&quot;)" office:value-type="float" office:value="263" calcext:value-type="float">
            <text:p>263</text:p>
          </table:table-cell>
          <table:table-cell table:formula="of:=IF([$org.A289]&lt;&gt;&quot;&quot;;CONCATENATE([$org.B289];&quot; = &quot;;[$org.B288];&quot; + 1;&quot;);[$org.B289])" office:value-type="string" office:string-value="rsZeigeZwischenstand = rsErgebnis + 1;" calcext:value-type="string">
            <text:p>rsZeigeZwischenstand = rsErgebnis + 1;</text:p>
          </table:table-cell>
          <table:table-cell table:formula="of:=IF([$org.A289]&lt;&gt;&quot;&quot;;CONCATENATE(&quot;'&quot;;[$org.F289];&quot;',&quot;);[$org.F289])" office:value-type="string" office:string-value="'montre l'état intermédiaire'," calcext:value-type="string">
            <text:p>'montre l'état intermédiaire',</text:p>
          </table:table-cell>
        </table:table-row>
        <table:table-row table:style-name="ro1">
          <table:table-cell table:formula="of:=IF([$org.A290]&lt;&gt;&quot;&quot;;[$org.A290];&quot;&quot;)" office:value-type="float" office:value="264" calcext:value-type="float">
            <text:p>264</text:p>
          </table:table-cell>
          <table:table-cell table:formula="of:=IF([$org.A290]&lt;&gt;&quot;&quot;;CONCATENATE([$org.B290];&quot; = &quot;;[$org.B289];&quot; + 1;&quot;);[$org.B290])" office:value-type="string" office:string-value="rsZeigeZugFolge = rsZeigeZwischenstand + 1;" calcext:value-type="string">
            <text:p>rsZeigeZugFolge = rsZeigeZwischenstand + 1;</text:p>
          </table:table-cell>
          <table:table-cell table:formula="of:=IF([$org.A290]&lt;&gt;&quot;&quot;;CONCATENATE(&quot;'&quot;;[$org.F290];&quot;',&quot;);[$org.F290])" office:value-type="string" office:string-value="'afficher la suite de trains'," calcext:value-type="string">
            <text:p>'afficher la suite de trains',</text:p>
          </table:table-cell>
        </table:table-row>
        <table:table-row table:style-name="ro1">
          <table:table-cell table:formula="of:=IF([$org.A291]&lt;&gt;&quot;&quot;;[$org.A291];&quot;&quot;)" office:value-type="float" office:value="265" calcext:value-type="float">
            <text:p>265</text:p>
          </table:table-cell>
          <table:table-cell table:formula="of:=IF([$org.A291]&lt;&gt;&quot;&quot;;CONCATENATE([$org.B291];&quot; = &quot;;[$org.B290];&quot; + 1;&quot;);[$org.B291])" office:value-type="string" office:string-value="rsZugZuruecknehmen = rsZeigeZugFolge + 1;" calcext:value-type="string">
            <text:p>rsZugZuruecknehmen = rsZeigeZugFolge + 1;</text:p>
          </table:table-cell>
          <table:table-cell table:formula="of:=IF([$org.A291]&lt;&gt;&quot;&quot;;CONCATENATE(&quot;'&quot;;[$org.F291];&quot;',&quot;);[$org.F291])" office:value-type="string" office:string-value="'Retirer le train'," calcext:value-type="string">
            <text:p>'Retirer le train',</text:p>
          </table:table-cell>
        </table:table-row>
        <table:table-row table:style-name="ro1">
          <table:table-cell table:formula="of:=IF([$org.A292]&lt;&gt;&quot;&quot;;[$org.A292];&quot;&quot;)">
            <text:p/>
          </table:table-cell>
          <table:table-cell table:formula="of:=IF([$org.A292]&lt;&gt;&quot;&quot;;CONCATENATE([$org.B292];&quot; = &quot;;[$org.B291];&quot; + 1;&quot;);[$org.B292])" office:value-type="string" office:string-value="// pausensteuerung.pas" calcext:value-type="string">
            <text:p>// pausensteuerung.pas</text:p>
          </table:table-cell>
          <table:table-cell table:formula="of:=IF([$org.A292]&lt;&gt;&quot;&quot;;CONCATENATE(&quot;'&quot;;[$org.F292];&quot;',&quot;);[$org.F292])" office:value-type="string" office:string-value="// contrôle pause.pas" calcext:value-type="string">
            <text:p>// contrôle pause.pas</text:p>
          </table:table-cell>
        </table:table-row>
        <table:table-row table:style-name="ro1">
          <table:table-cell table:formula="of:=IF([$org.A293]&lt;&gt;&quot;&quot;;[$org.A293];&quot;&quot;)" office:value-type="float" office:value="266" calcext:value-type="float">
            <text:p>266</text:p>
          </table:table-cell>
          <table:table-cell table:formula="of:=IF([$org.A293]&lt;&gt;&quot;&quot;;CONCATENATE([$org.B293];&quot; = &quot;;[$org.B291];&quot; + 1;&quot;);[$org.B293])" office:value-type="string" office:string-value="rsKeinePause = rsZugZuruecknehmen + 1;" calcext:value-type="string">
            <text:p>rsKeinePause = rsZugZuruecknehmen + 1;</text:p>
          </table:table-cell>
          <table:table-cell table:formula="of:=IF([$org.A293]&lt;&gt;&quot;&quot;;CONCATENATE(&quot;'&quot;;[$org.F293];&quot;',&quot;);[$org.F293])" office:value-type="string" office:string-value="'pas de pause'," calcext:value-type="string">
            <text:p>'pas de pause',</text:p>
          </table:table-cell>
        </table:table-row>
        <table:table-row table:style-name="ro1">
          <table:table-cell table:formula="of:=IF([$org.A294]&lt;&gt;&quot;&quot;;[$org.A294];&quot;&quot;)" office:value-type="float" office:value="267" calcext:value-type="float">
            <text:p>267</text:p>
          </table:table-cell>
          <table:table-cell table:formula="of:=IF([$org.A294]&lt;&gt;&quot;&quot;;CONCATENATE([$org.B294];&quot; = &quot;;[$org.B293];&quot; + 1;&quot;);[$org.B294])" office:value-type="string" office:string-value="rsVerzoegerung = rsKeinePause + 1;" calcext:value-type="string">
            <text:p>rsVerzoegerung = rsKeinePause + 1;</text:p>
          </table:table-cell>
          <table:table-cell table:formula="of:=IF([$org.A294]&lt;&gt;&quot;&quot;;CONCATENATE(&quot;'&quot;;[$org.F294];&quot;',&quot;);[$org.F294])" office:value-type="string" office:string-value="'Retard '," calcext:value-type="string">
            <text:p>'Retard ',</text:p>
          </table:table-cell>
        </table:table-row>
        <table:table-row table:style-name="ro1">
          <table:table-cell table:formula="of:=IF([$org.A295]&lt;&gt;&quot;&quot;;[$org.A295];&quot;&quot;)" office:value-type="float" office:value="268" calcext:value-type="float">
            <text:p>268</text:p>
          </table:table-cell>
          <table:table-cell table:formula="of:=IF([$org.A295]&lt;&gt;&quot;&quot;;CONCATENATE([$org.B295];&quot; = &quot;;[$org.B294];&quot; + 1;&quot;);[$org.B295])" office:value-type="string" office:string-value="rsPausenlaenge = rsVerzoegerung + 1;" calcext:value-type="string">
            <text:p>rsPausenlaenge = rsVerzoegerung + 1;</text:p>
          </table:table-cell>
          <table:table-cell table:formula="of:=IF([$org.A295]&lt;&gt;&quot;&quot;;CONCATENATE(&quot;'&quot;;[$org.F295];&quot;',&quot;);[$org.F295])" office:value-type="string" office:string-value="'Longueur de la pause '," calcext:value-type="string">
            <text:p>'Longueur de la pause ',</text:p>
          </table:table-cell>
        </table:table-row>
        <table:table-row table:style-name="ro1">
          <table:table-cell table:formula="of:=IF([$org.A296]&lt;&gt;&quot;&quot;;[$org.A296];&quot;&quot;)" office:value-type="float" office:value="269" calcext:value-type="float">
            <text:p>269</text:p>
          </table:table-cell>
          <table:table-cell table:formula="of:=IF([$org.A296]&lt;&gt;&quot;&quot;;CONCATENATE([$org.B296];&quot; = &quot;;[$org.B295];&quot; + 1;&quot;);[$org.B296])" office:value-type="string" office:string-value="rsVerkleinern = rsPausenlaenge + 1;" calcext:value-type="string">
            <text:p>rsVerkleinern = rsPausenlaenge + 1;</text:p>
          </table:table-cell>
          <table:table-cell table:formula="of:=IF([$org.A296]&lt;&gt;&quot;&quot;;CONCATENATE(&quot;'&quot;;[$org.F296];&quot;',&quot;);[$org.F296])" office:value-type="string" office:string-value="'diminuer'," calcext:value-type="string">
            <text:p>'diminuer',</text:p>
          </table:table-cell>
        </table:table-row>
        <table:table-row table:style-name="ro1">
          <table:table-cell table:formula="of:=IF([$org.A297]&lt;&gt;&quot;&quot;;[$org.A297];&quot;&quot;)" office:value-type="float" office:value="270" calcext:value-type="float">
            <text:p>270</text:p>
          </table:table-cell>
          <table:table-cell table:formula="of:=IF([$org.A297]&lt;&gt;&quot;&quot;;CONCATENATE([$org.B297];&quot; = &quot;;[$org.B296];&quot; + 1;&quot;);[$org.B297])" office:value-type="string" office:string-value="rsVergroessern = rsVerkleinern + 1;" calcext:value-type="string">
            <text:p>rsVergroessern = rsVerkleinern + 1;</text:p>
          </table:table-cell>
          <table:table-cell table:formula="of:=IF([$org.A297]&lt;&gt;&quot;&quot;;CONCATENATE(&quot;'&quot;;[$org.F297];&quot;',&quot;);[$org.F297])" office:value-type="string" office:string-value="'augmenter'," calcext:value-type="string">
            <text:p>'augmenter',</text:p>
          </table:table-cell>
        </table:table-row>
        <table:table-row table:style-name="ro1">
          <table:table-cell table:formula="of:=IF([$org.A298]&lt;&gt;&quot;&quot;;[$org.A298];&quot;&quot;)" office:value-type="float" office:value="271" calcext:value-type="float">
            <text:p>271</text:p>
          </table:table-cell>
          <table:table-cell table:formula="of:=IF([$org.A298]&lt;&gt;&quot;&quot;;CONCATENATE([$org.B298];&quot; = &quot;;[$org.B297];&quot; + 1;&quot;);[$org.B298])" office:value-type="string" office:string-value="rsHalbieren = rsVergroessern + 1;" calcext:value-type="string">
            <text:p>rsHalbieren = rsVergroessern + 1;</text:p>
          </table:table-cell>
          <table:table-cell table:formula="of:=IF([$org.A298]&lt;&gt;&quot;&quot;;CONCATENATE(&quot;'&quot;;[$org.F298];&quot;',&quot;);[$org.F298])" office:value-type="string" office:string-value="'réduire de moitié'," calcext:value-type="string">
            <text:p>'réduire de moitié',</text:p>
          </table:table-cell>
        </table:table-row>
        <table:table-row table:style-name="ro1">
          <table:table-cell table:formula="of:=IF([$org.A299]&lt;&gt;&quot;&quot;;[$org.A299];&quot;&quot;)" office:value-type="float" office:value="272" calcext:value-type="float">
            <text:p>272</text:p>
          </table:table-cell>
          <table:table-cell table:formula="of:=IF([$org.A299]&lt;&gt;&quot;&quot;;CONCATENATE([$org.B299];&quot; = &quot;;[$org.B298];&quot; + 1;&quot;);[$org.B299])" office:value-type="string" office:string-value="rsVerdoppeln = rsHalbieren + 1;" calcext:value-type="string">
            <text:p>rsVerdoppeln = rsHalbieren + 1;</text:p>
          </table:table-cell>
          <table:table-cell table:formula="of:=IF([$org.A299]&lt;&gt;&quot;&quot;;CONCATENATE(&quot;'&quot;;[$org.F299];&quot;',&quot;);[$org.F299])" office:value-type="string" office:string-value="'doubler'," calcext:value-type="string">
            <text:p>'doubler',</text:p>
          </table:table-cell>
        </table:table-row>
        <table:table-row table:style-name="ro1">
          <table:table-cell table:formula="of:=IF([$org.A300]&lt;&gt;&quot;&quot;;[$org.A300];&quot;&quot;)">
            <text:p/>
          </table:table-cell>
          <table:table-cell table:formula="of:=IF([$org.A300]&lt;&gt;&quot;&quot;;CONCATENATE([$org.B300];&quot; = &quot;;[$org.B299];&quot; + 1;&quot;);[$org.B300])" office:value-type="string" office:string-value="// pausensteuerung.lfm" calcext:value-type="string">
            <text:p>// pausensteuerung.lfm</text:p>
          </table:table-cell>
          <table:table-cell table:formula="of:=IF([$org.A300]&lt;&gt;&quot;&quot;;CONCATENATE(&quot;'&quot;;[$org.F300];&quot;',&quot;);[$org.F300])" office:value-type="string" office:string-value="// commande de pause.lfm" calcext:value-type="string">
            <text:p>// commande de pause.lfm</text:p>
          </table:table-cell>
        </table:table-row>
        <table:table-row table:style-name="ro1">
          <table:table-cell table:formula="of:=IF([$org.A301]&lt;&gt;&quot;&quot;;[$org.A301];&quot;&quot;)" office:value-type="float" office:value="273" calcext:value-type="float">
            <text:p>273</text:p>
          </table:table-cell>
          <table:table-cell table:formula="of:=IF([$org.A301]&lt;&gt;&quot;&quot;;CONCATENATE([$org.B301];&quot; = &quot;;[$org.B299];&quot; + 1;&quot;);[$org.B301])" office:value-type="string" office:string-value="rsPause256Ms = rsVerdoppeln + 1;" calcext:value-type="string">
            <text:p>rsPause256Ms = rsVerdoppeln + 1;</text:p>
          </table:table-cell>
          <table:table-cell table:formula="of:=IF([$org.A301]&lt;&gt;&quot;&quot;;CONCATENATE(&quot;'&quot;;[$org.F301];&quot;',&quot;);[$org.F301])" office:value-type="string" office:string-value="'Longueur de pause 256 ms'," calcext:value-type="string">
            <text:p>'Longueur de pause 256 ms',</text:p>
          </table:table-cell>
        </table:table-row>
        <table:table-row table:style-name="ro1">
          <table:table-cell table:formula="of:=IF([$org.A302]&lt;&gt;&quot;&quot;;[$org.A302];&quot;&quot;)" office:value-type="float" office:value="274" calcext:value-type="float">
            <text:p>274</text:p>
          </table:table-cell>
          <table:table-cell table:formula="of:=IF([$org.A302]&lt;&gt;&quot;&quot;;CONCATENATE([$org.B302];&quot; = &quot;;[$org.B301];&quot; + 1;&quot;);[$org.B302])" office:value-type="string" office:string-value="rsAbbruch = rsPause256Ms + 1;" calcext:value-type="string">
            <text:p>rsAbbruch = rsPause256Ms + 1;</text:p>
          </table:table-cell>
          <table:table-cell table:formula="of:=IF([$org.A302]&lt;&gt;&quot;&quot;;CONCATENATE(&quot;'&quot;;[$org.F302];&quot;',&quot;);[$org.F302])" office:value-type="string" office:string-value="'Annulation'," calcext:value-type="string">
            <text:p>'Annulation',</text:p>
          </table:table-cell>
        </table:table-row>
        <table:table-row table:style-name="ro1">
          <table:table-cell table:formula="of:=IF([$org.A303]&lt;&gt;&quot;&quot;;[$org.A303];&quot;&quot;)" office:value-type="float" office:value="275" calcext:value-type="float">
            <text:p>275</text:p>
          </table:table-cell>
          <table:table-cell table:formula="of:=IF([$org.A303]&lt;&gt;&quot;&quot;;CONCATENATE([$org.B303];&quot; = &quot;;[$org.B302];&quot; + 1;&quot;);[$org.B303])" office:value-type="string" office:string-value="rsVorgabe = rsAbbruch + 1;" calcext:value-type="string">
            <text:p>rsVorgabe = rsAbbruch + 1;</text:p>
          </table:table-cell>
          <table:table-cell table:formula="of:=IF([$org.A303]&lt;&gt;&quot;&quot;;CONCATENATE(&quot;'&quot;;[$org.F303];&quot;',&quot;);[$org.F303])" office:value-type="string" office:string-value="'Valeur par défaut'," calcext:value-type="string">
            <text:p>'Valeur par défaut',</text:p>
          </table:table-cell>
        </table:table-row>
        <table:table-row table:style-name="ro1">
          <table:table-cell table:formula="of:=IF([$org.A304]&lt;&gt;&quot;&quot;;[$org.A304];&quot;&quot;)" office:value-type="float" office:value="276" calcext:value-type="float">
            <text:p>276</text:p>
          </table:table-cell>
          <table:table-cell table:formula="of:=IF([$org.A304]&lt;&gt;&quot;&quot;;CONCATENATE([$org.B304];&quot; = &quot;;[$org.B303];&quot; + 1;&quot;);[$org.B304])" office:value-type="string" office:string-value="rsKeine = rsVorgabe + 1;" calcext:value-type="string">
            <text:p>rsKeine = rsVorgabe + 1;</text:p>
          </table:table-cell>
          <table:table-cell table:formula="of:=IF([$org.A304]&lt;&gt;&quot;&quot;;CONCATENATE(&quot;'&quot;;[$org.F304];&quot;',&quot;);[$org.F304])" office:value-type="string" office:string-value="'aucune'," calcext:value-type="string">
            <text:p>'aucune',</text:p>
          </table:table-cell>
        </table:table-row>
        <table:table-row table:style-name="ro1">
          <table:table-cell table:formula="of:=IF([$org.A305]&lt;&gt;&quot;&quot;;[$org.A305];&quot;&quot;)">
            <text:p/>
          </table:table-cell>
          <table:table-cell table:formula="of:=IF([$org.A305]&lt;&gt;&quot;&quot;;CONCATENATE([$org.B305];&quot; = &quot;;[$org.B304];&quot; + 1;&quot;);[$org.B305])" office:value-type="string" office:string-value="// puzzle3x3.pas" calcext:value-type="string">
            <text:p>// puzzle3x3.pas</text:p>
          </table:table-cell>
          <table:table-cell table:formula="of:=IF([$org.A305]&lt;&gt;&quot;&quot;;CONCATENATE(&quot;'&quot;;[$org.F305];&quot;',&quot;);[$org.F305])" office:value-type="string" office:string-value="// puzzle3x3.pas" calcext:value-type="string">
            <text:p>// puzzle3x3.pas</text:p>
          </table:table-cell>
        </table:table-row>
        <table:table-row table:style-name="ro1">
          <table:table-cell table:formula="of:=IF([$org.A306]&lt;&gt;&quot;&quot;;[$org.A306];&quot;&quot;)" office:value-type="float" office:value="277" calcext:value-type="float">
            <text:p>277</text:p>
          </table:table-cell>
          <table:table-cell table:formula="of:=IF([$org.A306]&lt;&gt;&quot;&quot;;CONCATENATE([$org.B306];&quot; = &quot;;[$org.B304];&quot; + 1;&quot;);[$org.B306])" office:value-type="string" office:string-value="rsEineLsg = rsKeine + 1;" calcext:value-type="string">
            <text:p>rsEineLsg = rsKeine + 1;</text:p>
          </table:table-cell>
          <table:table-cell table:formula="of:=IF([$org.A306]&lt;&gt;&quot;&quot;;CONCATENATE(&quot;'&quot;;[$org.F306];&quot;',&quot;);[$org.F306])" office:value-type="string" office:string-value="'1 solution trouvée'," calcext:value-type="string">
            <text:p>'1 solution trouvée',</text:p>
          </table:table-cell>
        </table:table-row>
        <table:table-row table:style-name="ro1">
          <table:table-cell table:formula="of:=IF([$org.A307]&lt;&gt;&quot;&quot;;[$org.A307];&quot;&quot;)" office:value-type="float" office:value="278" calcext:value-type="float">
            <text:p>278</text:p>
          </table:table-cell>
          <table:table-cell table:formula="of:=IF([$org.A307]&lt;&gt;&quot;&quot;;CONCATENATE([$org.B307];&quot; = &quot;;[$org.B306];&quot; + 1;&quot;);[$org.B307])" office:value-type="string" office:string-value="rsTeileNr = rsEineLsg + 1;" calcext:value-type="string">
            <text:p>rsTeileNr = rsEineLsg + 1;</text:p>
          </table:table-cell>
          <table:table-cell table:formula="of:=IF([$org.A307]&lt;&gt;&quot;&quot;;CONCATENATE(&quot;'&quot;;[$org.F307];&quot;',&quot;);[$org.F307])" office:value-type="string" office:string-value="'Pièces No.'," calcext:value-type="string">
            <text:p>'Pièces No.',</text:p>
          </table:table-cell>
        </table:table-row>
        <table:table-row table:style-name="ro1">
          <table:table-cell table:formula="of:=IF([$org.A308]&lt;&gt;&quot;&quot;;[$org.A308];&quot;&quot;)" office:value-type="float" office:value="279" calcext:value-type="float">
            <text:p>279</text:p>
          </table:table-cell>
          <table:table-cell table:formula="of:=IF([$org.A308]&lt;&gt;&quot;&quot;;CONCATENATE([$org.B308];&quot; = &quot;;[$org.B307];&quot; + 1;&quot;);[$org.B308])" office:value-type="string" office:string-value="rsDrehung = rsTeileNr + 1;" calcext:value-type="string">
            <text:p>rsDrehung = rsTeileNr + 1;</text:p>
          </table:table-cell>
          <table:table-cell table:formula="of:=IF([$org.A308]&lt;&gt;&quot;&quot;;CONCATENATE(&quot;'&quot;;[$org.F308];&quot;',&quot;);[$org.F308])" office:value-type="string" office:string-value="'Rotation'," calcext:value-type="string">
            <text:p>'Rotation',</text:p>
          </table:table-cell>
        </table:table-row>
        <table:table-row table:style-name="ro1">
          <table:table-cell table:formula="of:=IF([$org.A309]&lt;&gt;&quot;&quot;;[$org.A309];&quot;&quot;)">
            <text:p/>
          </table:table-cell>
          <table:table-cell table:formula="of:=IF([$org.A309]&lt;&gt;&quot;&quot;;CONCATENATE([$org.B309];&quot; = &quot;;[$org.B308];&quot; + 1;&quot;);[$org.B309])" office:value-type="string" office:string-value="// puzzle3x3.lfm" calcext:value-type="string">
            <text:p>// puzzle3x3.lfm</text:p>
          </table:table-cell>
          <table:table-cell table:formula="of:=IF([$org.A309]&lt;&gt;&quot;&quot;;CONCATENATE(&quot;'&quot;;[$org.F309];&quot;',&quot;);[$org.F309])" office:value-type="string" office:string-value="// puzzle3x3.lfm" calcext:value-type="string">
            <text:p>// puzzle3x3.lfm</text:p>
          </table:table-cell>
        </table:table-row>
        <table:table-row table:style-name="ro1">
          <table:table-cell table:formula="of:=IF([$org.A310]&lt;&gt;&quot;&quot;;[$org.A310];&quot;&quot;)" office:value-type="float" office:value="280" calcext:value-type="float">
            <text:p>280</text:p>
          </table:table-cell>
          <table:table-cell table:formula="of:=IF([$org.A310]&lt;&gt;&quot;&quot;;CONCATENATE([$org.B310];&quot; = &quot;;[$org.B308];&quot; + 1;&quot;);[$org.B310])" office:value-type="string" office:string-value="rsUmschaltenDunkelhell = rsDrehung + 1;" calcext:value-type="string">
            <text:p>rsUmschaltenDunkelhell = rsDrehung + 1;</text:p>
          </table:table-cell>
          <table:table-cell table:formula="of:=IF([$org.A310]&lt;&gt;&quot;&quot;;CONCATENATE(&quot;'&quot;;[$org.F310];&quot;',&quot;);[$org.F310])" office:value-type="string" office:string-value="'Commutation sombre/clair'," calcext:value-type="string">
            <text:p>'Commutation sombre/clair',</text:p>
          </table:table-cell>
        </table:table-row>
        <table:table-row table:style-name="ro1">
          <table:table-cell table:formula="of:=IF([$org.A311]&lt;&gt;&quot;&quot;;[$org.A311];&quot;&quot;)" office:value-type="float" office:value="281" calcext:value-type="float">
            <text:p>281</text:p>
          </table:table-cell>
          <table:table-cell table:formula="of:=IF([$org.A311]&lt;&gt;&quot;&quot;;CONCATENATE([$org.B311];&quot; = &quot;;[$org.B310];&quot; + 1;&quot;);[$org.B311])" office:value-type="string" office:string-value="rsBeispiel2 = rsUmschaltenDunkelhell + 1;" calcext:value-type="string">
            <text:p>rsBeispiel2 = rsUmschaltenDunkelhell + 1;</text:p>
          </table:table-cell>
          <table:table-cell table:formula="of:=IF([$org.A311]&lt;&gt;&quot;&quot;;CONCATENATE(&quot;'&quot;;[$org.F311];&quot;',&quot;);[$org.F311])" office:value-type="string" office:string-value="'Exemple 2'," calcext:value-type="string">
            <text:p>'Exemple 2',</text:p>
          </table:table-cell>
        </table:table-row>
        <table:table-row table:style-name="ro1">
          <table:table-cell table:formula="of:=IF([$org.A312]&lt;&gt;&quot;&quot;;[$org.A312];&quot;&quot;)" office:value-type="float" office:value="282" calcext:value-type="float">
            <text:p>282</text:p>
          </table:table-cell>
          <table:table-cell table:formula="of:=IF([$org.A312]&lt;&gt;&quot;&quot;;CONCATENATE([$org.B312];&quot; = &quot;;[$org.B311];&quot; + 1;&quot;);[$org.B312])" office:value-type="string" office:string-value="rsLoesungen = rsBeispiel2 + 1;" calcext:value-type="string">
            <text:p>rsLoesungen = rsBeispiel2 + 1;</text:p>
          </table:table-cell>
          <table:table-cell table:formula="of:=IF([$org.A312]&lt;&gt;&quot;&quot;;CONCATENATE(&quot;'&quot;;[$org.F312];&quot;',&quot;);[$org.F312])" office:value-type="string" office:string-value="'Solutions :'," calcext:value-type="string">
            <text:p>'Solutions :',</text:p>
          </table:table-cell>
        </table:table-row>
        <table:table-row table:style-name="ro1">
          <table:table-cell table:formula="of:=IF([$org.A313]&lt;&gt;&quot;&quot;;[$org.A313];&quot;&quot;)" office:value-type="float" office:value="283" calcext:value-type="float">
            <text:p>283</text:p>
          </table:table-cell>
          <table:table-cell table:formula="of:=IF([$org.A313]&lt;&gt;&quot;&quot;;CONCATENATE([$org.B313];&quot; = &quot;;[$org.B312];&quot; + 1;&quot;);[$org.B313])" office:value-type="string" office:string-value="rsLoesungZeigen = rsLoesungen + 1;" calcext:value-type="string">
            <text:p>rsLoesungZeigen = rsLoesungen + 1;</text:p>
          </table:table-cell>
          <table:table-cell table:formula="of:=IF([$org.A313]&lt;&gt;&quot;&quot;;CONCATENATE(&quot;'&quot;;[$org.F313];&quot;',&quot;);[$org.F313])" office:value-type="string" office:string-value="'Montrer la solution'," calcext:value-type="string">
            <text:p>'Montrer la solution',</text:p>
          </table:table-cell>
        </table:table-row>
        <table:table-row table:style-name="ro1">
          <table:table-cell table:formula="of:=IF([$org.A314]&lt;&gt;&quot;&quot;;[$org.A314];&quot;&quot;)">
            <text:p/>
          </table:table-cell>
          <table:table-cell table:formula="of:=IF([$org.A314]&lt;&gt;&quot;&quot;;CONCATENATE([$org.B314];&quot; = &quot;;[$org.B313];&quot; + 1;&quot;);[$org.B314])" office:value-type="string" office:string-value="// sudoku.pas" calcext:value-type="string">
            <text:p>// sudoku.pas</text:p>
          </table:table-cell>
          <table:table-cell table:formula="of:=IF([$org.A314]&lt;&gt;&quot;&quot;;CONCATENATE(&quot;'&quot;;[$org.F314];&quot;',&quot;);[$org.F314])" office:value-type="string" office:string-value="// sudoku.pas" calcext:value-type="string">
            <text:p>// sudoku.pas</text:p>
          </table:table-cell>
        </table:table-row>
        <table:table-row table:style-name="ro1">
          <table:table-cell table:formula="of:=IF([$org.A315]&lt;&gt;&quot;&quot;;[$org.A315];&quot;&quot;)" office:value-type="float" office:value="284" calcext:value-type="float">
            <text:p>284</text:p>
          </table:table-cell>
          <table:table-cell table:formula="of:=IF([$org.A315]&lt;&gt;&quot;&quot;;CONCATENATE([$org.B315];&quot; = &quot;;[$org.B313];&quot; + 1;&quot;);[$org.B315])" office:value-type="string" office:string-value="rsBacktrackingbruteForce = rsLoesungZeigen + 1;" calcext:value-type="string">
            <text:p>rsBacktrackingbruteForce = rsLoesungZeigen + 1;</text:p>
          </table:table-cell>
          <table:table-cell table:formula="of:=IF([$org.A315]&lt;&gt;&quot;&quot;;CONCATENATE(&quot;'&quot;;[$org.F315];&quot;',&quot;);[$org.F315])" office:value-type="string" office:string-value="'Backtracking (force brute) :'," calcext:value-type="string">
            <text:p>'Backtracking (force brute) :',</text:p>
          </table:table-cell>
        </table:table-row>
        <table:table-row table:style-name="ro1">
          <table:table-cell table:formula="of:=IF([$org.A316]&lt;&gt;&quot;&quot;;[$org.A316];&quot;&quot;)" office:value-type="float" office:value="285" calcext:value-type="float">
            <text:p>285</text:p>
          </table:table-cell>
          <table:table-cell table:formula="of:=IF([$org.A316]&lt;&gt;&quot;&quot;;CONCATENATE([$org.B316];&quot; = &quot;;[$org.B315];&quot; + 1;&quot;);[$org.B316])" office:value-type="string" office:string-value="rsBacktrackingBFOptimiert = rsBacktrackingbruteForce + 1;" calcext:value-type="string">
            <text:p>rsBacktrackingBFOptimiert = rsBacktrackingbruteForce + 1;</text:p>
          </table:table-cell>
          <table:table-cell table:formula="of:=IF([$org.A316]&lt;&gt;&quot;&quot;;CONCATENATE(&quot;'&quot;;[$org.F316];&quot;',&quot;);[$org.F316])" office:value-type="string" office:string-value="'Backtracking (force brute : optimisation de l'ordre des lignes) :'," calcext:value-type="string">
            <text:p>'Backtracking (force brute : optimisation de l'ordre des lignes) :',</text:p>
          </table:table-cell>
        </table:table-row>
        <table:table-row table:style-name="ro1">
          <table:table-cell table:formula="of:=IF([$org.A317]&lt;&gt;&quot;&quot;;[$org.A317];&quot;&quot;)" office:value-type="float" office:value="286" calcext:value-type="float">
            <text:p>286</text:p>
          </table:table-cell>
          <table:table-cell table:formula="of:=IF([$org.A317]&lt;&gt;&quot;&quot;;CONCATENATE([$org.B317];&quot; = &quot;;[$org.B316];&quot; + 1;&quot;);[$org.B317])" office:value-type="string" office:string-value="rsBacktrackingErstZwangsbelegung = rsBacktrackingBFOptimiert + 1;" calcext:value-type="string">
            <text:p>rsBacktrackingErstZwangsbelegung = rsBacktrackingBFOptimiert + 1;</text:p>
          </table:table-cell>
          <table:table-cell table:formula="of:=IF([$org.A317]&lt;&gt;&quot;&quot;;CONCATENATE(&quot;'&quot;;[$org.F317];&quot;',&quot;);[$org.F317])" office:value-type="string" office:string-value="'Backtracking (recherche d'abord l'occupation forcée) :'," calcext:value-type="string">
            <text:p>'Backtracking (recherche d'abord l'occupation forcée) :',</text:p>
          </table:table-cell>
        </table:table-row>
        <table:table-row table:style-name="ro1">
          <table:table-cell table:formula="of:=IF([$org.A318]&lt;&gt;&quot;&quot;;[$org.A318];&quot;&quot;)" office:value-type="float" office:value="287" calcext:value-type="float">
            <text:p>287</text:p>
          </table:table-cell>
          <table:table-cell table:formula="of:=IF([$org.A318]&lt;&gt;&quot;&quot;;CONCATENATE([$org.B318];&quot; = &quot;;[$org.B317];&quot; + 1;&quot;);[$org.B318])" office:value-type="string" office:string-value="rsAbgebrochen = rsBacktrackingErstZwangsbelegung + 1;" calcext:value-type="string">
            <text:p>rsAbgebrochen = rsBacktrackingErstZwangsbelegung + 1;</text:p>
          </table:table-cell>
          <table:table-cell table:formula="of:=IF([$org.A318]&lt;&gt;&quot;&quot;;CONCATENATE(&quot;'&quot;;[$org.F318];&quot;',&quot;);[$org.F318])" office:value-type="string" office:string-value="'annulé'," calcext:value-type="string">
            <text:p>'annulé',</text:p>
          </table:table-cell>
        </table:table-row>
        <table:table-row table:style-name="ro1">
          <table:table-cell table:formula="of:=IF([$org.A319]&lt;&gt;&quot;&quot;;[$org.A319];&quot;&quot;)" office:value-type="float" office:value="288" calcext:value-type="float">
            <text:p>288</text:p>
          </table:table-cell>
          <table:table-cell table:formula="of:=IF([$org.A319]&lt;&gt;&quot;&quot;;CONCATENATE([$org.B319];&quot; = &quot;;[$org.B318];&quot; + 1;&quot;);[$org.B319])" office:value-type="string" office:string-value="rsGeloest = rsAbgebrochen + 1;" calcext:value-type="string">
            <text:p>rsGeloest = rsAbgebrochen + 1;</text:p>
          </table:table-cell>
          <table:table-cell table:formula="of:=IF([$org.A319]&lt;&gt;&quot;&quot;;CONCATENATE(&quot;'&quot;;[$org.F319];&quot;',&quot;);[$org.F319])" office:value-type="string" office:string-value="'résolu ! !'," calcext:value-type="string">
            <text:p>'résolu ! !',</text:p>
          </table:table-cell>
        </table:table-row>
        <table:table-row table:style-name="ro1">
          <table:table-cell table:formula="of:=IF([$org.A320]&lt;&gt;&quot;&quot;;[$org.A320];&quot;&quot;)" office:value-type="float" office:value="289" calcext:value-type="float">
            <text:p>289</text:p>
          </table:table-cell>
          <table:table-cell table:formula="of:=IF([$org.A320]&lt;&gt;&quot;&quot;;CONCATENATE([$org.B320];&quot; = &quot;;[$org.B319];&quot; + 1;&quot;);[$org.B320])" office:value-type="string" office:string-value="rsLoesungenGefunden2 = rsGeloest + 1;" calcext:value-type="string">
            <text:p>rsLoesungenGefunden2 = rsGeloest + 1;</text:p>
          </table:table-cell>
          <table:table-cell table:formula="of:=IF([$org.A320]&lt;&gt;&quot;&quot;;CONCATENATE(&quot;'&quot;;[$org.F320];&quot;',&quot;);[$org.F320])" office:value-type="string" office:string-value="' Solutions trouvées !!'," calcext:value-type="string">
            <text:p>' Solutions trouvées !!',</text:p>
          </table:table-cell>
        </table:table-row>
        <table:table-row table:style-name="ro1">
          <table:table-cell table:formula="of:=IF([$org.A321]&lt;&gt;&quot;&quot;;[$org.A321];&quot;&quot;)" office:value-type="float" office:value="290" calcext:value-type="float">
            <text:p>290</text:p>
          </table:table-cell>
          <table:table-cell table:formula="of:=IF([$org.A321]&lt;&gt;&quot;&quot;;CONCATENATE([$org.B321];&quot; = &quot;;[$org.B320];&quot; + 1;&quot;);[$org.B321])" office:value-type="string" office:string-value="rsLogik = rsLoesungenGefunden2 + 1;" calcext:value-type="string">
            <text:p>rsLogik = rsLoesungenGefunden2 + 1;</text:p>
          </table:table-cell>
          <table:table-cell table:formula="of:=IF([$org.A321]&lt;&gt;&quot;&quot;;CONCATENATE(&quot;'&quot;;[$org.F321];&quot;',&quot;);[$org.F321])" office:value-type="string" office:string-value="'Logique :'," calcext:value-type="string">
            <text:p>'Logique :',</text:p>
          </table:table-cell>
        </table:table-row>
        <table:table-row table:style-name="ro1">
          <table:table-cell table:formula="of:=IF([$org.A322]&lt;&gt;&quot;&quot;;[$org.A322];&quot;&quot;)" office:value-type="float" office:value="291" calcext:value-type="float">
            <text:p>291</text:p>
          </table:table-cell>
          <table:table-cell table:formula="of:=IF([$org.A322]&lt;&gt;&quot;&quot;;CONCATENATE([$org.B322];&quot; = &quot;;[$org.B321];&quot; + 1;&quot;);[$org.B322])" office:value-type="string" office:string-value="rsEindeutigeWerteSetzen = rsLogik + 1;" calcext:value-type="string">
            <text:p>rsEindeutigeWerteSetzen = rsLogik + 1;</text:p>
          </table:table-cell>
          <table:table-cell table:formula="of:=IF([$org.A322]&lt;&gt;&quot;&quot;;CONCATENATE(&quot;'&quot;;[$org.F322];&quot;',&quot;);[$org.F322])" office:value-type="string" office:string-value="'Rechercher et définir des valeurs clairement définies'," calcext:value-type="string">
            <text:p>'Rechercher et définir des valeurs clairement définies',</text:p>
          </table:table-cell>
        </table:table-row>
        <table:table-row table:style-name="ro1">
          <table:table-cell table:formula="of:=IF([$org.A323]&lt;&gt;&quot;&quot;;[$org.A323];&quot;&quot;)" office:value-type="float" office:value="292" calcext:value-type="float">
            <text:p>292</text:p>
          </table:table-cell>
          <table:table-cell table:formula="of:=IF([$org.A323]&lt;&gt;&quot;&quot;;CONCATENATE([$org.B323];&quot; = &quot;;[$org.B322];&quot; + 1;&quot;);[$org.B323])" office:value-type="string" office:string-value="rsMoeglichkeitenReduzieren = rsEindeutigeWerteSetzen + 1;" calcext:value-type="string">
            <text:p>rsMoeglichkeitenReduzieren = rsEindeutigeWerteSetzen + 1;</text:p>
          </table:table-cell>
          <table:table-cell table:formula="of:=IF([$org.A323]&lt;&gt;&quot;&quot;;CONCATENATE(&quot;'&quot;;[$org.F323];&quot;',&quot;);[$org.F323])" office:value-type="string" office:string-value="'réduire les possibilités'," calcext:value-type="string">
            <text:p>'réduire les possibilités',</text:p>
          </table:table-cell>
        </table:table-row>
        <table:table-row table:style-name="ro1">
          <table:table-cell table:formula="of:=IF([$org.A324]&lt;&gt;&quot;&quot;;[$org.A324];&quot;&quot;)" office:value-type="float" office:value="293" calcext:value-type="float">
            <text:p>293</text:p>
          </table:table-cell>
          <table:table-cell table:formula="of:=IF([$org.A324]&lt;&gt;&quot;&quot;;CONCATENATE([$org.B324];&quot; = &quot;;[$org.B323];&quot; + 1;&quot;);[$org.B324])" office:value-type="string" office:string-value="rsDublettenBehandeln = rsMoeglichkeitenReduzieren + 1;" calcext:value-type="string">
            <text:p>rsDublettenBehandeln = rsMoeglichkeitenReduzieren + 1;</text:p>
          </table:table-cell>
          <table:table-cell table:formula="of:=IF([$org.A324]&lt;&gt;&quot;&quot;;CONCATENATE(&quot;'&quot;;[$org.F324];&quot;',&quot;);[$org.F324])" office:value-type="string" office:string-value="'Traiter les doublons'," calcext:value-type="string">
            <text:p>'Traiter les doublons',</text:p>
          </table:table-cell>
        </table:table-row>
        <table:table-row table:style-name="ro1">
          <table:table-cell table:formula="of:=IF([$org.A325]&lt;&gt;&quot;&quot;;[$org.A325];&quot;&quot;)">
            <text:p/>
          </table:table-cell>
          <table:table-cell table:formula="of:=IF([$org.A325]&lt;&gt;&quot;&quot;;CONCATENATE([$org.B325];&quot; = &quot;;[$org.B324];&quot; + 1;&quot;);[$org.B325])" office:value-type="string" office:string-value="// sudoku.lfm" calcext:value-type="string">
            <text:p>// sudoku.lfm</text:p>
          </table:table-cell>
          <table:table-cell table:formula="of:=IF([$org.A325]&lt;&gt;&quot;&quot;;CONCATENATE(&quot;'&quot;;[$org.F325];&quot;',&quot;);[$org.F325])" office:value-type="string" office:string-value="// sudoku.lfm" calcext:value-type="string">
            <text:p>// sudoku.lfm</text:p>
          </table:table-cell>
        </table:table-row>
        <table:table-row table:style-name="ro1">
          <table:table-cell table:formula="of:=IF([$org.A326]&lt;&gt;&quot;&quot;;[$org.A326];&quot;&quot;)" office:value-type="float" office:value="294" calcext:value-type="float">
            <text:p>294</text:p>
          </table:table-cell>
          <table:table-cell table:formula="of:=IF([$org.A326]&lt;&gt;&quot;&quot;;CONCATENATE([$org.B326];&quot; = &quot;;[$org.B324];&quot; + 1;&quot;);[$org.B326])" office:value-type="string" office:string-value="rsSudokuLoesungen = rsDublettenBehandeln + 1;" calcext:value-type="string">
            <text:p>rsSudokuLoesungen = rsDublettenBehandeln + 1;</text:p>
          </table:table-cell>
          <table:table-cell table:formula="of:=IF([$org.A326]&lt;&gt;&quot;&quot;;CONCATENATE(&quot;'&quot;;[$org.F326];&quot;',&quot;);[$org.F326])" office:value-type="string" office:string-value="'Sudoku - solutions automatiques et manuelles'," calcext:value-type="string">
            <text:p>'Sudoku - solutions automatiques et manuelles',</text:p>
          </table:table-cell>
        </table:table-row>
        <table:table-row table:style-name="ro1">
          <table:table-cell table:formula="of:=IF([$org.A327]&lt;&gt;&quot;&quot;;[$org.A327];&quot;&quot;)" office:value-type="float" office:value="295" calcext:value-type="float">
            <text:p>295</text:p>
          </table:table-cell>
          <table:table-cell table:formula="of:=IF([$org.A327]&lt;&gt;&quot;&quot;;CONCATENATE([$org.B327];&quot; = &quot;;[$org.B326];&quot; + 1;&quot;);[$org.B327])" office:value-type="string" office:string-value="rsBeispiel = rsSudokuLoesungen + 1;" calcext:value-type="string">
            <text:p>rsBeispiel = rsSudokuLoesungen + 1;</text:p>
          </table:table-cell>
          <table:table-cell table:formula="of:=IF([$org.A327]&lt;&gt;&quot;&quot;;CONCATENATE(&quot;'&quot;;[$org.F327];&quot;',&quot;);[$org.F327])" office:value-type="string" office:string-value="'Exemple'," calcext:value-type="string">
            <text:p>'Exemple',</text:p>
          </table:table-cell>
        </table:table-row>
        <table:table-row table:style-name="ro1">
          <table:table-cell table:formula="of:=IF([$org.A328]&lt;&gt;&quot;&quot;;[$org.A328];&quot;&quot;)" office:value-type="float" office:value="296" calcext:value-type="float">
            <text:p>296</text:p>
          </table:table-cell>
          <table:table-cell table:formula="of:=IF([$org.A328]&lt;&gt;&quot;&quot;;CONCATENATE([$org.B328];&quot; = &quot;;[$org.B327];&quot; + 1;&quot;);[$org.B328])" office:value-type="string" office:string-value="rsBacktrackingBruteForce1 = rsBeispiel + 1;" calcext:value-type="string">
            <text:p>rsBacktrackingBruteForce1 = rsBeispiel + 1;</text:p>
          </table:table-cell>
          <table:table-cell table:formula="of:=IF([$org.A328]&lt;&gt;&quot;&quot;;CONCATENATE(&quot;'&quot;;[$org.F328];&quot;',&quot;);[$org.F328])" office:value-type="string" office:string-value="'Backtracking (force brute)'," calcext:value-type="string">
            <text:p>'Backtracking (force brute)',</text:p>
          </table:table-cell>
        </table:table-row>
        <table:table-row table:style-name="ro1">
          <table:table-cell table:formula="of:=IF([$org.A329]&lt;&gt;&quot;&quot;;[$org.A329];&quot;&quot;)" office:value-type="float" office:value="297" calcext:value-type="float">
            <text:p>297</text:p>
          </table:table-cell>
          <table:table-cell table:formula="of:=IF([$org.A329]&lt;&gt;&quot;&quot;;CONCATENATE([$org.B329];&quot; = &quot;;[$org.B328];&quot; + 1;&quot;);[$org.B329])" office:value-type="string" office:string-value="rsBacktrackingBruteForceOpimiert = rsBacktrackingBruteForce1 + 1;" calcext:value-type="string">
            <text:p>rsBacktrackingBruteForceOpimiert = rsBacktrackingBruteForce1 + 1;</text:p>
          </table:table-cell>
          <table:table-cell table:formula="of:=IF([$org.A329]&lt;&gt;&quot;&quot;;CONCATENATE(&quot;'&quot;;[$org.F329];&quot;',&quot;);[$org.F329])" office:value-type="string" office:string-value="'Backtracking (force brute opimisée)'," calcext:value-type="string">
            <text:p>'Backtracking (force brute opimisée)',</text:p>
          </table:table-cell>
        </table:table-row>
        <table:table-row table:style-name="ro1">
          <table:table-cell table:formula="of:=IF([$org.A330]&lt;&gt;&quot;&quot;;[$org.A330];&quot;&quot;)" office:value-type="float" office:value="298" calcext:value-type="float">
            <text:p>298</text:p>
          </table:table-cell>
          <table:table-cell table:formula="of:=IF([$org.A330]&lt;&gt;&quot;&quot;;CONCATENATE([$org.B330];&quot; = &quot;;[$org.B329];&quot; + 1;&quot;);[$org.B330])" office:value-type="string" office:string-value="rsBacktrackingerstZwangsbelegung1 = rsBacktrackingBruteForceOpimiert + 1;" calcext:value-type="string">
            <text:p>rsBacktrackingerstZwangsbelegung1 = rsBacktrackingBruteForceOpimiert + 1;</text:p>
          </table:table-cell>
          <table:table-cell table:formula="of:=IF([$org.A330]&lt;&gt;&quot;&quot;;CONCATENATE(&quot;'&quot;;[$org.F330];&quot;',&quot;);[$org.F330])" office:value-type="string" office:string-value="'Backtracking (d'abord forcé)'," calcext:value-type="string">
            <text:p>'Backtracking (d'abord forcé)',</text:p>
          </table:table-cell>
        </table:table-row>
        <table:table-row table:style-name="ro1">
          <table:table-cell table:formula="of:=IF([$org.A331]&lt;&gt;&quot;&quot;;[$org.A331];&quot;&quot;)" office:value-type="float" office:value="299" calcext:value-type="float">
            <text:p>299</text:p>
          </table:table-cell>
          <table:table-cell table:formula="of:=IF([$org.A331]&lt;&gt;&quot;&quot;;CONCATENATE([$org.B331];&quot; = &quot;;[$org.B330];&quot; + 1;&quot;);[$org.B331])" office:value-type="string" office:string-value="rsLogikTest = rsBacktrackingerstZwangsbelegung1 + 1;" calcext:value-type="string">
            <text:p>rsLogikTest = rsBacktrackingerstZwangsbelegung1 + 1;</text:p>
          </table:table-cell>
          <table:table-cell table:formula="of:=IF([$org.A331]&lt;&gt;&quot;&quot;;CONCATENATE(&quot;'&quot;;[$org.F331];&quot;',&quot;);[$org.F331])" office:value-type="string" office:string-value="'Test logique'," calcext:value-type="string">
            <text:p>'Test logique',</text:p>
          </table:table-cell>
        </table:table-row>
        <table:table-row table:style-name="ro1">
          <table:table-cell table:formula="of:=IF([$org.A332]&lt;&gt;&quot;&quot;;[$org.A332];&quot;&quot;)" office:value-type="float" office:value="300" calcext:value-type="float">
            <text:p>300</text:p>
          </table:table-cell>
          <table:table-cell table:formula="of:=IF([$org.A332]&lt;&gt;&quot;&quot;;CONCATENATE([$org.B332];&quot; = &quot;;[$org.B331];&quot; + 1;&quot;);[$org.B332])" office:value-type="string" office:string-value="rsUserEingabe = rsLogikTest + 1;" calcext:value-type="string">
            <text:p>rsUserEingabe = rsLogikTest + 1;</text:p>
          </table:table-cell>
          <table:table-cell table:formula="of:=IF([$org.A332]&lt;&gt;&quot;&quot;;CONCATENATE(&quot;'&quot;;[$org.F332];&quot;',&quot;);[$org.F332])" office:value-type="string" office:string-value="'Entrée utilisateur'," calcext:value-type="string">
            <text:p>'Entrée utilisateur',</text:p>
          </table:table-cell>
        </table:table-row>
        <table:table-row table:style-name="ro1">
          <table:table-cell table:formula="of:=IF([$org.A333]&lt;&gt;&quot;&quot;;[$org.A333];&quot;&quot;)" office:value-type="float" office:value="301" calcext:value-type="float">
            <text:p>301</text:p>
          </table:table-cell>
          <table:table-cell table:formula="of:=IF([$org.A333]&lt;&gt;&quot;&quot;;CONCATENATE([$org.B333];&quot; = &quot;;[$org.B332];&quot; + 1;&quot;);[$org.B333])" office:value-type="string" office:string-value="rsZeigeZwangsbelegung = rsUserEingabe + 1;" calcext:value-type="string">
            <text:p>rsZeigeZwangsbelegung = rsUserEingabe + 1;</text:p>
          </table:table-cell>
          <table:table-cell table:formula="of:=IF([$org.A333]&lt;&gt;&quot;&quot;;CONCATENATE(&quot;'&quot;;[$org.F333];&quot;',&quot;);[$org.F333])" office:value-type="string" office:string-value="'Afficher l'affectation forcée'," calcext:value-type="string">
            <text:p>'Afficher l'affectation forcée',</text:p>
          </table:table-cell>
        </table:table-row>
        <table:table-row table:style-name="ro1">
          <table:table-cell table:formula="of:=IF([$org.A334]&lt;&gt;&quot;&quot;;[$org.A334];&quot;&quot;)" office:value-type="float" office:value="302" calcext:value-type="float">
            <text:p>302</text:p>
          </table:table-cell>
          <table:table-cell table:formula="of:=IF([$org.A334]&lt;&gt;&quot;&quot;;CONCATENATE([$org.B334];&quot; = &quot;;[$org.B333];&quot; + 1;&quot;);[$org.B334])" office:value-type="string" office:string-value="rsZeigeHilfen = rsZeigeZwangsbelegung + 1;" calcext:value-type="string">
            <text:p>rsZeigeHilfen = rsZeigeZwangsbelegung + 1;</text:p>
          </table:table-cell>
          <table:table-cell table:formula="of:=IF([$org.A334]&lt;&gt;&quot;&quot;;CONCATENATE(&quot;'&quot;;[$org.F334];&quot;',&quot;);[$org.F334])" office:value-type="string" office:string-value="'afficher les aides'," calcext:value-type="string">
            <text:p>'afficher les aides',</text:p>
          </table:table-cell>
        </table:table-row>
        <table:table-row table:style-name="ro1">
          <table:table-cell table:formula="of:=IF([$org.A335]&lt;&gt;&quot;&quot;;[$org.A335];&quot;&quot;)" office:value-type="float" office:value="303" calcext:value-type="float">
            <text:p>303</text:p>
          </table:table-cell>
          <table:table-cell table:formula="of:=IF([$org.A335]&lt;&gt;&quot;&quot;;CONCATENATE([$org.B335];&quot; = &quot;;[$org.B334];&quot; + 1;&quot;);[$org.B335])" office:value-type="string" office:string-value="rsVerbergeHilfen = rsZeigeHilfen + 1;" calcext:value-type="string">
            <text:p>rsVerbergeHilfen = rsZeigeHilfen + 1;</text:p>
          </table:table-cell>
          <table:table-cell table:formula="of:=IF([$org.A335]&lt;&gt;&quot;&quot;;CONCATENATE(&quot;'&quot;;[$org.F335];&quot;',&quot;);[$org.F335])" office:value-type="string" office:string-value="'cacher les aides'," calcext:value-type="string">
            <text:p>'cacher les aides',</text:p>
          </table:table-cell>
        </table:table-row>
        <table:table-row table:style-name="ro1">
          <table:table-cell table:formula="of:=IF([$org.A336]&lt;&gt;&quot;&quot;;[$org.A336];&quot;&quot;)" office:value-type="float" office:value="304" calcext:value-type="float">
            <text:p>304</text:p>
          </table:table-cell>
          <table:table-cell table:formula="of:=IF([$org.A336]&lt;&gt;&quot;&quot;;CONCATENATE([$org.B336];&quot; = &quot;;[$org.B335];&quot; + 1;&quot;);[$org.B336])" office:value-type="string" office:string-value="rsAktualisiereHilfe = rsVerbergeHilfen + 1;" calcext:value-type="string">
            <text:p>rsAktualisiereHilfe = rsVerbergeHilfen + 1;</text:p>
          </table:table-cell>
          <table:table-cell table:formula="of:=IF([$org.A336]&lt;&gt;&quot;&quot;;CONCATENATE(&quot;'&quot;;[$org.F336];&quot;',&quot;);[$org.F336])" office:value-type="string" office:string-value="'mettre à jour l'aide'," calcext:value-type="string">
            <text:p>'mettre à jour l'aide',</text:p>
          </table:table-cell>
        </table:table-row>
        <table:table-row table:style-name="ro1">
          <table:table-cell table:formula="of:=IF([$org.A337]&lt;&gt;&quot;&quot;;[$org.A337];&quot;&quot;)" office:value-type="float" office:value="305" calcext:value-type="float">
            <text:p>305</text:p>
          </table:table-cell>
          <table:table-cell table:formula="of:=IF([$org.A337]&lt;&gt;&quot;&quot;;CONCATENATE([$org.B337];&quot; = &quot;;[$org.B336];&quot; + 1;&quot;);[$org.B337])" office:value-type="string" office:string-value="rsInitialisieren = rsAktualisiereHilfe + 1;" calcext:value-type="string">
            <text:p>rsInitialisieren = rsAktualisiereHilfe + 1;</text:p>
          </table:table-cell>
          <table:table-cell table:formula="of:=IF([$org.A337]&lt;&gt;&quot;&quot;;CONCATENATE(&quot;'&quot;;[$org.F337];&quot;',&quot;);[$org.F337])" office:value-type="string" office:string-value="'Initialiser'," calcext:value-type="string">
            <text:p>'Initialiser',</text:p>
          </table:table-cell>
        </table:table-row>
        <table:table-row table:style-name="ro1">
          <table:table-cell table:formula="of:=IF([$org.A338]&lt;&gt;&quot;&quot;;[$org.A338];&quot;&quot;)" office:value-type="float" office:value="306" calcext:value-type="float">
            <text:p>306</text:p>
          </table:table-cell>
          <table:table-cell table:formula="of:=IF([$org.A338]&lt;&gt;&quot;&quot;;CONCATENATE([$org.B338];&quot; = &quot;;[$org.B337];&quot; + 1;&quot;);[$org.B338])" office:value-type="string" office:string-value="rsLeeresFeld = rsInitialisieren + 1;" calcext:value-type="string">
            <text:p>rsLeeresFeld = rsInitialisieren + 1;</text:p>
          </table:table-cell>
          <table:table-cell table:formula="of:=IF([$org.A338]&lt;&gt;&quot;&quot;;CONCATENATE(&quot;'&quot;;[$org.F338];&quot;',&quot;);[$org.F338])" office:value-type="string" office:string-value="'Champ vide'," calcext:value-type="string">
            <text:p>'Champ vide',</text:p>
          </table:table-cell>
        </table:table-row>
        <table:table-row table:style-name="ro1">
          <table:table-cell table:formula="of:=IF([$org.A339]&lt;&gt;&quot;&quot;;[$org.A339];&quot;&quot;)" office:value-type="float" office:value="307" calcext:value-type="float">
            <text:p>307</text:p>
          </table:table-cell>
          <table:table-cell table:formula="of:=IF([$org.A339]&lt;&gt;&quot;&quot;;CONCATENATE([$org.B339];&quot; = &quot;;[$org.B338];&quot; + 1;&quot;);[$org.B339])" office:value-type="string" office:string-value="rsManuellenModusVerlassen = rsLeeresFeld + 1;" calcext:value-type="string">
            <text:p>rsManuellenModusVerlassen = rsLeeresFeld + 1;</text:p>
          </table:table-cell>
          <table:table-cell table:formula="of:=IF([$org.A339]&lt;&gt;&quot;&quot;;CONCATENATE(&quot;'&quot;;[$org.F339];&quot;',&quot;);[$org.F339])" office:value-type="string" office:string-value="'quitter le mode manuel'," calcext:value-type="string">
            <text:p>'quitter le mode manuel',</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7">00.00.0000</text:date>, <text:time style:data-style-name="N2" text:time-value="01:13:05.465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2-17T01:33:04.576000000</dc:date>
    <dc:creator>H Niemeyer</dc:creator>
    <meta:editing-duration>PT1H23M</meta:editing-duration>
    <meta:editing-cycles>8</meta:editing-cycles>
    <meta:generator>LibreOffice/7.6.4.1$Windows_X86_64 LibreOffice_project/e19e193f88cd6c0525a17fb7a176ed8e6a3e2aa1</meta:generator>
    <meta:document-statistic meta:table-count="4" meta:cell-count="5060" meta:object-count="0"/>
  </office:meta>
</office:document-meta>
</file>